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2.491cm"/>
    </style:style>
    <style:style style:name="co10" style:family="table-column">
      <style:table-column-properties fo:break-before="auto" style:column-width="4.897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2.055cm"/>
    </style:style>
    <style:style style:name="co13" style:family="table-column">
      <style:table-column-properties fo:break-before="auto" style:column-width="1.251cm"/>
    </style:style>
    <style:style style:name="co14" style:family="table-column">
      <style:table-column-properties fo:break-before="auto" style:column-width="2.551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3.738cm"/>
    </style:style>
    <style:style style:name="co20" style:family="table-column">
      <style:table-column-properties fo:break-before="auto" style:column-width="3.614cm"/>
    </style:style>
    <style:style style:name="co21" style:family="table-column">
      <style:table-column-properties fo:break-before="auto" style:column-width="3.21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ackground-color="#6600ff" fo:wrap-option="no-wrap" style:vertical-align="middle"/>
      <style:text-properties fo:color="#ffffff" style:font-name="Arial1" fo:language="en" fo:country="US"/>
    </style:style>
    <style:style style:name="ce2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start" fo:margin-left="0cm"/>
      <style:text-properties style:font-name="Arial1" fo:language="en" fo:country="US"/>
    </style:style>
    <style:style style:name="ce5" style:family="table-cell" style:parent-style-name="Default" style:data-style-name="N10100">
      <style:table-cell-properties fo:background-color="#000000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</style:style>
    <style:style style:name="ce4" style:family="table-cell" style:parent-style-name="Default" style:data-style-name="N10100">
      <style:table-cell-properties fo:wrap-option="no-wrap" style:vertical-align="middle"/>
      <style:text-properties style:font-name="Arial1" fo:language="en" fo:country="US"/>
    </style:style>
    <style:style style:name="ce8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100">
      <style:table-cell-properties fo:background-color="#6600ff" style:text-align-source="fix" style:repeat-content="false" fo:wrap-option="no-wrap" style:vertical-align="middle"/>
      <style:paragraph-properties fo:text-align="center" fo:margin-left="0cm"/>
      <style:text-properties fo:color="#ffffff" style:font-name="Arial1" fo:language="en" fo:country="US"/>
    </style:style>
    <style:style style:name="ce11" style:family="table-cell" style:parent-style-name="Default" style:data-style-name="N10001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</style:style>
    <style:style style:name="ce13" style:family="table-cell" style:parent-style-name="Default" style:data-style-name="N10001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</style:style>
    <style:style style:name="ce12" style:family="table-cell" style:parent-style-name="Default" style:data-style-name="N10001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language="en" fo:country="US"/>
    </style:style>
    <style:style style:name="ce23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  <style:map style:condition="cell-content()=0" style:apply-style-name="Bad" style:base-cell-address="Cardlist.T2"/>
      <style:map style:condition="cell-content()&lt;[.$N2]" style:apply-style-name="Neutral" style:base-cell-address="Cardlist.T2"/>
      <style:map style:condition="cell-content()&gt;=[.$N2]" style:apply-style-name="Good" style:base-cell-address="Cardlist.T2"/>
    </style:style>
    <style:style style:name="ce22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  <style:map style:condition="cell-content()=[.$N2]" style:apply-style-name="Bad" style:base-cell-address="Cardlist.U2"/>
      <style:map style:condition="cell-content()&gt;0" style:apply-style-name="Neutral" style:base-cell-address="Cardlist.U2"/>
    </style:style>
    <style:style style:name="ce17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1" fo:language="en" fo:country="US"/>
      <style:map style:condition="cell-content()&gt;0" style:apply-style-name="Good" style:base-cell-address="Cardlist.V2"/>
    </style:style>
    <style:style style:name="ce18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language="en" fo:country="US"/>
    </style:style>
    <style:style style:name="ce19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cm"/>
      <style:map style:condition="cell-content()=[.$N2]" style:apply-style-name="Bad" style:base-cell-address="Cardlist.U2"/>
      <style:map style:condition="cell-content()&gt;0" style:apply-style-name="Neutral" style:base-cell-address="Cardlist.U2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100">
      <style:table-cell-properties fo:background-color="#6600ff" style:text-align-source="fix" style:repeat-content="false" fo:wrap-option="no-wrap" style:vertical-align="middle"/>
      <style:paragraph-properties fo:text-align="center" fo:margin-left="0cm"/>
      <style:text-properties fo:color="#ffffff" style:font-name="Arial1" fo:language="en" fo:country="US"/>
    </style:style>
    <style:style style:name="ce33" style:family="table-cell" style:parent-style-name="Default">
      <style:table-cell-properties fo:background-color="#3333ff"/>
      <style:text-properties fo:color="#ffffff" style:font-name="Arial2"/>
    </style:style>
    <style:style style:name="ce34" style:family="table-cell" style:parent-style-name="Default">
      <style:text-properties style:font-name="Arial2"/>
    </style:style>
    <style:style style:name="ce35" style:family="table-cell" style:parent-style-name="Default">
      <style:text-properties style:font-name="Arial1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Sets)" table:allow-empty-cell="true" table:display-list="unsorted" table:base-cell-address="Cardlist.A4">
          <table:error-message table:message-type="stop" table:display="true"/>
        </table:content-validation>
        <table:content-validation table:name="val2" table:base-cell-address="Cardlist.N4">
          <table:error-message table:message-type="stop" table:display="true"/>
        </table:content-validation>
        <table:content-validation table:name="val3" table:condition="of:cell-content-is-in-list(Editions)" table:allow-empty-cell="true" table:display-list="unsorted" table:base-cell-address="Cardlist.B4">
          <table:error-message table:message-type="stop" table:display="true"/>
        </table:content-validation>
        <table:content-validation table:name="val4" table:condition="of:cell-content-is-in-list(SetAbbreviations)" table:allow-empty-cell="true" table:display-list="unsorted" table:base-cell-address="Cardlist.C4">
          <table:error-message table:message-type="stop" table:display="true"/>
        </table:content-validation>
        <table:content-validation table:name="val5" table:condition="of:cell-content-is-in-list(CardRarities)" table:allow-empty-cell="true" table:display-list="unsorted" table:base-cell-address="Cardlist.E4">
          <table:error-message table:message-type="stop" table:display="true"/>
        </table:content-validation>
        <table:content-validation table:name="val6" table:condition="of:cell-content-is-in-list(TalentSupertypes)" table:allow-empty-cell="true" table:display-list="unsorted" table:base-cell-address="Cardlist.F4">
          <table:error-message table:message-type="stop" table:display="true"/>
        </table:content-validation>
        <table:content-validation table:name="val7" table:condition="of:cell-content-is-in-list(ClassSupertypes)" table:allow-empty-cell="true" table:display-list="unsorted" table:base-cell-address="Cardlist.G4">
          <table:error-message table:message-type="stop" table:display="true"/>
        </table:content-validation>
        <table:content-validation table:name="val8" table:condition="of:cell-content-is-in-list(Types)" table:allow-empty-cell="true" table:display-list="unsorted" table:base-cell-address="Cardlist.H4">
          <table:error-message table:message-type="stop" table:display="true"/>
        </table:content-validation>
        <table:content-validation table:name="val9" table:condition="of:cell-content-is-in-list(Subtypes)" table:allow-empty-cell="true" table:display-list="unsorted" table:base-cell-address="Cardlist.I4">
          <table:error-message table:message-type="stop" table:display="true"/>
        </table:content-validation>
        <table:content-validation table:name="val10" table:condition="of:cell-content-is-in-list(Peculiarites)" table:allow-empty-cell="true" table:display-list="unsorted" table:base-cell-address="Cardlist.K60">
          <table:error-message table:message-type="stop" table:display="true"/>
        </table:content-validation>
        <table:content-validation table:name="val11" table:condition="of:cell-content-is-in-list(Pitches)" table:allow-empty-cell="true" table:display-list="unsorted" table:base-cell-address="Cardlist.M4">
          <table:error-message table:message-type="stop" table:display="true"/>
        </table:content-validation>
      </table:content-validations>
      <table:table table:name="Cardli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12"/>
        <table:table-column table:style-name="co13" table:number-columns-repeated="5" table:default-cell-style-name="ce4"/>
        <table:table-column-group>
          <table:table-column table:style-name="co14" table:number-columns-repeated="2" table:default-cell-style-name="ce12"/>
          <table:table-column table:style-name="co15" table:default-cell-style-name="ce12"/>
          <table:table-column table:style-name="co15" table:default-cell-style-name="ce18"/>
          <table:table-column table:style-name="co16" table:default-cell-style-name="ce20"/>
          <table:table-column table:style-name="co15" table:default-cell-style-name="ce12"/>
        </table:table-column-group>
        <table:table-column table:style-name="co17" table:number-columns-repeated="16359" table:default-cell-style-name="ce4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First I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Tal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1</text:p>
          </table:table-cell>
          <table:table-cell table:style-name="ce1" office:value-type="string" calcext:value-type="string">
            <text:p>Sub2</text:p>
          </table:table-cell>
          <table:table-cell table:style-name="ce1" office:value-type="string" calcext:value-type="string">
            <text:p>peculi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tch</text:p>
          </table:table-cell>
          <table:table-cell table:style-name="ce9" office:value-type="string" calcext:value-type="string">
            <text:p>Playset</text:p>
          </table:table-cell>
          <table:table-cell table:style-name="ce1" office:value-type="string" calcext:value-type="string">
            <office:annotation draw:style-name="gr1" draw:text-style-name="P2" svg:width="2.899cm" svg:height="1.799cm" svg:x="33.929cm" svg:y="0cm" draw:caption-point-x="-0.61cm" draw:caption-point-y="0.01cm">
              <dc:date>2023-08-20T00:00:00</dc:date>
              <text:p text:style-name="P1"><text:span text:style-name="T1">Double Sided</text:span></text:p>
              <text:p text:style-name="P1"><text:span text:style-name="T1"/></text:p>
            </office:annotation>
            <text:p>DS</text:p>
          </table:table-cell>
          <table:table-cell table:style-name="ce1" office:value-type="string" calcext:value-type="string">
            <office:annotation draw:style-name="gr1" draw:text-style-name="P2" svg:width="2.899cm" svg:height="1.799cm" svg:x="35.179cm" svg:y="0cm" draw:caption-point-x="-0.61cm" draw:caption-point-y="0.01cm">
              <dc:date>2023-08-20T00:00:00</dc:date>
              <text:p text:style-name="P1"><text:span text:style-name="T1">Standard</text:span></text:p>
              <text:p text:style-name="P1"><text:span text:style-name="T1"/></text:p>
            </office:annotation>
            <text:p>ST</text:p>
          </table:table-cell>
          <table:table-cell table:style-name="ce1" office:value-type="string" calcext:value-type="string">
            <office:annotation draw:style-name="gr1" draw:text-style-name="P2" svg:width="2.899cm" svg:height="1.799cm" svg:x="36.43cm" svg:y="0cm" draw:caption-point-x="-0.61cm" draw:caption-point-y="0.01cm">
              <dc:date>2023-08-20T00:00:00</dc:date>
              <text:p text:style-name="P1"><text:span text:style-name="T1">Rainbow Foil</text:span></text:p>
              <text:p text:style-name="P1"><text:span text:style-name="T1"/></text:p>
            </office:annotation>
            <text:p>RF</text:p>
          </table:table-cell>
          <table:table-cell table:style-name="ce1" office:value-type="string" calcext:value-type="string">
            <office:annotation draw:style-name="gr1" draw:text-style-name="P2" svg:width="2.899cm" svg:height="1.799cm" svg:x="37.68cm" svg:y="0cm" draw:caption-point-x="-0.61cm" draw:caption-point-y="0.01cm">
              <dc:date>2023-08-20T00:00:00</dc:date>
              <text:p text:style-name="P1"><text:span text:style-name="T1">Cold Foil</text:span></text:p>
              <text:p text:style-name="P1"><text:span text:style-name="T1"/></text:p>
            </office:annotation>
            <text:p>CF</text:p>
          </table:table-cell>
          <table:table-cell table:style-name="ce1" office:value-type="string" calcext:value-type="string">
            <office:annotation draw:style-name="gr1" draw:text-style-name="P2" svg:width="2.899cm" svg:height="1.799cm" svg:x="38.931cm" svg:y="0cm" draw:caption-point-x="-0.61cm" draw:caption-point-y="0.01cm">
              <dc:date>2023-08-20T00:00:00</dc:date>
              <text:p text:style-name="P1"><text:span text:style-name="T1">Gold Foil</text:span></text:p>
              <text:p text:style-name="P1"><text:span text:style-name="T1"/></text:p>
            </office:annotation>
            <text:p>GF</text:p>
          </table:table-cell>
          <table:table-cell table:style-name="ce9" office:value-type="string" calcext:value-type="string">
            <text:p>Have (set)</text:p>
          </table:table-cell>
          <table:table-cell table:style-name="ce9" office:value-type="string" calcext:value-type="string">
            <text:p>Need (set)</text:p>
          </table:table-cell>
          <table:table-cell table:style-name="ce9" office:value-type="string" calcext:value-type="string">
            <text:p>Left (set)</text:p>
          </table:table-cell>
          <table:table-cell table:style-name="ce9" office:value-type="string" calcext:value-type="string">
            <text:p>Have (total)</text:p>
          </table:table-cell>
          <table:table-cell table:style-name="ce9" office:value-type="string" calcext:value-type="string">
            <text:p>Need (total)</text:p>
          </table:table-cell>
          <table:table-cell table:style-name="ce10" office:value-type="string" calcext:value-type="string">
            <text:p>Left (total)</text:p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2])=TRUE();&quot;&quot;;[.$O2]+[.$P2]+[.$Q2]+[.$R2]+[.$S2])">
            <text:p/>
          </table:table-cell>
          <table:table-cell table:style-name="ce22" table:formula="of:=IF(ISBLANK([.$N2])=TRUE();&quot;&quot;;MAX(0;[.N2]-[.T2]))">
            <text:p/>
          </table:table-cell>
          <table:table-cell table:style-name="ce17" table:formula="of:=IF(ISBLANK([.$N2])=TRUE();&quot;&quot;;MAX(0;[.T2]-[.N2]))">
            <text:p/>
          </table:table-cell>
          <table:table-cell table:style-name="ce15" table:formula="of:=IF(ISBLANK([.$N2])=TRUE();&quot;&quot;;SUMPRODUCT([.L:.L]=[.L2];[.M:.M]=[.M2];[.T:.T]))">
            <text:p/>
          </table:table-cell>
          <table:table-cell table:style-name="ce19" table:formula="of:=IF(ISBLANK([.$N2])=TRUE();&quot;&quot;;MAX(0;[.N2]-[.W2]))">
            <text:p/>
          </table:table-cell>
          <table:table-cell table:style-name="ce17" table:formula="of:=IF(ISBLANK([.$N2])=TRUE();&quot;&quot;;MAX(0;[.W2]-[.N2]))">
            <text:p/>
          </table:table-cell>
          <table:table-cell table:style-name="Default" table:number-columns-repeated="16359"/>
        </table:table-row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Fabled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3])=TRUE();&quot;&quot;;[.$O3]+[.$P3]+[.$Q3]+[.$R3]+[.$S3])">
            <text:p/>
          </table:table-cell>
          <table:table-cell table:style-name="ce22" table:formula="of:=IF(ISBLANK([.$N3])=TRUE();&quot;&quot;;MAX(0;[.N3]-[.T3]))">
            <text:p/>
          </table:table-cell>
          <table:table-cell table:style-name="ce17" table:formula="of:=IF(ISBLANK([.$N3])=TRUE();&quot;&quot;;MAX(0;[.T3]-[.N3]))">
            <text:p/>
          </table:table-cell>
          <table:table-cell table:style-name="ce15" table:formula="of:=IF(ISBLANK([.$N3])=TRUE();&quot;&quot;;SUMPRODUCT([.L:.L]=[.L3];[.M:.M]=[.M3];[.T:.T]))">
            <text:p/>
          </table:table-cell>
          <table:table-cell table:style-name="ce19" table:formula="of:=IF(ISBLANK([.$N3])=TRUE();&quot;&quot;;MAX(0;[.N3]-[.W3]))">
            <text:p/>
          </table:table-cell>
          <table:table-cell table:style-name="ce17" table:formula="of:=IF(ISBLANK([.$N3])=TRUE();&quot;&quot;;MAX(0;[.W3]-[.N3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0</text:p>
            </table:table-cell>
            <table:table-cell table:style-name="ce2" table:content-validation-name="val5" office:value-type="string" calcext:value-type="string">
              <text:p>Fabled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Resource</text:p>
            </table:table-cell>
            <table:table-cell table:style-name="ce2" table:content-validation-name="val9" office:value-type="string" calcext:value-type="string">
              <text:p>Gem</text:p>
            </table:table-cell>
            <table:table-cell table:style-name="ce2" table:content-validation-name="val9" table:number-columns-repeated="2"/>
            <table:table-cell table:style-name="ce8" office:value-type="string" calcext:value-type="string">
              <text:p>Heart of Fyendal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4])=TRUE();&quot;&quot;;[.$O4]+[.$P4]+[.$Q4]+[.$R4]+[.$S4])" office:value-type="float" office:value="0" calcext:value-type="float">
              <text:p>0</text:p>
            </table:table-cell>
            <table:table-cell table:style-name="ce22" table:formula="of:=IF(ISBLANK([.$N4])=TRUE();&quot;&quot;;MAX(0;[.N4]-[.T4]))" office:value-type="float" office:value="1" calcext:value-type="float">
              <text:p>1</text:p>
            </table:table-cell>
            <table:table-cell table:style-name="ce17" table:formula="of:=IF(ISBLANK([.$N4])=TRUE();&quot;&quot;;MAX(0;[.T4]-[.N4]))" office:value-type="float" office:value="0" calcext:value-type="float">
              <text:p>0</text:p>
            </table:table-cell>
            <table:table-cell table:style-name="ce15" table:formula="of:=IF(ISBLANK([.$N4])=TRUE();&quot;&quot;;SUMPRODUCT([.L:.L]=[.L4];[.M:.M]=[.M4];[.T:.T]))" office:value-type="float" office:value="0" calcext:value-type="float">
              <text:p>0</text:p>
            </table:table-cell>
            <table:table-cell table:style-name="ce19" table:formula="of:=IF(ISBLANK([.$N4])=TRUE();&quot;&quot;;MAX(0;[.N4]-[.W4]))" office:value-type="float" office:value="1" calcext:value-type="float">
              <text:p>1</text:p>
            </table:table-cell>
            <table:table-cell table:style-name="ce17" table:formula="of:=IF(ISBLANK([.$N4])=TRUE();&quot;&quot;;MAX(0;[.W4]-[.N4]))" office:value-type="float" office:value="0" calcext:value-type="float">
              <text:p>0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Brute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5])=TRUE();&quot;&quot;;[.$O5]+[.$P5]+[.$Q5]+[.$R5]+[.$S5])">
            <text:p/>
          </table:table-cell>
          <table:table-cell table:style-name="ce22" table:formula="of:=IF(ISBLANK([.$N5])=TRUE();&quot;&quot;;MAX(0;[.N5]-[.T5]))">
            <text:p/>
          </table:table-cell>
          <table:table-cell table:style-name="ce17" table:formula="of:=IF(ISBLANK([.$N5])=TRUE();&quot;&quot;;MAX(0;[.T5]-[.N5]))">
            <text:p/>
          </table:table-cell>
          <table:table-cell table:style-name="ce15" table:formula="of:=IF(ISBLANK([.$N5])=TRUE();&quot;&quot;;SUMPRODUCT([.L:.L]=[.L5];[.M:.M]=[.M5];[.T:.T]))">
            <text:p/>
          </table:table-cell>
          <table:table-cell table:style-name="ce19" table:formula="of:=IF(ISBLANK([.$N5])=TRUE();&quot;&quot;;MAX(0;[.N5]-[.W5]))">
            <text:p/>
          </table:table-cell>
          <table:table-cell table:style-name="ce17" table:formula="of:=IF(ISBLANK([.$N5])=TRUE();&quot;&quot;;MAX(0;[.W5]-[.N5]))">
            <text:p/>
          </table:table-cell>
          <table:table-cell table:style-name="Default"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1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3"/>
            <table:table-cell table:style-name="ce8" office:value-type="string" calcext:value-type="string">
              <text:p>Rhinar, Reckless Rampag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6])=TRUE();&quot;&quot;;[.$O6]+[.$P6]+[.$Q6]+[.$R6]+[.$S6])" office:value-type="float" office:value="1" calcext:value-type="float">
              <text:p>1</text:p>
            </table:table-cell>
            <table:table-cell table:style-name="ce22" table:formula="of:=IF(ISBLANK([.$N6])=TRUE();&quot;&quot;;MAX(0;[.N6]-[.T6]))" office:value-type="float" office:value="0" calcext:value-type="float">
              <text:p>0</text:p>
            </table:table-cell>
            <table:table-cell table:style-name="ce17" table:formula="of:=IF(ISBLANK([.$N6])=TRUE();&quot;&quot;;MAX(0;[.T6]-[.N6]))" office:value-type="float" office:value="0" calcext:value-type="float">
              <text:p>0</text:p>
            </table:table-cell>
            <table:table-cell table:style-name="ce15" table:formula="of:=IF(ISBLANK([.$N6])=TRUE();&quot;&quot;;SUMPRODUCT([.L:.L]=[.L6];[.M:.M]=[.M6];[.T:.T]))" office:value-type="float" office:value="2" calcext:value-type="float">
              <text:p>2</text:p>
            </table:table-cell>
            <table:table-cell table:style-name="ce19" table:formula="of:=IF(ISBLANK([.$N6])=TRUE();&quot;&quot;;MAX(0;[.N6]-[.W6]))" office:value-type="float" office:value="0" calcext:value-type="float">
              <text:p>0</text:p>
            </table:table-cell>
            <table:table-cell table:style-name="ce17" table:formula="of:=IF(ISBLANK([.$N6])=TRUE();&quot;&quot;;MAX(0;[.W6]-[.N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2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 table:number-columns-repeated="2"/>
            <table:table-cell table:style-name="ce8" office:value-type="string" calcext:value-type="string">
              <text:p>Rhina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7])=TRUE();&quot;&quot;;[.$O7]+[.$P7]+[.$Q7]+[.$R7]+[.$S7])" office:value-type="float" office:value="1" calcext:value-type="float">
              <text:p>1</text:p>
            </table:table-cell>
            <table:table-cell table:style-name="ce22" table:formula="of:=IF(ISBLANK([.$N7])=TRUE();&quot;&quot;;MAX(0;[.N7]-[.T7]))" office:value-type="float" office:value="0" calcext:value-type="float">
              <text:p>0</text:p>
            </table:table-cell>
            <table:table-cell table:style-name="ce17" table:formula="of:=IF(ISBLANK([.$N7])=TRUE();&quot;&quot;;MAX(0;[.T7]-[.N7]))" office:value-type="float" office:value="0" calcext:value-type="float">
              <text:p>0</text:p>
            </table:table-cell>
            <table:table-cell table:style-name="ce15" table:formula="of:=IF(ISBLANK([.$N7])=TRUE();&quot;&quot;;SUMPRODUCT([.L:.L]=[.L7];[.M:.M]=[.M7];[.T:.T]))" office:value-type="float" office:value="2" calcext:value-type="float">
              <text:p>2</text:p>
            </table:table-cell>
            <table:table-cell table:style-name="ce19" table:formula="of:=IF(ISBLANK([.$N7])=TRUE();&quot;&quot;;MAX(0;[.N7]-[.W7]))" office:value-type="float" office:value="0" calcext:value-type="float">
              <text:p>0</text:p>
            </table:table-cell>
            <table:table-cell table:style-name="ce17" table:formula="of:=IF(ISBLANK([.$N7])=TRUE();&quot;&quot;;MAX(0;[.W7]-[.N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3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Club</text:p>
            </table:table-cell>
            <table:table-cell table:style-name="ce2" table:content-validation-name="val9" office:value-type="string" calcext:value-type="string">
              <text:p>(2H)</text:p>
            </table:table-cell>
            <table:table-cell table:style-name="ce2" table:content-validation-name="val9"/>
            <table:table-cell table:style-name="ce2" office:value-type="string" calcext:value-type="string">
              <text:p>Romping Club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8])=TRUE();&quot;&quot;;[.$O8]+[.$P8]+[.$Q8]+[.$R8]+[.$S8])" office:value-type="float" office:value="1" calcext:value-type="float">
              <text:p>1</text:p>
            </table:table-cell>
            <table:table-cell table:style-name="ce22" table:formula="of:=IF(ISBLANK([.$N8])=TRUE();&quot;&quot;;MAX(0;[.N8]-[.T8]))" office:value-type="float" office:value="0" calcext:value-type="float">
              <text:p>0</text:p>
            </table:table-cell>
            <table:table-cell table:style-name="ce17" table:formula="of:=IF(ISBLANK([.$N8])=TRUE();&quot;&quot;;MAX(0;[.T8]-[.N8]))" office:value-type="float" office:value="0" calcext:value-type="float">
              <text:p>0</text:p>
            </table:table-cell>
            <table:table-cell table:style-name="ce15" table:formula="of:=IF(ISBLANK([.$N8])=TRUE();&quot;&quot;;SUMPRODUCT([.L:.L]=[.L8];[.M:.M]=[.M8];[.T:.T]))" office:value-type="float" office:value="1" calcext:value-type="float">
              <text:p>1</text:p>
            </table:table-cell>
            <table:table-cell table:style-name="ce19" table:formula="of:=IF(ISBLANK([.$N8])=TRUE();&quot;&quot;;MAX(0;[.N8]-[.W8]))" office:value-type="float" office:value="0" calcext:value-type="float">
              <text:p>0</text:p>
            </table:table-cell>
            <table:table-cell table:style-name="ce17" table:formula="of:=IF(ISBLANK([.$N8])=TRUE();&quot;&quot;;MAX(0;[.W8]-[.N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4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cabskin Leath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9])=TRUE();&quot;&quot;;[.$O9]+[.$P9]+[.$Q9]+[.$R9]+[.$S9])" office:value-type="float" office:value="0" calcext:value-type="float">
              <text:p>0</text:p>
            </table:table-cell>
            <table:table-cell table:style-name="ce22" table:formula="of:=IF(ISBLANK([.$N9])=TRUE();&quot;&quot;;MAX(0;[.N9]-[.T9]))" office:value-type="float" office:value="1" calcext:value-type="float">
              <text:p>1</text:p>
            </table:table-cell>
            <table:table-cell table:style-name="ce17" table:formula="of:=IF(ISBLANK([.$N9])=TRUE();&quot;&quot;;MAX(0;[.T9]-[.N9]))" office:value-type="float" office:value="0" calcext:value-type="float">
              <text:p>0</text:p>
            </table:table-cell>
            <table:table-cell table:style-name="ce15" table:formula="of:=IF(ISBLANK([.$N9])=TRUE();&quot;&quot;;SUMPRODUCT([.L:.L]=[.L9];[.M:.M]=[.M9];[.T:.T]))" office:value-type="float" office:value="0" calcext:value-type="float">
              <text:p>0</text:p>
            </table:table-cell>
            <table:table-cell table:style-name="ce19" table:formula="of:=IF(ISBLANK([.$N9])=TRUE();&quot;&quot;;MAX(0;[.N9]-[.W9]))" office:value-type="float" office:value="1" calcext:value-type="float">
              <text:p>1</text:p>
            </table:table-cell>
            <table:table-cell table:style-name="ce17" table:formula="of:=IF(ISBLANK([.$N9])=TRUE();&quot;&quot;;MAX(0;[.W9]-[.N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Barkbone Strapping 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4"/>
            <table:table-cell table:style-name="ce15" table:formula="of:=IF(ISBLANK([.$N10])=TRUE();&quot;&quot;;[.$O10]+[.$P10]+[.$Q10]+[.$R10]+[.$S10])" office:value-type="float" office:value="3" calcext:value-type="float">
              <text:p>3</text:p>
            </table:table-cell>
            <table:table-cell table:style-name="ce22" table:formula="of:=IF(ISBLANK([.$N10])=TRUE();&quot;&quot;;MAX(0;[.N10]-[.T10]))" office:value-type="float" office:value="0" calcext:value-type="float">
              <text:p>0</text:p>
            </table:table-cell>
            <table:table-cell table:style-name="ce17" table:formula="of:=IF(ISBLANK([.$N10])=TRUE();&quot;&quot;;MAX(0;[.T10]-[.N10]))" office:value-type="float" office:value="2" calcext:value-type="float">
              <text:p>2</text:p>
            </table:table-cell>
            <table:table-cell table:style-name="ce15" table:formula="of:=IF(ISBLANK([.$N10])=TRUE();&quot;&quot;;SUMPRODUCT([.L:.L]=[.L10];[.M:.M]=[.M10];[.T:.T]))" office:value-type="float" office:value="6" calcext:value-type="float">
              <text:p>6</text:p>
            </table:table-cell>
            <table:table-cell table:style-name="ce19" table:formula="of:=IF(ISBLANK([.$N10])=TRUE();&quot;&quot;;MAX(0;[.N10]-[.W10]))" office:value-type="float" office:value="0" calcext:value-type="float">
              <text:p>0</text:p>
            </table:table-cell>
            <table:table-cell table:style-name="ce17" table:formula="of:=IF(ISBLANK([.$N10])=TRUE();&quot;&quot;;MAX(0;[.W10]-[.N10]))" office:value-type="float" office:value="5" calcext:value-type="float">
              <text:p>5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6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Alpha Rampag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])=TRUE();&quot;&quot;;[.$O11]+[.$P11]+[.$Q11]+[.$R11]+[.$S11])" office:value-type="float" office:value="3" calcext:value-type="float">
              <text:p>3</text:p>
            </table:table-cell>
            <table:table-cell table:style-name="ce22" table:formula="of:=IF(ISBLANK([.$N11])=TRUE();&quot;&quot;;MAX(0;[.N11]-[.T11]))" office:value-type="float" office:value="0" calcext:value-type="float">
              <text:p>0</text:p>
            </table:table-cell>
            <table:table-cell table:style-name="ce17" table:formula="of:=IF(ISBLANK([.$N11])=TRUE();&quot;&quot;;MAX(0;[.T11]-[.N11]))" office:value-type="float" office:value="0" calcext:value-type="float">
              <text:p>0</text:p>
            </table:table-cell>
            <table:table-cell table:style-name="ce15" table:formula="of:=IF(ISBLANK([.$N11])=TRUE();&quot;&quot;;SUMPRODUCT([.L:.L]=[.L11];[.M:.M]=[.M11];[.T:.T]))" office:value-type="float" office:value="3" calcext:value-type="float">
              <text:p>3</text:p>
            </table:table-cell>
            <table:table-cell table:style-name="ce19" table:formula="of:=IF(ISBLANK([.$N11])=TRUE();&quot;&quot;;MAX(0;[.N11]-[.W11]))" office:value-type="float" office:value="0" calcext:value-type="float">
              <text:p>0</text:p>
            </table:table-cell>
            <table:table-cell table:style-name="ce17" table:formula="of:=IF(ISBLANK([.$N11])=TRUE();&quot;&quot;;MAX(0;[.W11]-[.N11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7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loodrush Bel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2])=TRUE();&quot;&quot;;[.$O12]+[.$P12]+[.$Q12]+[.$R12]+[.$S12])" office:value-type="float" office:value="3" calcext:value-type="float">
              <text:p>3</text:p>
            </table:table-cell>
            <table:table-cell table:style-name="ce22" table:formula="of:=IF(ISBLANK([.$N12])=TRUE();&quot;&quot;;MAX(0;[.N12]-[.T12]))" office:value-type="float" office:value="0" calcext:value-type="float">
              <text:p>0</text:p>
            </table:table-cell>
            <table:table-cell table:style-name="ce17" table:formula="of:=IF(ISBLANK([.$N12])=TRUE();&quot;&quot;;MAX(0;[.T12]-[.N12]))" office:value-type="float" office:value="0" calcext:value-type="float">
              <text:p>0</text:p>
            </table:table-cell>
            <table:table-cell table:style-name="ce15" table:formula="of:=IF(ISBLANK([.$N12])=TRUE();&quot;&quot;;SUMPRODUCT([.L:.L]=[.L12];[.M:.M]=[.M12];[.T:.T]))" office:value-type="float" office:value="4" calcext:value-type="float">
              <text:p>4</text:p>
            </table:table-cell>
            <table:table-cell table:style-name="ce19" table:formula="of:=IF(ISBLANK([.$N12])=TRUE();&quot;&quot;;MAX(0;[.N12]-[.W12]))" office:value-type="float" office:value="0" calcext:value-type="float">
              <text:p>0</text:p>
            </table:table-cell>
            <table:table-cell table:style-name="ce17" table:formula="of:=IF(ISBLANK([.$N12])=TRUE();&quot;&quot;;MAX(0;[.W12]-[.N1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8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Reckless Swing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])=TRUE();&quot;&quot;;[.$O13]+[.$P13]+[.$Q13]+[.$R13]+[.$S13])" office:value-type="float" office:value="3" calcext:value-type="float">
              <text:p>3</text:p>
            </table:table-cell>
            <table:table-cell table:style-name="ce22" table:formula="of:=IF(ISBLANK([.$N13])=TRUE();&quot;&quot;;MAX(0;[.N13]-[.T13]))" office:value-type="float" office:value="0" calcext:value-type="float">
              <text:p>0</text:p>
            </table:table-cell>
            <table:table-cell table:style-name="ce17" table:formula="of:=IF(ISBLANK([.$N13])=TRUE();&quot;&quot;;MAX(0;[.T13]-[.N13]))" office:value-type="float" office:value="0" calcext:value-type="float">
              <text:p>0</text:p>
            </table:table-cell>
            <table:table-cell table:style-name="ce15" table:formula="of:=IF(ISBLANK([.$N13])=TRUE();&quot;&quot;;SUMPRODUCT([.L:.L]=[.L13];[.M:.M]=[.M13];[.T:.T]))" office:value-type="float" office:value="4" calcext:value-type="float">
              <text:p>4</text:p>
            </table:table-cell>
            <table:table-cell table:style-name="ce19" table:formula="of:=IF(ISBLANK([.$N13])=TRUE();&quot;&quot;;MAX(0;[.N13]-[.W13]))" office:value-type="float" office:value="0" calcext:value-type="float">
              <text:p>0</text:p>
            </table:table-cell>
            <table:table-cell table:style-name="ce17" table:formula="of:=IF(ISBLANK([.$N13])=TRUE();&quot;&quot;;MAX(0;[.W13]-[.N13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09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Sand Sketched Pla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])=TRUE();&quot;&quot;;[.$O14]+[.$P14]+[.$Q14]+[.$R14]+[.$S14])" office:value-type="float" office:value="3" calcext:value-type="float">
              <text:p>3</text:p>
            </table:table-cell>
            <table:table-cell table:style-name="ce22" table:formula="of:=IF(ISBLANK([.$N14])=TRUE();&quot;&quot;;MAX(0;[.N14]-[.T14]))" office:value-type="float" office:value="0" calcext:value-type="float">
              <text:p>0</text:p>
            </table:table-cell>
            <table:table-cell table:style-name="ce17" table:formula="of:=IF(ISBLANK([.$N14])=TRUE();&quot;&quot;;MAX(0;[.T14]-[.N14]))" office:value-type="float" office:value="0" calcext:value-type="float">
              <text:p>0</text:p>
            </table:table-cell>
            <table:table-cell table:style-name="ce15" table:formula="of:=IF(ISBLANK([.$N14])=TRUE();&quot;&quot;;SUMPRODUCT([.L:.L]=[.L14];[.M:.M]=[.M14];[.T:.T]))" office:value-type="float" office:value="5" calcext:value-type="float">
              <text:p>5</text:p>
            </table:table-cell>
            <table:table-cell table:style-name="ce19" table:formula="of:=IF(ISBLANK([.$N14])=TRUE();&quot;&quot;;MAX(0;[.N14]-[.W14]))" office:value-type="float" office:value="0" calcext:value-type="float">
              <text:p>0</text:p>
            </table:table-cell>
            <table:table-cell table:style-name="ce17" table:formula="of:=IF(ISBLANK([.$N14])=TRUE();&quot;&quot;;MAX(0;[.W14]-[.N1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0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one Head Barrie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])=TRUE();&quot;&quot;;[.$O15]+[.$P15]+[.$Q15]+[.$R15]+[.$S15])" office:value-type="float" office:value="3" calcext:value-type="float">
              <text:p>3</text:p>
            </table:table-cell>
            <table:table-cell table:style-name="ce22" table:formula="of:=IF(ISBLANK([.$N15])=TRUE();&quot;&quot;;MAX(0;[.N15]-[.T15]))" office:value-type="float" office:value="0" calcext:value-type="float">
              <text:p>0</text:p>
            </table:table-cell>
            <table:table-cell table:style-name="ce17" table:formula="of:=IF(ISBLANK([.$N15])=TRUE();&quot;&quot;;MAX(0;[.T15]-[.N15]))" office:value-type="float" office:value="0" calcext:value-type="float">
              <text:p>0</text:p>
            </table:table-cell>
            <table:table-cell table:style-name="ce15" table:formula="of:=IF(ISBLANK([.$N15])=TRUE();&quot;&quot;;SUMPRODUCT([.L:.L]=[.L15];[.M:.M]=[.M15];[.T:.T]))" office:value-type="float" office:value="3" calcext:value-type="float">
              <text:p>3</text:p>
            </table:table-cell>
            <table:table-cell table:style-name="ce19" table:formula="of:=IF(ISBLANK([.$N15])=TRUE();&quot;&quot;;MAX(0;[.N15]-[.W15]))" office:value-type="float" office:value="0" calcext:value-type="float">
              <text:p>0</text:p>
            </table:table-cell>
            <table:table-cell table:style-name="ce17" table:formula="of:=IF(ISBLANK([.$N15])=TRUE();&quot;&quot;;MAX(0;[.W15]-[.N15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6])=TRUE();&quot;&quot;;[.$O16]+[.$P16]+[.$Q16]+[.$R16]+[.$S16])" office:value-type="float" office:value="3" calcext:value-type="float">
              <text:p>3</text:p>
            </table:table-cell>
            <table:table-cell table:style-name="ce22" table:formula="of:=IF(ISBLANK([.$N16])=TRUE();&quot;&quot;;MAX(0;[.N16]-[.T16]))" office:value-type="float" office:value="0" calcext:value-type="float">
              <text:p>0</text:p>
            </table:table-cell>
            <table:table-cell table:style-name="ce17" table:formula="of:=IF(ISBLANK([.$N16])=TRUE();&quot;&quot;;MAX(0;[.T16]-[.N16]))" office:value-type="float" office:value="0" calcext:value-type="float">
              <text:p>0</text:p>
            </table:table-cell>
            <table:table-cell table:style-name="ce15" table:formula="of:=IF(ISBLANK([.$N16])=TRUE();&quot;&quot;;SUMPRODUCT([.L:.L]=[.L16];[.M:.M]=[.M16];[.T:.T]))" office:value-type="float" office:value="5" calcext:value-type="float">
              <text:p>5</text:p>
            </table:table-cell>
            <table:table-cell table:style-name="ce19" table:formula="of:=IF(ISBLANK([.$N16])=TRUE();&quot;&quot;;MAX(0;[.N16]-[.W16]))" office:value-type="float" office:value="0" calcext:value-type="float">
              <text:p>0</text:p>
            </table:table-cell>
            <table:table-cell table:style-name="ce17" table:formula="of:=IF(ISBLANK([.$N16])=TRUE();&quot;&quot;;MAX(0;[.W16]-[.N1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17])=TRUE();&quot;&quot;;[.$O17]+[.$P17]+[.$Q17]+[.$R17]+[.$S17])" office:value-type="float" office:value="4" calcext:value-type="float">
              <text:p>4</text:p>
            </table:table-cell>
            <table:table-cell table:style-name="ce22" table:formula="of:=IF(ISBLANK([.$N17])=TRUE();&quot;&quot;;MAX(0;[.N17]-[.T17]))" office:value-type="float" office:value="0" calcext:value-type="float">
              <text:p>0</text:p>
            </table:table-cell>
            <table:table-cell table:style-name="ce17" table:formula="of:=IF(ISBLANK([.$N17])=TRUE();&quot;&quot;;MAX(0;[.T17]-[.N17]))" office:value-type="float" office:value="1" calcext:value-type="float">
              <text:p>1</text:p>
            </table:table-cell>
            <table:table-cell table:style-name="ce15" table:formula="of:=IF(ISBLANK([.$N17])=TRUE();&quot;&quot;;SUMPRODUCT([.L:.L]=[.L17];[.M:.M]=[.M17];[.T:.T]))" office:value-type="float" office:value="6" calcext:value-type="float">
              <text:p>6</text:p>
            </table:table-cell>
            <table:table-cell table:style-name="ce19" table:formula="of:=IF(ISBLANK([.$N17])=TRUE();&quot;&quot;;MAX(0;[.N17]-[.W17]))" office:value-type="float" office:value="0" calcext:value-type="float">
              <text:p>0</text:p>
            </table:table-cell>
            <table:table-cell table:style-name="ce17" table:formula="of:=IF(ISBLANK([.$N17])=TRUE();&quot;&quot;;MAX(0;[.W17]-[.N1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])=TRUE();&quot;&quot;;[.$O18]+[.$P18]+[.$Q18]+[.$R18]+[.$S18])" office:value-type="float" office:value="3" calcext:value-type="float">
              <text:p>3</text:p>
            </table:table-cell>
            <table:table-cell table:style-name="ce22" table:formula="of:=IF(ISBLANK([.$N18])=TRUE();&quot;&quot;;MAX(0;[.N18]-[.T18]))" office:value-type="float" office:value="0" calcext:value-type="float">
              <text:p>0</text:p>
            </table:table-cell>
            <table:table-cell table:style-name="ce17" table:formula="of:=IF(ISBLANK([.$N18])=TRUE();&quot;&quot;;MAX(0;[.T18]-[.N18]))" office:value-type="float" office:value="0" calcext:value-type="float">
              <text:p>0</text:p>
            </table:table-cell>
            <table:table-cell table:style-name="ce15" table:formula="of:=IF(ISBLANK([.$N18])=TRUE();&quot;&quot;;SUMPRODUCT([.L:.L]=[.L18];[.M:.M]=[.M18];[.T:.T]))" office:value-type="float" office:value="3" calcext:value-type="float">
              <text:p>3</text:p>
            </table:table-cell>
            <table:table-cell table:style-name="ce19" table:formula="of:=IF(ISBLANK([.$N18])=TRUE();&quot;&quot;;MAX(0;[.N18]-[.W18]))" office:value-type="float" office:value="0" calcext:value-type="float">
              <text:p>0</text:p>
            </table:table-cell>
            <table:table-cell table:style-name="ce17" table:formula="of:=IF(ISBLANK([.$N18])=TRUE();&quot;&quot;;MAX(0;[.W18]-[.N1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])=TRUE();&quot;&quot;;[.$O19]+[.$P19]+[.$Q19]+[.$R19]+[.$S19])" office:value-type="float" office:value="3" calcext:value-type="float">
              <text:p>3</text:p>
            </table:table-cell>
            <table:table-cell table:style-name="ce22" table:formula="of:=IF(ISBLANK([.$N19])=TRUE();&quot;&quot;;MAX(0;[.N19]-[.T19]))" office:value-type="float" office:value="0" calcext:value-type="float">
              <text:p>0</text:p>
            </table:table-cell>
            <table:table-cell table:style-name="ce17" table:formula="of:=IF(ISBLANK([.$N19])=TRUE();&quot;&quot;;MAX(0;[.T19]-[.N19]))" office:value-type="float" office:value="0" calcext:value-type="float">
              <text:p>0</text:p>
            </table:table-cell>
            <table:table-cell table:style-name="ce15" table:formula="of:=IF(ISBLANK([.$N19])=TRUE();&quot;&quot;;SUMPRODUCT([.L:.L]=[.L19];[.M:.M]=[.M19];[.T:.T]))" office:value-type="float" office:value="5" calcext:value-type="float">
              <text:p>5</text:p>
            </table:table-cell>
            <table:table-cell table:style-name="ce19" table:formula="of:=IF(ISBLANK([.$N19])=TRUE();&quot;&quot;;MAX(0;[.N19]-[.W19]))" office:value-type="float" office:value="0" calcext:value-type="float">
              <text:p>0</text:p>
            </table:table-cell>
            <table:table-cell table:style-name="ce17" table:formula="of:=IF(ISBLANK([.$N19])=TRUE();&quot;&quot;;MAX(0;[.W19]-[.N19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])=TRUE();&quot;&quot;;[.$O20]+[.$P20]+[.$Q20]+[.$R20]+[.$S20])" office:value-type="float" office:value="3" calcext:value-type="float">
              <text:p>3</text:p>
            </table:table-cell>
            <table:table-cell table:style-name="ce22" table:formula="of:=IF(ISBLANK([.$N20])=TRUE();&quot;&quot;;MAX(0;[.N20]-[.T20]))" office:value-type="float" office:value="0" calcext:value-type="float">
              <text:p>0</text:p>
            </table:table-cell>
            <table:table-cell table:style-name="ce17" table:formula="of:=IF(ISBLANK([.$N20])=TRUE();&quot;&quot;;MAX(0;[.T20]-[.N20]))" office:value-type="float" office:value="0" calcext:value-type="float">
              <text:p>0</text:p>
            </table:table-cell>
            <table:table-cell table:style-name="ce15" table:formula="of:=IF(ISBLANK([.$N20])=TRUE();&quot;&quot;;SUMPRODUCT([.L:.L]=[.L20];[.M:.M]=[.M20];[.T:.T]))" office:value-type="float" office:value="4" calcext:value-type="float">
              <text:p>4</text:p>
            </table:table-cell>
            <table:table-cell table:style-name="ce19" table:formula="of:=IF(ISBLANK([.$N20])=TRUE();&quot;&quot;;MAX(0;[.N20]-[.W20]))" office:value-type="float" office:value="0" calcext:value-type="float">
              <text:p>0</text:p>
            </table:table-cell>
            <table:table-cell table:style-name="ce17" table:formula="of:=IF(ISBLANK([.$N20])=TRUE();&quot;&quot;;MAX(0;[.W20]-[.N2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])=TRUE();&quot;&quot;;[.$O21]+[.$P21]+[.$Q21]+[.$R21]+[.$S21])" office:value-type="float" office:value="3" calcext:value-type="float">
              <text:p>3</text:p>
            </table:table-cell>
            <table:table-cell table:style-name="ce22" table:formula="of:=IF(ISBLANK([.$N21])=TRUE();&quot;&quot;;MAX(0;[.N21]-[.T21]))" office:value-type="float" office:value="0" calcext:value-type="float">
              <text:p>0</text:p>
            </table:table-cell>
            <table:table-cell table:style-name="ce17" table:formula="of:=IF(ISBLANK([.$N21])=TRUE();&quot;&quot;;MAX(0;[.T21]-[.N21]))" office:value-type="float" office:value="0" calcext:value-type="float">
              <text:p>0</text:p>
            </table:table-cell>
            <table:table-cell table:style-name="ce15" table:formula="of:=IF(ISBLANK([.$N21])=TRUE();&quot;&quot;;SUMPRODUCT([.L:.L]=[.L21];[.M:.M]=[.M21];[.T:.T]))" office:value-type="float" office:value="3" calcext:value-type="float">
              <text:p>3</text:p>
            </table:table-cell>
            <table:table-cell table:style-name="ce19" table:formula="of:=IF(ISBLANK([.$N21])=TRUE();&quot;&quot;;MAX(0;[.N21]-[.W21]))" office:value-type="float" office:value="0" calcext:value-type="float">
              <text:p>0</text:p>
            </table:table-cell>
            <table:table-cell table:style-name="ce17" table:formula="of:=IF(ISBLANK([.$N21])=TRUE();&quot;&quot;;MAX(0;[.W21]-[.N2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])=TRUE();&quot;&quot;;[.$O22]+[.$P22]+[.$Q22]+[.$R22]+[.$S22])" office:value-type="float" office:value="3" calcext:value-type="float">
              <text:p>3</text:p>
            </table:table-cell>
            <table:table-cell table:style-name="ce22" table:formula="of:=IF(ISBLANK([.$N22])=TRUE();&quot;&quot;;MAX(0;[.N22]-[.T22]))" office:value-type="float" office:value="0" calcext:value-type="float">
              <text:p>0</text:p>
            </table:table-cell>
            <table:table-cell table:style-name="ce17" table:formula="of:=IF(ISBLANK([.$N22])=TRUE();&quot;&quot;;MAX(0;[.T22]-[.N22]))" office:value-type="float" office:value="0" calcext:value-type="float">
              <text:p>0</text:p>
            </table:table-cell>
            <table:table-cell table:style-name="ce15" table:formula="of:=IF(ISBLANK([.$N22])=TRUE();&quot;&quot;;SUMPRODUCT([.L:.L]=[.L22];[.M:.M]=[.M22];[.T:.T]))" office:value-type="float" office:value="4" calcext:value-type="float">
              <text:p>4</text:p>
            </table:table-cell>
            <table:table-cell table:style-name="ce19" table:formula="of:=IF(ISBLANK([.$N22])=TRUE();&quot;&quot;;MAX(0;[.N22]-[.W22]))" office:value-type="float" office:value="0" calcext:value-type="float">
              <text:p>0</text:p>
            </table:table-cell>
            <table:table-cell table:style-name="ce17" table:formula="of:=IF(ISBLANK([.$N22])=TRUE();&quot;&quot;;MAX(0;[.W22]-[.N2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3])=TRUE();&quot;&quot;;[.$O23]+[.$P23]+[.$Q23]+[.$R23]+[.$S23])" office:value-type="float" office:value="3" calcext:value-type="float">
              <text:p>3</text:p>
            </table:table-cell>
            <table:table-cell table:style-name="ce22" table:formula="of:=IF(ISBLANK([.$N23])=TRUE();&quot;&quot;;MAX(0;[.N23]-[.T23]))" office:value-type="float" office:value="0" calcext:value-type="float">
              <text:p>0</text:p>
            </table:table-cell>
            <table:table-cell table:style-name="ce17" table:formula="of:=IF(ISBLANK([.$N23])=TRUE();&quot;&quot;;MAX(0;[.T23]-[.N23]))" office:value-type="float" office:value="0" calcext:value-type="float">
              <text:p>0</text:p>
            </table:table-cell>
            <table:table-cell table:style-name="ce15" table:formula="of:=IF(ISBLANK([.$N23])=TRUE();&quot;&quot;;SUMPRODUCT([.L:.L]=[.L23];[.M:.M]=[.M23];[.T:.T]))" office:value-type="float" office:value="6" calcext:value-type="float">
              <text:p>6</text:p>
            </table:table-cell>
            <table:table-cell table:style-name="ce19" table:formula="of:=IF(ISBLANK([.$N23])=TRUE();&quot;&quot;;MAX(0;[.N23]-[.W23]))" office:value-type="float" office:value="0" calcext:value-type="float">
              <text:p>0</text:p>
            </table:table-cell>
            <table:table-cell table:style-name="ce17" table:formula="of:=IF(ISBLANK([.$N23])=TRUE();&quot;&quot;;MAX(0;[.W23]-[.N23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1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4])=TRUE();&quot;&quot;;[.$O24]+[.$P24]+[.$Q24]+[.$R24]+[.$S24])" office:value-type="float" office:value="3" calcext:value-type="float">
              <text:p>3</text:p>
            </table:table-cell>
            <table:table-cell table:style-name="ce22" table:formula="of:=IF(ISBLANK([.$N24])=TRUE();&quot;&quot;;MAX(0;[.N24]-[.T24]))" office:value-type="float" office:value="0" calcext:value-type="float">
              <text:p>0</text:p>
            </table:table-cell>
            <table:table-cell table:style-name="ce17" table:formula="of:=IF(ISBLANK([.$N24])=TRUE();&quot;&quot;;MAX(0;[.T24]-[.N24]))" office:value-type="float" office:value="0" calcext:value-type="float">
              <text:p>0</text:p>
            </table:table-cell>
            <table:table-cell table:style-name="ce15" table:formula="of:=IF(ISBLANK([.$N24])=TRUE();&quot;&quot;;SUMPRODUCT([.L:.L]=[.L24];[.M:.M]=[.M24];[.T:.T]))" office:value-type="float" office:value="4" calcext:value-type="float">
              <text:p>4</text:p>
            </table:table-cell>
            <table:table-cell table:style-name="ce19" table:formula="of:=IF(ISBLANK([.$N24])=TRUE();&quot;&quot;;MAX(0;[.N24]-[.W24]))" office:value-type="float" office:value="0" calcext:value-type="float">
              <text:p>0</text:p>
            </table:table-cell>
            <table:table-cell table:style-name="ce17" table:formula="of:=IF(ISBLANK([.$N24])=TRUE();&quot;&quot;;MAX(0;[.W24]-[.N2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5])=TRUE();&quot;&quot;;[.$O25]+[.$P25]+[.$Q25]+[.$R25]+[.$S25])" office:value-type="float" office:value="3" calcext:value-type="float">
              <text:p>3</text:p>
            </table:table-cell>
            <table:table-cell table:style-name="ce22" table:formula="of:=IF(ISBLANK([.$N25])=TRUE();&quot;&quot;;MAX(0;[.N25]-[.T25]))" office:value-type="float" office:value="0" calcext:value-type="float">
              <text:p>0</text:p>
            </table:table-cell>
            <table:table-cell table:style-name="ce17" table:formula="of:=IF(ISBLANK([.$N25])=TRUE();&quot;&quot;;MAX(0;[.T25]-[.N25]))" office:value-type="float" office:value="0" calcext:value-type="float">
              <text:p>0</text:p>
            </table:table-cell>
            <table:table-cell table:style-name="ce15" table:formula="of:=IF(ISBLANK([.$N25])=TRUE();&quot;&quot;;SUMPRODUCT([.L:.L]=[.L25];[.M:.M]=[.M25];[.T:.T]))" office:value-type="float" office:value="8" calcext:value-type="float">
              <text:p>8</text:p>
            </table:table-cell>
            <table:table-cell table:style-name="ce19" table:formula="of:=IF(ISBLANK([.$N25])=TRUE();&quot;&quot;;MAX(0;[.N25]-[.W25]))" office:value-type="float" office:value="0" calcext:value-type="float">
              <text:p>0</text:p>
            </table:table-cell>
            <table:table-cell table:style-name="ce17" table:formula="of:=IF(ISBLANK([.$N25])=TRUE();&quot;&quot;;MAX(0;[.W25]-[.N2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26])=TRUE();&quot;&quot;;[.$O26]+[.$P26]+[.$Q26]+[.$R26]+[.$S26])" office:value-type="float" office:value="4" calcext:value-type="float">
              <text:p>4</text:p>
            </table:table-cell>
            <table:table-cell table:style-name="ce22" table:formula="of:=IF(ISBLANK([.$N26])=TRUE();&quot;&quot;;MAX(0;[.N26]-[.T26]))" office:value-type="float" office:value="0" calcext:value-type="float">
              <text:p>0</text:p>
            </table:table-cell>
            <table:table-cell table:style-name="ce17" table:formula="of:=IF(ISBLANK([.$N26])=TRUE();&quot;&quot;;MAX(0;[.T26]-[.N26]))" office:value-type="float" office:value="1" calcext:value-type="float">
              <text:p>1</text:p>
            </table:table-cell>
            <table:table-cell table:style-name="ce15" table:formula="of:=IF(ISBLANK([.$N26])=TRUE();&quot;&quot;;SUMPRODUCT([.L:.L]=[.L26];[.M:.M]=[.M26];[.T:.T]))" office:value-type="float" office:value="8" calcext:value-type="float">
              <text:p>8</text:p>
            </table:table-cell>
            <table:table-cell table:style-name="ce19" table:formula="of:=IF(ISBLANK([.$N26])=TRUE();&quot;&quot;;MAX(0;[.N26]-[.W26]))" office:value-type="float" office:value="0" calcext:value-type="float">
              <text:p>0</text:p>
            </table:table-cell>
            <table:table-cell table:style-name="ce17" table:formula="of:=IF(ISBLANK([.$N26])=TRUE();&quot;&quot;;MAX(0;[.W26]-[.N2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7])=TRUE();&quot;&quot;;[.$O27]+[.$P27]+[.$Q27]+[.$R27]+[.$S27])" office:value-type="float" office:value="3" calcext:value-type="float">
              <text:p>3</text:p>
            </table:table-cell>
            <table:table-cell table:style-name="ce22" table:formula="of:=IF(ISBLANK([.$N27])=TRUE();&quot;&quot;;MAX(0;[.N27]-[.T27]))" office:value-type="float" office:value="0" calcext:value-type="float">
              <text:p>0</text:p>
            </table:table-cell>
            <table:table-cell table:style-name="ce17" table:formula="of:=IF(ISBLANK([.$N27])=TRUE();&quot;&quot;;MAX(0;[.T27]-[.N27]))" office:value-type="float" office:value="0" calcext:value-type="float">
              <text:p>0</text:p>
            </table:table-cell>
            <table:table-cell table:style-name="ce15" table:formula="of:=IF(ISBLANK([.$N27])=TRUE();&quot;&quot;;SUMPRODUCT([.L:.L]=[.L27];[.M:.M]=[.M27];[.T:.T]))" office:value-type="float" office:value="6" calcext:value-type="float">
              <text:p>6</text:p>
            </table:table-cell>
            <table:table-cell table:style-name="ce19" table:formula="of:=IF(ISBLANK([.$N27])=TRUE();&quot;&quot;;MAX(0;[.N27]-[.W27]))" office:value-type="float" office:value="0" calcext:value-type="float">
              <text:p>0</text:p>
            </table:table-cell>
            <table:table-cell table:style-name="ce17" table:formula="of:=IF(ISBLANK([.$N27])=TRUE();&quot;&quot;;MAX(0;[.W27]-[.N27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8])=TRUE();&quot;&quot;;[.$O28]+[.$P28]+[.$Q28]+[.$R28]+[.$S28])" office:value-type="float" office:value="3" calcext:value-type="float">
              <text:p>3</text:p>
            </table:table-cell>
            <table:table-cell table:style-name="ce22" table:formula="of:=IF(ISBLANK([.$N28])=TRUE();&quot;&quot;;MAX(0;[.N28]-[.T28]))" office:value-type="float" office:value="0" calcext:value-type="float">
              <text:p>0</text:p>
            </table:table-cell>
            <table:table-cell table:style-name="ce17" table:formula="of:=IF(ISBLANK([.$N28])=TRUE();&quot;&quot;;MAX(0;[.T28]-[.N28]))" office:value-type="float" office:value="0" calcext:value-type="float">
              <text:p>0</text:p>
            </table:table-cell>
            <table:table-cell table:style-name="ce15" table:formula="of:=IF(ISBLANK([.$N28])=TRUE();&quot;&quot;;SUMPRODUCT([.L:.L]=[.L28];[.M:.M]=[.M28];[.T:.T]))" office:value-type="float" office:value="9" calcext:value-type="float">
              <text:p>9</text:p>
            </table:table-cell>
            <table:table-cell table:style-name="ce19" table:formula="of:=IF(ISBLANK([.$N28])=TRUE();&quot;&quot;;MAX(0;[.N28]-[.W28]))" office:value-type="float" office:value="0" calcext:value-type="float">
              <text:p>0</text:p>
            </table:table-cell>
            <table:table-cell table:style-name="ce17" table:formula="of:=IF(ISBLANK([.$N28])=TRUE();&quot;&quot;;MAX(0;[.W28]-[.N28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9])=TRUE();&quot;&quot;;[.$O29]+[.$P29]+[.$Q29]+[.$R29]+[.$S29])" office:value-type="float" office:value="4" calcext:value-type="float">
              <text:p>4</text:p>
            </table:table-cell>
            <table:table-cell table:style-name="ce22" table:formula="of:=IF(ISBLANK([.$N29])=TRUE();&quot;&quot;;MAX(0;[.N29]-[.T29]))" office:value-type="float" office:value="0" calcext:value-type="float">
              <text:p>0</text:p>
            </table:table-cell>
            <table:table-cell table:style-name="ce17" table:formula="of:=IF(ISBLANK([.$N29])=TRUE();&quot;&quot;;MAX(0;[.T29]-[.N29]))" office:value-type="float" office:value="1" calcext:value-type="float">
              <text:p>1</text:p>
            </table:table-cell>
            <table:table-cell table:style-name="ce15" table:formula="of:=IF(ISBLANK([.$N29])=TRUE();&quot;&quot;;SUMPRODUCT([.L:.L]=[.L29];[.M:.M]=[.M29];[.T:.T]))" office:value-type="float" office:value="7" calcext:value-type="float">
              <text:p>7</text:p>
            </table:table-cell>
            <table:table-cell table:style-name="ce19" table:formula="of:=IF(ISBLANK([.$N29])=TRUE();&quot;&quot;;MAX(0;[.N29]-[.W29]))" office:value-type="float" office:value="0" calcext:value-type="float">
              <text:p>0</text:p>
            </table:table-cell>
            <table:table-cell table:style-name="ce17" table:formula="of:=IF(ISBLANK([.$N29])=TRUE();&quot;&quot;;MAX(0;[.W29]-[.N2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0])=TRUE();&quot;&quot;;[.$O30]+[.$P30]+[.$Q30]+[.$R30]+[.$S30])" office:value-type="float" office:value="3" calcext:value-type="float">
              <text:p>3</text:p>
            </table:table-cell>
            <table:table-cell table:style-name="ce22" table:formula="of:=IF(ISBLANK([.$N30])=TRUE();&quot;&quot;;MAX(0;[.N30]-[.T30]))" office:value-type="float" office:value="0" calcext:value-type="float">
              <text:p>0</text:p>
            </table:table-cell>
            <table:table-cell table:style-name="ce17" table:formula="of:=IF(ISBLANK([.$N30])=TRUE();&quot;&quot;;MAX(0;[.T30]-[.N30]))" office:value-type="float" office:value="0" calcext:value-type="float">
              <text:p>0</text:p>
            </table:table-cell>
            <table:table-cell table:style-name="ce15" table:formula="of:=IF(ISBLANK([.$N30])=TRUE();&quot;&quot;;SUMPRODUCT([.L:.L]=[.L30];[.M:.M]=[.M30];[.T:.T]))" office:value-type="float" office:value="8" calcext:value-type="float">
              <text:p>8</text:p>
            </table:table-cell>
            <table:table-cell table:style-name="ce19" table:formula="of:=IF(ISBLANK([.$N30])=TRUE();&quot;&quot;;MAX(0;[.N30]-[.W30]))" office:value-type="float" office:value="0" calcext:value-type="float">
              <text:p>0</text:p>
            </table:table-cell>
            <table:table-cell table:style-name="ce17" table:formula="of:=IF(ISBLANK([.$N30])=TRUE();&quot;&quot;;MAX(0;[.W30]-[.N3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1])=TRUE();&quot;&quot;;[.$O31]+[.$P31]+[.$Q31]+[.$R31]+[.$S31])" office:value-type="float" office:value="3" calcext:value-type="float">
              <text:p>3</text:p>
            </table:table-cell>
            <table:table-cell table:style-name="ce22" table:formula="of:=IF(ISBLANK([.$N31])=TRUE();&quot;&quot;;MAX(0;[.N31]-[.T31]))" office:value-type="float" office:value="0" calcext:value-type="float">
              <text:p>0</text:p>
            </table:table-cell>
            <table:table-cell table:style-name="ce17" table:formula="of:=IF(ISBLANK([.$N31])=TRUE();&quot;&quot;;MAX(0;[.T31]-[.N31]))" office:value-type="float" office:value="0" calcext:value-type="float">
              <text:p>0</text:p>
            </table:table-cell>
            <table:table-cell table:style-name="ce15" table:formula="of:=IF(ISBLANK([.$N31])=TRUE();&quot;&quot;;SUMPRODUCT([.L:.L]=[.L31];[.M:.M]=[.M31];[.T:.T]))" office:value-type="float" office:value="8" calcext:value-type="float">
              <text:p>8</text:p>
            </table:table-cell>
            <table:table-cell table:style-name="ce19" table:formula="of:=IF(ISBLANK([.$N31])=TRUE();&quot;&quot;;MAX(0;[.N31]-[.W31]))" office:value-type="float" office:value="0" calcext:value-type="float">
              <text:p>0</text:p>
            </table:table-cell>
            <table:table-cell table:style-name="ce17" table:formula="of:=IF(ISBLANK([.$N31])=TRUE();&quot;&quot;;MAX(0;[.W31]-[.N31]))" office:value-type="float" office:value="5" calcext:value-type="float">
              <text:p>5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2])=TRUE();&quot;&quot;;[.$O32]+[.$P32]+[.$Q32]+[.$R32]+[.$S32])" office:value-type="float" office:value="3" calcext:value-type="float">
              <text:p>3</text:p>
            </table:table-cell>
            <table:table-cell table:style-name="ce22" table:formula="of:=IF(ISBLANK([.$N32])=TRUE();&quot;&quot;;MAX(0;[.N32]-[.T32]))" office:value-type="float" office:value="0" calcext:value-type="float">
              <text:p>0</text:p>
            </table:table-cell>
            <table:table-cell table:style-name="ce17" table:formula="of:=IF(ISBLANK([.$N32])=TRUE();&quot;&quot;;MAX(0;[.T32]-[.N32]))" office:value-type="float" office:value="0" calcext:value-type="float">
              <text:p>0</text:p>
            </table:table-cell>
            <table:table-cell table:style-name="ce15" table:formula="of:=IF(ISBLANK([.$N32])=TRUE();&quot;&quot;;SUMPRODUCT([.L:.L]=[.L32];[.M:.M]=[.M32];[.T:.T]))" office:value-type="float" office:value="8" calcext:value-type="float">
              <text:p>8</text:p>
            </table:table-cell>
            <table:table-cell table:style-name="ce19" table:formula="of:=IF(ISBLANK([.$N32])=TRUE();&quot;&quot;;MAX(0;[.N32]-[.W32]))" office:value-type="float" office:value="0" calcext:value-type="float">
              <text:p>0</text:p>
            </table:table-cell>
            <table:table-cell table:style-name="ce17" table:formula="of:=IF(ISBLANK([.$N32])=TRUE();&quot;&quot;;MAX(0;[.W32]-[.N3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3])=TRUE();&quot;&quot;;[.$O33]+[.$P33]+[.$Q33]+[.$R33]+[.$S33])" office:value-type="float" office:value="3" calcext:value-type="float">
              <text:p>3</text:p>
            </table:table-cell>
            <table:table-cell table:style-name="ce22" table:formula="of:=IF(ISBLANK([.$N33])=TRUE();&quot;&quot;;MAX(0;[.N33]-[.T33]))" office:value-type="float" office:value="0" calcext:value-type="float">
              <text:p>0</text:p>
            </table:table-cell>
            <table:table-cell table:style-name="ce17" table:formula="of:=IF(ISBLANK([.$N33])=TRUE();&quot;&quot;;MAX(0;[.T33]-[.N33]))" office:value-type="float" office:value="0" calcext:value-type="float">
              <text:p>0</text:p>
            </table:table-cell>
            <table:table-cell table:style-name="ce15" table:formula="of:=IF(ISBLANK([.$N33])=TRUE();&quot;&quot;;SUMPRODUCT([.L:.L]=[.L33];[.M:.M]=[.M33];[.T:.T]))" office:value-type="float" office:value="10" calcext:value-type="float">
              <text:p>10</text:p>
            </table:table-cell>
            <table:table-cell table:style-name="ce19" table:formula="of:=IF(ISBLANK([.$N33])=TRUE();&quot;&quot;;MAX(0;[.N33]-[.W33]))" office:value-type="float" office:value="0" calcext:value-type="float">
              <text:p>0</text:p>
            </table:table-cell>
            <table:table-cell table:style-name="ce17" table:formula="of:=IF(ISBLANK([.$N33])=TRUE();&quot;&quot;;MAX(0;[.W33]-[.N33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2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4])=TRUE();&quot;&quot;;[.$O34]+[.$P34]+[.$Q34]+[.$R34]+[.$S34])" office:value-type="float" office:value="3" calcext:value-type="float">
              <text:p>3</text:p>
            </table:table-cell>
            <table:table-cell table:style-name="ce22" table:formula="of:=IF(ISBLANK([.$N34])=TRUE();&quot;&quot;;MAX(0;[.N34]-[.T34]))" office:value-type="float" office:value="0" calcext:value-type="float">
              <text:p>0</text:p>
            </table:table-cell>
            <table:table-cell table:style-name="ce17" table:formula="of:=IF(ISBLANK([.$N34])=TRUE();&quot;&quot;;MAX(0;[.T34]-[.N34]))" office:value-type="float" office:value="0" calcext:value-type="float">
              <text:p>0</text:p>
            </table:table-cell>
            <table:table-cell table:style-name="ce15" table:formula="of:=IF(ISBLANK([.$N34])=TRUE();&quot;&quot;;SUMPRODUCT([.L:.L]=[.L34];[.M:.M]=[.M34];[.T:.T]))" office:value-type="float" office:value="7" calcext:value-type="float">
              <text:p>7</text:p>
            </table:table-cell>
            <table:table-cell table:style-name="ce19" table:formula="of:=IF(ISBLANK([.$N34])=TRUE();&quot;&quot;;MAX(0;[.N34]-[.W34]))" office:value-type="float" office:value="0" calcext:value-type="float">
              <text:p>0</text:p>
            </table:table-cell>
            <table:table-cell table:style-name="ce17" table:formula="of:=IF(ISBLANK([.$N34])=TRUE();&quot;&quot;;MAX(0;[.W34]-[.N34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5])=TRUE();&quot;&quot;;[.$O35]+[.$P35]+[.$Q35]+[.$R35]+[.$S35])" office:value-type="float" office:value="3" calcext:value-type="float">
              <text:p>3</text:p>
            </table:table-cell>
            <table:table-cell table:style-name="ce22" table:formula="of:=IF(ISBLANK([.$N35])=TRUE();&quot;&quot;;MAX(0;[.N35]-[.T35]))" office:value-type="float" office:value="0" calcext:value-type="float">
              <text:p>0</text:p>
            </table:table-cell>
            <table:table-cell table:style-name="ce17" table:formula="of:=IF(ISBLANK([.$N35])=TRUE();&quot;&quot;;MAX(0;[.T35]-[.N35]))" office:value-type="float" office:value="0" calcext:value-type="float">
              <text:p>0</text:p>
            </table:table-cell>
            <table:table-cell table:style-name="ce15" table:formula="of:=IF(ISBLANK([.$N35])=TRUE();&quot;&quot;;SUMPRODUCT([.L:.L]=[.L35];[.M:.M]=[.M35];[.T:.T]))" office:value-type="float" office:value="9" calcext:value-type="float">
              <text:p>9</text:p>
            </table:table-cell>
            <table:table-cell table:style-name="ce19" table:formula="of:=IF(ISBLANK([.$N35])=TRUE();&quot;&quot;;MAX(0;[.N35]-[.W35]))" office:value-type="float" office:value="0" calcext:value-type="float">
              <text:p>0</text:p>
            </table:table-cell>
            <table:table-cell table:style-name="ce17" table:formula="of:=IF(ISBLANK([.$N35])=TRUE();&quot;&quot;;MAX(0;[.W35]-[.N35]))" office:value-type="float" office:value="6" calcext:value-type="float">
              <text:p>6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6])=TRUE();&quot;&quot;;[.$O36]+[.$P36]+[.$Q36]+[.$R36]+[.$S36])" office:value-type="float" office:value="3" calcext:value-type="float">
              <text:p>3</text:p>
            </table:table-cell>
            <table:table-cell table:style-name="ce22" table:formula="of:=IF(ISBLANK([.$N36])=TRUE();&quot;&quot;;MAX(0;[.N36]-[.T36]))" office:value-type="float" office:value="0" calcext:value-type="float">
              <text:p>0</text:p>
            </table:table-cell>
            <table:table-cell table:style-name="ce17" table:formula="of:=IF(ISBLANK([.$N36])=TRUE();&quot;&quot;;MAX(0;[.T36]-[.N36]))" office:value-type="float" office:value="0" calcext:value-type="float">
              <text:p>0</text:p>
            </table:table-cell>
            <table:table-cell table:style-name="ce15" table:formula="of:=IF(ISBLANK([.$N36])=TRUE();&quot;&quot;;SUMPRODUCT([.L:.L]=[.L36];[.M:.M]=[.M36];[.T:.T]))" office:value-type="float" office:value="7" calcext:value-type="float">
              <text:p>7</text:p>
            </table:table-cell>
            <table:table-cell table:style-name="ce19" table:formula="of:=IF(ISBLANK([.$N36])=TRUE();&quot;&quot;;MAX(0;[.N36]-[.W36]))" office:value-type="float" office:value="0" calcext:value-type="float">
              <text:p>0</text:p>
            </table:table-cell>
            <table:table-cell table:style-name="ce17" table:formula="of:=IF(ISBLANK([.$N36])=TRUE();&quot;&quot;;MAX(0;[.W36]-[.N36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Awakening Bel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7])=TRUE();&quot;&quot;;[.$O37]+[.$P37]+[.$Q37]+[.$R37]+[.$S37])" office:value-type="float" office:value="3" calcext:value-type="float">
              <text:p>3</text:p>
            </table:table-cell>
            <table:table-cell table:style-name="ce22" table:formula="of:=IF(ISBLANK([.$N37])=TRUE();&quot;&quot;;MAX(0;[.N37]-[.T37]))" office:value-type="float" office:value="0" calcext:value-type="float">
              <text:p>0</text:p>
            </table:table-cell>
            <table:table-cell table:style-name="ce17" table:formula="of:=IF(ISBLANK([.$N37])=TRUE();&quot;&quot;;MAX(0;[.T37]-[.N37]))" office:value-type="float" office:value="0" calcext:value-type="float">
              <text:p>0</text:p>
            </table:table-cell>
            <table:table-cell table:style-name="ce15" table:formula="of:=IF(ISBLANK([.$N37])=TRUE();&quot;&quot;;SUMPRODUCT([.L:.L]=[.L37];[.M:.M]=[.M37];[.T:.T]))" office:value-type="float" office:value="3" calcext:value-type="float">
              <text:p>3</text:p>
            </table:table-cell>
            <table:table-cell table:style-name="ce19" table:formula="of:=IF(ISBLANK([.$N37])=TRUE();&quot;&quot;;MAX(0;[.N37]-[.W37]))" office:value-type="float" office:value="0" calcext:value-type="float">
              <text:p>0</text:p>
            </table:table-cell>
            <table:table-cell table:style-name="ce17" table:formula="of:=IF(ISBLANK([.$N37])=TRUE();&quot;&quot;;MAX(0;[.W37]-[.N3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Awakening Bel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38])=TRUE();&quot;&quot;;[.$O38]+[.$P38]+[.$Q38]+[.$R38]+[.$S38])" office:value-type="float" office:value="4" calcext:value-type="float">
              <text:p>4</text:p>
            </table:table-cell>
            <table:table-cell table:style-name="ce22" table:formula="of:=IF(ISBLANK([.$N38])=TRUE();&quot;&quot;;MAX(0;[.N38]-[.T38]))" office:value-type="float" office:value="0" calcext:value-type="float">
              <text:p>0</text:p>
            </table:table-cell>
            <table:table-cell table:style-name="ce17" table:formula="of:=IF(ISBLANK([.$N38])=TRUE();&quot;&quot;;MAX(0;[.T38]-[.N38]))" office:value-type="float" office:value="1" calcext:value-type="float">
              <text:p>1</text:p>
            </table:table-cell>
            <table:table-cell table:style-name="ce15" table:formula="of:=IF(ISBLANK([.$N38])=TRUE();&quot;&quot;;SUMPRODUCT([.L:.L]=[.L38];[.M:.M]=[.M38];[.T:.T]))" office:value-type="float" office:value="4" calcext:value-type="float">
              <text:p>4</text:p>
            </table:table-cell>
            <table:table-cell table:style-name="ce19" table:formula="of:=IF(ISBLANK([.$N38])=TRUE();&quot;&quot;;MAX(0;[.N38]-[.W38]))" office:value-type="float" office:value="0" calcext:value-type="float">
              <text:p>0</text:p>
            </table:table-cell>
            <table:table-cell table:style-name="ce17" table:formula="of:=IF(ISBLANK([.$N38])=TRUE();&quot;&quot;;MAX(0;[.W38]-[.N3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Awakening Bel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9])=TRUE();&quot;&quot;;[.$O39]+[.$P39]+[.$Q39]+[.$R39]+[.$S39])" office:value-type="float" office:value="3" calcext:value-type="float">
              <text:p>3</text:p>
            </table:table-cell>
            <table:table-cell table:style-name="ce22" table:formula="of:=IF(ISBLANK([.$N39])=TRUE();&quot;&quot;;MAX(0;[.N39]-[.T39]))" office:value-type="float" office:value="0" calcext:value-type="float">
              <text:p>0</text:p>
            </table:table-cell>
            <table:table-cell table:style-name="ce17" table:formula="of:=IF(ISBLANK([.$N39])=TRUE();&quot;&quot;;MAX(0;[.T39]-[.N39]))" office:value-type="float" office:value="0" calcext:value-type="float">
              <text:p>0</text:p>
            </table:table-cell>
            <table:table-cell table:style-name="ce15" table:formula="of:=IF(ISBLANK([.$N39])=TRUE();&quot;&quot;;SUMPRODUCT([.L:.L]=[.L39];[.M:.M]=[.M39];[.T:.T]))" office:value-type="float" office:value="3" calcext:value-type="float">
              <text:p>3</text:p>
            </table:table-cell>
            <table:table-cell table:style-name="ce19" table:formula="of:=IF(ISBLANK([.$N39])=TRUE();&quot;&quot;;MAX(0;[.N39]-[.W39]))" office:value-type="float" office:value="0" calcext:value-type="float">
              <text:p>0</text:p>
            </table:table-cell>
            <table:table-cell table:style-name="ce17" table:formula="of:=IF(ISBLANK([.$N39])=TRUE();&quot;&quot;;MAX(0;[.W39]-[.N3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0])=TRUE();&quot;&quot;;[.$O40]+[.$P40]+[.$Q40]+[.$R40]+[.$S40])" office:value-type="float" office:value="3" calcext:value-type="float">
              <text:p>3</text:p>
            </table:table-cell>
            <table:table-cell table:style-name="ce22" table:formula="of:=IF(ISBLANK([.$N40])=TRUE();&quot;&quot;;MAX(0;[.N40]-[.T40]))" office:value-type="float" office:value="0" calcext:value-type="float">
              <text:p>0</text:p>
            </table:table-cell>
            <table:table-cell table:style-name="ce17" table:formula="of:=IF(ISBLANK([.$N40])=TRUE();&quot;&quot;;MAX(0;[.T40]-[.N40]))" office:value-type="float" office:value="0" calcext:value-type="float">
              <text:p>0</text:p>
            </table:table-cell>
            <table:table-cell table:style-name="ce15" table:formula="of:=IF(ISBLANK([.$N40])=TRUE();&quot;&quot;;SUMPRODUCT([.L:.L]=[.L40];[.M:.M]=[.M40];[.T:.T]))" office:value-type="float" office:value="9" calcext:value-type="float">
              <text:p>9</text:p>
            </table:table-cell>
            <table:table-cell table:style-name="ce19" table:formula="of:=IF(ISBLANK([.$N40])=TRUE();&quot;&quot;;MAX(0;[.N40]-[.W40]))" office:value-type="float" office:value="0" calcext:value-type="float">
              <text:p>0</text:p>
            </table:table-cell>
            <table:table-cell table:style-name="ce17" table:formula="of:=IF(ISBLANK([.$N40])=TRUE();&quot;&quot;;MAX(0;[.W40]-[.N4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1])=TRUE();&quot;&quot;;[.$O41]+[.$P41]+[.$Q41]+[.$R41]+[.$S41])" office:value-type="float" office:value="3" calcext:value-type="float">
              <text:p>3</text:p>
            </table:table-cell>
            <table:table-cell table:style-name="ce22" table:formula="of:=IF(ISBLANK([.$N41])=TRUE();&quot;&quot;;MAX(0;[.N41]-[.T41]))" office:value-type="float" office:value="0" calcext:value-type="float">
              <text:p>0</text:p>
            </table:table-cell>
            <table:table-cell table:style-name="ce17" table:formula="of:=IF(ISBLANK([.$N41])=TRUE();&quot;&quot;;MAX(0;[.T41]-[.N41]))" office:value-type="float" office:value="0" calcext:value-type="float">
              <text:p>0</text:p>
            </table:table-cell>
            <table:table-cell table:style-name="ce15" table:formula="of:=IF(ISBLANK([.$N41])=TRUE();&quot;&quot;;SUMPRODUCT([.L:.L]=[.L41];[.M:.M]=[.M41];[.T:.T]))" office:value-type="float" office:value="9" calcext:value-type="float">
              <text:p>9</text:p>
            </table:table-cell>
            <table:table-cell table:style-name="ce19" table:formula="of:=IF(ISBLANK([.$N41])=TRUE();&quot;&quot;;MAX(0;[.N41]-[.W41]))" office:value-type="float" office:value="0" calcext:value-type="float">
              <text:p>0</text:p>
            </table:table-cell>
            <table:table-cell table:style-name="ce17" table:formula="of:=IF(ISBLANK([.$N41])=TRUE();&quot;&quot;;MAX(0;[.W41]-[.N4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2])=TRUE();&quot;&quot;;[.$O42]+[.$P42]+[.$Q42]+[.$R42]+[.$S42])" office:value-type="float" office:value="3" calcext:value-type="float">
              <text:p>3</text:p>
            </table:table-cell>
            <table:table-cell table:style-name="ce22" table:formula="of:=IF(ISBLANK([.$N42])=TRUE();&quot;&quot;;MAX(0;[.N42]-[.T42]))" office:value-type="float" office:value="0" calcext:value-type="float">
              <text:p>0</text:p>
            </table:table-cell>
            <table:table-cell table:style-name="ce17" table:formula="of:=IF(ISBLANK([.$N42])=TRUE();&quot;&quot;;MAX(0;[.T42]-[.N42]))" office:value-type="float" office:value="0" calcext:value-type="float">
              <text:p>0</text:p>
            </table:table-cell>
            <table:table-cell table:style-name="ce15" table:formula="of:=IF(ISBLANK([.$N42])=TRUE();&quot;&quot;;SUMPRODUCT([.L:.L]=[.L42];[.M:.M]=[.M42];[.T:.T]))" office:value-type="float" office:value="6" calcext:value-type="float">
              <text:p>6</text:p>
            </table:table-cell>
            <table:table-cell table:style-name="ce19" table:formula="of:=IF(ISBLANK([.$N42])=TRUE();&quot;&quot;;MAX(0;[.N42]-[.W42]))" office:value-type="float" office:value="0" calcext:value-type="float">
              <text:p>0</text:p>
            </table:table-cell>
            <table:table-cell table:style-name="ce17" table:formula="of:=IF(ISBLANK([.$N42])=TRUE();&quot;&quot;;MAX(0;[.W42]-[.N42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Guardian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43])=TRUE();&quot;&quot;;[.$O43]+[.$P43]+[.$Q43]+[.$R43]+[.$S43])">
            <text:p/>
          </table:table-cell>
          <table:table-cell table:style-name="ce22" table:formula="of:=IF(ISBLANK([.$N43])=TRUE();&quot;&quot;;MAX(0;[.N43]-[.T43]))">
            <text:p/>
          </table:table-cell>
          <table:table-cell table:style-name="ce17" table:formula="of:=IF(ISBLANK([.$N43])=TRUE();&quot;&quot;;MAX(0;[.T43]-[.N43]))">
            <text:p/>
          </table:table-cell>
          <table:table-cell table:style-name="ce15" table:formula="of:=IF(ISBLANK([.$N43])=TRUE();&quot;&quot;;SUMPRODUCT([.L:.L]=[.L43];[.M:.M]=[.M43];[.T:.T]))">
            <text:p/>
          </table:table-cell>
          <table:table-cell table:style-name="ce19" table:formula="of:=IF(ISBLANK([.$N43])=TRUE();&quot;&quot;;MAX(0;[.N43]-[.W43]))">
            <text:p/>
          </table:table-cell>
          <table:table-cell table:style-name="ce17" table:formula="of:=IF(ISBLANK([.$N43])=TRUE();&quot;&quot;;MAX(0;[.W43]-[.N43]))">
            <text:p/>
          </table:table-cell>
          <table:table-cell table:style-name="Default"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8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Bravo, Showstopper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44])=TRUE();&quot;&quot;;[.$O44]+[.$P44]+[.$Q44]+[.$R44]+[.$S44])" office:value-type="float" office:value="1" calcext:value-type="float">
              <text:p>1</text:p>
            </table:table-cell>
            <table:table-cell table:style-name="ce22" table:formula="of:=IF(ISBLANK([.$N44])=TRUE();&quot;&quot;;MAX(0;[.N44]-[.T44]))" office:value-type="float" office:value="0" calcext:value-type="float">
              <text:p>0</text:p>
            </table:table-cell>
            <table:table-cell table:style-name="ce17" table:formula="of:=IF(ISBLANK([.$N44])=TRUE();&quot;&quot;;MAX(0;[.T44]-[.N44]))" office:value-type="float" office:value="0" calcext:value-type="float">
              <text:p>0</text:p>
            </table:table-cell>
            <table:table-cell table:style-name="ce15" table:formula="of:=IF(ISBLANK([.$N44])=TRUE();&quot;&quot;;SUMPRODUCT([.L:.L]=[.L44];[.M:.M]=[.M44];[.T:.T]))" office:value-type="float" office:value="2" calcext:value-type="float">
              <text:p>2</text:p>
            </table:table-cell>
            <table:table-cell table:style-name="ce19" table:formula="of:=IF(ISBLANK([.$N44])=TRUE();&quot;&quot;;MAX(0;[.N44]-[.W44]))" office:value-type="float" office:value="0" calcext:value-type="float">
              <text:p>0</text:p>
            </table:table-cell>
            <table:table-cell table:style-name="ce17" table:formula="of:=IF(ISBLANK([.$N44])=TRUE();&quot;&quot;;MAX(0;[.W44]-[.N4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39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Bravo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45])=TRUE();&quot;&quot;;[.$O45]+[.$P45]+[.$Q45]+[.$R45]+[.$S45])" office:value-type="float" office:value="1" calcext:value-type="float">
              <text:p>1</text:p>
            </table:table-cell>
            <table:table-cell table:style-name="ce22" table:formula="of:=IF(ISBLANK([.$N45])=TRUE();&quot;&quot;;MAX(0;[.N45]-[.T45]))" office:value-type="float" office:value="0" calcext:value-type="float">
              <text:p>0</text:p>
            </table:table-cell>
            <table:table-cell table:style-name="ce17" table:formula="of:=IF(ISBLANK([.$N45])=TRUE();&quot;&quot;;MAX(0;[.T45]-[.N45]))" office:value-type="float" office:value="0" calcext:value-type="float">
              <text:p>0</text:p>
            </table:table-cell>
            <table:table-cell table:style-name="ce15" table:formula="of:=IF(ISBLANK([.$N45])=TRUE();&quot;&quot;;SUMPRODUCT([.L:.L]=[.L45];[.M:.M]=[.M45];[.T:.T]))" office:value-type="float" office:value="2" calcext:value-type="float">
              <text:p>2</text:p>
            </table:table-cell>
            <table:table-cell table:style-name="ce19" table:formula="of:=IF(ISBLANK([.$N45])=TRUE();&quot;&quot;;MAX(0;[.N45]-[.W45]))" office:value-type="float" office:value="0" calcext:value-type="float">
              <text:p>0</text:p>
            </table:table-cell>
            <table:table-cell table:style-name="ce17" table:formula="of:=IF(ISBLANK([.$N45])=TRUE();&quot;&quot;;MAX(0;[.W45]-[.N45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0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Hammer</text:p>
            </table:table-cell>
            <table:table-cell table:style-name="ce2" table:content-validation-name="val9" office:value-type="string" calcext:value-type="string">
              <text:p>(2H)</text:p>
            </table:table-cell>
            <table:table-cell table:style-name="ce2" table:content-validation-name="val9"/>
            <table:table-cell table:style-name="ce2" office:value-type="string" calcext:value-type="string">
              <text:p>Anotho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46])=TRUE();&quot;&quot;;[.$O46]+[.$P46]+[.$Q46]+[.$R46]+[.$S46])" office:value-type="float" office:value="1" calcext:value-type="float">
              <text:p>1</text:p>
            </table:table-cell>
            <table:table-cell table:style-name="ce22" table:formula="of:=IF(ISBLANK([.$N46])=TRUE();&quot;&quot;;MAX(0;[.N46]-[.T46]))" office:value-type="float" office:value="0" calcext:value-type="float">
              <text:p>0</text:p>
            </table:table-cell>
            <table:table-cell table:style-name="ce17" table:formula="of:=IF(ISBLANK([.$N46])=TRUE();&quot;&quot;;MAX(0;[.T46]-[.N46]))" office:value-type="float" office:value="0" calcext:value-type="float">
              <text:p>0</text:p>
            </table:table-cell>
            <table:table-cell table:style-name="ce15" table:formula="of:=IF(ISBLANK([.$N46])=TRUE();&quot;&quot;;SUMPRODUCT([.L:.L]=[.L46];[.M:.M]=[.M46];[.T:.T]))" office:value-type="float" office:value="2" calcext:value-type="float">
              <text:p>2</text:p>
            </table:table-cell>
            <table:table-cell table:style-name="ce19" table:formula="of:=IF(ISBLANK([.$N46])=TRUE();&quot;&quot;;MAX(0;[.N46]-[.W46]))" office:value-type="float" office:value="0" calcext:value-type="float">
              <text:p>0</text:p>
            </table:table-cell>
            <table:table-cell table:style-name="ce17" table:formula="of:=IF(ISBLANK([.$N46])=TRUE();&quot;&quot;;MAX(0;[.W46]-[.N4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1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Tectonic Plating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47])=TRUE();&quot;&quot;;[.$O47]+[.$P47]+[.$Q47]+[.$R47]+[.$S47])" office:value-type="float" office:value="0" calcext:value-type="float">
              <text:p>0</text:p>
            </table:table-cell>
            <table:table-cell table:style-name="ce22" table:formula="of:=IF(ISBLANK([.$N47])=TRUE();&quot;&quot;;MAX(0;[.N47]-[.T47]))" office:value-type="float" office:value="1" calcext:value-type="float">
              <text:p>1</text:p>
            </table:table-cell>
            <table:table-cell table:style-name="ce17" table:formula="of:=IF(ISBLANK([.$N47])=TRUE();&quot;&quot;;MAX(0;[.T47]-[.N47]))" office:value-type="float" office:value="0" calcext:value-type="float">
              <text:p>0</text:p>
            </table:table-cell>
            <table:table-cell table:style-name="ce15" table:formula="of:=IF(ISBLANK([.$N47])=TRUE();&quot;&quot;;SUMPRODUCT([.L:.L]=[.L47];[.M:.M]=[.M47];[.T:.T]))" office:value-type="float" office:value="0" calcext:value-type="float">
              <text:p>0</text:p>
            </table:table-cell>
            <table:table-cell table:style-name="ce19" table:formula="of:=IF(ISBLANK([.$N47])=TRUE();&quot;&quot;;MAX(0;[.N47]-[.W47]))" office:value-type="float" office:value="1" calcext:value-type="float">
              <text:p>1</text:p>
            </table:table-cell>
            <table:table-cell table:style-name="ce17" table:formula="of:=IF(ISBLANK([.$N47])=TRUE();&quot;&quot;;MAX(0;[.W47]-[.N4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Helm of Isen's Peak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48])=TRUE();&quot;&quot;;[.$O48]+[.$P48]+[.$Q48]+[.$R48]+[.$S48])" office:value-type="float" office:value="1" calcext:value-type="float">
              <text:p>1</text:p>
            </table:table-cell>
            <table:table-cell table:style-name="ce22" table:formula="of:=IF(ISBLANK([.$N48])=TRUE();&quot;&quot;;MAX(0;[.N48]-[.T48]))" office:value-type="float" office:value="0" calcext:value-type="float">
              <text:p>0</text:p>
            </table:table-cell>
            <table:table-cell table:style-name="ce17" table:formula="of:=IF(ISBLANK([.$N48])=TRUE();&quot;&quot;;MAX(0;[.T48]-[.N48]))" office:value-type="float" office:value="0" calcext:value-type="float">
              <text:p>0</text:p>
            </table:table-cell>
            <table:table-cell table:style-name="ce15" table:formula="of:=IF(ISBLANK([.$N48])=TRUE();&quot;&quot;;SUMPRODUCT([.L:.L]=[.L48];[.M:.M]=[.M48];[.T:.T]))" office:value-type="float" office:value="6" calcext:value-type="float">
              <text:p>6</text:p>
            </table:table-cell>
            <table:table-cell table:style-name="ce19" table:formula="of:=IF(ISBLANK([.$N48])=TRUE();&quot;&quot;;MAX(0;[.N48]-[.W48]))" office:value-type="float" office:value="0" calcext:value-type="float">
              <text:p>0</text:p>
            </table:table-cell>
            <table:table-cell table:style-name="ce17" table:formula="of:=IF(ISBLANK([.$N48])=TRUE();&quot;&quot;;MAX(0;[.W48]-[.N4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3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Crippling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9])=TRUE();&quot;&quot;;[.$O49]+[.$P49]+[.$Q49]+[.$R49]+[.$S49])" office:value-type="float" office:value="3" calcext:value-type="float">
              <text:p>3</text:p>
            </table:table-cell>
            <table:table-cell table:style-name="ce22" table:formula="of:=IF(ISBLANK([.$N49])=TRUE();&quot;&quot;;MAX(0;[.N49]-[.T49]))" office:value-type="float" office:value="0" calcext:value-type="float">
              <text:p>0</text:p>
            </table:table-cell>
            <table:table-cell table:style-name="ce17" table:formula="of:=IF(ISBLANK([.$N49])=TRUE();&quot;&quot;;MAX(0;[.T49]-[.N49]))" office:value-type="float" office:value="0" calcext:value-type="float">
              <text:p>0</text:p>
            </table:table-cell>
            <table:table-cell table:style-name="ce15" table:formula="of:=IF(ISBLANK([.$N49])=TRUE();&quot;&quot;;SUMPRODUCT([.L:.L]=[.L49];[.M:.M]=[.M49];[.T:.T]))" office:value-type="float" office:value="4" calcext:value-type="float">
              <text:p>4</text:p>
            </table:table-cell>
            <table:table-cell table:style-name="ce19" table:formula="of:=IF(ISBLANK([.$N49])=TRUE();&quot;&quot;;MAX(0;[.N49]-[.W49]))" office:value-type="float" office:value="0" calcext:value-type="float">
              <text:p>0</text:p>
            </table:table-cell>
            <table:table-cell table:style-name="ce17" table:formula="of:=IF(ISBLANK([.$N49])=TRUE();&quot;&quot;;MAX(0;[.W49]-[.N4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4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pinal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0])=TRUE();&quot;&quot;;[.$O50]+[.$P50]+[.$Q50]+[.$R50]+[.$S50])" office:value-type="float" office:value="3" calcext:value-type="float">
              <text:p>3</text:p>
            </table:table-cell>
            <table:table-cell table:style-name="ce22" table:formula="of:=IF(ISBLANK([.$N50])=TRUE();&quot;&quot;;MAX(0;[.N50]-[.T50]))" office:value-type="float" office:value="0" calcext:value-type="float">
              <text:p>0</text:p>
            </table:table-cell>
            <table:table-cell table:style-name="ce17" table:formula="of:=IF(ISBLANK([.$N50])=TRUE();&quot;&quot;;MAX(0;[.T50]-[.N50]))" office:value-type="float" office:value="0" calcext:value-type="float">
              <text:p>0</text:p>
            </table:table-cell>
            <table:table-cell table:style-name="ce15" table:formula="of:=IF(ISBLANK([.$N50])=TRUE();&quot;&quot;;SUMPRODUCT([.L:.L]=[.L50];[.M:.M]=[.M50];[.T:.T]))" office:value-type="float" office:value="4" calcext:value-type="float">
              <text:p>4</text:p>
            </table:table-cell>
            <table:table-cell table:style-name="ce19" table:formula="of:=IF(ISBLANK([.$N50])=TRUE();&quot;&quot;;MAX(0;[.N50]-[.W50]))" office:value-type="float" office:value="0" calcext:value-type="float">
              <text:p>0</text:p>
            </table:table-cell>
            <table:table-cell table:style-name="ce17" table:formula="of:=IF(ISBLANK([.$N50])=TRUE();&quot;&quot;;MAX(0;[.W50]-[.N50]))" office:value-type="float" office:value="1" calcext:value-type="float">
              <text:p>1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5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Cranial Crus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1])=TRUE();&quot;&quot;;[.$O51]+[.$P51]+[.$Q51]+[.$R51]+[.$S51])" office:value-type="float" office:value="3" calcext:value-type="float">
              <text:p>3</text:p>
            </table:table-cell>
            <table:table-cell table:style-name="ce22" table:formula="of:=IF(ISBLANK([.$N51])=TRUE();&quot;&quot;;MAX(0;[.N51]-[.T51]))" office:value-type="float" office:value="0" calcext:value-type="float">
              <text:p>0</text:p>
            </table:table-cell>
            <table:table-cell table:style-name="ce17" table:formula="of:=IF(ISBLANK([.$N51])=TRUE();&quot;&quot;;MAX(0;[.T51]-[.N51]))" office:value-type="float" office:value="0" calcext:value-type="float">
              <text:p>0</text:p>
            </table:table-cell>
            <table:table-cell table:style-name="ce15" table:formula="of:=IF(ISBLANK([.$N51])=TRUE();&quot;&quot;;SUMPRODUCT([.L:.L]=[.L51];[.M:.M]=[.M51];[.T:.T]))" office:value-type="float" office:value="3" calcext:value-type="float">
              <text:p>3</text:p>
            </table:table-cell>
            <table:table-cell table:style-name="ce19" table:formula="of:=IF(ISBLANK([.$N51])=TRUE();&quot;&quot;;MAX(0;[.N51]-[.W51]))" office:value-type="float" office:value="0" calcext:value-type="float">
              <text:p>0</text:p>
            </table:table-cell>
            <table:table-cell table:style-name="ce17" table:formula="of:=IF(ISBLANK([.$N51])=TRUE();&quot;&quot;;MAX(0;[.W51]-[.N5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6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Forged for Wa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2])=TRUE();&quot;&quot;;[.$O52]+[.$P52]+[.$Q52]+[.$R52]+[.$S52])" office:value-type="float" office:value="3" calcext:value-type="float">
              <text:p>3</text:p>
            </table:table-cell>
            <table:table-cell table:style-name="ce22" table:formula="of:=IF(ISBLANK([.$N52])=TRUE();&quot;&quot;;MAX(0;[.N52]-[.T52]))" office:value-type="float" office:value="0" calcext:value-type="float">
              <text:p>0</text:p>
            </table:table-cell>
            <table:table-cell table:style-name="ce17" table:formula="of:=IF(ISBLANK([.$N52])=TRUE();&quot;&quot;;MAX(0;[.T52]-[.N52]))" office:value-type="float" office:value="0" calcext:value-type="float">
              <text:p>0</text:p>
            </table:table-cell>
            <table:table-cell table:style-name="ce15" table:formula="of:=IF(ISBLANK([.$N52])=TRUE();&quot;&quot;;SUMPRODUCT([.L:.L]=[.L52];[.M:.M]=[.M52];[.T:.T]))" office:value-type="float" office:value="3" calcext:value-type="float">
              <text:p>3</text:p>
            </table:table-cell>
            <table:table-cell table:style-name="ce19" table:formula="of:=IF(ISBLANK([.$N52])=TRUE();&quot;&quot;;MAX(0;[.N52]-[.W52]))" office:value-type="float" office:value="0" calcext:value-type="float">
              <text:p>0</text:p>
            </table:table-cell>
            <table:table-cell table:style-name="ce17" table:formula="of:=IF(ISBLANK([.$N52])=TRUE();&quot;&quot;;MAX(0;[.W52]-[.N5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7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Show Time!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3])=TRUE();&quot;&quot;;[.$O53]+[.$P53]+[.$Q53]+[.$R53]+[.$S53])" office:value-type="float" office:value="3" calcext:value-type="float">
              <text:p>3</text:p>
            </table:table-cell>
            <table:table-cell table:style-name="ce22" table:formula="of:=IF(ISBLANK([.$N53])=TRUE();&quot;&quot;;MAX(0;[.N53]-[.T53]))" office:value-type="float" office:value="0" calcext:value-type="float">
              <text:p>0</text:p>
            </table:table-cell>
            <table:table-cell table:style-name="ce17" table:formula="of:=IF(ISBLANK([.$N53])=TRUE();&quot;&quot;;MAX(0;[.T53]-[.N53]))" office:value-type="float" office:value="0" calcext:value-type="float">
              <text:p>0</text:p>
            </table:table-cell>
            <table:table-cell table:style-name="ce15" table:formula="of:=IF(ISBLANK([.$N53])=TRUE();&quot;&quot;;SUMPRODUCT([.L:.L]=[.L53];[.M:.M]=[.M53];[.T:.T]))" office:value-type="float" office:value="3" calcext:value-type="float">
              <text:p>3</text:p>
            </table:table-cell>
            <table:table-cell table:style-name="ce19" table:formula="of:=IF(ISBLANK([.$N53])=TRUE();&quot;&quot;;MAX(0;[.N53]-[.W53]))" office:value-type="float" office:value="0" calcext:value-type="float">
              <text:p>0</text:p>
            </table:table-cell>
            <table:table-cell table:style-name="ce17" table:formula="of:=IF(ISBLANK([.$N53])=TRUE();&quot;&quot;;MAX(0;[.W53]-[.N5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4])=TRUE();&quot;&quot;;[.$O54]+[.$P54]+[.$Q54]+[.$R54]+[.$S54])" office:value-type="float" office:value="3" calcext:value-type="float">
              <text:p>3</text:p>
            </table:table-cell>
            <table:table-cell table:style-name="ce22" table:formula="of:=IF(ISBLANK([.$N54])=TRUE();&quot;&quot;;MAX(0;[.N54]-[.T54]))" office:value-type="float" office:value="0" calcext:value-type="float">
              <text:p>0</text:p>
            </table:table-cell>
            <table:table-cell table:style-name="ce17" table:formula="of:=IF(ISBLANK([.$N54])=TRUE();&quot;&quot;;MAX(0;[.T54]-[.N54]))" office:value-type="float" office:value="0" calcext:value-type="float">
              <text:p>0</text:p>
            </table:table-cell>
            <table:table-cell table:style-name="ce15" table:formula="of:=IF(ISBLANK([.$N54])=TRUE();&quot;&quot;;SUMPRODUCT([.L:.L]=[.L54];[.M:.M]=[.M54];[.T:.T]))" office:value-type="float" office:value="6" calcext:value-type="float">
              <text:p>6</text:p>
            </table:table-cell>
            <table:table-cell table:style-name="ce19" table:formula="of:=IF(ISBLANK([.$N54])=TRUE();&quot;&quot;;MAX(0;[.N54]-[.W54]))" office:value-type="float" office:value="0" calcext:value-type="float">
              <text:p>0</text:p>
            </table:table-cell>
            <table:table-cell table:style-name="ce17" table:formula="of:=IF(ISBLANK([.$N54])=TRUE();&quot;&quot;;MAX(0;[.W54]-[.N54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4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5])=TRUE();&quot;&quot;;[.$O55]+[.$P55]+[.$Q55]+[.$R55]+[.$S55])" office:value-type="float" office:value="3" calcext:value-type="float">
              <text:p>3</text:p>
            </table:table-cell>
            <table:table-cell table:style-name="ce22" table:formula="of:=IF(ISBLANK([.$N55])=TRUE();&quot;&quot;;MAX(0;[.N55]-[.T55]))" office:value-type="float" office:value="0" calcext:value-type="float">
              <text:p>0</text:p>
            </table:table-cell>
            <table:table-cell table:style-name="ce17" table:formula="of:=IF(ISBLANK([.$N55])=TRUE();&quot;&quot;;MAX(0;[.T55]-[.N55]))" office:value-type="float" office:value="0" calcext:value-type="float">
              <text:p>0</text:p>
            </table:table-cell>
            <table:table-cell table:style-name="ce15" table:formula="of:=IF(ISBLANK([.$N55])=TRUE();&quot;&quot;;SUMPRODUCT([.L:.L]=[.L55];[.M:.M]=[.M55];[.T:.T]))" office:value-type="float" office:value="6" calcext:value-type="float">
              <text:p>6</text:p>
            </table:table-cell>
            <table:table-cell table:style-name="ce19" table:formula="of:=IF(ISBLANK([.$N55])=TRUE();&quot;&quot;;MAX(0;[.N55]-[.W55]))" office:value-type="float" office:value="0" calcext:value-type="float">
              <text:p>0</text:p>
            </table:table-cell>
            <table:table-cell table:style-name="ce17" table:formula="of:=IF(ISBLANK([.$N55])=TRUE();&quot;&quot;;MAX(0;[.W55]-[.N5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 table:number-columns-repeated="2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6])=TRUE();&quot;&quot;;[.$O56]+[.$P56]+[.$Q56]+[.$R56]+[.$S56])" office:value-type="float" office:value="3" calcext:value-type="float">
              <text:p>3</text:p>
            </table:table-cell>
            <table:table-cell table:style-name="ce22" table:formula="of:=IF(ISBLANK([.$N56])=TRUE();&quot;&quot;;MAX(0;[.N56]-[.T56]))" office:value-type="float" office:value="0" calcext:value-type="float">
              <text:p>0</text:p>
            </table:table-cell>
            <table:table-cell table:style-name="ce17" table:formula="of:=IF(ISBLANK([.$N56])=TRUE();&quot;&quot;;MAX(0;[.T56]-[.N56]))" office:value-type="float" office:value="0" calcext:value-type="float">
              <text:p>0</text:p>
            </table:table-cell>
            <table:table-cell table:style-name="ce15" table:formula="of:=IF(ISBLANK([.$N56])=TRUE();&quot;&quot;;SUMPRODUCT([.L:.L]=[.L56];[.M:.M]=[.M56];[.T:.T]))" office:value-type="float" office:value="4" calcext:value-type="float">
              <text:p>4</text:p>
            </table:table-cell>
            <table:table-cell table:style-name="ce19" table:formula="of:=IF(ISBLANK([.$N56])=TRUE();&quot;&quot;;MAX(0;[.N56]-[.W56]))" office:value-type="float" office:value="0" calcext:value-type="float">
              <text:p>0</text:p>
            </table:table-cell>
            <table:table-cell table:style-name="ce17" table:formula="of:=IF(ISBLANK([.$N56])=TRUE();&quot;&quot;;MAX(0;[.W56]-[.N5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7])=TRUE();&quot;&quot;;[.$O57]+[.$P57]+[.$Q57]+[.$R57]+[.$S57])" office:value-type="float" office:value="3" calcext:value-type="float">
              <text:p>3</text:p>
            </table:table-cell>
            <table:table-cell table:style-name="ce22" table:formula="of:=IF(ISBLANK([.$N57])=TRUE();&quot;&quot;;MAX(0;[.N57]-[.T57]))" office:value-type="float" office:value="0" calcext:value-type="float">
              <text:p>0</text:p>
            </table:table-cell>
            <table:table-cell table:style-name="ce17" table:formula="of:=IF(ISBLANK([.$N57])=TRUE();&quot;&quot;;MAX(0;[.T57]-[.N57]))" office:value-type="float" office:value="0" calcext:value-type="float">
              <text:p>0</text:p>
            </table:table-cell>
            <table:table-cell table:style-name="ce15" table:formula="of:=IF(ISBLANK([.$N57])=TRUE();&quot;&quot;;SUMPRODUCT([.L:.L]=[.L57];[.M:.M]=[.M57];[.T:.T]))" office:value-type="float" office:value="7" calcext:value-type="float">
              <text:p>7</text:p>
            </table:table-cell>
            <table:table-cell table:style-name="ce19" table:formula="of:=IF(ISBLANK([.$N57])=TRUE();&quot;&quot;;MAX(0;[.N57]-[.W57]))" office:value-type="float" office:value="0" calcext:value-type="float">
              <text:p>0</text:p>
            </table:table-cell>
            <table:table-cell table:style-name="ce17" table:formula="of:=IF(ISBLANK([.$N57])=TRUE();&quot;&quot;;MAX(0;[.W57]-[.N57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8])=TRUE();&quot;&quot;;[.$O58]+[.$P58]+[.$Q58]+[.$R58]+[.$S58])" office:value-type="float" office:value="3" calcext:value-type="float">
              <text:p>3</text:p>
            </table:table-cell>
            <table:table-cell table:style-name="ce22" table:formula="of:=IF(ISBLANK([.$N58])=TRUE();&quot;&quot;;MAX(0;[.N58]-[.T58]))" office:value-type="float" office:value="0" calcext:value-type="float">
              <text:p>0</text:p>
            </table:table-cell>
            <table:table-cell table:style-name="ce17" table:formula="of:=IF(ISBLANK([.$N58])=TRUE();&quot;&quot;;MAX(0;[.T58]-[.N58]))" office:value-type="float" office:value="0" calcext:value-type="float">
              <text:p>0</text:p>
            </table:table-cell>
            <table:table-cell table:style-name="ce15" table:formula="of:=IF(ISBLANK([.$N58])=TRUE();&quot;&quot;;SUMPRODUCT([.L:.L]=[.L58];[.M:.M]=[.M58];[.T:.T]))" office:value-type="float" office:value="6" calcext:value-type="float">
              <text:p>6</text:p>
            </table:table-cell>
            <table:table-cell table:style-name="ce19" table:formula="of:=IF(ISBLANK([.$N58])=TRUE();&quot;&quot;;MAX(0;[.N58]-[.W58]))" office:value-type="float" office:value="0" calcext:value-type="float">
              <text:p>0</text:p>
            </table:table-cell>
            <table:table-cell table:style-name="ce17" table:formula="of:=IF(ISBLANK([.$N58])=TRUE();&quot;&quot;;MAX(0;[.W58]-[.N5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3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9])=TRUE();&quot;&quot;;[.$O59]+[.$P59]+[.$Q59]+[.$R59]+[.$S59])" office:value-type="float" office:value="3" calcext:value-type="float">
              <text:p>3</text:p>
            </table:table-cell>
            <table:table-cell table:style-name="ce22" table:formula="of:=IF(ISBLANK([.$N59])=TRUE();&quot;&quot;;MAX(0;[.N59]-[.T59]))" office:value-type="float" office:value="0" calcext:value-type="float">
              <text:p>0</text:p>
            </table:table-cell>
            <table:table-cell table:style-name="ce17" table:formula="of:=IF(ISBLANK([.$N59])=TRUE();&quot;&quot;;MAX(0;[.T59]-[.N59]))" office:value-type="float" office:value="0" calcext:value-type="float">
              <text:p>0</text:p>
            </table:table-cell>
            <table:table-cell table:style-name="ce15" table:formula="of:=IF(ISBLANK([.$N59])=TRUE();&quot;&quot;;SUMPRODUCT([.L:.L]=[.L59];[.M:.M]=[.M59];[.T:.T]))" office:value-type="float" office:value="5" calcext:value-type="float">
              <text:p>5</text:p>
            </table:table-cell>
            <table:table-cell table:style-name="ce19" table:formula="of:=IF(ISBLANK([.$N59])=TRUE();&quot;&quot;;MAX(0;[.N59]-[.W59]))" office:value-type="float" office:value="0" calcext:value-type="float">
              <text:p>0</text:p>
            </table:table-cell>
            <table:table-cell table:style-name="ce17" table:formula="of:=IF(ISBLANK([.$N59])=TRUE();&quot;&quot;;MAX(0;[.W59]-[.N5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0])=TRUE();&quot;&quot;;[.$O60]+[.$P60]+[.$Q60]+[.$R60]+[.$S60])" office:value-type="float" office:value="3" calcext:value-type="float">
              <text:p>3</text:p>
            </table:table-cell>
            <table:table-cell table:style-name="ce22" table:formula="of:=IF(ISBLANK([.$N60])=TRUE();&quot;&quot;;MAX(0;[.N60]-[.T60]))" office:value-type="float" office:value="0" calcext:value-type="float">
              <text:p>0</text:p>
            </table:table-cell>
            <table:table-cell table:style-name="ce17" table:formula="of:=IF(ISBLANK([.$N60])=TRUE();&quot;&quot;;MAX(0;[.T60]-[.N60]))" office:value-type="float" office:value="0" calcext:value-type="float">
              <text:p>0</text:p>
            </table:table-cell>
            <table:table-cell table:style-name="ce15" table:formula="of:=IF(ISBLANK([.$N60])=TRUE();&quot;&quot;;SUMPRODUCT([.L:.L]=[.L60];[.M:.M]=[.M60];[.T:.T]))" office:value-type="float" office:value="5" calcext:value-type="float">
              <text:p>5</text:p>
            </table:table-cell>
            <table:table-cell table:style-name="ce19" table:formula="of:=IF(ISBLANK([.$N60])=TRUE();&quot;&quot;;MAX(0;[.N60]-[.W60]))" office:value-type="float" office:value="0" calcext:value-type="float">
              <text:p>0</text:p>
            </table:table-cell>
            <table:table-cell table:style-name="ce17" table:formula="of:=IF(ISBLANK([.$N60])=TRUE();&quot;&quot;;MAX(0;[.W60]-[.N60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1])=TRUE();&quot;&quot;;[.$O61]+[.$P61]+[.$Q61]+[.$R61]+[.$S61])" office:value-type="float" office:value="3" calcext:value-type="float">
              <text:p>3</text:p>
            </table:table-cell>
            <table:table-cell table:style-name="ce22" table:formula="of:=IF(ISBLANK([.$N61])=TRUE();&quot;&quot;;MAX(0;[.N61]-[.T61]))" office:value-type="float" office:value="0" calcext:value-type="float">
              <text:p>0</text:p>
            </table:table-cell>
            <table:table-cell table:style-name="ce17" table:formula="of:=IF(ISBLANK([.$N61])=TRUE();&quot;&quot;;MAX(0;[.T61]-[.N61]))" office:value-type="float" office:value="0" calcext:value-type="float">
              <text:p>0</text:p>
            </table:table-cell>
            <table:table-cell table:style-name="ce15" table:formula="of:=IF(ISBLANK([.$N61])=TRUE();&quot;&quot;;SUMPRODUCT([.L:.L]=[.L61];[.M:.M]=[.M61];[.T:.T]))" office:value-type="float" office:value="6" calcext:value-type="float">
              <text:p>6</text:p>
            </table:table-cell>
            <table:table-cell table:style-name="ce19" table:formula="of:=IF(ISBLANK([.$N61])=TRUE();&quot;&quot;;MAX(0;[.N61]-[.W61]))" office:value-type="float" office:value="0" calcext:value-type="float">
              <text:p>0</text:p>
            </table:table-cell>
            <table:table-cell table:style-name="ce17" table:formula="of:=IF(ISBLANK([.$N61])=TRUE();&quot;&quot;;MAX(0;[.W61]-[.N6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2])=TRUE();&quot;&quot;;[.$O62]+[.$P62]+[.$Q62]+[.$R62]+[.$S62])" office:value-type="float" office:value="3" calcext:value-type="float">
              <text:p>3</text:p>
            </table:table-cell>
            <table:table-cell table:style-name="ce22" table:formula="of:=IF(ISBLANK([.$N62])=TRUE();&quot;&quot;;MAX(0;[.N62]-[.T62]))" office:value-type="float" office:value="0" calcext:value-type="float">
              <text:p>0</text:p>
            </table:table-cell>
            <table:table-cell table:style-name="ce17" table:formula="of:=IF(ISBLANK([.$N62])=TRUE();&quot;&quot;;MAX(0;[.T62]-[.N62]))" office:value-type="float" office:value="0" calcext:value-type="float">
              <text:p>0</text:p>
            </table:table-cell>
            <table:table-cell table:style-name="ce15" table:formula="of:=IF(ISBLANK([.$N62])=TRUE();&quot;&quot;;SUMPRODUCT([.L:.L]=[.L62];[.M:.M]=[.M62];[.T:.T]))" office:value-type="float" office:value="4" calcext:value-type="float">
              <text:p>4</text:p>
            </table:table-cell>
            <table:table-cell table:style-name="ce19" table:formula="of:=IF(ISBLANK([.$N62])=TRUE();&quot;&quot;;MAX(0;[.N62]-[.W62]))" office:value-type="float" office:value="0" calcext:value-type="float">
              <text:p>0</text:p>
            </table:table-cell>
            <table:table-cell table:style-name="ce17" table:formula="of:=IF(ISBLANK([.$N62])=TRUE();&quot;&quot;;MAX(0;[.W62]-[.N6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uckling B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63])=TRUE();&quot;&quot;;[.$O63]+[.$P63]+[.$Q63]+[.$R63]+[.$S63])" office:value-type="float" office:value="3" calcext:value-type="float">
              <text:p>3</text:p>
            </table:table-cell>
            <table:table-cell table:style-name="ce22" table:formula="of:=IF(ISBLANK([.$N63])=TRUE();&quot;&quot;;MAX(0;[.N63]-[.T63]))" office:value-type="float" office:value="0" calcext:value-type="float">
              <text:p>0</text:p>
            </table:table-cell>
            <table:table-cell table:style-name="ce17" table:formula="of:=IF(ISBLANK([.$N63])=TRUE();&quot;&quot;;MAX(0;[.T63]-[.N63]))" office:value-type="float" office:value="0" calcext:value-type="float">
              <text:p>0</text:p>
            </table:table-cell>
            <table:table-cell table:style-name="ce15" table:formula="of:=IF(ISBLANK([.$N63])=TRUE();&quot;&quot;;SUMPRODUCT([.L:.L]=[.L63];[.M:.M]=[.M63];[.T:.T]))" office:value-type="float" office:value="3" calcext:value-type="float">
              <text:p>3</text:p>
            </table:table-cell>
            <table:table-cell table:style-name="ce19" table:formula="of:=IF(ISBLANK([.$N63])=TRUE();&quot;&quot;;MAX(0;[.N63]-[.W63]))" office:value-type="float" office:value="0" calcext:value-type="float">
              <text:p>0</text:p>
            </table:table-cell>
            <table:table-cell table:style-name="ce17" table:formula="of:=IF(ISBLANK([.$N63])=TRUE();&quot;&quot;;MAX(0;[.W63]-[.N6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uckling B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4])=TRUE();&quot;&quot;;[.$O64]+[.$P64]+[.$Q64]+[.$R64]+[.$S64])" office:value-type="float" office:value="3" calcext:value-type="float">
              <text:p>3</text:p>
            </table:table-cell>
            <table:table-cell table:style-name="ce22" table:formula="of:=IF(ISBLANK([.$N64])=TRUE();&quot;&quot;;MAX(0;[.N64]-[.T64]))" office:value-type="float" office:value="0" calcext:value-type="float">
              <text:p>0</text:p>
            </table:table-cell>
            <table:table-cell table:style-name="ce17" table:formula="of:=IF(ISBLANK([.$N64])=TRUE();&quot;&quot;;MAX(0;[.T64]-[.N64]))" office:value-type="float" office:value="0" calcext:value-type="float">
              <text:p>0</text:p>
            </table:table-cell>
            <table:table-cell table:style-name="ce15" table:formula="of:=IF(ISBLANK([.$N64])=TRUE();&quot;&quot;;SUMPRODUCT([.L:.L]=[.L64];[.M:.M]=[.M64];[.T:.T]))" office:value-type="float" office:value="3" calcext:value-type="float">
              <text:p>3</text:p>
            </table:table-cell>
            <table:table-cell table:style-name="ce19" table:formula="of:=IF(ISBLANK([.$N64])=TRUE();&quot;&quot;;MAX(0;[.N64]-[.W64]))" office:value-type="float" office:value="0" calcext:value-type="float">
              <text:p>0</text:p>
            </table:table-cell>
            <table:table-cell table:style-name="ce17" table:formula="of:=IF(ISBLANK([.$N64])=TRUE();&quot;&quot;;MAX(0;[.W64]-[.N6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5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uckling B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65])=TRUE();&quot;&quot;;[.$O65]+[.$P65]+[.$Q65]+[.$R65]+[.$S65])" office:value-type="float" office:value="3" calcext:value-type="float">
              <text:p>3</text:p>
            </table:table-cell>
            <table:table-cell table:style-name="ce22" table:formula="of:=IF(ISBLANK([.$N65])=TRUE();&quot;&quot;;MAX(0;[.N65]-[.T65]))" office:value-type="float" office:value="0" calcext:value-type="float">
              <text:p>0</text:p>
            </table:table-cell>
            <table:table-cell table:style-name="ce17" table:formula="of:=IF(ISBLANK([.$N65])=TRUE();&quot;&quot;;MAX(0;[.T65]-[.N65]))" office:value-type="float" office:value="0" calcext:value-type="float">
              <text:p>0</text:p>
            </table:table-cell>
            <table:table-cell table:style-name="ce15" table:formula="of:=IF(ISBLANK([.$N65])=TRUE();&quot;&quot;;SUMPRODUCT([.L:.L]=[.L65];[.M:.M]=[.M65];[.T:.T]))" office:value-type="float" office:value="3" calcext:value-type="float">
              <text:p>3</text:p>
            </table:table-cell>
            <table:table-cell table:style-name="ce19" table:formula="of:=IF(ISBLANK([.$N65])=TRUE();&quot;&quot;;MAX(0;[.N65]-[.W65]))" office:value-type="float" office:value="0" calcext:value-type="float">
              <text:p>0</text:p>
            </table:table-cell>
            <table:table-cell table:style-name="ce17" table:formula="of:=IF(ISBLANK([.$N65])=TRUE();&quot;&quot;;MAX(0;[.W65]-[.N65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6])=TRUE();&quot;&quot;;[.$O66]+[.$P66]+[.$Q66]+[.$R66]+[.$S66])" office:value-type="float" office:value="3" calcext:value-type="float">
              <text:p>3</text:p>
            </table:table-cell>
            <table:table-cell table:style-name="ce22" table:formula="of:=IF(ISBLANK([.$N66])=TRUE();&quot;&quot;;MAX(0;[.N66]-[.T66]))" office:value-type="float" office:value="0" calcext:value-type="float">
              <text:p>0</text:p>
            </table:table-cell>
            <table:table-cell table:style-name="ce17" table:formula="of:=IF(ISBLANK([.$N66])=TRUE();&quot;&quot;;MAX(0;[.T66]-[.N66]))" office:value-type="float" office:value="0" calcext:value-type="float">
              <text:p>0</text:p>
            </table:table-cell>
            <table:table-cell table:style-name="ce15" table:formula="of:=IF(ISBLANK([.$N66])=TRUE();&quot;&quot;;SUMPRODUCT([.L:.L]=[.L66];[.M:.M]=[.M66];[.T:.T]))" office:value-type="float" office:value="8" calcext:value-type="float">
              <text:p>8</text:p>
            </table:table-cell>
            <table:table-cell table:style-name="ce19" table:formula="of:=IF(ISBLANK([.$N66])=TRUE();&quot;&quot;;MAX(0;[.N66]-[.W66]))" office:value-type="float" office:value="0" calcext:value-type="float">
              <text:p>0</text:p>
            </table:table-cell>
            <table:table-cell table:style-name="ce17" table:formula="of:=IF(ISBLANK([.$N66])=TRUE();&quot;&quot;;MAX(0;[.W66]-[.N6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7])=TRUE();&quot;&quot;;[.$O67]+[.$P67]+[.$Q67]+[.$R67]+[.$S67])" office:value-type="float" office:value="3" calcext:value-type="float">
              <text:p>3</text:p>
            </table:table-cell>
            <table:table-cell table:style-name="ce22" table:formula="of:=IF(ISBLANK([.$N67])=TRUE();&quot;&quot;;MAX(0;[.N67]-[.T67]))" office:value-type="float" office:value="0" calcext:value-type="float">
              <text:p>0</text:p>
            </table:table-cell>
            <table:table-cell table:style-name="ce17" table:formula="of:=IF(ISBLANK([.$N67])=TRUE();&quot;&quot;;MAX(0;[.T67]-[.N67]))" office:value-type="float" office:value="0" calcext:value-type="float">
              <text:p>0</text:p>
            </table:table-cell>
            <table:table-cell table:style-name="ce15" table:formula="of:=IF(ISBLANK([.$N67])=TRUE();&quot;&quot;;SUMPRODUCT([.L:.L]=[.L67];[.M:.M]=[.M67];[.T:.T]))" office:value-type="float" office:value="6" calcext:value-type="float">
              <text:p>6</text:p>
            </table:table-cell>
            <table:table-cell table:style-name="ce19" table:formula="of:=IF(ISBLANK([.$N67])=TRUE();&quot;&quot;;MAX(0;[.N67]-[.W67]))" office:value-type="float" office:value="0" calcext:value-type="float">
              <text:p>0</text:p>
            </table:table-cell>
            <table:table-cell table:style-name="ce17" table:formula="of:=IF(ISBLANK([.$N67])=TRUE();&quot;&quot;;MAX(0;[.W67]-[.N6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68])=TRUE();&quot;&quot;;[.$O68]+[.$P68]+[.$Q68]+[.$R68]+[.$S68])" office:value-type="float" office:value="4" calcext:value-type="float">
              <text:p>4</text:p>
            </table:table-cell>
            <table:table-cell table:style-name="ce22" table:formula="of:=IF(ISBLANK([.$N68])=TRUE();&quot;&quot;;MAX(0;[.N68]-[.T68]))" office:value-type="float" office:value="0" calcext:value-type="float">
              <text:p>0</text:p>
            </table:table-cell>
            <table:table-cell table:style-name="ce17" table:formula="of:=IF(ISBLANK([.$N68])=TRUE();&quot;&quot;;MAX(0;[.T68]-[.N68]))" office:value-type="float" office:value="1" calcext:value-type="float">
              <text:p>1</text:p>
            </table:table-cell>
            <table:table-cell table:style-name="ce15" table:formula="of:=IF(ISBLANK([.$N68])=TRUE();&quot;&quot;;SUMPRODUCT([.L:.L]=[.L68];[.M:.M]=[.M68];[.T:.T]))" office:value-type="float" office:value="8" calcext:value-type="float">
              <text:p>8</text:p>
            </table:table-cell>
            <table:table-cell table:style-name="ce19" table:formula="of:=IF(ISBLANK([.$N68])=TRUE();&quot;&quot;;MAX(0;[.N68]-[.W68]))" office:value-type="float" office:value="0" calcext:value-type="float">
              <text:p>0</text:p>
            </table:table-cell>
            <table:table-cell table:style-name="ce17" table:formula="of:=IF(ISBLANK([.$N68])=TRUE();&quot;&quot;;MAX(0;[.W68]-[.N6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9])=TRUE();&quot;&quot;;[.$O69]+[.$P69]+[.$Q69]+[.$R69]+[.$S69])" office:value-type="float" office:value="3" calcext:value-type="float">
              <text:p>3</text:p>
            </table:table-cell>
            <table:table-cell table:style-name="ce22" table:formula="of:=IF(ISBLANK([.$N69])=TRUE();&quot;&quot;;MAX(0;[.N69]-[.T69]))" office:value-type="float" office:value="0" calcext:value-type="float">
              <text:p>0</text:p>
            </table:table-cell>
            <table:table-cell table:style-name="ce17" table:formula="of:=IF(ISBLANK([.$N69])=TRUE();&quot;&quot;;MAX(0;[.T69]-[.N69]))" office:value-type="float" office:value="0" calcext:value-type="float">
              <text:p>0</text:p>
            </table:table-cell>
            <table:table-cell table:style-name="ce15" table:formula="of:=IF(ISBLANK([.$N69])=TRUE();&quot;&quot;;SUMPRODUCT([.L:.L]=[.L69];[.M:.M]=[.M69];[.T:.T]))" office:value-type="float" office:value="9" calcext:value-type="float">
              <text:p>9</text:p>
            </table:table-cell>
            <table:table-cell table:style-name="ce19" table:formula="of:=IF(ISBLANK([.$N69])=TRUE();&quot;&quot;;MAX(0;[.N69]-[.W69]))" office:value-type="float" office:value="0" calcext:value-type="float">
              <text:p>0</text:p>
            </table:table-cell>
            <table:table-cell table:style-name="ce17" table:formula="of:=IF(ISBLANK([.$N69])=TRUE();&quot;&quot;;MAX(0;[.W69]-[.N6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0])=TRUE();&quot;&quot;;[.$O70]+[.$P70]+[.$Q70]+[.$R70]+[.$S70])" office:value-type="float" office:value="3" calcext:value-type="float">
              <text:p>3</text:p>
            </table:table-cell>
            <table:table-cell table:style-name="ce22" table:formula="of:=IF(ISBLANK([.$N70])=TRUE();&quot;&quot;;MAX(0;[.N70]-[.T70]))" office:value-type="float" office:value="0" calcext:value-type="float">
              <text:p>0</text:p>
            </table:table-cell>
            <table:table-cell table:style-name="ce17" table:formula="of:=IF(ISBLANK([.$N70])=TRUE();&quot;&quot;;MAX(0;[.T70]-[.N70]))" office:value-type="float" office:value="0" calcext:value-type="float">
              <text:p>0</text:p>
            </table:table-cell>
            <table:table-cell table:style-name="ce15" table:formula="of:=IF(ISBLANK([.$N70])=TRUE();&quot;&quot;;SUMPRODUCT([.L:.L]=[.L70];[.M:.M]=[.M70];[.T:.T]))" office:value-type="float" office:value="8" calcext:value-type="float">
              <text:p>8</text:p>
            </table:table-cell>
            <table:table-cell table:style-name="ce19" table:formula="of:=IF(ISBLANK([.$N70])=TRUE();&quot;&quot;;MAX(0;[.N70]-[.W70]))" office:value-type="float" office:value="0" calcext:value-type="float">
              <text:p>0</text:p>
            </table:table-cell>
            <table:table-cell table:style-name="ce17" table:formula="of:=IF(ISBLANK([.$N70])=TRUE();&quot;&quot;;MAX(0;[.W70]-[.N7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71])=TRUE();&quot;&quot;;[.$O71]+[.$P71]+[.$Q71]+[.$R71]+[.$S71])" office:value-type="float" office:value="4" calcext:value-type="float">
              <text:p>4</text:p>
            </table:table-cell>
            <table:table-cell table:style-name="ce22" table:formula="of:=IF(ISBLANK([.$N71])=TRUE();&quot;&quot;;MAX(0;[.N71]-[.T71]))" office:value-type="float" office:value="0" calcext:value-type="float">
              <text:p>0</text:p>
            </table:table-cell>
            <table:table-cell table:style-name="ce17" table:formula="of:=IF(ISBLANK([.$N71])=TRUE();&quot;&quot;;MAX(0;[.T71]-[.N71]))" office:value-type="float" office:value="1" calcext:value-type="float">
              <text:p>1</text:p>
            </table:table-cell>
            <table:table-cell table:style-name="ce15" table:formula="of:=IF(ISBLANK([.$N71])=TRUE();&quot;&quot;;SUMPRODUCT([.L:.L]=[.L71];[.M:.M]=[.M71];[.T:.T]))" office:value-type="float" office:value="9" calcext:value-type="float">
              <text:p>9</text:p>
            </table:table-cell>
            <table:table-cell table:style-name="ce19" table:formula="of:=IF(ISBLANK([.$N71])=TRUE();&quot;&quot;;MAX(0;[.N71]-[.W71]))" office:value-type="float" office:value="0" calcext:value-type="float">
              <text:p>0</text:p>
            </table:table-cell>
            <table:table-cell table:style-name="ce17" table:formula="of:=IF(ISBLANK([.$N71])=TRUE();&quot;&quot;;MAX(0;[.W71]-[.N7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2])=TRUE();&quot;&quot;;[.$O72]+[.$P72]+[.$Q72]+[.$R72]+[.$S72])" office:value-type="float" office:value="3" calcext:value-type="float">
              <text:p>3</text:p>
            </table:table-cell>
            <table:table-cell table:style-name="ce22" table:formula="of:=IF(ISBLANK([.$N72])=TRUE();&quot;&quot;;MAX(0;[.N72]-[.T72]))" office:value-type="float" office:value="0" calcext:value-type="float">
              <text:p>0</text:p>
            </table:table-cell>
            <table:table-cell table:style-name="ce17" table:formula="of:=IF(ISBLANK([.$N72])=TRUE();&quot;&quot;;MAX(0;[.T72]-[.N72]))" office:value-type="float" office:value="0" calcext:value-type="float">
              <text:p>0</text:p>
            </table:table-cell>
            <table:table-cell table:style-name="ce15" table:formula="of:=IF(ISBLANK([.$N72])=TRUE();&quot;&quot;;SUMPRODUCT([.L:.L]=[.L72];[.M:.M]=[.M72];[.T:.T]))" office:value-type="float" office:value="5" calcext:value-type="float">
              <text:p>5</text:p>
            </table:table-cell>
            <table:table-cell table:style-name="ce19" table:formula="of:=IF(ISBLANK([.$N72])=TRUE();&quot;&quot;;MAX(0;[.N72]-[.W72]))" office:value-type="float" office:value="0" calcext:value-type="float">
              <text:p>0</text:p>
            </table:table-cell>
            <table:table-cell table:style-name="ce17" table:formula="of:=IF(ISBLANK([.$N72])=TRUE();&quot;&quot;;MAX(0;[.W72]-[.N72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3])=TRUE();&quot;&quot;;[.$O73]+[.$P73]+[.$Q73]+[.$R73]+[.$S73])" office:value-type="float" office:value="3" calcext:value-type="float">
              <text:p>3</text:p>
            </table:table-cell>
            <table:table-cell table:style-name="ce22" table:formula="of:=IF(ISBLANK([.$N73])=TRUE();&quot;&quot;;MAX(0;[.N73]-[.T73]))" office:value-type="float" office:value="0" calcext:value-type="float">
              <text:p>0</text:p>
            </table:table-cell>
            <table:table-cell table:style-name="ce17" table:formula="of:=IF(ISBLANK([.$N73])=TRUE();&quot;&quot;;MAX(0;[.T73]-[.N73]))" office:value-type="float" office:value="0" calcext:value-type="float">
              <text:p>0</text:p>
            </table:table-cell>
            <table:table-cell table:style-name="ce15" table:formula="of:=IF(ISBLANK([.$N73])=TRUE();&quot;&quot;;SUMPRODUCT([.L:.L]=[.L73];[.M:.M]=[.M73];[.T:.T]))" office:value-type="float" office:value="9" calcext:value-type="float">
              <text:p>9</text:p>
            </table:table-cell>
            <table:table-cell table:style-name="ce19" table:formula="of:=IF(ISBLANK([.$N73])=TRUE();&quot;&quot;;MAX(0;[.N73]-[.W73]))" office:value-type="float" office:value="0" calcext:value-type="float">
              <text:p>0</text:p>
            </table:table-cell>
            <table:table-cell table:style-name="ce17" table:formula="of:=IF(ISBLANK([.$N73])=TRUE();&quot;&quot;;MAX(0;[.W73]-[.N7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4])=TRUE();&quot;&quot;;[.$O74]+[.$P74]+[.$Q74]+[.$R74]+[.$S74])" office:value-type="float" office:value="3" calcext:value-type="float">
              <text:p>3</text:p>
            </table:table-cell>
            <table:table-cell table:style-name="ce22" table:formula="of:=IF(ISBLANK([.$N74])=TRUE();&quot;&quot;;MAX(0;[.N74]-[.T74]))" office:value-type="float" office:value="0" calcext:value-type="float">
              <text:p>0</text:p>
            </table:table-cell>
            <table:table-cell table:style-name="ce17" table:formula="of:=IF(ISBLANK([.$N74])=TRUE();&quot;&quot;;MAX(0;[.T74]-[.N74]))" office:value-type="float" office:value="0" calcext:value-type="float">
              <text:p>0</text:p>
            </table:table-cell>
            <table:table-cell table:style-name="ce15" table:formula="of:=IF(ISBLANK([.$N74])=TRUE();&quot;&quot;;SUMPRODUCT([.L:.L]=[.L74];[.M:.M]=[.M74];[.T:.T]))" office:value-type="float" office:value="7" calcext:value-type="float">
              <text:p>7</text:p>
            </table:table-cell>
            <table:table-cell table:style-name="ce19" table:formula="of:=IF(ISBLANK([.$N74])=TRUE();&quot;&quot;;MAX(0;[.N74]-[.W74]))" office:value-type="float" office:value="0" calcext:value-type="float">
              <text:p>0</text:p>
            </table:table-cell>
            <table:table-cell table:style-name="ce17" table:formula="of:=IF(ISBLANK([.$N74])=TRUE();&quot;&quot;;MAX(0;[.W74]-[.N74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6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merging Powe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5])=TRUE();&quot;&quot;;[.$O75]+[.$P75]+[.$Q75]+[.$R75]+[.$S75])" office:value-type="float" office:value="3" calcext:value-type="float">
              <text:p>3</text:p>
            </table:table-cell>
            <table:table-cell table:style-name="ce22" table:formula="of:=IF(ISBLANK([.$N75])=TRUE();&quot;&quot;;MAX(0;[.N75]-[.T75]))" office:value-type="float" office:value="0" calcext:value-type="float">
              <text:p>0</text:p>
            </table:table-cell>
            <table:table-cell table:style-name="ce17" table:formula="of:=IF(ISBLANK([.$N75])=TRUE();&quot;&quot;;MAX(0;[.T75]-[.N75]))" office:value-type="float" office:value="0" calcext:value-type="float">
              <text:p>0</text:p>
            </table:table-cell>
            <table:table-cell table:style-name="ce15" table:formula="of:=IF(ISBLANK([.$N75])=TRUE();&quot;&quot;;SUMPRODUCT([.L:.L]=[.L75];[.M:.M]=[.M75];[.T:.T]))" office:value-type="float" office:value="3" calcext:value-type="float">
              <text:p>3</text:p>
            </table:table-cell>
            <table:table-cell table:style-name="ce19" table:formula="of:=IF(ISBLANK([.$N75])=TRUE();&quot;&quot;;MAX(0;[.N75]-[.W75]))" office:value-type="float" office:value="0" calcext:value-type="float">
              <text:p>0</text:p>
            </table:table-cell>
            <table:table-cell table:style-name="ce17" table:formula="of:=IF(ISBLANK([.$N75])=TRUE();&quot;&quot;;MAX(0;[.W75]-[.N7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merging Powe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6])=TRUE();&quot;&quot;;[.$O76]+[.$P76]+[.$Q76]+[.$R76]+[.$S76])" office:value-type="float" office:value="3" calcext:value-type="float">
              <text:p>3</text:p>
            </table:table-cell>
            <table:table-cell table:style-name="ce22" table:formula="of:=IF(ISBLANK([.$N76])=TRUE();&quot;&quot;;MAX(0;[.N76]-[.T76]))" office:value-type="float" office:value="0" calcext:value-type="float">
              <text:p>0</text:p>
            </table:table-cell>
            <table:table-cell table:style-name="ce17" table:formula="of:=IF(ISBLANK([.$N76])=TRUE();&quot;&quot;;MAX(0;[.T76]-[.N76]))" office:value-type="float" office:value="0" calcext:value-type="float">
              <text:p>0</text:p>
            </table:table-cell>
            <table:table-cell table:style-name="ce15" table:formula="of:=IF(ISBLANK([.$N76])=TRUE();&quot;&quot;;SUMPRODUCT([.L:.L]=[.L76];[.M:.M]=[.M76];[.T:.T]))" office:value-type="float" office:value="3" calcext:value-type="float">
              <text:p>3</text:p>
            </table:table-cell>
            <table:table-cell table:style-name="ce19" table:formula="of:=IF(ISBLANK([.$N76])=TRUE();&quot;&quot;;MAX(0;[.N76]-[.W76]))" office:value-type="float" office:value="0" calcext:value-type="float">
              <text:p>0</text:p>
            </table:table-cell>
            <table:table-cell table:style-name="ce17" table:formula="of:=IF(ISBLANK([.$N76])=TRUE();&quot;&quot;;MAX(0;[.W76]-[.N7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merging Pow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7])=TRUE();&quot;&quot;;[.$O77]+[.$P77]+[.$Q77]+[.$R77]+[.$S77])" office:value-type="float" office:value="3" calcext:value-type="float">
              <text:p>3</text:p>
            </table:table-cell>
            <table:table-cell table:style-name="ce22" table:formula="of:=IF(ISBLANK([.$N77])=TRUE();&quot;&quot;;MAX(0;[.N77]-[.T77]))" office:value-type="float" office:value="0" calcext:value-type="float">
              <text:p>0</text:p>
            </table:table-cell>
            <table:table-cell table:style-name="ce17" table:formula="of:=IF(ISBLANK([.$N77])=TRUE();&quot;&quot;;MAX(0;[.T77]-[.N77]))" office:value-type="float" office:value="0" calcext:value-type="float">
              <text:p>0</text:p>
            </table:table-cell>
            <table:table-cell table:style-name="ce15" table:formula="of:=IF(ISBLANK([.$N77])=TRUE();&quot;&quot;;SUMPRODUCT([.L:.L]=[.L77];[.M:.M]=[.M77];[.T:.T]))" office:value-type="float" office:value="3" calcext:value-type="float">
              <text:p>3</text:p>
            </table:table-cell>
            <table:table-cell table:style-name="ce19" table:formula="of:=IF(ISBLANK([.$N77])=TRUE();&quot;&quot;;MAX(0;[.N77]-[.W77]))" office:value-type="float" office:value="0" calcext:value-type="float">
              <text:p>0</text:p>
            </table:table-cell>
            <table:table-cell table:style-name="ce17" table:formula="of:=IF(ISBLANK([.$N77])=TRUE();&quot;&quot;;MAX(0;[.W77]-[.N77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8])=TRUE();&quot;&quot;;[.$O78]+[.$P78]+[.$Q78]+[.$R78]+[.$S78])" office:value-type="float" office:value="3" calcext:value-type="float">
              <text:p>3</text:p>
            </table:table-cell>
            <table:table-cell table:style-name="ce22" table:formula="of:=IF(ISBLANK([.$N78])=TRUE();&quot;&quot;;MAX(0;[.N78]-[.T78]))" office:value-type="float" office:value="0" calcext:value-type="float">
              <text:p>0</text:p>
            </table:table-cell>
            <table:table-cell table:style-name="ce17" table:formula="of:=IF(ISBLANK([.$N78])=TRUE();&quot;&quot;;MAX(0;[.T78]-[.N78]))" office:value-type="float" office:value="0" calcext:value-type="float">
              <text:p>0</text:p>
            </table:table-cell>
            <table:table-cell table:style-name="ce15" table:formula="of:=IF(ISBLANK([.$N78])=TRUE();&quot;&quot;;SUMPRODUCT([.L:.L]=[.L78];[.M:.M]=[.M78];[.T:.T]))" office:value-type="float" office:value="7" calcext:value-type="float">
              <text:p>7</text:p>
            </table:table-cell>
            <table:table-cell table:style-name="ce19" table:formula="of:=IF(ISBLANK([.$N78])=TRUE();&quot;&quot;;MAX(0;[.N78]-[.W78]))" office:value-type="float" office:value="0" calcext:value-type="float">
              <text:p>0</text:p>
            </table:table-cell>
            <table:table-cell table:style-name="ce17" table:formula="of:=IF(ISBLANK([.$N78])=TRUE();&quot;&quot;;MAX(0;[.W78]-[.N7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79])=TRUE();&quot;&quot;;[.$O79]+[.$P79]+[.$Q79]+[.$R79]+[.$S79])" office:value-type="float" office:value="3" calcext:value-type="float">
              <text:p>3</text:p>
            </table:table-cell>
            <table:table-cell table:style-name="ce22" table:formula="of:=IF(ISBLANK([.$N79])=TRUE();&quot;&quot;;MAX(0;[.N79]-[.T79]))" office:value-type="float" office:value="0" calcext:value-type="float">
              <text:p>0</text:p>
            </table:table-cell>
            <table:table-cell table:style-name="ce17" table:formula="of:=IF(ISBLANK([.$N79])=TRUE();&quot;&quot;;MAX(0;[.T79]-[.N79]))" office:value-type="float" office:value="0" calcext:value-type="float">
              <text:p>0</text:p>
            </table:table-cell>
            <table:table-cell table:style-name="ce15" table:formula="of:=IF(ISBLANK([.$N79])=TRUE();&quot;&quot;;SUMPRODUCT([.L:.L]=[.L79];[.M:.M]=[.M79];[.T:.T]))" office:value-type="float" office:value="8" calcext:value-type="float">
              <text:p>8</text:p>
            </table:table-cell>
            <table:table-cell table:style-name="ce19" table:formula="of:=IF(ISBLANK([.$N79])=TRUE();&quot;&quot;;MAX(0;[.N79]-[.W79]))" office:value-type="float" office:value="0" calcext:value-type="float">
              <text:p>0</text:p>
            </table:table-cell>
            <table:table-cell table:style-name="ce17" table:formula="of:=IF(ISBLANK([.$N79])=TRUE();&quot;&quot;;MAX(0;[.W79]-[.N7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80])=TRUE();&quot;&quot;;[.$O80]+[.$P80]+[.$Q80]+[.$R80]+[.$S80])" office:value-type="float" office:value="3" calcext:value-type="float">
              <text:p>3</text:p>
            </table:table-cell>
            <table:table-cell table:style-name="ce22" table:formula="of:=IF(ISBLANK([.$N80])=TRUE();&quot;&quot;;MAX(0;[.N80]-[.T80]))" office:value-type="float" office:value="0" calcext:value-type="float">
              <text:p>0</text:p>
            </table:table-cell>
            <table:table-cell table:style-name="ce17" table:formula="of:=IF(ISBLANK([.$N80])=TRUE();&quot;&quot;;MAX(0;[.T80]-[.N80]))" office:value-type="float" office:value="0" calcext:value-type="float">
              <text:p>0</text:p>
            </table:table-cell>
            <table:table-cell table:style-name="ce15" table:formula="of:=IF(ISBLANK([.$N80])=TRUE();&quot;&quot;;SUMPRODUCT([.L:.L]=[.L80];[.M:.M]=[.M80];[.T:.T]))" office:value-type="float" office:value="6" calcext:value-type="float">
              <text:p>6</text:p>
            </table:table-cell>
            <table:table-cell table:style-name="ce19" table:formula="of:=IF(ISBLANK([.$N80])=TRUE();&quot;&quot;;MAX(0;[.N80]-[.W80]))" office:value-type="float" office:value="0" calcext:value-type="float">
              <text:p>0</text:p>
            </table:table-cell>
            <table:table-cell table:style-name="ce17" table:formula="of:=IF(ISBLANK([.$N80])=TRUE();&quot;&quot;;MAX(0;[.W80]-[.N8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5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Toke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eismic Surg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81])=TRUE();&quot;&quot;;[.$O81]+[.$P81]+[.$Q81]+[.$R81]+[.$S81])" office:value-type="float" office:value="1" calcext:value-type="float">
              <text:p>1</text:p>
            </table:table-cell>
            <table:table-cell table:style-name="ce22" table:formula="of:=IF(ISBLANK([.$N81])=TRUE();&quot;&quot;;MAX(0;[.N81]-[.T81]))" office:value-type="float" office:value="0" calcext:value-type="float">
              <text:p>0</text:p>
            </table:table-cell>
            <table:table-cell table:style-name="ce17" table:formula="of:=IF(ISBLANK([.$N81])=TRUE();&quot;&quot;;MAX(0;[.T81]-[.N81]))" office:value-type="float" office:value="0" calcext:value-type="float">
              <text:p>0</text:p>
            </table:table-cell>
            <table:table-cell table:style-name="ce15" table:formula="of:=IF(ISBLANK([.$N81])=TRUE();&quot;&quot;;SUMPRODUCT([.L:.L]=[.L81];[.M:.M]=[.M81];[.T:.T]))" office:value-type="float" office:value="2" calcext:value-type="float">
              <text:p>2</text:p>
            </table:table-cell>
            <table:table-cell table:style-name="ce19" table:formula="of:=IF(ISBLANK([.$N81])=TRUE();&quot;&quot;;MAX(0;[.N81]-[.W81]))" office:value-type="float" office:value="0" calcext:value-type="float">
              <text:p>0</text:p>
            </table:table-cell>
            <table:table-cell table:style-name="ce17" table:formula="of:=IF(ISBLANK([.$N81])=TRUE();&quot;&quot;;MAX(0;[.W81]-[.N81]))" office:value-type="float" office:value="1" calcext:value-type="float">
              <text:p>1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Ninja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82])=TRUE();&quot;&quot;;[.$O82]+[.$P82]+[.$Q82]+[.$R82]+[.$S82])">
            <text:p/>
          </table:table-cell>
          <table:table-cell table:style-name="ce22" table:formula="of:=IF(ISBLANK([.$N82])=TRUE();&quot;&quot;;MAX(0;[.N82]-[.T82]))">
            <text:p/>
          </table:table-cell>
          <table:table-cell table:style-name="ce17" table:formula="of:=IF(ISBLANK([.$N82])=TRUE();&quot;&quot;;MAX(0;[.T82]-[.N82]))">
            <text:p/>
          </table:table-cell>
          <table:table-cell table:style-name="ce15" table:formula="of:=IF(ISBLANK([.$N82])=TRUE();&quot;&quot;;SUMPRODUCT([.L:.L]=[.L82];[.M:.M]=[.M82];[.T:.T]))">
            <text:p/>
          </table:table-cell>
          <table:table-cell table:style-name="ce19" table:formula="of:=IF(ISBLANK([.$N82])=TRUE();&quot;&quot;;MAX(0;[.N82]-[.W82]))">
            <text:p/>
          </table:table-cell>
          <table:table-cell table:style-name="ce17" table:formula="of:=IF(ISBLANK([.$N82])=TRUE();&quot;&quot;;MAX(0;[.W82]-[.N82]))">
            <text:p/>
          </table:table-cell>
          <table:table-cell table:style-name="Default"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6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Katsu, the Wanderer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83])=TRUE();&quot;&quot;;[.$O83]+[.$P83]+[.$Q83]+[.$R83]+[.$S83])" office:value-type="float" office:value="1" calcext:value-type="float">
              <text:p>1</text:p>
            </table:table-cell>
            <table:table-cell table:style-name="ce22" table:formula="of:=IF(ISBLANK([.$N83])=TRUE();&quot;&quot;;MAX(0;[.N83]-[.T83]))" office:value-type="float" office:value="0" calcext:value-type="float">
              <text:p>0</text:p>
            </table:table-cell>
            <table:table-cell table:style-name="ce17" table:formula="of:=IF(ISBLANK([.$N83])=TRUE();&quot;&quot;;MAX(0;[.T83]-[.N83]))" office:value-type="float" office:value="0" calcext:value-type="float">
              <text:p>0</text:p>
            </table:table-cell>
            <table:table-cell table:style-name="ce15" table:formula="of:=IF(ISBLANK([.$N83])=TRUE();&quot;&quot;;SUMPRODUCT([.L:.L]=[.L83];[.M:.M]=[.M83];[.T:.T]))" office:value-type="float" office:value="3" calcext:value-type="float">
              <text:p>3</text:p>
            </table:table-cell>
            <table:table-cell table:style-name="ce19" table:formula="of:=IF(ISBLANK([.$N83])=TRUE();&quot;&quot;;MAX(0;[.N83]-[.W83]))" office:value-type="float" office:value="0" calcext:value-type="float">
              <text:p>0</text:p>
            </table:table-cell>
            <table:table-cell table:style-name="ce17" table:formula="of:=IF(ISBLANK([.$N83])=TRUE();&quot;&quot;;MAX(0;[.W83]-[.N83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7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Katsu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84])=TRUE();&quot;&quot;;[.$O84]+[.$P84]+[.$Q84]+[.$R84]+[.$S84])" office:value-type="float" office:value="1" calcext:value-type="float">
              <text:p>1</text:p>
            </table:table-cell>
            <table:table-cell table:style-name="ce22" table:formula="of:=IF(ISBLANK([.$N84])=TRUE();&quot;&quot;;MAX(0;[.N84]-[.T84]))" office:value-type="float" office:value="0" calcext:value-type="float">
              <text:p>0</text:p>
            </table:table-cell>
            <table:table-cell table:style-name="ce17" table:formula="of:=IF(ISBLANK([.$N84])=TRUE();&quot;&quot;;MAX(0;[.T84]-[.N84]))" office:value-type="float" office:value="0" calcext:value-type="float">
              <text:p>0</text:p>
            </table:table-cell>
            <table:table-cell table:style-name="ce15" table:formula="of:=IF(ISBLANK([.$N84])=TRUE();&quot;&quot;;SUMPRODUCT([.L:.L]=[.L84];[.M:.M]=[.M84];[.T:.T]))" office:value-type="float" office:value="2" calcext:value-type="float">
              <text:p>2</text:p>
            </table:table-cell>
            <table:table-cell table:style-name="ce19" table:formula="of:=IF(ISBLANK([.$N84])=TRUE();&quot;&quot;;MAX(0;[.N84]-[.W84]))" office:value-type="float" office:value="0" calcext:value-type="float">
              <text:p>0</text:p>
            </table:table-cell>
            <table:table-cell table:style-name="ce17" table:formula="of:=IF(ISBLANK([.$N84])=TRUE();&quot;&quot;;MAX(0;[.W84]-[.N8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8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Dagger</text:p>
            </table:table-cell>
            <table:table-cell table:style-name="ce2" table:content-validation-name="val9" office:value-type="string" calcext:value-type="string">
              <text:p>(1H)</text:p>
            </table:table-cell>
            <table:table-cell table:style-name="ce2" table:content-validation-name="val10"/>
            <table:table-cell table:style-name="ce2" office:value-type="string" calcext:value-type="string">
              <text:p>Harmonized Kodachi</text:p>
            </table:table-cell>
            <table:table-cell table:style-name="ce2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4"/>
            <table:table-cell table:style-name="ce15" table:formula="of:=IF(ISBLANK([.$N85])=TRUE();&quot;&quot;;[.$O85]+[.$P85]+[.$Q85]+[.$R85]+[.$S85])" office:value-type="float" office:value="2" calcext:value-type="float">
              <text:p>2</text:p>
            </table:table-cell>
            <table:table-cell table:style-name="ce22" table:formula="of:=IF(ISBLANK([.$N85])=TRUE();&quot;&quot;;MAX(0;[.N85]-[.T85]))" office:value-type="float" office:value="0" calcext:value-type="float">
              <text:p>0</text:p>
            </table:table-cell>
            <table:table-cell table:style-name="ce17" table:formula="of:=IF(ISBLANK([.$N85])=TRUE();&quot;&quot;;MAX(0;[.T85]-[.N85]))" office:value-type="float" office:value="0" calcext:value-type="float">
              <text:p>0</text:p>
            </table:table-cell>
            <table:table-cell table:style-name="ce15" table:formula="of:=IF(ISBLANK([.$N85])=TRUE();&quot;&quot;;SUMPRODUCT([.L:.L]=[.L85];[.M:.M]=[.M85];[.T:.T]))" office:value-type="float" office:value="5" calcext:value-type="float">
              <text:p>5</text:p>
            </table:table-cell>
            <table:table-cell table:style-name="ce19" table:formula="of:=IF(ISBLANK([.$N85])=TRUE();&quot;&quot;;MAX(0;[.N85]-[.W85]))" office:value-type="float" office:value="0" calcext:value-type="float">
              <text:p>0</text:p>
            </table:table-cell>
            <table:table-cell table:style-name="ce17" table:formula="of:=IF(ISBLANK([.$N85])=TRUE();&quot;&quot;;MAX(0;[.W85]-[.N8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79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Mask of Momentum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86])=TRUE();&quot;&quot;;[.$O86]+[.$P86]+[.$Q86]+[.$R86]+[.$S86])" office:value-type="float" office:value="0" calcext:value-type="float">
              <text:p>0</text:p>
            </table:table-cell>
            <table:table-cell table:style-name="ce22" table:formula="of:=IF(ISBLANK([.$N86])=TRUE();&quot;&quot;;MAX(0;[.N86]-[.T86]))" office:value-type="float" office:value="1" calcext:value-type="float">
              <text:p>1</text:p>
            </table:table-cell>
            <table:table-cell table:style-name="ce17" table:formula="of:=IF(ISBLANK([.$N86])=TRUE();&quot;&quot;;MAX(0;[.T86]-[.N86]))" office:value-type="float" office:value="0" calcext:value-type="float">
              <text:p>0</text:p>
            </table:table-cell>
            <table:table-cell table:style-name="ce15" table:formula="of:=IF(ISBLANK([.$N86])=TRUE();&quot;&quot;;SUMPRODUCT([.L:.L]=[.L86];[.M:.M]=[.M86];[.T:.T]))" office:value-type="float" office:value="0" calcext:value-type="float">
              <text:p>0</text:p>
            </table:table-cell>
            <table:table-cell table:style-name="ce19" table:formula="of:=IF(ISBLANK([.$N86])=TRUE();&quot;&quot;;MAX(0;[.N86]-[.W86]))" office:value-type="float" office:value="1" calcext:value-type="float">
              <text:p>1</text:p>
            </table:table-cell>
            <table:table-cell table:style-name="ce17" table:formula="of:=IF(ISBLANK([.$N86])=TRUE();&quot;&quot;;MAX(0;[.W86]-[.N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eaking Scale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87])=TRUE();&quot;&quot;;[.$O87]+[.$P87]+[.$Q87]+[.$R87]+[.$S87])" office:value-type="float" office:value="2" calcext:value-type="float">
              <text:p>2</text:p>
            </table:table-cell>
            <table:table-cell table:style-name="ce22" table:formula="of:=IF(ISBLANK([.$N87])=TRUE();&quot;&quot;;MAX(0;[.N87]-[.T87]))" office:value-type="float" office:value="0" calcext:value-type="float">
              <text:p>0</text:p>
            </table:table-cell>
            <table:table-cell table:style-name="ce17" table:formula="of:=IF(ISBLANK([.$N87])=TRUE();&quot;&quot;;MAX(0;[.T87]-[.N87]))" office:value-type="float" office:value="1" calcext:value-type="float">
              <text:p>1</text:p>
            </table:table-cell>
            <table:table-cell table:style-name="ce15" table:formula="of:=IF(ISBLANK([.$N87])=TRUE();&quot;&quot;;SUMPRODUCT([.L:.L]=[.L87];[.M:.M]=[.M87];[.T:.T]))" office:value-type="float" office:value="4" calcext:value-type="float">
              <text:p>4</text:p>
            </table:table-cell>
            <table:table-cell table:style-name="ce19" table:formula="of:=IF(ISBLANK([.$N87])=TRUE();&quot;&quot;;MAX(0;[.N87]-[.W87]))" office:value-type="float" office:value="0" calcext:value-type="float">
              <text:p>0</text:p>
            </table:table-cell>
            <table:table-cell table:style-name="ce17" table:formula="of:=IF(ISBLANK([.$N87])=TRUE();&quot;&quot;;MAX(0;[.W87]-[.N8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1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ord of Wind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88])=TRUE();&quot;&quot;;[.$O88]+[.$P88]+[.$Q88]+[.$R88]+[.$S88])" office:value-type="float" office:value="3" calcext:value-type="float">
              <text:p>3</text:p>
            </table:table-cell>
            <table:table-cell table:style-name="ce22" table:formula="of:=IF(ISBLANK([.$N88])=TRUE();&quot;&quot;;MAX(0;[.N88]-[.T88]))" office:value-type="float" office:value="0" calcext:value-type="float">
              <text:p>0</text:p>
            </table:table-cell>
            <table:table-cell table:style-name="ce17" table:formula="of:=IF(ISBLANK([.$N88])=TRUE();&quot;&quot;;MAX(0;[.T88]-[.N88]))" office:value-type="float" office:value="0" calcext:value-type="float">
              <text:p>0</text:p>
            </table:table-cell>
            <table:table-cell table:style-name="ce15" table:formula="of:=IF(ISBLANK([.$N88])=TRUE();&quot;&quot;;SUMPRODUCT([.L:.L]=[.L88];[.M:.M]=[.M88];[.T:.T]))" office:value-type="float" office:value="3" calcext:value-type="float">
              <text:p>3</text:p>
            </table:table-cell>
            <table:table-cell table:style-name="ce19" table:formula="of:=IF(ISBLANK([.$N88])=TRUE();&quot;&quot;;MAX(0;[.N88]-[.W88]))" office:value-type="float" office:value="0" calcext:value-type="float">
              <text:p>0</text:p>
            </table:table-cell>
            <table:table-cell table:style-name="ce17" table:formula="of:=IF(ISBLANK([.$N88])=TRUE();&quot;&quot;;MAX(0;[.W88]-[.N8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2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Ancestral Empowerme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89])=TRUE();&quot;&quot;;[.$O89]+[.$P89]+[.$Q89]+[.$R89]+[.$S89])" office:value-type="float" office:value="3" calcext:value-type="float">
              <text:p>3</text:p>
            </table:table-cell>
            <table:table-cell table:style-name="ce22" table:formula="of:=IF(ISBLANK([.$N89])=TRUE();&quot;&quot;;MAX(0;[.N89]-[.T89]))" office:value-type="float" office:value="0" calcext:value-type="float">
              <text:p>0</text:p>
            </table:table-cell>
            <table:table-cell table:style-name="ce17" table:formula="of:=IF(ISBLANK([.$N89])=TRUE();&quot;&quot;;MAX(0;[.T89]-[.N89]))" office:value-type="float" office:value="0" calcext:value-type="float">
              <text:p>0</text:p>
            </table:table-cell>
            <table:table-cell table:style-name="ce15" table:formula="of:=IF(ISBLANK([.$N89])=TRUE();&quot;&quot;;SUMPRODUCT([.L:.L]=[.L89];[.M:.M]=[.M89];[.T:.T]))" office:value-type="float" office:value="3" calcext:value-type="float">
              <text:p>3</text:p>
            </table:table-cell>
            <table:table-cell table:style-name="ce19" table:formula="of:=IF(ISBLANK([.$N89])=TRUE();&quot;&quot;;MAX(0;[.N89]-[.W89]))" office:value-type="float" office:value="0" calcext:value-type="float">
              <text:p>0</text:p>
            </table:table-cell>
            <table:table-cell table:style-name="ce17" table:formula="of:=IF(ISBLANK([.$N89])=TRUE();&quot;&quot;;MAX(0;[.W89]-[.N8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3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Mugenshi: RELEA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0])=TRUE();&quot;&quot;;[.$O90]+[.$P90]+[.$Q90]+[.$R90]+[.$S90])" office:value-type="float" office:value="3" calcext:value-type="float">
              <text:p>3</text:p>
            </table:table-cell>
            <table:table-cell table:style-name="ce22" table:formula="of:=IF(ISBLANK([.$N90])=TRUE();&quot;&quot;;MAX(0;[.N90]-[.T90]))" office:value-type="float" office:value="0" calcext:value-type="float">
              <text:p>0</text:p>
            </table:table-cell>
            <table:table-cell table:style-name="ce17" table:formula="of:=IF(ISBLANK([.$N90])=TRUE();&quot;&quot;;MAX(0;[.T90]-[.N90]))" office:value-type="float" office:value="0" calcext:value-type="float">
              <text:p>0</text:p>
            </table:table-cell>
            <table:table-cell table:style-name="ce15" table:formula="of:=IF(ISBLANK([.$N90])=TRUE();&quot;&quot;;SUMPRODUCT([.L:.L]=[.L90];[.M:.M]=[.M90];[.T:.T]))" office:value-type="float" office:value="3" calcext:value-type="float">
              <text:p>3</text:p>
            </table:table-cell>
            <table:table-cell table:style-name="ce19" table:formula="of:=IF(ISBLANK([.$N90])=TRUE();&quot;&quot;;MAX(0;[.N90]-[.W90]))" office:value-type="float" office:value="0" calcext:value-type="float">
              <text:p>0</text:p>
            </table:table-cell>
            <table:table-cell table:style-name="ce17" table:formula="of:=IF(ISBLANK([.$N90])=TRUE();&quot;&quot;;MAX(0;[.W90]-[.N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4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urricane Techniqu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1])=TRUE();&quot;&quot;;[.$O91]+[.$P91]+[.$Q91]+[.$R91]+[.$S91])" office:value-type="float" office:value="3" calcext:value-type="float">
              <text:p>3</text:p>
            </table:table-cell>
            <table:table-cell table:style-name="ce22" table:formula="of:=IF(ISBLANK([.$N91])=TRUE();&quot;&quot;;MAX(0;[.N91]-[.T91]))" office:value-type="float" office:value="0" calcext:value-type="float">
              <text:p>0</text:p>
            </table:table-cell>
            <table:table-cell table:style-name="ce17" table:formula="of:=IF(ISBLANK([.$N91])=TRUE();&quot;&quot;;MAX(0;[.T91]-[.N91]))" office:value-type="float" office:value="0" calcext:value-type="float">
              <text:p>0</text:p>
            </table:table-cell>
            <table:table-cell table:style-name="ce15" table:formula="of:=IF(ISBLANK([.$N91])=TRUE();&quot;&quot;;SUMPRODUCT([.L:.L]=[.L91];[.M:.M]=[.M91];[.T:.T]))" office:value-type="float" office:value="3" calcext:value-type="float">
              <text:p>3</text:p>
            </table:table-cell>
            <table:table-cell table:style-name="ce19" table:formula="of:=IF(ISBLANK([.$N91])=TRUE();&quot;&quot;;MAX(0;[.N91]-[.W91]))" office:value-type="float" office:value="0" calcext:value-type="float">
              <text:p>0</text:p>
            </table:table-cell>
            <table:table-cell table:style-name="ce17" table:formula="of:=IF(ISBLANK([.$N91])=TRUE();&quot;&quot;;MAX(0;[.W91]-[.N9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5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ounding Gal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2])=TRUE();&quot;&quot;;[.$O92]+[.$P92]+[.$Q92]+[.$R92]+[.$S92])" office:value-type="float" office:value="3" calcext:value-type="float">
              <text:p>3</text:p>
            </table:table-cell>
            <table:table-cell table:style-name="ce22" table:formula="of:=IF(ISBLANK([.$N92])=TRUE();&quot;&quot;;MAX(0;[.N92]-[.T92]))" office:value-type="float" office:value="0" calcext:value-type="float">
              <text:p>0</text:p>
            </table:table-cell>
            <table:table-cell table:style-name="ce17" table:formula="of:=IF(ISBLANK([.$N92])=TRUE();&quot;&quot;;MAX(0;[.T92]-[.N92]))" office:value-type="float" office:value="0" calcext:value-type="float">
              <text:p>0</text:p>
            </table:table-cell>
            <table:table-cell table:style-name="ce15" table:formula="of:=IF(ISBLANK([.$N92])=TRUE();&quot;&quot;;SUMPRODUCT([.L:.L]=[.L92];[.M:.M]=[.M92];[.T:.T]))" office:value-type="float" office:value="3" calcext:value-type="float">
              <text:p>3</text:p>
            </table:table-cell>
            <table:table-cell table:style-name="ce19" table:formula="of:=IF(ISBLANK([.$N92])=TRUE();&quot;&quot;;MAX(0;[.N92]-[.W92]))" office:value-type="float" office:value="0" calcext:value-type="float">
              <text:p>0</text:p>
            </table:table-cell>
            <table:table-cell table:style-name="ce17" table:formula="of:=IF(ISBLANK([.$N92])=TRUE();&quot;&quot;;MAX(0;[.W92]-[.N9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uster Fis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3])=TRUE();&quot;&quot;;[.$O93]+[.$P93]+[.$Q93]+[.$R93]+[.$S93])" office:value-type="float" office:value="3" calcext:value-type="float">
              <text:p>3</text:p>
            </table:table-cell>
            <table:table-cell table:style-name="ce22" table:formula="of:=IF(ISBLANK([.$N93])=TRUE();&quot;&quot;;MAX(0;[.N93]-[.T93]))" office:value-type="float" office:value="0" calcext:value-type="float">
              <text:p>0</text:p>
            </table:table-cell>
            <table:table-cell table:style-name="ce17" table:formula="of:=IF(ISBLANK([.$N93])=TRUE();&quot;&quot;;MAX(0;[.T93]-[.N93]))" office:value-type="float" office:value="0" calcext:value-type="float">
              <text:p>0</text:p>
            </table:table-cell>
            <table:table-cell table:style-name="ce15" table:formula="of:=IF(ISBLANK([.$N93])=TRUE();&quot;&quot;;SUMPRODUCT([.L:.L]=[.L93];[.M:.M]=[.M93];[.T:.T]))" office:value-type="float" office:value="3" calcext:value-type="float">
              <text:p>3</text:p>
            </table:table-cell>
            <table:table-cell table:style-name="ce19" table:formula="of:=IF(ISBLANK([.$N93])=TRUE();&quot;&quot;;MAX(0;[.N93]-[.W93]))" office:value-type="float" office:value="0" calcext:value-type="float">
              <text:p>0</text:p>
            </table:table-cell>
            <table:table-cell table:style-name="ce17" table:formula="of:=IF(ISBLANK([.$N93])=TRUE();&quot;&quot;;MAX(0;[.W93]-[.N9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uster Fis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4])=TRUE();&quot;&quot;;[.$O94]+[.$P94]+[.$Q94]+[.$R94]+[.$S94])" office:value-type="float" office:value="3" calcext:value-type="float">
              <text:p>3</text:p>
            </table:table-cell>
            <table:table-cell table:style-name="ce22" table:formula="of:=IF(ISBLANK([.$N94])=TRUE();&quot;&quot;;MAX(0;[.N94]-[.T94]))" office:value-type="float" office:value="0" calcext:value-type="float">
              <text:p>0</text:p>
            </table:table-cell>
            <table:table-cell table:style-name="ce17" table:formula="of:=IF(ISBLANK([.$N94])=TRUE();&quot;&quot;;MAX(0;[.T94]-[.N94]))" office:value-type="float" office:value="0" calcext:value-type="float">
              <text:p>0</text:p>
            </table:table-cell>
            <table:table-cell table:style-name="ce15" table:formula="of:=IF(ISBLANK([.$N94])=TRUE();&quot;&quot;;SUMPRODUCT([.L:.L]=[.L94];[.M:.M]=[.M94];[.T:.T]))" office:value-type="float" office:value="3" calcext:value-type="float">
              <text:p>3</text:p>
            </table:table-cell>
            <table:table-cell table:style-name="ce19" table:formula="of:=IF(ISBLANK([.$N94])=TRUE();&quot;&quot;;MAX(0;[.N94]-[.W94]))" office:value-type="float" office:value="0" calcext:value-type="float">
              <text:p>0</text:p>
            </table:table-cell>
            <table:table-cell table:style-name="ce17" table:formula="of:=IF(ISBLANK([.$N94])=TRUE();&quot;&quot;;MAX(0;[.W94]-[.N9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uster Fis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5])=TRUE();&quot;&quot;;[.$O95]+[.$P95]+[.$Q95]+[.$R95]+[.$S95])" office:value-type="float" office:value="3" calcext:value-type="float">
              <text:p>3</text:p>
            </table:table-cell>
            <table:table-cell table:style-name="ce22" table:formula="of:=IF(ISBLANK([.$N95])=TRUE();&quot;&quot;;MAX(0;[.N95]-[.T95]))" office:value-type="float" office:value="0" calcext:value-type="float">
              <text:p>0</text:p>
            </table:table-cell>
            <table:table-cell table:style-name="ce17" table:formula="of:=IF(ISBLANK([.$N95])=TRUE();&quot;&quot;;MAX(0;[.T95]-[.N95]))" office:value-type="float" office:value="0" calcext:value-type="float">
              <text:p>0</text:p>
            </table:table-cell>
            <table:table-cell table:style-name="ce15" table:formula="of:=IF(ISBLANK([.$N95])=TRUE();&quot;&quot;;SUMPRODUCT([.L:.L]=[.L95];[.M:.M]=[.M95];[.T:.T]))" office:value-type="float" office:value="3" calcext:value-type="float">
              <text:p>3</text:p>
            </table:table-cell>
            <table:table-cell table:style-name="ce19" table:formula="of:=IF(ISBLANK([.$N95])=TRUE();&quot;&quot;;MAX(0;[.N95]-[.W95]))" office:value-type="float" office:value="0" calcext:value-type="float">
              <text:p>0</text:p>
            </table:table-cell>
            <table:table-cell table:style-name="ce17" table:formula="of:=IF(ISBLANK([.$N95])=TRUE();&quot;&quot;;MAX(0;[.W95]-[.N9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8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6])=TRUE();&quot;&quot;;[.$O96]+[.$P96]+[.$Q96]+[.$R96]+[.$S96])" office:value-type="float" office:value="3" calcext:value-type="float">
              <text:p>3</text:p>
            </table:table-cell>
            <table:table-cell table:style-name="ce22" table:formula="of:=IF(ISBLANK([.$N96])=TRUE();&quot;&quot;;MAX(0;[.N96]-[.T96]))" office:value-type="float" office:value="0" calcext:value-type="float">
              <text:p>0</text:p>
            </table:table-cell>
            <table:table-cell table:style-name="ce17" table:formula="of:=IF(ISBLANK([.$N96])=TRUE();&quot;&quot;;MAX(0;[.T96]-[.N96]))" office:value-type="float" office:value="0" calcext:value-type="float">
              <text:p>0</text:p>
            </table:table-cell>
            <table:table-cell table:style-name="ce15" table:formula="of:=IF(ISBLANK([.$N96])=TRUE();&quot;&quot;;SUMPRODUCT([.L:.L]=[.L96];[.M:.M]=[.M96];[.T:.T]))" office:value-type="float" office:value="5" calcext:value-type="float">
              <text:p>5</text:p>
            </table:table-cell>
            <table:table-cell table:style-name="ce19" table:formula="of:=IF(ISBLANK([.$N96])=TRUE();&quot;&quot;;MAX(0;[.N96]-[.W96]))" office:value-type="float" office:value="0" calcext:value-type="float">
              <text:p>0</text:p>
            </table:table-cell>
            <table:table-cell table:style-name="ce17" table:formula="of:=IF(ISBLANK([.$N96])=TRUE();&quot;&quot;;MAX(0;[.W96]-[.N9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97])=TRUE();&quot;&quot;;[.$O97]+[.$P97]+[.$Q97]+[.$R97]+[.$S97])" office:value-type="float" office:value="3" calcext:value-type="float">
              <text:p>3</text:p>
            </table:table-cell>
            <table:table-cell table:style-name="ce22" table:formula="of:=IF(ISBLANK([.$N97])=TRUE();&quot;&quot;;MAX(0;[.N97]-[.T97]))" office:value-type="float" office:value="0" calcext:value-type="float">
              <text:p>0</text:p>
            </table:table-cell>
            <table:table-cell table:style-name="ce17" table:formula="of:=IF(ISBLANK([.$N97])=TRUE();&quot;&quot;;MAX(0;[.T97]-[.N97]))" office:value-type="float" office:value="0" calcext:value-type="float">
              <text:p>0</text:p>
            </table:table-cell>
            <table:table-cell table:style-name="ce15" table:formula="of:=IF(ISBLANK([.$N97])=TRUE();&quot;&quot;;SUMPRODUCT([.L:.L]=[.L97];[.M:.M]=[.M97];[.T:.T]))" office:value-type="float" office:value="4" calcext:value-type="float">
              <text:p>4</text:p>
            </table:table-cell>
            <table:table-cell table:style-name="ce19" table:formula="of:=IF(ISBLANK([.$N97])=TRUE();&quot;&quot;;MAX(0;[.N97]-[.W97]))" office:value-type="float" office:value="0" calcext:value-type="float">
              <text:p>0</text:p>
            </table:table-cell>
            <table:table-cell table:style-name="ce17" table:formula="of:=IF(ISBLANK([.$N97])=TRUE();&quot;&quot;;MAX(0;[.W97]-[.N9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8])=TRUE();&quot;&quot;;[.$O98]+[.$P98]+[.$Q98]+[.$R98]+[.$S98])" office:value-type="float" office:value="3" calcext:value-type="float">
              <text:p>3</text:p>
            </table:table-cell>
            <table:table-cell table:style-name="ce22" table:formula="of:=IF(ISBLANK([.$N98])=TRUE();&quot;&quot;;MAX(0;[.N98]-[.T98]))" office:value-type="float" office:value="0" calcext:value-type="float">
              <text:p>0</text:p>
            </table:table-cell>
            <table:table-cell table:style-name="ce17" table:formula="of:=IF(ISBLANK([.$N98])=TRUE();&quot;&quot;;MAX(0;[.T98]-[.N98]))" office:value-type="float" office:value="0" calcext:value-type="float">
              <text:p>0</text:p>
            </table:table-cell>
            <table:table-cell table:style-name="ce15" table:formula="of:=IF(ISBLANK([.$N98])=TRUE();&quot;&quot;;SUMPRODUCT([.L:.L]=[.L98];[.M:.M]=[.M98];[.T:.T]))" office:value-type="float" office:value="6" calcext:value-type="float">
              <text:p>6</text:p>
            </table:table-cell>
            <table:table-cell table:style-name="ce19" table:formula="of:=IF(ISBLANK([.$N98])=TRUE();&quot;&quot;;MAX(0;[.N98]-[.W98]))" office:value-type="float" office:value="0" calcext:value-type="float">
              <text:p>0</text:p>
            </table:table-cell>
            <table:table-cell table:style-name="ce17" table:formula="of:=IF(ISBLANK([.$N98])=TRUE();&quot;&quot;;MAX(0;[.W98]-[.N9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99])=TRUE();&quot;&quot;;[.$O99]+[.$P99]+[.$Q99]+[.$R99]+[.$S99])" office:value-type="float" office:value="3" calcext:value-type="float">
              <text:p>3</text:p>
            </table:table-cell>
            <table:table-cell table:style-name="ce22" table:formula="of:=IF(ISBLANK([.$N99])=TRUE();&quot;&quot;;MAX(0;[.N99]-[.T99]))" office:value-type="float" office:value="0" calcext:value-type="float">
              <text:p>0</text:p>
            </table:table-cell>
            <table:table-cell table:style-name="ce17" table:formula="of:=IF(ISBLANK([.$N99])=TRUE();&quot;&quot;;MAX(0;[.T99]-[.N99]))" office:value-type="float" office:value="0" calcext:value-type="float">
              <text:p>0</text:p>
            </table:table-cell>
            <table:table-cell table:style-name="ce15" table:formula="of:=IF(ISBLANK([.$N99])=TRUE();&quot;&quot;;SUMPRODUCT([.L:.L]=[.L99];[.M:.M]=[.M99];[.T:.T]))" office:value-type="float" office:value="3" calcext:value-type="float">
              <text:p>3</text:p>
            </table:table-cell>
            <table:table-cell table:style-name="ce19" table:formula="of:=IF(ISBLANK([.$N99])=TRUE();&quot;&quot;;MAX(0;[.N99]-[.W99]))" office:value-type="float" office:value="0" calcext:value-type="float">
              <text:p>0</text:p>
            </table:table-cell>
            <table:table-cell table:style-name="ce17" table:formula="of:=IF(ISBLANK([.$N99])=TRUE();&quot;&quot;;MAX(0;[.W99]-[.N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0])=TRUE();&quot;&quot;;[.$O100]+[.$P100]+[.$Q100]+[.$R100]+[.$S100])" office:value-type="float" office:value="3" calcext:value-type="float">
              <text:p>3</text:p>
            </table:table-cell>
            <table:table-cell table:style-name="ce22" table:formula="of:=IF(ISBLANK([.$N100])=TRUE();&quot;&quot;;MAX(0;[.N100]-[.T100]))" office:value-type="float" office:value="0" calcext:value-type="float">
              <text:p>0</text:p>
            </table:table-cell>
            <table:table-cell table:style-name="ce17" table:formula="of:=IF(ISBLANK([.$N100])=TRUE();&quot;&quot;;MAX(0;[.T100]-[.N100]))" office:value-type="float" office:value="0" calcext:value-type="float">
              <text:p>0</text:p>
            </table:table-cell>
            <table:table-cell table:style-name="ce15" table:formula="of:=IF(ISBLANK([.$N100])=TRUE();&quot;&quot;;SUMPRODUCT([.L:.L]=[.L100];[.M:.M]=[.M100];[.T:.T]))" office:value-type="float" office:value="6" calcext:value-type="float">
              <text:p>6</text:p>
            </table:table-cell>
            <table:table-cell table:style-name="ce19" table:formula="of:=IF(ISBLANK([.$N100])=TRUE();&quot;&quot;;MAX(0;[.N100]-[.W100]))" office:value-type="float" office:value="0" calcext:value-type="float">
              <text:p>0</text:p>
            </table:table-cell>
            <table:table-cell table:style-name="ce17" table:formula="of:=IF(ISBLANK([.$N100])=TRUE();&quot;&quot;;MAX(0;[.W100]-[.N10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1])=TRUE();&quot;&quot;;[.$O101]+[.$P101]+[.$Q101]+[.$R101]+[.$S101])" office:value-type="float" office:value="3" calcext:value-type="float">
              <text:p>3</text:p>
            </table:table-cell>
            <table:table-cell table:style-name="ce22" table:formula="of:=IF(ISBLANK([.$N101])=TRUE();&quot;&quot;;MAX(0;[.N101]-[.T101]))" office:value-type="float" office:value="0" calcext:value-type="float">
              <text:p>0</text:p>
            </table:table-cell>
            <table:table-cell table:style-name="ce17" table:formula="of:=IF(ISBLANK([.$N101])=TRUE();&quot;&quot;;MAX(0;[.T101]-[.N101]))" office:value-type="float" office:value="0" calcext:value-type="float">
              <text:p>0</text:p>
            </table:table-cell>
            <table:table-cell table:style-name="ce15" table:formula="of:=IF(ISBLANK([.$N101])=TRUE();&quot;&quot;;SUMPRODUCT([.L:.L]=[.L101];[.M:.M]=[.M101];[.T:.T]))" office:value-type="float" office:value="4" calcext:value-type="float">
              <text:p>4</text:p>
            </table:table-cell>
            <table:table-cell table:style-name="ce19" table:formula="of:=IF(ISBLANK([.$N101])=TRUE();&quot;&quot;;MAX(0;[.N101]-[.W101]))" office:value-type="float" office:value="0" calcext:value-type="float">
              <text:p>0</text:p>
            </table:table-cell>
            <table:table-cell table:style-name="ce17" table:formula="of:=IF(ISBLANK([.$N101])=TRUE();&quot;&quot;;MAX(0;[.W101]-[.N10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Open the Cente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2])=TRUE();&quot;&quot;;[.$O102]+[.$P102]+[.$Q102]+[.$R102]+[.$S102])" office:value-type="float" office:value="3" calcext:value-type="float">
              <text:p>3</text:p>
            </table:table-cell>
            <table:table-cell table:style-name="ce22" table:formula="of:=IF(ISBLANK([.$N102])=TRUE();&quot;&quot;;MAX(0;[.N102]-[.T102]))" office:value-type="float" office:value="0" calcext:value-type="float">
              <text:p>0</text:p>
            </table:table-cell>
            <table:table-cell table:style-name="ce17" table:formula="of:=IF(ISBLANK([.$N102])=TRUE();&quot;&quot;;MAX(0;[.T102]-[.N102]))" office:value-type="float" office:value="0" calcext:value-type="float">
              <text:p>0</text:p>
            </table:table-cell>
            <table:table-cell table:style-name="ce15" table:formula="of:=IF(ISBLANK([.$N102])=TRUE();&quot;&quot;;SUMPRODUCT([.L:.L]=[.L102];[.M:.M]=[.M102];[.T:.T]))" office:value-type="float" office:value="3" calcext:value-type="float">
              <text:p>3</text:p>
            </table:table-cell>
            <table:table-cell table:style-name="ce19" table:formula="of:=IF(ISBLANK([.$N102])=TRUE();&quot;&quot;;MAX(0;[.N102]-[.W102]))" office:value-type="float" office:value="0" calcext:value-type="float">
              <text:p>0</text:p>
            </table:table-cell>
            <table:table-cell table:style-name="ce17" table:formula="of:=IF(ISBLANK([.$N102])=TRUE();&quot;&quot;;MAX(0;[.W102]-[.N10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Open the Cente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3])=TRUE();&quot;&quot;;[.$O103]+[.$P103]+[.$Q103]+[.$R103]+[.$S103])" office:value-type="float" office:value="3" calcext:value-type="float">
              <text:p>3</text:p>
            </table:table-cell>
            <table:table-cell table:style-name="ce22" table:formula="of:=IF(ISBLANK([.$N103])=TRUE();&quot;&quot;;MAX(0;[.N103]-[.T103]))" office:value-type="float" office:value="0" calcext:value-type="float">
              <text:p>0</text:p>
            </table:table-cell>
            <table:table-cell table:style-name="ce17" table:formula="of:=IF(ISBLANK([.$N103])=TRUE();&quot;&quot;;MAX(0;[.T103]-[.N103]))" office:value-type="float" office:value="0" calcext:value-type="float">
              <text:p>0</text:p>
            </table:table-cell>
            <table:table-cell table:style-name="ce15" table:formula="of:=IF(ISBLANK([.$N103])=TRUE();&quot;&quot;;SUMPRODUCT([.L:.L]=[.L103];[.M:.M]=[.M103];[.T:.T]))" office:value-type="float" office:value="3" calcext:value-type="float">
              <text:p>3</text:p>
            </table:table-cell>
            <table:table-cell table:style-name="ce19" table:formula="of:=IF(ISBLANK([.$N103])=TRUE();&quot;&quot;;MAX(0;[.N103]-[.W103]))" office:value-type="float" office:value="0" calcext:value-type="float">
              <text:p>0</text:p>
            </table:table-cell>
            <table:table-cell table:style-name="ce17" table:formula="of:=IF(ISBLANK([.$N103])=TRUE();&quot;&quot;;MAX(0;[.W103]-[.N1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Open the Cent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4])=TRUE();&quot;&quot;;[.$O104]+[.$P104]+[.$Q104]+[.$R104]+[.$S104])" office:value-type="float" office:value="3" calcext:value-type="float">
              <text:p>3</text:p>
            </table:table-cell>
            <table:table-cell table:style-name="ce22" table:formula="of:=IF(ISBLANK([.$N104])=TRUE();&quot;&quot;;MAX(0;[.N104]-[.T104]))" office:value-type="float" office:value="0" calcext:value-type="float">
              <text:p>0</text:p>
            </table:table-cell>
            <table:table-cell table:style-name="ce17" table:formula="of:=IF(ISBLANK([.$N104])=TRUE();&quot;&quot;;MAX(0;[.T104]-[.N104]))" office:value-type="float" office:value="0" calcext:value-type="float">
              <text:p>0</text:p>
            </table:table-cell>
            <table:table-cell table:style-name="ce15" table:formula="of:=IF(ISBLANK([.$N104])=TRUE();&quot;&quot;;SUMPRODUCT([.L:.L]=[.L104];[.M:.M]=[.M104];[.T:.T]))" office:value-type="float" office:value="3" calcext:value-type="float">
              <text:p>3</text:p>
            </table:table-cell>
            <table:table-cell table:style-name="ce19" table:formula="of:=IF(ISBLANK([.$N104])=TRUE();&quot;&quot;;MAX(0;[.N104]-[.W104]))" office:value-type="float" office:value="0" calcext:value-type="float">
              <text:p>0</text:p>
            </table:table-cell>
            <table:table-cell table:style-name="ce17" table:formula="of:=IF(ISBLANK([.$N104])=TRUE();&quot;&quot;;MAX(0;[.W104]-[.N10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ad Jab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5])=TRUE();&quot;&quot;;[.$O105]+[.$P105]+[.$Q105]+[.$R105]+[.$S105])" office:value-type="float" office:value="3" calcext:value-type="float">
              <text:p>3</text:p>
            </table:table-cell>
            <table:table-cell table:style-name="ce22" table:formula="of:=IF(ISBLANK([.$N105])=TRUE();&quot;&quot;;MAX(0;[.N105]-[.T105]))" office:value-type="float" office:value="0" calcext:value-type="float">
              <text:p>0</text:p>
            </table:table-cell>
            <table:table-cell table:style-name="ce17" table:formula="of:=IF(ISBLANK([.$N105])=TRUE();&quot;&quot;;MAX(0;[.T105]-[.N105]))" office:value-type="float" office:value="0" calcext:value-type="float">
              <text:p>0</text:p>
            </table:table-cell>
            <table:table-cell table:style-name="ce15" table:formula="of:=IF(ISBLANK([.$N105])=TRUE();&quot;&quot;;SUMPRODUCT([.L:.L]=[.L105];[.M:.M]=[.M105];[.T:.T]))" office:value-type="float" office:value="3" calcext:value-type="float">
              <text:p>3</text:p>
            </table:table-cell>
            <table:table-cell table:style-name="ce19" table:formula="of:=IF(ISBLANK([.$N105])=TRUE();&quot;&quot;;MAX(0;[.N105]-[.W105]))" office:value-type="float" office:value="0" calcext:value-type="float">
              <text:p>0</text:p>
            </table:table-cell>
            <table:table-cell table:style-name="ce17" table:formula="of:=IF(ISBLANK([.$N105])=TRUE();&quot;&quot;;MAX(0;[.W105]-[.N10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09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ad Jab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6])=TRUE();&quot;&quot;;[.$O106]+[.$P106]+[.$Q106]+[.$R106]+[.$S106])" office:value-type="float" office:value="3" calcext:value-type="float">
              <text:p>3</text:p>
            </table:table-cell>
            <table:table-cell table:style-name="ce22" table:formula="of:=IF(ISBLANK([.$N106])=TRUE();&quot;&quot;;MAX(0;[.N106]-[.T106]))" office:value-type="float" office:value="0" calcext:value-type="float">
              <text:p>0</text:p>
            </table:table-cell>
            <table:table-cell table:style-name="ce17" table:formula="of:=IF(ISBLANK([.$N106])=TRUE();&quot;&quot;;MAX(0;[.T106]-[.N106]))" office:value-type="float" office:value="0" calcext:value-type="float">
              <text:p>0</text:p>
            </table:table-cell>
            <table:table-cell table:style-name="ce15" table:formula="of:=IF(ISBLANK([.$N106])=TRUE();&quot;&quot;;SUMPRODUCT([.L:.L]=[.L106];[.M:.M]=[.M106];[.T:.T]))" office:value-type="float" office:value="3" calcext:value-type="float">
              <text:p>3</text:p>
            </table:table-cell>
            <table:table-cell table:style-name="ce19" table:formula="of:=IF(ISBLANK([.$N106])=TRUE();&quot;&quot;;MAX(0;[.N106]-[.W106]))" office:value-type="float" office:value="0" calcext:value-type="float">
              <text:p>0</text:p>
            </table:table-cell>
            <table:table-cell table:style-name="ce17" table:formula="of:=IF(ISBLANK([.$N106])=TRUE();&quot;&quot;;MAX(0;[.W106]-[.N10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ad Jab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107])=TRUE();&quot;&quot;;[.$O107]+[.$P107]+[.$Q107]+[.$R107]+[.$S107])" office:value-type="float" office:value="7" calcext:value-type="float">
              <text:p>7</text:p>
            </table:table-cell>
            <table:table-cell table:style-name="ce22" table:formula="of:=IF(ISBLANK([.$N107])=TRUE();&quot;&quot;;MAX(0;[.N107]-[.T107]))" office:value-type="float" office:value="0" calcext:value-type="float">
              <text:p>0</text:p>
            </table:table-cell>
            <table:table-cell table:style-name="ce17" table:formula="of:=IF(ISBLANK([.$N107])=TRUE();&quot;&quot;;MAX(0;[.T107]-[.N107]))" office:value-type="float" office:value="4" calcext:value-type="float">
              <text:p>4</text:p>
            </table:table-cell>
            <table:table-cell table:style-name="ce15" table:formula="of:=IF(ISBLANK([.$N107])=TRUE();&quot;&quot;;SUMPRODUCT([.L:.L]=[.L107];[.M:.M]=[.M107];[.T:.T]))" office:value-type="float" office:value="7" calcext:value-type="float">
              <text:p>7</text:p>
            </table:table-cell>
            <table:table-cell table:style-name="ce19" table:formula="of:=IF(ISBLANK([.$N107])=TRUE();&quot;&quot;;MAX(0;[.N107]-[.W107]))" office:value-type="float" office:value="0" calcext:value-type="float">
              <text:p>0</text:p>
            </table:table-cell>
            <table:table-cell table:style-name="ce17" table:formula="of:=IF(ISBLANK([.$N107])=TRUE();&quot;&quot;;MAX(0;[.W107]-[.N107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08])=TRUE();&quot;&quot;;[.$O108]+[.$P108]+[.$Q108]+[.$R108]+[.$S108])" office:value-type="float" office:value="4" calcext:value-type="float">
              <text:p>4</text:p>
            </table:table-cell>
            <table:table-cell table:style-name="ce22" table:formula="of:=IF(ISBLANK([.$N108])=TRUE();&quot;&quot;;MAX(0;[.N108]-[.T108]))" office:value-type="float" office:value="0" calcext:value-type="float">
              <text:p>0</text:p>
            </table:table-cell>
            <table:table-cell table:style-name="ce17" table:formula="of:=IF(ISBLANK([.$N108])=TRUE();&quot;&quot;;MAX(0;[.T108]-[.N108]))" office:value-type="float" office:value="1" calcext:value-type="float">
              <text:p>1</text:p>
            </table:table-cell>
            <table:table-cell table:style-name="ce15" table:formula="of:=IF(ISBLANK([.$N108])=TRUE();&quot;&quot;;SUMPRODUCT([.L:.L]=[.L108];[.M:.M]=[.M108];[.T:.T]))" office:value-type="float" office:value="9" calcext:value-type="float">
              <text:p>9</text:p>
            </table:table-cell>
            <table:table-cell table:style-name="ce19" table:formula="of:=IF(ISBLANK([.$N108])=TRUE();&quot;&quot;;MAX(0;[.N108]-[.W108]))" office:value-type="float" office:value="0" calcext:value-type="float">
              <text:p>0</text:p>
            </table:table-cell>
            <table:table-cell table:style-name="ce17" table:formula="of:=IF(ISBLANK([.$N108])=TRUE();&quot;&quot;;MAX(0;[.W108]-[.N108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09])=TRUE();&quot;&quot;;[.$O109]+[.$P109]+[.$Q109]+[.$R109]+[.$S109])" office:value-type="float" office:value="3" calcext:value-type="float">
              <text:p>3</text:p>
            </table:table-cell>
            <table:table-cell table:style-name="ce22" table:formula="of:=IF(ISBLANK([.$N109])=TRUE();&quot;&quot;;MAX(0;[.N109]-[.T109]))" office:value-type="float" office:value="0" calcext:value-type="float">
              <text:p>0</text:p>
            </table:table-cell>
            <table:table-cell table:style-name="ce17" table:formula="of:=IF(ISBLANK([.$N109])=TRUE();&quot;&quot;;MAX(0;[.T109]-[.N109]))" office:value-type="float" office:value="0" calcext:value-type="float">
              <text:p>0</text:p>
            </table:table-cell>
            <table:table-cell table:style-name="ce15" table:formula="of:=IF(ISBLANK([.$N109])=TRUE();&quot;&quot;;SUMPRODUCT([.L:.L]=[.L109];[.M:.M]=[.M109];[.T:.T]))" office:value-type="float" office:value="7" calcext:value-type="float">
              <text:p>7</text:p>
            </table:table-cell>
            <table:table-cell table:style-name="ce19" table:formula="of:=IF(ISBLANK([.$N109])=TRUE();&quot;&quot;;MAX(0;[.N109]-[.W109]))" office:value-type="float" office:value="0" calcext:value-type="float">
              <text:p>0</text:p>
            </table:table-cell>
            <table:table-cell table:style-name="ce17" table:formula="of:=IF(ISBLANK([.$N109])=TRUE();&quot;&quot;;MAX(0;[.W109]-[.N10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10])=TRUE();&quot;&quot;;[.$O110]+[.$P110]+[.$Q110]+[.$R110]+[.$S110])" office:value-type="float" office:value="3" calcext:value-type="float">
              <text:p>3</text:p>
            </table:table-cell>
            <table:table-cell table:style-name="ce22" table:formula="of:=IF(ISBLANK([.$N110])=TRUE();&quot;&quot;;MAX(0;[.N110]-[.T110]))" office:value-type="float" office:value="0" calcext:value-type="float">
              <text:p>0</text:p>
            </table:table-cell>
            <table:table-cell table:style-name="ce17" table:formula="of:=IF(ISBLANK([.$N110])=TRUE();&quot;&quot;;MAX(0;[.T110]-[.N110]))" office:value-type="float" office:value="0" calcext:value-type="float">
              <text:p>0</text:p>
            </table:table-cell>
            <table:table-cell table:style-name="ce15" table:formula="of:=IF(ISBLANK([.$N110])=TRUE();&quot;&quot;;SUMPRODUCT([.L:.L]=[.L110];[.M:.M]=[.M110];[.T:.T]))" office:value-type="float" office:value="6" calcext:value-type="float">
              <text:p>6</text:p>
            </table:table-cell>
            <table:table-cell table:style-name="ce19" table:formula="of:=IF(ISBLANK([.$N110])=TRUE();&quot;&quot;;MAX(0;[.N110]-[.W110]))" office:value-type="float" office:value="0" calcext:value-type="float">
              <text:p>0</text:p>
            </table:table-cell>
            <table:table-cell table:style-name="ce17" table:formula="of:=IF(ISBLANK([.$N110])=TRUE();&quot;&quot;;MAX(0;[.W110]-[.N11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1])=TRUE();&quot;&quot;;[.$O111]+[.$P111]+[.$Q111]+[.$R111]+[.$S111])" office:value-type="float" office:value="3" calcext:value-type="float">
              <text:p>3</text:p>
            </table:table-cell>
            <table:table-cell table:style-name="ce22" table:formula="of:=IF(ISBLANK([.$N111])=TRUE();&quot;&quot;;MAX(0;[.N111]-[.T111]))" office:value-type="float" office:value="0" calcext:value-type="float">
              <text:p>0</text:p>
            </table:table-cell>
            <table:table-cell table:style-name="ce17" table:formula="of:=IF(ISBLANK([.$N111])=TRUE();&quot;&quot;;MAX(0;[.T111]-[.N111]))" office:value-type="float" office:value="0" calcext:value-type="float">
              <text:p>0</text:p>
            </table:table-cell>
            <table:table-cell table:style-name="ce15" table:formula="of:=IF(ISBLANK([.$N111])=TRUE();&quot;&quot;;SUMPRODUCT([.L:.L]=[.L111];[.M:.M]=[.M111];[.T:.T]))" office:value-type="float" office:value="9" calcext:value-type="float">
              <text:p>9</text:p>
            </table:table-cell>
            <table:table-cell table:style-name="ce19" table:formula="of:=IF(ISBLANK([.$N111])=TRUE();&quot;&quot;;MAX(0;[.N111]-[.W111]))" office:value-type="float" office:value="0" calcext:value-type="float">
              <text:p>0</text:p>
            </table:table-cell>
            <table:table-cell table:style-name="ce17" table:formula="of:=IF(ISBLANK([.$N111])=TRUE();&quot;&quot;;MAX(0;[.W111]-[.N11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2])=TRUE();&quot;&quot;;[.$O112]+[.$P112]+[.$Q112]+[.$R112]+[.$S112])" office:value-type="float" office:value="3" calcext:value-type="float">
              <text:p>3</text:p>
            </table:table-cell>
            <table:table-cell table:style-name="ce22" table:formula="of:=IF(ISBLANK([.$N112])=TRUE();&quot;&quot;;MAX(0;[.N112]-[.T112]))" office:value-type="float" office:value="0" calcext:value-type="float">
              <text:p>0</text:p>
            </table:table-cell>
            <table:table-cell table:style-name="ce17" table:formula="of:=IF(ISBLANK([.$N112])=TRUE();&quot;&quot;;MAX(0;[.T112]-[.N112]))" office:value-type="float" office:value="0" calcext:value-type="float">
              <text:p>0</text:p>
            </table:table-cell>
            <table:table-cell table:style-name="ce15" table:formula="of:=IF(ISBLANK([.$N112])=TRUE();&quot;&quot;;SUMPRODUCT([.L:.L]=[.L112];[.M:.M]=[.M112];[.T:.T]))" office:value-type="float" office:value="8" calcext:value-type="float">
              <text:p>8</text:p>
            </table:table-cell>
            <table:table-cell table:style-name="ce19" table:formula="of:=IF(ISBLANK([.$N112])=TRUE();&quot;&quot;;MAX(0;[.N112]-[.W112]))" office:value-type="float" office:value="0" calcext:value-type="float">
              <text:p>0</text:p>
            </table:table-cell>
            <table:table-cell table:style-name="ce17" table:formula="of:=IF(ISBLANK([.$N112])=TRUE();&quot;&quot;;MAX(0;[.W112]-[.N11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3])=TRUE();&quot;&quot;;[.$O113]+[.$P113]+[.$Q113]+[.$R113]+[.$S113])" office:value-type="float" office:value="3" calcext:value-type="float">
              <text:p>3</text:p>
            </table:table-cell>
            <table:table-cell table:style-name="ce22" table:formula="of:=IF(ISBLANK([.$N113])=TRUE();&quot;&quot;;MAX(0;[.N113]-[.T113]))" office:value-type="float" office:value="0" calcext:value-type="float">
              <text:p>0</text:p>
            </table:table-cell>
            <table:table-cell table:style-name="ce17" table:formula="of:=IF(ISBLANK([.$N113])=TRUE();&quot;&quot;;MAX(0;[.T113]-[.N113]))" office:value-type="float" office:value="0" calcext:value-type="float">
              <text:p>0</text:p>
            </table:table-cell>
            <table:table-cell table:style-name="ce15" table:formula="of:=IF(ISBLANK([.$N113])=TRUE();&quot;&quot;;SUMPRODUCT([.L:.L]=[.L113];[.M:.M]=[.M113];[.T:.T]))" office:value-type="float" office:value="9" calcext:value-type="float">
              <text:p>9</text:p>
            </table:table-cell>
            <table:table-cell table:style-name="ce19" table:formula="of:=IF(ISBLANK([.$N113])=TRUE();&quot;&quot;;MAX(0;[.N113]-[.W113]))" office:value-type="float" office:value="0" calcext:value-type="float">
              <text:p>0</text:p>
            </table:table-cell>
            <table:table-cell table:style-name="ce17" table:formula="of:=IF(ISBLANK([.$N113])=TRUE();&quot;&quot;;MAX(0;[.W113]-[.N11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4])=TRUE();&quot;&quot;;[.$O114]+[.$P114]+[.$Q114]+[.$R114]+[.$S114])" office:value-type="float" office:value="3" calcext:value-type="float">
              <text:p>3</text:p>
            </table:table-cell>
            <table:table-cell table:style-name="ce22" table:formula="of:=IF(ISBLANK([.$N114])=TRUE();&quot;&quot;;MAX(0;[.N114]-[.T114]))" office:value-type="float" office:value="0" calcext:value-type="float">
              <text:p>0</text:p>
            </table:table-cell>
            <table:table-cell table:style-name="ce17" table:formula="of:=IF(ISBLANK([.$N114])=TRUE();&quot;&quot;;MAX(0;[.T114]-[.N114]))" office:value-type="float" office:value="0" calcext:value-type="float">
              <text:p>0</text:p>
            </table:table-cell>
            <table:table-cell table:style-name="ce15" table:formula="of:=IF(ISBLANK([.$N114])=TRUE();&quot;&quot;;SUMPRODUCT([.L:.L]=[.L114];[.M:.M]=[.M114];[.T:.T]))" office:value-type="float" office:value="10" calcext:value-type="float">
              <text:p>10</text:p>
            </table:table-cell>
            <table:table-cell table:style-name="ce19" table:formula="of:=IF(ISBLANK([.$N114])=TRUE();&quot;&quot;;MAX(0;[.N114]-[.W114]))" office:value-type="float" office:value="0" calcext:value-type="float">
              <text:p>0</text:p>
            </table:table-cell>
            <table:table-cell table:style-name="ce17" table:formula="of:=IF(ISBLANK([.$N114])=TRUE();&quot;&quot;;MAX(0;[.W114]-[.N11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5])=TRUE();&quot;&quot;;[.$O115]+[.$P115]+[.$Q115]+[.$R115]+[.$S115])" office:value-type="float" office:value="3" calcext:value-type="float">
              <text:p>3</text:p>
            </table:table-cell>
            <table:table-cell table:style-name="ce22" table:formula="of:=IF(ISBLANK([.$N115])=TRUE();&quot;&quot;;MAX(0;[.N115]-[.T115]))" office:value-type="float" office:value="0" calcext:value-type="float">
              <text:p>0</text:p>
            </table:table-cell>
            <table:table-cell table:style-name="ce17" table:formula="of:=IF(ISBLANK([.$N115])=TRUE();&quot;&quot;;MAX(0;[.T115]-[.N115]))" office:value-type="float" office:value="0" calcext:value-type="float">
              <text:p>0</text:p>
            </table:table-cell>
            <table:table-cell table:style-name="ce15" table:formula="of:=IF(ISBLANK([.$N115])=TRUE();&quot;&quot;;SUMPRODUCT([.L:.L]=[.L115];[.M:.M]=[.M115];[.T:.T]))" office:value-type="float" office:value="9" calcext:value-type="float">
              <text:p>9</text:p>
            </table:table-cell>
            <table:table-cell table:style-name="ce19" table:formula="of:=IF(ISBLANK([.$N115])=TRUE();&quot;&quot;;MAX(0;[.N115]-[.W115]))" office:value-type="float" office:value="0" calcext:value-type="float">
              <text:p>0</text:p>
            </table:table-cell>
            <table:table-cell table:style-name="ce17" table:formula="of:=IF(ISBLANK([.$N115])=TRUE();&quot;&quot;;MAX(0;[.W115]-[.N115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0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6])=TRUE();&quot;&quot;;[.$O116]+[.$P116]+[.$Q116]+[.$R116]+[.$S116])" office:value-type="float" office:value="3" calcext:value-type="float">
              <text:p>3</text:p>
            </table:table-cell>
            <table:table-cell table:style-name="ce22" table:formula="of:=IF(ISBLANK([.$N116])=TRUE();&quot;&quot;;MAX(0;[.N116]-[.T116]))" office:value-type="float" office:value="0" calcext:value-type="float">
              <text:p>0</text:p>
            </table:table-cell>
            <table:table-cell table:style-name="ce17" table:formula="of:=IF(ISBLANK([.$N116])=TRUE();&quot;&quot;;MAX(0;[.T116]-[.N116]))" office:value-type="float" office:value="0" calcext:value-type="float">
              <text:p>0</text:p>
            </table:table-cell>
            <table:table-cell table:style-name="ce15" table:formula="of:=IF(ISBLANK([.$N116])=TRUE();&quot;&quot;;SUMPRODUCT([.L:.L]=[.L116];[.M:.M]=[.M116];[.T:.T]))" office:value-type="float" office:value="8" calcext:value-type="float">
              <text:p>8</text:p>
            </table:table-cell>
            <table:table-cell table:style-name="ce19" table:formula="of:=IF(ISBLANK([.$N116])=TRUE();&quot;&quot;;MAX(0;[.N116]-[.W116]))" office:value-type="float" office:value="0" calcext:value-type="float">
              <text:p>0</text:p>
            </table:table-cell>
            <table:table-cell table:style-name="ce17" table:formula="of:=IF(ISBLANK([.$N116])=TRUE();&quot;&quot;;MAX(0;[.W116]-[.N11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7])=TRUE();&quot;&quot;;[.$O117]+[.$P117]+[.$Q117]+[.$R117]+[.$S117])" office:value-type="float" office:value="3" calcext:value-type="float">
              <text:p>3</text:p>
            </table:table-cell>
            <table:table-cell table:style-name="ce22" table:formula="of:=IF(ISBLANK([.$N117])=TRUE();&quot;&quot;;MAX(0;[.N117]-[.T117]))" office:value-type="float" office:value="0" calcext:value-type="float">
              <text:p>0</text:p>
            </table:table-cell>
            <table:table-cell table:style-name="ce17" table:formula="of:=IF(ISBLANK([.$N117])=TRUE();&quot;&quot;;MAX(0;[.T117]-[.N117]))" office:value-type="float" office:value="0" calcext:value-type="float">
              <text:p>0</text:p>
            </table:table-cell>
            <table:table-cell table:style-name="ce15" table:formula="of:=IF(ISBLANK([.$N117])=TRUE();&quot;&quot;;SUMPRODUCT([.L:.L]=[.L117];[.M:.M]=[.M117];[.T:.T]))" office:value-type="float" office:value="9" calcext:value-type="float">
              <text:p>9</text:p>
            </table:table-cell>
            <table:table-cell table:style-name="ce19" table:formula="of:=IF(ISBLANK([.$N117])=TRUE();&quot;&quot;;MAX(0;[.N117]-[.W117]))" office:value-type="float" office:value="0" calcext:value-type="float">
              <text:p>0</text:p>
            </table:table-cell>
            <table:table-cell table:style-name="ce17" table:formula="of:=IF(ISBLANK([.$N117])=TRUE();&quot;&quot;;MAX(0;[.W117]-[.N11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8])=TRUE();&quot;&quot;;[.$O118]+[.$P118]+[.$Q118]+[.$R118]+[.$S118])" office:value-type="float" office:value="3" calcext:value-type="float">
              <text:p>3</text:p>
            </table:table-cell>
            <table:table-cell table:style-name="ce22" table:formula="of:=IF(ISBLANK([.$N118])=TRUE();&quot;&quot;;MAX(0;[.N118]-[.T118]))" office:value-type="float" office:value="0" calcext:value-type="float">
              <text:p>0</text:p>
            </table:table-cell>
            <table:table-cell table:style-name="ce17" table:formula="of:=IF(ISBLANK([.$N118])=TRUE();&quot;&quot;;MAX(0;[.T118]-[.N118]))" office:value-type="float" office:value="0" calcext:value-type="float">
              <text:p>0</text:p>
            </table:table-cell>
            <table:table-cell table:style-name="ce15" table:formula="of:=IF(ISBLANK([.$N118])=TRUE();&quot;&quot;;SUMPRODUCT([.L:.L]=[.L118];[.M:.M]=[.M118];[.T:.T]))" office:value-type="float" office:value="7" calcext:value-type="float">
              <text:p>7</text:p>
            </table:table-cell>
            <table:table-cell table:style-name="ce19" table:formula="of:=IF(ISBLANK([.$N118])=TRUE();&quot;&quot;;MAX(0;[.N118]-[.W118]))" office:value-type="float" office:value="0" calcext:value-type="float">
              <text:p>0</text:p>
            </table:table-cell>
            <table:table-cell table:style-name="ce17" table:formula="of:=IF(ISBLANK([.$N118])=TRUE();&quot;&quot;;MAX(0;[.W118]-[.N11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19])=TRUE();&quot;&quot;;[.$O119]+[.$P119]+[.$Q119]+[.$R119]+[.$S119])" office:value-type="float" office:value="3" calcext:value-type="float">
              <text:p>3</text:p>
            </table:table-cell>
            <table:table-cell table:style-name="ce22" table:formula="of:=IF(ISBLANK([.$N119])=TRUE();&quot;&quot;;MAX(0;[.N119]-[.T119]))" office:value-type="float" office:value="0" calcext:value-type="float">
              <text:p>0</text:p>
            </table:table-cell>
            <table:table-cell table:style-name="ce17" table:formula="of:=IF(ISBLANK([.$N119])=TRUE();&quot;&quot;;MAX(0;[.T119]-[.N119]))" office:value-type="float" office:value="0" calcext:value-type="float">
              <text:p>0</text:p>
            </table:table-cell>
            <table:table-cell table:style-name="ce15" table:formula="of:=IF(ISBLANK([.$N119])=TRUE();&quot;&quot;;SUMPRODUCT([.L:.L]=[.L119];[.M:.M]=[.M119];[.T:.T]))" office:value-type="float" office:value="9" calcext:value-type="float">
              <text:p>9</text:p>
            </table:table-cell>
            <table:table-cell table:style-name="ce19" table:formula="of:=IF(ISBLANK([.$N119])=TRUE();&quot;&quot;;MAX(0;[.N119]-[.W119]))" office:value-type="float" office:value="0" calcext:value-type="float">
              <text:p>0</text:p>
            </table:table-cell>
            <table:table-cell table:style-name="ce17" table:formula="of:=IF(ISBLANK([.$N119])=TRUE();&quot;&quot;;MAX(0;[.W119]-[.N119]))" office:value-type="float" office:value="6" calcext:value-type="float">
              <text:p>6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Warrior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120])=TRUE();&quot;&quot;;[.$O120]+[.$P120]+[.$Q120]+[.$R120]+[.$S120])">
            <text:p/>
          </table:table-cell>
          <table:table-cell table:style-name="ce22" table:formula="of:=IF(ISBLANK([.$N120])=TRUE();&quot;&quot;;MAX(0;[.N120]-[.T120]))">
            <text:p/>
          </table:table-cell>
          <table:table-cell table:style-name="ce17" table:formula="of:=IF(ISBLANK([.$N120])=TRUE();&quot;&quot;;MAX(0;[.T120]-[.N120]))">
            <text:p/>
          </table:table-cell>
          <table:table-cell table:style-name="ce15" table:formula="of:=IF(ISBLANK([.$N120])=TRUE();&quot;&quot;;SUMPRODUCT([.L:.L]=[.L120];[.M:.M]=[.M120];[.T:.T]))">
            <text:p/>
          </table:table-cell>
          <table:table-cell table:style-name="ce19" table:formula="of:=IF(ISBLANK([.$N120])=TRUE();&quot;&quot;;MAX(0;[.N120]-[.W120]))">
            <text:p/>
          </table:table-cell>
          <table:table-cell table:style-name="ce17" table:formula="of:=IF(ISBLANK([.$N120])=TRUE();&quot;&quot;;MAX(0;[.W120]-[.N120]))">
            <text:p/>
          </table:table-cell>
          <table:table-cell table:style-name="Default"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3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orinthea Ironsong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121])=TRUE();&quot;&quot;;[.$O121]+[.$P121]+[.$Q121]+[.$R121]+[.$S121])" office:value-type="float" office:value="1" calcext:value-type="float">
              <text:p>1</text:p>
            </table:table-cell>
            <table:table-cell table:style-name="ce22" table:formula="of:=IF(ISBLANK([.$N121])=TRUE();&quot;&quot;;MAX(0;[.N121]-[.T121]))" office:value-type="float" office:value="0" calcext:value-type="float">
              <text:p>0</text:p>
            </table:table-cell>
            <table:table-cell table:style-name="ce17" table:formula="of:=IF(ISBLANK([.$N121])=TRUE();&quot;&quot;;MAX(0;[.T121]-[.N121]))" office:value-type="float" office:value="0" calcext:value-type="float">
              <text:p>0</text:p>
            </table:table-cell>
            <table:table-cell table:style-name="ce15" table:formula="of:=IF(ISBLANK([.$N121])=TRUE();&quot;&quot;;SUMPRODUCT([.L:.L]=[.L121];[.M:.M]=[.M121];[.T:.T]))" office:value-type="float" office:value="2" calcext:value-type="float">
              <text:p>2</text:p>
            </table:table-cell>
            <table:table-cell table:style-name="ce19" table:formula="of:=IF(ISBLANK([.$N121])=TRUE();&quot;&quot;;MAX(0;[.N121]-[.W121]))" office:value-type="float" office:value="0" calcext:value-type="float">
              <text:p>0</text:p>
            </table:table-cell>
            <table:table-cell table:style-name="ce17" table:formula="of:=IF(ISBLANK([.$N121])=TRUE();&quot;&quot;;MAX(0;[.W121]-[.N12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4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orinthea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122])=TRUE();&quot;&quot;;[.$O122]+[.$P122]+[.$Q122]+[.$R122]+[.$S122])" office:value-type="float" office:value="1" calcext:value-type="float">
              <text:p>1</text:p>
            </table:table-cell>
            <table:table-cell table:style-name="ce22" table:formula="of:=IF(ISBLANK([.$N122])=TRUE();&quot;&quot;;MAX(0;[.N122]-[.T122]))" office:value-type="float" office:value="0" calcext:value-type="float">
              <text:p>0</text:p>
            </table:table-cell>
            <table:table-cell table:style-name="ce17" table:formula="of:=IF(ISBLANK([.$N122])=TRUE();&quot;&quot;;MAX(0;[.T122]-[.N122]))" office:value-type="float" office:value="0" calcext:value-type="float">
              <text:p>0</text:p>
            </table:table-cell>
            <table:table-cell table:style-name="ce15" table:formula="of:=IF(ISBLANK([.$N122])=TRUE();&quot;&quot;;SUMPRODUCT([.L:.L]=[.L122];[.M:.M]=[.M122];[.T:.T]))" office:value-type="float" office:value="2" calcext:value-type="float">
              <text:p>2</text:p>
            </table:table-cell>
            <table:table-cell table:style-name="ce19" table:formula="of:=IF(ISBLANK([.$N122])=TRUE();&quot;&quot;;MAX(0;[.N122]-[.W122]))" office:value-type="float" office:value="0" calcext:value-type="float">
              <text:p>0</text:p>
            </table:table-cell>
            <table:table-cell table:style-name="ce17" table:formula="of:=IF(ISBLANK([.$N122])=TRUE();&quot;&quot;;MAX(0;[.W122]-[.N12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5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Sword</text:p>
            </table:table-cell>
            <table:table-cell table:style-name="ce2" table:content-validation-name="val9" office:value-type="string" calcext:value-type="string">
              <text:p>(2H)</text:p>
            </table:table-cell>
            <table:table-cell table:style-name="ce2" table:content-validation-name="val10"/>
            <table:table-cell table:style-name="ce2" office:value-type="string" calcext:value-type="string">
              <text:p>Dawnblad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4"/>
            <table:table-cell table:style-name="ce15" table:formula="of:=IF(ISBLANK([.$N123])=TRUE();&quot;&quot;;[.$O123]+[.$P123]+[.$Q123]+[.$R123]+[.$S123])" office:value-type="float" office:value="1" calcext:value-type="float">
              <text:p>1</text:p>
            </table:table-cell>
            <table:table-cell table:style-name="ce22" table:formula="of:=IF(ISBLANK([.$N123])=TRUE();&quot;&quot;;MAX(0;[.N123]-[.T123]))" office:value-type="float" office:value="0" calcext:value-type="float">
              <text:p>0</text:p>
            </table:table-cell>
            <table:table-cell table:style-name="ce17" table:formula="of:=IF(ISBLANK([.$N123])=TRUE();&quot;&quot;;MAX(0;[.T123]-[.N123]))" office:value-type="float" office:value="0" calcext:value-type="float">
              <text:p>0</text:p>
            </table:table-cell>
            <table:table-cell table:style-name="ce15" table:formula="of:=IF(ISBLANK([.$N123])=TRUE();&quot;&quot;;SUMPRODUCT([.L:.L]=[.L123];[.M:.M]=[.M123];[.T:.T]))" office:value-type="float" office:value="1" calcext:value-type="float">
              <text:p>1</text:p>
            </table:table-cell>
            <table:table-cell table:style-name="ce19" table:formula="of:=IF(ISBLANK([.$N123])=TRUE();&quot;&quot;;MAX(0;[.N123]-[.W123]))" office:value-type="float" office:value="0" calcext:value-type="float">
              <text:p>0</text:p>
            </table:table-cell>
            <table:table-cell table:style-name="ce17" table:formula="of:=IF(ISBLANK([.$N123])=TRUE();&quot;&quot;;MAX(0;[.W123]-[.N12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6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aveforge Brac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124])=TRUE();&quot;&quot;;[.$O124]+[.$P124]+[.$Q124]+[.$R124]+[.$S124])" office:value-type="float" office:value="0" calcext:value-type="float">
              <text:p>0</text:p>
            </table:table-cell>
            <table:table-cell table:style-name="ce22" table:formula="of:=IF(ISBLANK([.$N124])=TRUE();&quot;&quot;;MAX(0;[.N124]-[.T124]))" office:value-type="float" office:value="1" calcext:value-type="float">
              <text:p>1</text:p>
            </table:table-cell>
            <table:table-cell table:style-name="ce17" table:formula="of:=IF(ISBLANK([.$N124])=TRUE();&quot;&quot;;MAX(0;[.T124]-[.N124]))" office:value-type="float" office:value="0" calcext:value-type="float">
              <text:p>0</text:p>
            </table:table-cell>
            <table:table-cell table:style-name="ce15" table:formula="of:=IF(ISBLANK([.$N124])=TRUE();&quot;&quot;;SUMPRODUCT([.L:.L]=[.L124];[.M:.M]=[.M124];[.T:.T]))" office:value-type="float" office:value="0" calcext:value-type="float">
              <text:p>0</text:p>
            </table:table-cell>
            <table:table-cell table:style-name="ce19" table:formula="of:=IF(ISBLANK([.$N124])=TRUE();&quot;&quot;;MAX(0;[.N124]-[.W124]))" office:value-type="float" office:value="1" calcext:value-type="float">
              <text:p>1</text:p>
            </table:table-cell>
            <table:table-cell table:style-name="ce17" table:formula="of:=IF(ISBLANK([.$N124])=TRUE();&quot;&quot;;MAX(0;[.W124]-[.N12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efraction Bolt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25])=TRUE();&quot;&quot;;[.$O125]+[.$P125]+[.$Q125]+[.$R125]+[.$S125])" office:value-type="float" office:value="3" calcext:value-type="float">
              <text:p>3</text:p>
            </table:table-cell>
            <table:table-cell table:style-name="ce22" table:formula="of:=IF(ISBLANK([.$N125])=TRUE();&quot;&quot;;MAX(0;[.N125]-[.T125]))" office:value-type="float" office:value="0" calcext:value-type="float">
              <text:p>0</text:p>
            </table:table-cell>
            <table:table-cell table:style-name="ce17" table:formula="of:=IF(ISBLANK([.$N125])=TRUE();&quot;&quot;;MAX(0;[.T125]-[.N125]))" office:value-type="float" office:value="2" calcext:value-type="float">
              <text:p>2</text:p>
            </table:table-cell>
            <table:table-cell table:style-name="ce15" table:formula="of:=IF(ISBLANK([.$N125])=TRUE();&quot;&quot;;SUMPRODUCT([.L:.L]=[.L125];[.M:.M]=[.M125];[.T:.T]))" office:value-type="float" office:value="6" calcext:value-type="float">
              <text:p>6</text:p>
            </table:table-cell>
            <table:table-cell table:style-name="ce19" table:formula="of:=IF(ISBLANK([.$N125])=TRUE();&quot;&quot;;MAX(0;[.N125]-[.W125]))" office:value-type="float" office:value="0" calcext:value-type="float">
              <text:p>0</text:p>
            </table:table-cell>
            <table:table-cell table:style-name="ce17" table:formula="of:=IF(ISBLANK([.$N125])=TRUE();&quot;&quot;;MAX(0;[.W125]-[.N12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8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Glint the Quicksilv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26])=TRUE();&quot;&quot;;[.$O126]+[.$P126]+[.$Q126]+[.$R126]+[.$S126])" office:value-type="float" office:value="3" calcext:value-type="float">
              <text:p>3</text:p>
            </table:table-cell>
            <table:table-cell table:style-name="ce22" table:formula="of:=IF(ISBLANK([.$N126])=TRUE();&quot;&quot;;MAX(0;[.N126]-[.T126]))" office:value-type="float" office:value="0" calcext:value-type="float">
              <text:p>0</text:p>
            </table:table-cell>
            <table:table-cell table:style-name="ce17" table:formula="of:=IF(ISBLANK([.$N126])=TRUE();&quot;&quot;;MAX(0;[.T126]-[.N126]))" office:value-type="float" office:value="0" calcext:value-type="float">
              <text:p>0</text:p>
            </table:table-cell>
            <table:table-cell table:style-name="ce15" table:formula="of:=IF(ISBLANK([.$N126])=TRUE();&quot;&quot;;SUMPRODUCT([.L:.L]=[.L126];[.M:.M]=[.M126];[.T:.T]))" office:value-type="float" office:value="3" calcext:value-type="float">
              <text:p>3</text:p>
            </table:table-cell>
            <table:table-cell table:style-name="ce19" table:formula="of:=IF(ISBLANK([.$N126])=TRUE();&quot;&quot;;MAX(0;[.N126]-[.W126]))" office:value-type="float" office:value="0" calcext:value-type="float">
              <text:p>0</text:p>
            </table:table-cell>
            <table:table-cell table:style-name="ce17" table:formula="of:=IF(ISBLANK([.$N126])=TRUE();&quot;&quot;;MAX(0;[.W126]-[.N12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19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upremacy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127])=TRUE();&quot;&quot;;[.$O127]+[.$P127]+[.$Q127]+[.$R127]+[.$S127])" office:value-type="float" office:value="2" calcext:value-type="float">
              <text:p>2</text:p>
            </table:table-cell>
            <table:table-cell table:style-name="ce22" table:formula="of:=IF(ISBLANK([.$N127])=TRUE();&quot;&quot;;MAX(0;[.N127]-[.T127]))" office:value-type="float" office:value="1" calcext:value-type="float">
              <text:p>1</text:p>
            </table:table-cell>
            <table:table-cell table:style-name="ce17" table:formula="of:=IF(ISBLANK([.$N127])=TRUE();&quot;&quot;;MAX(0;[.T127]-[.N127]))" office:value-type="float" office:value="0" calcext:value-type="float">
              <text:p>0</text:p>
            </table:table-cell>
            <table:table-cell table:style-name="ce15" table:formula="of:=IF(ISBLANK([.$N127])=TRUE();&quot;&quot;;SUMPRODUCT([.L:.L]=[.L127];[.M:.M]=[.M127];[.T:.T]))" office:value-type="float" office:value="3" calcext:value-type="float">
              <text:p>3</text:p>
            </table:table-cell>
            <table:table-cell table:style-name="ce19" table:formula="of:=IF(ISBLANK([.$N127])=TRUE();&quot;&quot;;MAX(0;[.N127]-[.W127]))" office:value-type="float" office:value="0" calcext:value-type="float">
              <text:p>0</text:p>
            </table:table-cell>
            <table:table-cell table:style-name="ce17" table:formula="of:=IF(ISBLANK([.$N127])=TRUE();&quot;&quot;;MAX(0;[.W127]-[.N12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0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ou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28])=TRUE();&quot;&quot;;[.$O128]+[.$P128]+[.$Q128]+[.$R128]+[.$S128])" office:value-type="float" office:value="3" calcext:value-type="float">
              <text:p>3</text:p>
            </table:table-cell>
            <table:table-cell table:style-name="ce22" table:formula="of:=IF(ISBLANK([.$N128])=TRUE();&quot;&quot;;MAX(0;[.N128]-[.T128]))" office:value-type="float" office:value="0" calcext:value-type="float">
              <text:p>0</text:p>
            </table:table-cell>
            <table:table-cell table:style-name="ce17" table:formula="of:=IF(ISBLANK([.$N128])=TRUE();&quot;&quot;;MAX(0;[.T128]-[.N128]))" office:value-type="float" office:value="0" calcext:value-type="float">
              <text:p>0</text:p>
            </table:table-cell>
            <table:table-cell table:style-name="ce15" table:formula="of:=IF(ISBLANK([.$N128])=TRUE();&quot;&quot;;SUMPRODUCT([.L:.L]=[.L128];[.M:.M]=[.M128];[.T:.T]))" office:value-type="float" office:value="3" calcext:value-type="float">
              <text:p>3</text:p>
            </table:table-cell>
            <table:table-cell table:style-name="ce19" table:formula="of:=IF(ISBLANK([.$N128])=TRUE();&quot;&quot;;MAX(0;[.N128]-[.W128]))" office:value-type="float" office:value="0" calcext:value-type="float">
              <text:p>0</text:p>
            </table:table-cell>
            <table:table-cell table:style-name="ce17" table:formula="of:=IF(ISBLANK([.$N128])=TRUE();&quot;&quot;;MAX(0;[.W128]-[.N12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1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nging Steelbla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29])=TRUE();&quot;&quot;;[.$O129]+[.$P129]+[.$Q129]+[.$R129]+[.$S129])" office:value-type="float" office:value="3" calcext:value-type="float">
              <text:p>3</text:p>
            </table:table-cell>
            <table:table-cell table:style-name="ce22" table:formula="of:=IF(ISBLANK([.$N129])=TRUE();&quot;&quot;;MAX(0;[.N129]-[.T129]))" office:value-type="float" office:value="0" calcext:value-type="float">
              <text:p>0</text:p>
            </table:table-cell>
            <table:table-cell table:style-name="ce17" table:formula="of:=IF(ISBLANK([.$N129])=TRUE();&quot;&quot;;MAX(0;[.T129]-[.N129]))" office:value-type="float" office:value="0" calcext:value-type="float">
              <text:p>0</text:p>
            </table:table-cell>
            <table:table-cell table:style-name="ce15" table:formula="of:=IF(ISBLANK([.$N129])=TRUE();&quot;&quot;;SUMPRODUCT([.L:.L]=[.L129];[.M:.M]=[.M129];[.T:.T]))" office:value-type="float" office:value="4" calcext:value-type="float">
              <text:p>4</text:p>
            </table:table-cell>
            <table:table-cell table:style-name="ce19" table:formula="of:=IF(ISBLANK([.$N129])=TRUE();&quot;&quot;;MAX(0;[.N129]-[.W129]))" office:value-type="float" office:value="0" calcext:value-type="float">
              <text:p>0</text:p>
            </table:table-cell>
            <table:table-cell table:style-name="ce17" table:formula="of:=IF(ISBLANK([.$N129])=TRUE();&quot;&quot;;MAX(0;[.W129]-[.N12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2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Determination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0])=TRUE();&quot;&quot;;[.$O130]+[.$P130]+[.$Q130]+[.$R130]+[.$S130])" office:value-type="float" office:value="3" calcext:value-type="float">
              <text:p>3</text:p>
            </table:table-cell>
            <table:table-cell table:style-name="ce22" table:formula="of:=IF(ISBLANK([.$N130])=TRUE();&quot;&quot;;MAX(0;[.N130]-[.T130]))" office:value-type="float" office:value="0" calcext:value-type="float">
              <text:p>0</text:p>
            </table:table-cell>
            <table:table-cell table:style-name="ce17" table:formula="of:=IF(ISBLANK([.$N130])=TRUE();&quot;&quot;;MAX(0;[.T130]-[.N130]))" office:value-type="float" office:value="0" calcext:value-type="float">
              <text:p>0</text:p>
            </table:table-cell>
            <table:table-cell table:style-name="ce15" table:formula="of:=IF(ISBLANK([.$N130])=TRUE();&quot;&quot;;SUMPRODUCT([.L:.L]=[.L130];[.M:.M]=[.M130];[.T:.T]))" office:value-type="float" office:value="3" calcext:value-type="float">
              <text:p>3</text:p>
            </table:table-cell>
            <table:table-cell table:style-name="ce19" table:formula="of:=IF(ISBLANK([.$N130])=TRUE();&quot;&quot;;MAX(0;[.N130]-[.W130]))" office:value-type="float" office:value="0" calcext:value-type="float">
              <text:p>0</text:p>
            </table:table-cell>
            <table:table-cell table:style-name="ce17" table:formula="of:=IF(ISBLANK([.$N130])=TRUE();&quot;&quot;;MAX(0;[.W130]-[.N13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1])=TRUE();&quot;&quot;;[.$O131]+[.$P131]+[.$Q131]+[.$R131]+[.$S131])" office:value-type="float" office:value="3" calcext:value-type="float">
              <text:p>3</text:p>
            </table:table-cell>
            <table:table-cell table:style-name="ce22" table:formula="of:=IF(ISBLANK([.$N131])=TRUE();&quot;&quot;;MAX(0;[.N131]-[.T131]))" office:value-type="float" office:value="0" calcext:value-type="float">
              <text:p>0</text:p>
            </table:table-cell>
            <table:table-cell table:style-name="ce17" table:formula="of:=IF(ISBLANK([.$N131])=TRUE();&quot;&quot;;MAX(0;[.T131]-[.N131]))" office:value-type="float" office:value="0" calcext:value-type="float">
              <text:p>0</text:p>
            </table:table-cell>
            <table:table-cell table:style-name="ce15" table:formula="of:=IF(ISBLANK([.$N131])=TRUE();&quot;&quot;;SUMPRODUCT([.L:.L]=[.L131];[.M:.M]=[.M131];[.T:.T]))" office:value-type="float" office:value="4" calcext:value-type="float">
              <text:p>4</text:p>
            </table:table-cell>
            <table:table-cell table:style-name="ce19" table:formula="of:=IF(ISBLANK([.$N131])=TRUE();&quot;&quot;;MAX(0;[.N131]-[.W131]))" office:value-type="float" office:value="0" calcext:value-type="float">
              <text:p>0</text:p>
            </table:table-cell>
            <table:table-cell table:style-name="ce17" table:formula="of:=IF(ISBLANK([.$N131])=TRUE();&quot;&quot;;MAX(0;[.W131]-[.N13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32])=TRUE();&quot;&quot;;[.$O132]+[.$P132]+[.$Q132]+[.$R132]+[.$S132])" office:value-type="float" office:value="3" calcext:value-type="float">
              <text:p>3</text:p>
            </table:table-cell>
            <table:table-cell table:style-name="ce22" table:formula="of:=IF(ISBLANK([.$N132])=TRUE();&quot;&quot;;MAX(0;[.N132]-[.T132]))" office:value-type="float" office:value="0" calcext:value-type="float">
              <text:p>0</text:p>
            </table:table-cell>
            <table:table-cell table:style-name="ce17" table:formula="of:=IF(ISBLANK([.$N132])=TRUE();&quot;&quot;;MAX(0;[.T132]-[.N132]))" office:value-type="float" office:value="0" calcext:value-type="float">
              <text:p>0</text:p>
            </table:table-cell>
            <table:table-cell table:style-name="ce15" table:formula="of:=IF(ISBLANK([.$N132])=TRUE();&quot;&quot;;SUMPRODUCT([.L:.L]=[.L132];[.M:.M]=[.M132];[.T:.T]))" office:value-type="float" office:value="5" calcext:value-type="float">
              <text:p>5</text:p>
            </table:table-cell>
            <table:table-cell table:style-name="ce19" table:formula="of:=IF(ISBLANK([.$N132])=TRUE();&quot;&quot;;MAX(0;[.N132]-[.W132]))" office:value-type="float" office:value="0" calcext:value-type="float">
              <text:p>0</text:p>
            </table:table-cell>
            <table:table-cell table:style-name="ce17" table:formula="of:=IF(ISBLANK([.$N132])=TRUE();&quot;&quot;;MAX(0;[.W132]-[.N13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33])=TRUE();&quot;&quot;;[.$O133]+[.$P133]+[.$Q133]+[.$R133]+[.$S133])" office:value-type="float" office:value="3" calcext:value-type="float">
              <text:p>3</text:p>
            </table:table-cell>
            <table:table-cell table:style-name="ce22" table:formula="of:=IF(ISBLANK([.$N133])=TRUE();&quot;&quot;;MAX(0;[.N133]-[.T133]))" office:value-type="float" office:value="0" calcext:value-type="float">
              <text:p>0</text:p>
            </table:table-cell>
            <table:table-cell table:style-name="ce17" table:formula="of:=IF(ISBLANK([.$N133])=TRUE();&quot;&quot;;MAX(0;[.T133]-[.N133]))" office:value-type="float" office:value="0" calcext:value-type="float">
              <text:p>0</text:p>
            </table:table-cell>
            <table:table-cell table:style-name="ce15" table:formula="of:=IF(ISBLANK([.$N133])=TRUE();&quot;&quot;;SUMPRODUCT([.L:.L]=[.L133];[.M:.M]=[.M133];[.T:.T]))" office:value-type="float" office:value="7" calcext:value-type="float">
              <text:p>7</text:p>
            </table:table-cell>
            <table:table-cell table:style-name="ce19" table:formula="of:=IF(ISBLANK([.$N133])=TRUE();&quot;&quot;;MAX(0;[.N133]-[.W133]))" office:value-type="float" office:value="0" calcext:value-type="float">
              <text:p>0</text:p>
            </table:table-cell>
            <table:table-cell table:style-name="ce17" table:formula="of:=IF(ISBLANK([.$N133])=TRUE();&quot;&quot;;MAX(0;[.W133]-[.N13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4])=TRUE();&quot;&quot;;[.$O134]+[.$P134]+[.$Q134]+[.$R134]+[.$S134])" office:value-type="float" office:value="3" calcext:value-type="float">
              <text:p>3</text:p>
            </table:table-cell>
            <table:table-cell table:style-name="ce22" table:formula="of:=IF(ISBLANK([.$N134])=TRUE();&quot;&quot;;MAX(0;[.N134]-[.T134]))" office:value-type="float" office:value="0" calcext:value-type="float">
              <text:p>0</text:p>
            </table:table-cell>
            <table:table-cell table:style-name="ce17" table:formula="of:=IF(ISBLANK([.$N134])=TRUE();&quot;&quot;;MAX(0;[.T134]-[.N134]))" office:value-type="float" office:value="0" calcext:value-type="float">
              <text:p>0</text:p>
            </table:table-cell>
            <table:table-cell table:style-name="ce15" table:formula="of:=IF(ISBLANK([.$N134])=TRUE();&quot;&quot;;SUMPRODUCT([.L:.L]=[.L134];[.M:.M]=[.M134];[.T:.T]))" office:value-type="float" office:value="5" calcext:value-type="float">
              <text:p>5</text:p>
            </table:table-cell>
            <table:table-cell table:style-name="ce19" table:formula="of:=IF(ISBLANK([.$N134])=TRUE();&quot;&quot;;MAX(0;[.N134]-[.W134]))" office:value-type="float" office:value="0" calcext:value-type="float">
              <text:p>0</text:p>
            </table:table-cell>
            <table:table-cell table:style-name="ce17" table:formula="of:=IF(ISBLANK([.$N134])=TRUE();&quot;&quot;;MAX(0;[.W134]-[.N13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5])=TRUE();&quot;&quot;;[.$O135]+[.$P135]+[.$Q135]+[.$R135]+[.$S135])" office:value-type="float" office:value="3" calcext:value-type="float">
              <text:p>3</text:p>
            </table:table-cell>
            <table:table-cell table:style-name="ce22" table:formula="of:=IF(ISBLANK([.$N135])=TRUE();&quot;&quot;;MAX(0;[.N135]-[.T135]))" office:value-type="float" office:value="0" calcext:value-type="float">
              <text:p>0</text:p>
            </table:table-cell>
            <table:table-cell table:style-name="ce17" table:formula="of:=IF(ISBLANK([.$N135])=TRUE();&quot;&quot;;MAX(0;[.T135]-[.N135]))" office:value-type="float" office:value="0" calcext:value-type="float">
              <text:p>0</text:p>
            </table:table-cell>
            <table:table-cell table:style-name="ce15" table:formula="of:=IF(ISBLANK([.$N135])=TRUE();&quot;&quot;;SUMPRODUCT([.L:.L]=[.L135];[.M:.M]=[.M135];[.T:.T]))" office:value-type="float" office:value="5" calcext:value-type="float">
              <text:p>5</text:p>
            </table:table-cell>
            <table:table-cell table:style-name="ce19" table:formula="of:=IF(ISBLANK([.$N135])=TRUE();&quot;&quot;;MAX(0;[.N135]-[.W135]))" office:value-type="float" office:value="0" calcext:value-type="float">
              <text:p>0</text:p>
            </table:table-cell>
            <table:table-cell table:style-name="ce17" table:formula="of:=IF(ISBLANK([.$N135])=TRUE();&quot;&quot;;MAX(0;[.W135]-[.N13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6])=TRUE();&quot;&quot;;[.$O136]+[.$P136]+[.$Q136]+[.$R136]+[.$S136])" office:value-type="float" office:value="3" calcext:value-type="float">
              <text:p>3</text:p>
            </table:table-cell>
            <table:table-cell table:style-name="ce22" table:formula="of:=IF(ISBLANK([.$N136])=TRUE();&quot;&quot;;MAX(0;[.N136]-[.T136]))" office:value-type="float" office:value="0" calcext:value-type="float">
              <text:p>0</text:p>
            </table:table-cell>
            <table:table-cell table:style-name="ce17" table:formula="of:=IF(ISBLANK([.$N136])=TRUE();&quot;&quot;;MAX(0;[.T136]-[.N136]))" office:value-type="float" office:value="0" calcext:value-type="float">
              <text:p>0</text:p>
            </table:table-cell>
            <table:table-cell table:style-name="ce15" table:formula="of:=IF(ISBLANK([.$N136])=TRUE();&quot;&quot;;SUMPRODUCT([.L:.L]=[.L136];[.M:.M]=[.M136];[.T:.T]))" office:value-type="float" office:value="4" calcext:value-type="float">
              <text:p>4</text:p>
            </table:table-cell>
            <table:table-cell table:style-name="ce19" table:formula="of:=IF(ISBLANK([.$N136])=TRUE();&quot;&quot;;MAX(0;[.N136]-[.W136]))" office:value-type="float" office:value="0" calcext:value-type="float">
              <text:p>0</text:p>
            </table:table-cell>
            <table:table-cell table:style-name="ce17" table:formula="of:=IF(ISBLANK([.$N136])=TRUE();&quot;&quot;;MAX(0;[.W136]-[.N13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2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7])=TRUE();&quot;&quot;;[.$O137]+[.$P137]+[.$Q137]+[.$R137]+[.$S137])" office:value-type="float" office:value="3" calcext:value-type="float">
              <text:p>3</text:p>
            </table:table-cell>
            <table:table-cell table:style-name="ce22" table:formula="of:=IF(ISBLANK([.$N137])=TRUE();&quot;&quot;;MAX(0;[.N137]-[.T137]))" office:value-type="float" office:value="0" calcext:value-type="float">
              <text:p>0</text:p>
            </table:table-cell>
            <table:table-cell table:style-name="ce17" table:formula="of:=IF(ISBLANK([.$N137])=TRUE();&quot;&quot;;MAX(0;[.T137]-[.N137]))" office:value-type="float" office:value="0" calcext:value-type="float">
              <text:p>0</text:p>
            </table:table-cell>
            <table:table-cell table:style-name="ce15" table:formula="of:=IF(ISBLANK([.$N137])=TRUE();&quot;&quot;;SUMPRODUCT([.L:.L]=[.L137];[.M:.M]=[.M137];[.T:.T]))" office:value-type="float" office:value="6" calcext:value-type="float">
              <text:p>6</text:p>
            </table:table-cell>
            <table:table-cell table:style-name="ce19" table:formula="of:=IF(ISBLANK([.$N137])=TRUE();&quot;&quot;;MAX(0;[.N137]-[.W137]))" office:value-type="float" office:value="0" calcext:value-type="float">
              <text:p>0</text:p>
            </table:table-cell>
            <table:table-cell table:style-name="ce17" table:formula="of:=IF(ISBLANK([.$N137])=TRUE();&quot;&quot;;MAX(0;[.W137]-[.N137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8])=TRUE();&quot;&quot;;[.$O138]+[.$P138]+[.$Q138]+[.$R138]+[.$S138])" office:value-type="float" office:value="3" calcext:value-type="float">
              <text:p>3</text:p>
            </table:table-cell>
            <table:table-cell table:style-name="ce22" table:formula="of:=IF(ISBLANK([.$N138])=TRUE();&quot;&quot;;MAX(0;[.N138]-[.T138]))" office:value-type="float" office:value="0" calcext:value-type="float">
              <text:p>0</text:p>
            </table:table-cell>
            <table:table-cell table:style-name="ce17" table:formula="of:=IF(ISBLANK([.$N138])=TRUE();&quot;&quot;;MAX(0;[.T138]-[.N138]))" office:value-type="float" office:value="0" calcext:value-type="float">
              <text:p>0</text:p>
            </table:table-cell>
            <table:table-cell table:style-name="ce15" table:formula="of:=IF(ISBLANK([.$N138])=TRUE();&quot;&quot;;SUMPRODUCT([.L:.L]=[.L138];[.M:.M]=[.M138];[.T:.T]))" office:value-type="float" office:value="5" calcext:value-type="float">
              <text:p>5</text:p>
            </table:table-cell>
            <table:table-cell table:style-name="ce19" table:formula="of:=IF(ISBLANK([.$N138])=TRUE();&quot;&quot;;MAX(0;[.N138]-[.W138]))" office:value-type="float" office:value="0" calcext:value-type="float">
              <text:p>0</text:p>
            </table:table-cell>
            <table:table-cell table:style-name="ce17" table:formula="of:=IF(ISBLANK([.$N138])=TRUE();&quot;&quot;;MAX(0;[.W138]-[.N138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39])=TRUE();&quot;&quot;;[.$O139]+[.$P139]+[.$Q139]+[.$R139]+[.$S139])" office:value-type="float" office:value="3" calcext:value-type="float">
              <text:p>3</text:p>
            </table:table-cell>
            <table:table-cell table:style-name="ce22" table:formula="of:=IF(ISBLANK([.$N139])=TRUE();&quot;&quot;;MAX(0;[.N139]-[.T139]))" office:value-type="float" office:value="0" calcext:value-type="float">
              <text:p>0</text:p>
            </table:table-cell>
            <table:table-cell table:style-name="ce17" table:formula="of:=IF(ISBLANK([.$N139])=TRUE();&quot;&quot;;MAX(0;[.T139]-[.N139]))" office:value-type="float" office:value="0" calcext:value-type="float">
              <text:p>0</text:p>
            </table:table-cell>
            <table:table-cell table:style-name="ce15" table:formula="of:=IF(ISBLANK([.$N139])=TRUE();&quot;&quot;;SUMPRODUCT([.L:.L]=[.L139];[.M:.M]=[.M139];[.T:.T]))" office:value-type="float" office:value="6" calcext:value-type="float">
              <text:p>6</text:p>
            </table:table-cell>
            <table:table-cell table:style-name="ce19" table:formula="of:=IF(ISBLANK([.$N139])=TRUE();&quot;&quot;;MAX(0;[.N139]-[.W139]))" office:value-type="float" office:value="0" calcext:value-type="float">
              <text:p>0</text:p>
            </table:table-cell>
            <table:table-cell table:style-name="ce17" table:formula="of:=IF(ISBLANK([.$N139])=TRUE();&quot;&quot;;MAX(0;[.W139]-[.N139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0])=TRUE();&quot;&quot;;[.$O140]+[.$P140]+[.$Q140]+[.$R140]+[.$S140])" office:value-type="float" office:value="3" calcext:value-type="float">
              <text:p>3</text:p>
            </table:table-cell>
            <table:table-cell table:style-name="ce22" table:formula="of:=IF(ISBLANK([.$N140])=TRUE();&quot;&quot;;MAX(0;[.N140]-[.T140]))" office:value-type="float" office:value="0" calcext:value-type="float">
              <text:p>0</text:p>
            </table:table-cell>
            <table:table-cell table:style-name="ce17" table:formula="of:=IF(ISBLANK([.$N140])=TRUE();&quot;&quot;;MAX(0;[.T140]-[.N140]))" office:value-type="float" office:value="0" calcext:value-type="float">
              <text:p>0</text:p>
            </table:table-cell>
            <table:table-cell table:style-name="ce15" table:formula="of:=IF(ISBLANK([.$N140])=TRUE();&quot;&quot;;SUMPRODUCT([.L:.L]=[.L140];[.M:.M]=[.M140];[.T:.T]))" office:value-type="float" office:value="6" calcext:value-type="float">
              <text:p>6</text:p>
            </table:table-cell>
            <table:table-cell table:style-name="ce19" table:formula="of:=IF(ISBLANK([.$N140])=TRUE();&quot;&quot;;MAX(0;[.N140]-[.W140]))" office:value-type="float" office:value="0" calcext:value-type="float">
              <text:p>0</text:p>
            </table:table-cell>
            <table:table-cell table:style-name="ce17" table:formula="of:=IF(ISBLANK([.$N140])=TRUE();&quot;&quot;;MAX(0;[.W140]-[.N140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1])=TRUE();&quot;&quot;;[.$O141]+[.$P141]+[.$Q141]+[.$R141]+[.$S141])" office:value-type="float" office:value="3" calcext:value-type="float">
              <text:p>3</text:p>
            </table:table-cell>
            <table:table-cell table:style-name="ce22" table:formula="of:=IF(ISBLANK([.$N141])=TRUE();&quot;&quot;;MAX(0;[.N141]-[.T141]))" office:value-type="float" office:value="0" calcext:value-type="float">
              <text:p>0</text:p>
            </table:table-cell>
            <table:table-cell table:style-name="ce17" table:formula="of:=IF(ISBLANK([.$N141])=TRUE();&quot;&quot;;MAX(0;[.T141]-[.N141]))" office:value-type="float" office:value="0" calcext:value-type="float">
              <text:p>0</text:p>
            </table:table-cell>
            <table:table-cell table:style-name="ce15" table:formula="of:=IF(ISBLANK([.$N141])=TRUE();&quot;&quot;;SUMPRODUCT([.L:.L]=[.L141];[.M:.M]=[.M141];[.T:.T]))" office:value-type="float" office:value="10" calcext:value-type="float">
              <text:p>10</text:p>
            </table:table-cell>
            <table:table-cell table:style-name="ce19" table:formula="of:=IF(ISBLANK([.$N141])=TRUE();&quot;&quot;;MAX(0;[.N141]-[.W141]))" office:value-type="float" office:value="0" calcext:value-type="float">
              <text:p>0</text:p>
            </table:table-cell>
            <table:table-cell table:style-name="ce17" table:formula="of:=IF(ISBLANK([.$N141])=TRUE();&quot;&quot;;MAX(0;[.W141]-[.N14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2])=TRUE();&quot;&quot;;[.$O142]+[.$P142]+[.$Q142]+[.$R142]+[.$S142])" office:value-type="float" office:value="3" calcext:value-type="float">
              <text:p>3</text:p>
            </table:table-cell>
            <table:table-cell table:style-name="ce22" table:formula="of:=IF(ISBLANK([.$N142])=TRUE();&quot;&quot;;MAX(0;[.N142]-[.T142]))" office:value-type="float" office:value="0" calcext:value-type="float">
              <text:p>0</text:p>
            </table:table-cell>
            <table:table-cell table:style-name="ce17" table:formula="of:=IF(ISBLANK([.$N142])=TRUE();&quot;&quot;;MAX(0;[.T142]-[.N142]))" office:value-type="float" office:value="0" calcext:value-type="float">
              <text:p>0</text:p>
            </table:table-cell>
            <table:table-cell table:style-name="ce15" table:formula="of:=IF(ISBLANK([.$N142])=TRUE();&quot;&quot;;SUMPRODUCT([.L:.L]=[.L142];[.M:.M]=[.M142];[.T:.T]))" office:value-type="float" office:value="5" calcext:value-type="float">
              <text:p>5</text:p>
            </table:table-cell>
            <table:table-cell table:style-name="ce19" table:formula="of:=IF(ISBLANK([.$N142])=TRUE();&quot;&quot;;MAX(0;[.N142]-[.W142]))" office:value-type="float" office:value="0" calcext:value-type="float">
              <text:p>0</text:p>
            </table:table-cell>
            <table:table-cell table:style-name="ce17" table:formula="of:=IF(ISBLANK([.$N142])=TRUE();&quot;&quot;;MAX(0;[.W142]-[.N14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iting Blad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3])=TRUE();&quot;&quot;;[.$O143]+[.$P143]+[.$Q143]+[.$R143]+[.$S143])" office:value-type="float" office:value="3" calcext:value-type="float">
              <text:p>3</text:p>
            </table:table-cell>
            <table:table-cell table:style-name="ce22" table:formula="of:=IF(ISBLANK([.$N143])=TRUE();&quot;&quot;;MAX(0;[.N143]-[.T143]))" office:value-type="float" office:value="0" calcext:value-type="float">
              <text:p>0</text:p>
            </table:table-cell>
            <table:table-cell table:style-name="ce17" table:formula="of:=IF(ISBLANK([.$N143])=TRUE();&quot;&quot;;MAX(0;[.T143]-[.N143]))" office:value-type="float" office:value="0" calcext:value-type="float">
              <text:p>0</text:p>
            </table:table-cell>
            <table:table-cell table:style-name="ce15" table:formula="of:=IF(ISBLANK([.$N143])=TRUE();&quot;&quot;;SUMPRODUCT([.L:.L]=[.L143];[.M:.M]=[.M143];[.T:.T]))" office:value-type="float" office:value="3" calcext:value-type="float">
              <text:p>3</text:p>
            </table:table-cell>
            <table:table-cell table:style-name="ce19" table:formula="of:=IF(ISBLANK([.$N143])=TRUE();&quot;&quot;;MAX(0;[.N143]-[.W143]))" office:value-type="float" office:value="0" calcext:value-type="float">
              <text:p>0</text:p>
            </table:table-cell>
            <table:table-cell table:style-name="ce17" table:formula="of:=IF(ISBLANK([.$N143])=TRUE();&quot;&quot;;MAX(0;[.W143]-[.N14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iting Bla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4])=TRUE();&quot;&quot;;[.$O144]+[.$P144]+[.$Q144]+[.$R144]+[.$S144])" office:value-type="float" office:value="3" calcext:value-type="float">
              <text:p>3</text:p>
            </table:table-cell>
            <table:table-cell table:style-name="ce22" table:formula="of:=IF(ISBLANK([.$N144])=TRUE();&quot;&quot;;MAX(0;[.N144]-[.T144]))" office:value-type="float" office:value="0" calcext:value-type="float">
              <text:p>0</text:p>
            </table:table-cell>
            <table:table-cell table:style-name="ce17" table:formula="of:=IF(ISBLANK([.$N144])=TRUE();&quot;&quot;;MAX(0;[.T144]-[.N144]))" office:value-type="float" office:value="0" calcext:value-type="float">
              <text:p>0</text:p>
            </table:table-cell>
            <table:table-cell table:style-name="ce15" table:formula="of:=IF(ISBLANK([.$N144])=TRUE();&quot;&quot;;SUMPRODUCT([.L:.L]=[.L144];[.M:.M]=[.M144];[.T:.T]))" office:value-type="float" office:value="3" calcext:value-type="float">
              <text:p>3</text:p>
            </table:table-cell>
            <table:table-cell table:style-name="ce19" table:formula="of:=IF(ISBLANK([.$N144])=TRUE();&quot;&quot;;MAX(0;[.N144]-[.W144]))" office:value-type="float" office:value="0" calcext:value-type="float">
              <text:p>0</text:p>
            </table:table-cell>
            <table:table-cell table:style-name="ce17" table:formula="of:=IF(ISBLANK([.$N144])=TRUE();&quot;&quot;;MAX(0;[.W144]-[.N14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iting Blad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5])=TRUE();&quot;&quot;;[.$O145]+[.$P145]+[.$Q145]+[.$R145]+[.$S145])" office:value-type="float" office:value="3" calcext:value-type="float">
              <text:p>3</text:p>
            </table:table-cell>
            <table:table-cell table:style-name="ce22" table:formula="of:=IF(ISBLANK([.$N145])=TRUE();&quot;&quot;;MAX(0;[.N145]-[.T145]))" office:value-type="float" office:value="0" calcext:value-type="float">
              <text:p>0</text:p>
            </table:table-cell>
            <table:table-cell table:style-name="ce17" table:formula="of:=IF(ISBLANK([.$N145])=TRUE();&quot;&quot;;MAX(0;[.T145]-[.N145]))" office:value-type="float" office:value="0" calcext:value-type="float">
              <text:p>0</text:p>
            </table:table-cell>
            <table:table-cell table:style-name="ce15" table:formula="of:=IF(ISBLANK([.$N145])=TRUE();&quot;&quot;;SUMPRODUCT([.L:.L]=[.L145];[.M:.M]=[.M145];[.T:.T]))" office:value-type="float" office:value="3" calcext:value-type="float">
              <text:p>3</text:p>
            </table:table-cell>
            <table:table-cell table:style-name="ce19" table:formula="of:=IF(ISBLANK([.$N145])=TRUE();&quot;&quot;;MAX(0;[.N145]-[.W145]))" office:value-type="float" office:value="0" calcext:value-type="float">
              <text:p>0</text:p>
            </table:table-cell>
            <table:table-cell table:style-name="ce17" table:formula="of:=IF(ISBLANK([.$N145])=TRUE();&quot;&quot;;MAX(0;[.W145]-[.N145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6])=TRUE();&quot;&quot;;[.$O146]+[.$P146]+[.$Q146]+[.$R146]+[.$S146])" office:value-type="float" office:value="3" calcext:value-type="float">
              <text:p>3</text:p>
            </table:table-cell>
            <table:table-cell table:style-name="ce22" table:formula="of:=IF(ISBLANK([.$N146])=TRUE();&quot;&quot;;MAX(0;[.N146]-[.T146]))" office:value-type="float" office:value="0" calcext:value-type="float">
              <text:p>0</text:p>
            </table:table-cell>
            <table:table-cell table:style-name="ce17" table:formula="of:=IF(ISBLANK([.$N146])=TRUE();&quot;&quot;;MAX(0;[.T146]-[.N146]))" office:value-type="float" office:value="0" calcext:value-type="float">
              <text:p>0</text:p>
            </table:table-cell>
            <table:table-cell table:style-name="ce15" table:formula="of:=IF(ISBLANK([.$N146])=TRUE();&quot;&quot;;SUMPRODUCT([.L:.L]=[.L146];[.M:.M]=[.M146];[.T:.T]))" office:value-type="float" office:value="7" calcext:value-type="float">
              <text:p>7</text:p>
            </table:table-cell>
            <table:table-cell table:style-name="ce19" table:formula="of:=IF(ISBLANK([.$N146])=TRUE();&quot;&quot;;MAX(0;[.N146]-[.W146]))" office:value-type="float" office:value="0" calcext:value-type="float">
              <text:p>0</text:p>
            </table:table-cell>
            <table:table-cell table:style-name="ce17" table:formula="of:=IF(ISBLANK([.$N146])=TRUE();&quot;&quot;;MAX(0;[.W146]-[.N146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3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47])=TRUE();&quot;&quot;;[.$O147]+[.$P147]+[.$Q147]+[.$R147]+[.$S147])" office:value-type="float" office:value="3" calcext:value-type="float">
              <text:p>3</text:p>
            </table:table-cell>
            <table:table-cell table:style-name="ce22" table:formula="of:=IF(ISBLANK([.$N147])=TRUE();&quot;&quot;;MAX(0;[.N147]-[.T147]))" office:value-type="float" office:value="0" calcext:value-type="float">
              <text:p>0</text:p>
            </table:table-cell>
            <table:table-cell table:style-name="ce17" table:formula="of:=IF(ISBLANK([.$N147])=TRUE();&quot;&quot;;MAX(0;[.T147]-[.N147]))" office:value-type="float" office:value="0" calcext:value-type="float">
              <text:p>0</text:p>
            </table:table-cell>
            <table:table-cell table:style-name="ce15" table:formula="of:=IF(ISBLANK([.$N147])=TRUE();&quot;&quot;;SUMPRODUCT([.L:.L]=[.L147];[.M:.M]=[.M147];[.T:.T]))" office:value-type="float" office:value="7" calcext:value-type="float">
              <text:p>7</text:p>
            </table:table-cell>
            <table:table-cell table:style-name="ce19" table:formula="of:=IF(ISBLANK([.$N147])=TRUE();&quot;&quot;;MAX(0;[.N147]-[.W147]))" office:value-type="float" office:value="0" calcext:value-type="float">
              <text:p>0</text:p>
            </table:table-cell>
            <table:table-cell table:style-name="ce17" table:formula="of:=IF(ISBLANK([.$N147])=TRUE();&quot;&quot;;MAX(0;[.W147]-[.N147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8])=TRUE();&quot;&quot;;[.$O148]+[.$P148]+[.$Q148]+[.$R148]+[.$S148])" office:value-type="float" office:value="3" calcext:value-type="float">
              <text:p>3</text:p>
            </table:table-cell>
            <table:table-cell table:style-name="ce22" table:formula="of:=IF(ISBLANK([.$N148])=TRUE();&quot;&quot;;MAX(0;[.N148]-[.T148]))" office:value-type="float" office:value="0" calcext:value-type="float">
              <text:p>0</text:p>
            </table:table-cell>
            <table:table-cell table:style-name="ce17" table:formula="of:=IF(ISBLANK([.$N148])=TRUE();&quot;&quot;;MAX(0;[.T148]-[.N148]))" office:value-type="float" office:value="0" calcext:value-type="float">
              <text:p>0</text:p>
            </table:table-cell>
            <table:table-cell table:style-name="ce15" table:formula="of:=IF(ISBLANK([.$N148])=TRUE();&quot;&quot;;SUMPRODUCT([.L:.L]=[.L148];[.M:.M]=[.M148];[.T:.T]))" office:value-type="float" office:value="6" calcext:value-type="float">
              <text:p>6</text:p>
            </table:table-cell>
            <table:table-cell table:style-name="ce19" table:formula="of:=IF(ISBLANK([.$N148])=TRUE();&quot;&quot;;MAX(0;[.N148]-[.W148]))" office:value-type="float" office:value="0" calcext:value-type="float">
              <text:p>0</text:p>
            </table:table-cell>
            <table:table-cell table:style-name="ce17" table:formula="of:=IF(ISBLANK([.$N148])=TRUE();&quot;&quot;;MAX(0;[.W148]-[.N148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harpen Steel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49])=TRUE();&quot;&quot;;[.$O149]+[.$P149]+[.$Q149]+[.$R149]+[.$S149])" office:value-type="float" office:value="3" calcext:value-type="float">
              <text:p>3</text:p>
            </table:table-cell>
            <table:table-cell table:style-name="ce22" table:formula="of:=IF(ISBLANK([.$N149])=TRUE();&quot;&quot;;MAX(0;[.N149]-[.T149]))" office:value-type="float" office:value="0" calcext:value-type="float">
              <text:p>0</text:p>
            </table:table-cell>
            <table:table-cell table:style-name="ce17" table:formula="of:=IF(ISBLANK([.$N149])=TRUE();&quot;&quot;;MAX(0;[.T149]-[.N149]))" office:value-type="float" office:value="0" calcext:value-type="float">
              <text:p>0</text:p>
            </table:table-cell>
            <table:table-cell table:style-name="ce15" table:formula="of:=IF(ISBLANK([.$N149])=TRUE();&quot;&quot;;SUMPRODUCT([.L:.L]=[.L149];[.M:.M]=[.M149];[.T:.T]))" office:value-type="float" office:value="3" calcext:value-type="float">
              <text:p>3</text:p>
            </table:table-cell>
            <table:table-cell table:style-name="ce19" table:formula="of:=IF(ISBLANK([.$N149])=TRUE();&quot;&quot;;MAX(0;[.N149]-[.W149]))" office:value-type="float" office:value="0" calcext:value-type="float">
              <text:p>0</text:p>
            </table:table-cell>
            <table:table-cell table:style-name="ce17" table:formula="of:=IF(ISBLANK([.$N149])=TRUE();&quot;&quot;;MAX(0;[.W149]-[.N14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harpen Stee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0])=TRUE();&quot;&quot;;[.$O150]+[.$P150]+[.$Q150]+[.$R150]+[.$S150])" office:value-type="float" office:value="3" calcext:value-type="float">
              <text:p>3</text:p>
            </table:table-cell>
            <table:table-cell table:style-name="ce22" table:formula="of:=IF(ISBLANK([.$N150])=TRUE();&quot;&quot;;MAX(0;[.N150]-[.T150]))" office:value-type="float" office:value="0" calcext:value-type="float">
              <text:p>0</text:p>
            </table:table-cell>
            <table:table-cell table:style-name="ce17" table:formula="of:=IF(ISBLANK([.$N150])=TRUE();&quot;&quot;;MAX(0;[.T150]-[.N150]))" office:value-type="float" office:value="0" calcext:value-type="float">
              <text:p>0</text:p>
            </table:table-cell>
            <table:table-cell table:style-name="ce15" table:formula="of:=IF(ISBLANK([.$N150])=TRUE();&quot;&quot;;SUMPRODUCT([.L:.L]=[.L150];[.M:.M]=[.M150];[.T:.T]))" office:value-type="float" office:value="3" calcext:value-type="float">
              <text:p>3</text:p>
            </table:table-cell>
            <table:table-cell table:style-name="ce19" table:formula="of:=IF(ISBLANK([.$N150])=TRUE();&quot;&quot;;MAX(0;[.N150]-[.W150]))" office:value-type="float" office:value="0" calcext:value-type="float">
              <text:p>0</text:p>
            </table:table-cell>
            <table:table-cell table:style-name="ce17" table:formula="of:=IF(ISBLANK([.$N150])=TRUE();&quot;&quot;;MAX(0;[.W150]-[.N15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harpen Steel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51])=TRUE();&quot;&quot;;[.$O151]+[.$P151]+[.$Q151]+[.$R151]+[.$S151])" office:value-type="float" office:value="3" calcext:value-type="float">
              <text:p>3</text:p>
            </table:table-cell>
            <table:table-cell table:style-name="ce22" table:formula="of:=IF(ISBLANK([.$N151])=TRUE();&quot;&quot;;MAX(0;[.N151]-[.T151]))" office:value-type="float" office:value="0" calcext:value-type="float">
              <text:p>0</text:p>
            </table:table-cell>
            <table:table-cell table:style-name="ce17" table:formula="of:=IF(ISBLANK([.$N151])=TRUE();&quot;&quot;;MAX(0;[.T151]-[.N151]))" office:value-type="float" office:value="0" calcext:value-type="float">
              <text:p>0</text:p>
            </table:table-cell>
            <table:table-cell table:style-name="ce15" table:formula="of:=IF(ISBLANK([.$N151])=TRUE();&quot;&quot;;SUMPRODUCT([.L:.L]=[.L151];[.M:.M]=[.M151];[.T:.T]))" office:value-type="float" office:value="3" calcext:value-type="float">
              <text:p>3</text:p>
            </table:table-cell>
            <table:table-cell table:style-name="ce19" table:formula="of:=IF(ISBLANK([.$N151])=TRUE();&quot;&quot;;MAX(0;[.N151]-[.W151]))" office:value-type="float" office:value="0" calcext:value-type="float">
              <text:p>0</text:p>
            </table:table-cell>
            <table:table-cell table:style-name="ce17" table:formula="of:=IF(ISBLANK([.$N151])=TRUE();&quot;&quot;;MAX(0;[.W151]-[.N15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2])=TRUE();&quot;&quot;;[.$O152]+[.$P152]+[.$Q152]+[.$R152]+[.$S152])" office:value-type="float" office:value="3" calcext:value-type="float">
              <text:p>3</text:p>
            </table:table-cell>
            <table:table-cell table:style-name="ce22" table:formula="of:=IF(ISBLANK([.$N152])=TRUE();&quot;&quot;;MAX(0;[.N152]-[.T152]))" office:value-type="float" office:value="0" calcext:value-type="float">
              <text:p>0</text:p>
            </table:table-cell>
            <table:table-cell table:style-name="ce17" table:formula="of:=IF(ISBLANK([.$N152])=TRUE();&quot;&quot;;MAX(0;[.T152]-[.N152]))" office:value-type="float" office:value="0" calcext:value-type="float">
              <text:p>0</text:p>
            </table:table-cell>
            <table:table-cell table:style-name="ce15" table:formula="of:=IF(ISBLANK([.$N152])=TRUE();&quot;&quot;;SUMPRODUCT([.L:.L]=[.L152];[.M:.M]=[.M152];[.T:.T]))" office:value-type="float" office:value="6" calcext:value-type="float">
              <text:p>6</text:p>
            </table:table-cell>
            <table:table-cell table:style-name="ce19" table:formula="of:=IF(ISBLANK([.$N152])=TRUE();&quot;&quot;;MAX(0;[.N152]-[.W152]))" office:value-type="float" office:value="0" calcext:value-type="float">
              <text:p>0</text:p>
            </table:table-cell>
            <table:table-cell table:style-name="ce17" table:formula="of:=IF(ISBLANK([.$N152])=TRUE();&quot;&quot;;MAX(0;[.W152]-[.N15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3])=TRUE();&quot;&quot;;[.$O153]+[.$P153]+[.$Q153]+[.$R153]+[.$S153])" office:value-type="float" office:value="3" calcext:value-type="float">
              <text:p>3</text:p>
            </table:table-cell>
            <table:table-cell table:style-name="ce22" table:formula="of:=IF(ISBLANK([.$N153])=TRUE();&quot;&quot;;MAX(0;[.N153]-[.T153]))" office:value-type="float" office:value="0" calcext:value-type="float">
              <text:p>0</text:p>
            </table:table-cell>
            <table:table-cell table:style-name="ce17" table:formula="of:=IF(ISBLANK([.$N153])=TRUE();&quot;&quot;;MAX(0;[.T153]-[.N153]))" office:value-type="float" office:value="0" calcext:value-type="float">
              <text:p>0</text:p>
            </table:table-cell>
            <table:table-cell table:style-name="ce15" table:formula="of:=IF(ISBLANK([.$N153])=TRUE();&quot;&quot;;SUMPRODUCT([.L:.L]=[.L153];[.M:.M]=[.M153];[.T:.T]))" office:value-type="float" office:value="9" calcext:value-type="float">
              <text:p>9</text:p>
            </table:table-cell>
            <table:table-cell table:style-name="ce19" table:formula="of:=IF(ISBLANK([.$N153])=TRUE();&quot;&quot;;MAX(0;[.N153]-[.W153]))" office:value-type="float" office:value="0" calcext:value-type="float">
              <text:p>0</text:p>
            </table:table-cell>
            <table:table-cell table:style-name="ce17" table:formula="of:=IF(ISBLANK([.$N153])=TRUE();&quot;&quot;;MAX(0;[.W153]-[.N15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4])=TRUE();&quot;&quot;;[.$O154]+[.$P154]+[.$Q154]+[.$R154]+[.$S154])" office:value-type="float" office:value="3" calcext:value-type="float">
              <text:p>3</text:p>
            </table:table-cell>
            <table:table-cell table:style-name="ce22" table:formula="of:=IF(ISBLANK([.$N154])=TRUE();&quot;&quot;;MAX(0;[.N154]-[.T154]))" office:value-type="float" office:value="0" calcext:value-type="float">
              <text:p>0</text:p>
            </table:table-cell>
            <table:table-cell table:style-name="ce17" table:formula="of:=IF(ISBLANK([.$N154])=TRUE();&quot;&quot;;MAX(0;[.T154]-[.N154]))" office:value-type="float" office:value="0" calcext:value-type="float">
              <text:p>0</text:p>
            </table:table-cell>
            <table:table-cell table:style-name="ce15" table:formula="of:=IF(ISBLANK([.$N154])=TRUE();&quot;&quot;;SUMPRODUCT([.L:.L]=[.L154];[.M:.M]=[.M154];[.T:.T]))" office:value-type="float" office:value="10" calcext:value-type="float">
              <text:p>10</text:p>
            </table:table-cell>
            <table:table-cell table:style-name="ce19" table:formula="of:=IF(ISBLANK([.$N154])=TRUE();&quot;&quot;;MAX(0;[.N154]-[.W154]))" office:value-type="float" office:value="0" calcext:value-type="float">
              <text:p>0</text:p>
            </table:table-cell>
            <table:table-cell table:style-name="ce17" table:formula="of:=IF(ISBLANK([.$N154])=TRUE();&quot;&quot;;MAX(0;[.W154]-[.N15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5])=TRUE();&quot;&quot;;[.$O155]+[.$P155]+[.$Q155]+[.$R155]+[.$S155])" office:value-type="float" office:value="3" calcext:value-type="float">
              <text:p>3</text:p>
            </table:table-cell>
            <table:table-cell table:style-name="ce22" table:formula="of:=IF(ISBLANK([.$N155])=TRUE();&quot;&quot;;MAX(0;[.N155]-[.T155]))" office:value-type="float" office:value="0" calcext:value-type="float">
              <text:p>0</text:p>
            </table:table-cell>
            <table:table-cell table:style-name="ce17" table:formula="of:=IF(ISBLANK([.$N155])=TRUE();&quot;&quot;;MAX(0;[.T155]-[.N155]))" office:value-type="float" office:value="0" calcext:value-type="float">
              <text:p>0</text:p>
            </table:table-cell>
            <table:table-cell table:style-name="ce15" table:formula="of:=IF(ISBLANK([.$N155])=TRUE();&quot;&quot;;SUMPRODUCT([.L:.L]=[.L155];[.M:.M]=[.M155];[.T:.T]))" office:value-type="float" office:value="8" calcext:value-type="float">
              <text:p>8</text:p>
            </table:table-cell>
            <table:table-cell table:style-name="ce19" table:formula="of:=IF(ISBLANK([.$N155])=TRUE();&quot;&quot;;MAX(0;[.N155]-[.W155]))" office:value-type="float" office:value="0" calcext:value-type="float">
              <text:p>0</text:p>
            </table:table-cell>
            <table:table-cell table:style-name="ce17" table:formula="of:=IF(ISBLANK([.$N155])=TRUE();&quot;&quot;;MAX(0;[.W155]-[.N155]))" office:value-type="float" office:value="5" calcext:value-type="float">
              <text:p>5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6])=TRUE();&quot;&quot;;[.$O156]+[.$P156]+[.$Q156]+[.$R156]+[.$S156])" office:value-type="float" office:value="3" calcext:value-type="float">
              <text:p>3</text:p>
            </table:table-cell>
            <table:table-cell table:style-name="ce22" table:formula="of:=IF(ISBLANK([.$N156])=TRUE();&quot;&quot;;MAX(0;[.N156]-[.T156]))" office:value-type="float" office:value="0" calcext:value-type="float">
              <text:p>0</text:p>
            </table:table-cell>
            <table:table-cell table:style-name="ce17" table:formula="of:=IF(ISBLANK([.$N156])=TRUE();&quot;&quot;;MAX(0;[.T156]-[.N156]))" office:value-type="float" office:value="0" calcext:value-type="float">
              <text:p>0</text:p>
            </table:table-cell>
            <table:table-cell table:style-name="ce15" table:formula="of:=IF(ISBLANK([.$N156])=TRUE();&quot;&quot;;SUMPRODUCT([.L:.L]=[.L156];[.M:.M]=[.M156];[.T:.T]))" office:value-type="float" office:value="6" calcext:value-type="float">
              <text:p>6</text:p>
            </table:table-cell>
            <table:table-cell table:style-name="ce19" table:formula="of:=IF(ISBLANK([.$N156])=TRUE();&quot;&quot;;MAX(0;[.N156]-[.W156]))" office:value-type="float" office:value="0" calcext:value-type="float">
              <text:p>0</text:p>
            </table:table-cell>
            <table:table-cell table:style-name="ce17" table:formula="of:=IF(ISBLANK([.$N156])=TRUE();&quot;&quot;;MAX(0;[.W156]-[.N156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4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57])=TRUE();&quot;&quot;;[.$O157]+[.$P157]+[.$Q157]+[.$R157]+[.$S157])" office:value-type="float" office:value="3" calcext:value-type="float">
              <text:p>3</text:p>
            </table:table-cell>
            <table:table-cell table:style-name="ce22" table:formula="of:=IF(ISBLANK([.$N157])=TRUE();&quot;&quot;;MAX(0;[.N157]-[.T157]))" office:value-type="float" office:value="0" calcext:value-type="float">
              <text:p>0</text:p>
            </table:table-cell>
            <table:table-cell table:style-name="ce17" table:formula="of:=IF(ISBLANK([.$N157])=TRUE();&quot;&quot;;MAX(0;[.T157]-[.N157]))" office:value-type="float" office:value="0" calcext:value-type="float">
              <text:p>0</text:p>
            </table:table-cell>
            <table:table-cell table:style-name="ce15" table:formula="of:=IF(ISBLANK([.$N157])=TRUE();&quot;&quot;;SUMPRODUCT([.L:.L]=[.L157];[.M:.M]=[.M157];[.T:.T]))" office:value-type="float" office:value="10" calcext:value-type="float">
              <text:p>10</text:p>
            </table:table-cell>
            <table:table-cell table:style-name="ce19" table:formula="of:=IF(ISBLANK([.$N157])=TRUE();&quot;&quot;;MAX(0;[.N157]-[.W157]))" office:value-type="float" office:value="0" calcext:value-type="float">
              <text:p>0</text:p>
            </table:table-cell>
            <table:table-cell table:style-name="ce17" table:formula="of:=IF(ISBLANK([.$N157])=TRUE();&quot;&quot;;MAX(0;[.W157]-[.N157]))" office:value-type="float" office:value="7" calcext:value-type="float">
              <text:p>7</text:p>
            </table:table-cell>
            <table:table-cell table:style-name="Default"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WTR Generic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158])=TRUE();&quot;&quot;;[.$O158]+[.$P158]+[.$Q158]+[.$R158]+[.$S158])">
            <text:p/>
          </table:table-cell>
          <table:table-cell table:style-name="ce22" table:formula="of:=IF(ISBLANK([.$N158])=TRUE();&quot;&quot;;MAX(0;[.N158]-[.T158]))">
            <text:p/>
          </table:table-cell>
          <table:table-cell table:style-name="ce17" table:formula="of:=IF(ISBLANK([.$N158])=TRUE();&quot;&quot;;MAX(0;[.T158]-[.N158]))">
            <text:p/>
          </table:table-cell>
          <table:table-cell table:style-name="ce15" table:formula="of:=IF(ISBLANK([.$N158])=TRUE();&quot;&quot;;SUMPRODUCT([.L:.L]=[.L158];[.M:.M]=[.M158];[.T:.T]))">
            <text:p/>
          </table:table-cell>
          <table:table-cell table:style-name="ce19" table:formula="of:=IF(ISBLANK([.$N158])=TRUE();&quot;&quot;;MAX(0;[.N158]-[.W158]))">
            <text:p/>
          </table:table-cell>
          <table:table-cell table:style-name="ce17" table:formula="of:=IF(ISBLANK([.$N158])=TRUE();&quot;&quot;;MAX(0;[.W158]-[.N158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0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yendal's Spring Tunic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159])=TRUE();&quot;&quot;;[.$O159]+[.$P159]+[.$Q159]+[.$R159]+[.$S159])" office:value-type="float" office:value="0" calcext:value-type="float">
              <text:p>0</text:p>
            </table:table-cell>
            <table:table-cell table:style-name="ce22" table:formula="of:=IF(ISBLANK([.$N159])=TRUE();&quot;&quot;;MAX(0;[.N159]-[.T159]))" office:value-type="float" office:value="1" calcext:value-type="float">
              <text:p>1</text:p>
            </table:table-cell>
            <table:table-cell table:style-name="ce17" table:formula="of:=IF(ISBLANK([.$N159])=TRUE();&quot;&quot;;MAX(0;[.T159]-[.N159]))" office:value-type="float" office:value="0" calcext:value-type="float">
              <text:p>0</text:p>
            </table:table-cell>
            <table:table-cell table:style-name="ce15" table:formula="of:=IF(ISBLANK([.$N159])=TRUE();&quot;&quot;;SUMPRODUCT([.L:.L]=[.L159];[.M:.M]=[.M159];[.T:.T]))" office:value-type="float" office:value="1" calcext:value-type="float">
              <text:p>1</text:p>
            </table:table-cell>
            <table:table-cell table:style-name="ce19" table:formula="of:=IF(ISBLANK([.$N159])=TRUE();&quot;&quot;;MAX(0;[.N159]-[.W159]))" office:value-type="float" office:value="0" calcext:value-type="float">
              <text:p>0</text:p>
            </table:table-cell>
            <table:table-cell table:style-name="ce17" table:formula="of:=IF(ISBLANK([.$N159])=TRUE();&quot;&quot;;MAX(0;[.W159]-[.N159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ope Merchant's Hood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60])=TRUE();&quot;&quot;;[.$O160]+[.$P160]+[.$Q160]+[.$R160]+[.$S160])" office:value-type="float" office:value="3" calcext:value-type="float">
              <text:p>3</text:p>
            </table:table-cell>
            <table:table-cell table:style-name="ce22" table:formula="of:=IF(ISBLANK([.$N160])=TRUE();&quot;&quot;;MAX(0;[.N160]-[.T160]))" office:value-type="float" office:value="0" calcext:value-type="float">
              <text:p>0</text:p>
            </table:table-cell>
            <table:table-cell table:style-name="ce17" table:formula="of:=IF(ISBLANK([.$N160])=TRUE();&quot;&quot;;MAX(0;[.T160]-[.N160]))" office:value-type="float" office:value="2" calcext:value-type="float">
              <text:p>2</text:p>
            </table:table-cell>
            <table:table-cell table:style-name="ce15" table:formula="of:=IF(ISBLANK([.$N160])=TRUE();&quot;&quot;;SUMPRODUCT([.L:.L]=[.L160];[.M:.M]=[.M160];[.T:.T]))" office:value-type="float" office:value="5" calcext:value-type="float">
              <text:p>5</text:p>
            </table:table-cell>
            <table:table-cell table:style-name="ce19" table:formula="of:=IF(ISBLANK([.$N160])=TRUE();&quot;&quot;;MAX(0;[.N160]-[.W160]))" office:value-type="float" office:value="0" calcext:value-type="float">
              <text:p>0</text:p>
            </table:table-cell>
            <table:table-cell table:style-name="ce17" table:formula="of:=IF(ISBLANK([.$N160])=TRUE();&quot;&quot;;MAX(0;[.W160]-[.N16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artened Cross Strap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161])=TRUE();&quot;&quot;;[.$O161]+[.$P161]+[.$Q161]+[.$R161]+[.$S161])" office:value-type="float" office:value="2" calcext:value-type="float">
              <text:p>2</text:p>
            </table:table-cell>
            <table:table-cell table:style-name="ce22" table:formula="of:=IF(ISBLANK([.$N161])=TRUE();&quot;&quot;;MAX(0;[.N161]-[.T161]))" office:value-type="float" office:value="0" calcext:value-type="float">
              <text:p>0</text:p>
            </table:table-cell>
            <table:table-cell table:style-name="ce17" table:formula="of:=IF(ISBLANK([.$N161])=TRUE();&quot;&quot;;MAX(0;[.T161]-[.N161]))" office:value-type="float" office:value="1" calcext:value-type="float">
              <text:p>1</text:p>
            </table:table-cell>
            <table:table-cell table:style-name="ce15" table:formula="of:=IF(ISBLANK([.$N161])=TRUE();&quot;&quot;;SUMPRODUCT([.L:.L]=[.L161];[.M:.M]=[.M161];[.T:.T]))" office:value-type="float" office:value="2" calcext:value-type="float">
              <text:p>2</text:p>
            </table:table-cell>
            <table:table-cell table:style-name="ce19" table:formula="of:=IF(ISBLANK([.$N161])=TRUE();&quot;&quot;;MAX(0;[.N161]-[.W161]))" office:value-type="float" office:value="0" calcext:value-type="float">
              <text:p>0</text:p>
            </table:table-cell>
            <table:table-cell table:style-name="ce17" table:formula="of:=IF(ISBLANK([.$N161])=TRUE();&quot;&quot;;MAX(0;[.W161]-[.N16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Goliath Gauntlet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162])=TRUE();&quot;&quot;;[.$O162]+[.$P162]+[.$Q162]+[.$R162]+[.$S162])" office:value-type="float" office:value="4" calcext:value-type="float">
              <text:p>4</text:p>
            </table:table-cell>
            <table:table-cell table:style-name="ce22" table:formula="of:=IF(ISBLANK([.$N162])=TRUE();&quot;&quot;;MAX(0;[.N162]-[.T162]))" office:value-type="float" office:value="0" calcext:value-type="float">
              <text:p>0</text:p>
            </table:table-cell>
            <table:table-cell table:style-name="ce17" table:formula="of:=IF(ISBLANK([.$N162])=TRUE();&quot;&quot;;MAX(0;[.T162]-[.N162]))" office:value-type="float" office:value="3" calcext:value-type="float">
              <text:p>3</text:p>
            </table:table-cell>
            <table:table-cell table:style-name="ce15" table:formula="of:=IF(ISBLANK([.$N162])=TRUE();&quot;&quot;;SUMPRODUCT([.L:.L]=[.L162];[.M:.M]=[.M162];[.T:.T]))" office:value-type="float" office:value="7" calcext:value-type="float">
              <text:p>7</text:p>
            </table:table-cell>
            <table:table-cell table:style-name="ce19" table:formula="of:=IF(ISBLANK([.$N162])=TRUE();&quot;&quot;;MAX(0;[.N162]-[.W162]))" office:value-type="float" office:value="0" calcext:value-type="float">
              <text:p>0</text:p>
            </table:table-cell>
            <table:table-cell table:style-name="ce17" table:formula="of:=IF(ISBLANK([.$N162])=TRUE();&quot;&quot;;MAX(0;[.W162]-[.N162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pdragon Scal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163])=TRUE();&quot;&quot;;[.$O163]+[.$P163]+[.$Q163]+[.$R163]+[.$S163])" office:value-type="float" office:value="2" calcext:value-type="float">
              <text:p>2</text:p>
            </table:table-cell>
            <table:table-cell table:style-name="ce22" table:formula="of:=IF(ISBLANK([.$N163])=TRUE();&quot;&quot;;MAX(0;[.N163]-[.T163]))" office:value-type="float" office:value="0" calcext:value-type="float">
              <text:p>0</text:p>
            </table:table-cell>
            <table:table-cell table:style-name="ce17" table:formula="of:=IF(ISBLANK([.$N163])=TRUE();&quot;&quot;;MAX(0;[.T163]-[.N163]))" office:value-type="float" office:value="1" calcext:value-type="float">
              <text:p>1</text:p>
            </table:table-cell>
            <table:table-cell table:style-name="ce15" table:formula="of:=IF(ISBLANK([.$N163])=TRUE();&quot;&quot;;SUMPRODUCT([.L:.L]=[.L163];[.M:.M]=[.M163];[.T:.T]))" office:value-type="float" office:value="4" calcext:value-type="float">
              <text:p>4</text:p>
            </table:table-cell>
            <table:table-cell table:style-name="ce19" table:formula="of:=IF(ISBLANK([.$N163])=TRUE();&quot;&quot;;MAX(0;[.N163]-[.W163]))" office:value-type="float" office:value="0" calcext:value-type="float">
              <text:p>0</text:p>
            </table:table-cell>
            <table:table-cell table:style-name="ce17" table:formula="of:=IF(ISBLANK([.$N163])=TRUE();&quot;&quot;;MAX(0;[.W163]-[.N16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Helm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164])=TRUE();&quot;&quot;;[.$O164]+[.$P164]+[.$Q164]+[.$R164]+[.$S164])" office:value-type="float" office:value="1" calcext:value-type="float">
              <text:p>1</text:p>
            </table:table-cell>
            <table:table-cell table:style-name="ce22" table:formula="of:=IF(ISBLANK([.$N164])=TRUE();&quot;&quot;;MAX(0;[.N164]-[.T164]))" office:value-type="float" office:value="0" calcext:value-type="float">
              <text:p>0</text:p>
            </table:table-cell>
            <table:table-cell table:style-name="ce17" table:formula="of:=IF(ISBLANK([.$N164])=TRUE();&quot;&quot;;MAX(0;[.T164]-[.N164]))" office:value-type="float" office:value="0" calcext:value-type="float">
              <text:p>0</text:p>
            </table:table-cell>
            <table:table-cell table:style-name="ce15" table:formula="of:=IF(ISBLANK([.$N164])=TRUE();&quot;&quot;;SUMPRODUCT([.L:.L]=[.L164];[.M:.M]=[.M164];[.T:.T]))" office:value-type="float" office:value="3" calcext:value-type="float">
              <text:p>3</text:p>
            </table:table-cell>
            <table:table-cell table:style-name="ce19" table:formula="of:=IF(ISBLANK([.$N164])=TRUE();&quot;&quot;;MAX(0;[.N164]-[.W164]))" office:value-type="float" office:value="0" calcext:value-type="float">
              <text:p>0</text:p>
            </table:table-cell>
            <table:table-cell table:style-name="ce17" table:formula="of:=IF(ISBLANK([.$N164])=TRUE();&quot;&quot;;MAX(0;[.W164]-[.N16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Plat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165])=TRUE();&quot;&quot;;[.$O165]+[.$P165]+[.$Q165]+[.$R165]+[.$S165])" office:value-type="float" office:value="2" calcext:value-type="float">
              <text:p>2</text:p>
            </table:table-cell>
            <table:table-cell table:style-name="ce22" table:formula="of:=IF(ISBLANK([.$N165])=TRUE();&quot;&quot;;MAX(0;[.N165]-[.T165]))" office:value-type="float" office:value="0" calcext:value-type="float">
              <text:p>0</text:p>
            </table:table-cell>
            <table:table-cell table:style-name="ce17" table:formula="of:=IF(ISBLANK([.$N165])=TRUE();&quot;&quot;;MAX(0;[.T165]-[.N165]))" office:value-type="float" office:value="1" calcext:value-type="float">
              <text:p>1</text:p>
            </table:table-cell>
            <table:table-cell table:style-name="ce15" table:formula="of:=IF(ISBLANK([.$N165])=TRUE();&quot;&quot;;SUMPRODUCT([.L:.L]=[.L165];[.M:.M]=[.M165];[.T:.T]))" office:value-type="float" office:value="4" calcext:value-type="float">
              <text:p>4</text:p>
            </table:table-cell>
            <table:table-cell table:style-name="ce19" table:formula="of:=IF(ISBLANK([.$N165])=TRUE();&quot;&quot;;MAX(0;[.N165]-[.W165]))" office:value-type="float" office:value="0" calcext:value-type="float">
              <text:p>0</text:p>
            </table:table-cell>
            <table:table-cell table:style-name="ce17" table:formula="of:=IF(ISBLANK([.$N165])=TRUE();&quot;&quot;;MAX(0;[.W165]-[.N16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Gauntlet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number-columns-repeated="2"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66])=TRUE();&quot;&quot;;[.$O166]+[.$P166]+[.$Q166]+[.$R166]+[.$S166])" office:value-type="float" office:value="2" calcext:value-type="float">
              <text:p>2</text:p>
            </table:table-cell>
            <table:table-cell table:style-name="ce22" table:formula="of:=IF(ISBLANK([.$N166])=TRUE();&quot;&quot;;MAX(0;[.N166]-[.T166]))" office:value-type="float" office:value="0" calcext:value-type="float">
              <text:p>0</text:p>
            </table:table-cell>
            <table:table-cell table:style-name="ce17" table:formula="of:=IF(ISBLANK([.$N166])=TRUE();&quot;&quot;;MAX(0;[.T166]-[.N166]))" office:value-type="float" office:value="1" calcext:value-type="float">
              <text:p>1</text:p>
            </table:table-cell>
            <table:table-cell table:style-name="ce15" table:formula="of:=IF(ISBLANK([.$N166])=TRUE();&quot;&quot;;SUMPRODUCT([.L:.L]=[.L166];[.M:.M]=[.M166];[.T:.T]))" office:value-type="float" office:value="5" calcext:value-type="float">
              <text:p>5</text:p>
            </table:table-cell>
            <table:table-cell table:style-name="ce19" table:formula="of:=IF(ISBLANK([.$N166])=TRUE();&quot;&quot;;MAX(0;[.N166]-[.W166]))" office:value-type="float" office:value="0" calcext:value-type="float">
              <text:p>0</text:p>
            </table:table-cell>
            <table:table-cell table:style-name="ce17" table:formula="of:=IF(ISBLANK([.$N166])=TRUE();&quot;&quot;;MAX(0;[.W166]-[.N166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Leg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167])=TRUE();&quot;&quot;;[.$O167]+[.$P167]+[.$Q167]+[.$R167]+[.$S167])" office:value-type="float" office:value="2" calcext:value-type="float">
              <text:p>2</text:p>
            </table:table-cell>
            <table:table-cell table:style-name="ce22" table:formula="of:=IF(ISBLANK([.$N167])=TRUE();&quot;&quot;;MAX(0;[.N167]-[.T167]))" office:value-type="float" office:value="0" calcext:value-type="float">
              <text:p>0</text:p>
            </table:table-cell>
            <table:table-cell table:style-name="ce17" table:formula="of:=IF(ISBLANK([.$N167])=TRUE();&quot;&quot;;MAX(0;[.T167]-[.N167]))" office:value-type="float" office:value="1" calcext:value-type="float">
              <text:p>1</text:p>
            </table:table-cell>
            <table:table-cell table:style-name="ce15" table:formula="of:=IF(ISBLANK([.$N167])=TRUE();&quot;&quot;;SUMPRODUCT([.L:.L]=[.L167];[.M:.M]=[.M167];[.T:.T]))" office:value-type="float" office:value="5" calcext:value-type="float">
              <text:p>5</text:p>
            </table:table-cell>
            <table:table-cell table:style-name="ce19" table:formula="of:=IF(ISBLANK([.$N167])=TRUE();&quot;&quot;;MAX(0;[.N167]-[.W167]))" office:value-type="float" office:value="0" calcext:value-type="float">
              <text:p>0</text:p>
            </table:table-cell>
            <table:table-cell table:style-name="ce17" table:formula="of:=IF(ISBLANK([.$N167])=TRUE();&quot;&quot;;MAX(0;[.W167]-[.N167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59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nlightened Strik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168])=TRUE();&quot;&quot;;[.$O168]+[.$P168]+[.$Q168]+[.$R168]+[.$S168])" office:value-type="float" office:value="0" calcext:value-type="float">
              <text:p>0</text:p>
            </table:table-cell>
            <table:table-cell table:style-name="ce22" table:formula="of:=IF(ISBLANK([.$N168])=TRUE();&quot;&quot;;MAX(0;[.N168]-[.T168]))" office:value-type="float" office:value="3" calcext:value-type="float">
              <text:p>3</text:p>
            </table:table-cell>
            <table:table-cell table:style-name="ce17" table:formula="of:=IF(ISBLANK([.$N168])=TRUE();&quot;&quot;;MAX(0;[.T168]-[.N168]))" office:value-type="float" office:value="0" calcext:value-type="float">
              <text:p>0</text:p>
            </table:table-cell>
            <table:table-cell table:style-name="ce15" table:formula="of:=IF(ISBLANK([.$N168])=TRUE();&quot;&quot;;SUMPRODUCT([.L:.L]=[.L168];[.M:.M]=[.M168];[.T:.T]))" office:value-type="float" office:value="1" calcext:value-type="float">
              <text:p>1</text:p>
            </table:table-cell>
            <table:table-cell table:style-name="ce19" table:formula="of:=IF(ISBLANK([.$N168])=TRUE();&quot;&quot;;MAX(0;[.N168]-[.W168]))" office:value-type="float" office:value="2" calcext:value-type="float">
              <text:p>2</text:p>
            </table:table-cell>
            <table:table-cell table:style-name="ce17" table:formula="of:=IF(ISBLANK([.$N168])=TRUE();&quot;&quot;;MAX(0;[.W168]-[.N16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0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Tome of Fyenda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169])=TRUE();&quot;&quot;;[.$O169]+[.$P169]+[.$Q169]+[.$R169]+[.$S169])" office:value-type="float" office:value="1" calcext:value-type="float">
              <text:p>1</text:p>
            </table:table-cell>
            <table:table-cell table:style-name="ce22" table:formula="of:=IF(ISBLANK([.$N169])=TRUE();&quot;&quot;;MAX(0;[.N169]-[.T169]))" office:value-type="float" office:value="2" calcext:value-type="float">
              <text:p>2</text:p>
            </table:table-cell>
            <table:table-cell table:style-name="ce17" table:formula="of:=IF(ISBLANK([.$N169])=TRUE();&quot;&quot;;MAX(0;[.T169]-[.N169]))" office:value-type="float" office:value="0" calcext:value-type="float">
              <text:p>0</text:p>
            </table:table-cell>
            <table:table-cell table:style-name="ce15" table:formula="of:=IF(ISBLANK([.$N169])=TRUE();&quot;&quot;;SUMPRODUCT([.L:.L]=[.L169];[.M:.M]=[.M169];[.T:.T]))" office:value-type="float" office:value="3" calcext:value-type="float">
              <text:p>3</text:p>
            </table:table-cell>
            <table:table-cell table:style-name="ce19" table:formula="of:=IF(ISBLANK([.$N169])=TRUE();&quot;&quot;;MAX(0;[.N169]-[.W169]))" office:value-type="float" office:value="0" calcext:value-type="float">
              <text:p>0</text:p>
            </table:table-cell>
            <table:table-cell table:style-name="ce17" table:formula="of:=IF(ISBLANK([.$N169])=TRUE();&quot;&quot;;MAX(0;[.W169]-[.N16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1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ast Ditch Effor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0])=TRUE();&quot;&quot;;[.$O170]+[.$P170]+[.$Q170]+[.$R170]+[.$S170])" office:value-type="float" office:value="3" calcext:value-type="float">
              <text:p>3</text:p>
            </table:table-cell>
            <table:table-cell table:style-name="ce22" table:formula="of:=IF(ISBLANK([.$N170])=TRUE();&quot;&quot;;MAX(0;[.N170]-[.T170]))" office:value-type="float" office:value="0" calcext:value-type="float">
              <text:p>0</text:p>
            </table:table-cell>
            <table:table-cell table:style-name="ce17" table:formula="of:=IF(ISBLANK([.$N170])=TRUE();&quot;&quot;;MAX(0;[.T170]-[.N170]))" office:value-type="float" office:value="0" calcext:value-type="float">
              <text:p>0</text:p>
            </table:table-cell>
            <table:table-cell table:style-name="ce15" table:formula="of:=IF(ISBLANK([.$N170])=TRUE();&quot;&quot;;SUMPRODUCT([.L:.L]=[.L170];[.M:.M]=[.M170];[.T:.T]))" office:value-type="float" office:value="4" calcext:value-type="float">
              <text:p>4</text:p>
            </table:table-cell>
            <table:table-cell table:style-name="ce19" table:formula="of:=IF(ISBLANK([.$N170])=TRUE();&quot;&quot;;MAX(0;[.N170]-[.W170]))" office:value-type="float" office:value="0" calcext:value-type="float">
              <text:p>0</text:p>
            </table:table-cell>
            <table:table-cell table:style-name="ce17" table:formula="of:=IF(ISBLANK([.$N170])=TRUE();&quot;&quot;;MAX(0;[.W170]-[.N17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2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azy Bre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1])=TRUE();&quot;&quot;;[.$O171]+[.$P171]+[.$Q171]+[.$R171]+[.$S171])" office:value-type="float" office:value="3" calcext:value-type="float">
              <text:p>3</text:p>
            </table:table-cell>
            <table:table-cell table:style-name="ce22" table:formula="of:=IF(ISBLANK([.$N171])=TRUE();&quot;&quot;;MAX(0;[.N171]-[.T171]))" office:value-type="float" office:value="0" calcext:value-type="float">
              <text:p>0</text:p>
            </table:table-cell>
            <table:table-cell table:style-name="ce17" table:formula="of:=IF(ISBLANK([.$N171])=TRUE();&quot;&quot;;MAX(0;[.T171]-[.N171]))" office:value-type="float" office:value="0" calcext:value-type="float">
              <text:p>0</text:p>
            </table:table-cell>
            <table:table-cell table:style-name="ce15" table:formula="of:=IF(ISBLANK([.$N171])=TRUE();&quot;&quot;;SUMPRODUCT([.L:.L]=[.L171];[.M:.M]=[.M171];[.T:.T]))" office:value-type="float" office:value="4" calcext:value-type="float">
              <text:p>4</text:p>
            </table:table-cell>
            <table:table-cell table:style-name="ce19" table:formula="of:=IF(ISBLANK([.$N171])=TRUE();&quot;&quot;;MAX(0;[.N171]-[.W171]))" office:value-type="float" office:value="0" calcext:value-type="float">
              <text:p>0</text:p>
            </table:table-cell>
            <table:table-cell table:style-name="ce17" table:formula="of:=IF(ISBLANK([.$N171])=TRUE();&quot;&quot;;MAX(0;[.W171]-[.N17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3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emembra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172])=TRUE();&quot;&quot;;[.$O172]+[.$P172]+[.$Q172]+[.$R172]+[.$S172])" office:value-type="float" office:value="0" calcext:value-type="float">
              <text:p>0</text:p>
            </table:table-cell>
            <table:table-cell table:style-name="ce22" table:formula="of:=IF(ISBLANK([.$N172])=TRUE();&quot;&quot;;MAX(0;[.N172]-[.T172]))" office:value-type="float" office:value="3" calcext:value-type="float">
              <text:p>3</text:p>
            </table:table-cell>
            <table:table-cell table:style-name="ce17" table:formula="of:=IF(ISBLANK([.$N172])=TRUE();&quot;&quot;;MAX(0;[.T172]-[.N172]))" office:value-type="float" office:value="0" calcext:value-type="float">
              <text:p>0</text:p>
            </table:table-cell>
            <table:table-cell table:style-name="ce15" table:formula="of:=IF(ISBLANK([.$N172])=TRUE();&quot;&quot;;SUMPRODUCT([.L:.L]=[.L172];[.M:.M]=[.M172];[.T:.T]))" office:value-type="float" office:value="0" calcext:value-type="float">
              <text:p>0</text:p>
            </table:table-cell>
            <table:table-cell table:style-name="ce19" table:formula="of:=IF(ISBLANK([.$N172])=TRUE();&quot;&quot;;MAX(0;[.N172]-[.W172]))" office:value-type="float" office:value="3" calcext:value-type="float">
              <text:p>3</text:p>
            </table:table-cell>
            <table:table-cell table:style-name="ce17" table:formula="of:=IF(ISBLANK([.$N172])=TRUE();&quot;&quot;;MAX(0;[.W172]-[.N17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rone of Brutality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3])=TRUE();&quot;&quot;;[.$O173]+[.$P173]+[.$Q173]+[.$R173]+[.$S173])" office:value-type="float" office:value="3" calcext:value-type="float">
              <text:p>3</text:p>
            </table:table-cell>
            <table:table-cell table:style-name="ce22" table:formula="of:=IF(ISBLANK([.$N173])=TRUE();&quot;&quot;;MAX(0;[.N173]-[.T173]))" office:value-type="float" office:value="0" calcext:value-type="float">
              <text:p>0</text:p>
            </table:table-cell>
            <table:table-cell table:style-name="ce17" table:formula="of:=IF(ISBLANK([.$N173])=TRUE();&quot;&quot;;MAX(0;[.T173]-[.N173]))" office:value-type="float" office:value="0" calcext:value-type="float">
              <text:p>0</text:p>
            </table:table-cell>
            <table:table-cell table:style-name="ce15" table:formula="of:=IF(ISBLANK([.$N173])=TRUE();&quot;&quot;;SUMPRODUCT([.L:.L]=[.L173];[.M:.M]=[.M173];[.T:.T]))" office:value-type="float" office:value="3" calcext:value-type="float">
              <text:p>3</text:p>
            </table:table-cell>
            <table:table-cell table:style-name="ce19" table:formula="of:=IF(ISBLANK([.$N173])=TRUE();&quot;&quot;;MAX(0;[.N173]-[.W173]))" office:value-type="float" office:value="0" calcext:value-type="float">
              <text:p>0</text:p>
            </table:table-cell>
            <table:table-cell table:style-name="ce17" table:formula="of:=IF(ISBLANK([.$N173])=TRUE();&quot;&quot;;MAX(0;[.W173]-[.N17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rone of Brutality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4])=TRUE();&quot;&quot;;[.$O174]+[.$P174]+[.$Q174]+[.$R174]+[.$S174])" office:value-type="float" office:value="3" calcext:value-type="float">
              <text:p>3</text:p>
            </table:table-cell>
            <table:table-cell table:style-name="ce22" table:formula="of:=IF(ISBLANK([.$N174])=TRUE();&quot;&quot;;MAX(0;[.N174]-[.T174]))" office:value-type="float" office:value="0" calcext:value-type="float">
              <text:p>0</text:p>
            </table:table-cell>
            <table:table-cell table:style-name="ce17" table:formula="of:=IF(ISBLANK([.$N174])=TRUE();&quot;&quot;;MAX(0;[.T174]-[.N174]))" office:value-type="float" office:value="0" calcext:value-type="float">
              <text:p>0</text:p>
            </table:table-cell>
            <table:table-cell table:style-name="ce15" table:formula="of:=IF(ISBLANK([.$N174])=TRUE();&quot;&quot;;SUMPRODUCT([.L:.L]=[.L174];[.M:.M]=[.M174];[.T:.T]))" office:value-type="float" office:value="3" calcext:value-type="float">
              <text:p>3</text:p>
            </table:table-cell>
            <table:table-cell table:style-name="ce19" table:formula="of:=IF(ISBLANK([.$N174])=TRUE();&quot;&quot;;MAX(0;[.N174]-[.W174]))" office:value-type="float" office:value="0" calcext:value-type="float">
              <text:p>0</text:p>
            </table:table-cell>
            <table:table-cell table:style-name="ce17" table:formula="of:=IF(ISBLANK([.$N174])=TRUE();&quot;&quot;;MAX(0;[.W174]-[.N17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rone of Brutality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5])=TRUE();&quot;&quot;;[.$O175]+[.$P175]+[.$Q175]+[.$R175]+[.$S175])" office:value-type="float" office:value="3" calcext:value-type="float">
              <text:p>3</text:p>
            </table:table-cell>
            <table:table-cell table:style-name="ce22" table:formula="of:=IF(ISBLANK([.$N175])=TRUE();&quot;&quot;;MAX(0;[.N175]-[.T175]))" office:value-type="float" office:value="0" calcext:value-type="float">
              <text:p>0</text:p>
            </table:table-cell>
            <table:table-cell table:style-name="ce17" table:formula="of:=IF(ISBLANK([.$N175])=TRUE();&quot;&quot;;MAX(0;[.T175]-[.N175]))" office:value-type="float" office:value="0" calcext:value-type="float">
              <text:p>0</text:p>
            </table:table-cell>
            <table:table-cell table:style-name="ce15" table:formula="of:=IF(ISBLANK([.$N175])=TRUE();&quot;&quot;;SUMPRODUCT([.L:.L]=[.L175];[.M:.M]=[.M175];[.T:.T]))" office:value-type="float" office:value="3" calcext:value-type="float">
              <text:p>3</text:p>
            </table:table-cell>
            <table:table-cell table:style-name="ce19" table:formula="of:=IF(ISBLANK([.$N175])=TRUE();&quot;&quot;;MAX(0;[.N175]-[.W175]))" office:value-type="float" office:value="0" calcext:value-type="float">
              <text:p>0</text:p>
            </table:table-cell>
            <table:table-cell table:style-name="ce17" table:formula="of:=IF(ISBLANK([.$N175])=TRUE();&quot;&quot;;MAX(0;[.W175]-[.N17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6])=TRUE();&quot;&quot;;[.$O176]+[.$P176]+[.$Q176]+[.$R176]+[.$S176])" office:value-type="float" office:value="3" calcext:value-type="float">
              <text:p>3</text:p>
            </table:table-cell>
            <table:table-cell table:style-name="ce22" table:formula="of:=IF(ISBLANK([.$N176])=TRUE();&quot;&quot;;MAX(0;[.N176]-[.T176]))" office:value-type="float" office:value="0" calcext:value-type="float">
              <text:p>0</text:p>
            </table:table-cell>
            <table:table-cell table:style-name="ce17" table:formula="of:=IF(ISBLANK([.$N176])=TRUE();&quot;&quot;;MAX(0;[.T176]-[.N176]))" office:value-type="float" office:value="0" calcext:value-type="float">
              <text:p>0</text:p>
            </table:table-cell>
            <table:table-cell table:style-name="ce15" table:formula="of:=IF(ISBLANK([.$N176])=TRUE();&quot;&quot;;SUMPRODUCT([.L:.L]=[.L176];[.M:.M]=[.M176];[.T:.T]))" office:value-type="float" office:value="5" calcext:value-type="float">
              <text:p>5</text:p>
            </table:table-cell>
            <table:table-cell table:style-name="ce19" table:formula="of:=IF(ISBLANK([.$N176])=TRUE();&quot;&quot;;MAX(0;[.N176]-[.W176]))" office:value-type="float" office:value="0" calcext:value-type="float">
              <text:p>0</text:p>
            </table:table-cell>
            <table:table-cell table:style-name="ce17" table:formula="of:=IF(ISBLANK([.$N176])=TRUE();&quot;&quot;;MAX(0;[.W176]-[.N17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7])=TRUE();&quot;&quot;;[.$O177]+[.$P177]+[.$Q177]+[.$R177]+[.$S177])" office:value-type="float" office:value="3" calcext:value-type="float">
              <text:p>3</text:p>
            </table:table-cell>
            <table:table-cell table:style-name="ce22" table:formula="of:=IF(ISBLANK([.$N177])=TRUE();&quot;&quot;;MAX(0;[.N177]-[.T177]))" office:value-type="float" office:value="0" calcext:value-type="float">
              <text:p>0</text:p>
            </table:table-cell>
            <table:table-cell table:style-name="ce17" table:formula="of:=IF(ISBLANK([.$N177])=TRUE();&quot;&quot;;MAX(0;[.T177]-[.N177]))" office:value-type="float" office:value="0" calcext:value-type="float">
              <text:p>0</text:p>
            </table:table-cell>
            <table:table-cell table:style-name="ce15" table:formula="of:=IF(ISBLANK([.$N177])=TRUE();&quot;&quot;;SUMPRODUCT([.L:.L]=[.L177];[.M:.M]=[.M177];[.T:.T]))" office:value-type="float" office:value="5" calcext:value-type="float">
              <text:p>5</text:p>
            </table:table-cell>
            <table:table-cell table:style-name="ce19" table:formula="of:=IF(ISBLANK([.$N177])=TRUE();&quot;&quot;;MAX(0;[.N177]-[.W177]))" office:value-type="float" office:value="0" calcext:value-type="float">
              <text:p>0</text:p>
            </table:table-cell>
            <table:table-cell table:style-name="ce17" table:formula="of:=IF(ISBLANK([.$N177])=TRUE();&quot;&quot;;MAX(0;[.W177]-[.N17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6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8])=TRUE();&quot;&quot;;[.$O178]+[.$P178]+[.$Q178]+[.$R178]+[.$S178])" office:value-type="float" office:value="3" calcext:value-type="float">
              <text:p>3</text:p>
            </table:table-cell>
            <table:table-cell table:style-name="ce22" table:formula="of:=IF(ISBLANK([.$N178])=TRUE();&quot;&quot;;MAX(0;[.N178]-[.T178]))" office:value-type="float" office:value="0" calcext:value-type="float">
              <text:p>0</text:p>
            </table:table-cell>
            <table:table-cell table:style-name="ce17" table:formula="of:=IF(ISBLANK([.$N178])=TRUE();&quot;&quot;;MAX(0;[.T178]-[.N178]))" office:value-type="float" office:value="0" calcext:value-type="float">
              <text:p>0</text:p>
            </table:table-cell>
            <table:table-cell table:style-name="ce15" table:formula="of:=IF(ISBLANK([.$N178])=TRUE();&quot;&quot;;SUMPRODUCT([.L:.L]=[.L178];[.M:.M]=[.M178];[.T:.T]))" office:value-type="float" office:value="3" calcext:value-type="float">
              <text:p>3</text:p>
            </table:table-cell>
            <table:table-cell table:style-name="ce19" table:formula="of:=IF(ISBLANK([.$N178])=TRUE();&quot;&quot;;MAX(0;[.N178]-[.W178]))" office:value-type="float" office:value="0" calcext:value-type="float">
              <text:p>0</text:p>
            </table:table-cell>
            <table:table-cell table:style-name="ce17" table:formula="of:=IF(ISBLANK([.$N178])=TRUE();&quot;&quot;;MAX(0;[.W178]-[.N17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nergy Potio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79])=TRUE();&quot;&quot;;[.$O179]+[.$P179]+[.$Q179]+[.$R179]+[.$S179])" office:value-type="float" office:value="3" calcext:value-type="float">
              <text:p>3</text:p>
            </table:table-cell>
            <table:table-cell table:style-name="ce22" table:formula="of:=IF(ISBLANK([.$N179])=TRUE();&quot;&quot;;MAX(0;[.N179]-[.T179]))" office:value-type="float" office:value="0" calcext:value-type="float">
              <text:p>0</text:p>
            </table:table-cell>
            <table:table-cell table:style-name="ce17" table:formula="of:=IF(ISBLANK([.$N179])=TRUE();&quot;&quot;;MAX(0;[.T179]-[.N179]))" office:value-type="float" office:value="0" calcext:value-type="float">
              <text:p>0</text:p>
            </table:table-cell>
            <table:table-cell table:style-name="ce15" table:formula="of:=IF(ISBLANK([.$N179])=TRUE();&quot;&quot;;SUMPRODUCT([.L:.L]=[.L179];[.M:.M]=[.M179];[.T:.T]))" office:value-type="float" office:value="5" calcext:value-type="float">
              <text:p>5</text:p>
            </table:table-cell>
            <table:table-cell table:style-name="ce19" table:formula="of:=IF(ISBLANK([.$N179])=TRUE();&quot;&quot;;MAX(0;[.N179]-[.W179]))" office:value-type="float" office:value="0" calcext:value-type="float">
              <text:p>0</text:p>
            </table:table-cell>
            <table:table-cell table:style-name="ce17" table:formula="of:=IF(ISBLANK([.$N179])=TRUE();&quot;&quot;;MAX(0;[.W179]-[.N17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otion of Strengt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0])=TRUE();&quot;&quot;;[.$O180]+[.$P180]+[.$Q180]+[.$R180]+[.$S180])" office:value-type="float" office:value="3" calcext:value-type="float">
              <text:p>3</text:p>
            </table:table-cell>
            <table:table-cell table:style-name="ce22" table:formula="of:=IF(ISBLANK([.$N180])=TRUE();&quot;&quot;;MAX(0;[.N180]-[.T180]))" office:value-type="float" office:value="0" calcext:value-type="float">
              <text:p>0</text:p>
            </table:table-cell>
            <table:table-cell table:style-name="ce17" table:formula="of:=IF(ISBLANK([.$N180])=TRUE();&quot;&quot;;MAX(0;[.T180]-[.N180]))" office:value-type="float" office:value="0" calcext:value-type="float">
              <text:p>0</text:p>
            </table:table-cell>
            <table:table-cell table:style-name="ce15" table:formula="of:=IF(ISBLANK([.$N180])=TRUE();&quot;&quot;;SUMPRODUCT([.L:.L]=[.L180];[.M:.M]=[.M180];[.T:.T]))" office:value-type="float" office:value="5" calcext:value-type="float">
              <text:p>5</text:p>
            </table:table-cell>
            <table:table-cell table:style-name="ce19" table:formula="of:=IF(ISBLANK([.$N180])=TRUE();&quot;&quot;;MAX(0;[.N180]-[.W180]))" office:value-type="float" office:value="0" calcext:value-type="float">
              <text:p>0</text:p>
            </table:table-cell>
            <table:table-cell table:style-name="ce17" table:formula="of:=IF(ISBLANK([.$N180])=TRUE();&quot;&quot;;MAX(0;[.W180]-[.N180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Timesnap Potio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1])=TRUE();&quot;&quot;;[.$O181]+[.$P181]+[.$Q181]+[.$R181]+[.$S181])" office:value-type="float" office:value="3" calcext:value-type="float">
              <text:p>3</text:p>
            </table:table-cell>
            <table:table-cell table:style-name="ce22" table:formula="of:=IF(ISBLANK([.$N181])=TRUE();&quot;&quot;;MAX(0;[.N181]-[.T181]))" office:value-type="float" office:value="0" calcext:value-type="float">
              <text:p>0</text:p>
            </table:table-cell>
            <table:table-cell table:style-name="ce17" table:formula="of:=IF(ISBLANK([.$N181])=TRUE();&quot;&quot;;MAX(0;[.T181]-[.N181]))" office:value-type="float" office:value="0" calcext:value-type="float">
              <text:p>0</text:p>
            </table:table-cell>
            <table:table-cell table:style-name="ce15" table:formula="of:=IF(ISBLANK([.$N181])=TRUE();&quot;&quot;;SUMPRODUCT([.L:.L]=[.L181];[.M:.M]=[.M181];[.T:.T]))" office:value-type="float" office:value="5" calcext:value-type="float">
              <text:p>5</text:p>
            </table:table-cell>
            <table:table-cell table:style-name="ce19" table:formula="of:=IF(ISBLANK([.$N181])=TRUE();&quot;&quot;;MAX(0;[.N181]-[.W181]))" office:value-type="float" office:value="0" calcext:value-type="float">
              <text:p>0</text:p>
            </table:table-cell>
            <table:table-cell table:style-name="ce17" table:formula="of:=IF(ISBLANK([.$N181])=TRUE();&quot;&quot;;MAX(0;[.W181]-[.N181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2])=TRUE();&quot;&quot;;[.$O182]+[.$P182]+[.$Q182]+[.$R182]+[.$S182])" office:value-type="float" office:value="3" calcext:value-type="float">
              <text:p>3</text:p>
            </table:table-cell>
            <table:table-cell table:style-name="ce22" table:formula="of:=IF(ISBLANK([.$N182])=TRUE();&quot;&quot;;MAX(0;[.N182]-[.T182]))" office:value-type="float" office:value="0" calcext:value-type="float">
              <text:p>0</text:p>
            </table:table-cell>
            <table:table-cell table:style-name="ce17" table:formula="of:=IF(ISBLANK([.$N182])=TRUE();&quot;&quot;;MAX(0;[.T182]-[.N182]))" office:value-type="float" office:value="0" calcext:value-type="float">
              <text:p>0</text:p>
            </table:table-cell>
            <table:table-cell table:style-name="ce15" table:formula="of:=IF(ISBLANK([.$N182])=TRUE();&quot;&quot;;SUMPRODUCT([.L:.L]=[.L182];[.M:.M]=[.M182];[.T:.T]))" office:value-type="float" office:value="5" calcext:value-type="float">
              <text:p>5</text:p>
            </table:table-cell>
            <table:table-cell table:style-name="ce19" table:formula="of:=IF(ISBLANK([.$N182])=TRUE();&quot;&quot;;MAX(0;[.N182]-[.W182]))" office:value-type="float" office:value="0" calcext:value-type="float">
              <text:p>0</text:p>
            </table:table-cell>
            <table:table-cell table:style-name="ce17" table:formula="of:=IF(ISBLANK([.$N182])=TRUE();&quot;&quot;;MAX(0;[.W182]-[.N182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3])=TRUE();&quot;&quot;;[.$O183]+[.$P183]+[.$Q183]+[.$R183]+[.$S183])" office:value-type="float" office:value="3" calcext:value-type="float">
              <text:p>3</text:p>
            </table:table-cell>
            <table:table-cell table:style-name="ce22" table:formula="of:=IF(ISBLANK([.$N183])=TRUE();&quot;&quot;;MAX(0;[.N183]-[.T183]))" office:value-type="float" office:value="0" calcext:value-type="float">
              <text:p>0</text:p>
            </table:table-cell>
            <table:table-cell table:style-name="ce17" table:formula="of:=IF(ISBLANK([.$N183])=TRUE();&quot;&quot;;MAX(0;[.T183]-[.N183]))" office:value-type="float" office:value="0" calcext:value-type="float">
              <text:p>0</text:p>
            </table:table-cell>
            <table:table-cell table:style-name="ce15" table:formula="of:=IF(ISBLANK([.$N183])=TRUE();&quot;&quot;;SUMPRODUCT([.L:.L]=[.L183];[.M:.M]=[.M183];[.T:.T]))" office:value-type="float" office:value="4" calcext:value-type="float">
              <text:p>4</text:p>
            </table:table-cell>
            <table:table-cell table:style-name="ce19" table:formula="of:=IF(ISBLANK([.$N183])=TRUE();&quot;&quot;;MAX(0;[.N183]-[.W183]))" office:value-type="float" office:value="0" calcext:value-type="float">
              <text:p>0</text:p>
            </table:table-cell>
            <table:table-cell table:style-name="ce17" table:formula="of:=IF(ISBLANK([.$N183])=TRUE();&quot;&quot;;MAX(0;[.W183]-[.N183]))" office:value-type="float" office:value="1" calcext:value-type="float">
              <text:p>1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4])=TRUE();&quot;&quot;;[.$O184]+[.$P184]+[.$Q184]+[.$R184]+[.$S184])" office:value-type="float" office:value="3" calcext:value-type="float">
              <text:p>3</text:p>
            </table:table-cell>
            <table:table-cell table:style-name="ce22" table:formula="of:=IF(ISBLANK([.$N184])=TRUE();&quot;&quot;;MAX(0;[.N184]-[.T184]))" office:value-type="float" office:value="0" calcext:value-type="float">
              <text:p>0</text:p>
            </table:table-cell>
            <table:table-cell table:style-name="ce17" table:formula="of:=IF(ISBLANK([.$N184])=TRUE();&quot;&quot;;MAX(0;[.T184]-[.N184]))" office:value-type="float" office:value="0" calcext:value-type="float">
              <text:p>0</text:p>
            </table:table-cell>
            <table:table-cell table:style-name="ce15" table:formula="of:=IF(ISBLANK([.$N184])=TRUE();&quot;&quot;;SUMPRODUCT([.L:.L]=[.L184];[.M:.M]=[.M184];[.T:.T]))" office:value-type="float" office:value="5" calcext:value-type="float">
              <text:p>5</text:p>
            </table:table-cell>
            <table:table-cell table:style-name="ce19" table:formula="of:=IF(ISBLANK([.$N184])=TRUE();&quot;&quot;;MAX(0;[.N184]-[.W184]))" office:value-type="float" office:value="0" calcext:value-type="float">
              <text:p>0</text:p>
            </table:table-cell>
            <table:table-cell table:style-name="ce17" table:formula="of:=IF(ISBLANK([.$N184])=TRUE();&quot;&quot;;MAX(0;[.W184]-[.N18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arraging Brawnhid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5])=TRUE();&quot;&quot;;[.$O185]+[.$P185]+[.$Q185]+[.$R185]+[.$S185])" office:value-type="float" office:value="3" calcext:value-type="float">
              <text:p>3</text:p>
            </table:table-cell>
            <table:table-cell table:style-name="ce22" table:formula="of:=IF(ISBLANK([.$N185])=TRUE();&quot;&quot;;MAX(0;[.N185]-[.T185]))" office:value-type="float" office:value="0" calcext:value-type="float">
              <text:p>0</text:p>
            </table:table-cell>
            <table:table-cell table:style-name="ce17" table:formula="of:=IF(ISBLANK([.$N185])=TRUE();&quot;&quot;;MAX(0;[.T185]-[.N185]))" office:value-type="float" office:value="0" calcext:value-type="float">
              <text:p>0</text:p>
            </table:table-cell>
            <table:table-cell table:style-name="ce15" table:formula="of:=IF(ISBLANK([.$N185])=TRUE();&quot;&quot;;SUMPRODUCT([.L:.L]=[.L185];[.M:.M]=[.M185];[.T:.T]))" office:value-type="float" office:value="3" calcext:value-type="float">
              <text:p>3</text:p>
            </table:table-cell>
            <table:table-cell table:style-name="ce19" table:formula="of:=IF(ISBLANK([.$N185])=TRUE();&quot;&quot;;MAX(0;[.N185]-[.W185]))" office:value-type="float" office:value="0" calcext:value-type="float">
              <text:p>0</text:p>
            </table:table-cell>
            <table:table-cell table:style-name="ce17" table:formula="of:=IF(ISBLANK([.$N185])=TRUE();&quot;&quot;;MAX(0;[.W185]-[.N18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arraging Brawnhi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6])=TRUE();&quot;&quot;;[.$O186]+[.$P186]+[.$Q186]+[.$R186]+[.$S186])" office:value-type="float" office:value="3" calcext:value-type="float">
              <text:p>3</text:p>
            </table:table-cell>
            <table:table-cell table:style-name="ce22" table:formula="of:=IF(ISBLANK([.$N186])=TRUE();&quot;&quot;;MAX(0;[.N186]-[.T186]))" office:value-type="float" office:value="0" calcext:value-type="float">
              <text:p>0</text:p>
            </table:table-cell>
            <table:table-cell table:style-name="ce17" table:formula="of:=IF(ISBLANK([.$N186])=TRUE();&quot;&quot;;MAX(0;[.T186]-[.N186]))" office:value-type="float" office:value="0" calcext:value-type="float">
              <text:p>0</text:p>
            </table:table-cell>
            <table:table-cell table:style-name="ce15" table:formula="of:=IF(ISBLANK([.$N186])=TRUE();&quot;&quot;;SUMPRODUCT([.L:.L]=[.L186];[.M:.M]=[.M186];[.T:.T]))" office:value-type="float" office:value="3" calcext:value-type="float">
              <text:p>3</text:p>
            </table:table-cell>
            <table:table-cell table:style-name="ce19" table:formula="of:=IF(ISBLANK([.$N186])=TRUE();&quot;&quot;;MAX(0;[.N186]-[.W186]))" office:value-type="float" office:value="0" calcext:value-type="float">
              <text:p>0</text:p>
            </table:table-cell>
            <table:table-cell table:style-name="ce17" table:formula="of:=IF(ISBLANK([.$N186])=TRUE();&quot;&quot;;MAX(0;[.W186]-[.N1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arraging Brawnhid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7])=TRUE();&quot;&quot;;[.$O187]+[.$P187]+[.$Q187]+[.$R187]+[.$S187])" office:value-type="float" office:value="3" calcext:value-type="float">
              <text:p>3</text:p>
            </table:table-cell>
            <table:table-cell table:style-name="ce22" table:formula="of:=IF(ISBLANK([.$N187])=TRUE();&quot;&quot;;MAX(0;[.N187]-[.T187]))" office:value-type="float" office:value="0" calcext:value-type="float">
              <text:p>0</text:p>
            </table:table-cell>
            <table:table-cell table:style-name="ce17" table:formula="of:=IF(ISBLANK([.$N187])=TRUE();&quot;&quot;;MAX(0;[.T187]-[.N187]))" office:value-type="float" office:value="0" calcext:value-type="float">
              <text:p>0</text:p>
            </table:table-cell>
            <table:table-cell table:style-name="ce15" table:formula="of:=IF(ISBLANK([.$N187])=TRUE();&quot;&quot;;SUMPRODUCT([.L:.L]=[.L187];[.M:.M]=[.M187];[.T:.T]))" office:value-type="float" office:value="3" calcext:value-type="float">
              <text:p>3</text:p>
            </table:table-cell>
            <table:table-cell table:style-name="ce19" table:formula="of:=IF(ISBLANK([.$N187])=TRUE();&quot;&quot;;MAX(0;[.N187]-[.W187]))" office:value-type="float" office:value="0" calcext:value-type="float">
              <text:p>0</text:p>
            </table:table-cell>
            <table:table-cell table:style-name="ce17" table:formula="of:=IF(ISBLANK([.$N187])=TRUE();&quot;&quot;;MAX(0;[.W187]-[.N18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7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molition Cre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88])=TRUE();&quot;&quot;;[.$O188]+[.$P188]+[.$Q188]+[.$R188]+[.$S188])" office:value-type="float" office:value="3" calcext:value-type="float">
              <text:p>3</text:p>
            </table:table-cell>
            <table:table-cell table:style-name="ce22" table:formula="of:=IF(ISBLANK([.$N188])=TRUE();&quot;&quot;;MAX(0;[.N188]-[.T188]))" office:value-type="float" office:value="0" calcext:value-type="float">
              <text:p>0</text:p>
            </table:table-cell>
            <table:table-cell table:style-name="ce17" table:formula="of:=IF(ISBLANK([.$N188])=TRUE();&quot;&quot;;MAX(0;[.T188]-[.N188]))" office:value-type="float" office:value="0" calcext:value-type="float">
              <text:p>0</text:p>
            </table:table-cell>
            <table:table-cell table:style-name="ce15" table:formula="of:=IF(ISBLANK([.$N188])=TRUE();&quot;&quot;;SUMPRODUCT([.L:.L]=[.L188];[.M:.M]=[.M188];[.T:.T]))" office:value-type="float" office:value="3" calcext:value-type="float">
              <text:p>3</text:p>
            </table:table-cell>
            <table:table-cell table:style-name="ce19" table:formula="of:=IF(ISBLANK([.$N188])=TRUE();&quot;&quot;;MAX(0;[.N188]-[.W188]))" office:value-type="float" office:value="0" calcext:value-type="float">
              <text:p>0</text:p>
            </table:table-cell>
            <table:table-cell table:style-name="ce17" table:formula="of:=IF(ISBLANK([.$N188])=TRUE();&quot;&quot;;MAX(0;[.W188]-[.N18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molition Cre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89])=TRUE();&quot;&quot;;[.$O189]+[.$P189]+[.$Q189]+[.$R189]+[.$S189])" office:value-type="float" office:value="3" calcext:value-type="float">
              <text:p>3</text:p>
            </table:table-cell>
            <table:table-cell table:style-name="ce22" table:formula="of:=IF(ISBLANK([.$N189])=TRUE();&quot;&quot;;MAX(0;[.N189]-[.T189]))" office:value-type="float" office:value="0" calcext:value-type="float">
              <text:p>0</text:p>
            </table:table-cell>
            <table:table-cell table:style-name="ce17" table:formula="of:=IF(ISBLANK([.$N189])=TRUE();&quot;&quot;;MAX(0;[.T189]-[.N189]))" office:value-type="float" office:value="0" calcext:value-type="float">
              <text:p>0</text:p>
            </table:table-cell>
            <table:table-cell table:style-name="ce15" table:formula="of:=IF(ISBLANK([.$N189])=TRUE();&quot;&quot;;SUMPRODUCT([.L:.L]=[.L189];[.M:.M]=[.M189];[.T:.T]))" office:value-type="float" office:value="3" calcext:value-type="float">
              <text:p>3</text:p>
            </table:table-cell>
            <table:table-cell table:style-name="ce19" table:formula="of:=IF(ISBLANK([.$N189])=TRUE();&quot;&quot;;MAX(0;[.N189]-[.W189]))" office:value-type="float" office:value="0" calcext:value-type="float">
              <text:p>0</text:p>
            </table:table-cell>
            <table:table-cell table:style-name="ce17" table:formula="of:=IF(ISBLANK([.$N189])=TRUE();&quot;&quot;;MAX(0;[.W189]-[.N18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molition Cre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0])=TRUE();&quot;&quot;;[.$O190]+[.$P190]+[.$Q190]+[.$R190]+[.$S190])" office:value-type="float" office:value="3" calcext:value-type="float">
              <text:p>3</text:p>
            </table:table-cell>
            <table:table-cell table:style-name="ce22" table:formula="of:=IF(ISBLANK([.$N190])=TRUE();&quot;&quot;;MAX(0;[.N190]-[.T190]))" office:value-type="float" office:value="0" calcext:value-type="float">
              <text:p>0</text:p>
            </table:table-cell>
            <table:table-cell table:style-name="ce17" table:formula="of:=IF(ISBLANK([.$N190])=TRUE();&quot;&quot;;MAX(0;[.T190]-[.N190]))" office:value-type="float" office:value="0" calcext:value-type="float">
              <text:p>0</text:p>
            </table:table-cell>
            <table:table-cell table:style-name="ce15" table:formula="of:=IF(ISBLANK([.$N190])=TRUE();&quot;&quot;;SUMPRODUCT([.L:.L]=[.L190];[.M:.M]=[.M190];[.T:.T]))" office:value-type="float" office:value="3" calcext:value-type="float">
              <text:p>3</text:p>
            </table:table-cell>
            <table:table-cell table:style-name="ce19" table:formula="of:=IF(ISBLANK([.$N190])=TRUE();&quot;&quot;;MAX(0;[.N190]-[.W190]))" office:value-type="float" office:value="0" calcext:value-type="float">
              <text:p>0</text:p>
            </table:table-cell>
            <table:table-cell table:style-name="ce17" table:formula="of:=IF(ISBLANK([.$N190])=TRUE();&quot;&quot;;MAX(0;[.W190]-[.N1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1])=TRUE();&quot;&quot;;[.$O191]+[.$P191]+[.$Q191]+[.$R191]+[.$S191])" office:value-type="float" office:value="3" calcext:value-type="float">
              <text:p>3</text:p>
            </table:table-cell>
            <table:table-cell table:style-name="ce22" table:formula="of:=IF(ISBLANK([.$N191])=TRUE();&quot;&quot;;MAX(0;[.N191]-[.T191]))" office:value-type="float" office:value="0" calcext:value-type="float">
              <text:p>0</text:p>
            </table:table-cell>
            <table:table-cell table:style-name="ce17" table:formula="of:=IF(ISBLANK([.$N191])=TRUE();&quot;&quot;;MAX(0;[.T191]-[.N191]))" office:value-type="float" office:value="0" calcext:value-type="float">
              <text:p>0</text:p>
            </table:table-cell>
            <table:table-cell table:style-name="ce15" table:formula="of:=IF(ISBLANK([.$N191])=TRUE();&quot;&quot;;SUMPRODUCT([.L:.L]=[.L191];[.M:.M]=[.M191];[.T:.T]))" office:value-type="float" office:value="6" calcext:value-type="float">
              <text:p>6</text:p>
            </table:table-cell>
            <table:table-cell table:style-name="ce19" table:formula="of:=IF(ISBLANK([.$N191])=TRUE();&quot;&quot;;MAX(0;[.N191]-[.W191]))" office:value-type="float" office:value="0" calcext:value-type="float">
              <text:p>0</text:p>
            </table:table-cell>
            <table:table-cell table:style-name="ce17" table:formula="of:=IF(ISBLANK([.$N191])=TRUE();&quot;&quot;;MAX(0;[.W191]-[.N19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2])=TRUE();&quot;&quot;;[.$O192]+[.$P192]+[.$Q192]+[.$R192]+[.$S192])" office:value-type="float" office:value="3" calcext:value-type="float">
              <text:p>3</text:p>
            </table:table-cell>
            <table:table-cell table:style-name="ce22" table:formula="of:=IF(ISBLANK([.$N192])=TRUE();&quot;&quot;;MAX(0;[.N192]-[.T192]))" office:value-type="float" office:value="0" calcext:value-type="float">
              <text:p>0</text:p>
            </table:table-cell>
            <table:table-cell table:style-name="ce17" table:formula="of:=IF(ISBLANK([.$N192])=TRUE();&quot;&quot;;MAX(0;[.T192]-[.N192]))" office:value-type="float" office:value="0" calcext:value-type="float">
              <text:p>0</text:p>
            </table:table-cell>
            <table:table-cell table:style-name="ce15" table:formula="of:=IF(ISBLANK([.$N192])=TRUE();&quot;&quot;;SUMPRODUCT([.L:.L]=[.L192];[.M:.M]=[.M192];[.T:.T]))" office:value-type="float" office:value="8" calcext:value-type="float">
              <text:p>8</text:p>
            </table:table-cell>
            <table:table-cell table:style-name="ce19" table:formula="of:=IF(ISBLANK([.$N192])=TRUE();&quot;&quot;;MAX(0;[.N192]-[.W192]))" office:value-type="float" office:value="0" calcext:value-type="float">
              <text:p>0</text:p>
            </table:table-cell>
            <table:table-cell table:style-name="ce17" table:formula="of:=IF(ISBLANK([.$N192])=TRUE();&quot;&quot;;MAX(0;[.W192]-[.N19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3])=TRUE();&quot;&quot;;[.$O193]+[.$P193]+[.$Q193]+[.$R193]+[.$S193])" office:value-type="float" office:value="3" calcext:value-type="float">
              <text:p>3</text:p>
            </table:table-cell>
            <table:table-cell table:style-name="ce22" table:formula="of:=IF(ISBLANK([.$N193])=TRUE();&quot;&quot;;MAX(0;[.N193]-[.T193]))" office:value-type="float" office:value="0" calcext:value-type="float">
              <text:p>0</text:p>
            </table:table-cell>
            <table:table-cell table:style-name="ce17" table:formula="of:=IF(ISBLANK([.$N193])=TRUE();&quot;&quot;;MAX(0;[.T193]-[.N193]))" office:value-type="float" office:value="0" calcext:value-type="float">
              <text:p>0</text:p>
            </table:table-cell>
            <table:table-cell table:style-name="ce15" table:formula="of:=IF(ISBLANK([.$N193])=TRUE();&quot;&quot;;SUMPRODUCT([.L:.L]=[.L193];[.M:.M]=[.M193];[.T:.T]))" office:value-type="float" office:value="7" calcext:value-type="float">
              <text:p>7</text:p>
            </table:table-cell>
            <table:table-cell table:style-name="ce19" table:formula="of:=IF(ISBLANK([.$N193])=TRUE();&quot;&quot;;MAX(0;[.N193]-[.W193]))" office:value-type="float" office:value="0" calcext:value-type="float">
              <text:p>0</text:p>
            </table:table-cell>
            <table:table-cell table:style-name="ce17" table:formula="of:=IF(ISBLANK([.$N193])=TRUE();&quot;&quot;;MAX(0;[.W193]-[.N19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Nimble Strik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194])=TRUE();&quot;&quot;;[.$O194]+[.$P194]+[.$Q194]+[.$R194]+[.$S194])" office:value-type="float" office:value="3" calcext:value-type="float">
              <text:p>3</text:p>
            </table:table-cell>
            <table:table-cell table:style-name="ce22" table:formula="of:=IF(ISBLANK([.$N194])=TRUE();&quot;&quot;;MAX(0;[.N194]-[.T194]))" office:value-type="float" office:value="0" calcext:value-type="float">
              <text:p>0</text:p>
            </table:table-cell>
            <table:table-cell table:style-name="ce17" table:formula="of:=IF(ISBLANK([.$N194])=TRUE();&quot;&quot;;MAX(0;[.T194]-[.N194]))" office:value-type="float" office:value="0" calcext:value-type="float">
              <text:p>0</text:p>
            </table:table-cell>
            <table:table-cell table:style-name="ce15" table:formula="of:=IF(ISBLANK([.$N194])=TRUE();&quot;&quot;;SUMPRODUCT([.L:.L]=[.L194];[.M:.M]=[.M194];[.T:.T]))" office:value-type="float" office:value="3" calcext:value-type="float">
              <text:p>3</text:p>
            </table:table-cell>
            <table:table-cell table:style-name="ce19" table:formula="of:=IF(ISBLANK([.$N194])=TRUE();&quot;&quot;;MAX(0;[.N194]-[.W194]))" office:value-type="float" office:value="0" calcext:value-type="float">
              <text:p>0</text:p>
            </table:table-cell>
            <table:table-cell table:style-name="ce17" table:formula="of:=IF(ISBLANK([.$N194])=TRUE();&quot;&quot;;MAX(0;[.W194]-[.N19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Nimble Strik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5])=TRUE();&quot;&quot;;[.$O195]+[.$P195]+[.$Q195]+[.$R195]+[.$S195])" office:value-type="float" office:value="3" calcext:value-type="float">
              <text:p>3</text:p>
            </table:table-cell>
            <table:table-cell table:style-name="ce22" table:formula="of:=IF(ISBLANK([.$N195])=TRUE();&quot;&quot;;MAX(0;[.N195]-[.T195]))" office:value-type="float" office:value="0" calcext:value-type="float">
              <text:p>0</text:p>
            </table:table-cell>
            <table:table-cell table:style-name="ce17" table:formula="of:=IF(ISBLANK([.$N195])=TRUE();&quot;&quot;;MAX(0;[.T195]-[.N195]))" office:value-type="float" office:value="0" calcext:value-type="float">
              <text:p>0</text:p>
            </table:table-cell>
            <table:table-cell table:style-name="ce15" table:formula="of:=IF(ISBLANK([.$N195])=TRUE();&quot;&quot;;SUMPRODUCT([.L:.L]=[.L195];[.M:.M]=[.M195];[.T:.T]))" office:value-type="float" office:value="3" calcext:value-type="float">
              <text:p>3</text:p>
            </table:table-cell>
            <table:table-cell table:style-name="ce19" table:formula="of:=IF(ISBLANK([.$N195])=TRUE();&quot;&quot;;MAX(0;[.N195]-[.W195]))" office:value-type="float" office:value="0" calcext:value-type="float">
              <text:p>0</text:p>
            </table:table-cell>
            <table:table-cell table:style-name="ce17" table:formula="of:=IF(ISBLANK([.$N195])=TRUE();&quot;&quot;;MAX(0;[.W195]-[.N19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Nimble Strik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6])=TRUE();&quot;&quot;;[.$O196]+[.$P196]+[.$Q196]+[.$R196]+[.$S196])" office:value-type="float" office:value="3" calcext:value-type="float">
              <text:p>3</text:p>
            </table:table-cell>
            <table:table-cell table:style-name="ce22" table:formula="of:=IF(ISBLANK([.$N196])=TRUE();&quot;&quot;;MAX(0;[.N196]-[.T196]))" office:value-type="float" office:value="0" calcext:value-type="float">
              <text:p>0</text:p>
            </table:table-cell>
            <table:table-cell table:style-name="ce17" table:formula="of:=IF(ISBLANK([.$N196])=TRUE();&quot;&quot;;MAX(0;[.T196]-[.N196]))" office:value-type="float" office:value="0" calcext:value-type="float">
              <text:p>0</text:p>
            </table:table-cell>
            <table:table-cell table:style-name="ce15" table:formula="of:=IF(ISBLANK([.$N196])=TRUE();&quot;&quot;;SUMPRODUCT([.L:.L]=[.L196];[.M:.M]=[.M196];[.T:.T]))" office:value-type="float" office:value="3" calcext:value-type="float">
              <text:p>3</text:p>
            </table:table-cell>
            <table:table-cell table:style-name="ce19" table:formula="of:=IF(ISBLANK([.$N196])=TRUE();&quot;&quot;;MAX(0;[.N196]-[.W196]))" office:value-type="float" office:value="0" calcext:value-type="float">
              <text:p>0</text:p>
            </table:table-cell>
            <table:table-cell table:style-name="ce17" table:formula="of:=IF(ISBLANK([.$N196])=TRUE();&quot;&quot;;MAX(0;[.W196]-[.N19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aging Onslaugh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7])=TRUE();&quot;&quot;;[.$O197]+[.$P197]+[.$Q197]+[.$R197]+[.$S197])" office:value-type="float" office:value="3" calcext:value-type="float">
              <text:p>3</text:p>
            </table:table-cell>
            <table:table-cell table:style-name="ce22" table:formula="of:=IF(ISBLANK([.$N197])=TRUE();&quot;&quot;;MAX(0;[.N197]-[.T197]))" office:value-type="float" office:value="0" calcext:value-type="float">
              <text:p>0</text:p>
            </table:table-cell>
            <table:table-cell table:style-name="ce17" table:formula="of:=IF(ISBLANK([.$N197])=TRUE();&quot;&quot;;MAX(0;[.T197]-[.N197]))" office:value-type="float" office:value="0" calcext:value-type="float">
              <text:p>0</text:p>
            </table:table-cell>
            <table:table-cell table:style-name="ce15" table:formula="of:=IF(ISBLANK([.$N197])=TRUE();&quot;&quot;;SUMPRODUCT([.L:.L]=[.L197];[.M:.M]=[.M197];[.T:.T]))" office:value-type="float" office:value="3" calcext:value-type="float">
              <text:p>3</text:p>
            </table:table-cell>
            <table:table-cell table:style-name="ce19" table:formula="of:=IF(ISBLANK([.$N197])=TRUE();&quot;&quot;;MAX(0;[.N197]-[.W197]))" office:value-type="float" office:value="0" calcext:value-type="float">
              <text:p>0</text:p>
            </table:table-cell>
            <table:table-cell table:style-name="ce17" table:formula="of:=IF(ISBLANK([.$N197])=TRUE();&quot;&quot;;MAX(0;[.W197]-[.N19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8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aging Onslaugh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8])=TRUE();&quot;&quot;;[.$O198]+[.$P198]+[.$Q198]+[.$R198]+[.$S198])" office:value-type="float" office:value="3" calcext:value-type="float">
              <text:p>3</text:p>
            </table:table-cell>
            <table:table-cell table:style-name="ce22" table:formula="of:=IF(ISBLANK([.$N198])=TRUE();&quot;&quot;;MAX(0;[.N198]-[.T198]))" office:value-type="float" office:value="0" calcext:value-type="float">
              <text:p>0</text:p>
            </table:table-cell>
            <table:table-cell table:style-name="ce17" table:formula="of:=IF(ISBLANK([.$N198])=TRUE();&quot;&quot;;MAX(0;[.T198]-[.N198]))" office:value-type="float" office:value="0" calcext:value-type="float">
              <text:p>0</text:p>
            </table:table-cell>
            <table:table-cell table:style-name="ce15" table:formula="of:=IF(ISBLANK([.$N198])=TRUE();&quot;&quot;;SUMPRODUCT([.L:.L]=[.L198];[.M:.M]=[.M198];[.T:.T]))" office:value-type="float" office:value="3" calcext:value-type="float">
              <text:p>3</text:p>
            </table:table-cell>
            <table:table-cell table:style-name="ce19" table:formula="of:=IF(ISBLANK([.$N198])=TRUE();&quot;&quot;;MAX(0;[.N198]-[.W198]))" office:value-type="float" office:value="0" calcext:value-type="float">
              <text:p>0</text:p>
            </table:table-cell>
            <table:table-cell table:style-name="ce17" table:formula="of:=IF(ISBLANK([.$N198])=TRUE();&quot;&quot;;MAX(0;[.W198]-[.N19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aging Onslaugh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199])=TRUE();&quot;&quot;;[.$O199]+[.$P199]+[.$Q199]+[.$R199]+[.$S199])" office:value-type="float" office:value="3" calcext:value-type="float">
              <text:p>3</text:p>
            </table:table-cell>
            <table:table-cell table:style-name="ce22" table:formula="of:=IF(ISBLANK([.$N199])=TRUE();&quot;&quot;;MAX(0;[.N199]-[.T199]))" office:value-type="float" office:value="0" calcext:value-type="float">
              <text:p>0</text:p>
            </table:table-cell>
            <table:table-cell table:style-name="ce17" table:formula="of:=IF(ISBLANK([.$N199])=TRUE();&quot;&quot;;MAX(0;[.T199]-[.N199]))" office:value-type="float" office:value="0" calcext:value-type="float">
              <text:p>0</text:p>
            </table:table-cell>
            <table:table-cell table:style-name="ce15" table:formula="of:=IF(ISBLANK([.$N199])=TRUE();&quot;&quot;;SUMPRODUCT([.L:.L]=[.L199];[.M:.M]=[.M199];[.T:.T]))" office:value-type="float" office:value="3" calcext:value-type="float">
              <text:p>3</text:p>
            </table:table-cell>
            <table:table-cell table:style-name="ce19" table:formula="of:=IF(ISBLANK([.$N199])=TRUE();&quot;&quot;;MAX(0;[.N199]-[.W199]))" office:value-type="float" office:value="0" calcext:value-type="float">
              <text:p>0</text:p>
            </table:table-cell>
            <table:table-cell table:style-name="ce17" table:formula="of:=IF(ISBLANK([.$N199])=TRUE();&quot;&quot;;MAX(0;[.W199]-[.N1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00])=TRUE();&quot;&quot;;[.$O200]+[.$P200]+[.$Q200]+[.$R200]+[.$S200])" office:value-type="float" office:value="5" calcext:value-type="float">
              <text:p>5</text:p>
            </table:table-cell>
            <table:table-cell table:style-name="ce22" table:formula="of:=IF(ISBLANK([.$N200])=TRUE();&quot;&quot;;MAX(0;[.N200]-[.T200]))" office:value-type="float" office:value="0" calcext:value-type="float">
              <text:p>0</text:p>
            </table:table-cell>
            <table:table-cell table:style-name="ce17" table:formula="of:=IF(ISBLANK([.$N200])=TRUE();&quot;&quot;;MAX(0;[.T200]-[.N200]))" office:value-type="float" office:value="2" calcext:value-type="float">
              <text:p>2</text:p>
            </table:table-cell>
            <table:table-cell table:style-name="ce15" table:formula="of:=IF(ISBLANK([.$N200])=TRUE();&quot;&quot;;SUMPRODUCT([.L:.L]=[.L200];[.M:.M]=[.M200];[.T:.T]))" office:value-type="float" office:value="10" calcext:value-type="float">
              <text:p>10</text:p>
            </table:table-cell>
            <table:table-cell table:style-name="ce19" table:formula="of:=IF(ISBLANK([.$N200])=TRUE();&quot;&quot;;MAX(0;[.N200]-[.W200]))" office:value-type="float" office:value="0" calcext:value-type="float">
              <text:p>0</text:p>
            </table:table-cell>
            <table:table-cell table:style-name="ce17" table:formula="of:=IF(ISBLANK([.$N200])=TRUE();&quot;&quot;;MAX(0;[.W200]-[.N200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1])=TRUE();&quot;&quot;;[.$O201]+[.$P201]+[.$Q201]+[.$R201]+[.$S201])" office:value-type="float" office:value="3" calcext:value-type="float">
              <text:p>3</text:p>
            </table:table-cell>
            <table:table-cell table:style-name="ce22" table:formula="of:=IF(ISBLANK([.$N201])=TRUE();&quot;&quot;;MAX(0;[.N201]-[.T201]))" office:value-type="float" office:value="0" calcext:value-type="float">
              <text:p>0</text:p>
            </table:table-cell>
            <table:table-cell table:style-name="ce17" table:formula="of:=IF(ISBLANK([.$N201])=TRUE();&quot;&quot;;MAX(0;[.T201]-[.N201]))" office:value-type="float" office:value="0" calcext:value-type="float">
              <text:p>0</text:p>
            </table:table-cell>
            <table:table-cell table:style-name="ce15" table:formula="of:=IF(ISBLANK([.$N201])=TRUE();&quot;&quot;;SUMPRODUCT([.L:.L]=[.L201];[.M:.M]=[.M201];[.T:.T]))" office:value-type="float" office:value="7" calcext:value-type="float">
              <text:p>7</text:p>
            </table:table-cell>
            <table:table-cell table:style-name="ce19" table:formula="of:=IF(ISBLANK([.$N201])=TRUE();&quot;&quot;;MAX(0;[.N201]-[.W201]))" office:value-type="float" office:value="0" calcext:value-type="float">
              <text:p>0</text:p>
            </table:table-cell>
            <table:table-cell table:style-name="ce17" table:formula="of:=IF(ISBLANK([.$N201])=TRUE();&quot;&quot;;MAX(0;[.W201]-[.N20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2])=TRUE();&quot;&quot;;[.$O202]+[.$P202]+[.$Q202]+[.$R202]+[.$S202])" office:value-type="float" office:value="3" calcext:value-type="float">
              <text:p>3</text:p>
            </table:table-cell>
            <table:table-cell table:style-name="ce22" table:formula="of:=IF(ISBLANK([.$N202])=TRUE();&quot;&quot;;MAX(0;[.N202]-[.T202]))" office:value-type="float" office:value="0" calcext:value-type="float">
              <text:p>0</text:p>
            </table:table-cell>
            <table:table-cell table:style-name="ce17" table:formula="of:=IF(ISBLANK([.$N202])=TRUE();&quot;&quot;;MAX(0;[.T202]-[.N202]))" office:value-type="float" office:value="0" calcext:value-type="float">
              <text:p>0</text:p>
            </table:table-cell>
            <table:table-cell table:style-name="ce15" table:formula="of:=IF(ISBLANK([.$N202])=TRUE();&quot;&quot;;SUMPRODUCT([.L:.L]=[.L202];[.M:.M]=[.M202];[.T:.T]))" office:value-type="float" office:value="6" calcext:value-type="float">
              <text:p>6</text:p>
            </table:table-cell>
            <table:table-cell table:style-name="ce19" table:formula="of:=IF(ISBLANK([.$N202])=TRUE();&quot;&quot;;MAX(0;[.N202]-[.W202]))" office:value-type="float" office:value="0" calcext:value-type="float">
              <text:p>0</text:p>
            </table:table-cell>
            <table:table-cell table:style-name="ce17" table:formula="of:=IF(ISBLANK([.$N202])=TRUE();&quot;&quot;;MAX(0;[.W202]-[.N20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cour the Battlescap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03])=TRUE();&quot;&quot;;[.$O203]+[.$P203]+[.$Q203]+[.$R203]+[.$S203])" office:value-type="float" office:value="3" calcext:value-type="float">
              <text:p>3</text:p>
            </table:table-cell>
            <table:table-cell table:style-name="ce22" table:formula="of:=IF(ISBLANK([.$N203])=TRUE();&quot;&quot;;MAX(0;[.N203]-[.T203]))" office:value-type="float" office:value="0" calcext:value-type="float">
              <text:p>0</text:p>
            </table:table-cell>
            <table:table-cell table:style-name="ce17" table:formula="of:=IF(ISBLANK([.$N203])=TRUE();&quot;&quot;;MAX(0;[.T203]-[.N203]))" office:value-type="float" office:value="0" calcext:value-type="float">
              <text:p>0</text:p>
            </table:table-cell>
            <table:table-cell table:style-name="ce15" table:formula="of:=IF(ISBLANK([.$N203])=TRUE();&quot;&quot;;SUMPRODUCT([.L:.L]=[.L203];[.M:.M]=[.M203];[.T:.T]))" office:value-type="float" office:value="3" calcext:value-type="float">
              <text:p>3</text:p>
            </table:table-cell>
            <table:table-cell table:style-name="ce19" table:formula="of:=IF(ISBLANK([.$N203])=TRUE();&quot;&quot;;MAX(0;[.N203]-[.W203]))" office:value-type="float" office:value="0" calcext:value-type="float">
              <text:p>0</text:p>
            </table:table-cell>
            <table:table-cell table:style-name="ce17" table:formula="of:=IF(ISBLANK([.$N203])=TRUE();&quot;&quot;;MAX(0;[.W203]-[.N2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cour the Battlescap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4])=TRUE();&quot;&quot;;[.$O204]+[.$P204]+[.$Q204]+[.$R204]+[.$S204])" office:value-type="float" office:value="3" calcext:value-type="float">
              <text:p>3</text:p>
            </table:table-cell>
            <table:table-cell table:style-name="ce22" table:formula="of:=IF(ISBLANK([.$N204])=TRUE();&quot;&quot;;MAX(0;[.N204]-[.T204]))" office:value-type="float" office:value="0" calcext:value-type="float">
              <text:p>0</text:p>
            </table:table-cell>
            <table:table-cell table:style-name="ce17" table:formula="of:=IF(ISBLANK([.$N204])=TRUE();&quot;&quot;;MAX(0;[.T204]-[.N204]))" office:value-type="float" office:value="0" calcext:value-type="float">
              <text:p>0</text:p>
            </table:table-cell>
            <table:table-cell table:style-name="ce15" table:formula="of:=IF(ISBLANK([.$N204])=TRUE();&quot;&quot;;SUMPRODUCT([.L:.L]=[.L204];[.M:.M]=[.M204];[.T:.T]))" office:value-type="float" office:value="3" calcext:value-type="float">
              <text:p>3</text:p>
            </table:table-cell>
            <table:table-cell table:style-name="ce19" table:formula="of:=IF(ISBLANK([.$N204])=TRUE();&quot;&quot;;MAX(0;[.N204]-[.W204]))" office:value-type="float" office:value="0" calcext:value-type="float">
              <text:p>0</text:p>
            </table:table-cell>
            <table:table-cell table:style-name="ce17" table:formula="of:=IF(ISBLANK([.$N204])=TRUE();&quot;&quot;;MAX(0;[.W204]-[.N20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cour the Battlescap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5])=TRUE();&quot;&quot;;[.$O205]+[.$P205]+[.$Q205]+[.$R205]+[.$S205])" office:value-type="float" office:value="3" calcext:value-type="float">
              <text:p>3</text:p>
            </table:table-cell>
            <table:table-cell table:style-name="ce22" table:formula="of:=IF(ISBLANK([.$N205])=TRUE();&quot;&quot;;MAX(0;[.N205]-[.T205]))" office:value-type="float" office:value="0" calcext:value-type="float">
              <text:p>0</text:p>
            </table:table-cell>
            <table:table-cell table:style-name="ce17" table:formula="of:=IF(ISBLANK([.$N205])=TRUE();&quot;&quot;;MAX(0;[.T205]-[.N205]))" office:value-type="float" office:value="0" calcext:value-type="float">
              <text:p>0</text:p>
            </table:table-cell>
            <table:table-cell table:style-name="ce15" table:formula="of:=IF(ISBLANK([.$N205])=TRUE();&quot;&quot;;SUMPRODUCT([.L:.L]=[.L205];[.M:.M]=[.M205];[.T:.T]))" office:value-type="float" office:value="3" calcext:value-type="float">
              <text:p>3</text:p>
            </table:table-cell>
            <table:table-cell table:style-name="ce19" table:formula="of:=IF(ISBLANK([.$N205])=TRUE();&quot;&quot;;MAX(0;[.N205]-[.W205]))" office:value-type="float" office:value="0" calcext:value-type="float">
              <text:p>0</text:p>
            </table:table-cell>
            <table:table-cell table:style-name="ce17" table:formula="of:=IF(ISBLANK([.$N205])=TRUE();&quot;&quot;;MAX(0;[.W205]-[.N20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egurgitating Slog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6])=TRUE();&quot;&quot;;[.$O206]+[.$P206]+[.$Q206]+[.$R206]+[.$S206])" office:value-type="float" office:value="3" calcext:value-type="float">
              <text:p>3</text:p>
            </table:table-cell>
            <table:table-cell table:style-name="ce22" table:formula="of:=IF(ISBLANK([.$N206])=TRUE();&quot;&quot;;MAX(0;[.N206]-[.T206]))" office:value-type="float" office:value="0" calcext:value-type="float">
              <text:p>0</text:p>
            </table:table-cell>
            <table:table-cell table:style-name="ce17" table:formula="of:=IF(ISBLANK([.$N206])=TRUE();&quot;&quot;;MAX(0;[.T206]-[.N206]))" office:value-type="float" office:value="0" calcext:value-type="float">
              <text:p>0</text:p>
            </table:table-cell>
            <table:table-cell table:style-name="ce15" table:formula="of:=IF(ISBLANK([.$N206])=TRUE();&quot;&quot;;SUMPRODUCT([.L:.L]=[.L206];[.M:.M]=[.M206];[.T:.T]))" office:value-type="float" office:value="3" calcext:value-type="float">
              <text:p>3</text:p>
            </table:table-cell>
            <table:table-cell table:style-name="ce19" table:formula="of:=IF(ISBLANK([.$N206])=TRUE();&quot;&quot;;MAX(0;[.N206]-[.W206]))" office:value-type="float" office:value="0" calcext:value-type="float">
              <text:p>0</text:p>
            </table:table-cell>
            <table:table-cell table:style-name="ce17" table:formula="of:=IF(ISBLANK([.$N206])=TRUE();&quot;&quot;;MAX(0;[.W206]-[.N20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egurgitating Slog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7])=TRUE();&quot;&quot;;[.$O207]+[.$P207]+[.$Q207]+[.$R207]+[.$S207])" office:value-type="float" office:value="3" calcext:value-type="float">
              <text:p>3</text:p>
            </table:table-cell>
            <table:table-cell table:style-name="ce22" table:formula="of:=IF(ISBLANK([.$N207])=TRUE();&quot;&quot;;MAX(0;[.N207]-[.T207]))" office:value-type="float" office:value="0" calcext:value-type="float">
              <text:p>0</text:p>
            </table:table-cell>
            <table:table-cell table:style-name="ce17" table:formula="of:=IF(ISBLANK([.$N207])=TRUE();&quot;&quot;;MAX(0;[.T207]-[.N207]))" office:value-type="float" office:value="0" calcext:value-type="float">
              <text:p>0</text:p>
            </table:table-cell>
            <table:table-cell table:style-name="ce15" table:formula="of:=IF(ISBLANK([.$N207])=TRUE();&quot;&quot;;SUMPRODUCT([.L:.L]=[.L207];[.M:.M]=[.M207];[.T:.T]))" office:value-type="float" office:value="3" calcext:value-type="float">
              <text:p>3</text:p>
            </table:table-cell>
            <table:table-cell table:style-name="ce19" table:formula="of:=IF(ISBLANK([.$N207])=TRUE();&quot;&quot;;MAX(0;[.N207]-[.W207]))" office:value-type="float" office:value="0" calcext:value-type="float">
              <text:p>0</text:p>
            </table:table-cell>
            <table:table-cell table:style-name="ce17" table:formula="of:=IF(ISBLANK([.$N207])=TRUE();&quot;&quot;;MAX(0;[.W207]-[.N20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19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egurgitating Slog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08])=TRUE();&quot;&quot;;[.$O208]+[.$P208]+[.$Q208]+[.$R208]+[.$S208])" office:value-type="float" office:value="3" calcext:value-type="float">
              <text:p>3</text:p>
            </table:table-cell>
            <table:table-cell table:style-name="ce22" table:formula="of:=IF(ISBLANK([.$N208])=TRUE();&quot;&quot;;MAX(0;[.N208]-[.T208]))" office:value-type="float" office:value="0" calcext:value-type="float">
              <text:p>0</text:p>
            </table:table-cell>
            <table:table-cell table:style-name="ce17" table:formula="of:=IF(ISBLANK([.$N208])=TRUE();&quot;&quot;;MAX(0;[.T208]-[.N208]))" office:value-type="float" office:value="0" calcext:value-type="float">
              <text:p>0</text:p>
            </table:table-cell>
            <table:table-cell table:style-name="ce15" table:formula="of:=IF(ISBLANK([.$N208])=TRUE();&quot;&quot;;SUMPRODUCT([.L:.L]=[.L208];[.M:.M]=[.M208];[.T:.T]))" office:value-type="float" office:value="3" calcext:value-type="float">
              <text:p>3</text:p>
            </table:table-cell>
            <table:table-cell table:style-name="ce19" table:formula="of:=IF(ISBLANK([.$N208])=TRUE();&quot;&quot;;MAX(0;[.N208]-[.W208]))" office:value-type="float" office:value="0" calcext:value-type="float">
              <text:p>0</text:p>
            </table:table-cell>
            <table:table-cell table:style-name="ce17" table:formula="of:=IF(ISBLANK([.$N208])=TRUE();&quot;&quot;;MAX(0;[.W208]-[.N20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ed Bull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09])=TRUE();&quot;&quot;;[.$O209]+[.$P209]+[.$Q209]+[.$R209]+[.$S209])" office:value-type="float" office:value="3" calcext:value-type="float">
              <text:p>3</text:p>
            </table:table-cell>
            <table:table-cell table:style-name="ce22" table:formula="of:=IF(ISBLANK([.$N209])=TRUE();&quot;&quot;;MAX(0;[.N209]-[.T209]))" office:value-type="float" office:value="0" calcext:value-type="float">
              <text:p>0</text:p>
            </table:table-cell>
            <table:table-cell table:style-name="ce17" table:formula="of:=IF(ISBLANK([.$N209])=TRUE();&quot;&quot;;MAX(0;[.T209]-[.N209]))" office:value-type="float" office:value="0" calcext:value-type="float">
              <text:p>0</text:p>
            </table:table-cell>
            <table:table-cell table:style-name="ce15" table:formula="of:=IF(ISBLANK([.$N209])=TRUE();&quot;&quot;;SUMPRODUCT([.L:.L]=[.L209];[.M:.M]=[.M209];[.T:.T]))" office:value-type="float" office:value="3" calcext:value-type="float">
              <text:p>3</text:p>
            </table:table-cell>
            <table:table-cell table:style-name="ce19" table:formula="of:=IF(ISBLANK([.$N209])=TRUE();&quot;&quot;;MAX(0;[.N209]-[.W209]))" office:value-type="float" office:value="0" calcext:value-type="float">
              <text:p>0</text:p>
            </table:table-cell>
            <table:table-cell table:style-name="ce17" table:formula="of:=IF(ISBLANK([.$N209])=TRUE();&quot;&quot;;MAX(0;[.W209]-[.N20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ed Bul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0])=TRUE();&quot;&quot;;[.$O210]+[.$P210]+[.$Q210]+[.$R210]+[.$S210])" office:value-type="float" office:value="3" calcext:value-type="float">
              <text:p>3</text:p>
            </table:table-cell>
            <table:table-cell table:style-name="ce22" table:formula="of:=IF(ISBLANK([.$N210])=TRUE();&quot;&quot;;MAX(0;[.N210]-[.T210]))" office:value-type="float" office:value="0" calcext:value-type="float">
              <text:p>0</text:p>
            </table:table-cell>
            <table:table-cell table:style-name="ce17" table:formula="of:=IF(ISBLANK([.$N210])=TRUE();&quot;&quot;;MAX(0;[.T210]-[.N210]))" office:value-type="float" office:value="0" calcext:value-type="float">
              <text:p>0</text:p>
            </table:table-cell>
            <table:table-cell table:style-name="ce15" table:formula="of:=IF(ISBLANK([.$N210])=TRUE();&quot;&quot;;SUMPRODUCT([.L:.L]=[.L210];[.M:.M]=[.M210];[.T:.T]))" office:value-type="float" office:value="3" calcext:value-type="float">
              <text:p>3</text:p>
            </table:table-cell>
            <table:table-cell table:style-name="ce19" table:formula="of:=IF(ISBLANK([.$N210])=TRUE();&quot;&quot;;MAX(0;[.N210]-[.W210]))" office:value-type="float" office:value="0" calcext:value-type="float">
              <text:p>0</text:p>
            </table:table-cell>
            <table:table-cell table:style-name="ce17" table:formula="of:=IF(ISBLANK([.$N210])=TRUE();&quot;&quot;;MAX(0;[.W210]-[.N21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ed Bull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1])=TRUE();&quot;&quot;;[.$O211]+[.$P211]+[.$Q211]+[.$R211]+[.$S211])" office:value-type="float" office:value="3" calcext:value-type="float">
              <text:p>3</text:p>
            </table:table-cell>
            <table:table-cell table:style-name="ce22" table:formula="of:=IF(ISBLANK([.$N211])=TRUE();&quot;&quot;;MAX(0;[.N211]-[.T211]))" office:value-type="float" office:value="0" calcext:value-type="float">
              <text:p>0</text:p>
            </table:table-cell>
            <table:table-cell table:style-name="ce17" table:formula="of:=IF(ISBLANK([.$N211])=TRUE();&quot;&quot;;MAX(0;[.T211]-[.N211]))" office:value-type="float" office:value="0" calcext:value-type="float">
              <text:p>0</text:p>
            </table:table-cell>
            <table:table-cell table:style-name="ce15" table:formula="of:=IF(ISBLANK([.$N211])=TRUE();&quot;&quot;;SUMPRODUCT([.L:.L]=[.L211];[.M:.M]=[.M211];[.T:.T]))" office:value-type="float" office:value="3" calcext:value-type="float">
              <text:p>3</text:p>
            </table:table-cell>
            <table:table-cell table:style-name="ce19" table:formula="of:=IF(ISBLANK([.$N211])=TRUE();&quot;&quot;;MAX(0;[.N211]-[.W211]))" office:value-type="float" office:value="0" calcext:value-type="float">
              <text:p>0</text:p>
            </table:table-cell>
            <table:table-cell table:style-name="ce17" table:formula="of:=IF(ISBLANK([.$N211])=TRUE();&quot;&quot;;MAX(0;[.W211]-[.N21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ing B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2])=TRUE();&quot;&quot;;[.$O212]+[.$P212]+[.$Q212]+[.$R212]+[.$S212])" office:value-type="float" office:value="3" calcext:value-type="float">
              <text:p>3</text:p>
            </table:table-cell>
            <table:table-cell table:style-name="ce22" table:formula="of:=IF(ISBLANK([.$N212])=TRUE();&quot;&quot;;MAX(0;[.N212]-[.T212]))" office:value-type="float" office:value="0" calcext:value-type="float">
              <text:p>0</text:p>
            </table:table-cell>
            <table:table-cell table:style-name="ce17" table:formula="of:=IF(ISBLANK([.$N212])=TRUE();&quot;&quot;;MAX(0;[.T212]-[.N212]))" office:value-type="float" office:value="0" calcext:value-type="float">
              <text:p>0</text:p>
            </table:table-cell>
            <table:table-cell table:style-name="ce15" table:formula="of:=IF(ISBLANK([.$N212])=TRUE();&quot;&quot;;SUMPRODUCT([.L:.L]=[.L212];[.M:.M]=[.M212];[.T:.T]))" office:value-type="float" office:value="3" calcext:value-type="float">
              <text:p>3</text:p>
            </table:table-cell>
            <table:table-cell table:style-name="ce19" table:formula="of:=IF(ISBLANK([.$N212])=TRUE();&quot;&quot;;MAX(0;[.N212]-[.W212]))" office:value-type="float" office:value="0" calcext:value-type="float">
              <text:p>0</text:p>
            </table:table-cell>
            <table:table-cell table:style-name="ce17" table:formula="of:=IF(ISBLANK([.$N212])=TRUE();&quot;&quot;;MAX(0;[.W212]-[.N21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ing B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3])=TRUE();&quot;&quot;;[.$O213]+[.$P213]+[.$Q213]+[.$R213]+[.$S213])" office:value-type="float" office:value="3" calcext:value-type="float">
              <text:p>3</text:p>
            </table:table-cell>
            <table:table-cell table:style-name="ce22" table:formula="of:=IF(ISBLANK([.$N213])=TRUE();&quot;&quot;;MAX(0;[.N213]-[.T213]))" office:value-type="float" office:value="0" calcext:value-type="float">
              <text:p>0</text:p>
            </table:table-cell>
            <table:table-cell table:style-name="ce17" table:formula="of:=IF(ISBLANK([.$N213])=TRUE();&quot;&quot;;MAX(0;[.T213]-[.N213]))" office:value-type="float" office:value="0" calcext:value-type="float">
              <text:p>0</text:p>
            </table:table-cell>
            <table:table-cell table:style-name="ce15" table:formula="of:=IF(ISBLANK([.$N213])=TRUE();&quot;&quot;;SUMPRODUCT([.L:.L]=[.L213];[.M:.M]=[.M213];[.T:.T]))" office:value-type="float" office:value="3" calcext:value-type="float">
              <text:p>3</text:p>
            </table:table-cell>
            <table:table-cell table:style-name="ce19" table:formula="of:=IF(ISBLANK([.$N213])=TRUE();&quot;&quot;;MAX(0;[.N213]-[.W213]))" office:value-type="float" office:value="0" calcext:value-type="float">
              <text:p>0</text:p>
            </table:table-cell>
            <table:table-cell table:style-name="ce17" table:formula="of:=IF(ISBLANK([.$N213])=TRUE();&quot;&quot;;MAX(0;[.W213]-[.N21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ounding B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14])=TRUE();&quot;&quot;;[.$O214]+[.$P214]+[.$Q214]+[.$R214]+[.$S214])" office:value-type="float" office:value="4" calcext:value-type="float">
              <text:p>4</text:p>
            </table:table-cell>
            <table:table-cell table:style-name="ce22" table:formula="of:=IF(ISBLANK([.$N214])=TRUE();&quot;&quot;;MAX(0;[.N214]-[.T214]))" office:value-type="float" office:value="0" calcext:value-type="float">
              <text:p>0</text:p>
            </table:table-cell>
            <table:table-cell table:style-name="ce17" table:formula="of:=IF(ISBLANK([.$N214])=TRUE();&quot;&quot;;MAX(0;[.T214]-[.N214]))" office:value-type="float" office:value="1" calcext:value-type="float">
              <text:p>1</text:p>
            </table:table-cell>
            <table:table-cell table:style-name="ce15" table:formula="of:=IF(ISBLANK([.$N214])=TRUE();&quot;&quot;;SUMPRODUCT([.L:.L]=[.L214];[.M:.M]=[.M214];[.T:.T]))" office:value-type="float" office:value="4" calcext:value-type="float">
              <text:p>4</text:p>
            </table:table-cell>
            <table:table-cell table:style-name="ce19" table:formula="of:=IF(ISBLANK([.$N214])=TRUE();&quot;&quot;;MAX(0;[.N214]-[.W214]))" office:value-type="float" office:value="0" calcext:value-type="float">
              <text:p>0</text:p>
            </table:table-cell>
            <table:table-cell table:style-name="ce17" table:formula="of:=IF(ISBLANK([.$N214])=TRUE();&quot;&quot;;MAX(0;[.W214]-[.N21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5])=TRUE();&quot;&quot;;[.$O215]+[.$P215]+[.$Q215]+[.$R215]+[.$S215])" office:value-type="float" office:value="3" calcext:value-type="float">
              <text:p>3</text:p>
            </table:table-cell>
            <table:table-cell table:style-name="ce22" table:formula="of:=IF(ISBLANK([.$N215])=TRUE();&quot;&quot;;MAX(0;[.N215]-[.T215]))" office:value-type="float" office:value="0" calcext:value-type="float">
              <text:p>0</text:p>
            </table:table-cell>
            <table:table-cell table:style-name="ce17" table:formula="of:=IF(ISBLANK([.$N215])=TRUE();&quot;&quot;;MAX(0;[.T215]-[.N215]))" office:value-type="float" office:value="0" calcext:value-type="float">
              <text:p>0</text:p>
            </table:table-cell>
            <table:table-cell table:style-name="ce15" table:formula="of:=IF(ISBLANK([.$N215])=TRUE();&quot;&quot;;SUMPRODUCT([.L:.L]=[.L215];[.M:.M]=[.M215];[.T:.T]))" office:value-type="float" office:value="10" calcext:value-type="float">
              <text:p>10</text:p>
            </table:table-cell>
            <table:table-cell table:style-name="ce19" table:formula="of:=IF(ISBLANK([.$N215])=TRUE();&quot;&quot;;MAX(0;[.N215]-[.W215]))" office:value-type="float" office:value="0" calcext:value-type="float">
              <text:p>0</text:p>
            </table:table-cell>
            <table:table-cell table:style-name="ce17" table:formula="of:=IF(ISBLANK([.$N215])=TRUE();&quot;&quot;;MAX(0;[.W215]-[.N215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16])=TRUE();&quot;&quot;;[.$O216]+[.$P216]+[.$Q216]+[.$R216]+[.$S216])" office:value-type="float" office:value="4" calcext:value-type="float">
              <text:p>4</text:p>
            </table:table-cell>
            <table:table-cell table:style-name="ce22" table:formula="of:=IF(ISBLANK([.$N216])=TRUE();&quot;&quot;;MAX(0;[.N216]-[.T216]))" office:value-type="float" office:value="0" calcext:value-type="float">
              <text:p>0</text:p>
            </table:table-cell>
            <table:table-cell table:style-name="ce17" table:formula="of:=IF(ISBLANK([.$N216])=TRUE();&quot;&quot;;MAX(0;[.T216]-[.N216]))" office:value-type="float" office:value="1" calcext:value-type="float">
              <text:p>1</text:p>
            </table:table-cell>
            <table:table-cell table:style-name="ce15" table:formula="of:=IF(ISBLANK([.$N216])=TRUE();&quot;&quot;;SUMPRODUCT([.L:.L]=[.L216];[.M:.M]=[.M216];[.T:.T]))" office:value-type="float" office:value="8" calcext:value-type="float">
              <text:p>8</text:p>
            </table:table-cell>
            <table:table-cell table:style-name="ce19" table:formula="of:=IF(ISBLANK([.$N216])=TRUE();&quot;&quot;;MAX(0;[.N216]-[.W216]))" office:value-type="float" office:value="0" calcext:value-type="float">
              <text:p>0</text:p>
            </table:table-cell>
            <table:table-cell table:style-name="ce17" table:formula="of:=IF(ISBLANK([.$N216])=TRUE();&quot;&quot;;MAX(0;[.W216]-[.N21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7])=TRUE();&quot;&quot;;[.$O217]+[.$P217]+[.$Q217]+[.$R217]+[.$S217])" office:value-type="float" office:value="3" calcext:value-type="float">
              <text:p>3</text:p>
            </table:table-cell>
            <table:table-cell table:style-name="ce22" table:formula="of:=IF(ISBLANK([.$N217])=TRUE();&quot;&quot;;MAX(0;[.N217]-[.T217]))" office:value-type="float" office:value="0" calcext:value-type="float">
              <text:p>0</text:p>
            </table:table-cell>
            <table:table-cell table:style-name="ce17" table:formula="of:=IF(ISBLANK([.$N217])=TRUE();&quot;&quot;;MAX(0;[.T217]-[.N217]))" office:value-type="float" office:value="0" calcext:value-type="float">
              <text:p>0</text:p>
            </table:table-cell>
            <table:table-cell table:style-name="ce15" table:formula="of:=IF(ISBLANK([.$N217])=TRUE();&quot;&quot;;SUMPRODUCT([.L:.L]=[.L217];[.M:.M]=[.M217];[.T:.T]))" office:value-type="float" office:value="8" calcext:value-type="float">
              <text:p>8</text:p>
            </table:table-cell>
            <table:table-cell table:style-name="ce19" table:formula="of:=IF(ISBLANK([.$N217])=TRUE();&quot;&quot;;MAX(0;[.N217]-[.W217]))" office:value-type="float" office:value="0" calcext:value-type="float">
              <text:p>0</text:p>
            </table:table-cell>
            <table:table-cell table:style-name="ce17" table:formula="of:=IF(ISBLANK([.$N217])=TRUE();&quot;&quot;;MAX(0;[.W217]-[.N21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0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8])=TRUE();&quot;&quot;;[.$O218]+[.$P218]+[.$Q218]+[.$R218]+[.$S218])" office:value-type="float" office:value="3" calcext:value-type="float">
              <text:p>3</text:p>
            </table:table-cell>
            <table:table-cell table:style-name="ce22" table:formula="of:=IF(ISBLANK([.$N218])=TRUE();&quot;&quot;;MAX(0;[.N218]-[.T218]))" office:value-type="float" office:value="0" calcext:value-type="float">
              <text:p>0</text:p>
            </table:table-cell>
            <table:table-cell table:style-name="ce17" table:formula="of:=IF(ISBLANK([.$N218])=TRUE();&quot;&quot;;MAX(0;[.T218]-[.N218]))" office:value-type="float" office:value="0" calcext:value-type="float">
              <text:p>0</text:p>
            </table:table-cell>
            <table:table-cell table:style-name="ce15" table:formula="of:=IF(ISBLANK([.$N218])=TRUE();&quot;&quot;;SUMPRODUCT([.L:.L]=[.L218];[.M:.M]=[.M218];[.T:.T]))" office:value-type="float" office:value="7" calcext:value-type="float">
              <text:p>7</text:p>
            </table:table-cell>
            <table:table-cell table:style-name="ce19" table:formula="of:=IF(ISBLANK([.$N218])=TRUE();&quot;&quot;;MAX(0;[.N218]-[.W218]))" office:value-type="float" office:value="0" calcext:value-type="float">
              <text:p>0</text:p>
            </table:table-cell>
            <table:table-cell table:style-name="ce17" table:formula="of:=IF(ISBLANK([.$N218])=TRUE();&quot;&quot;;MAX(0;[.W218]-[.N21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19])=TRUE();&quot;&quot;;[.$O219]+[.$P219]+[.$Q219]+[.$R219]+[.$S219])" office:value-type="float" office:value="3" calcext:value-type="float">
              <text:p>3</text:p>
            </table:table-cell>
            <table:table-cell table:style-name="ce22" table:formula="of:=IF(ISBLANK([.$N219])=TRUE();&quot;&quot;;MAX(0;[.N219]-[.T219]))" office:value-type="float" office:value="0" calcext:value-type="float">
              <text:p>0</text:p>
            </table:table-cell>
            <table:table-cell table:style-name="ce17" table:formula="of:=IF(ISBLANK([.$N219])=TRUE();&quot;&quot;;MAX(0;[.T219]-[.N219]))" office:value-type="float" office:value="0" calcext:value-type="float">
              <text:p>0</text:p>
            </table:table-cell>
            <table:table-cell table:style-name="ce15" table:formula="of:=IF(ISBLANK([.$N219])=TRUE();&quot;&quot;;SUMPRODUCT([.L:.L]=[.L219];[.M:.M]=[.M219];[.T:.T]))" office:value-type="float" office:value="7" calcext:value-type="float">
              <text:p>7</text:p>
            </table:table-cell>
            <table:table-cell table:style-name="ce19" table:formula="of:=IF(ISBLANK([.$N219])=TRUE();&quot;&quot;;MAX(0;[.N219]-[.W219]))" office:value-type="float" office:value="0" calcext:value-type="float">
              <text:p>0</text:p>
            </table:table-cell>
            <table:table-cell table:style-name="ce17" table:formula="of:=IF(ISBLANK([.$N219])=TRUE();&quot;&quot;;MAX(0;[.W219]-[.N21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20])=TRUE();&quot;&quot;;[.$O220]+[.$P220]+[.$Q220]+[.$R220]+[.$S220])" office:value-type="float" office:value="3" calcext:value-type="float">
              <text:p>3</text:p>
            </table:table-cell>
            <table:table-cell table:style-name="ce22" table:formula="of:=IF(ISBLANK([.$N220])=TRUE();&quot;&quot;;MAX(0;[.N220]-[.T220]))" office:value-type="float" office:value="0" calcext:value-type="float">
              <text:p>0</text:p>
            </table:table-cell>
            <table:table-cell table:style-name="ce17" table:formula="of:=IF(ISBLANK([.$N220])=TRUE();&quot;&quot;;MAX(0;[.T220]-[.N220]))" office:value-type="float" office:value="0" calcext:value-type="float">
              <text:p>0</text:p>
            </table:table-cell>
            <table:table-cell table:style-name="ce15" table:formula="of:=IF(ISBLANK([.$N220])=TRUE();&quot;&quot;;SUMPRODUCT([.L:.L]=[.L220];[.M:.M]=[.M220];[.T:.T]))" office:value-type="float" office:value="6" calcext:value-type="float">
              <text:p>6</text:p>
            </table:table-cell>
            <table:table-cell table:style-name="ce19" table:formula="of:=IF(ISBLANK([.$N220])=TRUE();&quot;&quot;;MAX(0;[.N220]-[.W220]))" office:value-type="float" office:value="0" calcext:value-type="float">
              <text:p>0</text:p>
            </table:table-cell>
            <table:table-cell table:style-name="ce17" table:formula="of:=IF(ISBLANK([.$N220])=TRUE();&quot;&quot;;MAX(0;[.W220]-[.N22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Unmovabl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1])=TRUE();&quot;&quot;;[.$O221]+[.$P221]+[.$Q221]+[.$R221]+[.$S221])" office:value-type="float" office:value="3" calcext:value-type="float">
              <text:p>3</text:p>
            </table:table-cell>
            <table:table-cell table:style-name="ce22" table:formula="of:=IF(ISBLANK([.$N221])=TRUE();&quot;&quot;;MAX(0;[.N221]-[.T221]))" office:value-type="float" office:value="0" calcext:value-type="float">
              <text:p>0</text:p>
            </table:table-cell>
            <table:table-cell table:style-name="ce17" table:formula="of:=IF(ISBLANK([.$N221])=TRUE();&quot;&quot;;MAX(0;[.T221]-[.N221]))" office:value-type="float" office:value="0" calcext:value-type="float">
              <text:p>0</text:p>
            </table:table-cell>
            <table:table-cell table:style-name="ce15" table:formula="of:=IF(ISBLANK([.$N221])=TRUE();&quot;&quot;;SUMPRODUCT([.L:.L]=[.L221];[.M:.M]=[.M221];[.T:.T]))" office:value-type="float" office:value="7" calcext:value-type="float">
              <text:p>7</text:p>
            </table:table-cell>
            <table:table-cell table:style-name="ce19" table:formula="of:=IF(ISBLANK([.$N221])=TRUE();&quot;&quot;;MAX(0;[.N221]-[.W221]))" office:value-type="float" office:value="0" calcext:value-type="float">
              <text:p>0</text:p>
            </table:table-cell>
            <table:table-cell table:style-name="ce17" table:formula="of:=IF(ISBLANK([.$N221])=TRUE();&quot;&quot;;MAX(0;[.W221]-[.N22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Unmovabl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2"/>
            <table:table-cell table:style-name="ce15" table:formula="of:=IF(ISBLANK([.$N222])=TRUE();&quot;&quot;;[.$O222]+[.$P222]+[.$Q222]+[.$R222]+[.$S222])" office:value-type="float" office:value="3" calcext:value-type="float">
              <text:p>3</text:p>
            </table:table-cell>
            <table:table-cell table:style-name="ce22" table:formula="of:=IF(ISBLANK([.$N222])=TRUE();&quot;&quot;;MAX(0;[.N222]-[.T222]))" office:value-type="float" office:value="0" calcext:value-type="float">
              <text:p>0</text:p>
            </table:table-cell>
            <table:table-cell table:style-name="ce17" table:formula="of:=IF(ISBLANK([.$N222])=TRUE();&quot;&quot;;MAX(0;[.T222]-[.N222]))" office:value-type="float" office:value="0" calcext:value-type="float">
              <text:p>0</text:p>
            </table:table-cell>
            <table:table-cell table:style-name="ce15" table:formula="of:=IF(ISBLANK([.$N222])=TRUE();&quot;&quot;;SUMPRODUCT([.L:.L]=[.L222];[.M:.M]=[.M222];[.T:.T]))" office:value-type="float" office:value="6" calcext:value-type="float">
              <text:p>6</text:p>
            </table:table-cell>
            <table:table-cell table:style-name="ce19" table:formula="of:=IF(ISBLANK([.$N222])=TRUE();&quot;&quot;;MAX(0;[.N222]-[.W222]))" office:value-type="float" office:value="0" calcext:value-type="float">
              <text:p>0</text:p>
            </table:table-cell>
            <table:table-cell table:style-name="ce17" table:formula="of:=IF(ISBLANK([.$N222])=TRUE();&quot;&quot;;MAX(0;[.W222]-[.N22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Unmovabl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3])=TRUE();&quot;&quot;;[.$O223]+[.$P223]+[.$Q223]+[.$R223]+[.$S223])" office:value-type="float" office:value="3" calcext:value-type="float">
              <text:p>3</text:p>
            </table:table-cell>
            <table:table-cell table:style-name="ce22" table:formula="of:=IF(ISBLANK([.$N223])=TRUE();&quot;&quot;;MAX(0;[.N223]-[.T223]))" office:value-type="float" office:value="0" calcext:value-type="float">
              <text:p>0</text:p>
            </table:table-cell>
            <table:table-cell table:style-name="ce17" table:formula="of:=IF(ISBLANK([.$N223])=TRUE();&quot;&quot;;MAX(0;[.T223]-[.N223]))" office:value-type="float" office:value="0" calcext:value-type="float">
              <text:p>0</text:p>
            </table:table-cell>
            <table:table-cell table:style-name="ce15" table:formula="of:=IF(ISBLANK([.$N223])=TRUE();&quot;&quot;;SUMPRODUCT([.L:.L]=[.L223];[.M:.M]=[.M223];[.T:.T]))" office:value-type="float" office:value="6" calcext:value-type="float">
              <text:p>6</text:p>
            </table:table-cell>
            <table:table-cell table:style-name="ce19" table:formula="of:=IF(ISBLANK([.$N223])=TRUE();&quot;&quot;;MAX(0;[.N223]-[.W223]))" office:value-type="float" office:value="0" calcext:value-type="float">
              <text:p>0</text:p>
            </table:table-cell>
            <table:table-cell table:style-name="ce17" table:formula="of:=IF(ISBLANK([.$N223])=TRUE();&quot;&quot;;MAX(0;[.W223]-[.N22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nk Be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4])=TRUE();&quot;&quot;;[.$O224]+[.$P224]+[.$Q224]+[.$R224]+[.$S224])" office:value-type="float" office:value="3" calcext:value-type="float">
              <text:p>3</text:p>
            </table:table-cell>
            <table:table-cell table:style-name="ce22" table:formula="of:=IF(ISBLANK([.$N224])=TRUE();&quot;&quot;;MAX(0;[.N224]-[.T224]))" office:value-type="float" office:value="0" calcext:value-type="float">
              <text:p>0</text:p>
            </table:table-cell>
            <table:table-cell table:style-name="ce17" table:formula="of:=IF(ISBLANK([.$N224])=TRUE();&quot;&quot;;MAX(0;[.T224]-[.N224]))" office:value-type="float" office:value="0" calcext:value-type="float">
              <text:p>0</text:p>
            </table:table-cell>
            <table:table-cell table:style-name="ce15" table:formula="of:=IF(ISBLANK([.$N224])=TRUE();&quot;&quot;;SUMPRODUCT([.L:.L]=[.L224];[.M:.M]=[.M224];[.T:.T]))" office:value-type="float" office:value="3" calcext:value-type="float">
              <text:p>3</text:p>
            </table:table-cell>
            <table:table-cell table:style-name="ce19" table:formula="of:=IF(ISBLANK([.$N224])=TRUE();&quot;&quot;;MAX(0;[.N224]-[.W224]))" office:value-type="float" office:value="0" calcext:value-type="float">
              <text:p>0</text:p>
            </table:table-cell>
            <table:table-cell table:style-name="ce17" table:formula="of:=IF(ISBLANK([.$N224])=TRUE();&quot;&quot;;MAX(0;[.W224]-[.N22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nk Be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5])=TRUE();&quot;&quot;;[.$O225]+[.$P225]+[.$Q225]+[.$R225]+[.$S225])" office:value-type="float" office:value="3" calcext:value-type="float">
              <text:p>3</text:p>
            </table:table-cell>
            <table:table-cell table:style-name="ce22" table:formula="of:=IF(ISBLANK([.$N225])=TRUE();&quot;&quot;;MAX(0;[.N225]-[.T225]))" office:value-type="float" office:value="0" calcext:value-type="float">
              <text:p>0</text:p>
            </table:table-cell>
            <table:table-cell table:style-name="ce17" table:formula="of:=IF(ISBLANK([.$N225])=TRUE();&quot;&quot;;MAX(0;[.T225]-[.N225]))" office:value-type="float" office:value="0" calcext:value-type="float">
              <text:p>0</text:p>
            </table:table-cell>
            <table:table-cell table:style-name="ce15" table:formula="of:=IF(ISBLANK([.$N225])=TRUE();&quot;&quot;;SUMPRODUCT([.L:.L]=[.L225];[.M:.M]=[.M225];[.T:.T]))" office:value-type="float" office:value="3" calcext:value-type="float">
              <text:p>3</text:p>
            </table:table-cell>
            <table:table-cell table:style-name="ce19" table:formula="of:=IF(ISBLANK([.$N225])=TRUE();&quot;&quot;;MAX(0;[.N225]-[.W225]))" office:value-type="float" office:value="0" calcext:value-type="float">
              <text:p>0</text:p>
            </table:table-cell>
            <table:table-cell table:style-name="ce17" table:formula="of:=IF(ISBLANK([.$N225])=TRUE();&quot;&quot;;MAX(0;[.W225]-[.N22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nk Be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6])=TRUE();&quot;&quot;;[.$O226]+[.$P226]+[.$Q226]+[.$R226]+[.$S226])" office:value-type="float" office:value="3" calcext:value-type="float">
              <text:p>3</text:p>
            </table:table-cell>
            <table:table-cell table:style-name="ce22" table:formula="of:=IF(ISBLANK([.$N226])=TRUE();&quot;&quot;;MAX(0;[.N226]-[.T226]))" office:value-type="float" office:value="0" calcext:value-type="float">
              <text:p>0</text:p>
            </table:table-cell>
            <table:table-cell table:style-name="ce17" table:formula="of:=IF(ISBLANK([.$N226])=TRUE();&quot;&quot;;MAX(0;[.T226]-[.N226]))" office:value-type="float" office:value="0" calcext:value-type="float">
              <text:p>0</text:p>
            </table:table-cell>
            <table:table-cell table:style-name="ce15" table:formula="of:=IF(ISBLANK([.$N226])=TRUE();&quot;&quot;;SUMPRODUCT([.L:.L]=[.L226];[.M:.M]=[.M226];[.T:.T]))" office:value-type="float" office:value="3" calcext:value-type="float">
              <text:p>3</text:p>
            </table:table-cell>
            <table:table-cell table:style-name="ce19" table:formula="of:=IF(ISBLANK([.$N226])=TRUE();&quot;&quot;;MAX(0;[.N226]-[.W226]))" office:value-type="float" office:value="0" calcext:value-type="float">
              <text:p>0</text:p>
            </table:table-cell>
            <table:table-cell table:style-name="ce17" table:formula="of:=IF(ISBLANK([.$N226])=TRUE();&quot;&quot;;MAX(0;[.W226]-[.N22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imblism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7])=TRUE();&quot;&quot;;[.$O227]+[.$P227]+[.$Q227]+[.$R227]+[.$S227])" office:value-type="float" office:value="3" calcext:value-type="float">
              <text:p>3</text:p>
            </table:table-cell>
            <table:table-cell table:style-name="ce22" table:formula="of:=IF(ISBLANK([.$N227])=TRUE();&quot;&quot;;MAX(0;[.N227]-[.T227]))" office:value-type="float" office:value="0" calcext:value-type="float">
              <text:p>0</text:p>
            </table:table-cell>
            <table:table-cell table:style-name="ce17" table:formula="of:=IF(ISBLANK([.$N227])=TRUE();&quot;&quot;;MAX(0;[.T227]-[.N227]))" office:value-type="float" office:value="0" calcext:value-type="float">
              <text:p>0</text:p>
            </table:table-cell>
            <table:table-cell table:style-name="ce15" table:formula="of:=IF(ISBLANK([.$N227])=TRUE();&quot;&quot;;SUMPRODUCT([.L:.L]=[.L227];[.M:.M]=[.M227];[.T:.T]))" office:value-type="float" office:value="8" calcext:value-type="float">
              <text:p>8</text:p>
            </table:table-cell>
            <table:table-cell table:style-name="ce19" table:formula="of:=IF(ISBLANK([.$N227])=TRUE();&quot;&quot;;MAX(0;[.N227]-[.W227]))" office:value-type="float" office:value="0" calcext:value-type="float">
              <text:p>0</text:p>
            </table:table-cell>
            <table:table-cell table:style-name="ce17" table:formula="of:=IF(ISBLANK([.$N227])=TRUE();&quot;&quot;;MAX(0;[.W227]-[.N22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1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imblism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8])=TRUE();&quot;&quot;;[.$O228]+[.$P228]+[.$Q228]+[.$R228]+[.$S228])" office:value-type="float" office:value="3" calcext:value-type="float">
              <text:p>3</text:p>
            </table:table-cell>
            <table:table-cell table:style-name="ce22" table:formula="of:=IF(ISBLANK([.$N228])=TRUE();&quot;&quot;;MAX(0;[.N228]-[.T228]))" office:value-type="float" office:value="0" calcext:value-type="float">
              <text:p>0</text:p>
            </table:table-cell>
            <table:table-cell table:style-name="ce17" table:formula="of:=IF(ISBLANK([.$N228])=TRUE();&quot;&quot;;MAX(0;[.T228]-[.N228]))" office:value-type="float" office:value="0" calcext:value-type="float">
              <text:p>0</text:p>
            </table:table-cell>
            <table:table-cell table:style-name="ce15" table:formula="of:=IF(ISBLANK([.$N228])=TRUE();&quot;&quot;;SUMPRODUCT([.L:.L]=[.L228];[.M:.M]=[.M228];[.T:.T]))" office:value-type="float" office:value="6" calcext:value-type="float">
              <text:p>6</text:p>
            </table:table-cell>
            <table:table-cell table:style-name="ce19" table:formula="of:=IF(ISBLANK([.$N228])=TRUE();&quot;&quot;;MAX(0;[.N228]-[.W228]))" office:value-type="float" office:value="0" calcext:value-type="float">
              <text:p>0</text:p>
            </table:table-cell>
            <table:table-cell table:style-name="ce17" table:formula="of:=IF(ISBLANK([.$N228])=TRUE();&quot;&quot;;MAX(0;[.W228]-[.N22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imblism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29])=TRUE();&quot;&quot;;[.$O229]+[.$P229]+[.$Q229]+[.$R229]+[.$S229])" office:value-type="float" office:value="3" calcext:value-type="float">
              <text:p>3</text:p>
            </table:table-cell>
            <table:table-cell table:style-name="ce22" table:formula="of:=IF(ISBLANK([.$N229])=TRUE();&quot;&quot;;MAX(0;[.N229]-[.T229]))" office:value-type="float" office:value="0" calcext:value-type="float">
              <text:p>0</text:p>
            </table:table-cell>
            <table:table-cell table:style-name="ce17" table:formula="of:=IF(ISBLANK([.$N229])=TRUE();&quot;&quot;;MAX(0;[.T229]-[.N229]))" office:value-type="float" office:value="0" calcext:value-type="float">
              <text:p>0</text:p>
            </table:table-cell>
            <table:table-cell table:style-name="ce15" table:formula="of:=IF(ISBLANK([.$N229])=TRUE();&quot;&quot;;SUMPRODUCT([.L:.L]=[.L229];[.M:.M]=[.M229];[.T:.T]))" office:value-type="float" office:value="7" calcext:value-type="float">
              <text:p>7</text:p>
            </table:table-cell>
            <table:table-cell table:style-name="ce19" table:formula="of:=IF(ISBLANK([.$N229])=TRUE();&quot;&quot;;MAX(0;[.N229]-[.W229]))" office:value-type="float" office:value="0" calcext:value-type="float">
              <text:p>0</text:p>
            </table:table-cell>
            <table:table-cell table:style-name="ce17" table:formula="of:=IF(ISBLANK([.$N229])=TRUE();&quot;&quot;;MAX(0;[.W229]-[.N22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loggism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30])=TRUE();&quot;&quot;;[.$O230]+[.$P230]+[.$Q230]+[.$R230]+[.$S230])" office:value-type="float" office:value="3" calcext:value-type="float">
              <text:p>3</text:p>
            </table:table-cell>
            <table:table-cell table:style-name="ce22" table:formula="of:=IF(ISBLANK([.$N230])=TRUE();&quot;&quot;;MAX(0;[.N230]-[.T230]))" office:value-type="float" office:value="0" calcext:value-type="float">
              <text:p>0</text:p>
            </table:table-cell>
            <table:table-cell table:style-name="ce17" table:formula="of:=IF(ISBLANK([.$N230])=TRUE();&quot;&quot;;MAX(0;[.T230]-[.N230]))" office:value-type="float" office:value="0" calcext:value-type="float">
              <text:p>0</text:p>
            </table:table-cell>
            <table:table-cell table:style-name="ce15" table:formula="of:=IF(ISBLANK([.$N230])=TRUE();&quot;&quot;;SUMPRODUCT([.L:.L]=[.L230];[.M:.M]=[.M230];[.T:.T]))" office:value-type="float" office:value="6" calcext:value-type="float">
              <text:p>6</text:p>
            </table:table-cell>
            <table:table-cell table:style-name="ce19" table:formula="of:=IF(ISBLANK([.$N230])=TRUE();&quot;&quot;;MAX(0;[.N230]-[.W230]))" office:value-type="float" office:value="0" calcext:value-type="float">
              <text:p>0</text:p>
            </table:table-cell>
            <table:table-cell table:style-name="ce17" table:formula="of:=IF(ISBLANK([.$N230])=TRUE();&quot;&quot;;MAX(0;[.W230]-[.N23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loggism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31])=TRUE();&quot;&quot;;[.$O231]+[.$P231]+[.$Q231]+[.$R231]+[.$S231])" office:value-type="float" office:value="3" calcext:value-type="float">
              <text:p>3</text:p>
            </table:table-cell>
            <table:table-cell table:style-name="ce22" table:formula="of:=IF(ISBLANK([.$N231])=TRUE();&quot;&quot;;MAX(0;[.N231]-[.T231]))" office:value-type="float" office:value="0" calcext:value-type="float">
              <text:p>0</text:p>
            </table:table-cell>
            <table:table-cell table:style-name="ce17" table:formula="of:=IF(ISBLANK([.$N231])=TRUE();&quot;&quot;;MAX(0;[.T231]-[.N231]))" office:value-type="float" office:value="0" calcext:value-type="float">
              <text:p>0</text:p>
            </table:table-cell>
            <table:table-cell table:style-name="ce15" table:formula="of:=IF(ISBLANK([.$N231])=TRUE();&quot;&quot;;SUMPRODUCT([.L:.L]=[.L231];[.M:.M]=[.M231];[.T:.T]))" office:value-type="float" office:value="9" calcext:value-type="float">
              <text:p>9</text:p>
            </table:table-cell>
            <table:table-cell table:style-name="ce19" table:formula="of:=IF(ISBLANK([.$N231])=TRUE();&quot;&quot;;MAX(0;[.N231]-[.W231]))" office:value-type="float" office:value="0" calcext:value-type="float">
              <text:p>0</text:p>
            </table:table-cell>
            <table:table-cell table:style-name="ce17" table:formula="of:=IF(ISBLANK([.$N231])=TRUE();&quot;&quot;;MAX(0;[.W231]-[.N23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loggism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32])=TRUE();&quot;&quot;;[.$O232]+[.$P232]+[.$Q232]+[.$R232]+[.$S232])" office:value-type="float" office:value="3" calcext:value-type="float">
              <text:p>3</text:p>
            </table:table-cell>
            <table:table-cell table:style-name="ce22" table:formula="of:=IF(ISBLANK([.$N232])=TRUE();&quot;&quot;;MAX(0;[.N232]-[.T232]))" office:value-type="float" office:value="0" calcext:value-type="float">
              <text:p>0</text:p>
            </table:table-cell>
            <table:table-cell table:style-name="ce17" table:formula="of:=IF(ISBLANK([.$N232])=TRUE();&quot;&quot;;MAX(0;[.T232]-[.N232]))" office:value-type="float" office:value="0" calcext:value-type="float">
              <text:p>0</text:p>
            </table:table-cell>
            <table:table-cell table:style-name="ce15" table:formula="of:=IF(ISBLANK([.$N232])=TRUE();&quot;&quot;;SUMPRODUCT([.L:.L]=[.L232];[.M:.M]=[.M232];[.T:.T]))" office:value-type="float" office:value="6" calcext:value-type="float">
              <text:p>6</text:p>
            </table:table-cell>
            <table:table-cell table:style-name="ce19" table:formula="of:=IF(ISBLANK([.$N232])=TRUE();&quot;&quot;;MAX(0;[.N232]-[.W232]))" office:value-type="float" office:value="0" calcext:value-type="float">
              <text:p>0</text:p>
            </table:table-cell>
            <table:table-cell table:style-name="ce17" table:formula="of:=IF(ISBLANK([.$N232])=TRUE();&quot;&quot;;MAX(0;[.W232]-[.N23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4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Resource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Cracked Baubl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33])=TRUE();&quot;&quot;;[.$O233]+[.$P233]+[.$Q233]+[.$R233]+[.$S233])" office:value-type="float" office:value="2" calcext:value-type="float">
              <text:p>2</text:p>
            </table:table-cell>
            <table:table-cell table:style-name="ce22" table:formula="of:=IF(ISBLANK([.$N233])=TRUE();&quot;&quot;;MAX(0;[.N233]-[.T233]))" office:value-type="float" office:value="1" calcext:value-type="float">
              <text:p>1</text:p>
            </table:table-cell>
            <table:table-cell table:style-name="ce17" table:formula="of:=IF(ISBLANK([.$N233])=TRUE();&quot;&quot;;MAX(0;[.T233]-[.N233]))" office:value-type="float" office:value="0" calcext:value-type="float">
              <text:p>0</text:p>
            </table:table-cell>
            <table:table-cell table:style-name="ce15" table:formula="of:=IF(ISBLANK([.$N233])=TRUE();&quot;&quot;;SUMPRODUCT([.L:.L]=[.L233];[.M:.M]=[.M233];[.T:.T]))" office:value-type="float" office:value="2" calcext:value-type="float">
              <text:p>2</text:p>
            </table:table-cell>
            <table:table-cell table:style-name="ce19" table:formula="of:=IF(ISBLANK([.$N233])=TRUE();&quot;&quot;;MAX(0;[.N233]-[.W233]))" office:value-type="float" office:value="1" calcext:value-type="float">
              <text:p>1</text:p>
            </table:table-cell>
            <table:table-cell table:style-name="ce17" table:formula="of:=IF(ISBLANK([.$N233])=TRUE();&quot;&quot;;MAX(0;[.W233]-[.N23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Welcome to Rathe</text:p>
            </table:table-cell>
            <table:table-cell table:style-name="ce2" table:content-validation-name="val3" office:value-type="string" calcext:value-type="string">
              <text:p>Unlimited</text:p>
            </table:table-cell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WTR225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Resource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Quicken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34])=TRUE();&quot;&quot;;[.$O234]+[.$P234]+[.$Q234]+[.$R234]+[.$S234])" office:value-type="float" office:value="3" calcext:value-type="float">
              <text:p>3</text:p>
            </table:table-cell>
            <table:table-cell table:style-name="ce22" table:formula="of:=IF(ISBLANK([.$N234])=TRUE();&quot;&quot;;MAX(0;[.N234]-[.T234]))" office:value-type="float" office:value="0" calcext:value-type="float">
              <text:p>0</text:p>
            </table:table-cell>
            <table:table-cell table:style-name="ce17" table:formula="of:=IF(ISBLANK([.$N234])=TRUE();&quot;&quot;;MAX(0;[.T234]-[.N234]))" office:value-type="float" office:value="2" calcext:value-type="float">
              <text:p>2</text:p>
            </table:table-cell>
            <table:table-cell table:style-name="ce15" table:formula="of:=IF(ISBLANK([.$N234])=TRUE();&quot;&quot;;SUMPRODUCT([.L:.L]=[.L234];[.M:.M]=[.M234];[.T:.T]))" office:value-type="float" office:value="3" calcext:value-type="float">
              <text:p>3</text:p>
            </table:table-cell>
            <table:table-cell table:style-name="ce19" table:formula="of:=IF(ISBLANK([.$N234])=TRUE();&quot;&quot;;MAX(0;[.N234]-[.W234]))" office:value-type="float" office:value="0" calcext:value-type="float">
              <text:p>0</text:p>
            </table:table-cell>
            <table:table-cell table:style-name="ce17" table:formula="of:=IF(ISBLANK([.$N234])=TRUE();&quot;&quot;;MAX(0;[.W234]-[.N234]))" office:value-type="float" office:value="2" calcext:value-type="float">
              <text:p>2</text:p>
            </table:table-cell>
            <table:table-cell table:number-columns-repeated="16359"/>
          </table:table-row>
        </table:table-row-group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235])=TRUE();&quot;&quot;;[.$O235]+[.$P235]+[.$Q235]+[.$R235]+[.$S235])">
            <text:p/>
          </table:table-cell>
          <table:table-cell table:style-name="ce22" table:formula="of:=IF(ISBLANK([.$N235])=TRUE();&quot;&quot;;MAX(0;[.N235]-[.T235]))">
            <text:p/>
          </table:table-cell>
          <table:table-cell table:style-name="ce17" table:formula="of:=IF(ISBLANK([.$N235])=TRUE();&quot;&quot;;MAX(0;[.T235]-[.N235]))">
            <text:p/>
          </table:table-cell>
          <table:table-cell table:style-name="ce15" table:formula="of:=IF(ISBLANK([.$N235])=TRUE();&quot;&quot;;SUMPRODUCT([.L:.L]=[.L235];[.M:.M]=[.M235];[.T:.T]))">
            <text:p/>
          </table:table-cell>
          <table:table-cell table:style-name="ce19" table:formula="of:=IF(ISBLANK([.$N235])=TRUE();&quot;&quot;;MAX(0;[.N235]-[.W235]))">
            <text:p/>
          </table:table-cell>
          <table:table-cell table:style-name="ce17" table:formula="of:=IF(ISBLANK([.$N235])=TRUE();&quot;&quot;;MAX(0;[.W235]-[.N235]))">
            <text:p/>
          </table:table-cell>
          <table:table-cell table:number-columns-repeated="16359"/>
        </table:table-row>
        <table:table-row table:style-name="ro1">
          <table:table-cell table:style-name="ce5" table:content-validation-name="val2" office:value-type="string" calcext:value-type="string" table:number-columns-spanned="19" table:number-rows-spanned="1">
            <text:p>1HP Brute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236])=TRUE();&quot;&quot;;[.$O236]+[.$P236]+[.$Q236]+[.$R236]+[.$S236])">
            <text:p/>
          </table:table-cell>
          <table:table-cell table:style-name="ce22" table:formula="of:=IF(ISBLANK([.$N236])=TRUE();&quot;&quot;;MAX(0;[.N236]-[.T236]))">
            <text:p/>
          </table:table-cell>
          <table:table-cell table:style-name="ce17" table:formula="of:=IF(ISBLANK([.$N236])=TRUE();&quot;&quot;;MAX(0;[.T236]-[.N236]))">
            <text:p/>
          </table:table-cell>
          <table:table-cell table:style-name="ce15" table:formula="of:=IF(ISBLANK([.$N236])=TRUE();&quot;&quot;;SUMPRODUCT([.L:.L]=[.L236];[.M:.M]=[.M236];[.T:.T]))">
            <text:p/>
          </table:table-cell>
          <table:table-cell table:style-name="ce19" table:formula="of:=IF(ISBLANK([.$N236])=TRUE();&quot;&quot;;MAX(0;[.N236]-[.W236]))">
            <text:p/>
          </table:table-cell>
          <table:table-cell table:style-name="ce17" table:formula="of:=IF(ISBLANK([.$N236])=TRUE();&quot;&quot;;MAX(0;[.W236]-[.N236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0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hinar, Reckless Rampag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37])=TRUE();&quot;&quot;;[.$O237]+[.$P237]+[.$Q237]+[.$R237]+[.$S237])" office:value-type="float" office:value="1" calcext:value-type="float">
              <text:p>1</text:p>
            </table:table-cell>
            <table:table-cell table:style-name="ce22" table:formula="of:=IF(ISBLANK([.$N237])=TRUE();&quot;&quot;;MAX(0;[.N237]-[.T237]))" office:value-type="float" office:value="0" calcext:value-type="float">
              <text:p>0</text:p>
            </table:table-cell>
            <table:table-cell table:style-name="ce17" table:formula="of:=IF(ISBLANK([.$N237])=TRUE();&quot;&quot;;MAX(0;[.T237]-[.N237]))" office:value-type="float" office:value="0" calcext:value-type="float">
              <text:p>0</text:p>
            </table:table-cell>
            <table:table-cell table:style-name="ce15" table:formula="of:=IF(ISBLANK([.$N237])=TRUE();&quot;&quot;;SUMPRODUCT([.L:.L]=[.L237];[.M:.M]=[.M237];[.T:.T]))" office:value-type="float" office:value="2" calcext:value-type="float">
              <text:p>2</text:p>
            </table:table-cell>
            <table:table-cell table:style-name="ce19" table:formula="of:=IF(ISBLANK([.$N237])=TRUE();&quot;&quot;;MAX(0;[.N237]-[.W237]))" office:value-type="float" office:value="0" calcext:value-type="float">
              <text:p>0</text:p>
            </table:table-cell>
            <table:table-cell table:style-name="ce17" table:formula="of:=IF(ISBLANK([.$N237])=TRUE();&quot;&quot;;MAX(0;[.W237]-[.N23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0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8" office:value-type="string" calcext:value-type="string">
              <text:p>Rhina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38])=TRUE();&quot;&quot;;[.$O238]+[.$P238]+[.$Q238]+[.$R238]+[.$S238])" office:value-type="float" office:value="1" calcext:value-type="float">
              <text:p>1</text:p>
            </table:table-cell>
            <table:table-cell table:style-name="ce22" table:formula="of:=IF(ISBLANK([.$N238])=TRUE();&quot;&quot;;MAX(0;[.N238]-[.T238]))" office:value-type="float" office:value="0" calcext:value-type="float">
              <text:p>0</text:p>
            </table:table-cell>
            <table:table-cell table:style-name="ce17" table:formula="of:=IF(ISBLANK([.$N238])=TRUE();&quot;&quot;;MAX(0;[.T238]-[.N238]))" office:value-type="float" office:value="0" calcext:value-type="float">
              <text:p>0</text:p>
            </table:table-cell>
            <table:table-cell table:style-name="ce15" table:formula="of:=IF(ISBLANK([.$N238])=TRUE();&quot;&quot;;SUMPRODUCT([.L:.L]=[.L238];[.M:.M]=[.M238];[.T:.T]))" office:value-type="float" office:value="2" calcext:value-type="float">
              <text:p>2</text:p>
            </table:table-cell>
            <table:table-cell table:style-name="ce19" table:formula="of:=IF(ISBLANK([.$N238])=TRUE();&quot;&quot;;MAX(0;[.N238]-[.W238]))" office:value-type="float" office:value="0" calcext:value-type="float">
              <text:p>0</text:p>
            </table:table-cell>
            <table:table-cell table:style-name="ce17" table:formula="of:=IF(ISBLANK([.$N238])=TRUE();&quot;&quot;;MAX(0;[.W238]-[.N23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39])=TRUE();&quot;&quot;;[.$O239]+[.$P239]+[.$Q239]+[.$R239]+[.$S239])">
              <text:p/>
            </table:table-cell>
            <table:table-cell table:style-name="ce22" table:formula="of:=IF(ISBLANK([.$N239])=TRUE();&quot;&quot;;MAX(0;[.N239]-[.T239]))">
              <text:p/>
            </table:table-cell>
            <table:table-cell table:style-name="ce17" table:formula="of:=IF(ISBLANK([.$N239])=TRUE();&quot;&quot;;MAX(0;[.T239]-[.N239]))">
              <text:p/>
            </table:table-cell>
            <table:table-cell table:style-name="ce15" table:formula="of:=IF(ISBLANK([.$N239])=TRUE();&quot;&quot;;SUMPRODUCT([.L:.L]=[.L239];[.M:.M]=[.M239];[.T:.T]))">
              <text:p/>
            </table:table-cell>
            <table:table-cell table:style-name="ce19" table:formula="of:=IF(ISBLANK([.$N239])=TRUE();&quot;&quot;;MAX(0;[.N239]-[.W239]))">
              <text:p/>
            </table:table-cell>
            <table:table-cell table:style-name="ce17" table:formula="of:=IF(ISBLANK([.$N239])=TRUE();&quot;&quot;;MAX(0;[.W239]-[.N23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0])=TRUE();&quot;&quot;;[.$O240]+[.$P240]+[.$Q240]+[.$R240]+[.$S240])">
              <text:p/>
            </table:table-cell>
            <table:table-cell table:style-name="ce22" table:formula="of:=IF(ISBLANK([.$N240])=TRUE();&quot;&quot;;MAX(0;[.N240]-[.T240]))">
              <text:p/>
            </table:table-cell>
            <table:table-cell table:style-name="ce17" table:formula="of:=IF(ISBLANK([.$N240])=TRUE();&quot;&quot;;MAX(0;[.T240]-[.N240]))">
              <text:p/>
            </table:table-cell>
            <table:table-cell table:style-name="ce15" table:formula="of:=IF(ISBLANK([.$N240])=TRUE();&quot;&quot;;SUMPRODUCT([.L:.L]=[.L240];[.M:.M]=[.M240];[.T:.T]))">
              <text:p/>
            </table:table-cell>
            <table:table-cell table:style-name="ce19" table:formula="of:=IF(ISBLANK([.$N240])=TRUE();&quot;&quot;;MAX(0;[.N240]-[.W240]))">
              <text:p/>
            </table:table-cell>
            <table:table-cell table:style-name="ce17" table:formula="of:=IF(ISBLANK([.$N240])=TRUE();&quot;&quot;;MAX(0;[.W240]-[.N24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1])=TRUE();&quot;&quot;;[.$O241]+[.$P241]+[.$Q241]+[.$R241]+[.$S241])">
              <text:p/>
            </table:table-cell>
            <table:table-cell table:style-name="ce22" table:formula="of:=IF(ISBLANK([.$N241])=TRUE();&quot;&quot;;MAX(0;[.N241]-[.T241]))">
              <text:p/>
            </table:table-cell>
            <table:table-cell table:style-name="ce17" table:formula="of:=IF(ISBLANK([.$N241])=TRUE();&quot;&quot;;MAX(0;[.T241]-[.N241]))">
              <text:p/>
            </table:table-cell>
            <table:table-cell table:style-name="ce15" table:formula="of:=IF(ISBLANK([.$N241])=TRUE();&quot;&quot;;SUMPRODUCT([.L:.L]=[.L241];[.M:.M]=[.M241];[.T:.T]))">
              <text:p/>
            </table:table-cell>
            <table:table-cell table:style-name="ce19" table:formula="of:=IF(ISBLANK([.$N241])=TRUE();&quot;&quot;;MAX(0;[.N241]-[.W241]))">
              <text:p/>
            </table:table-cell>
            <table:table-cell table:style-name="ce17" table:formula="of:=IF(ISBLANK([.$N241])=TRUE();&quot;&quot;;MAX(0;[.W241]-[.N24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2])=TRUE();&quot;&quot;;[.$O242]+[.$P242]+[.$Q242]+[.$R242]+[.$S242])">
              <text:p/>
            </table:table-cell>
            <table:table-cell table:style-name="ce22" table:formula="of:=IF(ISBLANK([.$N242])=TRUE();&quot;&quot;;MAX(0;[.N242]-[.T242]))">
              <text:p/>
            </table:table-cell>
            <table:table-cell table:style-name="ce17" table:formula="of:=IF(ISBLANK([.$N242])=TRUE();&quot;&quot;;MAX(0;[.T242]-[.N242]))">
              <text:p/>
            </table:table-cell>
            <table:table-cell table:style-name="ce15" table:formula="of:=IF(ISBLANK([.$N242])=TRUE();&quot;&quot;;SUMPRODUCT([.L:.L]=[.L242];[.M:.M]=[.M242];[.T:.T]))">
              <text:p/>
            </table:table-cell>
            <table:table-cell table:style-name="ce19" table:formula="of:=IF(ISBLANK([.$N242])=TRUE();&quot;&quot;;MAX(0;[.N242]-[.W242]))">
              <text:p/>
            </table:table-cell>
            <table:table-cell table:style-name="ce17" table:formula="of:=IF(ISBLANK([.$N242])=TRUE();&quot;&quot;;MAX(0;[.W242]-[.N24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3])=TRUE();&quot;&quot;;[.$O243]+[.$P243]+[.$Q243]+[.$R243]+[.$S243])">
              <text:p/>
            </table:table-cell>
            <table:table-cell table:style-name="ce22" table:formula="of:=IF(ISBLANK([.$N243])=TRUE();&quot;&quot;;MAX(0;[.N243]-[.T243]))">
              <text:p/>
            </table:table-cell>
            <table:table-cell table:style-name="ce17" table:formula="of:=IF(ISBLANK([.$N243])=TRUE();&quot;&quot;;MAX(0;[.T243]-[.N243]))">
              <text:p/>
            </table:table-cell>
            <table:table-cell table:style-name="ce15" table:formula="of:=IF(ISBLANK([.$N243])=TRUE();&quot;&quot;;SUMPRODUCT([.L:.L]=[.L243];[.M:.M]=[.M243];[.T:.T]))">
              <text:p/>
            </table:table-cell>
            <table:table-cell table:style-name="ce19" table:formula="of:=IF(ISBLANK([.$N243])=TRUE();&quot;&quot;;MAX(0;[.N243]-[.W243]))">
              <text:p/>
            </table:table-cell>
            <table:table-cell table:style-name="ce17" table:formula="of:=IF(ISBLANK([.$N243])=TRUE();&quot;&quot;;MAX(0;[.W243]-[.N24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0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arkbone Strapping 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44])=TRUE();&quot;&quot;;[.$O244]+[.$P244]+[.$Q244]+[.$R244]+[.$S244])" office:value-type="float" office:value="3" calcext:value-type="float">
              <text:p>3</text:p>
            </table:table-cell>
            <table:table-cell table:style-name="ce22" table:formula="of:=IF(ISBLANK([.$N244])=TRUE();&quot;&quot;;MAX(0;[.N244]-[.T244]))" office:value-type="float" office:value="0" calcext:value-type="float">
              <text:p>0</text:p>
            </table:table-cell>
            <table:table-cell table:style-name="ce17" table:formula="of:=IF(ISBLANK([.$N244])=TRUE();&quot;&quot;;MAX(0;[.T244]-[.N244]))" office:value-type="float" office:value="2" calcext:value-type="float">
              <text:p>2</text:p>
            </table:table-cell>
            <table:table-cell table:style-name="ce15" table:formula="of:=IF(ISBLANK([.$N244])=TRUE();&quot;&quot;;SUMPRODUCT([.L:.L]=[.L244];[.M:.M]=[.M244];[.T:.T]))" office:value-type="float" office:value="6" calcext:value-type="float">
              <text:p>6</text:p>
            </table:table-cell>
            <table:table-cell table:style-name="ce19" table:formula="of:=IF(ISBLANK([.$N244])=TRUE();&quot;&quot;;MAX(0;[.N244]-[.W244]))" office:value-type="float" office:value="0" calcext:value-type="float">
              <text:p>0</text:p>
            </table:table-cell>
            <table:table-cell table:style-name="ce17" table:formula="of:=IF(ISBLANK([.$N244])=TRUE();&quot;&quot;;MAX(0;[.W244]-[.N244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0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5])=TRUE();&quot;&quot;;[.$O245]+[.$P245]+[.$Q245]+[.$R245]+[.$S245])">
              <text:p/>
            </table:table-cell>
            <table:table-cell table:style-name="ce22" table:formula="of:=IF(ISBLANK([.$N245])=TRUE();&quot;&quot;;MAX(0;[.N245]-[.T245]))">
              <text:p/>
            </table:table-cell>
            <table:table-cell table:style-name="ce17" table:formula="of:=IF(ISBLANK([.$N245])=TRUE();&quot;&quot;;MAX(0;[.T245]-[.N245]))">
              <text:p/>
            </table:table-cell>
            <table:table-cell table:style-name="ce15" table:formula="of:=IF(ISBLANK([.$N245])=TRUE();&quot;&quot;;SUMPRODUCT([.L:.L]=[.L245];[.M:.M]=[.M245];[.T:.T]))">
              <text:p/>
            </table:table-cell>
            <table:table-cell table:style-name="ce19" table:formula="of:=IF(ISBLANK([.$N245])=TRUE();&quot;&quot;;MAX(0;[.N245]-[.W245]))">
              <text:p/>
            </table:table-cell>
            <table:table-cell table:style-name="ce17" table:formula="of:=IF(ISBLANK([.$N245])=TRUE();&quot;&quot;;MAX(0;[.W245]-[.N24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0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Alpha Rampag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246])=TRUE();&quot;&quot;;[.$O246]+[.$P246]+[.$Q246]+[.$R246]+[.$S246])" office:value-type="float" office:value="0" calcext:value-type="float">
              <text:p>0</text:p>
            </table:table-cell>
            <table:table-cell table:style-name="ce22" table:formula="of:=IF(ISBLANK([.$N246])=TRUE();&quot;&quot;;MAX(0;[.N246]-[.T246]))" office:value-type="float" office:value="3" calcext:value-type="float">
              <text:p>3</text:p>
            </table:table-cell>
            <table:table-cell table:style-name="ce17" table:formula="of:=IF(ISBLANK([.$N246])=TRUE();&quot;&quot;;MAX(0;[.T246]-[.N246]))" office:value-type="float" office:value="0" calcext:value-type="float">
              <text:p>0</text:p>
            </table:table-cell>
            <table:table-cell table:style-name="ce15" table:formula="of:=IF(ISBLANK([.$N246])=TRUE();&quot;&quot;;SUMPRODUCT([.L:.L]=[.L246];[.M:.M]=[.M246];[.T:.T]))" office:value-type="float" office:value="3" calcext:value-type="float">
              <text:p>3</text:p>
            </table:table-cell>
            <table:table-cell table:style-name="ce19" table:formula="of:=IF(ISBLANK([.$N246])=TRUE();&quot;&quot;;MAX(0;[.N246]-[.W246]))" office:value-type="float" office:value="0" calcext:value-type="float">
              <text:p>0</text:p>
            </table:table-cell>
            <table:table-cell table:style-name="ce17" table:formula="of:=IF(ISBLANK([.$N246])=TRUE();&quot;&quot;;MAX(0;[.W246]-[.N24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1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7])=TRUE();&quot;&quot;;[.$O247]+[.$P247]+[.$Q247]+[.$R247]+[.$S247])">
              <text:p/>
            </table:table-cell>
            <table:table-cell table:style-name="ce22" table:formula="of:=IF(ISBLANK([.$N247])=TRUE();&quot;&quot;;MAX(0;[.N247]-[.T247]))">
              <text:p/>
            </table:table-cell>
            <table:table-cell table:style-name="ce17" table:formula="of:=IF(ISBLANK([.$N247])=TRUE();&quot;&quot;;MAX(0;[.T247]-[.N247]))">
              <text:p/>
            </table:table-cell>
            <table:table-cell table:style-name="ce15" table:formula="of:=IF(ISBLANK([.$N247])=TRUE();&quot;&quot;;SUMPRODUCT([.L:.L]=[.L247];[.M:.M]=[.M247];[.T:.T]))">
              <text:p/>
            </table:table-cell>
            <table:table-cell table:style-name="ce19" table:formula="of:=IF(ISBLANK([.$N247])=TRUE();&quot;&quot;;MAX(0;[.N247]-[.W247]))">
              <text:p/>
            </table:table-cell>
            <table:table-cell table:style-name="ce17" table:formula="of:=IF(ISBLANK([.$N247])=TRUE();&quot;&quot;;MAX(0;[.W247]-[.N24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/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1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48])=TRUE();&quot;&quot;;[.$O248]+[.$P248]+[.$Q248]+[.$R248]+[.$S248])">
              <text:p/>
            </table:table-cell>
            <table:table-cell table:style-name="ce22" table:formula="of:=IF(ISBLANK([.$N248])=TRUE();&quot;&quot;;MAX(0;[.N248]-[.T248]))">
              <text:p/>
            </table:table-cell>
            <table:table-cell table:style-name="ce17" table:formula="of:=IF(ISBLANK([.$N248])=TRUE();&quot;&quot;;MAX(0;[.T248]-[.N248]))">
              <text:p/>
            </table:table-cell>
            <table:table-cell table:style-name="ce15" table:formula="of:=IF(ISBLANK([.$N248])=TRUE();&quot;&quot;;SUMPRODUCT([.L:.L]=[.L248];[.M:.M]=[.M248];[.T:.T]))">
              <text:p/>
            </table:table-cell>
            <table:table-cell table:style-name="ce19" table:formula="of:=IF(ISBLANK([.$N248])=TRUE();&quot;&quot;;MAX(0;[.N248]-[.W248]))">
              <text:p/>
            </table:table-cell>
            <table:table-cell table:style-name="ce17" table:formula="of:=IF(ISBLANK([.$N248])=TRUE();&quot;&quot;;MAX(0;[.W248]-[.N24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3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eckless Swing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49])=TRUE();&quot;&quot;;[.$O249]+[.$P249]+[.$Q249]+[.$R249]+[.$S249])" office:value-type="float" office:value="1" calcext:value-type="float">
              <text:p>1</text:p>
            </table:table-cell>
            <table:table-cell table:style-name="ce22" table:formula="of:=IF(ISBLANK([.$N249])=TRUE();&quot;&quot;;MAX(0;[.N249]-[.T249]))" office:value-type="float" office:value="2" calcext:value-type="float">
              <text:p>2</text:p>
            </table:table-cell>
            <table:table-cell table:style-name="ce17" table:formula="of:=IF(ISBLANK([.$N249])=TRUE();&quot;&quot;;MAX(0;[.T249]-[.N249]))" office:value-type="float" office:value="0" calcext:value-type="float">
              <text:p>0</text:p>
            </table:table-cell>
            <table:table-cell table:style-name="ce15" table:formula="of:=IF(ISBLANK([.$N249])=TRUE();&quot;&quot;;SUMPRODUCT([.L:.L]=[.L249];[.M:.M]=[.M249];[.T:.T]))" office:value-type="float" office:value="4" calcext:value-type="float">
              <text:p>4</text:p>
            </table:table-cell>
            <table:table-cell table:style-name="ce19" table:formula="of:=IF(ISBLANK([.$N249])=TRUE();&quot;&quot;;MAX(0;[.N249]-[.W249]))" office:value-type="float" office:value="0" calcext:value-type="float">
              <text:p>0</text:p>
            </table:table-cell>
            <table:table-cell table:style-name="ce17" table:formula="of:=IF(ISBLANK([.$N249])=TRUE();&quot;&quot;;MAX(0;[.W249]-[.N249]))" office:value-type="float" office:value="1" calcext:value-type="float">
              <text:p>1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4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loodrush Bel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50])=TRUE();&quot;&quot;;[.$O250]+[.$P250]+[.$Q250]+[.$R250]+[.$S250])" office:value-type="float" office:value="1" calcext:value-type="float">
              <text:p>1</text:p>
            </table:table-cell>
            <table:table-cell table:style-name="ce22" table:formula="of:=IF(ISBLANK([.$N250])=TRUE();&quot;&quot;;MAX(0;[.N250]-[.T250]))" office:value-type="float" office:value="2" calcext:value-type="float">
              <text:p>2</text:p>
            </table:table-cell>
            <table:table-cell table:style-name="ce17" table:formula="of:=IF(ISBLANK([.$N250])=TRUE();&quot;&quot;;MAX(0;[.T250]-[.N250]))" office:value-type="float" office:value="0" calcext:value-type="float">
              <text:p>0</text:p>
            </table:table-cell>
            <table:table-cell table:style-name="ce15" table:formula="of:=IF(ISBLANK([.$N250])=TRUE();&quot;&quot;;SUMPRODUCT([.L:.L]=[.L250];[.M:.M]=[.M250];[.T:.T]))" office:value-type="float" office:value="4" calcext:value-type="float">
              <text:p>4</text:p>
            </table:table-cell>
            <table:table-cell table:style-name="ce19" table:formula="of:=IF(ISBLANK([.$N250])=TRUE();&quot;&quot;;MAX(0;[.N250]-[.W250]))" office:value-type="float" office:value="0" calcext:value-type="float">
              <text:p>0</text:p>
            </table:table-cell>
            <table:table-cell table:style-name="ce17" table:formula="of:=IF(ISBLANK([.$N250])=TRUE();&quot;&quot;;MAX(0;[.W250]-[.N25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5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and Sketched Pla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51])=TRUE();&quot;&quot;;[.$O251]+[.$P251]+[.$Q251]+[.$R251]+[.$S251])" office:value-type="float" office:value="2" calcext:value-type="float">
              <text:p>2</text:p>
            </table:table-cell>
            <table:table-cell table:style-name="ce22" table:formula="of:=IF(ISBLANK([.$N251])=TRUE();&quot;&quot;;MAX(0;[.N251]-[.T251]))" office:value-type="float" office:value="1" calcext:value-type="float">
              <text:p>1</text:p>
            </table:table-cell>
            <table:table-cell table:style-name="ce17" table:formula="of:=IF(ISBLANK([.$N251])=TRUE();&quot;&quot;;MAX(0;[.T251]-[.N251]))" office:value-type="float" office:value="0" calcext:value-type="float">
              <text:p>0</text:p>
            </table:table-cell>
            <table:table-cell table:style-name="ce15" table:formula="of:=IF(ISBLANK([.$N251])=TRUE();&quot;&quot;;SUMPRODUCT([.L:.L]=[.L251];[.M:.M]=[.M251];[.T:.T]))" office:value-type="float" office:value="5" calcext:value-type="float">
              <text:p>5</text:p>
            </table:table-cell>
            <table:table-cell table:style-name="ce19" table:formula="of:=IF(ISBLANK([.$N251])=TRUE();&quot;&quot;;MAX(0;[.N251]-[.W251]))" office:value-type="float" office:value="0" calcext:value-type="float">
              <text:p>0</text:p>
            </table:table-cell>
            <table:table-cell table:style-name="ce17" table:formula="of:=IF(ISBLANK([.$N251])=TRUE();&quot;&quot;;MAX(0;[.W251]-[.N251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52])=TRUE();&quot;&quot;;[.$O252]+[.$P252]+[.$Q252]+[.$R252]+[.$S252])" office:value-type="float" office:value="2" calcext:value-type="float">
              <text:p>2</text:p>
            </table:table-cell>
            <table:table-cell table:style-name="ce22" table:formula="of:=IF(ISBLANK([.$N252])=TRUE();&quot;&quot;;MAX(0;[.N252]-[.T252]))" office:value-type="float" office:value="1" calcext:value-type="float">
              <text:p>1</text:p>
            </table:table-cell>
            <table:table-cell table:style-name="ce17" table:formula="of:=IF(ISBLANK([.$N252])=TRUE();&quot;&quot;;MAX(0;[.T252]-[.N252]))" office:value-type="float" office:value="0" calcext:value-type="float">
              <text:p>0</text:p>
            </table:table-cell>
            <table:table-cell table:style-name="ce15" table:formula="of:=IF(ISBLANK([.$N252])=TRUE();&quot;&quot;;SUMPRODUCT([.L:.L]=[.L252];[.M:.M]=[.M252];[.T:.T]))" office:value-type="float" office:value="5" calcext:value-type="float">
              <text:p>5</text:p>
            </table:table-cell>
            <table:table-cell table:style-name="ce19" table:formula="of:=IF(ISBLANK([.$N252])=TRUE();&quot;&quot;;MAX(0;[.N252]-[.W252]))" office:value-type="float" office:value="0" calcext:value-type="float">
              <text:p>0</text:p>
            </table:table-cell>
            <table:table-cell table:style-name="ce17" table:formula="of:=IF(ISBLANK([.$N252])=TRUE();&quot;&quot;;MAX(0;[.W252]-[.N252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53])=TRUE();&quot;&quot;;[.$O253]+[.$P253]+[.$Q253]+[.$R253]+[.$S253])" office:value-type="float" office:value="2" calcext:value-type="float">
              <text:p>2</text:p>
            </table:table-cell>
            <table:table-cell table:style-name="ce22" table:formula="of:=IF(ISBLANK([.$N253])=TRUE();&quot;&quot;;MAX(0;[.N253]-[.T253]))" office:value-type="float" office:value="1" calcext:value-type="float">
              <text:p>1</text:p>
            </table:table-cell>
            <table:table-cell table:style-name="ce17" table:formula="of:=IF(ISBLANK([.$N253])=TRUE();&quot;&quot;;MAX(0;[.T253]-[.N253]))" office:value-type="float" office:value="0" calcext:value-type="float">
              <text:p>0</text:p>
            </table:table-cell>
            <table:table-cell table:style-name="ce15" table:formula="of:=IF(ISBLANK([.$N253])=TRUE();&quot;&quot;;SUMPRODUCT([.L:.L]=[.L253];[.M:.M]=[.M253];[.T:.T]))" office:value-type="float" office:value="6" calcext:value-type="float">
              <text:p>6</text:p>
            </table:table-cell>
            <table:table-cell table:style-name="ce19" table:formula="of:=IF(ISBLANK([.$N253])=TRUE();&quot;&quot;;MAX(0;[.N253]-[.W253]))" office:value-type="float" office:value="0" calcext:value-type="float">
              <text:p>0</text:p>
            </table:table-cell>
            <table:table-cell table:style-name="ce17" table:formula="of:=IF(ISBLANK([.$N253])=TRUE();&quot;&quot;;MAX(0;[.W253]-[.N25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eakneck Battery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254])=TRUE();&quot;&quot;;[.$O254]+[.$P254]+[.$Q254]+[.$R254]+[.$S254])" office:value-type="float" office:value="0" calcext:value-type="float">
              <text:p>0</text:p>
            </table:table-cell>
            <table:table-cell table:style-name="ce22" table:formula="of:=IF(ISBLANK([.$N254])=TRUE();&quot;&quot;;MAX(0;[.N254]-[.T254]))" office:value-type="float" office:value="3" calcext:value-type="float">
              <text:p>3</text:p>
            </table:table-cell>
            <table:table-cell table:style-name="ce17" table:formula="of:=IF(ISBLANK([.$N254])=TRUE();&quot;&quot;;MAX(0;[.T254]-[.N254]))" office:value-type="float" office:value="0" calcext:value-type="float">
              <text:p>0</text:p>
            </table:table-cell>
            <table:table-cell table:style-name="ce15" table:formula="of:=IF(ISBLANK([.$N254])=TRUE();&quot;&quot;;SUMPRODUCT([.L:.L]=[.L254];[.M:.M]=[.M254];[.T:.T]))" office:value-type="float" office:value="3" calcext:value-type="float">
              <text:p>3</text:p>
            </table:table-cell>
            <table:table-cell table:style-name="ce19" table:formula="of:=IF(ISBLANK([.$N254])=TRUE();&quot;&quot;;MAX(0;[.N254]-[.W254]))" office:value-type="float" office:value="0" calcext:value-type="float">
              <text:p>0</text:p>
            </table:table-cell>
            <table:table-cell table:style-name="ce17" table:formula="of:=IF(ISBLANK([.$N254])=TRUE();&quot;&quot;;MAX(0;[.W254]-[.N25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1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55])=TRUE();&quot;&quot;;[.$O255]+[.$P255]+[.$Q255]+[.$R255]+[.$S255])" office:value-type="float" office:value="2" calcext:value-type="float">
              <text:p>2</text:p>
            </table:table-cell>
            <table:table-cell table:style-name="ce22" table:formula="of:=IF(ISBLANK([.$N255])=TRUE();&quot;&quot;;MAX(0;[.N255]-[.T255]))" office:value-type="float" office:value="1" calcext:value-type="float">
              <text:p>1</text:p>
            </table:table-cell>
            <table:table-cell table:style-name="ce17" table:formula="of:=IF(ISBLANK([.$N255])=TRUE();&quot;&quot;;MAX(0;[.T255]-[.N255]))" office:value-type="float" office:value="0" calcext:value-type="float">
              <text:p>0</text:p>
            </table:table-cell>
            <table:table-cell table:style-name="ce15" table:formula="of:=IF(ISBLANK([.$N255])=TRUE();&quot;&quot;;SUMPRODUCT([.L:.L]=[.L255];[.M:.M]=[.M255];[.T:.T]))" office:value-type="float" office:value="5" calcext:value-type="float">
              <text:p>5</text:p>
            </table:table-cell>
            <table:table-cell table:style-name="ce19" table:formula="of:=IF(ISBLANK([.$N255])=TRUE();&quot;&quot;;MAX(0;[.N255]-[.W255]))" office:value-type="float" office:value="0" calcext:value-type="float">
              <text:p>0</text:p>
            </table:table-cell>
            <table:table-cell table:style-name="ce17" table:formula="of:=IF(ISBLANK([.$N255])=TRUE();&quot;&quot;;MAX(0;[.W255]-[.N25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56])=TRUE();&quot;&quot;;[.$O256]+[.$P256]+[.$Q256]+[.$R256]+[.$S256])" office:value-type="float" office:value="1" calcext:value-type="float">
              <text:p>1</text:p>
            </table:table-cell>
            <table:table-cell table:style-name="ce22" table:formula="of:=IF(ISBLANK([.$N256])=TRUE();&quot;&quot;;MAX(0;[.N256]-[.T256]))" office:value-type="float" office:value="2" calcext:value-type="float">
              <text:p>2</text:p>
            </table:table-cell>
            <table:table-cell table:style-name="ce17" table:formula="of:=IF(ISBLANK([.$N256])=TRUE();&quot;&quot;;MAX(0;[.T256]-[.N256]))" office:value-type="float" office:value="0" calcext:value-type="float">
              <text:p>0</text:p>
            </table:table-cell>
            <table:table-cell table:style-name="ce15" table:formula="of:=IF(ISBLANK([.$N256])=TRUE();&quot;&quot;;SUMPRODUCT([.L:.L]=[.L256];[.M:.M]=[.M256];[.T:.T]))" office:value-type="float" office:value="4" calcext:value-type="float">
              <text:p>4</text:p>
            </table:table-cell>
            <table:table-cell table:style-name="ce19" table:formula="of:=IF(ISBLANK([.$N256])=TRUE();&quot;&quot;;MAX(0;[.N256]-[.W256]))" office:value-type="float" office:value="0" calcext:value-type="float">
              <text:p>0</text:p>
            </table:table-cell>
            <table:table-cell table:style-name="ce17" table:formula="of:=IF(ISBLANK([.$N256])=TRUE();&quot;&quot;;MAX(0;[.W256]-[.N25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Feas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257])=TRUE();&quot;&quot;;[.$O257]+[.$P257]+[.$Q257]+[.$R257]+[.$S257])" office:value-type="float" office:value="0" calcext:value-type="float">
              <text:p>0</text:p>
            </table:table-cell>
            <table:table-cell table:style-name="ce22" table:formula="of:=IF(ISBLANK([.$N257])=TRUE();&quot;&quot;;MAX(0;[.N257]-[.T257]))" office:value-type="float" office:value="3" calcext:value-type="float">
              <text:p>3</text:p>
            </table:table-cell>
            <table:table-cell table:style-name="ce17" table:formula="of:=IF(ISBLANK([.$N257])=TRUE();&quot;&quot;;MAX(0;[.T257]-[.N257]))" office:value-type="float" office:value="0" calcext:value-type="float">
              <text:p>0</text:p>
            </table:table-cell>
            <table:table-cell table:style-name="ce15" table:formula="of:=IF(ISBLANK([.$N257])=TRUE();&quot;&quot;;SUMPRODUCT([.L:.L]=[.L257];[.M:.M]=[.M257];[.T:.T]))" office:value-type="float" office:value="3" calcext:value-type="float">
              <text:p>3</text:p>
            </table:table-cell>
            <table:table-cell table:style-name="ce19" table:formula="of:=IF(ISBLANK([.$N257])=TRUE();&quot;&quot;;MAX(0;[.N257]-[.W257]))" office:value-type="float" office:value="0" calcext:value-type="float">
              <text:p>0</text:p>
            </table:table-cell>
            <table:table-cell table:style-name="ce17" table:formula="of:=IF(ISBLANK([.$N257])=TRUE();&quot;&quot;;MAX(0;[.W257]-[.N257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58])=TRUE();&quot;&quot;;[.$O258]+[.$P258]+[.$Q258]+[.$R258]+[.$S258])" office:value-type="float" office:value="1" calcext:value-type="float">
              <text:p>1</text:p>
            </table:table-cell>
            <table:table-cell table:style-name="ce22" table:formula="of:=IF(ISBLANK([.$N258])=TRUE();&quot;&quot;;MAX(0;[.N258]-[.T258]))" office:value-type="float" office:value="2" calcext:value-type="float">
              <text:p>2</text:p>
            </table:table-cell>
            <table:table-cell table:style-name="ce17" table:formula="of:=IF(ISBLANK([.$N258])=TRUE();&quot;&quot;;MAX(0;[.T258]-[.N258]))" office:value-type="float" office:value="0" calcext:value-type="float">
              <text:p>0</text:p>
            </table:table-cell>
            <table:table-cell table:style-name="ce15" table:formula="of:=IF(ISBLANK([.$N258])=TRUE();&quot;&quot;;SUMPRODUCT([.L:.L]=[.L258];[.M:.M]=[.M258];[.T:.T]))" office:value-type="float" office:value="4" calcext:value-type="float">
              <text:p>4</text:p>
            </table:table-cell>
            <table:table-cell table:style-name="ce19" table:formula="of:=IF(ISBLANK([.$N258])=TRUE();&quot;&quot;;MAX(0;[.N258]-[.W258]))" office:value-type="float" office:value="0" calcext:value-type="float">
              <text:p>0</text:p>
            </table:table-cell>
            <table:table-cell table:style-name="ce17" table:formula="of:=IF(ISBLANK([.$N258])=TRUE();&quot;&quot;;MAX(0;[.W258]-[.N25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59])=TRUE();&quot;&quot;;[.$O259]+[.$P259]+[.$Q259]+[.$R259]+[.$S259])" office:value-type="float" office:value="3" calcext:value-type="float">
              <text:p>3</text:p>
            </table:table-cell>
            <table:table-cell table:style-name="ce22" table:formula="of:=IF(ISBLANK([.$N259])=TRUE();&quot;&quot;;MAX(0;[.N259]-[.T259]))" office:value-type="float" office:value="0" calcext:value-type="float">
              <text:p>0</text:p>
            </table:table-cell>
            <table:table-cell table:style-name="ce17" table:formula="of:=IF(ISBLANK([.$N259])=TRUE();&quot;&quot;;MAX(0;[.T259]-[.N259]))" office:value-type="float" office:value="0" calcext:value-type="float">
              <text:p>0</text:p>
            </table:table-cell>
            <table:table-cell table:style-name="ce15" table:formula="of:=IF(ISBLANK([.$N259])=TRUE();&quot;&quot;;SUMPRODUCT([.L:.L]=[.L259];[.M:.M]=[.M259];[.T:.T]))" office:value-type="float" office:value="6" calcext:value-type="float">
              <text:p>6</text:p>
            </table:table-cell>
            <table:table-cell table:style-name="ce19" table:formula="of:=IF(ISBLANK([.$N259])=TRUE();&quot;&quot;;MAX(0;[.N259]-[.W259]))" office:value-type="float" office:value="0" calcext:value-type="float">
              <text:p>0</text:p>
            </table:table-cell>
            <table:table-cell table:style-name="ce17" table:formula="of:=IF(ISBLANK([.$N259])=TRUE();&quot;&quot;;MAX(0;[.W259]-[.N25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arraging Beatdow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60])=TRUE();&quot;&quot;;[.$O260]+[.$P260]+[.$Q260]+[.$R260]+[.$S260])" office:value-type="float" office:value="1" calcext:value-type="float">
              <text:p>1</text:p>
            </table:table-cell>
            <table:table-cell table:style-name="ce22" table:formula="of:=IF(ISBLANK([.$N260])=TRUE();&quot;&quot;;MAX(0;[.N260]-[.T260]))" office:value-type="float" office:value="2" calcext:value-type="float">
              <text:p>2</text:p>
            </table:table-cell>
            <table:table-cell table:style-name="ce17" table:formula="of:=IF(ISBLANK([.$N260])=TRUE();&quot;&quot;;MAX(0;[.T260]-[.N260]))" office:value-type="float" office:value="0" calcext:value-type="float">
              <text:p>0</text:p>
            </table:table-cell>
            <table:table-cell table:style-name="ce15" table:formula="of:=IF(ISBLANK([.$N260])=TRUE();&quot;&quot;;SUMPRODUCT([.L:.L]=[.L260];[.M:.M]=[.M260];[.T:.T]))" office:value-type="float" office:value="4" calcext:value-type="float">
              <text:p>4</text:p>
            </table:table-cell>
            <table:table-cell table:style-name="ce19" table:formula="of:=IF(ISBLANK([.$N260])=TRUE();&quot;&quot;;MAX(0;[.N260]-[.W260]))" office:value-type="float" office:value="0" calcext:value-type="float">
              <text:p>0</text:p>
            </table:table-cell>
            <table:table-cell table:style-name="ce17" table:formula="of:=IF(ISBLANK([.$N260])=TRUE();&quot;&quot;;MAX(0;[.W260]-[.N26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261])=TRUE();&quot;&quot;;[.$O261]+[.$P261]+[.$Q261]+[.$R261]+[.$S261])" office:value-type="float" office:value="6" calcext:value-type="float">
              <text:p>6</text:p>
            </table:table-cell>
            <table:table-cell table:style-name="ce22" table:formula="of:=IF(ISBLANK([.$N261])=TRUE();&quot;&quot;;MAX(0;[.N261]-[.T261]))" office:value-type="float" office:value="0" calcext:value-type="float">
              <text:p>0</text:p>
            </table:table-cell>
            <table:table-cell table:style-name="ce17" table:formula="of:=IF(ISBLANK([.$N261])=TRUE();&quot;&quot;;MAX(0;[.T261]-[.N261]))" office:value-type="float" office:value="3" calcext:value-type="float">
              <text:p>3</text:p>
            </table:table-cell>
            <table:table-cell table:style-name="ce15" table:formula="of:=IF(ISBLANK([.$N261])=TRUE();&quot;&quot;;SUMPRODUCT([.L:.L]=[.L261];[.M:.M]=[.M261];[.T:.T]))" office:value-type="float" office:value="9" calcext:value-type="float">
              <text:p>9</text:p>
            </table:table-cell>
            <table:table-cell table:style-name="ce19" table:formula="of:=IF(ISBLANK([.$N261])=TRUE();&quot;&quot;;MAX(0;[.N261]-[.W261]))" office:value-type="float" office:value="0" calcext:value-type="float">
              <text:p>0</text:p>
            </table:table-cell>
            <table:table-cell table:style-name="ce17" table:formula="of:=IF(ISBLANK([.$N261])=TRUE();&quot;&quot;;MAX(0;[.W261]-[.N26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62])=TRUE();&quot;&quot;;[.$O262]+[.$P262]+[.$Q262]+[.$R262]+[.$S262])" office:value-type="float" office:value="3" calcext:value-type="float">
              <text:p>3</text:p>
            </table:table-cell>
            <table:table-cell table:style-name="ce22" table:formula="of:=IF(ISBLANK([.$N262])=TRUE();&quot;&quot;;MAX(0;[.N262]-[.T262]))" office:value-type="float" office:value="0" calcext:value-type="float">
              <text:p>0</text:p>
            </table:table-cell>
            <table:table-cell table:style-name="ce17" table:formula="of:=IF(ISBLANK([.$N262])=TRUE();&quot;&quot;;MAX(0;[.T262]-[.N262]))" office:value-type="float" office:value="0" calcext:value-type="float">
              <text:p>0</text:p>
            </table:table-cell>
            <table:table-cell table:style-name="ce15" table:formula="of:=IF(ISBLANK([.$N262])=TRUE();&quot;&quot;;SUMPRODUCT([.L:.L]=[.L262];[.M:.M]=[.M262];[.T:.T]))" office:value-type="float" office:value="7" calcext:value-type="float">
              <text:p>7</text:p>
            </table:table-cell>
            <table:table-cell table:style-name="ce19" table:formula="of:=IF(ISBLANK([.$N262])=TRUE();&quot;&quot;;MAX(0;[.N262]-[.W262]))" office:value-type="float" office:value="0" calcext:value-type="float">
              <text:p>0</text:p>
            </table:table-cell>
            <table:table-cell table:style-name="ce17" table:formula="of:=IF(ISBLANK([.$N262])=TRUE();&quot;&quot;;MAX(0;[.W262]-[.N262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2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ack Hun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63])=TRUE();&quot;&quot;;[.$O263]+[.$P263]+[.$Q263]+[.$R263]+[.$S263])" office:value-type="float" office:value="5" calcext:value-type="float">
              <text:p>5</text:p>
            </table:table-cell>
            <table:table-cell table:style-name="ce22" table:formula="of:=IF(ISBLANK([.$N263])=TRUE();&quot;&quot;;MAX(0;[.N263]-[.T263]))" office:value-type="float" office:value="0" calcext:value-type="float">
              <text:p>0</text:p>
            </table:table-cell>
            <table:table-cell table:style-name="ce17" table:formula="of:=IF(ISBLANK([.$N263])=TRUE();&quot;&quot;;MAX(0;[.T263]-[.N263]))" office:value-type="float" office:value="2" calcext:value-type="float">
              <text:p>2</text:p>
            </table:table-cell>
            <table:table-cell table:style-name="ce15" table:formula="of:=IF(ISBLANK([.$N263])=TRUE();&quot;&quot;;SUMPRODUCT([.L:.L]=[.L263];[.M:.M]=[.M263];[.T:.T]))" office:value-type="float" office:value="8" calcext:value-type="float">
              <text:p>8</text:p>
            </table:table-cell>
            <table:table-cell table:style-name="ce19" table:formula="of:=IF(ISBLANK([.$N263])=TRUE();&quot;&quot;;MAX(0;[.N263]-[.W263]))" office:value-type="float" office:value="0" calcext:value-type="float">
              <text:p>0</text:p>
            </table:table-cell>
            <table:table-cell table:style-name="ce17" table:formula="of:=IF(ISBLANK([.$N263])=TRUE();&quot;&quot;;MAX(0;[.W263]-[.N263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2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64])=TRUE();&quot;&quot;;[.$O264]+[.$P264]+[.$Q264]+[.$R264]+[.$S264])">
              <text:p/>
            </table:table-cell>
            <table:table-cell table:style-name="ce22" table:formula="of:=IF(ISBLANK([.$N264])=TRUE();&quot;&quot;;MAX(0;[.N264]-[.T264]))">
              <text:p/>
            </table:table-cell>
            <table:table-cell table:style-name="ce17" table:formula="of:=IF(ISBLANK([.$N264])=TRUE();&quot;&quot;;MAX(0;[.T264]-[.N264]))">
              <text:p/>
            </table:table-cell>
            <table:table-cell table:style-name="ce15" table:formula="of:=IF(ISBLANK([.$N264])=TRUE();&quot;&quot;;SUMPRODUCT([.L:.L]=[.L264];[.M:.M]=[.M264];[.T:.T]))">
              <text:p/>
            </table:table-cell>
            <table:table-cell table:style-name="ce19" table:formula="of:=IF(ISBLANK([.$N264])=TRUE();&quot;&quot;;MAX(0;[.N264]-[.W264]))">
              <text:p/>
            </table:table-cell>
            <table:table-cell table:style-name="ce17" table:formula="of:=IF(ISBLANK([.$N264])=TRUE();&quot;&quot;;MAX(0;[.W264]-[.N26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2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65])=TRUE();&quot;&quot;;[.$O265]+[.$P265]+[.$Q265]+[.$R265]+[.$S265])">
              <text:p/>
            </table:table-cell>
            <table:table-cell table:style-name="ce22" table:formula="of:=IF(ISBLANK([.$N265])=TRUE();&quot;&quot;;MAX(0;[.N265]-[.T265]))">
              <text:p/>
            </table:table-cell>
            <table:table-cell table:style-name="ce17" table:formula="of:=IF(ISBLANK([.$N265])=TRUE();&quot;&quot;;MAX(0;[.T265]-[.N265]))">
              <text:p/>
            </table:table-cell>
            <table:table-cell table:style-name="ce15" table:formula="of:=IF(ISBLANK([.$N265])=TRUE();&quot;&quot;;SUMPRODUCT([.L:.L]=[.L265];[.M:.M]=[.M265];[.T:.T]))">
              <text:p/>
            </table:table-cell>
            <table:table-cell table:style-name="ce19" table:formula="of:=IF(ISBLANK([.$N265])=TRUE();&quot;&quot;;MAX(0;[.N265]-[.W265]))">
              <text:p/>
            </table:table-cell>
            <table:table-cell table:style-name="ce17" table:formula="of:=IF(ISBLANK([.$N265])=TRUE();&quot;&quot;;MAX(0;[.W265]-[.N26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3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66])=TRUE();&quot;&quot;;[.$O266]+[.$P266]+[.$Q266]+[.$R266]+[.$S266])">
              <text:p/>
            </table:table-cell>
            <table:table-cell table:style-name="ce22" table:formula="of:=IF(ISBLANK([.$N266])=TRUE();&quot;&quot;;MAX(0;[.N266]-[.T266]))">
              <text:p/>
            </table:table-cell>
            <table:table-cell table:style-name="ce17" table:formula="of:=IF(ISBLANK([.$N266])=TRUE();&quot;&quot;;MAX(0;[.T266]-[.N266]))">
              <text:p/>
            </table:table-cell>
            <table:table-cell table:style-name="ce15" table:formula="of:=IF(ISBLANK([.$N266])=TRUE();&quot;&quot;;SUMPRODUCT([.L:.L]=[.L266];[.M:.M]=[.M266];[.T:.T]))">
              <text:p/>
            </table:table-cell>
            <table:table-cell table:style-name="ce19" table:formula="of:=IF(ISBLANK([.$N266])=TRUE();&quot;&quot;;MAX(0;[.N266]-[.W266]))">
              <text:p/>
            </table:table-cell>
            <table:table-cell table:style-name="ce17" table:formula="of:=IF(ISBLANK([.$N266])=TRUE();&quot;&quot;;MAX(0;[.W266]-[.N26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67])=TRUE();&quot;&quot;;[.$O267]+[.$P267]+[.$Q267]+[.$R267]+[.$S267])" office:value-type="float" office:value="5" calcext:value-type="float">
              <text:p>5</text:p>
            </table:table-cell>
            <table:table-cell table:style-name="ce22" table:formula="of:=IF(ISBLANK([.$N267])=TRUE();&quot;&quot;;MAX(0;[.N267]-[.T267]))" office:value-type="float" office:value="0" calcext:value-type="float">
              <text:p>0</text:p>
            </table:table-cell>
            <table:table-cell table:style-name="ce17" table:formula="of:=IF(ISBLANK([.$N267])=TRUE();&quot;&quot;;MAX(0;[.T267]-[.N267]))" office:value-type="float" office:value="2" calcext:value-type="float">
              <text:p>2</text:p>
            </table:table-cell>
            <table:table-cell table:style-name="ce15" table:formula="of:=IF(ISBLANK([.$N267])=TRUE();&quot;&quot;;SUMPRODUCT([.L:.L]=[.L267];[.M:.M]=[.M267];[.T:.T]))" office:value-type="float" office:value="8" calcext:value-type="float">
              <text:p>8</text:p>
            </table:table-cell>
            <table:table-cell table:style-name="ce19" table:formula="of:=IF(ISBLANK([.$N267])=TRUE();&quot;&quot;;MAX(0;[.N267]-[.W267]))" office:value-type="float" office:value="0" calcext:value-type="float">
              <text:p>0</text:p>
            </table:table-cell>
            <table:table-cell table:style-name="ce17" table:formula="of:=IF(ISBLANK([.$N267])=TRUE();&quot;&quot;;MAX(0;[.W267]-[.N26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268])=TRUE();&quot;&quot;;[.$O268]+[.$P268]+[.$Q268]+[.$R268]+[.$S268])" office:value-type="float" office:value="4" calcext:value-type="float">
              <text:p>4</text:p>
            </table:table-cell>
            <table:table-cell table:style-name="ce22" table:formula="of:=IF(ISBLANK([.$N268])=TRUE();&quot;&quot;;MAX(0;[.N268]-[.T268]))" office:value-type="float" office:value="0" calcext:value-type="float">
              <text:p>0</text:p>
            </table:table-cell>
            <table:table-cell table:style-name="ce17" table:formula="of:=IF(ISBLANK([.$N268])=TRUE();&quot;&quot;;MAX(0;[.T268]-[.N268]))" office:value-type="float" office:value="1" calcext:value-type="float">
              <text:p>1</text:p>
            </table:table-cell>
            <table:table-cell table:style-name="ce15" table:formula="of:=IF(ISBLANK([.$N268])=TRUE();&quot;&quot;;SUMPRODUCT([.L:.L]=[.L268];[.M:.M]=[.M268];[.T:.T]))" office:value-type="float" office:value="8" calcext:value-type="float">
              <text:p>8</text:p>
            </table:table-cell>
            <table:table-cell table:style-name="ce19" table:formula="of:=IF(ISBLANK([.$N268])=TRUE();&quot;&quot;;MAX(0;[.N268]-[.W268]))" office:value-type="float" office:value="0" calcext:value-type="float">
              <text:p>0</text:p>
            </table:table-cell>
            <table:table-cell table:style-name="ce17" table:formula="of:=IF(ISBLANK([.$N268])=TRUE();&quot;&quot;;MAX(0;[.W268]-[.N26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avage Swing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69])=TRUE();&quot;&quot;;[.$O269]+[.$P269]+[.$Q269]+[.$R269]+[.$S269])" office:value-type="float" office:value="3" calcext:value-type="float">
              <text:p>3</text:p>
            </table:table-cell>
            <table:table-cell table:style-name="ce22" table:formula="of:=IF(ISBLANK([.$N269])=TRUE();&quot;&quot;;MAX(0;[.N269]-[.T269]))" office:value-type="float" office:value="0" calcext:value-type="float">
              <text:p>0</text:p>
            </table:table-cell>
            <table:table-cell table:style-name="ce17" table:formula="of:=IF(ISBLANK([.$N269])=TRUE();&quot;&quot;;MAX(0;[.T269]-[.N269]))" office:value-type="float" office:value="0" calcext:value-type="float">
              <text:p>0</text:p>
            </table:table-cell>
            <table:table-cell table:style-name="ce15" table:formula="of:=IF(ISBLANK([.$N269])=TRUE();&quot;&quot;;SUMPRODUCT([.L:.L]=[.L269];[.M:.M]=[.M269];[.T:.T]))" office:value-type="float" office:value="6" calcext:value-type="float">
              <text:p>6</text:p>
            </table:table-cell>
            <table:table-cell table:style-name="ce19" table:formula="of:=IF(ISBLANK([.$N269])=TRUE();&quot;&quot;;MAX(0;[.N269]-[.W269]))" office:value-type="float" office:value="0" calcext:value-type="float">
              <text:p>0</text:p>
            </table:table-cell>
            <table:table-cell table:style-name="ce17" table:formula="of:=IF(ISBLANK([.$N269])=TRUE();&quot;&quot;;MAX(0;[.W269]-[.N26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70])=TRUE();&quot;&quot;;[.$O270]+[.$P270]+[.$Q270]+[.$R270]+[.$S270])" office:value-type="float" office:value="5" calcext:value-type="float">
              <text:p>5</text:p>
            </table:table-cell>
            <table:table-cell table:style-name="ce22" table:formula="of:=IF(ISBLANK([.$N270])=TRUE();&quot;&quot;;MAX(0;[.N270]-[.T270]))" office:value-type="float" office:value="0" calcext:value-type="float">
              <text:p>0</text:p>
            </table:table-cell>
            <table:table-cell table:style-name="ce17" table:formula="of:=IF(ISBLANK([.$N270])=TRUE();&quot;&quot;;MAX(0;[.T270]-[.N270]))" office:value-type="float" office:value="2" calcext:value-type="float">
              <text:p>2</text:p>
            </table:table-cell>
            <table:table-cell table:style-name="ce15" table:formula="of:=IF(ISBLANK([.$N270])=TRUE();&quot;&quot;;SUMPRODUCT([.L:.L]=[.L270];[.M:.M]=[.M270];[.T:.T]))" office:value-type="float" office:value="8" calcext:value-type="float">
              <text:p>8</text:p>
            </table:table-cell>
            <table:table-cell table:style-name="ce19" table:formula="of:=IF(ISBLANK([.$N270])=TRUE();&quot;&quot;;MAX(0;[.N270]-[.W270]))" office:value-type="float" office:value="0" calcext:value-type="float">
              <text:p>0</text:p>
            </table:table-cell>
            <table:table-cell table:style-name="ce17" table:formula="of:=IF(ISBLANK([.$N270])=TRUE();&quot;&quot;;MAX(0;[.W270]-[.N27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71])=TRUE();&quot;&quot;;[.$O271]+[.$P271]+[.$Q271]+[.$R271]+[.$S271])" office:value-type="float" office:value="5" calcext:value-type="float">
              <text:p>5</text:p>
            </table:table-cell>
            <table:table-cell table:style-name="ce22" table:formula="of:=IF(ISBLANK([.$N271])=TRUE();&quot;&quot;;MAX(0;[.N271]-[.T271]))" office:value-type="float" office:value="0" calcext:value-type="float">
              <text:p>0</text:p>
            </table:table-cell>
            <table:table-cell table:style-name="ce17" table:formula="of:=IF(ISBLANK([.$N271])=TRUE();&quot;&quot;;MAX(0;[.T271]-[.N271]))" office:value-type="float" office:value="2" calcext:value-type="float">
              <text:p>2</text:p>
            </table:table-cell>
            <table:table-cell table:style-name="ce15" table:formula="of:=IF(ISBLANK([.$N271])=TRUE();&quot;&quot;;SUMPRODUCT([.L:.L]=[.L271];[.M:.M]=[.M271];[.T:.T]))" office:value-type="float" office:value="8" calcext:value-type="float">
              <text:p>8</text:p>
            </table:table-cell>
            <table:table-cell table:style-name="ce19" table:formula="of:=IF(ISBLANK([.$N271])=TRUE();&quot;&quot;;MAX(0;[.N271]-[.W271]))" office:value-type="float" office:value="0" calcext:value-type="float">
              <text:p>0</text:p>
            </table:table-cell>
            <table:table-cell table:style-name="ce17" table:formula="of:=IF(ISBLANK([.$N271])=TRUE();&quot;&quot;;MAX(0;[.W271]-[.N271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mash Instinc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272])=TRUE();&quot;&quot;;[.$O272]+[.$P272]+[.$Q272]+[.$R272]+[.$S272])" office:value-type="float" office:value="7" calcext:value-type="float">
              <text:p>7</text:p>
            </table:table-cell>
            <table:table-cell table:style-name="ce22" table:formula="of:=IF(ISBLANK([.$N272])=TRUE();&quot;&quot;;MAX(0;[.N272]-[.T272]))" office:value-type="float" office:value="0" calcext:value-type="float">
              <text:p>0</text:p>
            </table:table-cell>
            <table:table-cell table:style-name="ce17" table:formula="of:=IF(ISBLANK([.$N272])=TRUE();&quot;&quot;;MAX(0;[.T272]-[.N272]))" office:value-type="float" office:value="4" calcext:value-type="float">
              <text:p>4</text:p>
            </table:table-cell>
            <table:table-cell table:style-name="ce15" table:formula="of:=IF(ISBLANK([.$N272])=TRUE();&quot;&quot;;SUMPRODUCT([.L:.L]=[.L272];[.M:.M]=[.M272];[.T:.T]))" office:value-type="float" office:value="10" calcext:value-type="float">
              <text:p>10</text:p>
            </table:table-cell>
            <table:table-cell table:style-name="ce19" table:formula="of:=IF(ISBLANK([.$N272])=TRUE();&quot;&quot;;MAX(0;[.N272]-[.W272]))" office:value-type="float" office:value="0" calcext:value-type="float">
              <text:p>0</text:p>
            </table:table-cell>
            <table:table-cell table:style-name="ce17" table:formula="of:=IF(ISBLANK([.$N272])=TRUE();&quot;&quot;;MAX(0;[.W272]-[.N272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273])=TRUE();&quot;&quot;;[.$O273]+[.$P273]+[.$Q273]+[.$R273]+[.$S273])" office:value-type="float" office:value="4" calcext:value-type="float">
              <text:p>4</text:p>
            </table:table-cell>
            <table:table-cell table:style-name="ce22" table:formula="of:=IF(ISBLANK([.$N273])=TRUE();&quot;&quot;;MAX(0;[.N273]-[.T273]))" office:value-type="float" office:value="0" calcext:value-type="float">
              <text:p>0</text:p>
            </table:table-cell>
            <table:table-cell table:style-name="ce17" table:formula="of:=IF(ISBLANK([.$N273])=TRUE();&quot;&quot;;MAX(0;[.T273]-[.N273]))" office:value-type="float" office:value="1" calcext:value-type="float">
              <text:p>1</text:p>
            </table:table-cell>
            <table:table-cell table:style-name="ce15" table:formula="of:=IF(ISBLANK([.$N273])=TRUE();&quot;&quot;;SUMPRODUCT([.L:.L]=[.L273];[.M:.M]=[.M273];[.T:.T]))" office:value-type="float" office:value="7" calcext:value-type="float">
              <text:p>7</text:p>
            </table:table-cell>
            <table:table-cell table:style-name="ce19" table:formula="of:=IF(ISBLANK([.$N273])=TRUE();&quot;&quot;;MAX(0;[.N273]-[.W273]))" office:value-type="float" office:value="0" calcext:value-type="float">
              <text:p>0</text:p>
            </table:table-cell>
            <table:table-cell table:style-name="ce17" table:formula="of:=IF(ISBLANK([.$N273])=TRUE();&quot;&quot;;MAX(0;[.W273]-[.N27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274])=TRUE();&quot;&quot;;[.$O274]+[.$P274]+[.$Q274]+[.$R274]+[.$S274])" office:value-type="float" office:value="6" calcext:value-type="float">
              <text:p>6</text:p>
            </table:table-cell>
            <table:table-cell table:style-name="ce22" table:formula="of:=IF(ISBLANK([.$N274])=TRUE();&quot;&quot;;MAX(0;[.N274]-[.T274]))" office:value-type="float" office:value="0" calcext:value-type="float">
              <text:p>0</text:p>
            </table:table-cell>
            <table:table-cell table:style-name="ce17" table:formula="of:=IF(ISBLANK([.$N274])=TRUE();&quot;&quot;;MAX(0;[.T274]-[.N274]))" office:value-type="float" office:value="3" calcext:value-type="float">
              <text:p>3</text:p>
            </table:table-cell>
            <table:table-cell table:style-name="ce15" table:formula="of:=IF(ISBLANK([.$N274])=TRUE();&quot;&quot;;SUMPRODUCT([.L:.L]=[.L274];[.M:.M]=[.M274];[.T:.T]))" office:value-type="float" office:value="9" calcext:value-type="float">
              <text:p>9</text:p>
            </table:table-cell>
            <table:table-cell table:style-name="ce19" table:formula="of:=IF(ISBLANK([.$N274])=TRUE();&quot;&quot;;MAX(0;[.N274]-[.W274]))" office:value-type="float" office:value="0" calcext:value-type="float">
              <text:p>0</text:p>
            </table:table-cell>
            <table:table-cell table:style-name="ce17" table:formula="of:=IF(ISBLANK([.$N274])=TRUE();&quot;&quot;;MAX(0;[.W274]-[.N27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3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recker Romp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275])=TRUE();&quot;&quot;;[.$O275]+[.$P275]+[.$Q275]+[.$R275]+[.$S275])" office:value-type="float" office:value="4" calcext:value-type="float">
              <text:p>4</text:p>
            </table:table-cell>
            <table:table-cell table:style-name="ce22" table:formula="of:=IF(ISBLANK([.$N275])=TRUE();&quot;&quot;;MAX(0;[.N275]-[.T275]))" office:value-type="float" office:value="0" calcext:value-type="float">
              <text:p>0</text:p>
            </table:table-cell>
            <table:table-cell table:style-name="ce17" table:formula="of:=IF(ISBLANK([.$N275])=TRUE();&quot;&quot;;MAX(0;[.T275]-[.N275]))" office:value-type="float" office:value="1" calcext:value-type="float">
              <text:p>1</text:p>
            </table:table-cell>
            <table:table-cell table:style-name="ce15" table:formula="of:=IF(ISBLANK([.$N275])=TRUE();&quot;&quot;;SUMPRODUCT([.L:.L]=[.L275];[.M:.M]=[.M275];[.T:.T]))" office:value-type="float" office:value="7" calcext:value-type="float">
              <text:p>7</text:p>
            </table:table-cell>
            <table:table-cell table:style-name="ce19" table:formula="of:=IF(ISBLANK([.$N275])=TRUE();&quot;&quot;;MAX(0;[.N275]-[.W275]))" office:value-type="float" office:value="0" calcext:value-type="float">
              <text:p>0</text:p>
            </table:table-cell>
            <table:table-cell table:style-name="ce17" table:formula="of:=IF(ISBLANK([.$N275])=TRUE();&quot;&quot;;MAX(0;[.W275]-[.N27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276])=TRUE();&quot;&quot;;[.$O276]+[.$P276]+[.$Q276]+[.$R276]+[.$S276])" office:value-type="float" office:value="6" calcext:value-type="float">
              <text:p>6</text:p>
            </table:table-cell>
            <table:table-cell table:style-name="ce22" table:formula="of:=IF(ISBLANK([.$N276])=TRUE();&quot;&quot;;MAX(0;[.N276]-[.T276]))" office:value-type="float" office:value="0" calcext:value-type="float">
              <text:p>0</text:p>
            </table:table-cell>
            <table:table-cell table:style-name="ce17" table:formula="of:=IF(ISBLANK([.$N276])=TRUE();&quot;&quot;;MAX(0;[.T276]-[.N276]))" office:value-type="float" office:value="3" calcext:value-type="float">
              <text:p>3</text:p>
            </table:table-cell>
            <table:table-cell table:style-name="ce15" table:formula="of:=IF(ISBLANK([.$N276])=TRUE();&quot;&quot;;SUMPRODUCT([.L:.L]=[.L276];[.M:.M]=[.M276];[.T:.T]))" office:value-type="float" office:value="9" calcext:value-type="float">
              <text:p>9</text:p>
            </table:table-cell>
            <table:table-cell table:style-name="ce19" table:formula="of:=IF(ISBLANK([.$N276])=TRUE();&quot;&quot;;MAX(0;[.N276]-[.W276]))" office:value-type="float" office:value="0" calcext:value-type="float">
              <text:p>0</text:p>
            </table:table-cell>
            <table:table-cell table:style-name="ce17" table:formula="of:=IF(ISBLANK([.$N276])=TRUE();&quot;&quot;;MAX(0;[.W276]-[.N276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277])=TRUE();&quot;&quot;;[.$O277]+[.$P277]+[.$Q277]+[.$R277]+[.$S277])" office:value-type="float" office:value="6" calcext:value-type="float">
              <text:p>6</text:p>
            </table:table-cell>
            <table:table-cell table:style-name="ce22" table:formula="of:=IF(ISBLANK([.$N277])=TRUE();&quot;&quot;;MAX(0;[.N277]-[.T277]))" office:value-type="float" office:value="0" calcext:value-type="float">
              <text:p>0</text:p>
            </table:table-cell>
            <table:table-cell table:style-name="ce17" table:formula="of:=IF(ISBLANK([.$N277])=TRUE();&quot;&quot;;MAX(0;[.T277]-[.N277]))" office:value-type="float" office:value="3" calcext:value-type="float">
              <text:p>3</text:p>
            </table:table-cell>
            <table:table-cell table:style-name="ce15" table:formula="of:=IF(ISBLANK([.$N277])=TRUE();&quot;&quot;;SUMPRODUCT([.L:.L]=[.L277];[.M:.M]=[.M277];[.T:.T]))" office:value-type="float" office:value="9" calcext:value-type="float">
              <text:p>9</text:p>
            </table:table-cell>
            <table:table-cell table:style-name="ce19" table:formula="of:=IF(ISBLANK([.$N277])=TRUE();&quot;&quot;;MAX(0;[.N277]-[.W277]))" office:value-type="float" office:value="0" calcext:value-type="float">
              <text:p>0</text:p>
            </table:table-cell>
            <table:table-cell table:style-name="ce17" table:formula="of:=IF(ISBLANK([.$N277])=TRUE();&quot;&quot;;MAX(0;[.W277]-[.N27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Brute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rimeval Bello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78])=TRUE();&quot;&quot;;[.$O278]+[.$P278]+[.$Q278]+[.$R278]+[.$S278])" office:value-type="float" office:value="3" calcext:value-type="float">
              <text:p>3</text:p>
            </table:table-cell>
            <table:table-cell table:style-name="ce22" table:formula="of:=IF(ISBLANK([.$N278])=TRUE();&quot;&quot;;MAX(0;[.N278]-[.T278]))" office:value-type="float" office:value="0" calcext:value-type="float">
              <text:p>0</text:p>
            </table:table-cell>
            <table:table-cell table:style-name="ce17" table:formula="of:=IF(ISBLANK([.$N278])=TRUE();&quot;&quot;;MAX(0;[.T278]-[.N278]))" office:value-type="float" office:value="0" calcext:value-type="float">
              <text:p>0</text:p>
            </table:table-cell>
            <table:table-cell table:style-name="ce15" table:formula="of:=IF(ISBLANK([.$N278])=TRUE();&quot;&quot;;SUMPRODUCT([.L:.L]=[.L278];[.M:.M]=[.M278];[.T:.T]))" office:value-type="float" office:value="6" calcext:value-type="float">
              <text:p>6</text:p>
            </table:table-cell>
            <table:table-cell table:style-name="ce19" table:formula="of:=IF(ISBLANK([.$N278])=TRUE();&quot;&quot;;MAX(0;[.N278]-[.W278]))" office:value-type="float" office:value="0" calcext:value-type="float">
              <text:p>0</text:p>
            </table:table-cell>
            <table:table-cell table:style-name="ce17" table:formula="of:=IF(ISBLANK([.$N278])=TRUE();&quot;&quot;;MAX(0;[.W278]-[.N278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1HP Guardian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279])=TRUE();&quot;&quot;;[.$O279]+[.$P279]+[.$Q279]+[.$R279]+[.$S279])">
            <text:p/>
          </table:table-cell>
          <table:table-cell table:style-name="ce22" table:formula="of:=IF(ISBLANK([.$N279])=TRUE();&quot;&quot;;MAX(0;[.N279]-[.T279]))">
            <text:p/>
          </table:table-cell>
          <table:table-cell table:style-name="ce17" table:formula="of:=IF(ISBLANK([.$N279])=TRUE();&quot;&quot;;MAX(0;[.T279]-[.N279]))">
            <text:p/>
          </table:table-cell>
          <table:table-cell table:style-name="ce15" table:formula="of:=IF(ISBLANK([.$N279])=TRUE();&quot;&quot;;SUMPRODUCT([.L:.L]=[.L279];[.M:.M]=[.M279];[.T:.T]))">
            <text:p/>
          </table:table-cell>
          <table:table-cell table:style-name="ce19" table:formula="of:=IF(ISBLANK([.$N279])=TRUE();&quot;&quot;;MAX(0;[.N279]-[.W279]))">
            <text:p/>
          </table:table-cell>
          <table:table-cell table:style-name="ce17" table:formula="of:=IF(ISBLANK([.$N279])=TRUE();&quot;&quot;;MAX(0;[.W279]-[.N279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3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Bravo, Showstopper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80])=TRUE();&quot;&quot;;[.$O280]+[.$P280]+[.$Q280]+[.$R280]+[.$S280])" office:value-type="float" office:value="1" calcext:value-type="float">
              <text:p>1</text:p>
            </table:table-cell>
            <table:table-cell table:style-name="ce22" table:formula="of:=IF(ISBLANK([.$N280])=TRUE();&quot;&quot;;MAX(0;[.N280]-[.T280]))" office:value-type="float" office:value="0" calcext:value-type="float">
              <text:p>0</text:p>
            </table:table-cell>
            <table:table-cell table:style-name="ce17" table:formula="of:=IF(ISBLANK([.$N280])=TRUE();&quot;&quot;;MAX(0;[.T280]-[.N280]))" office:value-type="float" office:value="0" calcext:value-type="float">
              <text:p>0</text:p>
            </table:table-cell>
            <table:table-cell table:style-name="ce15" table:formula="of:=IF(ISBLANK([.$N280])=TRUE();&quot;&quot;;SUMPRODUCT([.L:.L]=[.L280];[.M:.M]=[.M280];[.T:.T]))" office:value-type="float" office:value="2" calcext:value-type="float">
              <text:p>2</text:p>
            </table:table-cell>
            <table:table-cell table:style-name="ce19" table:formula="of:=IF(ISBLANK([.$N280])=TRUE();&quot;&quot;;MAX(0;[.N280]-[.W280]))" office:value-type="float" office:value="0" calcext:value-type="float">
              <text:p>0</text:p>
            </table:table-cell>
            <table:table-cell table:style-name="ce17" table:formula="of:=IF(ISBLANK([.$N280])=TRUE();&quot;&quot;;MAX(0;[.W280]-[.N28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4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avo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81])=TRUE();&quot;&quot;;[.$O281]+[.$P281]+[.$Q281]+[.$R281]+[.$S281])" office:value-type="float" office:value="1" calcext:value-type="float">
              <text:p>1</text:p>
            </table:table-cell>
            <table:table-cell table:style-name="ce22" table:formula="of:=IF(ISBLANK([.$N281])=TRUE();&quot;&quot;;MAX(0;[.N281]-[.T281]))" office:value-type="float" office:value="0" calcext:value-type="float">
              <text:p>0</text:p>
            </table:table-cell>
            <table:table-cell table:style-name="ce17" table:formula="of:=IF(ISBLANK([.$N281])=TRUE();&quot;&quot;;MAX(0;[.T281]-[.N281]))" office:value-type="float" office:value="0" calcext:value-type="float">
              <text:p>0</text:p>
            </table:table-cell>
            <table:table-cell table:style-name="ce15" table:formula="of:=IF(ISBLANK([.$N281])=TRUE();&quot;&quot;;SUMPRODUCT([.L:.L]=[.L281];[.M:.M]=[.M281];[.T:.T]))" office:value-type="float" office:value="2" calcext:value-type="float">
              <text:p>2</text:p>
            </table:table-cell>
            <table:table-cell table:style-name="ce19" table:formula="of:=IF(ISBLANK([.$N281])=TRUE();&quot;&quot;;MAX(0;[.N281]-[.W281]))" office:value-type="float" office:value="0" calcext:value-type="float">
              <text:p>0</text:p>
            </table:table-cell>
            <table:table-cell table:style-name="ce17" table:formula="of:=IF(ISBLANK([.$N281])=TRUE();&quot;&quot;;MAX(0;[.W281]-[.N28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5</text:p>
            </table:table-cell>
            <table:table-cell table:style-name="ce2" table:content-validation-name="val5" office:value-type="string" calcext:value-type="string">
              <text:p>Toke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Hammer</text:p>
            </table:table-cell>
            <table:table-cell table:style-name="ce2" table:content-validation-name="val9" office:value-type="string" calcext:value-type="string">
              <text:p>(2H)</text:p>
            </table:table-cell>
            <table:table-cell table:style-name="ce2" table:content-validation-name="val10"/>
            <table:table-cell table:style-name="ce2" office:value-type="string" calcext:value-type="string">
              <text:p>Anotho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82])=TRUE();&quot;&quot;;[.$O282]+[.$P282]+[.$Q282]+[.$R282]+[.$S282])" office:value-type="float" office:value="1" calcext:value-type="float">
              <text:p>1</text:p>
            </table:table-cell>
            <table:table-cell table:style-name="ce22" table:formula="of:=IF(ISBLANK([.$N282])=TRUE();&quot;&quot;;MAX(0;[.N282]-[.T282]))" office:value-type="float" office:value="0" calcext:value-type="float">
              <text:p>0</text:p>
            </table:table-cell>
            <table:table-cell table:style-name="ce17" table:formula="of:=IF(ISBLANK([.$N282])=TRUE();&quot;&quot;;MAX(0;[.T282]-[.N282]))" office:value-type="float" office:value="0" calcext:value-type="float">
              <text:p>0</text:p>
            </table:table-cell>
            <table:table-cell table:style-name="ce15" table:formula="of:=IF(ISBLANK([.$N282])=TRUE();&quot;&quot;;SUMPRODUCT([.L:.L]=[.L282];[.M:.M]=[.M282];[.T:.T]))" office:value-type="float" office:value="2" calcext:value-type="float">
              <text:p>2</text:p>
            </table:table-cell>
            <table:table-cell table:style-name="ce19" table:formula="of:=IF(ISBLANK([.$N282])=TRUE();&quot;&quot;;MAX(0;[.N282]-[.W282]))" office:value-type="float" office:value="0" calcext:value-type="float">
              <text:p>0</text:p>
            </table:table-cell>
            <table:table-cell table:style-name="ce17" table:formula="of:=IF(ISBLANK([.$N282])=TRUE();&quot;&quot;;MAX(0;[.W282]-[.N28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4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83])=TRUE();&quot;&quot;;[.$O283]+[.$P283]+[.$Q283]+[.$R283]+[.$S283])">
              <text:p/>
            </table:table-cell>
            <table:table-cell table:style-name="ce22" table:formula="of:=IF(ISBLANK([.$N283])=TRUE();&quot;&quot;;MAX(0;[.N283]-[.T283]))">
              <text:p/>
            </table:table-cell>
            <table:table-cell table:style-name="ce17" table:formula="of:=IF(ISBLANK([.$N283])=TRUE();&quot;&quot;;MAX(0;[.T283]-[.N283]))">
              <text:p/>
            </table:table-cell>
            <table:table-cell table:style-name="ce15" table:formula="of:=IF(ISBLANK([.$N283])=TRUE();&quot;&quot;;SUMPRODUCT([.L:.L]=[.L283];[.M:.M]=[.M283];[.T:.T]))">
              <text:p/>
            </table:table-cell>
            <table:table-cell table:style-name="ce19" table:formula="of:=IF(ISBLANK([.$N283])=TRUE();&quot;&quot;;MAX(0;[.N283]-[.W283]))">
              <text:p/>
            </table:table-cell>
            <table:table-cell table:style-name="ce17" table:formula="of:=IF(ISBLANK([.$N283])=TRUE();&quot;&quot;;MAX(0;[.W283]-[.N283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47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Tectonic Plating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284])=TRUE();&quot;&quot;;[.$O284]+[.$P284]+[.$Q284]+[.$R284]+[.$S284])" office:value-type="float" office:value="0" calcext:value-type="float">
              <text:p>0</text:p>
            </table:table-cell>
            <table:table-cell table:style-name="ce22" table:formula="of:=IF(ISBLANK([.$N284])=TRUE();&quot;&quot;;MAX(0;[.N284]-[.T284]))" office:value-type="float" office:value="1" calcext:value-type="float">
              <text:p>1</text:p>
            </table:table-cell>
            <table:table-cell table:style-name="ce17" table:formula="of:=IF(ISBLANK([.$N284])=TRUE();&quot;&quot;;MAX(0;[.T284]-[.N284]))" office:value-type="float" office:value="0" calcext:value-type="float">
              <text:p>0</text:p>
            </table:table-cell>
            <table:table-cell table:style-name="ce15" table:formula="of:=IF(ISBLANK([.$N284])=TRUE();&quot;&quot;;SUMPRODUCT([.L:.L]=[.L284];[.M:.M]=[.M284];[.T:.T]))" office:value-type="float" office:value="0" calcext:value-type="float">
              <text:p>0</text:p>
            </table:table-cell>
            <table:table-cell table:style-name="ce19" table:formula="of:=IF(ISBLANK([.$N284])=TRUE();&quot;&quot;;MAX(0;[.N284]-[.W284]))" office:value-type="float" office:value="1" calcext:value-type="float">
              <text:p>1</text:p>
            </table:table-cell>
            <table:table-cell table:style-name="ce17" table:formula="of:=IF(ISBLANK([.$N284])=TRUE();&quot;&quot;;MAX(0;[.W284]-[.N28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4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lm of Isen's Peak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285])=TRUE();&quot;&quot;;[.$O285]+[.$P285]+[.$Q285]+[.$R285]+[.$S285])" office:value-type="float" office:value="5" calcext:value-type="float">
              <text:p>5</text:p>
            </table:table-cell>
            <table:table-cell table:style-name="ce22" table:formula="of:=IF(ISBLANK([.$N285])=TRUE();&quot;&quot;;MAX(0;[.N285]-[.T285]))" office:value-type="float" office:value="0" calcext:value-type="float">
              <text:p>0</text:p>
            </table:table-cell>
            <table:table-cell table:style-name="ce17" table:formula="of:=IF(ISBLANK([.$N285])=TRUE();&quot;&quot;;MAX(0;[.T285]-[.N285]))" office:value-type="float" office:value="4" calcext:value-type="float">
              <text:p>4</text:p>
            </table:table-cell>
            <table:table-cell table:style-name="ce15" table:formula="of:=IF(ISBLANK([.$N285])=TRUE();&quot;&quot;;SUMPRODUCT([.L:.L]=[.L285];[.M:.M]=[.M285];[.T:.T]))" office:value-type="float" office:value="6" calcext:value-type="float">
              <text:p>6</text:p>
            </table:table-cell>
            <table:table-cell table:style-name="ce19" table:formula="of:=IF(ISBLANK([.$N285])=TRUE();&quot;&quot;;MAX(0;[.N285]-[.W285]))" office:value-type="float" office:value="0" calcext:value-type="float">
              <text:p>0</text:p>
            </table:table-cell>
            <table:table-cell table:style-name="ce17" table:formula="of:=IF(ISBLANK([.$N285])=TRUE();&quot;&quot;;MAX(0;[.W285]-[.N28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4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86])=TRUE();&quot;&quot;;[.$O286]+[.$P286]+[.$Q286]+[.$R286]+[.$S286])">
              <text:p/>
            </table:table-cell>
            <table:table-cell table:style-name="ce22" table:formula="of:=IF(ISBLANK([.$N286])=TRUE();&quot;&quot;;MAX(0;[.N286]-[.T286]))">
              <text:p/>
            </table:table-cell>
            <table:table-cell table:style-name="ce17" table:formula="of:=IF(ISBLANK([.$N286])=TRUE();&quot;&quot;;MAX(0;[.T286]-[.N286]))">
              <text:p/>
            </table:table-cell>
            <table:table-cell table:style-name="ce15" table:formula="of:=IF(ISBLANK([.$N286])=TRUE();&quot;&quot;;SUMPRODUCT([.L:.L]=[.L286];[.M:.M]=[.M286];[.T:.T]))">
              <text:p/>
            </table:table-cell>
            <table:table-cell table:style-name="ce19" table:formula="of:=IF(ISBLANK([.$N286])=TRUE();&quot;&quot;;MAX(0;[.N286]-[.W286]))">
              <text:p/>
            </table:table-cell>
            <table:table-cell table:style-name="ce17" table:formula="of:=IF(ISBLANK([.$N286])=TRUE();&quot;&quot;;MAX(0;[.W286]-[.N28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0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ippling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87])=TRUE();&quot;&quot;;[.$O287]+[.$P287]+[.$Q287]+[.$R287]+[.$S287])" office:value-type="float" office:value="1" calcext:value-type="float">
              <text:p>1</text:p>
            </table:table-cell>
            <table:table-cell table:style-name="ce22" table:formula="of:=IF(ISBLANK([.$N287])=TRUE();&quot;&quot;;MAX(0;[.N287]-[.T287]))" office:value-type="float" office:value="2" calcext:value-type="float">
              <text:p>2</text:p>
            </table:table-cell>
            <table:table-cell table:style-name="ce17" table:formula="of:=IF(ISBLANK([.$N287])=TRUE();&quot;&quot;;MAX(0;[.T287]-[.N287]))" office:value-type="float" office:value="0" calcext:value-type="float">
              <text:p>0</text:p>
            </table:table-cell>
            <table:table-cell table:style-name="ce15" table:formula="of:=IF(ISBLANK([.$N287])=TRUE();&quot;&quot;;SUMPRODUCT([.L:.L]=[.L287];[.M:.M]=[.M287];[.T:.T]))" office:value-type="float" office:value="4" calcext:value-type="float">
              <text:p>4</text:p>
            </table:table-cell>
            <table:table-cell table:style-name="ce19" table:formula="of:=IF(ISBLANK([.$N287])=TRUE();&quot;&quot;;MAX(0;[.N287]-[.W287]))" office:value-type="float" office:value="0" calcext:value-type="float">
              <text:p>0</text:p>
            </table:table-cell>
            <table:table-cell table:style-name="ce17" table:formula="of:=IF(ISBLANK([.$N287])=TRUE();&quot;&quot;;MAX(0;[.W287]-[.N28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5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88])=TRUE();&quot;&quot;;[.$O288]+[.$P288]+[.$Q288]+[.$R288]+[.$S288])">
              <text:p/>
            </table:table-cell>
            <table:table-cell table:style-name="ce22" table:formula="of:=IF(ISBLANK([.$N288])=TRUE();&quot;&quot;;MAX(0;[.N288]-[.T288]))">
              <text:p/>
            </table:table-cell>
            <table:table-cell table:style-name="ce17" table:formula="of:=IF(ISBLANK([.$N288])=TRUE();&quot;&quot;;MAX(0;[.T288]-[.N288]))">
              <text:p/>
            </table:table-cell>
            <table:table-cell table:style-name="ce15" table:formula="of:=IF(ISBLANK([.$N288])=TRUE();&quot;&quot;;SUMPRODUCT([.L:.L]=[.L288];[.M:.M]=[.M288];[.T:.T]))">
              <text:p/>
            </table:table-cell>
            <table:table-cell table:style-name="ce19" table:formula="of:=IF(ISBLANK([.$N288])=TRUE();&quot;&quot;;MAX(0;[.N288]-[.W288]))">
              <text:p/>
            </table:table-cell>
            <table:table-cell table:style-name="ce17" table:formula="of:=IF(ISBLANK([.$N288])=TRUE();&quot;&quot;;MAX(0;[.W288]-[.N288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5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289])=TRUE();&quot;&quot;;[.$O289]+[.$P289]+[.$Q289]+[.$R289]+[.$S289])">
              <text:p/>
            </table:table-cell>
            <table:table-cell table:style-name="ce22" table:formula="of:=IF(ISBLANK([.$N289])=TRUE();&quot;&quot;;MAX(0;[.N289]-[.T289]))">
              <text:p/>
            </table:table-cell>
            <table:table-cell table:style-name="ce17" table:formula="of:=IF(ISBLANK([.$N289])=TRUE();&quot;&quot;;MAX(0;[.T289]-[.N289]))">
              <text:p/>
            </table:table-cell>
            <table:table-cell table:style-name="ce15" table:formula="of:=IF(ISBLANK([.$N289])=TRUE();&quot;&quot;;SUMPRODUCT([.L:.L]=[.L289];[.M:.M]=[.M289];[.T:.T]))">
              <text:p/>
            </table:table-cell>
            <table:table-cell table:style-name="ce19" table:formula="of:=IF(ISBLANK([.$N289])=TRUE();&quot;&quot;;MAX(0;[.N289]-[.W289]))">
              <text:p/>
            </table:table-cell>
            <table:table-cell table:style-name="ce17" table:formula="of:=IF(ISBLANK([.$N289])=TRUE();&quot;&quot;;MAX(0;[.W289]-[.N28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3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pinal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90])=TRUE();&quot;&quot;;[.$O290]+[.$P290]+[.$Q290]+[.$R290]+[.$S290])" office:value-type="float" office:value="1" calcext:value-type="float">
              <text:p>1</text:p>
            </table:table-cell>
            <table:table-cell table:style-name="ce22" table:formula="of:=IF(ISBLANK([.$N290])=TRUE();&quot;&quot;;MAX(0;[.N290]-[.T290]))" office:value-type="float" office:value="2" calcext:value-type="float">
              <text:p>2</text:p>
            </table:table-cell>
            <table:table-cell table:style-name="ce17" table:formula="of:=IF(ISBLANK([.$N290])=TRUE();&quot;&quot;;MAX(0;[.T290]-[.N290]))" office:value-type="float" office:value="0" calcext:value-type="float">
              <text:p>0</text:p>
            </table:table-cell>
            <table:table-cell table:style-name="ce15" table:formula="of:=IF(ISBLANK([.$N290])=TRUE();&quot;&quot;;SUMPRODUCT([.L:.L]=[.L290];[.M:.M]=[.M290];[.T:.T]))" office:value-type="float" office:value="4" calcext:value-type="float">
              <text:p>4</text:p>
            </table:table-cell>
            <table:table-cell table:style-name="ce19" table:formula="of:=IF(ISBLANK([.$N290])=TRUE();&quot;&quot;;MAX(0;[.N290]-[.W290]))" office:value-type="float" office:value="0" calcext:value-type="float">
              <text:p>0</text:p>
            </table:table-cell>
            <table:table-cell table:style-name="ce17" table:formula="of:=IF(ISBLANK([.$N290])=TRUE();&quot;&quot;;MAX(0;[.W290]-[.N29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4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how Time!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291])=TRUE();&quot;&quot;;[.$O291]+[.$P291]+[.$Q291]+[.$R291]+[.$S291])" office:value-type="float" office:value="0" calcext:value-type="float">
              <text:p>0</text:p>
            </table:table-cell>
            <table:table-cell table:style-name="ce22" table:formula="of:=IF(ISBLANK([.$N291])=TRUE();&quot;&quot;;MAX(0;[.N291]-[.T291]))" office:value-type="float" office:value="3" calcext:value-type="float">
              <text:p>3</text:p>
            </table:table-cell>
            <table:table-cell table:style-name="ce17" table:formula="of:=IF(ISBLANK([.$N291])=TRUE();&quot;&quot;;MAX(0;[.T291]-[.N291]))" office:value-type="float" office:value="0" calcext:value-type="float">
              <text:p>0</text:p>
            </table:table-cell>
            <table:table-cell table:style-name="ce15" table:formula="of:=IF(ISBLANK([.$N291])=TRUE();&quot;&quot;;SUMPRODUCT([.L:.L]=[.L291];[.M:.M]=[.M291];[.T:.T]))" office:value-type="float" office:value="3" calcext:value-type="float">
              <text:p>3</text:p>
            </table:table-cell>
            <table:table-cell table:style-name="ce19" table:formula="of:=IF(ISBLANK([.$N291])=TRUE();&quot;&quot;;MAX(0;[.N291]-[.W291]))" office:value-type="float" office:value="0" calcext:value-type="float">
              <text:p>0</text:p>
            </table:table-cell>
            <table:table-cell table:style-name="ce17" table:formula="of:=IF(ISBLANK([.$N291])=TRUE();&quot;&quot;;MAX(0;[.W291]-[.N29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92])=TRUE();&quot;&quot;;[.$O292]+[.$P292]+[.$Q292]+[.$R292]+[.$S292])" office:value-type="float" office:value="3" calcext:value-type="float">
              <text:p>3</text:p>
            </table:table-cell>
            <table:table-cell table:style-name="ce22" table:formula="of:=IF(ISBLANK([.$N292])=TRUE();&quot;&quot;;MAX(0;[.N292]-[.T292]))" office:value-type="float" office:value="0" calcext:value-type="float">
              <text:p>0</text:p>
            </table:table-cell>
            <table:table-cell table:style-name="ce17" table:formula="of:=IF(ISBLANK([.$N292])=TRUE();&quot;&quot;;MAX(0;[.T292]-[.N292]))" office:value-type="float" office:value="0" calcext:value-type="float">
              <text:p>0</text:p>
            </table:table-cell>
            <table:table-cell table:style-name="ce15" table:formula="of:=IF(ISBLANK([.$N292])=TRUE();&quot;&quot;;SUMPRODUCT([.L:.L]=[.L292];[.M:.M]=[.M292];[.T:.T]))" office:value-type="float" office:value="6" calcext:value-type="float">
              <text:p>6</text:p>
            </table:table-cell>
            <table:table-cell table:style-name="ce19" table:formula="of:=IF(ISBLANK([.$N292])=TRUE();&quot;&quot;;MAX(0;[.N292]-[.W292]))" office:value-type="float" office:value="0" calcext:value-type="float">
              <text:p>0</text:p>
            </table:table-cell>
            <table:table-cell table:style-name="ce17" table:formula="of:=IF(ISBLANK([.$N292])=TRUE();&quot;&quot;;MAX(0;[.W292]-[.N29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93])=TRUE();&quot;&quot;;[.$O293]+[.$P293]+[.$Q293]+[.$R293]+[.$S293])" office:value-type="float" office:value="3" calcext:value-type="float">
              <text:p>3</text:p>
            </table:table-cell>
            <table:table-cell table:style-name="ce22" table:formula="of:=IF(ISBLANK([.$N293])=TRUE();&quot;&quot;;MAX(0;[.N293]-[.T293]))" office:value-type="float" office:value="0" calcext:value-type="float">
              <text:p>0</text:p>
            </table:table-cell>
            <table:table-cell table:style-name="ce17" table:formula="of:=IF(ISBLANK([.$N293])=TRUE();&quot;&quot;;MAX(0;[.T293]-[.N293]))" office:value-type="float" office:value="0" calcext:value-type="float">
              <text:p>0</text:p>
            </table:table-cell>
            <table:table-cell table:style-name="ce15" table:formula="of:=IF(ISBLANK([.$N293])=TRUE();&quot;&quot;;SUMPRODUCT([.L:.L]=[.L293];[.M:.M]=[.M293];[.T:.T]))" office:value-type="float" office:value="6" calcext:value-type="float">
              <text:p>6</text:p>
            </table:table-cell>
            <table:table-cell table:style-name="ce19" table:formula="of:=IF(ISBLANK([.$N293])=TRUE();&quot;&quot;;MAX(0;[.N293]-[.W293]))" office:value-type="float" office:value="0" calcext:value-type="float">
              <text:p>0</text:p>
            </table:table-cell>
            <table:table-cell table:style-name="ce17" table:formula="of:=IF(ISBLANK([.$N293])=TRUE();&quot;&quot;;MAX(0;[.W293]-[.N293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isabl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294])=TRUE();&quot;&quot;;[.$O294]+[.$P294]+[.$Q294]+[.$R294]+[.$S294])" office:value-type="float" office:value="1" calcext:value-type="float">
              <text:p>1</text:p>
            </table:table-cell>
            <table:table-cell table:style-name="ce22" table:formula="of:=IF(ISBLANK([.$N294])=TRUE();&quot;&quot;;MAX(0;[.N294]-[.T294]))" office:value-type="float" office:value="2" calcext:value-type="float">
              <text:p>2</text:p>
            </table:table-cell>
            <table:table-cell table:style-name="ce17" table:formula="of:=IF(ISBLANK([.$N294])=TRUE();&quot;&quot;;MAX(0;[.T294]-[.N294]))" office:value-type="float" office:value="0" calcext:value-type="float">
              <text:p>0</text:p>
            </table:table-cell>
            <table:table-cell table:style-name="ce15" table:formula="of:=IF(ISBLANK([.$N294])=TRUE();&quot;&quot;;SUMPRODUCT([.L:.L]=[.L294];[.M:.M]=[.M294];[.T:.T]))" office:value-type="float" office:value="4" calcext:value-type="float">
              <text:p>4</text:p>
            </table:table-cell>
            <table:table-cell table:style-name="ce19" table:formula="of:=IF(ISBLANK([.$N294])=TRUE();&quot;&quot;;MAX(0;[.N294]-[.W294]))" office:value-type="float" office:value="0" calcext:value-type="float">
              <text:p>0</text:p>
            </table:table-cell>
            <table:table-cell table:style-name="ce17" table:formula="of:=IF(ISBLANK([.$N294])=TRUE();&quot;&quot;;MAX(0;[.W294]-[.N29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295])=TRUE();&quot;&quot;;[.$O295]+[.$P295]+[.$Q295]+[.$R295]+[.$S295])" office:value-type="float" office:value="4" calcext:value-type="float">
              <text:p>4</text:p>
            </table:table-cell>
            <table:table-cell table:style-name="ce22" table:formula="of:=IF(ISBLANK([.$N295])=TRUE();&quot;&quot;;MAX(0;[.N295]-[.T295]))" office:value-type="float" office:value="0" calcext:value-type="float">
              <text:p>0</text:p>
            </table:table-cell>
            <table:table-cell table:style-name="ce17" table:formula="of:=IF(ISBLANK([.$N295])=TRUE();&quot;&quot;;MAX(0;[.T295]-[.N295]))" office:value-type="float" office:value="1" calcext:value-type="float">
              <text:p>1</text:p>
            </table:table-cell>
            <table:table-cell table:style-name="ce15" table:formula="of:=IF(ISBLANK([.$N295])=TRUE();&quot;&quot;;SUMPRODUCT([.L:.L]=[.L295];[.M:.M]=[.M295];[.T:.T]))" office:value-type="float" office:value="7" calcext:value-type="float">
              <text:p>7</text:p>
            </table:table-cell>
            <table:table-cell table:style-name="ce19" table:formula="of:=IF(ISBLANK([.$N295])=TRUE();&quot;&quot;;MAX(0;[.N295]-[.W295]))" office:value-type="float" office:value="0" calcext:value-type="float">
              <text:p>0</text:p>
            </table:table-cell>
            <table:table-cell table:style-name="ce17" table:formula="of:=IF(ISBLANK([.$N295])=TRUE();&quot;&quot;;MAX(0;[.W295]-[.N29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5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96])=TRUE();&quot;&quot;;[.$O296]+[.$P296]+[.$Q296]+[.$R296]+[.$S296])" office:value-type="float" office:value="3" calcext:value-type="float">
              <text:p>3</text:p>
            </table:table-cell>
            <table:table-cell table:style-name="ce22" table:formula="of:=IF(ISBLANK([.$N296])=TRUE();&quot;&quot;;MAX(0;[.N296]-[.T296]))" office:value-type="float" office:value="0" calcext:value-type="float">
              <text:p>0</text:p>
            </table:table-cell>
            <table:table-cell table:style-name="ce17" table:formula="of:=IF(ISBLANK([.$N296])=TRUE();&quot;&quot;;MAX(0;[.T296]-[.N296]))" office:value-type="float" office:value="0" calcext:value-type="float">
              <text:p>0</text:p>
            </table:table-cell>
            <table:table-cell table:style-name="ce15" table:formula="of:=IF(ISBLANK([.$N296])=TRUE();&quot;&quot;;SUMPRODUCT([.L:.L]=[.L296];[.M:.M]=[.M296];[.T:.T]))" office:value-type="float" office:value="6" calcext:value-type="float">
              <text:p>6</text:p>
            </table:table-cell>
            <table:table-cell table:style-name="ce19" table:formula="of:=IF(ISBLANK([.$N296])=TRUE();&quot;&quot;;MAX(0;[.N296]-[.W296]))" office:value-type="float" office:value="0" calcext:value-type="float">
              <text:p>0</text:p>
            </table:table-cell>
            <table:table-cell table:style-name="ce17" table:formula="of:=IF(ISBLANK([.$N296])=TRUE();&quot;&quot;;MAX(0;[.W296]-[.N29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aunch Respons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97])=TRUE();&quot;&quot;;[.$O297]+[.$P297]+[.$Q297]+[.$R297]+[.$S297])" office:value-type="float" office:value="2" calcext:value-type="float">
              <text:p>2</text:p>
            </table:table-cell>
            <table:table-cell table:style-name="ce22" table:formula="of:=IF(ISBLANK([.$N297])=TRUE();&quot;&quot;;MAX(0;[.N297]-[.T297]))" office:value-type="float" office:value="1" calcext:value-type="float">
              <text:p>1</text:p>
            </table:table-cell>
            <table:table-cell table:style-name="ce17" table:formula="of:=IF(ISBLANK([.$N297])=TRUE();&quot;&quot;;MAX(0;[.T297]-[.N297]))" office:value-type="float" office:value="0" calcext:value-type="float">
              <text:p>0</text:p>
            </table:table-cell>
            <table:table-cell table:style-name="ce15" table:formula="of:=IF(ISBLANK([.$N297])=TRUE();&quot;&quot;;SUMPRODUCT([.L:.L]=[.L297];[.M:.M]=[.M297];[.T:.T]))" office:value-type="float" office:value="5" calcext:value-type="float">
              <text:p>5</text:p>
            </table:table-cell>
            <table:table-cell table:style-name="ce19" table:formula="of:=IF(ISBLANK([.$N297])=TRUE();&quot;&quot;;MAX(0;[.N297]-[.W297]))" office:value-type="float" office:value="0" calcext:value-type="float">
              <text:p>0</text:p>
            </table:table-cell>
            <table:table-cell table:style-name="ce17" table:formula="of:=IF(ISBLANK([.$N297])=TRUE();&quot;&quot;;MAX(0;[.W297]-[.N29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298])=TRUE();&quot;&quot;;[.$O298]+[.$P298]+[.$Q298]+[.$R298]+[.$S298])" office:value-type="float" office:value="2" calcext:value-type="float">
              <text:p>2</text:p>
            </table:table-cell>
            <table:table-cell table:style-name="ce22" table:formula="of:=IF(ISBLANK([.$N298])=TRUE();&quot;&quot;;MAX(0;[.N298]-[.T298]))" office:value-type="float" office:value="1" calcext:value-type="float">
              <text:p>1</text:p>
            </table:table-cell>
            <table:table-cell table:style-name="ce17" table:formula="of:=IF(ISBLANK([.$N298])=TRUE();&quot;&quot;;MAX(0;[.T298]-[.N298]))" office:value-type="float" office:value="0" calcext:value-type="float">
              <text:p>0</text:p>
            </table:table-cell>
            <table:table-cell table:style-name="ce15" table:formula="of:=IF(ISBLANK([.$N298])=TRUE();&quot;&quot;;SUMPRODUCT([.L:.L]=[.L298];[.M:.M]=[.M298];[.T:.T]))" office:value-type="float" office:value="5" calcext:value-type="float">
              <text:p>5</text:p>
            </table:table-cell>
            <table:table-cell table:style-name="ce19" table:formula="of:=IF(ISBLANK([.$N298])=TRUE();&quot;&quot;;MAX(0;[.N298]-[.W298]))" office:value-type="float" office:value="0" calcext:value-type="float">
              <text:p>0</text:p>
            </table:table-cell>
            <table:table-cell table:style-name="ce17" table:formula="of:=IF(ISBLANK([.$N298])=TRUE();&quot;&quot;;MAX(0;[.W298]-[.N298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299])=TRUE();&quot;&quot;;[.$O299]+[.$P299]+[.$Q299]+[.$R299]+[.$S299])" office:value-type="float" office:value="3" calcext:value-type="float">
              <text:p>3</text:p>
            </table:table-cell>
            <table:table-cell table:style-name="ce22" table:formula="of:=IF(ISBLANK([.$N299])=TRUE();&quot;&quot;;MAX(0;[.N299]-[.T299]))" office:value-type="float" office:value="0" calcext:value-type="float">
              <text:p>0</text:p>
            </table:table-cell>
            <table:table-cell table:style-name="ce17" table:formula="of:=IF(ISBLANK([.$N299])=TRUE();&quot;&quot;;MAX(0;[.T299]-[.N299]))" office:value-type="float" office:value="0" calcext:value-type="float">
              <text:p>0</text:p>
            </table:table-cell>
            <table:table-cell table:style-name="ce15" table:formula="of:=IF(ISBLANK([.$N299])=TRUE();&quot;&quot;;SUMPRODUCT([.L:.L]=[.L299];[.M:.M]=[.M299];[.T:.T]))" office:value-type="float" office:value="6" calcext:value-type="float">
              <text:p>6</text:p>
            </table:table-cell>
            <table:table-cell table:style-name="ce19" table:formula="of:=IF(ISBLANK([.$N299])=TRUE();&quot;&quot;;MAX(0;[.N299]-[.W299]))" office:value-type="float" office:value="0" calcext:value-type="float">
              <text:p>0</text:p>
            </table:table-cell>
            <table:table-cell table:style-name="ce17" table:formula="of:=IF(ISBLANK([.$N299])=TRUE();&quot;&quot;;MAX(0;[.W299]-[.N29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essing of Delivera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00])=TRUE();&quot;&quot;;[.$O300]+[.$P300]+[.$Q300]+[.$R300]+[.$S300])" office:value-type="float" office:value="1" calcext:value-type="float">
              <text:p>1</text:p>
            </table:table-cell>
            <table:table-cell table:style-name="ce22" table:formula="of:=IF(ISBLANK([.$N300])=TRUE();&quot;&quot;;MAX(0;[.N300]-[.T300]))" office:value-type="float" office:value="2" calcext:value-type="float">
              <text:p>2</text:p>
            </table:table-cell>
            <table:table-cell table:style-name="ce17" table:formula="of:=IF(ISBLANK([.$N300])=TRUE();&quot;&quot;;MAX(0;[.T300]-[.N300]))" office:value-type="float" office:value="0" calcext:value-type="float">
              <text:p>0</text:p>
            </table:table-cell>
            <table:table-cell table:style-name="ce15" table:formula="of:=IF(ISBLANK([.$N300])=TRUE();&quot;&quot;;SUMPRODUCT([.L:.L]=[.L300];[.M:.M]=[.M300];[.T:.T]))" office:value-type="float" office:value="4" calcext:value-type="float">
              <text:p>4</text:p>
            </table:table-cell>
            <table:table-cell table:style-name="ce19" table:formula="of:=IF(ISBLANK([.$N300])=TRUE();&quot;&quot;;MAX(0;[.N300]-[.W300]))" office:value-type="float" office:value="0" calcext:value-type="float">
              <text:p>0</text:p>
            </table:table-cell>
            <table:table-cell table:style-name="ce17" table:formula="of:=IF(ISBLANK([.$N300])=TRUE();&quot;&quot;;MAX(0;[.W300]-[.N30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6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1])=TRUE();&quot;&quot;;[.$O301]+[.$P301]+[.$Q301]+[.$R301]+[.$S301])">
              <text:p/>
            </table:table-cell>
            <table:table-cell table:style-name="ce22" table:formula="of:=IF(ISBLANK([.$N301])=TRUE();&quot;&quot;;MAX(0;[.N301]-[.T301]))">
              <text:p/>
            </table:table-cell>
            <table:table-cell table:style-name="ce17" table:formula="of:=IF(ISBLANK([.$N301])=TRUE();&quot;&quot;;MAX(0;[.T301]-[.N301]))">
              <text:p/>
            </table:table-cell>
            <table:table-cell table:style-name="ce15" table:formula="of:=IF(ISBLANK([.$N301])=TRUE();&quot;&quot;;SUMPRODUCT([.L:.L]=[.L301];[.M:.M]=[.M301];[.T:.T]))">
              <text:p/>
            </table:table-cell>
            <table:table-cell table:style-name="ce19" table:formula="of:=IF(ISBLANK([.$N301])=TRUE();&quot;&quot;;MAX(0;[.N301]-[.W301]))">
              <text:p/>
            </table:table-cell>
            <table:table-cell table:style-name="ce17" table:formula="of:=IF(ISBLANK([.$N301])=TRUE();&quot;&quot;;MAX(0;[.W301]-[.N30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6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2])=TRUE();&quot;&quot;;[.$O302]+[.$P302]+[.$Q302]+[.$R302]+[.$S302])">
              <text:p/>
            </table:table-cell>
            <table:table-cell table:style-name="ce22" table:formula="of:=IF(ISBLANK([.$N302])=TRUE();&quot;&quot;;MAX(0;[.N302]-[.T302]))">
              <text:p/>
            </table:table-cell>
            <table:table-cell table:style-name="ce17" table:formula="of:=IF(ISBLANK([.$N302])=TRUE();&quot;&quot;;MAX(0;[.T302]-[.N302]))">
              <text:p/>
            </table:table-cell>
            <table:table-cell table:style-name="ce15" table:formula="of:=IF(ISBLANK([.$N302])=TRUE();&quot;&quot;;SUMPRODUCT([.L:.L]=[.L302];[.M:.M]=[.M302];[.T:.T]))">
              <text:p/>
            </table:table-cell>
            <table:table-cell table:style-name="ce19" table:formula="of:=IF(ISBLANK([.$N302])=TRUE();&quot;&quot;;MAX(0;[.N302]-[.W302]))">
              <text:p/>
            </table:table-cell>
            <table:table-cell table:style-name="ce17" table:formula="of:=IF(ISBLANK([.$N302])=TRUE();&quot;&quot;;MAX(0;[.W302]-[.N30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6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3])=TRUE();&quot;&quot;;[.$O303]+[.$P303]+[.$Q303]+[.$R303]+[.$S303])">
              <text:p/>
            </table:table-cell>
            <table:table-cell table:style-name="ce22" table:formula="of:=IF(ISBLANK([.$N303])=TRUE();&quot;&quot;;MAX(0;[.N303]-[.T303]))">
              <text:p/>
            </table:table-cell>
            <table:table-cell table:style-name="ce17" table:formula="of:=IF(ISBLANK([.$N303])=TRUE();&quot;&quot;;MAX(0;[.T303]-[.N303]))">
              <text:p/>
            </table:table-cell>
            <table:table-cell table:style-name="ce15" table:formula="of:=IF(ISBLANK([.$N303])=TRUE();&quot;&quot;;SUMPRODUCT([.L:.L]=[.L303];[.M:.M]=[.M303];[.T:.T]))">
              <text:p/>
            </table:table-cell>
            <table:table-cell table:style-name="ce19" table:formula="of:=IF(ISBLANK([.$N303])=TRUE();&quot;&quot;;MAX(0;[.N303]-[.W303]))">
              <text:p/>
            </table:table-cell>
            <table:table-cell table:style-name="ce17" table:formula="of:=IF(ISBLANK([.$N303])=TRUE();&quot;&quot;;MAX(0;[.W303]-[.N30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04])=TRUE();&quot;&quot;;[.$O304]+[.$P304]+[.$Q304]+[.$R304]+[.$S304])" office:value-type="float" office:value="5" calcext:value-type="float">
              <text:p>5</text:p>
            </table:table-cell>
            <table:table-cell table:style-name="ce22" table:formula="of:=IF(ISBLANK([.$N304])=TRUE();&quot;&quot;;MAX(0;[.N304]-[.T304]))" office:value-type="float" office:value="0" calcext:value-type="float">
              <text:p>0</text:p>
            </table:table-cell>
            <table:table-cell table:style-name="ce17" table:formula="of:=IF(ISBLANK([.$N304])=TRUE();&quot;&quot;;MAX(0;[.T304]-[.N304]))" office:value-type="float" office:value="2" calcext:value-type="float">
              <text:p>2</text:p>
            </table:table-cell>
            <table:table-cell table:style-name="ce15" table:formula="of:=IF(ISBLANK([.$N304])=TRUE();&quot;&quot;;SUMPRODUCT([.L:.L]=[.L304];[.M:.M]=[.M304];[.T:.T]))" office:value-type="float" office:value="8" calcext:value-type="float">
              <text:p>8</text:p>
            </table:table-cell>
            <table:table-cell table:style-name="ce19" table:formula="of:=IF(ISBLANK([.$N304])=TRUE();&quot;&quot;;MAX(0;[.N304]-[.W304]))" office:value-type="float" office:value="0" calcext:value-type="float">
              <text:p>0</text:p>
            </table:table-cell>
            <table:table-cell table:style-name="ce17" table:formula="of:=IF(ISBLANK([.$N304])=TRUE();&quot;&quot;;MAX(0;[.W304]-[.N304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05])=TRUE();&quot;&quot;;[.$O305]+[.$P305]+[.$Q305]+[.$R305]+[.$S305])" office:value-type="float" office:value="3" calcext:value-type="float">
              <text:p>3</text:p>
            </table:table-cell>
            <table:table-cell table:style-name="ce22" table:formula="of:=IF(ISBLANK([.$N305])=TRUE();&quot;&quot;;MAX(0;[.N305]-[.T305]))" office:value-type="float" office:value="0" calcext:value-type="float">
              <text:p>0</text:p>
            </table:table-cell>
            <table:table-cell table:style-name="ce17" table:formula="of:=IF(ISBLANK([.$N305])=TRUE();&quot;&quot;;MAX(0;[.T305]-[.N305]))" office:value-type="float" office:value="0" calcext:value-type="float">
              <text:p>0</text:p>
            </table:table-cell>
            <table:table-cell table:style-name="ce15" table:formula="of:=IF(ISBLANK([.$N305])=TRUE();&quot;&quot;;SUMPRODUCT([.L:.L]=[.L305];[.M:.M]=[.M305];[.T:.T]))" office:value-type="float" office:value="6" calcext:value-type="float">
              <text:p>6</text:p>
            </table:table-cell>
            <table:table-cell table:style-name="ce19" table:formula="of:=IF(ISBLANK([.$N305])=TRUE();&quot;&quot;;MAX(0;[.N305]-[.W305]))" office:value-type="float" office:value="0" calcext:value-type="float">
              <text:p>0</text:p>
            </table:table-cell>
            <table:table-cell table:style-name="ce17" table:formula="of:=IF(ISBLANK([.$N305])=TRUE();&quot;&quot;;MAX(0;[.W305]-[.N30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6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artilage Crus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06])=TRUE();&quot;&quot;;[.$O306]+[.$P306]+[.$Q306]+[.$R306]+[.$S306])" office:value-type="float" office:value="4" calcext:value-type="float">
              <text:p>4</text:p>
            </table:table-cell>
            <table:table-cell table:style-name="ce22" table:formula="of:=IF(ISBLANK([.$N306])=TRUE();&quot;&quot;;MAX(0;[.N306]-[.T306]))" office:value-type="float" office:value="0" calcext:value-type="float">
              <text:p>0</text:p>
            </table:table-cell>
            <table:table-cell table:style-name="ce17" table:formula="of:=IF(ISBLANK([.$N306])=TRUE();&quot;&quot;;MAX(0;[.T306]-[.N306]))" office:value-type="float" office:value="1" calcext:value-type="float">
              <text:p>1</text:p>
            </table:table-cell>
            <table:table-cell table:style-name="ce15" table:formula="of:=IF(ISBLANK([.$N306])=TRUE();&quot;&quot;;SUMPRODUCT([.L:.L]=[.L306];[.M:.M]=[.M306];[.T:.T]))" office:value-type="float" office:value="8" calcext:value-type="float">
              <text:p>8</text:p>
            </table:table-cell>
            <table:table-cell table:style-name="ce19" table:formula="of:=IF(ISBLANK([.$N306])=TRUE();&quot;&quot;;MAX(0;[.N306]-[.W306]))" office:value-type="float" office:value="0" calcext:value-type="float">
              <text:p>0</text:p>
            </table:table-cell>
            <table:table-cell table:style-name="ce17" table:formula="of:=IF(ISBLANK([.$N306])=TRUE();&quot;&quot;;MAX(0;[.W306]-[.N30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7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7])=TRUE();&quot;&quot;;[.$O307]+[.$P307]+[.$Q307]+[.$R307]+[.$S307])">
              <text:p/>
            </table:table-cell>
            <table:table-cell table:style-name="ce22" table:formula="of:=IF(ISBLANK([.$N307])=TRUE();&quot;&quot;;MAX(0;[.N307]-[.T307]))">
              <text:p/>
            </table:table-cell>
            <table:table-cell table:style-name="ce17" table:formula="of:=IF(ISBLANK([.$N307])=TRUE();&quot;&quot;;MAX(0;[.T307]-[.N307]))">
              <text:p/>
            </table:table-cell>
            <table:table-cell table:style-name="ce15" table:formula="of:=IF(ISBLANK([.$N307])=TRUE();&quot;&quot;;SUMPRODUCT([.L:.L]=[.L307];[.M:.M]=[.M307];[.T:.T]))">
              <text:p/>
            </table:table-cell>
            <table:table-cell table:style-name="ce19" table:formula="of:=IF(ISBLANK([.$N307])=TRUE();&quot;&quot;;MAX(0;[.N307]-[.W307]))">
              <text:p/>
            </table:table-cell>
            <table:table-cell table:style-name="ce17" table:formula="of:=IF(ISBLANK([.$N307])=TRUE();&quot;&quot;;MAX(0;[.W307]-[.N30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7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8])=TRUE();&quot;&quot;;[.$O308]+[.$P308]+[.$Q308]+[.$R308]+[.$S308])">
              <text:p/>
            </table:table-cell>
            <table:table-cell table:style-name="ce22" table:formula="of:=IF(ISBLANK([.$N308])=TRUE();&quot;&quot;;MAX(0;[.N308]-[.T308]))">
              <text:p/>
            </table:table-cell>
            <table:table-cell table:style-name="ce17" table:formula="of:=IF(ISBLANK([.$N308])=TRUE();&quot;&quot;;MAX(0;[.T308]-[.N308]))">
              <text:p/>
            </table:table-cell>
            <table:table-cell table:style-name="ce15" table:formula="of:=IF(ISBLANK([.$N308])=TRUE();&quot;&quot;;SUMPRODUCT([.L:.L]=[.L308];[.M:.M]=[.M308];[.T:.T]))">
              <text:p/>
            </table:table-cell>
            <table:table-cell table:style-name="ce19" table:formula="of:=IF(ISBLANK([.$N308])=TRUE();&quot;&quot;;MAX(0;[.N308]-[.W308]))">
              <text:p/>
            </table:table-cell>
            <table:table-cell table:style-name="ce17" table:formula="of:=IF(ISBLANK([.$N308])=TRUE();&quot;&quot;;MAX(0;[.W308]-[.N30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7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09])=TRUE();&quot;&quot;;[.$O309]+[.$P309]+[.$Q309]+[.$R309]+[.$S309])">
              <text:p/>
            </table:table-cell>
            <table:table-cell table:style-name="ce22" table:formula="of:=IF(ISBLANK([.$N309])=TRUE();&quot;&quot;;MAX(0;[.N309]-[.T309]))">
              <text:p/>
            </table:table-cell>
            <table:table-cell table:style-name="ce17" table:formula="of:=IF(ISBLANK([.$N309])=TRUE();&quot;&quot;;MAX(0;[.T309]-[.N309]))">
              <text:p/>
            </table:table-cell>
            <table:table-cell table:style-name="ce15" table:formula="of:=IF(ISBLANK([.$N309])=TRUE();&quot;&quot;;SUMPRODUCT([.L:.L]=[.L309];[.M:.M]=[.M309];[.T:.T]))">
              <text:p/>
            </table:table-cell>
            <table:table-cell table:style-name="ce19" table:formula="of:=IF(ISBLANK([.$N309])=TRUE();&quot;&quot;;MAX(0;[.N309]-[.W309]))">
              <text:p/>
            </table:table-cell>
            <table:table-cell table:style-name="ce17" table:formula="of:=IF(ISBLANK([.$N309])=TRUE();&quot;&quot;;MAX(0;[.W309]-[.N30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10])=TRUE();&quot;&quot;;[.$O310]+[.$P310]+[.$Q310]+[.$R310]+[.$S310])" office:value-type="float" office:value="6" calcext:value-type="float">
              <text:p>6</text:p>
            </table:table-cell>
            <table:table-cell table:style-name="ce22" table:formula="of:=IF(ISBLANK([.$N310])=TRUE();&quot;&quot;;MAX(0;[.N310]-[.T310]))" office:value-type="float" office:value="0" calcext:value-type="float">
              <text:p>0</text:p>
            </table:table-cell>
            <table:table-cell table:style-name="ce17" table:formula="of:=IF(ISBLANK([.$N310])=TRUE();&quot;&quot;;MAX(0;[.T310]-[.N310]))" office:value-type="float" office:value="3" calcext:value-type="float">
              <text:p>3</text:p>
            </table:table-cell>
            <table:table-cell table:style-name="ce15" table:formula="of:=IF(ISBLANK([.$N310])=TRUE();&quot;&quot;;SUMPRODUCT([.L:.L]=[.L310];[.M:.M]=[.M310];[.T:.T]))" office:value-type="float" office:value="9" calcext:value-type="float">
              <text:p>9</text:p>
            </table:table-cell>
            <table:table-cell table:style-name="ce19" table:formula="of:=IF(ISBLANK([.$N310])=TRUE();&quot;&quot;;MAX(0;[.N310]-[.W310]))" office:value-type="float" office:value="0" calcext:value-type="float">
              <text:p>0</text:p>
            </table:table-cell>
            <table:table-cell table:style-name="ce17" table:formula="of:=IF(ISBLANK([.$N310])=TRUE();&quot;&quot;;MAX(0;[.W310]-[.N31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11])=TRUE();&quot;&quot;;[.$O311]+[.$P311]+[.$Q311]+[.$R311]+[.$S311])" office:value-type="float" office:value="5" calcext:value-type="float">
              <text:p>5</text:p>
            </table:table-cell>
            <table:table-cell table:style-name="ce22" table:formula="of:=IF(ISBLANK([.$N311])=TRUE();&quot;&quot;;MAX(0;[.N311]-[.T311]))" office:value-type="float" office:value="0" calcext:value-type="float">
              <text:p>0</text:p>
            </table:table-cell>
            <table:table-cell table:style-name="ce17" table:formula="of:=IF(ISBLANK([.$N311])=TRUE();&quot;&quot;;MAX(0;[.T311]-[.N311]))" office:value-type="float" office:value="2" calcext:value-type="float">
              <text:p>2</text:p>
            </table:table-cell>
            <table:table-cell table:style-name="ce15" table:formula="of:=IF(ISBLANK([.$N311])=TRUE();&quot;&quot;;SUMPRODUCT([.L:.L]=[.L311];[.M:.M]=[.M311];[.T:.T]))" office:value-type="float" office:value="8" calcext:value-type="float">
              <text:p>8</text:p>
            </table:table-cell>
            <table:table-cell table:style-name="ce19" table:formula="of:=IF(ISBLANK([.$N311])=TRUE();&quot;&quot;;MAX(0;[.N311]-[.W311]))" office:value-type="float" office:value="0" calcext:value-type="float">
              <text:p>0</text:p>
            </table:table-cell>
            <table:table-cell table:style-name="ce17" table:formula="of:=IF(ISBLANK([.$N311])=TRUE();&quot;&quot;;MAX(0;[.W311]-[.N311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ush Confide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12])=TRUE();&quot;&quot;;[.$O312]+[.$P312]+[.$Q312]+[.$R312]+[.$S312])" office:value-type="float" office:value="5" calcext:value-type="float">
              <text:p>5</text:p>
            </table:table-cell>
            <table:table-cell table:style-name="ce22" table:formula="of:=IF(ISBLANK([.$N312])=TRUE();&quot;&quot;;MAX(0;[.N312]-[.T312]))" office:value-type="float" office:value="0" calcext:value-type="float">
              <text:p>0</text:p>
            </table:table-cell>
            <table:table-cell table:style-name="ce17" table:formula="of:=IF(ISBLANK([.$N312])=TRUE();&quot;&quot;;MAX(0;[.T312]-[.N312]))" office:value-type="float" office:value="2" calcext:value-type="float">
              <text:p>2</text:p>
            </table:table-cell>
            <table:table-cell table:style-name="ce15" table:formula="of:=IF(ISBLANK([.$N312])=TRUE();&quot;&quot;;SUMPRODUCT([.L:.L]=[.L312];[.M:.M]=[.M312];[.T:.T]))" office:value-type="float" office:value="9" calcext:value-type="float">
              <text:p>9</text:p>
            </table:table-cell>
            <table:table-cell table:style-name="ce19" table:formula="of:=IF(ISBLANK([.$N312])=TRUE();&quot;&quot;;MAX(0;[.N312]-[.W312]))" office:value-type="float" office:value="0" calcext:value-type="float">
              <text:p>0</text:p>
            </table:table-cell>
            <table:table-cell table:style-name="ce17" table:formula="of:=IF(ISBLANK([.$N312])=TRUE();&quot;&quot;;MAX(0;[.W312]-[.N312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13])=TRUE();&quot;&quot;;[.$O313]+[.$P313]+[.$Q313]+[.$R313]+[.$S313])" office:value-type="float" office:value="2" calcext:value-type="float">
              <text:p>2</text:p>
            </table:table-cell>
            <table:table-cell table:style-name="ce22" table:formula="of:=IF(ISBLANK([.$N313])=TRUE();&quot;&quot;;MAX(0;[.N313]-[.T313]))" office:value-type="float" office:value="1" calcext:value-type="float">
              <text:p>1</text:p>
            </table:table-cell>
            <table:table-cell table:style-name="ce17" table:formula="of:=IF(ISBLANK([.$N313])=TRUE();&quot;&quot;;MAX(0;[.T313]-[.N313]))" office:value-type="float" office:value="0" calcext:value-type="float">
              <text:p>0</text:p>
            </table:table-cell>
            <table:table-cell table:style-name="ce15" table:formula="of:=IF(ISBLANK([.$N313])=TRUE();&quot;&quot;;SUMPRODUCT([.L:.L]=[.L313];[.M:.M]=[.M313];[.T:.T]))" office:value-type="float" office:value="5" calcext:value-type="float">
              <text:p>5</text:p>
            </table:table-cell>
            <table:table-cell table:style-name="ce19" table:formula="of:=IF(ISBLANK([.$N313])=TRUE();&quot;&quot;;MAX(0;[.N313]-[.W313]))" office:value-type="float" office:value="0" calcext:value-type="float">
              <text:p>0</text:p>
            </table:table-cell>
            <table:table-cell table:style-name="ce17" table:formula="of:=IF(ISBLANK([.$N313])=TRUE();&quot;&quot;;MAX(0;[.W313]-[.N313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14])=TRUE();&quot;&quot;;[.$O314]+[.$P314]+[.$Q314]+[.$R314]+[.$S314])" office:value-type="float" office:value="6" calcext:value-type="float">
              <text:p>6</text:p>
            </table:table-cell>
            <table:table-cell table:style-name="ce22" table:formula="of:=IF(ISBLANK([.$N314])=TRUE();&quot;&quot;;MAX(0;[.N314]-[.T314]))" office:value-type="float" office:value="0" calcext:value-type="float">
              <text:p>0</text:p>
            </table:table-cell>
            <table:table-cell table:style-name="ce17" table:formula="of:=IF(ISBLANK([.$N314])=TRUE();&quot;&quot;;MAX(0;[.T314]-[.N314]))" office:value-type="float" office:value="3" calcext:value-type="float">
              <text:p>3</text:p>
            </table:table-cell>
            <table:table-cell table:style-name="ce15" table:formula="of:=IF(ISBLANK([.$N314])=TRUE();&quot;&quot;;SUMPRODUCT([.L:.L]=[.L314];[.M:.M]=[.M314];[.T:.T]))" office:value-type="float" office:value="9" calcext:value-type="float">
              <text:p>9</text:p>
            </table:table-cell>
            <table:table-cell table:style-name="ce19" table:formula="of:=IF(ISBLANK([.$N314])=TRUE();&quot;&quot;;MAX(0;[.N314]-[.W314]))" office:value-type="float" office:value="0" calcext:value-type="float">
              <text:p>0</text:p>
            </table:table-cell>
            <table:table-cell table:style-name="ce17" table:formula="of:=IF(ISBLANK([.$N314])=TRUE();&quot;&quot;;MAX(0;[.W314]-[.N31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7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ebilitat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15])=TRUE();&quot;&quot;;[.$O315]+[.$P315]+[.$Q315]+[.$R315]+[.$S315])" office:value-type="float" office:value="4" calcext:value-type="float">
              <text:p>4</text:p>
            </table:table-cell>
            <table:table-cell table:style-name="ce22" table:formula="of:=IF(ISBLANK([.$N315])=TRUE();&quot;&quot;;MAX(0;[.N315]-[.T315]))" office:value-type="float" office:value="0" calcext:value-type="float">
              <text:p>0</text:p>
            </table:table-cell>
            <table:table-cell table:style-name="ce17" table:formula="of:=IF(ISBLANK([.$N315])=TRUE();&quot;&quot;;MAX(0;[.T315]-[.N315]))" office:value-type="float" office:value="1" calcext:value-type="float">
              <text:p>1</text:p>
            </table:table-cell>
            <table:table-cell table:style-name="ce15" table:formula="of:=IF(ISBLANK([.$N315])=TRUE();&quot;&quot;;SUMPRODUCT([.L:.L]=[.L315];[.M:.M]=[.M315];[.T:.T]))" office:value-type="float" office:value="7" calcext:value-type="float">
              <text:p>7</text:p>
            </table:table-cell>
            <table:table-cell table:style-name="ce19" table:formula="of:=IF(ISBLANK([.$N315])=TRUE();&quot;&quot;;MAX(0;[.N315]-[.W315]))" office:value-type="float" office:value="0" calcext:value-type="float">
              <text:p>0</text:p>
            </table:table-cell>
            <table:table-cell table:style-name="ce17" table:formula="of:=IF(ISBLANK([.$N315])=TRUE();&quot;&quot;;MAX(0;[.W315]-[.N31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7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16])=TRUE();&quot;&quot;;[.$O316]+[.$P316]+[.$Q316]+[.$R316]+[.$S316])">
              <text:p/>
            </table:table-cell>
            <table:table-cell table:style-name="ce22" table:formula="of:=IF(ISBLANK([.$N316])=TRUE();&quot;&quot;;MAX(0;[.N316]-[.T316]))">
              <text:p/>
            </table:table-cell>
            <table:table-cell table:style-name="ce17" table:formula="of:=IF(ISBLANK([.$N316])=TRUE();&quot;&quot;;MAX(0;[.T316]-[.N316]))">
              <text:p/>
            </table:table-cell>
            <table:table-cell table:style-name="ce15" table:formula="of:=IF(ISBLANK([.$N316])=TRUE();&quot;&quot;;SUMPRODUCT([.L:.L]=[.L316];[.M:.M]=[.M316];[.T:.T]))">
              <text:p/>
            </table:table-cell>
            <table:table-cell table:style-name="ce19" table:formula="of:=IF(ISBLANK([.$N316])=TRUE();&quot;&quot;;MAX(0;[.N316]-[.W316]))">
              <text:p/>
            </table:table-cell>
            <table:table-cell table:style-name="ce17" table:formula="of:=IF(ISBLANK([.$N316])=TRUE();&quot;&quot;;MAX(0;[.W316]-[.N31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8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17])=TRUE();&quot;&quot;;[.$O317]+[.$P317]+[.$Q317]+[.$R317]+[.$S317])">
              <text:p/>
            </table:table-cell>
            <table:table-cell table:style-name="ce22" table:formula="of:=IF(ISBLANK([.$N317])=TRUE();&quot;&quot;;MAX(0;[.N317]-[.T317]))">
              <text:p/>
            </table:table-cell>
            <table:table-cell table:style-name="ce17" table:formula="of:=IF(ISBLANK([.$N317])=TRUE();&quot;&quot;;MAX(0;[.T317]-[.N317]))">
              <text:p/>
            </table:table-cell>
            <table:table-cell table:style-name="ce15" table:formula="of:=IF(ISBLANK([.$N317])=TRUE();&quot;&quot;;SUMPRODUCT([.L:.L]=[.L317];[.M:.M]=[.M317];[.T:.T]))">
              <text:p/>
            </table:table-cell>
            <table:table-cell table:style-name="ce19" table:formula="of:=IF(ISBLANK([.$N317])=TRUE();&quot;&quot;;MAX(0;[.N317]-[.W317]))">
              <text:p/>
            </table:table-cell>
            <table:table-cell table:style-name="ce17" table:formula="of:=IF(ISBLANK([.$N317])=TRUE();&quot;&quot;;MAX(0;[.W317]-[.N31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8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18])=TRUE();&quot;&quot;;[.$O318]+[.$P318]+[.$Q318]+[.$R318]+[.$S318])">
              <text:p/>
            </table:table-cell>
            <table:table-cell table:style-name="ce22" table:formula="of:=IF(ISBLANK([.$N318])=TRUE();&quot;&quot;;MAX(0;[.N318]-[.T318]))">
              <text:p/>
            </table:table-cell>
            <table:table-cell table:style-name="ce17" table:formula="of:=IF(ISBLANK([.$N318])=TRUE();&quot;&quot;;MAX(0;[.T318]-[.N318]))">
              <text:p/>
            </table:table-cell>
            <table:table-cell table:style-name="ce15" table:formula="of:=IF(ISBLANK([.$N318])=TRUE();&quot;&quot;;SUMPRODUCT([.L:.L]=[.L318];[.M:.M]=[.M318];[.T:.T]))">
              <text:p/>
            </table:table-cell>
            <table:table-cell table:style-name="ce19" table:formula="of:=IF(ISBLANK([.$N318])=TRUE();&quot;&quot;;MAX(0;[.N318]-[.W318]))">
              <text:p/>
            </table:table-cell>
            <table:table-cell table:style-name="ce17" table:formula="of:=IF(ISBLANK([.$N318])=TRUE();&quot;&quot;;MAX(0;[.W318]-[.N31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19])=TRUE();&quot;&quot;;[.$O319]+[.$P319]+[.$Q319]+[.$R319]+[.$S319])" office:value-type="float" office:value="4" calcext:value-type="float">
              <text:p>4</text:p>
            </table:table-cell>
            <table:table-cell table:style-name="ce22" table:formula="of:=IF(ISBLANK([.$N319])=TRUE();&quot;&quot;;MAX(0;[.N319]-[.T319]))" office:value-type="float" office:value="0" calcext:value-type="float">
              <text:p>0</text:p>
            </table:table-cell>
            <table:table-cell table:style-name="ce17" table:formula="of:=IF(ISBLANK([.$N319])=TRUE();&quot;&quot;;MAX(0;[.T319]-[.N319]))" office:value-type="float" office:value="1" calcext:value-type="float">
              <text:p>1</text:p>
            </table:table-cell>
            <table:table-cell table:style-name="ce15" table:formula="of:=IF(ISBLANK([.$N319])=TRUE();&quot;&quot;;SUMPRODUCT([.L:.L]=[.L319];[.M:.M]=[.M319];[.T:.T]))" office:value-type="float" office:value="7" calcext:value-type="float">
              <text:p>7</text:p>
            </table:table-cell>
            <table:table-cell table:style-name="ce19" table:formula="of:=IF(ISBLANK([.$N319])=TRUE();&quot;&quot;;MAX(0;[.N319]-[.W319]))" office:value-type="float" office:value="0" calcext:value-type="float">
              <text:p>0</text:p>
            </table:table-cell>
            <table:table-cell table:style-name="ce17" table:formula="of:=IF(ISBLANK([.$N319])=TRUE();&quot;&quot;;MAX(0;[.W319]-[.N31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20])=TRUE();&quot;&quot;;[.$O320]+[.$P320]+[.$Q320]+[.$R320]+[.$S320])" office:value-type="float" office:value="5" calcext:value-type="float">
              <text:p>5</text:p>
            </table:table-cell>
            <table:table-cell table:style-name="ce22" table:formula="of:=IF(ISBLANK([.$N320])=TRUE();&quot;&quot;;MAX(0;[.N320]-[.T320]))" office:value-type="float" office:value="0" calcext:value-type="float">
              <text:p>0</text:p>
            </table:table-cell>
            <table:table-cell table:style-name="ce17" table:formula="of:=IF(ISBLANK([.$N320])=TRUE();&quot;&quot;;MAX(0;[.T320]-[.N320]))" office:value-type="float" office:value="2" calcext:value-type="float">
              <text:p>2</text:p>
            </table:table-cell>
            <table:table-cell table:style-name="ce15" table:formula="of:=IF(ISBLANK([.$N320])=TRUE();&quot;&quot;;SUMPRODUCT([.L:.L]=[.L320];[.M:.M]=[.M320];[.T:.T]))" office:value-type="float" office:value="8" calcext:value-type="float">
              <text:p>8</text:p>
            </table:table-cell>
            <table:table-cell table:style-name="ce19" table:formula="of:=IF(ISBLANK([.$N320])=TRUE();&quot;&quot;;MAX(0;[.N320]-[.W320]))" office:value-type="float" office:value="0" calcext:value-type="float">
              <text:p>0</text:p>
            </table:table-cell>
            <table:table-cell table:style-name="ce17" table:formula="of:=IF(ISBLANK([.$N320])=TRUE();&quot;&quot;;MAX(0;[.W320]-[.N32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tonewall Confiden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21])=TRUE();&quot;&quot;;[.$O321]+[.$P321]+[.$Q321]+[.$R321]+[.$S321])" office:value-type="float" office:value="3" calcext:value-type="float">
              <text:p>3</text:p>
            </table:table-cell>
            <table:table-cell table:style-name="ce22" table:formula="of:=IF(ISBLANK([.$N321])=TRUE();&quot;&quot;;MAX(0;[.N321]-[.T321]))" office:value-type="float" office:value="0" calcext:value-type="float">
              <text:p>0</text:p>
            </table:table-cell>
            <table:table-cell table:style-name="ce17" table:formula="of:=IF(ISBLANK([.$N321])=TRUE();&quot;&quot;;MAX(0;[.T321]-[.N321]))" office:value-type="float" office:value="0" calcext:value-type="float">
              <text:p>0</text:p>
            </table:table-cell>
            <table:table-cell table:style-name="ce15" table:formula="of:=IF(ISBLANK([.$N321])=TRUE();&quot;&quot;;SUMPRODUCT([.L:.L]=[.L321];[.M:.M]=[.M321];[.T:.T]))" office:value-type="float" office:value="6" calcext:value-type="float">
              <text:p>6</text:p>
            </table:table-cell>
            <table:table-cell table:style-name="ce19" table:formula="of:=IF(ISBLANK([.$N321])=TRUE();&quot;&quot;;MAX(0;[.N321]-[.W321]))" office:value-type="float" office:value="0" calcext:value-type="float">
              <text:p>0</text:p>
            </table:table-cell>
            <table:table-cell table:style-name="ce17" table:formula="of:=IF(ISBLANK([.$N321])=TRUE();&quot;&quot;;MAX(0;[.W321]-[.N32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uardian</text:p>
            </table:table-cell>
            <table:table-cell table:style-name="ce2" table:content-validation-name="val8" office:value-type="string" calcext:value-type="string">
              <text:p>Token</text:p>
            </table:table-cell>
            <table:table-cell table:style-name="ce2" table:content-validation-name="val9" office:value-type="string" calcext:value-type="string">
              <text:p>Aura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eismic Surg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22])=TRUE();&quot;&quot;;[.$O322]+[.$P322]+[.$Q322]+[.$R322]+[.$S322])" office:value-type="float" office:value="1" calcext:value-type="float">
              <text:p>1</text:p>
            </table:table-cell>
            <table:table-cell table:style-name="ce22" table:formula="of:=IF(ISBLANK([.$N322])=TRUE();&quot;&quot;;MAX(0;[.N322]-[.T322]))" office:value-type="float" office:value="0" calcext:value-type="float">
              <text:p>0</text:p>
            </table:table-cell>
            <table:table-cell table:style-name="ce17" table:formula="of:=IF(ISBLANK([.$N322])=TRUE();&quot;&quot;;MAX(0;[.T322]-[.N322]))" office:value-type="float" office:value="0" calcext:value-type="float">
              <text:p>0</text:p>
            </table:table-cell>
            <table:table-cell table:style-name="ce15" table:formula="of:=IF(ISBLANK([.$N322])=TRUE();&quot;&quot;;SUMPRODUCT([.L:.L]=[.L322];[.M:.M]=[.M322];[.T:.T]))" office:value-type="float" office:value="2" calcext:value-type="float">
              <text:p>2</text:p>
            </table:table-cell>
            <table:table-cell table:style-name="ce19" table:formula="of:=IF(ISBLANK([.$N322])=TRUE();&quot;&quot;;MAX(0;[.N322]-[.W322]))" office:value-type="float" office:value="0" calcext:value-type="float">
              <text:p>0</text:p>
            </table:table-cell>
            <table:table-cell table:style-name="ce17" table:formula="of:=IF(ISBLANK([.$N322])=TRUE();&quot;&quot;;MAX(0;[.W322]-[.N322]))" office:value-type="float" office:value="1" calcext:value-type="float">
              <text:p>1</text:p>
            </table:table-cell>
            <table:table-cell table:number-columns-repeated="16359"/>
          </table:table-row>
        </table:table-row-group>
        <table:table-row table:style-name="ro1">
          <table:table-cell table:style-name="ce5" table:content-validation-name="val2" office:value-type="string" calcext:value-type="string" table:number-columns-spanned="19" table:number-rows-spanned="1">
            <text:p>1HP Ninja</text:p>
          </table:table-cell>
          <table:covered-table-cell table:style-name="ce2" table:content-validation-name="val3"/>
          <table:covered-table-cell table:style-name="ce2" table:content-validation-name="val4"/>
          <table:covered-table-cell table:style-name="ce2"/>
          <table:covered-table-cell table:style-name="ce2" table:content-validation-name="val5"/>
          <table:covered-table-cell table:style-name="ce2" table:content-validation-name="val6"/>
          <table:covered-table-cell table:style-name="ce2" table:content-validation-name="val7"/>
          <table:covered-table-cell table:style-name="ce2" table:content-validation-name="val8"/>
          <table:covered-table-cell table:number-columns-repeated="2" table:style-name="ce2" table:content-validation-name="val9"/>
          <table:covered-table-cell table:style-name="ce2" table:content-validation-name="val10"/>
          <table:covered-table-cell table:style-name="ce2"/>
          <table:covered-table-cell table:style-name="ce2" table:content-validation-name="val11"/>
          <table:covered-table-cell table:style-name="ce13"/>
          <table:covered-table-cell table:number-columns-repeated="5" table:style-name="ce23" table:content-validation-name="val2"/>
          <table:table-cell table:style-name="ce15" table:formula="of:=IF(ISBLANK([.$N323])=TRUE();&quot;&quot;;[.$O323]+[.$P323]+[.$Q323]+[.$R323]+[.$S323])">
            <text:p/>
          </table:table-cell>
          <table:table-cell table:style-name="ce22" table:formula="of:=IF(ISBLANK([.$N323])=TRUE();&quot;&quot;;MAX(0;[.N323]-[.T323]))">
            <text:p/>
          </table:table-cell>
          <table:table-cell table:style-name="ce17" table:formula="of:=IF(ISBLANK([.$N323])=TRUE();&quot;&quot;;MAX(0;[.T323]-[.N323]))">
            <text:p/>
          </table:table-cell>
          <table:table-cell table:style-name="ce15" table:formula="of:=IF(ISBLANK([.$N323])=TRUE();&quot;&quot;;SUMPRODUCT([.L:.L]=[.L323];[.M:.M]=[.M323];[.T:.T]))">
            <text:p/>
          </table:table-cell>
          <table:table-cell table:style-name="ce19" table:formula="of:=IF(ISBLANK([.$N323])=TRUE();&quot;&quot;;MAX(0;[.N323]-[.W323]))">
            <text:p/>
          </table:table-cell>
          <table:table-cell table:style-name="ce17" table:formula="of:=IF(ISBLANK([.$N323])=TRUE();&quot;&quot;;MAX(0;[.W323]-[.N323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Katsu, the Wanderer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24])=TRUE();&quot;&quot;;[.$O324]+[.$P324]+[.$Q324]+[.$R324]+[.$S324])" office:value-type="float" office:value="2" calcext:value-type="float">
              <text:p>2</text:p>
            </table:table-cell>
            <table:table-cell table:style-name="ce22" table:formula="of:=IF(ISBLANK([.$N324])=TRUE();&quot;&quot;;MAX(0;[.N324]-[.T324]))" office:value-type="float" office:value="0" calcext:value-type="float">
              <text:p>0</text:p>
            </table:table-cell>
            <table:table-cell table:style-name="ce17" table:formula="of:=IF(ISBLANK([.$N324])=TRUE();&quot;&quot;;MAX(0;[.T324]-[.N324]))" office:value-type="float" office:value="1" calcext:value-type="float">
              <text:p>1</text:p>
            </table:table-cell>
            <table:table-cell table:style-name="ce15" table:formula="of:=IF(ISBLANK([.$N324])=TRUE();&quot;&quot;;SUMPRODUCT([.L:.L]=[.L324];[.M:.M]=[.M324];[.T:.T]))" office:value-type="float" office:value="3" calcext:value-type="float">
              <text:p>3</text:p>
            </table:table-cell>
            <table:table-cell table:style-name="ce19" table:formula="of:=IF(ISBLANK([.$N324])=TRUE();&quot;&quot;;MAX(0;[.N324]-[.W324]))" office:value-type="float" office:value="0" calcext:value-type="float">
              <text:p>0</text:p>
            </table:table-cell>
            <table:table-cell table:style-name="ce17" table:formula="of:=IF(ISBLANK([.$N324])=TRUE();&quot;&quot;;MAX(0;[.W324]-[.N32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8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Katsu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25])=TRUE();&quot;&quot;;[.$O325]+[.$P325]+[.$Q325]+[.$R325]+[.$S325])" office:value-type="float" office:value="1" calcext:value-type="float">
              <text:p>1</text:p>
            </table:table-cell>
            <table:table-cell table:style-name="ce22" table:formula="of:=IF(ISBLANK([.$N325])=TRUE();&quot;&quot;;MAX(0;[.N325]-[.T325]))" office:value-type="float" office:value="0" calcext:value-type="float">
              <text:p>0</text:p>
            </table:table-cell>
            <table:table-cell table:style-name="ce17" table:formula="of:=IF(ISBLANK([.$N325])=TRUE();&quot;&quot;;MAX(0;[.T325]-[.N325]))" office:value-type="float" office:value="0" calcext:value-type="float">
              <text:p>0</text:p>
            </table:table-cell>
            <table:table-cell table:style-name="ce15" table:formula="of:=IF(ISBLANK([.$N325])=TRUE();&quot;&quot;;SUMPRODUCT([.L:.L]=[.L325];[.M:.M]=[.M325];[.T:.T]))" office:value-type="float" office:value="2" calcext:value-type="float">
              <text:p>2</text:p>
            </table:table-cell>
            <table:table-cell table:style-name="ce19" table:formula="of:=IF(ISBLANK([.$N325])=TRUE();&quot;&quot;;MAX(0;[.N325]-[.W325]))" office:value-type="float" office:value="0" calcext:value-type="float">
              <text:p>0</text:p>
            </table:table-cell>
            <table:table-cell table:style-name="ce17" table:formula="of:=IF(ISBLANK([.$N325])=TRUE();&quot;&quot;;MAX(0;[.W325]-[.N325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8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26])=TRUE();&quot;&quot;;[.$O326]+[.$P326]+[.$Q326]+[.$R326]+[.$S326])">
              <text:p/>
            </table:table-cell>
            <table:table-cell table:style-name="ce22" table:formula="of:=IF(ISBLANK([.$N326])=TRUE();&quot;&quot;;MAX(0;[.N326]-[.T326]))">
              <text:p/>
            </table:table-cell>
            <table:table-cell table:style-name="ce17" table:formula="of:=IF(ISBLANK([.$N326])=TRUE();&quot;&quot;;MAX(0;[.T326]-[.N326]))">
              <text:p/>
            </table:table-cell>
            <table:table-cell table:style-name="ce15" table:formula="of:=IF(ISBLANK([.$N326])=TRUE();&quot;&quot;;SUMPRODUCT([.L:.L]=[.L326];[.M:.M]=[.M326];[.T:.T]))">
              <text:p/>
            </table:table-cell>
            <table:table-cell table:style-name="ce19" table:formula="of:=IF(ISBLANK([.$N326])=TRUE();&quot;&quot;;MAX(0;[.N326]-[.W326]))">
              <text:p/>
            </table:table-cell>
            <table:table-cell table:style-name="ce17" table:formula="of:=IF(ISBLANK([.$N326])=TRUE();&quot;&quot;;MAX(0;[.W326]-[.N32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8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27])=TRUE();&quot;&quot;;[.$O327]+[.$P327]+[.$Q327]+[.$R327]+[.$S327])">
              <text:p/>
            </table:table-cell>
            <table:table-cell table:style-name="ce22" table:formula="of:=IF(ISBLANK([.$N327])=TRUE();&quot;&quot;;MAX(0;[.N327]-[.T327]))">
              <text:p/>
            </table:table-cell>
            <table:table-cell table:style-name="ce17" table:formula="of:=IF(ISBLANK([.$N327])=TRUE();&quot;&quot;;MAX(0;[.T327]-[.N327]))">
              <text:p/>
            </table:table-cell>
            <table:table-cell table:style-name="ce15" table:formula="of:=IF(ISBLANK([.$N327])=TRUE();&quot;&quot;;SUMPRODUCT([.L:.L]=[.L327];[.M:.M]=[.M327];[.T:.T]))">
              <text:p/>
            </table:table-cell>
            <table:table-cell table:style-name="ce19" table:formula="of:=IF(ISBLANK([.$N327])=TRUE();&quot;&quot;;MAX(0;[.N327]-[.W327]))">
              <text:p/>
            </table:table-cell>
            <table:table-cell table:style-name="ce17" table:formula="of:=IF(ISBLANK([.$N327])=TRUE();&quot;&quot;;MAX(0;[.W327]-[.N32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28])=TRUE();&quot;&quot;;[.$O328]+[.$P328]+[.$Q328]+[.$R328]+[.$S328])">
              <text:p/>
            </table:table-cell>
            <table:table-cell table:style-name="ce22" table:formula="of:=IF(ISBLANK([.$N328])=TRUE();&quot;&quot;;MAX(0;[.N328]-[.T328]))">
              <text:p/>
            </table:table-cell>
            <table:table-cell table:style-name="ce17" table:formula="of:=IF(ISBLANK([.$N328])=TRUE();&quot;&quot;;MAX(0;[.T328]-[.N328]))">
              <text:p/>
            </table:table-cell>
            <table:table-cell table:style-name="ce15" table:formula="of:=IF(ISBLANK([.$N328])=TRUE();&quot;&quot;;SUMPRODUCT([.L:.L]=[.L328];[.M:.M]=[.M328];[.T:.T]))">
              <text:p/>
            </table:table-cell>
            <table:table-cell table:style-name="ce19" table:formula="of:=IF(ISBLANK([.$N328])=TRUE();&quot;&quot;;MAX(0;[.N328]-[.W328]))">
              <text:p/>
            </table:table-cell>
            <table:table-cell table:style-name="ce17" table:formula="of:=IF(ISBLANK([.$N328])=TRUE();&quot;&quot;;MAX(0;[.W328]-[.N32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Dagger</text:p>
            </table:table-cell>
            <table:table-cell table:style-name="ce2" table:content-validation-name="val9" office:value-type="string" calcext:value-type="string">
              <text:p>(1H)</text:p>
            </table:table-cell>
            <table:table-cell table:style-name="ce2" table:content-validation-name="val10"/>
            <table:table-cell table:style-name="ce2" office:value-type="string" calcext:value-type="string">
              <text:p>Harmonized Kodachi</text:p>
            </table:table-cell>
            <table:table-cell table:style-name="ce2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29])=TRUE();&quot;&quot;;[.$O329]+[.$P329]+[.$Q329]+[.$R329]+[.$S329])" office:value-type="float" office:value="1" calcext:value-type="float">
              <text:p>1</text:p>
            </table:table-cell>
            <table:table-cell table:style-name="ce22" table:formula="of:=IF(ISBLANK([.$N329])=TRUE();&quot;&quot;;MAX(0;[.N329]-[.T329]))" office:value-type="float" office:value="1" calcext:value-type="float">
              <text:p>1</text:p>
            </table:table-cell>
            <table:table-cell table:style-name="ce17" table:formula="of:=IF(ISBLANK([.$N329])=TRUE();&quot;&quot;;MAX(0;[.T329]-[.N329]))" office:value-type="float" office:value="0" calcext:value-type="float">
              <text:p>0</text:p>
            </table:table-cell>
            <table:table-cell table:style-name="ce15" table:formula="of:=IF(ISBLANK([.$N329])=TRUE();&quot;&quot;;SUMPRODUCT([.L:.L]=[.L329];[.M:.M]=[.M329];[.T:.T]))" office:value-type="float" office:value="5" calcext:value-type="float">
              <text:p>5</text:p>
            </table:table-cell>
            <table:table-cell table:style-name="ce19" table:formula="of:=IF(ISBLANK([.$N329])=TRUE();&quot;&quot;;MAX(0;[.N329]-[.W329]))" office:value-type="float" office:value="0" calcext:value-type="float">
              <text:p>0</text:p>
            </table:table-cell>
            <table:table-cell table:style-name="ce17" table:formula="of:=IF(ISBLANK([.$N329])=TRUE();&quot;&quot;;MAX(0;[.W329]-[.N32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Dagger</text:p>
            </table:table-cell>
            <table:table-cell table:style-name="ce2" table:content-validation-name="val9" office:value-type="string" calcext:value-type="string">
              <text:p>(1H)</text:p>
            </table:table-cell>
            <table:table-cell table:style-name="ce2" table:content-validation-name="val10" office:value-type="string" calcext:value-type="string">
              <text:p>Alternate Art</text:p>
            </table:table-cell>
            <table:table-cell table:style-name="ce2" office:value-type="string" calcext:value-type="string">
              <text:p>Harmonized Kodachi</text:p>
            </table:table-cell>
            <table:table-cell table:style-name="ce2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30])=TRUE();&quot;&quot;;[.$O330]+[.$P330]+[.$Q330]+[.$R330]+[.$S330])" office:value-type="float" office:value="2" calcext:value-type="float">
              <text:p>2</text:p>
            </table:table-cell>
            <table:table-cell table:style-name="ce22" table:formula="of:=IF(ISBLANK([.$N330])=TRUE();&quot;&quot;;MAX(0;[.N330]-[.T330]))" office:value-type="float" office:value="0" calcext:value-type="float">
              <text:p>0</text:p>
            </table:table-cell>
            <table:table-cell table:style-name="ce17" table:formula="of:=IF(ISBLANK([.$N330])=TRUE();&quot;&quot;;MAX(0;[.T330]-[.N330]))" office:value-type="float" office:value="0" calcext:value-type="float">
              <text:p>0</text:p>
            </table:table-cell>
            <table:table-cell table:style-name="ce15" table:formula="of:=IF(ISBLANK([.$N330])=TRUE();&quot;&quot;;SUMPRODUCT([.L:.L]=[.L330];[.M:.M]=[.M330];[.T:.T]))" office:value-type="float" office:value="5" calcext:value-type="float">
              <text:p>5</text:p>
            </table:table-cell>
            <table:table-cell table:style-name="ce19" table:formula="of:=IF(ISBLANK([.$N330])=TRUE();&quot;&quot;;MAX(0;[.N330]-[.W330]))" office:value-type="float" office:value="0" calcext:value-type="float">
              <text:p>0</text:p>
            </table:table-cell>
            <table:table-cell table:style-name="ce17" table:formula="of:=IF(ISBLANK([.$N330])=TRUE();&quot;&quot;;MAX(0;[.W330]-[.N33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1])=TRUE();&quot;&quot;;[.$O331]+[.$P331]+[.$Q331]+[.$R331]+[.$S331])">
              <text:p/>
            </table:table-cell>
            <table:table-cell table:style-name="ce22" table:formula="of:=IF(ISBLANK([.$N331])=TRUE();&quot;&quot;;MAX(0;[.N331]-[.T331]))">
              <text:p/>
            </table:table-cell>
            <table:table-cell table:style-name="ce17" table:formula="of:=IF(ISBLANK([.$N331])=TRUE();&quot;&quot;;MAX(0;[.T331]-[.N331]))">
              <text:p/>
            </table:table-cell>
            <table:table-cell table:style-name="ce15" table:formula="of:=IF(ISBLANK([.$N331])=TRUE();&quot;&quot;;SUMPRODUCT([.L:.L]=[.L331];[.M:.M]=[.M331];[.T:.T]))">
              <text:p/>
            </table:table-cell>
            <table:table-cell table:style-name="ce19" table:formula="of:=IF(ISBLANK([.$N331])=TRUE();&quot;&quot;;MAX(0;[.N331]-[.W331]))">
              <text:p/>
            </table:table-cell>
            <table:table-cell table:style-name="ce17" table:formula="of:=IF(ISBLANK([.$N331])=TRUE();&quot;&quot;;MAX(0;[.W331]-[.N331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2])=TRUE();&quot;&quot;;[.$O332]+[.$P332]+[.$Q332]+[.$R332]+[.$S332])">
              <text:p/>
            </table:table-cell>
            <table:table-cell table:style-name="ce22" table:formula="of:=IF(ISBLANK([.$N332])=TRUE();&quot;&quot;;MAX(0;[.N332]-[.T332]))">
              <text:p/>
            </table:table-cell>
            <table:table-cell table:style-name="ce17" table:formula="of:=IF(ISBLANK([.$N332])=TRUE();&quot;&quot;;MAX(0;[.T332]-[.N332]))">
              <text:p/>
            </table:table-cell>
            <table:table-cell table:style-name="ce15" table:formula="of:=IF(ISBLANK([.$N332])=TRUE();&quot;&quot;;SUMPRODUCT([.L:.L]=[.L332];[.M:.M]=[.M332];[.T:.T]))">
              <text:p/>
            </table:table-cell>
            <table:table-cell table:style-name="ce19" table:formula="of:=IF(ISBLANK([.$N332])=TRUE();&quot;&quot;;MAX(0;[.N332]-[.W332]))">
              <text:p/>
            </table:table-cell>
            <table:table-cell table:style-name="ce17" table:formula="of:=IF(ISBLANK([.$N332])=TRUE();&quot;&quot;;MAX(0;[.W332]-[.N332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95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Mask of Momentum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333])=TRUE();&quot;&quot;;[.$O333]+[.$P333]+[.$Q333]+[.$R333]+[.$S333])" office:value-type="float" office:value="0" calcext:value-type="float">
              <text:p>0</text:p>
            </table:table-cell>
            <table:table-cell table:style-name="ce22" table:formula="of:=IF(ISBLANK([.$N333])=TRUE();&quot;&quot;;MAX(0;[.N333]-[.T333]))" office:value-type="float" office:value="1" calcext:value-type="float">
              <text:p>1</text:p>
            </table:table-cell>
            <table:table-cell table:style-name="ce17" table:formula="of:=IF(ISBLANK([.$N333])=TRUE();&quot;&quot;;MAX(0;[.T333]-[.N333]))" office:value-type="float" office:value="0" calcext:value-type="float">
              <text:p>0</text:p>
            </table:table-cell>
            <table:table-cell table:style-name="ce15" table:formula="of:=IF(ISBLANK([.$N333])=TRUE();&quot;&quot;;SUMPRODUCT([.L:.L]=[.L333];[.M:.M]=[.M333];[.T:.T]))" office:value-type="float" office:value="0" calcext:value-type="float">
              <text:p>0</text:p>
            </table:table-cell>
            <table:table-cell table:style-name="ce19" table:formula="of:=IF(ISBLANK([.$N333])=TRUE();&quot;&quot;;MAX(0;[.N333]-[.W333]))" office:value-type="float" office:value="1" calcext:value-type="float">
              <text:p>1</text:p>
            </table:table-cell>
            <table:table-cell table:style-name="ce17" table:formula="of:=IF(ISBLANK([.$N333])=TRUE();&quot;&quot;;MAX(0;[.W333]-[.N333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09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eaking Scale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34])=TRUE();&quot;&quot;;[.$O334]+[.$P334]+[.$Q334]+[.$R334]+[.$S334])" office:value-type="float" office:value="2" calcext:value-type="float">
              <text:p>2</text:p>
            </table:table-cell>
            <table:table-cell table:style-name="ce22" table:formula="of:=IF(ISBLANK([.$N334])=TRUE();&quot;&quot;;MAX(0;[.N334]-[.T334]))" office:value-type="float" office:value="0" calcext:value-type="float">
              <text:p>0</text:p>
            </table:table-cell>
            <table:table-cell table:style-name="ce17" table:formula="of:=IF(ISBLANK([.$N334])=TRUE();&quot;&quot;;MAX(0;[.T334]-[.N334]))" office:value-type="float" office:value="1" calcext:value-type="float">
              <text:p>1</text:p>
            </table:table-cell>
            <table:table-cell table:style-name="ce15" table:formula="of:=IF(ISBLANK([.$N334])=TRUE();&quot;&quot;;SUMPRODUCT([.L:.L]=[.L334];[.M:.M]=[.M334];[.T:.T]))" office:value-type="float" office:value="4" calcext:value-type="float">
              <text:p>4</text:p>
            </table:table-cell>
            <table:table-cell table:style-name="ce19" table:formula="of:=IF(ISBLANK([.$N334])=TRUE();&quot;&quot;;MAX(0;[.N334]-[.W334]))" office:value-type="float" office:value="0" calcext:value-type="float">
              <text:p>0</text:p>
            </table:table-cell>
            <table:table-cell table:style-name="ce17" table:formula="of:=IF(ISBLANK([.$N334])=TRUE();&quot;&quot;;MAX(0;[.W334]-[.N334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5])=TRUE();&quot;&quot;;[.$O335]+[.$P335]+[.$Q335]+[.$R335]+[.$S335])">
              <text:p/>
            </table:table-cell>
            <table:table-cell table:style-name="ce22" table:formula="of:=IF(ISBLANK([.$N335])=TRUE();&quot;&quot;;MAX(0;[.N335]-[.T335]))">
              <text:p/>
            </table:table-cell>
            <table:table-cell table:style-name="ce17" table:formula="of:=IF(ISBLANK([.$N335])=TRUE();&quot;&quot;;MAX(0;[.T335]-[.N335]))">
              <text:p/>
            </table:table-cell>
            <table:table-cell table:style-name="ce15" table:formula="of:=IF(ISBLANK([.$N335])=TRUE();&quot;&quot;;SUMPRODUCT([.L:.L]=[.L335];[.M:.M]=[.M335];[.T:.T]))">
              <text:p/>
            </table:table-cell>
            <table:table-cell table:style-name="ce19" table:formula="of:=IF(ISBLANK([.$N335])=TRUE();&quot;&quot;;MAX(0;[.N335]-[.W335]))">
              <text:p/>
            </table:table-cell>
            <table:table-cell table:style-name="ce17" table:formula="of:=IF(ISBLANK([.$N335])=TRUE();&quot;&quot;;MAX(0;[.W335]-[.N33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6])=TRUE();&quot;&quot;;[.$O336]+[.$P336]+[.$Q336]+[.$R336]+[.$S336])">
              <text:p/>
            </table:table-cell>
            <table:table-cell table:style-name="ce22" table:formula="of:=IF(ISBLANK([.$N336])=TRUE();&quot;&quot;;MAX(0;[.N336]-[.T336]))">
              <text:p/>
            </table:table-cell>
            <table:table-cell table:style-name="ce17" table:formula="of:=IF(ISBLANK([.$N336])=TRUE();&quot;&quot;;MAX(0;[.T336]-[.N336]))">
              <text:p/>
            </table:table-cell>
            <table:table-cell table:style-name="ce15" table:formula="of:=IF(ISBLANK([.$N336])=TRUE();&quot;&quot;;SUMPRODUCT([.L:.L]=[.L336];[.M:.M]=[.M336];[.T:.T]))">
              <text:p/>
            </table:table-cell>
            <table:table-cell table:style-name="ce19" table:formula="of:=IF(ISBLANK([.$N336])=TRUE();&quot;&quot;;MAX(0;[.N336]-[.W336]))">
              <text:p/>
            </table:table-cell>
            <table:table-cell table:style-name="ce17" table:formula="of:=IF(ISBLANK([.$N336])=TRUE();&quot;&quot;;MAX(0;[.W336]-[.N33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09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7])=TRUE();&quot;&quot;;[.$O337]+[.$P337]+[.$Q337]+[.$R337]+[.$S337])">
              <text:p/>
            </table:table-cell>
            <table:table-cell table:style-name="ce22" table:formula="of:=IF(ISBLANK([.$N337])=TRUE();&quot;&quot;;MAX(0;[.N337]-[.T337]))">
              <text:p/>
            </table:table-cell>
            <table:table-cell table:style-name="ce17" table:formula="of:=IF(ISBLANK([.$N337])=TRUE();&quot;&quot;;MAX(0;[.T337]-[.N337]))">
              <text:p/>
            </table:table-cell>
            <table:table-cell table:style-name="ce15" table:formula="of:=IF(ISBLANK([.$N337])=TRUE();&quot;&quot;;SUMPRODUCT([.L:.L]=[.L337];[.M:.M]=[.M337];[.T:.T]))">
              <text:p/>
            </table:table-cell>
            <table:table-cell table:style-name="ce19" table:formula="of:=IF(ISBLANK([.$N337])=TRUE();&quot;&quot;;MAX(0;[.N337]-[.W337]))">
              <text:p/>
            </table:table-cell>
            <table:table-cell table:style-name="ce17" table:formula="of:=IF(ISBLANK([.$N337])=TRUE();&quot;&quot;;MAX(0;[.W337]-[.N33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0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38])=TRUE();&quot;&quot;;[.$O338]+[.$P338]+[.$Q338]+[.$R338]+[.$S338])">
              <text:p/>
            </table:table-cell>
            <table:table-cell table:style-name="ce22" table:formula="of:=IF(ISBLANK([.$N338])=TRUE();&quot;&quot;;MAX(0;[.N338]-[.T338]))">
              <text:p/>
            </table:table-cell>
            <table:table-cell table:style-name="ce17" table:formula="of:=IF(ISBLANK([.$N338])=TRUE();&quot;&quot;;MAX(0;[.T338]-[.N338]))">
              <text:p/>
            </table:table-cell>
            <table:table-cell table:style-name="ce15" table:formula="of:=IF(ISBLANK([.$N338])=TRUE();&quot;&quot;;SUMPRODUCT([.L:.L]=[.L338];[.M:.M]=[.M338];[.T:.T]))">
              <text:p/>
            </table:table-cell>
            <table:table-cell table:style-name="ce19" table:formula="of:=IF(ISBLANK([.$N338])=TRUE();&quot;&quot;;MAX(0;[.N338]-[.W338]))">
              <text:p/>
            </table:table-cell>
            <table:table-cell table:style-name="ce17" table:formula="of:=IF(ISBLANK([.$N338])=TRUE();&quot;&quot;;MAX(0;[.W338]-[.N33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1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ord of Wind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39])=TRUE();&quot;&quot;;[.$O339]+[.$P339]+[.$Q339]+[.$R339]+[.$S339])" office:value-type="float" office:value="0" calcext:value-type="float">
              <text:p>0</text:p>
            </table:table-cell>
            <table:table-cell table:style-name="ce22" table:formula="of:=IF(ISBLANK([.$N339])=TRUE();&quot;&quot;;MAX(0;[.N339]-[.T339]))" office:value-type="float" office:value="3" calcext:value-type="float">
              <text:p>3</text:p>
            </table:table-cell>
            <table:table-cell table:style-name="ce17" table:formula="of:=IF(ISBLANK([.$N339])=TRUE();&quot;&quot;;MAX(0;[.T339]-[.N339]))" office:value-type="float" office:value="0" calcext:value-type="float">
              <text:p>0</text:p>
            </table:table-cell>
            <table:table-cell table:style-name="ce15" table:formula="of:=IF(ISBLANK([.$N339])=TRUE();&quot;&quot;;SUMPRODUCT([.L:.L]=[.L339];[.M:.M]=[.M339];[.T:.T]))" office:value-type="float" office:value="3" calcext:value-type="float">
              <text:p>3</text:p>
            </table:table-cell>
            <table:table-cell table:style-name="ce19" table:formula="of:=IF(ISBLANK([.$N339])=TRUE();&quot;&quot;;MAX(0;[.N339]-[.W339]))" office:value-type="float" office:value="0" calcext:value-type="float">
              <text:p>0</text:p>
            </table:table-cell>
            <table:table-cell table:style-name="ce17" table:formula="of:=IF(ISBLANK([.$N339])=TRUE();&quot;&quot;;MAX(0;[.W339]-[.N33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2</text:p>
            </table:table-cell>
            <table:table-cell table:style-name="ce2" table:content-validation-name="val5" office:value-type="string" calcext:value-type="string">
              <text:p>Super Rare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Mugenshi: RELEA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40])=TRUE();&quot;&quot;;[.$O340]+[.$P340]+[.$Q340]+[.$R340]+[.$S340])" office:value-type="float" office:value="0" calcext:value-type="float">
              <text:p>0</text:p>
            </table:table-cell>
            <table:table-cell table:style-name="ce22" table:formula="of:=IF(ISBLANK([.$N340])=TRUE();&quot;&quot;;MAX(0;[.N340]-[.T340]))" office:value-type="float" office:value="3" calcext:value-type="float">
              <text:p>3</text:p>
            </table:table-cell>
            <table:table-cell table:style-name="ce17" table:formula="of:=IF(ISBLANK([.$N340])=TRUE();&quot;&quot;;MAX(0;[.T340]-[.N340]))" office:value-type="float" office:value="0" calcext:value-type="float">
              <text:p>0</text:p>
            </table:table-cell>
            <table:table-cell table:style-name="ce15" table:formula="of:=IF(ISBLANK([.$N340])=TRUE();&quot;&quot;;SUMPRODUCT([.L:.L]=[.L340];[.M:.M]=[.M340];[.T:.T]))" office:value-type="float" office:value="3" calcext:value-type="float">
              <text:p>3</text:p>
            </table:table-cell>
            <table:table-cell table:style-name="ce19" table:formula="of:=IF(ISBLANK([.$N340])=TRUE();&quot;&quot;;MAX(0;[.N340]-[.W340]))" office:value-type="float" office:value="0" calcext:value-type="float">
              <text:p>0</text:p>
            </table:table-cell>
            <table:table-cell table:style-name="ce17" table:formula="of:=IF(ISBLANK([.$N340])=TRUE();&quot;&quot;;MAX(0;[.W340]-[.N34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3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Ancestral Empowerme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41])=TRUE();&quot;&quot;;[.$O341]+[.$P341]+[.$Q341]+[.$R341]+[.$S341])" office:value-type="float" office:value="0" calcext:value-type="float">
              <text:p>0</text:p>
            </table:table-cell>
            <table:table-cell table:style-name="ce22" table:formula="of:=IF(ISBLANK([.$N341])=TRUE();&quot;&quot;;MAX(0;[.N341]-[.T341]))" office:value-type="float" office:value="3" calcext:value-type="float">
              <text:p>3</text:p>
            </table:table-cell>
            <table:table-cell table:style-name="ce17" table:formula="of:=IF(ISBLANK([.$N341])=TRUE();&quot;&quot;;MAX(0;[.T341]-[.N341]))" office:value-type="float" office:value="0" calcext:value-type="float">
              <text:p>0</text:p>
            </table:table-cell>
            <table:table-cell table:style-name="ce15" table:formula="of:=IF(ISBLANK([.$N341])=TRUE();&quot;&quot;;SUMPRODUCT([.L:.L]=[.L341];[.M:.M]=[.M341];[.T:.T]))" office:value-type="float" office:value="3" calcext:value-type="float">
              <text:p>3</text:p>
            </table:table-cell>
            <table:table-cell table:style-name="ce19" table:formula="of:=IF(ISBLANK([.$N341])=TRUE();&quot;&quot;;MAX(0;[.N341]-[.W341]))" office:value-type="float" office:value="0" calcext:value-type="float">
              <text:p>0</text:p>
            </table:table-cell>
            <table:table-cell table:style-name="ce17" table:formula="of:=IF(ISBLANK([.$N341])=TRUE();&quot;&quot;;MAX(0;[.W341]-[.N34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42])=TRUE();&quot;&quot;;[.$O342]+[.$P342]+[.$Q342]+[.$R342]+[.$S342])" office:value-type="float" office:value="2" calcext:value-type="float">
              <text:p>2</text:p>
            </table:table-cell>
            <table:table-cell table:style-name="ce22" table:formula="of:=IF(ISBLANK([.$N342])=TRUE();&quot;&quot;;MAX(0;[.N342]-[.T342]))" office:value-type="float" office:value="1" calcext:value-type="float">
              <text:p>1</text:p>
            </table:table-cell>
            <table:table-cell table:style-name="ce17" table:formula="of:=IF(ISBLANK([.$N342])=TRUE();&quot;&quot;;MAX(0;[.T342]-[.N342]))" office:value-type="float" office:value="0" calcext:value-type="float">
              <text:p>0</text:p>
            </table:table-cell>
            <table:table-cell table:style-name="ce15" table:formula="of:=IF(ISBLANK([.$N342])=TRUE();&quot;&quot;;SUMPRODUCT([.L:.L]=[.L342];[.M:.M]=[.M342];[.T:.T]))" office:value-type="float" office:value="5" calcext:value-type="float">
              <text:p>5</text:p>
            </table:table-cell>
            <table:table-cell table:style-name="ce19" table:formula="of:=IF(ISBLANK([.$N342])=TRUE();&quot;&quot;;MAX(0;[.N342]-[.W342]))" office:value-type="float" office:value="0" calcext:value-type="float">
              <text:p>0</text:p>
            </table:table-cell>
            <table:table-cell table:style-name="ce17" table:formula="of:=IF(ISBLANK([.$N342])=TRUE();&quot;&quot;;MAX(0;[.W342]-[.N342]))" office:value-type="float" office:value="2" calcext:value-type="float">
              <text:p>2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43])=TRUE();&quot;&quot;;[.$O343]+[.$P343]+[.$Q343]+[.$R343]+[.$S343])" office:value-type="float" office:value="1" calcext:value-type="float">
              <text:p>1</text:p>
            </table:table-cell>
            <table:table-cell table:style-name="ce22" table:formula="of:=IF(ISBLANK([.$N343])=TRUE();&quot;&quot;;MAX(0;[.N343]-[.T343]))" office:value-type="float" office:value="2" calcext:value-type="float">
              <text:p>2</text:p>
            </table:table-cell>
            <table:table-cell table:style-name="ce17" table:formula="of:=IF(ISBLANK([.$N343])=TRUE();&quot;&quot;;MAX(0;[.T343]-[.N343]))" office:value-type="float" office:value="0" calcext:value-type="float">
              <text:p>0</text:p>
            </table:table-cell>
            <table:table-cell table:style-name="ce15" table:formula="of:=IF(ISBLANK([.$N343])=TRUE();&quot;&quot;;SUMPRODUCT([.L:.L]=[.L343];[.M:.M]=[.M343];[.T:.T]))" office:value-type="float" office:value="4" calcext:value-type="float">
              <text:p>4</text:p>
            </table:table-cell>
            <table:table-cell table:style-name="ce19" table:formula="of:=IF(ISBLANK([.$N343])=TRUE();&quot;&quot;;MAX(0;[.N343]-[.W343]))" office:value-type="float" office:value="0" calcext:value-type="float">
              <text:p>0</text:p>
            </table:table-cell>
            <table:table-cell table:style-name="ce17" table:formula="of:=IF(ISBLANK([.$N343])=TRUE();&quot;&quot;;MAX(0;[.W343]-[.N343]))" office:value-type="float" office:value="1" calcext:value-type="float">
              <text:p>1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0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lackout Kick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44])=TRUE();&quot;&quot;;[.$O344]+[.$P344]+[.$Q344]+[.$R344]+[.$S344])" office:value-type="float" office:value="3" calcext:value-type="float">
              <text:p>3</text:p>
            </table:table-cell>
            <table:table-cell table:style-name="ce22" table:formula="of:=IF(ISBLANK([.$N344])=TRUE();&quot;&quot;;MAX(0;[.N344]-[.T344]))" office:value-type="float" office:value="0" calcext:value-type="float">
              <text:p>0</text:p>
            </table:table-cell>
            <table:table-cell table:style-name="ce17" table:formula="of:=IF(ISBLANK([.$N344])=TRUE();&quot;&quot;;MAX(0;[.T344]-[.N344]))" office:value-type="float" office:value="0" calcext:value-type="float">
              <text:p>0</text:p>
            </table:table-cell>
            <table:table-cell table:style-name="ce15" table:formula="of:=IF(ISBLANK([.$N344])=TRUE();&quot;&quot;;SUMPRODUCT([.L:.L]=[.L344];[.M:.M]=[.M344];[.T:.T]))" office:value-type="float" office:value="6" calcext:value-type="float">
              <text:p>6</text:p>
            </table:table-cell>
            <table:table-cell table:style-name="ce19" table:formula="of:=IF(ISBLANK([.$N344])=TRUE();&quot;&quot;;MAX(0;[.N344]-[.W344]))" office:value-type="float" office:value="0" calcext:value-type="float">
              <text:p>0</text:p>
            </table:table-cell>
            <table:table-cell table:style-name="ce17" table:formula="of:=IF(ISBLANK([.$N344])=TRUE();&quot;&quot;;MAX(0;[.W344]-[.N344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0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45])=TRUE();&quot;&quot;;[.$O345]+[.$P345]+[.$Q345]+[.$R345]+[.$S345])">
              <text:p/>
            </table:table-cell>
            <table:table-cell table:style-name="ce22" table:formula="of:=IF(ISBLANK([.$N345])=TRUE();&quot;&quot;;MAX(0;[.N345]-[.T345]))">
              <text:p/>
            </table:table-cell>
            <table:table-cell table:style-name="ce17" table:formula="of:=IF(ISBLANK([.$N345])=TRUE();&quot;&quot;;MAX(0;[.T345]-[.N345]))">
              <text:p/>
            </table:table-cell>
            <table:table-cell table:style-name="ce15" table:formula="of:=IF(ISBLANK([.$N345])=TRUE();&quot;&quot;;SUMPRODUCT([.L:.L]=[.L345];[.M:.M]=[.M345];[.T:.T]))">
              <text:p/>
            </table:table-cell>
            <table:table-cell table:style-name="ce19" table:formula="of:=IF(ISBLANK([.$N345])=TRUE();&quot;&quot;;MAX(0;[.N345]-[.W345]))">
              <text:p/>
            </table:table-cell>
            <table:table-cell table:style-name="ce17" table:formula="of:=IF(ISBLANK([.$N345])=TRUE();&quot;&quot;;MAX(0;[.W345]-[.N345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0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46])=TRUE();&quot;&quot;;[.$O346]+[.$P346]+[.$Q346]+[.$R346]+[.$S346])">
              <text:p/>
            </table:table-cell>
            <table:table-cell table:style-name="ce22" table:formula="of:=IF(ISBLANK([.$N346])=TRUE();&quot;&quot;;MAX(0;[.N346]-[.T346]))">
              <text:p/>
            </table:table-cell>
            <table:table-cell table:style-name="ce17" table:formula="of:=IF(ISBLANK([.$N346])=TRUE();&quot;&quot;;MAX(0;[.T346]-[.N346]))">
              <text:p/>
            </table:table-cell>
            <table:table-cell table:style-name="ce15" table:formula="of:=IF(ISBLANK([.$N346])=TRUE();&quot;&quot;;SUMPRODUCT([.L:.L]=[.L346];[.M:.M]=[.M346];[.T:.T]))">
              <text:p/>
            </table:table-cell>
            <table:table-cell table:style-name="ce19" table:formula="of:=IF(ISBLANK([.$N346])=TRUE();&quot;&quot;;MAX(0;[.N346]-[.W346]))">
              <text:p/>
            </table:table-cell>
            <table:table-cell table:style-name="ce17" table:formula="of:=IF(ISBLANK([.$N346])=TRUE();&quot;&quot;;MAX(0;[.W346]-[.N346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0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47])=TRUE();&quot;&quot;;[.$O347]+[.$P347]+[.$Q347]+[.$R347]+[.$S347])">
              <text:p/>
            </table:table-cell>
            <table:table-cell table:style-name="ce22" table:formula="of:=IF(ISBLANK([.$N347])=TRUE();&quot;&quot;;MAX(0;[.N347]-[.T347]))">
              <text:p/>
            </table:table-cell>
            <table:table-cell table:style-name="ce17" table:formula="of:=IF(ISBLANK([.$N347])=TRUE();&quot;&quot;;MAX(0;[.T347]-[.N347]))">
              <text:p/>
            </table:table-cell>
            <table:table-cell table:style-name="ce15" table:formula="of:=IF(ISBLANK([.$N347])=TRUE();&quot;&quot;;SUMPRODUCT([.L:.L]=[.L347];[.M:.M]=[.M347];[.T:.T]))">
              <text:p/>
            </table:table-cell>
            <table:table-cell table:style-name="ce19" table:formula="of:=IF(ISBLANK([.$N347])=TRUE();&quot;&quot;;MAX(0;[.N347]-[.W347]))">
              <text:p/>
            </table:table-cell>
            <table:table-cell table:style-name="ce17" table:formula="of:=IF(ISBLANK([.$N347])=TRUE();&quot;&quot;;MAX(0;[.W347]-[.N347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1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48])=TRUE();&quot;&quot;;[.$O348]+[.$P348]+[.$Q348]+[.$R348]+[.$S348])">
              <text:p/>
            </table:table-cell>
            <table:table-cell table:style-name="ce22" table:formula="of:=IF(ISBLANK([.$N348])=TRUE();&quot;&quot;;MAX(0;[.N348]-[.T348]))">
              <text:p/>
            </table:table-cell>
            <table:table-cell table:style-name="ce17" table:formula="of:=IF(ISBLANK([.$N348])=TRUE();&quot;&quot;;MAX(0;[.T348]-[.N348]))">
              <text:p/>
            </table:table-cell>
            <table:table-cell table:style-name="ce15" table:formula="of:=IF(ISBLANK([.$N348])=TRUE();&quot;&quot;;SUMPRODUCT([.L:.L]=[.L348];[.M:.M]=[.M348];[.T:.T]))">
              <text:p/>
            </table:table-cell>
            <table:table-cell table:style-name="ce19" table:formula="of:=IF(ISBLANK([.$N348])=TRUE();&quot;&quot;;MAX(0;[.N348]-[.W348]))">
              <text:p/>
            </table:table-cell>
            <table:table-cell table:style-name="ce17" table:formula="of:=IF(ISBLANK([.$N348])=TRUE();&quot;&quot;;MAX(0;[.W348]-[.N348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1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49])=TRUE();&quot;&quot;;[.$O349]+[.$P349]+[.$Q349]+[.$R349]+[.$S349])">
              <text:p/>
            </table:table-cell>
            <table:table-cell table:style-name="ce22" table:formula="of:=IF(ISBLANK([.$N349])=TRUE();&quot;&quot;;MAX(0;[.N349]-[.T349]))">
              <text:p/>
            </table:table-cell>
            <table:table-cell table:style-name="ce17" table:formula="of:=IF(ISBLANK([.$N349])=TRUE();&quot;&quot;;MAX(0;[.T349]-[.N349]))">
              <text:p/>
            </table:table-cell>
            <table:table-cell table:style-name="ce15" table:formula="of:=IF(ISBLANK([.$N349])=TRUE();&quot;&quot;;SUMPRODUCT([.L:.L]=[.L349];[.M:.M]=[.M349];[.T:.T]))">
              <text:p/>
            </table:table-cell>
            <table:table-cell table:style-name="ce19" table:formula="of:=IF(ISBLANK([.$N349])=TRUE();&quot;&quot;;MAX(0;[.N349]-[.W349]))">
              <text:p/>
            </table:table-cell>
            <table:table-cell table:style-name="ce17" table:formula="of:=IF(ISBLANK([.$N349])=TRUE();&quot;&quot;;MAX(0;[.W349]-[.N349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1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50])=TRUE();&quot;&quot;;[.$O350]+[.$P350]+[.$Q350]+[.$R350]+[.$S350])">
              <text:p/>
            </table:table-cell>
            <table:table-cell table:style-name="ce22" table:formula="of:=IF(ISBLANK([.$N350])=TRUE();&quot;&quot;;MAX(0;[.N350]-[.T350]))">
              <text:p/>
            </table:table-cell>
            <table:table-cell table:style-name="ce17" table:formula="of:=IF(ISBLANK([.$N350])=TRUE();&quot;&quot;;MAX(0;[.T350]-[.N350]))">
              <text:p/>
            </table:table-cell>
            <table:table-cell table:style-name="ce15" table:formula="of:=IF(ISBLANK([.$N350])=TRUE();&quot;&quot;;SUMPRODUCT([.L:.L]=[.L350];[.M:.M]=[.M350];[.T:.T]))">
              <text:p/>
            </table:table-cell>
            <table:table-cell table:style-name="ce19" table:formula="of:=IF(ISBLANK([.$N350])=TRUE();&quot;&quot;;MAX(0;[.N350]-[.W350]))">
              <text:p/>
            </table:table-cell>
            <table:table-cell table:style-name="ce17" table:formula="of:=IF(ISBLANK([.$N350])=TRUE();&quot;&quot;;MAX(0;[.W350]-[.N35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51])=TRUE();&quot;&quot;;[.$O351]+[.$P351]+[.$Q351]+[.$R351]+[.$S351])" office:value-type="float" office:value="0" calcext:value-type="float">
              <text:p>0</text:p>
            </table:table-cell>
            <table:table-cell table:style-name="ce22" table:formula="of:=IF(ISBLANK([.$N351])=TRUE();&quot;&quot;;MAX(0;[.N351]-[.T351]))" office:value-type="float" office:value="3" calcext:value-type="float">
              <text:p>3</text:p>
            </table:table-cell>
            <table:table-cell table:style-name="ce17" table:formula="of:=IF(ISBLANK([.$N351])=TRUE();&quot;&quot;;MAX(0;[.T351]-[.N351]))" office:value-type="float" office:value="0" calcext:value-type="float">
              <text:p>0</text:p>
            </table:table-cell>
            <table:table-cell table:style-name="ce15" table:formula="of:=IF(ISBLANK([.$N351])=TRUE();&quot;&quot;;SUMPRODUCT([.L:.L]=[.L351];[.M:.M]=[.M351];[.T:.T]))" office:value-type="float" office:value="3" calcext:value-type="float">
              <text:p>3</text:p>
            </table:table-cell>
            <table:table-cell table:style-name="ce19" table:formula="of:=IF(ISBLANK([.$N351])=TRUE();&quot;&quot;;MAX(0;[.N351]-[.W351]))" office:value-type="float" office:value="0" calcext:value-type="float">
              <text:p>0</text:p>
            </table:table-cell>
            <table:table-cell table:style-name="ce17" table:formula="of:=IF(ISBLANK([.$N351])=TRUE();&quot;&quot;;MAX(0;[.W351]-[.N351]))" office:value-type="float" office:value="0" calcext:value-type="float">
              <text:p>0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52])=TRUE();&quot;&quot;;[.$O352]+[.$P352]+[.$Q352]+[.$R352]+[.$S352])" office:value-type="float" office:value="3" calcext:value-type="float">
              <text:p>3</text:p>
            </table:table-cell>
            <table:table-cell table:style-name="ce22" table:formula="of:=IF(ISBLANK([.$N352])=TRUE();&quot;&quot;;MAX(0;[.N352]-[.T352]))" office:value-type="float" office:value="0" calcext:value-type="float">
              <text:p>0</text:p>
            </table:table-cell>
            <table:table-cell table:style-name="ce17" table:formula="of:=IF(ISBLANK([.$N352])=TRUE();&quot;&quot;;MAX(0;[.T352]-[.N352]))" office:value-type="float" office:value="0" calcext:value-type="float">
              <text:p>0</text:p>
            </table:table-cell>
            <table:table-cell table:style-name="ce15" table:formula="of:=IF(ISBLANK([.$N352])=TRUE();&quot;&quot;;SUMPRODUCT([.L:.L]=[.L352];[.M:.M]=[.M352];[.T:.T]))" office:value-type="float" office:value="6" calcext:value-type="float">
              <text:p>6</text:p>
            </table:table-cell>
            <table:table-cell table:style-name="ce19" table:formula="of:=IF(ISBLANK([.$N352])=TRUE();&quot;&quot;;MAX(0;[.N352]-[.W352]))" office:value-type="float" office:value="0" calcext:value-type="float">
              <text:p>0</text:p>
            </table:table-cell>
            <table:table-cell table:style-name="ce17" table:formula="of:=IF(ISBLANK([.$N352])=TRUE();&quot;&quot;;MAX(0;[.W352]-[.N352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Flic Flak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53])=TRUE();&quot;&quot;;[.$O353]+[.$P353]+[.$Q353]+[.$R353]+[.$S353])" office:value-type="float" office:value="1" calcext:value-type="float">
              <text:p>1</text:p>
            </table:table-cell>
            <table:table-cell table:style-name="ce22" table:formula="of:=IF(ISBLANK([.$N353])=TRUE();&quot;&quot;;MAX(0;[.N353]-[.T353]))" office:value-type="float" office:value="2" calcext:value-type="float">
              <text:p>2</text:p>
            </table:table-cell>
            <table:table-cell table:style-name="ce17" table:formula="of:=IF(ISBLANK([.$N353])=TRUE();&quot;&quot;;MAX(0;[.T353]-[.N353]))" office:value-type="float" office:value="0" calcext:value-type="float">
              <text:p>0</text:p>
            </table:table-cell>
            <table:table-cell table:style-name="ce15" table:formula="of:=IF(ISBLANK([.$N353])=TRUE();&quot;&quot;;SUMPRODUCT([.L:.L]=[.L353];[.M:.M]=[.M353];[.T:.T]))" office:value-type="float" office:value="4" calcext:value-type="float">
              <text:p>4</text:p>
            </table:table-cell>
            <table:table-cell table:style-name="ce19" table:formula="of:=IF(ISBLANK([.$N353])=TRUE();&quot;&quot;;MAX(0;[.N353]-[.W353]))" office:value-type="float" office:value="0" calcext:value-type="float">
              <text:p>0</text:p>
            </table:table-cell>
            <table:table-cell table:style-name="ce17" table:formula="of:=IF(ISBLANK([.$N353])=TRUE();&quot;&quot;;MAX(0;[.W353]-[.N353]))" office:value-type="float" office:value="1" calcext:value-type="float">
              <text:p>1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54])=TRUE();&quot;&quot;;[.$O354]+[.$P354]+[.$Q354]+[.$R354]+[.$S354])" office:value-type="float" office:value="5" calcext:value-type="float">
              <text:p>5</text:p>
            </table:table-cell>
            <table:table-cell table:style-name="ce22" table:formula="of:=IF(ISBLANK([.$N354])=TRUE();&quot;&quot;;MAX(0;[.N354]-[.T354]))" office:value-type="float" office:value="0" calcext:value-type="float">
              <text:p>0</text:p>
            </table:table-cell>
            <table:table-cell table:style-name="ce17" table:formula="of:=IF(ISBLANK([.$N354])=TRUE();&quot;&quot;;MAX(0;[.T354]-[.N354]))" office:value-type="float" office:value="2" calcext:value-type="float">
              <text:p>2</text:p>
            </table:table-cell>
            <table:table-cell table:style-name="ce15" table:formula="of:=IF(ISBLANK([.$N354])=TRUE();&quot;&quot;;SUMPRODUCT([.L:.L]=[.L354];[.M:.M]=[.M354];[.T:.T]))" office:value-type="float" office:value="9" calcext:value-type="float">
              <text:p>9</text:p>
            </table:table-cell>
            <table:table-cell table:style-name="ce19" table:formula="of:=IF(ISBLANK([.$N354])=TRUE();&quot;&quot;;MAX(0;[.N354]-[.W354]))" office:value-type="float" office:value="0" calcext:value-type="float">
              <text:p>0</text:p>
            </table:table-cell>
            <table:table-cell table:style-name="ce17" table:formula="of:=IF(ISBLANK([.$N354])=TRUE();&quot;&quot;;MAX(0;[.W354]-[.N35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55])=TRUE();&quot;&quot;;[.$O355]+[.$P355]+[.$Q355]+[.$R355]+[.$S355])" office:value-type="float" office:value="4" calcext:value-type="float">
              <text:p>4</text:p>
            </table:table-cell>
            <table:table-cell table:style-name="ce22" table:formula="of:=IF(ISBLANK([.$N355])=TRUE();&quot;&quot;;MAX(0;[.N355]-[.T355]))" office:value-type="float" office:value="0" calcext:value-type="float">
              <text:p>0</text:p>
            </table:table-cell>
            <table:table-cell table:style-name="ce17" table:formula="of:=IF(ISBLANK([.$N355])=TRUE();&quot;&quot;;MAX(0;[.T355]-[.N355]))" office:value-type="float" office:value="1" calcext:value-type="float">
              <text:p>1</text:p>
            </table:table-cell>
            <table:table-cell table:style-name="ce15" table:formula="of:=IF(ISBLANK([.$N355])=TRUE();&quot;&quot;;SUMPRODUCT([.L:.L]=[.L355];[.M:.M]=[.M355];[.T:.T]))" office:value-type="float" office:value="7" calcext:value-type="float">
              <text:p>7</text:p>
            </table:table-cell>
            <table:table-cell table:style-name="ce19" table:formula="of:=IF(ISBLANK([.$N355])=TRUE();&quot;&quot;;MAX(0;[.N355]-[.W355]))" office:value-type="float" office:value="0" calcext:value-type="float">
              <text:p>0</text:p>
            </table:table-cell>
            <table:table-cell table:style-name="ce17" table:formula="of:=IF(ISBLANK([.$N355])=TRUE();&quot;&quot;;MAX(0;[.W355]-[.N355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eg Tap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56])=TRUE();&quot;&quot;;[.$O356]+[.$P356]+[.$Q356]+[.$R356]+[.$S356])" office:value-type="float" office:value="3" calcext:value-type="float">
              <text:p>3</text:p>
            </table:table-cell>
            <table:table-cell table:style-name="ce22" table:formula="of:=IF(ISBLANK([.$N356])=TRUE();&quot;&quot;;MAX(0;[.N356]-[.T356]))" office:value-type="float" office:value="0" calcext:value-type="float">
              <text:p>0</text:p>
            </table:table-cell>
            <table:table-cell table:style-name="ce17" table:formula="of:=IF(ISBLANK([.$N356])=TRUE();&quot;&quot;;MAX(0;[.T356]-[.N356]))" office:value-type="float" office:value="0" calcext:value-type="float">
              <text:p>0</text:p>
            </table:table-cell>
            <table:table-cell table:style-name="ce15" table:formula="of:=IF(ISBLANK([.$N356])=TRUE();&quot;&quot;;SUMPRODUCT([.L:.L]=[.L356];[.M:.M]=[.M356];[.T:.T]))" office:value-type="float" office:value="6" calcext:value-type="float">
              <text:p>6</text:p>
            </table:table-cell>
            <table:table-cell table:style-name="ce19" table:formula="of:=IF(ISBLANK([.$N356])=TRUE();&quot;&quot;;MAX(0;[.N356]-[.W356]))" office:value-type="float" office:value="0" calcext:value-type="float">
              <text:p>0</text:p>
            </table:table-cell>
            <table:table-cell table:style-name="ce17" table:formula="of:=IF(ISBLANK([.$N356])=TRUE();&quot;&quot;;MAX(0;[.W356]-[.N356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1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57])=TRUE();&quot;&quot;;[.$O357]+[.$P357]+[.$Q357]+[.$R357]+[.$S357])" office:value-type="float" office:value="6" calcext:value-type="float">
              <text:p>6</text:p>
            </table:table-cell>
            <table:table-cell table:style-name="ce22" table:formula="of:=IF(ISBLANK([.$N357])=TRUE();&quot;&quot;;MAX(0;[.N357]-[.T357]))" office:value-type="float" office:value="0" calcext:value-type="float">
              <text:p>0</text:p>
            </table:table-cell>
            <table:table-cell table:style-name="ce17" table:formula="of:=IF(ISBLANK([.$N357])=TRUE();&quot;&quot;;MAX(0;[.T357]-[.N357]))" office:value-type="float" office:value="3" calcext:value-type="float">
              <text:p>3</text:p>
            </table:table-cell>
            <table:table-cell table:style-name="ce15" table:formula="of:=IF(ISBLANK([.$N357])=TRUE();&quot;&quot;;SUMPRODUCT([.L:.L]=[.L357];[.M:.M]=[.M357];[.T:.T]))" office:value-type="float" office:value="9" calcext:value-type="float">
              <text:p>9</text:p>
            </table:table-cell>
            <table:table-cell table:style-name="ce19" table:formula="of:=IF(ISBLANK([.$N357])=TRUE();&quot;&quot;;MAX(0;[.N357]-[.W357]))" office:value-type="float" office:value="0" calcext:value-type="float">
              <text:p>0</text:p>
            </table:table-cell>
            <table:table-cell table:style-name="ce17" table:formula="of:=IF(ISBLANK([.$N357])=TRUE();&quot;&quot;;MAX(0;[.W357]-[.N35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2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58])=TRUE();&quot;&quot;;[.$O358]+[.$P358]+[.$Q358]+[.$R358]+[.$S358])" office:value-type="float" office:value="5" calcext:value-type="float">
              <text:p>5</text:p>
            </table:table-cell>
            <table:table-cell table:style-name="ce22" table:formula="of:=IF(ISBLANK([.$N358])=TRUE();&quot;&quot;;MAX(0;[.N358]-[.T358]))" office:value-type="float" office:value="0" calcext:value-type="float">
              <text:p>0</text:p>
            </table:table-cell>
            <table:table-cell table:style-name="ce17" table:formula="of:=IF(ISBLANK([.$N358])=TRUE();&quot;&quot;;MAX(0;[.T358]-[.N358]))" office:value-type="float" office:value="2" calcext:value-type="float">
              <text:p>2</text:p>
            </table:table-cell>
            <table:table-cell table:style-name="ce15" table:formula="of:=IF(ISBLANK([.$N358])=TRUE();&quot;&quot;;SUMPRODUCT([.L:.L]=[.L358];[.M:.M]=[.M358];[.T:.T]))" office:value-type="float" office:value="8" calcext:value-type="float">
              <text:p>8</text:p>
            </table:table-cell>
            <table:table-cell table:style-name="ce19" table:formula="of:=IF(ISBLANK([.$N358])=TRUE();&quot;&quot;;MAX(0;[.N358]-[.W358]))" office:value-type="float" office:value="0" calcext:value-type="float">
              <text:p>0</text:p>
            </table:table-cell>
            <table:table-cell table:style-name="ce17" table:formula="of:=IF(ISBLANK([.$N358])=TRUE();&quot;&quot;;MAX(0;[.W358]-[.N35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2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ising Knee Thrus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59])=TRUE();&quot;&quot;;[.$O359]+[.$P359]+[.$Q359]+[.$R359]+[.$S359])" office:value-type="float" office:value="6" calcext:value-type="float">
              <text:p>6</text:p>
            </table:table-cell>
            <table:table-cell table:style-name="ce22" table:formula="of:=IF(ISBLANK([.$N359])=TRUE();&quot;&quot;;MAX(0;[.N359]-[.T359]))" office:value-type="float" office:value="0" calcext:value-type="float">
              <text:p>0</text:p>
            </table:table-cell>
            <table:table-cell table:style-name="ce17" table:formula="of:=IF(ISBLANK([.$N359])=TRUE();&quot;&quot;;MAX(0;[.T359]-[.N359]))" office:value-type="float" office:value="3" calcext:value-type="float">
              <text:p>3</text:p>
            </table:table-cell>
            <table:table-cell table:style-name="ce15" table:formula="of:=IF(ISBLANK([.$N359])=TRUE();&quot;&quot;;SUMPRODUCT([.L:.L]=[.L359];[.M:.M]=[.M359];[.T:.T]))" office:value-type="float" office:value="9" calcext:value-type="float">
              <text:p>9</text:p>
            </table:table-cell>
            <table:table-cell table:style-name="ce19" table:formula="of:=IF(ISBLANK([.$N359])=TRUE();&quot;&quot;;MAX(0;[.N359]-[.W359]))" office:value-type="float" office:value="0" calcext:value-type="float">
              <text:p>0</text:p>
            </table:table-cell>
            <table:table-cell table:style-name="ce17" table:formula="of:=IF(ISBLANK([.$N359])=TRUE();&quot;&quot;;MAX(0;[.W359]-[.N35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2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0])=TRUE();&quot;&quot;;[.$O360]+[.$P360]+[.$Q360]+[.$R360]+[.$S360])">
              <text:p/>
            </table:table-cell>
            <table:table-cell table:style-name="ce22" table:formula="of:=IF(ISBLANK([.$N360])=TRUE();&quot;&quot;;MAX(0;[.N360]-[.T360]))">
              <text:p/>
            </table:table-cell>
            <table:table-cell table:style-name="ce17" table:formula="of:=IF(ISBLANK([.$N360])=TRUE();&quot;&quot;;MAX(0;[.T360]-[.N360]))">
              <text:p/>
            </table:table-cell>
            <table:table-cell table:style-name="ce15" table:formula="of:=IF(ISBLANK([.$N360])=TRUE();&quot;&quot;;SUMPRODUCT([.L:.L]=[.L360];[.M:.M]=[.M360];[.T:.T]))">
              <text:p/>
            </table:table-cell>
            <table:table-cell table:style-name="ce19" table:formula="of:=IF(ISBLANK([.$N360])=TRUE();&quot;&quot;;MAX(0;[.N360]-[.W360]))">
              <text:p/>
            </table:table-cell>
            <table:table-cell table:style-name="ce17" table:formula="of:=IF(ISBLANK([.$N360])=TRUE();&quot;&quot;;MAX(0;[.W360]-[.N36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2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1])=TRUE();&quot;&quot;;[.$O361]+[.$P361]+[.$Q361]+[.$R361]+[.$S361])">
              <text:p/>
            </table:table-cell>
            <table:table-cell table:style-name="ce22" table:formula="of:=IF(ISBLANK([.$N361])=TRUE();&quot;&quot;;MAX(0;[.N361]-[.T361]))">
              <text:p/>
            </table:table-cell>
            <table:table-cell table:style-name="ce17" table:formula="of:=IF(ISBLANK([.$N361])=TRUE();&quot;&quot;;MAX(0;[.T361]-[.N361]))">
              <text:p/>
            </table:table-cell>
            <table:table-cell table:style-name="ce15" table:formula="of:=IF(ISBLANK([.$N361])=TRUE();&quot;&quot;;SUMPRODUCT([.L:.L]=[.L361];[.M:.M]=[.M361];[.T:.T]))">
              <text:p/>
            </table:table-cell>
            <table:table-cell table:style-name="ce19" table:formula="of:=IF(ISBLANK([.$N361])=TRUE();&quot;&quot;;MAX(0;[.N361]-[.W361]))">
              <text:p/>
            </table:table-cell>
            <table:table-cell table:style-name="ce17" table:formula="of:=IF(ISBLANK([.$N361])=TRUE();&quot;&quot;;MAX(0;[.W361]-[.N36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2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2])=TRUE();&quot;&quot;;[.$O362]+[.$P362]+[.$Q362]+[.$R362]+[.$S362])">
              <text:p/>
            </table:table-cell>
            <table:table-cell table:style-name="ce22" table:formula="of:=IF(ISBLANK([.$N362])=TRUE();&quot;&quot;;MAX(0;[.N362]-[.T362]))">
              <text:p/>
            </table:table-cell>
            <table:table-cell table:style-name="ce17" table:formula="of:=IF(ISBLANK([.$N362])=TRUE();&quot;&quot;;MAX(0;[.T362]-[.N362]))">
              <text:p/>
            </table:table-cell>
            <table:table-cell table:style-name="ce15" table:formula="of:=IF(ISBLANK([.$N362])=TRUE();&quot;&quot;;SUMPRODUCT([.L:.L]=[.L362];[.M:.M]=[.M362];[.T:.T]))">
              <text:p/>
            </table:table-cell>
            <table:table-cell table:style-name="ce19" table:formula="of:=IF(ISBLANK([.$N362])=TRUE();&quot;&quot;;MAX(0;[.N362]-[.W362]))">
              <text:p/>
            </table:table-cell>
            <table:table-cell table:style-name="ce17" table:formula="of:=IF(ISBLANK([.$N362])=TRUE();&quot;&quot;;MAX(0;[.W362]-[.N36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2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363])=TRUE();&quot;&quot;;[.$O363]+[.$P363]+[.$Q363]+[.$R363]+[.$S363])" office:value-type="float" office:value="7" calcext:value-type="float">
              <text:p>7</text:p>
            </table:table-cell>
            <table:table-cell table:style-name="ce22" table:formula="of:=IF(ISBLANK([.$N363])=TRUE();&quot;&quot;;MAX(0;[.N363]-[.T363]))" office:value-type="float" office:value="0" calcext:value-type="float">
              <text:p>0</text:p>
            </table:table-cell>
            <table:table-cell table:style-name="ce17" table:formula="of:=IF(ISBLANK([.$N363])=TRUE();&quot;&quot;;MAX(0;[.T363]-[.N363]))" office:value-type="float" office:value="4" calcext:value-type="float">
              <text:p>4</text:p>
            </table:table-cell>
            <table:table-cell table:style-name="ce15" table:formula="of:=IF(ISBLANK([.$N363])=TRUE();&quot;&quot;;SUMPRODUCT([.L:.L]=[.L363];[.M:.M]=[.M363];[.T:.T]))" office:value-type="float" office:value="10" calcext:value-type="float">
              <text:p>10</text:p>
            </table:table-cell>
            <table:table-cell table:style-name="ce19" table:formula="of:=IF(ISBLANK([.$N363])=TRUE();&quot;&quot;;MAX(0;[.N363]-[.W363]))" office:value-type="float" office:value="0" calcext:value-type="float">
              <text:p>0</text:p>
            </table:table-cell>
            <table:table-cell table:style-name="ce17" table:formula="of:=IF(ISBLANK([.$N363])=TRUE();&quot;&quot;;MAX(0;[.W363]-[.N363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2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64])=TRUE();&quot;&quot;;[.$O364]+[.$P364]+[.$Q364]+[.$R364]+[.$S364])" office:value-type="float" office:value="6" calcext:value-type="float">
              <text:p>6</text:p>
            </table:table-cell>
            <table:table-cell table:style-name="ce22" table:formula="of:=IF(ISBLANK([.$N364])=TRUE();&quot;&quot;;MAX(0;[.N364]-[.T364]))" office:value-type="float" office:value="0" calcext:value-type="float">
              <text:p>0</text:p>
            </table:table-cell>
            <table:table-cell table:style-name="ce17" table:formula="of:=IF(ISBLANK([.$N364])=TRUE();&quot;&quot;;MAX(0;[.T364]-[.N364]))" office:value-type="float" office:value="3" calcext:value-type="float">
              <text:p>3</text:p>
            </table:table-cell>
            <table:table-cell table:style-name="ce15" table:formula="of:=IF(ISBLANK([.$N364])=TRUE();&quot;&quot;;SUMPRODUCT([.L:.L]=[.L364];[.M:.M]=[.M364];[.T:.T]))" office:value-type="float" office:value="9" calcext:value-type="float">
              <text:p>9</text:p>
            </table:table-cell>
            <table:table-cell table:style-name="ce19" table:formula="of:=IF(ISBLANK([.$N364])=TRUE();&quot;&quot;;MAX(0;[.N364]-[.W364]))" office:value-type="float" office:value="0" calcext:value-type="float">
              <text:p>0</text:p>
            </table:table-cell>
            <table:table-cell table:style-name="ce17" table:formula="of:=IF(ISBLANK([.$N364])=TRUE();&quot;&quot;;MAX(0;[.W364]-[.N36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2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urging Strik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365])=TRUE();&quot;&quot;;[.$O365]+[.$P365]+[.$Q365]+[.$R365]+[.$S365])" office:value-type="float" office:value="5" calcext:value-type="float">
              <text:p>5</text:p>
            </table:table-cell>
            <table:table-cell table:style-name="ce22" table:formula="of:=IF(ISBLANK([.$N365])=TRUE();&quot;&quot;;MAX(0;[.N365]-[.T365]))" office:value-type="float" office:value="0" calcext:value-type="float">
              <text:p>0</text:p>
            </table:table-cell>
            <table:table-cell table:style-name="ce17" table:formula="of:=IF(ISBLANK([.$N365])=TRUE();&quot;&quot;;MAX(0;[.T365]-[.N365]))" office:value-type="float" office:value="2" calcext:value-type="float">
              <text:p>2</text:p>
            </table:table-cell>
            <table:table-cell table:style-name="ce15" table:formula="of:=IF(ISBLANK([.$N365])=TRUE();&quot;&quot;;SUMPRODUCT([.L:.L]=[.L365];[.M:.M]=[.M365];[.T:.T]))" office:value-type="float" office:value="8" calcext:value-type="float">
              <text:p>8</text:p>
            </table:table-cell>
            <table:table-cell table:style-name="ce19" table:formula="of:=IF(ISBLANK([.$N365])=TRUE();&quot;&quot;;MAX(0;[.N365]-[.W365]))" office:value-type="float" office:value="0" calcext:value-type="float">
              <text:p>0</text:p>
            </table:table-cell>
            <table:table-cell table:style-name="ce17" table:formula="of:=IF(ISBLANK([.$N365])=TRUE();&quot;&quot;;MAX(0;[.W365]-[.N36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2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6])=TRUE();&quot;&quot;;[.$O366]+[.$P366]+[.$Q366]+[.$R366]+[.$S366])">
              <text:p/>
            </table:table-cell>
            <table:table-cell table:style-name="ce22" table:formula="of:=IF(ISBLANK([.$N366])=TRUE();&quot;&quot;;MAX(0;[.N366]-[.T366]))">
              <text:p/>
            </table:table-cell>
            <table:table-cell table:style-name="ce17" table:formula="of:=IF(ISBLANK([.$N366])=TRUE();&quot;&quot;;MAX(0;[.T366]-[.N366]))">
              <text:p/>
            </table:table-cell>
            <table:table-cell table:style-name="ce15" table:formula="of:=IF(ISBLANK([.$N366])=TRUE();&quot;&quot;;SUMPRODUCT([.L:.L]=[.L366];[.M:.M]=[.M366];[.T:.T]))">
              <text:p/>
            </table:table-cell>
            <table:table-cell table:style-name="ce19" table:formula="of:=IF(ISBLANK([.$N366])=TRUE();&quot;&quot;;MAX(0;[.N366]-[.W366]))">
              <text:p/>
            </table:table-cell>
            <table:table-cell table:style-name="ce17" table:formula="of:=IF(ISBLANK([.$N366])=TRUE();&quot;&quot;;MAX(0;[.W366]-[.N36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2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7])=TRUE();&quot;&quot;;[.$O367]+[.$P367]+[.$Q367]+[.$R367]+[.$S367])">
              <text:p/>
            </table:table-cell>
            <table:table-cell table:style-name="ce22" table:formula="of:=IF(ISBLANK([.$N367])=TRUE();&quot;&quot;;MAX(0;[.N367]-[.T367]))">
              <text:p/>
            </table:table-cell>
            <table:table-cell table:style-name="ce17" table:formula="of:=IF(ISBLANK([.$N367])=TRUE();&quot;&quot;;MAX(0;[.T367]-[.N367]))">
              <text:p/>
            </table:table-cell>
            <table:table-cell table:style-name="ce15" table:formula="of:=IF(ISBLANK([.$N367])=TRUE();&quot;&quot;;SUMPRODUCT([.L:.L]=[.L367];[.M:.M]=[.M367];[.T:.T]))">
              <text:p/>
            </table:table-cell>
            <table:table-cell table:style-name="ce19" table:formula="of:=IF(ISBLANK([.$N367])=TRUE();&quot;&quot;;MAX(0;[.N367]-[.W367]))">
              <text:p/>
            </table:table-cell>
            <table:table-cell table:style-name="ce17" table:formula="of:=IF(ISBLANK([.$N367])=TRUE();&quot;&quot;;MAX(0;[.W367]-[.N36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3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68])=TRUE();&quot;&quot;;[.$O368]+[.$P368]+[.$Q368]+[.$R368]+[.$S368])">
              <text:p/>
            </table:table-cell>
            <table:table-cell table:style-name="ce22" table:formula="of:=IF(ISBLANK([.$N368])=TRUE();&quot;&quot;;MAX(0;[.N368]-[.T368]))">
              <text:p/>
            </table:table-cell>
            <table:table-cell table:style-name="ce17" table:formula="of:=IF(ISBLANK([.$N368])=TRUE();&quot;&quot;;MAX(0;[.T368]-[.N368]))">
              <text:p/>
            </table:table-cell>
            <table:table-cell table:style-name="ce15" table:formula="of:=IF(ISBLANK([.$N368])=TRUE();&quot;&quot;;SUMPRODUCT([.L:.L]=[.L368];[.M:.M]=[.M368];[.T:.T]))">
              <text:p/>
            </table:table-cell>
            <table:table-cell table:style-name="ce19" table:formula="of:=IF(ISBLANK([.$N368])=TRUE();&quot;&quot;;MAX(0;[.N368]-[.W368]))">
              <text:p/>
            </table:table-cell>
            <table:table-cell table:style-name="ce17" table:formula="of:=IF(ISBLANK([.$N368])=TRUE();&quot;&quot;;MAX(0;[.W368]-[.N36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3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69])=TRUE();&quot;&quot;;[.$O369]+[.$P369]+[.$Q369]+[.$R369]+[.$S369])" office:value-type="float" office:value="6" calcext:value-type="float">
              <text:p>6</text:p>
            </table:table-cell>
            <table:table-cell table:style-name="ce22" table:formula="of:=IF(ISBLANK([.$N369])=TRUE();&quot;&quot;;MAX(0;[.N369]-[.T369]))" office:value-type="float" office:value="0" calcext:value-type="float">
              <text:p>0</text:p>
            </table:table-cell>
            <table:table-cell table:style-name="ce17" table:formula="of:=IF(ISBLANK([.$N369])=TRUE();&quot;&quot;;MAX(0;[.T369]-[.N369]))" office:value-type="float" office:value="3" calcext:value-type="float">
              <text:p>3</text:p>
            </table:table-cell>
            <table:table-cell table:style-name="ce15" table:formula="of:=IF(ISBLANK([.$N369])=TRUE();&quot;&quot;;SUMPRODUCT([.L:.L]=[.L369];[.M:.M]=[.M369];[.T:.T]))" office:value-type="float" office:value="9" calcext:value-type="float">
              <text:p>9</text:p>
            </table:table-cell>
            <table:table-cell table:style-name="ce19" table:formula="of:=IF(ISBLANK([.$N369])=TRUE();&quot;&quot;;MAX(0;[.N369]-[.W369]))" office:value-type="float" office:value="0" calcext:value-type="float">
              <text:p>0</text:p>
            </table:table-cell>
            <table:table-cell table:style-name="ce17" table:formula="of:=IF(ISBLANK([.$N369])=TRUE();&quot;&quot;;MAX(0;[.W369]-[.N36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3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70])=TRUE();&quot;&quot;;[.$O370]+[.$P370]+[.$Q370]+[.$R370]+[.$S370])" office:value-type="float" office:value="4" calcext:value-type="float">
              <text:p>4</text:p>
            </table:table-cell>
            <table:table-cell table:style-name="ce22" table:formula="of:=IF(ISBLANK([.$N370])=TRUE();&quot;&quot;;MAX(0;[.N370]-[.T370]))" office:value-type="float" office:value="0" calcext:value-type="float">
              <text:p>0</text:p>
            </table:table-cell>
            <table:table-cell table:style-name="ce17" table:formula="of:=IF(ISBLANK([.$N370])=TRUE();&quot;&quot;;MAX(0;[.T370]-[.N370]))" office:value-type="float" office:value="1" calcext:value-type="float">
              <text:p>1</text:p>
            </table:table-cell>
            <table:table-cell table:style-name="ce15" table:formula="of:=IF(ISBLANK([.$N370])=TRUE();&quot;&quot;;SUMPRODUCT([.L:.L]=[.L370];[.M:.M]=[.M370];[.T:.T]))" office:value-type="float" office:value="7" calcext:value-type="float">
              <text:p>7</text:p>
            </table:table-cell>
            <table:table-cell table:style-name="ce19" table:formula="of:=IF(ISBLANK([.$N370])=TRUE();&quot;&quot;;MAX(0;[.N370]-[.W370]))" office:value-type="float" office:value="0" calcext:value-type="float">
              <text:p>0</text:p>
            </table:table-cell>
            <table:table-cell table:style-name="ce17" table:formula="of:=IF(ISBLANK([.$N370])=TRUE();&quot;&quot;;MAX(0;[.W370]-[.N37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3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Ninja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helming Gustwav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371])=TRUE();&quot;&quot;;[.$O371]+[.$P371]+[.$Q371]+[.$R371]+[.$S371])" office:value-type="float" office:value="6" calcext:value-type="float">
              <text:p>6</text:p>
            </table:table-cell>
            <table:table-cell table:style-name="ce22" table:formula="of:=IF(ISBLANK([.$N371])=TRUE();&quot;&quot;;MAX(0;[.N371]-[.T371]))" office:value-type="float" office:value="0" calcext:value-type="float">
              <text:p>0</text:p>
            </table:table-cell>
            <table:table-cell table:style-name="ce17" table:formula="of:=IF(ISBLANK([.$N371])=TRUE();&quot;&quot;;MAX(0;[.T371]-[.N371]))" office:value-type="float" office:value="3" calcext:value-type="float">
              <text:p>3</text:p>
            </table:table-cell>
            <table:table-cell table:style-name="ce15" table:formula="of:=IF(ISBLANK([.$N371])=TRUE();&quot;&quot;;SUMPRODUCT([.L:.L]=[.L371];[.M:.M]=[.M371];[.T:.T]))" office:value-type="float" office:value="9" calcext:value-type="float">
              <text:p>9</text:p>
            </table:table-cell>
            <table:table-cell table:style-name="ce19" table:formula="of:=IF(ISBLANK([.$N371])=TRUE();&quot;&quot;;MAX(0;[.N371]-[.W371]))" office:value-type="float" office:value="0" calcext:value-type="float">
              <text:p>0</text:p>
            </table:table-cell>
            <table:table-cell table:style-name="ce17" table:formula="of:=IF(ISBLANK([.$N371])=TRUE();&quot;&quot;;MAX(0;[.W371]-[.N371]))" office:value-type="float" office:value="6" calcext:value-type="float">
              <text:p>6</text:p>
            </table:table-cell>
            <table:table-cell table:number-columns-repeated="16359"/>
          </table:table-row>
        </table:table-row-group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134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372])=TRUE();&quot;&quot;;[.$O372]+[.$P372]+[.$Q372]+[.$R372]+[.$S372])">
            <text:p/>
          </table:table-cell>
          <table:table-cell table:style-name="ce22" table:formula="of:=IF(ISBLANK([.$N372])=TRUE();&quot;&quot;;MAX(0;[.N372]-[.T372]))">
            <text:p/>
          </table:table-cell>
          <table:table-cell table:style-name="ce17" table:formula="of:=IF(ISBLANK([.$N372])=TRUE();&quot;&quot;;MAX(0;[.T372]-[.N372]))">
            <text:p/>
          </table:table-cell>
          <table:table-cell table:style-name="ce15" table:formula="of:=IF(ISBLANK([.$N372])=TRUE();&quot;&quot;;SUMPRODUCT([.L:.L]=[.L372];[.M:.M]=[.M372];[.T:.T]))">
            <text:p/>
          </table:table-cell>
          <table:table-cell table:style-name="ce19" table:formula="of:=IF(ISBLANK([.$N372])=TRUE();&quot;&quot;;MAX(0;[.N372]-[.W372]))">
            <text:p/>
          </table:table-cell>
          <table:table-cell table:style-name="ce17" table:formula="of:=IF(ISBLANK([.$N372])=TRUE();&quot;&quot;;MAX(0;[.W372]-[.N372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135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373])=TRUE();&quot;&quot;;[.$O373]+[.$P373]+[.$Q373]+[.$R373]+[.$S373])">
            <text:p/>
          </table:table-cell>
          <table:table-cell table:style-name="ce22" table:formula="of:=IF(ISBLANK([.$N373])=TRUE();&quot;&quot;;MAX(0;[.N373]-[.T373]))">
            <text:p/>
          </table:table-cell>
          <table:table-cell table:style-name="ce17" table:formula="of:=IF(ISBLANK([.$N373])=TRUE();&quot;&quot;;MAX(0;[.T373]-[.N373]))">
            <text:p/>
          </table:table-cell>
          <table:table-cell table:style-name="ce15" table:formula="of:=IF(ISBLANK([.$N373])=TRUE();&quot;&quot;;SUMPRODUCT([.L:.L]=[.L373];[.M:.M]=[.M373];[.T:.T]))">
            <text:p/>
          </table:table-cell>
          <table:table-cell table:style-name="ce19" table:formula="of:=IF(ISBLANK([.$N373])=TRUE();&quot;&quot;;MAX(0;[.N373]-[.W373]))">
            <text:p/>
          </table:table-cell>
          <table:table-cell table:style-name="ce17" table:formula="of:=IF(ISBLANK([.$N373])=TRUE();&quot;&quot;;MAX(0;[.W373]-[.N373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136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374])=TRUE();&quot;&quot;;[.$O374]+[.$P374]+[.$Q374]+[.$R374]+[.$S374])">
            <text:p/>
          </table:table-cell>
          <table:table-cell table:style-name="ce22" table:formula="of:=IF(ISBLANK([.$N374])=TRUE();&quot;&quot;;MAX(0;[.N374]-[.T374]))">
            <text:p/>
          </table:table-cell>
          <table:table-cell table:style-name="ce17" table:formula="of:=IF(ISBLANK([.$N374])=TRUE();&quot;&quot;;MAX(0;[.T374]-[.N374]))">
            <text:p/>
          </table:table-cell>
          <table:table-cell table:style-name="ce15" table:formula="of:=IF(ISBLANK([.$N374])=TRUE();&quot;&quot;;SUMPRODUCT([.L:.L]=[.L374];[.M:.M]=[.M374];[.T:.T]))">
            <text:p/>
          </table:table-cell>
          <table:table-cell table:style-name="ce19" table:formula="of:=IF(ISBLANK([.$N374])=TRUE();&quot;&quot;;MAX(0;[.N374]-[.W374]))">
            <text:p/>
          </table:table-cell>
          <table:table-cell table:style-name="ce17" table:formula="of:=IF(ISBLANK([.$N374])=TRUE();&quot;&quot;;MAX(0;[.W374]-[.N374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137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375])=TRUE();&quot;&quot;;[.$O375]+[.$P375]+[.$Q375]+[.$R375]+[.$S375])">
            <text:p/>
          </table:table-cell>
          <table:table-cell table:style-name="ce22" table:formula="of:=IF(ISBLANK([.$N375])=TRUE();&quot;&quot;;MAX(0;[.N375]-[.T375]))">
            <text:p/>
          </table:table-cell>
          <table:table-cell table:style-name="ce17" table:formula="of:=IF(ISBLANK([.$N375])=TRUE();&quot;&quot;;MAX(0;[.T375]-[.N375]))">
            <text:p/>
          </table:table-cell>
          <table:table-cell table:style-name="ce15" table:formula="of:=IF(ISBLANK([.$N375])=TRUE();&quot;&quot;;SUMPRODUCT([.L:.L]=[.L375];[.M:.M]=[.M375];[.T:.T]))">
            <text:p/>
          </table:table-cell>
          <table:table-cell table:style-name="ce19" table:formula="of:=IF(ISBLANK([.$N375])=TRUE();&quot;&quot;;MAX(0;[.N375]-[.W375]))">
            <text:p/>
          </table:table-cell>
          <table:table-cell table:style-name="ce17" table:formula="of:=IF(ISBLANK([.$N375])=TRUE();&quot;&quot;;MAX(0;[.W375]-[.N375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3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orinthea Ironsong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76])=TRUE();&quot;&quot;;[.$O376]+[.$P376]+[.$Q376]+[.$R376]+[.$S376])" office:value-type="float" office:value="1" calcext:value-type="float">
              <text:p>1</text:p>
            </table:table-cell>
            <table:table-cell table:style-name="ce22" table:formula="of:=IF(ISBLANK([.$N376])=TRUE();&quot;&quot;;MAX(0;[.N376]-[.T376]))" office:value-type="float" office:value="0" calcext:value-type="float">
              <text:p>0</text:p>
            </table:table-cell>
            <table:table-cell table:style-name="ce17" table:formula="of:=IF(ISBLANK([.$N376])=TRUE();&quot;&quot;;MAX(0;[.T376]-[.N376]))" office:value-type="float" office:value="0" calcext:value-type="float">
              <text:p>0</text:p>
            </table:table-cell>
            <table:table-cell table:style-name="ce15" table:formula="of:=IF(ISBLANK([.$N376])=TRUE();&quot;&quot;;SUMPRODUCT([.L:.L]=[.L376];[.M:.M]=[.M376];[.T:.T]))" office:value-type="float" office:value="2" calcext:value-type="float">
              <text:p>2</text:p>
            </table:table-cell>
            <table:table-cell table:style-name="ce19" table:formula="of:=IF(ISBLANK([.$N376])=TRUE();&quot;&quot;;MAX(0;[.N376]-[.W376]))" office:value-type="float" office:value="0" calcext:value-type="float">
              <text:p>0</text:p>
            </table:table-cell>
            <table:table-cell table:style-name="ce17" table:formula="of:=IF(ISBLANK([.$N376])=TRUE();&quot;&quot;;MAX(0;[.W376]-[.N37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3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Hero</text:p>
            </table:table-cell>
            <table:table-cell table:style-name="ce2" table:content-validation-name="val9" office:value-type="string" calcext:value-type="string">
              <text:p>Young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Dorinthea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77])=TRUE();&quot;&quot;;[.$O377]+[.$P377]+[.$Q377]+[.$R377]+[.$S377])" office:value-type="float" office:value="1" calcext:value-type="float">
              <text:p>1</text:p>
            </table:table-cell>
            <table:table-cell table:style-name="ce22" table:formula="of:=IF(ISBLANK([.$N377])=TRUE();&quot;&quot;;MAX(0;[.N377]-[.T377]))" office:value-type="float" office:value="0" calcext:value-type="float">
              <text:p>0</text:p>
            </table:table-cell>
            <table:table-cell table:style-name="ce17" table:formula="of:=IF(ISBLANK([.$N377])=TRUE();&quot;&quot;;MAX(0;[.T377]-[.N377]))" office:value-type="float" office:value="0" calcext:value-type="float">
              <text:p>0</text:p>
            </table:table-cell>
            <table:table-cell table:style-name="ce15" table:formula="of:=IF(ISBLANK([.$N377])=TRUE();&quot;&quot;;SUMPRODUCT([.L:.L]=[.L377];[.M:.M]=[.M377];[.T:.T]))" office:value-type="float" office:value="2" calcext:value-type="float">
              <text:p>2</text:p>
            </table:table-cell>
            <table:table-cell table:style-name="ce19" table:formula="of:=IF(ISBLANK([.$N377])=TRUE();&quot;&quot;;MAX(0;[.N377]-[.W377]))" office:value-type="float" office:value="0" calcext:value-type="float">
              <text:p>0</text:p>
            </table:table-cell>
            <table:table-cell table:style-name="ce17" table:formula="of:=IF(ISBLANK([.$N377])=TRUE();&quot;&quot;;MAX(0;[.W377]-[.N37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4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78])=TRUE();&quot;&quot;;[.$O378]+[.$P378]+[.$Q378]+[.$R378]+[.$S378])">
              <text:p/>
            </table:table-cell>
            <table:table-cell table:style-name="ce22" table:formula="of:=IF(ISBLANK([.$N378])=TRUE();&quot;&quot;;MAX(0;[.N378]-[.T378]))">
              <text:p/>
            </table:table-cell>
            <table:table-cell table:style-name="ce17" table:formula="of:=IF(ISBLANK([.$N378])=TRUE();&quot;&quot;;MAX(0;[.T378]-[.N378]))">
              <text:p/>
            </table:table-cell>
            <table:table-cell table:style-name="ce15" table:formula="of:=IF(ISBLANK([.$N378])=TRUE();&quot;&quot;;SUMPRODUCT([.L:.L]=[.L378];[.M:.M]=[.M378];[.T:.T]))">
              <text:p/>
            </table:table-cell>
            <table:table-cell table:style-name="ce19" table:formula="of:=IF(ISBLANK([.$N378])=TRUE();&quot;&quot;;MAX(0;[.N378]-[.W378]))">
              <text:p/>
            </table:table-cell>
            <table:table-cell table:style-name="ce17" table:formula="of:=IF(ISBLANK([.$N378])=TRUE();&quot;&quot;;MAX(0;[.W378]-[.N37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4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79])=TRUE();&quot;&quot;;[.$O379]+[.$P379]+[.$Q379]+[.$R379]+[.$S379])">
              <text:p/>
            </table:table-cell>
            <table:table-cell table:style-name="ce22" table:formula="of:=IF(ISBLANK([.$N379])=TRUE();&quot;&quot;;MAX(0;[.N379]-[.T379]))">
              <text:p/>
            </table:table-cell>
            <table:table-cell table:style-name="ce17" table:formula="of:=IF(ISBLANK([.$N379])=TRUE();&quot;&quot;;MAX(0;[.T379]-[.N379]))">
              <text:p/>
            </table:table-cell>
            <table:table-cell table:style-name="ce15" table:formula="of:=IF(ISBLANK([.$N379])=TRUE();&quot;&quot;;SUMPRODUCT([.L:.L]=[.L379];[.M:.M]=[.M379];[.T:.T]))">
              <text:p/>
            </table:table-cell>
            <table:table-cell table:style-name="ce19" table:formula="of:=IF(ISBLANK([.$N379])=TRUE();&quot;&quot;;MAX(0;[.N379]-[.W379]))">
              <text:p/>
            </table:table-cell>
            <table:table-cell table:style-name="ce17" table:formula="of:=IF(ISBLANK([.$N379])=TRUE();&quot;&quot;;MAX(0;[.W379]-[.N37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4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80])=TRUE();&quot;&quot;;[.$O380]+[.$P380]+[.$Q380]+[.$R380]+[.$S380])">
              <text:p/>
            </table:table-cell>
            <table:table-cell table:style-name="ce22" table:formula="of:=IF(ISBLANK([.$N380])=TRUE();&quot;&quot;;MAX(0;[.N380]-[.T380]))">
              <text:p/>
            </table:table-cell>
            <table:table-cell table:style-name="ce17" table:formula="of:=IF(ISBLANK([.$N380])=TRUE();&quot;&quot;;MAX(0;[.T380]-[.N380]))">
              <text:p/>
            </table:table-cell>
            <table:table-cell table:style-name="ce15" table:formula="of:=IF(ISBLANK([.$N380])=TRUE();&quot;&quot;;SUMPRODUCT([.L:.L]=[.L380];[.M:.M]=[.M380];[.T:.T]))">
              <text:p/>
            </table:table-cell>
            <table:table-cell table:style-name="ce19" table:formula="of:=IF(ISBLANK([.$N380])=TRUE();&quot;&quot;;MAX(0;[.N380]-[.W380]))">
              <text:p/>
            </table:table-cell>
            <table:table-cell table:style-name="ce17" table:formula="of:=IF(ISBLANK([.$N380])=TRUE();&quot;&quot;;MAX(0;[.W380]-[.N38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Weapon</text:p>
            </table:table-cell>
            <table:table-cell table:style-name="ce2" table:content-validation-name="val9" office:value-type="string" calcext:value-type="string">
              <text:p>Sword</text:p>
            </table:table-cell>
            <table:table-cell table:style-name="ce2" table:content-validation-name="val9" office:value-type="string" calcext:value-type="string">
              <text:p>(2H)</text:p>
            </table:table-cell>
            <table:table-cell table:style-name="ce2" table:content-validation-name="val10"/>
            <table:table-cell table:style-name="ce2" office:value-type="string" calcext:value-type="string">
              <text:p>Dawnblad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381])=TRUE();&quot;&quot;;[.$O381]+[.$P381]+[.$Q381]+[.$R381]+[.$S381])" office:value-type="float" office:value="0" calcext:value-type="float">
              <text:p>0</text:p>
            </table:table-cell>
            <table:table-cell table:style-name="ce22" table:formula="of:=IF(ISBLANK([.$N381])=TRUE();&quot;&quot;;MAX(0;[.N381]-[.T381]))" office:value-type="float" office:value="1" calcext:value-type="float">
              <text:p>1</text:p>
            </table:table-cell>
            <table:table-cell table:style-name="ce17" table:formula="of:=IF(ISBLANK([.$N381])=TRUE();&quot;&quot;;MAX(0;[.T381]-[.N381]))" office:value-type="float" office:value="0" calcext:value-type="float">
              <text:p>0</text:p>
            </table:table-cell>
            <table:table-cell table:style-name="ce15" table:formula="of:=IF(ISBLANK([.$N381])=TRUE();&quot;&quot;;SUMPRODUCT([.L:.L]=[.L381];[.M:.M]=[.M381];[.T:.T]))" office:value-type="float" office:value="1" calcext:value-type="float">
              <text:p>1</text:p>
            </table:table-cell>
            <table:table-cell table:style-name="ce19" table:formula="of:=IF(ISBLANK([.$N381])=TRUE();&quot;&quot;;MAX(0;[.N381]-[.W381]))" office:value-type="float" office:value="0" calcext:value-type="float">
              <text:p>0</text:p>
            </table:table-cell>
            <table:table-cell table:style-name="ce17" table:formula="of:=IF(ISBLANK([.$N381])=TRUE();&quot;&quot;;MAX(0;[.W381]-[.N38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4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Braveforge Brac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382])=TRUE();&quot;&quot;;[.$O382]+[.$P382]+[.$Q382]+[.$R382]+[.$S382])" office:value-type="float" office:value="0" calcext:value-type="float">
              <text:p>0</text:p>
            </table:table-cell>
            <table:table-cell table:style-name="ce22" table:formula="of:=IF(ISBLANK([.$N382])=TRUE();&quot;&quot;;MAX(0;[.N382]-[.T382]))" office:value-type="float" office:value="1" calcext:value-type="float">
              <text:p>1</text:p>
            </table:table-cell>
            <table:table-cell table:style-name="ce17" table:formula="of:=IF(ISBLANK([.$N382])=TRUE();&quot;&quot;;MAX(0;[.T382]-[.N382]))" office:value-type="float" office:value="0" calcext:value-type="float">
              <text:p>0</text:p>
            </table:table-cell>
            <table:table-cell table:style-name="ce15" table:formula="of:=IF(ISBLANK([.$N382])=TRUE();&quot;&quot;;SUMPRODUCT([.L:.L]=[.L382];[.M:.M]=[.M382];[.T:.T]))" office:value-type="float" office:value="0" calcext:value-type="float">
              <text:p>0</text:p>
            </table:table-cell>
            <table:table-cell table:style-name="ce19" table:formula="of:=IF(ISBLANK([.$N382])=TRUE();&quot;&quot;;MAX(0;[.N382]-[.W382]))" office:value-type="float" office:value="1" calcext:value-type="float">
              <text:p>1</text:p>
            </table:table-cell>
            <table:table-cell table:style-name="ce17" table:formula="of:=IF(ISBLANK([.$N382])=TRUE();&quot;&quot;;MAX(0;[.W382]-[.N38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Refraction Bolt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83])=TRUE();&quot;&quot;;[.$O383]+[.$P383]+[.$Q383]+[.$R383]+[.$S383])" office:value-type="float" office:value="3" calcext:value-type="float">
              <text:p>3</text:p>
            </table:table-cell>
            <table:table-cell table:style-name="ce22" table:formula="of:=IF(ISBLANK([.$N383])=TRUE();&quot;&quot;;MAX(0;[.N383]-[.T383]))" office:value-type="float" office:value="0" calcext:value-type="float">
              <text:p>0</text:p>
            </table:table-cell>
            <table:table-cell table:style-name="ce17" table:formula="of:=IF(ISBLANK([.$N383])=TRUE();&quot;&quot;;MAX(0;[.T383]-[.N383]))" office:value-type="float" office:value="2" calcext:value-type="float">
              <text:p>2</text:p>
            </table:table-cell>
            <table:table-cell table:style-name="ce15" table:formula="of:=IF(ISBLANK([.$N383])=TRUE();&quot;&quot;;SUMPRODUCT([.L:.L]=[.L383];[.M:.M]=[.M383];[.T:.T]))" office:value-type="float" office:value="6" calcext:value-type="float">
              <text:p>6</text:p>
            </table:table-cell>
            <table:table-cell table:style-name="ce19" table:formula="of:=IF(ISBLANK([.$N383])=TRUE();&quot;&quot;;MAX(0;[.N383]-[.W383]))" office:value-type="float" office:value="0" calcext:value-type="float">
              <text:p>0</text:p>
            </table:table-cell>
            <table:table-cell table:style-name="ce17" table:formula="of:=IF(ISBLANK([.$N383])=TRUE();&quot;&quot;;MAX(0;[.W383]-[.N383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4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84])=TRUE();&quot;&quot;;[.$O384]+[.$P384]+[.$Q384]+[.$R384]+[.$S384])">
              <text:p/>
            </table:table-cell>
            <table:table-cell table:style-name="ce22" table:formula="of:=IF(ISBLANK([.$N384])=TRUE();&quot;&quot;;MAX(0;[.N384]-[.T384]))">
              <text:p/>
            </table:table-cell>
            <table:table-cell table:style-name="ce17" table:formula="of:=IF(ISBLANK([.$N384])=TRUE();&quot;&quot;;MAX(0;[.T384]-[.N384]))">
              <text:p/>
            </table:table-cell>
            <table:table-cell table:style-name="ce15" table:formula="of:=IF(ISBLANK([.$N384])=TRUE();&quot;&quot;;SUMPRODUCT([.L:.L]=[.L384];[.M:.M]=[.M384];[.T:.T]))">
              <text:p/>
            </table:table-cell>
            <table:table-cell table:style-name="ce19" table:formula="of:=IF(ISBLANK([.$N384])=TRUE();&quot;&quot;;MAX(0;[.N384]-[.W384]))">
              <text:p/>
            </table:table-cell>
            <table:table-cell table:style-name="ce17" table:formula="of:=IF(ISBLANK([.$N384])=TRUE();&quot;&quot;;MAX(0;[.W384]-[.N38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7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Glint the Quicksilv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85])=TRUE();&quot;&quot;;[.$O385]+[.$P385]+[.$Q385]+[.$R385]+[.$S385])" office:value-type="float" office:value="0" calcext:value-type="float">
              <text:p>0</text:p>
            </table:table-cell>
            <table:table-cell table:style-name="ce22" table:formula="of:=IF(ISBLANK([.$N385])=TRUE();&quot;&quot;;MAX(0;[.N385]-[.T385]))" office:value-type="float" office:value="3" calcext:value-type="float">
              <text:p>3</text:p>
            </table:table-cell>
            <table:table-cell table:style-name="ce17" table:formula="of:=IF(ISBLANK([.$N385])=TRUE();&quot;&quot;;MAX(0;[.T385]-[.N385]))" office:value-type="float" office:value="0" calcext:value-type="float">
              <text:p>0</text:p>
            </table:table-cell>
            <table:table-cell table:style-name="ce15" table:formula="of:=IF(ISBLANK([.$N385])=TRUE();&quot;&quot;;SUMPRODUCT([.L:.L]=[.L385];[.M:.M]=[.M385];[.T:.T]))" office:value-type="float" office:value="3" calcext:value-type="float">
              <text:p>3</text:p>
            </table:table-cell>
            <table:table-cell table:style-name="ce19" table:formula="of:=IF(ISBLANK([.$N385])=TRUE();&quot;&quot;;MAX(0;[.N385]-[.W385]))" office:value-type="float" office:value="0" calcext:value-type="float">
              <text:p>0</text:p>
            </table:table-cell>
            <table:table-cell table:style-name="ce17" table:formula="of:=IF(ISBLANK([.$N385])=TRUE();&quot;&quot;;MAX(0;[.W385]-[.N38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8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ou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386])=TRUE();&quot;&quot;;[.$O386]+[.$P386]+[.$Q386]+[.$R386]+[.$S386])" office:value-type="float" office:value="0" calcext:value-type="float">
              <text:p>0</text:p>
            </table:table-cell>
            <table:table-cell table:style-name="ce22" table:formula="of:=IF(ISBLANK([.$N386])=TRUE();&quot;&quot;;MAX(0;[.N386]-[.T386]))" office:value-type="float" office:value="3" calcext:value-type="float">
              <text:p>3</text:p>
            </table:table-cell>
            <table:table-cell table:style-name="ce17" table:formula="of:=IF(ISBLANK([.$N386])=TRUE();&quot;&quot;;MAX(0;[.T386]-[.N386]))" office:value-type="float" office:value="0" calcext:value-type="float">
              <text:p>0</text:p>
            </table:table-cell>
            <table:table-cell table:style-name="ce15" table:formula="of:=IF(ISBLANK([.$N386])=TRUE();&quot;&quot;;SUMPRODUCT([.L:.L]=[.L386];[.M:.M]=[.M386];[.T:.T]))" office:value-type="float" office:value="3" calcext:value-type="float">
              <text:p>3</text:p>
            </table:table-cell>
            <table:table-cell table:style-name="ce19" table:formula="of:=IF(ISBLANK([.$N386])=TRUE();&quot;&quot;;MAX(0;[.N386]-[.W386]))" office:value-type="float" office:value="0" calcext:value-type="float">
              <text:p>0</text:p>
            </table:table-cell>
            <table:table-cell table:style-name="ce17" table:formula="of:=IF(ISBLANK([.$N386])=TRUE();&quot;&quot;;MAX(0;[.W386]-[.N3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49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nging Steelbla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87])=TRUE();&quot;&quot;;[.$O387]+[.$P387]+[.$Q387]+[.$R387]+[.$S387])" office:value-type="float" office:value="1" calcext:value-type="float">
              <text:p>1</text:p>
            </table:table-cell>
            <table:table-cell table:style-name="ce22" table:formula="of:=IF(ISBLANK([.$N387])=TRUE();&quot;&quot;;MAX(0;[.N387]-[.T387]))" office:value-type="float" office:value="2" calcext:value-type="float">
              <text:p>2</text:p>
            </table:table-cell>
            <table:table-cell table:style-name="ce17" table:formula="of:=IF(ISBLANK([.$N387])=TRUE();&quot;&quot;;MAX(0;[.T387]-[.N387]))" office:value-type="float" office:value="0" calcext:value-type="float">
              <text:p>0</text:p>
            </table:table-cell>
            <table:table-cell table:style-name="ce15" table:formula="of:=IF(ISBLANK([.$N387])=TRUE();&quot;&quot;;SUMPRODUCT([.L:.L]=[.L387];[.M:.M]=[.M387];[.T:.T]))" office:value-type="float" office:value="4" calcext:value-type="float">
              <text:p>4</text:p>
            </table:table-cell>
            <table:table-cell table:style-name="ce19" table:formula="of:=IF(ISBLANK([.$N387])=TRUE();&quot;&quot;;MAX(0;[.N387]-[.W387]))" office:value-type="float" office:value="0" calcext:value-type="float">
              <text:p>0</text:p>
            </table:table-cell>
            <table:table-cell table:style-name="ce17" table:formula="of:=IF(ISBLANK([.$N387])=TRUE();&quot;&quot;;MAX(0;[.W387]-[.N38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5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88])=TRUE();&quot;&quot;;[.$O388]+[.$P388]+[.$Q388]+[.$R388]+[.$S388])">
              <text:p/>
            </table:table-cell>
            <table:table-cell table:style-name="ce22" table:formula="of:=IF(ISBLANK([.$N388])=TRUE();&quot;&quot;;MAX(0;[.N388]-[.T388]))">
              <text:p/>
            </table:table-cell>
            <table:table-cell table:style-name="ce17" table:formula="of:=IF(ISBLANK([.$N388])=TRUE();&quot;&quot;;MAX(0;[.T388]-[.N388]))">
              <text:p/>
            </table:table-cell>
            <table:table-cell table:style-name="ce15" table:formula="of:=IF(ISBLANK([.$N388])=TRUE();&quot;&quot;;SUMPRODUCT([.L:.L]=[.L388];[.M:.M]=[.M388];[.T:.T]))">
              <text:p/>
            </table:table-cell>
            <table:table-cell table:style-name="ce19" table:formula="of:=IF(ISBLANK([.$N388])=TRUE();&quot;&quot;;MAX(0;[.N388]-[.W388]))">
              <text:p/>
            </table:table-cell>
            <table:table-cell table:style-name="ce17" table:formula="of:=IF(ISBLANK([.$N388])=TRUE();&quot;&quot;;MAX(0;[.W388]-[.N38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5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389])=TRUE();&quot;&quot;;[.$O389]+[.$P389]+[.$Q389]+[.$R389]+[.$S389])">
              <text:p/>
            </table:table-cell>
            <table:table-cell table:style-name="ce22" table:formula="of:=IF(ISBLANK([.$N389])=TRUE();&quot;&quot;;MAX(0;[.N389]-[.T389]))">
              <text:p/>
            </table:table-cell>
            <table:table-cell table:style-name="ce17" table:formula="of:=IF(ISBLANK([.$N389])=TRUE();&quot;&quot;;MAX(0;[.T389]-[.N389]))">
              <text:p/>
            </table:table-cell>
            <table:table-cell table:style-name="ce15" table:formula="of:=IF(ISBLANK([.$N389])=TRUE();&quot;&quot;;SUMPRODUCT([.L:.L]=[.L389];[.M:.M]=[.M389];[.T:.T]))">
              <text:p/>
            </table:table-cell>
            <table:table-cell table:style-name="ce19" table:formula="of:=IF(ISBLANK([.$N389])=TRUE();&quot;&quot;;MAX(0;[.N389]-[.W389]))">
              <text:p/>
            </table:table-cell>
            <table:table-cell table:style-name="ce17" table:formula="of:=IF(ISBLANK([.$N389])=TRUE();&quot;&quot;;MAX(0;[.W389]-[.N38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2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upremacy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90])=TRUE();&quot;&quot;;[.$O390]+[.$P390]+[.$Q390]+[.$R390]+[.$S390])" office:value-type="float" office:value="1" calcext:value-type="float">
              <text:p>1</text:p>
            </table:table-cell>
            <table:table-cell table:style-name="ce22" table:formula="of:=IF(ISBLANK([.$N390])=TRUE();&quot;&quot;;MAX(0;[.N390]-[.T390]))" office:value-type="float" office:value="2" calcext:value-type="float">
              <text:p>2</text:p>
            </table:table-cell>
            <table:table-cell table:style-name="ce17" table:formula="of:=IF(ISBLANK([.$N390])=TRUE();&quot;&quot;;MAX(0;[.T390]-[.N390]))" office:value-type="float" office:value="0" calcext:value-type="float">
              <text:p>0</text:p>
            </table:table-cell>
            <table:table-cell table:style-name="ce15" table:formula="of:=IF(ISBLANK([.$N390])=TRUE();&quot;&quot;;SUMPRODUCT([.L:.L]=[.L390];[.M:.M]=[.M390];[.T:.T]))" office:value-type="float" office:value="3" calcext:value-type="float">
              <text:p>3</text:p>
            </table:table-cell>
            <table:table-cell table:style-name="ce19" table:formula="of:=IF(ISBLANK([.$N390])=TRUE();&quot;&quot;;MAX(0;[.N390]-[.W390]))" office:value-type="float" office:value="0" calcext:value-type="float">
              <text:p>0</text:p>
            </table:table-cell>
            <table:table-cell table:style-name="ce17" table:formula="of:=IF(ISBLANK([.$N390])=TRUE();&quot;&quot;;MAX(0;[.W390]-[.N3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91])=TRUE();&quot;&quot;;[.$O391]+[.$P391]+[.$Q391]+[.$R391]+[.$S391])" office:value-type="float" office:value="1" calcext:value-type="float">
              <text:p>1</text:p>
            </table:table-cell>
            <table:table-cell table:style-name="ce22" table:formula="of:=IF(ISBLANK([.$N391])=TRUE();&quot;&quot;;MAX(0;[.N391]-[.T391]))" office:value-type="float" office:value="2" calcext:value-type="float">
              <text:p>2</text:p>
            </table:table-cell>
            <table:table-cell table:style-name="ce17" table:formula="of:=IF(ISBLANK([.$N391])=TRUE();&quot;&quot;;MAX(0;[.T391]-[.N391]))" office:value-type="float" office:value="0" calcext:value-type="float">
              <text:p>0</text:p>
            </table:table-cell>
            <table:table-cell table:style-name="ce15" table:formula="of:=IF(ISBLANK([.$N391])=TRUE();&quot;&quot;;SUMPRODUCT([.L:.L]=[.L391];[.M:.M]=[.M391];[.T:.T]))" office:value-type="float" office:value="4" calcext:value-type="float">
              <text:p>4</text:p>
            </table:table-cell>
            <table:table-cell table:style-name="ce19" table:formula="of:=IF(ISBLANK([.$N391])=TRUE();&quot;&quot;;MAX(0;[.N391]-[.W391]))" office:value-type="float" office:value="0" calcext:value-type="float">
              <text:p>0</text:p>
            </table:table-cell>
            <table:table-cell table:style-name="ce17" table:formula="of:=IF(ISBLANK([.$N391])=TRUE();&quot;&quot;;MAX(0;[.W391]-[.N39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4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92])=TRUE();&quot;&quot;;[.$O392]+[.$P392]+[.$Q392]+[.$R392]+[.$S392])" office:value-type="float" office:value="2" calcext:value-type="float">
              <text:p>2</text:p>
            </table:table-cell>
            <table:table-cell table:style-name="ce22" table:formula="of:=IF(ISBLANK([.$N392])=TRUE();&quot;&quot;;MAX(0;[.N392]-[.T392]))" office:value-type="float" office:value="1" calcext:value-type="float">
              <text:p>1</text:p>
            </table:table-cell>
            <table:table-cell table:style-name="ce17" table:formula="of:=IF(ISBLANK([.$N392])=TRUE();&quot;&quot;;MAX(0;[.T392]-[.N392]))" office:value-type="float" office:value="0" calcext:value-type="float">
              <text:p>0</text:p>
            </table:table-cell>
            <table:table-cell table:style-name="ce15" table:formula="of:=IF(ISBLANK([.$N392])=TRUE();&quot;&quot;;SUMPRODUCT([.L:.L]=[.L392];[.M:.M]=[.M392];[.T:.T]))" office:value-type="float" office:value="5" calcext:value-type="float">
              <text:p>5</text:p>
            </table:table-cell>
            <table:table-cell table:style-name="ce19" table:formula="of:=IF(ISBLANK([.$N392])=TRUE();&quot;&quot;;MAX(0;[.N392]-[.W392]))" office:value-type="float" office:value="0" calcext:value-type="float">
              <text:p>0</text:p>
            </table:table-cell>
            <table:table-cell table:style-name="ce17" table:formula="of:=IF(ISBLANK([.$N392])=TRUE();&quot;&quot;;MAX(0;[.W392]-[.N39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5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Overpowe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393])=TRUE();&quot;&quot;;[.$O393]+[.$P393]+[.$Q393]+[.$R393]+[.$S393])" office:value-type="float" office:value="4" calcext:value-type="float">
              <text:p>4</text:p>
            </table:table-cell>
            <table:table-cell table:style-name="ce22" table:formula="of:=IF(ISBLANK([.$N393])=TRUE();&quot;&quot;;MAX(0;[.N393]-[.T393]))" office:value-type="float" office:value="0" calcext:value-type="float">
              <text:p>0</text:p>
            </table:table-cell>
            <table:table-cell table:style-name="ce17" table:formula="of:=IF(ISBLANK([.$N393])=TRUE();&quot;&quot;;MAX(0;[.T393]-[.N393]))" office:value-type="float" office:value="1" calcext:value-type="float">
              <text:p>1</text:p>
            </table:table-cell>
            <table:table-cell table:style-name="ce15" table:formula="of:=IF(ISBLANK([.$N393])=TRUE();&quot;&quot;;SUMPRODUCT([.L:.L]=[.L393];[.M:.M]=[.M393];[.T:.T]))" office:value-type="float" office:value="7" calcext:value-type="float">
              <text:p>7</text:p>
            </table:table-cell>
            <table:table-cell table:style-name="ce19" table:formula="of:=IF(ISBLANK([.$N393])=TRUE();&quot;&quot;;MAX(0;[.N393]-[.W393]))" office:value-type="float" office:value="0" calcext:value-type="float">
              <text:p>0</text:p>
            </table:table-cell>
            <table:table-cell table:style-name="ce17" table:formula="of:=IF(ISBLANK([.$N393])=TRUE();&quot;&quot;;MAX(0;[.W393]-[.N39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6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94])=TRUE();&quot;&quot;;[.$O394]+[.$P394]+[.$Q394]+[.$R394]+[.$S394])" office:value-type="float" office:value="2" calcext:value-type="float">
              <text:p>2</text:p>
            </table:table-cell>
            <table:table-cell table:style-name="ce22" table:formula="of:=IF(ISBLANK([.$N394])=TRUE();&quot;&quot;;MAX(0;[.N394]-[.T394]))" office:value-type="float" office:value="1" calcext:value-type="float">
              <text:p>1</text:p>
            </table:table-cell>
            <table:table-cell table:style-name="ce17" table:formula="of:=IF(ISBLANK([.$N394])=TRUE();&quot;&quot;;MAX(0;[.T394]-[.N394]))" office:value-type="float" office:value="0" calcext:value-type="float">
              <text:p>0</text:p>
            </table:table-cell>
            <table:table-cell table:style-name="ce15" table:formula="of:=IF(ISBLANK([.$N394])=TRUE();&quot;&quot;;SUMPRODUCT([.L:.L]=[.L394];[.M:.M]=[.M394];[.T:.T]))" office:value-type="float" office:value="5" calcext:value-type="float">
              <text:p>5</text:p>
            </table:table-cell>
            <table:table-cell table:style-name="ce19" table:formula="of:=IF(ISBLANK([.$N394])=TRUE();&quot;&quot;;MAX(0;[.N394]-[.W394]))" office:value-type="float" office:value="0" calcext:value-type="float">
              <text:p>0</text:p>
            </table:table-cell>
            <table:table-cell table:style-name="ce17" table:formula="of:=IF(ISBLANK([.$N394])=TRUE();&quot;&quot;;MAX(0;[.W394]-[.N39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95])=TRUE();&quot;&quot;;[.$O395]+[.$P395]+[.$Q395]+[.$R395]+[.$S395])" office:value-type="float" office:value="2" calcext:value-type="float">
              <text:p>2</text:p>
            </table:table-cell>
            <table:table-cell table:style-name="ce22" table:formula="of:=IF(ISBLANK([.$N395])=TRUE();&quot;&quot;;MAX(0;[.N395]-[.T395]))" office:value-type="float" office:value="1" calcext:value-type="float">
              <text:p>1</text:p>
            </table:table-cell>
            <table:table-cell table:style-name="ce17" table:formula="of:=IF(ISBLANK([.$N395])=TRUE();&quot;&quot;;MAX(0;[.T395]-[.N395]))" office:value-type="float" office:value="0" calcext:value-type="float">
              <text:p>0</text:p>
            </table:table-cell>
            <table:table-cell table:style-name="ce15" table:formula="of:=IF(ISBLANK([.$N395])=TRUE();&quot;&quot;;SUMPRODUCT([.L:.L]=[.L395];[.M:.M]=[.M395];[.T:.T]))" office:value-type="float" office:value="5" calcext:value-type="float">
              <text:p>5</text:p>
            </table:table-cell>
            <table:table-cell table:style-name="ce19" table:formula="of:=IF(ISBLANK([.$N395])=TRUE();&quot;&quot;;MAX(0;[.N395]-[.W395]))" office:value-type="float" office:value="0" calcext:value-type="float">
              <text:p>0</text:p>
            </table:table-cell>
            <table:table-cell table:style-name="ce17" table:formula="of:=IF(ISBLANK([.$N395])=TRUE();&quot;&quot;;MAX(0;[.W395]-[.N39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Defense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eelblade Shun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396])=TRUE();&quot;&quot;;[.$O396]+[.$P396]+[.$Q396]+[.$R396]+[.$S396])" office:value-type="float" office:value="1" calcext:value-type="float">
              <text:p>1</text:p>
            </table:table-cell>
            <table:table-cell table:style-name="ce22" table:formula="of:=IF(ISBLANK([.$N396])=TRUE();&quot;&quot;;MAX(0;[.N396]-[.T396]))" office:value-type="float" office:value="2" calcext:value-type="float">
              <text:p>2</text:p>
            </table:table-cell>
            <table:table-cell table:style-name="ce17" table:formula="of:=IF(ISBLANK([.$N396])=TRUE();&quot;&quot;;MAX(0;[.T396]-[.N396]))" office:value-type="float" office:value="0" calcext:value-type="float">
              <text:p>0</text:p>
            </table:table-cell>
            <table:table-cell table:style-name="ce15" table:formula="of:=IF(ISBLANK([.$N396])=TRUE();&quot;&quot;;SUMPRODUCT([.L:.L]=[.L396];[.M:.M]=[.M396];[.T:.T]))" office:value-type="float" office:value="4" calcext:value-type="float">
              <text:p>4</text:p>
            </table:table-cell>
            <table:table-cell table:style-name="ce19" table:formula="of:=IF(ISBLANK([.$N396])=TRUE();&quot;&quot;;MAX(0;[.N396]-[.W396]))" office:value-type="float" office:value="0" calcext:value-type="float">
              <text:p>0</text:p>
            </table:table-cell>
            <table:table-cell table:style-name="ce17" table:formula="of:=IF(ISBLANK([.$N396])=TRUE();&quot;&quot;;MAX(0;[.W396]-[.N39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5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97])=TRUE();&quot;&quot;;[.$O397]+[.$P397]+[.$Q397]+[.$R397]+[.$S397])" office:value-type="float" office:value="3" calcext:value-type="float">
              <text:p>3</text:p>
            </table:table-cell>
            <table:table-cell table:style-name="ce22" table:formula="of:=IF(ISBLANK([.$N397])=TRUE();&quot;&quot;;MAX(0;[.N397]-[.T397]))" office:value-type="float" office:value="0" calcext:value-type="float">
              <text:p>0</text:p>
            </table:table-cell>
            <table:table-cell table:style-name="ce17" table:formula="of:=IF(ISBLANK([.$N397])=TRUE();&quot;&quot;;MAX(0;[.T397]-[.N397]))" office:value-type="float" office:value="0" calcext:value-type="float">
              <text:p>0</text:p>
            </table:table-cell>
            <table:table-cell table:style-name="ce15" table:formula="of:=IF(ISBLANK([.$N397])=TRUE();&quot;&quot;;SUMPRODUCT([.L:.L]=[.L397];[.M:.M]=[.M397];[.T:.T]))" office:value-type="float" office:value="6" calcext:value-type="float">
              <text:p>6</text:p>
            </table:table-cell>
            <table:table-cell table:style-name="ce19" table:formula="of:=IF(ISBLANK([.$N397])=TRUE();&quot;&quot;;MAX(0;[.N397]-[.W397]))" office:value-type="float" office:value="0" calcext:value-type="float">
              <text:p>0</text:p>
            </table:table-cell>
            <table:table-cell table:style-name="ce17" table:formula="of:=IF(ISBLANK([.$N397])=TRUE();&quot;&quot;;MAX(0;[.W397]-[.N39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0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398])=TRUE();&quot;&quot;;[.$O398]+[.$P398]+[.$Q398]+[.$R398]+[.$S398])" office:value-type="float" office:value="2" calcext:value-type="float">
              <text:p>2</text:p>
            </table:table-cell>
            <table:table-cell table:style-name="ce22" table:formula="of:=IF(ISBLANK([.$N398])=TRUE();&quot;&quot;;MAX(0;[.N398]-[.T398]))" office:value-type="float" office:value="1" calcext:value-type="float">
              <text:p>1</text:p>
            </table:table-cell>
            <table:table-cell table:style-name="ce17" table:formula="of:=IF(ISBLANK([.$N398])=TRUE();&quot;&quot;;MAX(0;[.T398]-[.N398]))" office:value-type="float" office:value="0" calcext:value-type="float">
              <text:p>0</text:p>
            </table:table-cell>
            <table:table-cell table:style-name="ce15" table:formula="of:=IF(ISBLANK([.$N398])=TRUE();&quot;&quot;;SUMPRODUCT([.L:.L]=[.L398];[.M:.M]=[.M398];[.T:.T]))" office:value-type="float" office:value="5" calcext:value-type="float">
              <text:p>5</text:p>
            </table:table-cell>
            <table:table-cell table:style-name="ce19" table:formula="of:=IF(ISBLANK([.$N398])=TRUE();&quot;&quot;;MAX(0;[.N398]-[.W398]))" office:value-type="float" office:value="0" calcext:value-type="float">
              <text:p>0</text:p>
            </table:table-cell>
            <table:table-cell table:style-name="ce17" table:formula="of:=IF(ISBLANK([.$N398])=TRUE();&quot;&quot;;MAX(0;[.W398]-[.N398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Warrior's Valor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399])=TRUE();&quot;&quot;;[.$O399]+[.$P399]+[.$Q399]+[.$R399]+[.$S399])" office:value-type="float" office:value="3" calcext:value-type="float">
              <text:p>3</text:p>
            </table:table-cell>
            <table:table-cell table:style-name="ce22" table:formula="of:=IF(ISBLANK([.$N399])=TRUE();&quot;&quot;;MAX(0;[.N399]-[.T399]))" office:value-type="float" office:value="0" calcext:value-type="float">
              <text:p>0</text:p>
            </table:table-cell>
            <table:table-cell table:style-name="ce17" table:formula="of:=IF(ISBLANK([.$N399])=TRUE();&quot;&quot;;MAX(0;[.T399]-[.N399]))" office:value-type="float" office:value="0" calcext:value-type="float">
              <text:p>0</text:p>
            </table:table-cell>
            <table:table-cell table:style-name="ce15" table:formula="of:=IF(ISBLANK([.$N399])=TRUE();&quot;&quot;;SUMPRODUCT([.L:.L]=[.L399];[.M:.M]=[.M399];[.T:.T]))" office:value-type="float" office:value="6" calcext:value-type="float">
              <text:p>6</text:p>
            </table:table-cell>
            <table:table-cell table:style-name="ce19" table:formula="of:=IF(ISBLANK([.$N399])=TRUE();&quot;&quot;;MAX(0;[.N399]-[.W399]))" office:value-type="float" office:value="0" calcext:value-type="float">
              <text:p>0</text:p>
            </table:table-cell>
            <table:table-cell table:style-name="ce17" table:formula="of:=IF(ISBLANK([.$N399])=TRUE();&quot;&quot;;MAX(0;[.W399]-[.N39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00])=TRUE();&quot;&quot;;[.$O400]+[.$P400]+[.$Q400]+[.$R400]+[.$S400])" office:value-type="float" office:value="3" calcext:value-type="float">
              <text:p>3</text:p>
            </table:table-cell>
            <table:table-cell table:style-name="ce22" table:formula="of:=IF(ISBLANK([.$N400])=TRUE();&quot;&quot;;MAX(0;[.N400]-[.T400]))" office:value-type="float" office:value="0" calcext:value-type="float">
              <text:p>0</text:p>
            </table:table-cell>
            <table:table-cell table:style-name="ce17" table:formula="of:=IF(ISBLANK([.$N400])=TRUE();&quot;&quot;;MAX(0;[.T400]-[.N400]))" office:value-type="float" office:value="0" calcext:value-type="float">
              <text:p>0</text:p>
            </table:table-cell>
            <table:table-cell table:style-name="ce15" table:formula="of:=IF(ISBLANK([.$N400])=TRUE();&quot;&quot;;SUMPRODUCT([.L:.L]=[.L400];[.M:.M]=[.M400];[.T:.T]))" office:value-type="float" office:value="6" calcext:value-type="float">
              <text:p>6</text:p>
            </table:table-cell>
            <table:table-cell table:style-name="ce19" table:formula="of:=IF(ISBLANK([.$N400])=TRUE();&quot;&quot;;MAX(0;[.N400]-[.W400]))" office:value-type="float" office:value="0" calcext:value-type="float">
              <text:p>0</text:p>
            </table:table-cell>
            <table:table-cell table:style-name="ce17" table:formula="of:=IF(ISBLANK([.$N400])=TRUE();&quot;&quot;;MAX(0;[.W400]-[.N40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401])=TRUE();&quot;&quot;;[.$O401]+[.$P401]+[.$Q401]+[.$R401]+[.$S401])" office:value-type="float" office:value="7" calcext:value-type="float">
              <text:p>7</text:p>
            </table:table-cell>
            <table:table-cell table:style-name="ce22" table:formula="of:=IF(ISBLANK([.$N401])=TRUE();&quot;&quot;;MAX(0;[.N401]-[.T401]))" office:value-type="float" office:value="0" calcext:value-type="float">
              <text:p>0</text:p>
            </table:table-cell>
            <table:table-cell table:style-name="ce17" table:formula="of:=IF(ISBLANK([.$N401])=TRUE();&quot;&quot;;MAX(0;[.T401]-[.N401]))" office:value-type="float" office:value="4" calcext:value-type="float">
              <text:p>4</text:p>
            </table:table-cell>
            <table:table-cell table:style-name="ce15" table:formula="of:=IF(ISBLANK([.$N401])=TRUE();&quot;&quot;;SUMPRODUCT([.L:.L]=[.L401];[.M:.M]=[.M401];[.T:.T]))" office:value-type="float" office:value="10" calcext:value-type="float">
              <text:p>10</text:p>
            </table:table-cell>
            <table:table-cell table:style-name="ce19" table:formula="of:=IF(ISBLANK([.$N401])=TRUE();&quot;&quot;;MAX(0;[.N401]-[.W401]))" office:value-type="float" office:value="0" calcext:value-type="float">
              <text:p>0</text:p>
            </table:table-cell>
            <table:table-cell table:style-name="ce17" table:formula="of:=IF(ISBLANK([.$N401])=TRUE();&quot;&quot;;MAX(0;[.W401]-[.N40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Ironsong Respons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402])=TRUE();&quot;&quot;;[.$O402]+[.$P402]+[.$Q402]+[.$R402]+[.$S402])" office:value-type="float" office:value="2" calcext:value-type="float">
              <text:p>2</text:p>
            </table:table-cell>
            <table:table-cell table:style-name="ce22" table:formula="of:=IF(ISBLANK([.$N402])=TRUE();&quot;&quot;;MAX(0;[.N402]-[.T402]))" office:value-type="float" office:value="1" calcext:value-type="float">
              <text:p>1</text:p>
            </table:table-cell>
            <table:table-cell table:style-name="ce17" table:formula="of:=IF(ISBLANK([.$N402])=TRUE();&quot;&quot;;MAX(0;[.T402]-[.N402]))" office:value-type="float" office:value="0" calcext:value-type="float">
              <text:p>0</text:p>
            </table:table-cell>
            <table:table-cell table:style-name="ce15" table:formula="of:=IF(ISBLANK([.$N402])=TRUE();&quot;&quot;;SUMPRODUCT([.L:.L]=[.L402];[.M:.M]=[.M402];[.T:.T]))" office:value-type="float" office:value="5" calcext:value-type="float">
              <text:p>5</text:p>
            </table:table-cell>
            <table:table-cell table:style-name="ce19" table:formula="of:=IF(ISBLANK([.$N402])=TRUE();&quot;&quot;;MAX(0;[.N402]-[.W402]))" office:value-type="float" office:value="0" calcext:value-type="float">
              <text:p>0</text:p>
            </table:table-cell>
            <table:table-cell table:style-name="ce17" table:formula="of:=IF(ISBLANK([.$N402])=TRUE();&quot;&quot;;MAX(0;[.W402]-[.N40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6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03])=TRUE();&quot;&quot;;[.$O403]+[.$P403]+[.$Q403]+[.$R403]+[.$S403])">
              <text:p/>
            </table:table-cell>
            <table:table-cell table:style-name="ce22" table:formula="of:=IF(ISBLANK([.$N403])=TRUE();&quot;&quot;;MAX(0;[.N403]-[.T403]))">
              <text:p/>
            </table:table-cell>
            <table:table-cell table:style-name="ce17" table:formula="of:=IF(ISBLANK([.$N403])=TRUE();&quot;&quot;;MAX(0;[.T403]-[.N403]))">
              <text:p/>
            </table:table-cell>
            <table:table-cell table:style-name="ce15" table:formula="of:=IF(ISBLANK([.$N403])=TRUE();&quot;&quot;;SUMPRODUCT([.L:.L]=[.L403];[.M:.M]=[.M403];[.T:.T]))">
              <text:p/>
            </table:table-cell>
            <table:table-cell table:style-name="ce19" table:formula="of:=IF(ISBLANK([.$N403])=TRUE();&quot;&quot;;MAX(0;[.N403]-[.W403]))">
              <text:p/>
            </table:table-cell>
            <table:table-cell table:style-name="ce17" table:formula="of:=IF(ISBLANK([.$N403])=TRUE();&quot;&quot;;MAX(0;[.W403]-[.N40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6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04])=TRUE();&quot;&quot;;[.$O404]+[.$P404]+[.$Q404]+[.$R404]+[.$S404])">
              <text:p/>
            </table:table-cell>
            <table:table-cell table:style-name="ce22" table:formula="of:=IF(ISBLANK([.$N404])=TRUE();&quot;&quot;;MAX(0;[.N404]-[.T404]))">
              <text:p/>
            </table:table-cell>
            <table:table-cell table:style-name="ce17" table:formula="of:=IF(ISBLANK([.$N404])=TRUE();&quot;&quot;;MAX(0;[.T404]-[.N404]))">
              <text:p/>
            </table:table-cell>
            <table:table-cell table:style-name="ce15" table:formula="of:=IF(ISBLANK([.$N404])=TRUE();&quot;&quot;;SUMPRODUCT([.L:.L]=[.L404];[.M:.M]=[.M404];[.T:.T]))">
              <text:p/>
            </table:table-cell>
            <table:table-cell table:style-name="ce19" table:formula="of:=IF(ISBLANK([.$N404])=TRUE();&quot;&quot;;MAX(0;[.N404]-[.W404]))">
              <text:p/>
            </table:table-cell>
            <table:table-cell table:style-name="ce17" table:formula="of:=IF(ISBLANK([.$N404])=TRUE();&quot;&quot;;MAX(0;[.W404]-[.N40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6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05])=TRUE();&quot;&quot;;[.$O405]+[.$P405]+[.$Q405]+[.$R405]+[.$S405])">
              <text:p/>
            </table:table-cell>
            <table:table-cell table:style-name="ce22" table:formula="of:=IF(ISBLANK([.$N405])=TRUE();&quot;&quot;;MAX(0;[.N405]-[.T405]))">
              <text:p/>
            </table:table-cell>
            <table:table-cell table:style-name="ce17" table:formula="of:=IF(ISBLANK([.$N405])=TRUE();&quot;&quot;;MAX(0;[.T405]-[.N405]))">
              <text:p/>
            </table:table-cell>
            <table:table-cell table:style-name="ce15" table:formula="of:=IF(ISBLANK([.$N405])=TRUE();&quot;&quot;;SUMPRODUCT([.L:.L]=[.L405];[.M:.M]=[.M405];[.T:.T]))">
              <text:p/>
            </table:table-cell>
            <table:table-cell table:style-name="ce19" table:formula="of:=IF(ISBLANK([.$N405])=TRUE();&quot;&quot;;MAX(0;[.N405]-[.W405]))">
              <text:p/>
            </table:table-cell>
            <table:table-cell table:style-name="ce17" table:formula="of:=IF(ISBLANK([.$N405])=TRUE();&quot;&quot;;MAX(0;[.W405]-[.N405]))">
              <text:p/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406])=TRUE();&quot;&quot;;[.$O406]+[.$P406]+[.$Q406]+[.$R406]+[.$S406])" office:value-type="float" office:value="4" calcext:value-type="float">
              <text:p>4</text:p>
            </table:table-cell>
            <table:table-cell table:style-name="ce22" table:formula="of:=IF(ISBLANK([.$N406])=TRUE();&quot;&quot;;MAX(0;[.N406]-[.T406]))" office:value-type="float" office:value="0" calcext:value-type="float">
              <text:p>0</text:p>
            </table:table-cell>
            <table:table-cell table:style-name="ce17" table:formula="of:=IF(ISBLANK([.$N406])=TRUE();&quot;&quot;;MAX(0;[.T406]-[.N406]))" office:value-type="float" office:value="1" calcext:value-type="float">
              <text:p>1</text:p>
            </table:table-cell>
            <table:table-cell table:style-name="ce15" table:formula="of:=IF(ISBLANK([.$N406])=TRUE();&quot;&quot;;SUMPRODUCT([.L:.L]=[.L406];[.M:.M]=[.M406];[.T:.T]))" office:value-type="float" office:value="7" calcext:value-type="float">
              <text:p>7</text:p>
            </table:table-cell>
            <table:table-cell table:style-name="ce19" table:formula="of:=IF(ISBLANK([.$N406])=TRUE();&quot;&quot;;MAX(0;[.N406]-[.W406]))" office:value-type="float" office:value="0" calcext:value-type="float">
              <text:p>0</text:p>
            </table:table-cell>
            <table:table-cell table:style-name="ce17" table:formula="of:=IF(ISBLANK([.$N406])=TRUE();&quot;&quot;;MAX(0;[.W406]-[.N406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6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407])=TRUE();&quot;&quot;;[.$O407]+[.$P407]+[.$Q407]+[.$R407]+[.$S407])" office:value-type="float" office:value="4" calcext:value-type="float">
              <text:p>4</text:p>
            </table:table-cell>
            <table:table-cell table:style-name="ce22" table:formula="of:=IF(ISBLANK([.$N407])=TRUE();&quot;&quot;;MAX(0;[.N407]-[.T407]))" office:value-type="float" office:value="0" calcext:value-type="float">
              <text:p>0</text:p>
            </table:table-cell>
            <table:table-cell table:style-name="ce17" table:formula="of:=IF(ISBLANK([.$N407])=TRUE();&quot;&quot;;MAX(0;[.T407]-[.N407]))" office:value-type="float" office:value="1" calcext:value-type="float">
              <text:p>1</text:p>
            </table:table-cell>
            <table:table-cell table:style-name="ce15" table:formula="of:=IF(ISBLANK([.$N407])=TRUE();&quot;&quot;;SUMPRODUCT([.L:.L]=[.L407];[.M:.M]=[.M407];[.T:.T]))" office:value-type="float" office:value="7" calcext:value-type="float">
              <text:p>7</text:p>
            </table:table-cell>
            <table:table-cell table:style-name="ce19" table:formula="of:=IF(ISBLANK([.$N407])=TRUE();&quot;&quot;;MAX(0;[.N407]-[.W407]))" office:value-type="float" office:value="0" calcext:value-type="float">
              <text:p>0</text:p>
            </table:table-cell>
            <table:table-cell table:style-name="ce17" table:formula="of:=IF(ISBLANK([.$N407])=TRUE();&quot;&quot;;MAX(0;[.W407]-[.N407]))" office:value-type="float" office:value="4" calcext:value-type="float">
              <text:p>4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troke of Foresigh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08])=TRUE();&quot;&quot;;[.$O408]+[.$P408]+[.$Q408]+[.$R408]+[.$S408])" office:value-type="float" office:value="3" calcext:value-type="float">
              <text:p>3</text:p>
            </table:table-cell>
            <table:table-cell table:style-name="ce22" table:formula="of:=IF(ISBLANK([.$N408])=TRUE();&quot;&quot;;MAX(0;[.N408]-[.T408]))" office:value-type="float" office:value="0" calcext:value-type="float">
              <text:p>0</text:p>
            </table:table-cell>
            <table:table-cell table:style-name="ce17" table:formula="of:=IF(ISBLANK([.$N408])=TRUE();&quot;&quot;;MAX(0;[.T408]-[.N408]))" office:value-type="float" office:value="0" calcext:value-type="float">
              <text:p>0</text:p>
            </table:table-cell>
            <table:table-cell table:style-name="ce15" table:formula="of:=IF(ISBLANK([.$N408])=TRUE();&quot;&quot;;SUMPRODUCT([.L:.L]=[.L408];[.M:.M]=[.M408];[.T:.T]))" office:value-type="float" office:value="6" calcext:value-type="float">
              <text:p>6</text:p>
            </table:table-cell>
            <table:table-cell table:style-name="ce19" table:formula="of:=IF(ISBLANK([.$N408])=TRUE();&quot;&quot;;MAX(0;[.N408]-[.W408]))" office:value-type="float" office:value="0" calcext:value-type="float">
              <text:p>0</text:p>
            </table:table-cell>
            <table:table-cell table:style-name="ce17" table:formula="of:=IF(ISBLANK([.$N408])=TRUE();&quot;&quot;;MAX(0;[.W408]-[.N408]))" office:value-type="float" office:value="3" calcext:value-type="float">
              <text:p>3</text:p>
            </table:table-cell>
            <table:table-cell table:style-name="Default"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09])=TRUE();&quot;&quot;;[.$O409]+[.$P409]+[.$Q409]+[.$R409]+[.$S409])" office:value-type="float" office:value="3" calcext:value-type="float">
              <text:p>3</text:p>
            </table:table-cell>
            <table:table-cell table:style-name="ce22" table:formula="of:=IF(ISBLANK([.$N409])=TRUE();&quot;&quot;;MAX(0;[.N409]-[.T409]))" office:value-type="float" office:value="0" calcext:value-type="float">
              <text:p>0</text:p>
            </table:table-cell>
            <table:table-cell table:style-name="ce17" table:formula="of:=IF(ISBLANK([.$N409])=TRUE();&quot;&quot;;MAX(0;[.T409]-[.N409]))" office:value-type="float" office:value="0" calcext:value-type="float">
              <text:p>0</text:p>
            </table:table-cell>
            <table:table-cell table:style-name="ce15" table:formula="of:=IF(ISBLANK([.$N409])=TRUE();&quot;&quot;;SUMPRODUCT([.L:.L]=[.L409];[.M:.M]=[.M409];[.T:.T]))" office:value-type="float" office:value="6" calcext:value-type="float">
              <text:p>6</text:p>
            </table:table-cell>
            <table:table-cell table:style-name="ce19" table:formula="of:=IF(ISBLANK([.$N409])=TRUE();&quot;&quot;;MAX(0;[.N409]-[.W409]))" office:value-type="float" office:value="0" calcext:value-type="float">
              <text:p>0</text:p>
            </table:table-cell>
            <table:table-cell table:style-name="ce17" table:formula="of:=IF(ISBLANK([.$N409])=TRUE();&quot;&quot;;MAX(0;[.W409]-[.N40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6</text:p>
            </table:table-cell>
            <table:table-cell table:style-name="ce23" table:content-validation-name="val2" table:number-columns-repeated="3"/>
            <table:table-cell table:style-name="ce15" table:formula="of:=IF(ISBLANK([.$N410])=TRUE();&quot;&quot;;[.$O410]+[.$P410]+[.$Q410]+[.$R410]+[.$S410])" office:value-type="float" office:value="6" calcext:value-type="float">
              <text:p>6</text:p>
            </table:table-cell>
            <table:table-cell table:style-name="ce22" table:formula="of:=IF(ISBLANK([.$N410])=TRUE();&quot;&quot;;MAX(0;[.N410]-[.T410]))" office:value-type="float" office:value="0" calcext:value-type="float">
              <text:p>0</text:p>
            </table:table-cell>
            <table:table-cell table:style-name="ce17" table:formula="of:=IF(ISBLANK([.$N410])=TRUE();&quot;&quot;;MAX(0;[.T410]-[.N410]))" office:value-type="float" office:value="3" calcext:value-type="float">
              <text:p>3</text:p>
            </table:table-cell>
            <table:table-cell table:style-name="ce15" table:formula="of:=IF(ISBLANK([.$N410])=TRUE();&quot;&quot;;SUMPRODUCT([.L:.L]=[.L410];[.M:.M]=[.M410];[.T:.T]))" office:value-type="float" office:value="9" calcext:value-type="float">
              <text:p>9</text:p>
            </table:table-cell>
            <table:table-cell table:style-name="ce19" table:formula="of:=IF(ISBLANK([.$N410])=TRUE();&quot;&quot;;MAX(0;[.N410]-[.W410]))" office:value-type="float" office:value="0" calcext:value-type="float">
              <text:p>0</text:p>
            </table:table-cell>
            <table:table-cell table:style-name="ce17" table:formula="of:=IF(ISBLANK([.$N410])=TRUE();&quot;&quot;;MAX(0;[.W410]-[.N41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Driving Blad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411])=TRUE();&quot;&quot;;[.$O411]+[.$P411]+[.$Q411]+[.$R411]+[.$S411])" office:value-type="float" office:value="7" calcext:value-type="float">
              <text:p>7</text:p>
            </table:table-cell>
            <table:table-cell table:style-name="ce22" table:formula="of:=IF(ISBLANK([.$N411])=TRUE();&quot;&quot;;MAX(0;[.N411]-[.T411]))" office:value-type="float" office:value="0" calcext:value-type="float">
              <text:p>0</text:p>
            </table:table-cell>
            <table:table-cell table:style-name="ce17" table:formula="of:=IF(ISBLANK([.$N411])=TRUE();&quot;&quot;;MAX(0;[.T411]-[.N411]))" office:value-type="float" office:value="4" calcext:value-type="float">
              <text:p>4</text:p>
            </table:table-cell>
            <table:table-cell table:style-name="ce15" table:formula="of:=IF(ISBLANK([.$N411])=TRUE();&quot;&quot;;SUMPRODUCT([.L:.L]=[.L411];[.M:.M]=[.M411];[.T:.T]))" office:value-type="float" office:value="10" calcext:value-type="float">
              <text:p>10</text:p>
            </table:table-cell>
            <table:table-cell table:style-name="ce19" table:formula="of:=IF(ISBLANK([.$N411])=TRUE();&quot;&quot;;MAX(0;[.N411]-[.W411]))" office:value-type="float" office:value="0" calcext:value-type="float">
              <text:p>0</text:p>
            </table:table-cell>
            <table:table-cell table:style-name="ce17" table:formula="of:=IF(ISBLANK([.$N411])=TRUE();&quot;&quot;;MAX(0;[.W411]-[.N41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7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12])=TRUE();&quot;&quot;;[.$O412]+[.$P412]+[.$Q412]+[.$R412]+[.$S412])">
              <text:p/>
            </table:table-cell>
            <table:table-cell table:style-name="ce22" table:formula="of:=IF(ISBLANK([.$N412])=TRUE();&quot;&quot;;MAX(0;[.N412]-[.T412]))">
              <text:p/>
            </table:table-cell>
            <table:table-cell table:style-name="ce17" table:formula="of:=IF(ISBLANK([.$N412])=TRUE();&quot;&quot;;MAX(0;[.T412]-[.N412]))">
              <text:p/>
            </table:table-cell>
            <table:table-cell table:style-name="ce15" table:formula="of:=IF(ISBLANK([.$N412])=TRUE();&quot;&quot;;SUMPRODUCT([.L:.L]=[.L412];[.M:.M]=[.M412];[.T:.T]))">
              <text:p/>
            </table:table-cell>
            <table:table-cell table:style-name="ce19" table:formula="of:=IF(ISBLANK([.$N412])=TRUE();&quot;&quot;;MAX(0;[.N412]-[.W412]))">
              <text:p/>
            </table:table-cell>
            <table:table-cell table:style-name="ce17" table:formula="of:=IF(ISBLANK([.$N412])=TRUE();&quot;&quot;;MAX(0;[.W412]-[.N41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7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13])=TRUE();&quot;&quot;;[.$O413]+[.$P413]+[.$Q413]+[.$R413]+[.$S413])">
              <text:p/>
            </table:table-cell>
            <table:table-cell table:style-name="ce22" table:formula="of:=IF(ISBLANK([.$N413])=TRUE();&quot;&quot;;MAX(0;[.N413]-[.T413]))">
              <text:p/>
            </table:table-cell>
            <table:table-cell table:style-name="ce17" table:formula="of:=IF(ISBLANK([.$N413])=TRUE();&quot;&quot;;MAX(0;[.T413]-[.N413]))">
              <text:p/>
            </table:table-cell>
            <table:table-cell table:style-name="ce15" table:formula="of:=IF(ISBLANK([.$N413])=TRUE();&quot;&quot;;SUMPRODUCT([.L:.L]=[.L413];[.M:.M]=[.M413];[.T:.T]))">
              <text:p/>
            </table:table-cell>
            <table:table-cell table:style-name="ce19" table:formula="of:=IF(ISBLANK([.$N413])=TRUE();&quot;&quot;;MAX(0;[.N413]-[.W413]))">
              <text:p/>
            </table:table-cell>
            <table:table-cell table:style-name="ce17" table:formula="of:=IF(ISBLANK([.$N413])=TRUE();&quot;&quot;;MAX(0;[.W413]-[.N41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7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14])=TRUE();&quot;&quot;;[.$O414]+[.$P414]+[.$Q414]+[.$R414]+[.$S414])">
              <text:p/>
            </table:table-cell>
            <table:table-cell table:style-name="ce22" table:formula="of:=IF(ISBLANK([.$N414])=TRUE();&quot;&quot;;MAX(0;[.N414]-[.T414]))">
              <text:p/>
            </table:table-cell>
            <table:table-cell table:style-name="ce17" table:formula="of:=IF(ISBLANK([.$N414])=TRUE();&quot;&quot;;MAX(0;[.T414]-[.N414]))">
              <text:p/>
            </table:table-cell>
            <table:table-cell table:style-name="ce15" table:formula="of:=IF(ISBLANK([.$N414])=TRUE();&quot;&quot;;SUMPRODUCT([.L:.L]=[.L414];[.M:.M]=[.M414];[.T:.T]))">
              <text:p/>
            </table:table-cell>
            <table:table-cell table:style-name="ce19" table:formula="of:=IF(ISBLANK([.$N414])=TRUE();&quot;&quot;;MAX(0;[.N414]-[.W414]))">
              <text:p/>
            </table:table-cell>
            <table:table-cell table:style-name="ce17" table:formula="of:=IF(ISBLANK([.$N414])=TRUE();&quot;&quot;;MAX(0;[.W414]-[.N41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415])=TRUE();&quot;&quot;;[.$O415]+[.$P415]+[.$Q415]+[.$R415]+[.$S415])" office:value-type="float" office:value="5" calcext:value-type="float">
              <text:p>5</text:p>
            </table:table-cell>
            <table:table-cell table:style-name="ce22" table:formula="of:=IF(ISBLANK([.$N415])=TRUE();&quot;&quot;;MAX(0;[.N415]-[.T415]))" office:value-type="float" office:value="0" calcext:value-type="float">
              <text:p>0</text:p>
            </table:table-cell>
            <table:table-cell table:style-name="ce17" table:formula="of:=IF(ISBLANK([.$N415])=TRUE();&quot;&quot;;MAX(0;[.T415]-[.N415]))" office:value-type="float" office:value="2" calcext:value-type="float">
              <text:p>2</text:p>
            </table:table-cell>
            <table:table-cell table:style-name="ce15" table:formula="of:=IF(ISBLANK([.$N415])=TRUE();&quot;&quot;;SUMPRODUCT([.L:.L]=[.L415];[.M:.M]=[.M415];[.T:.T]))" office:value-type="float" office:value="8" calcext:value-type="float">
              <text:p>8</text:p>
            </table:table-cell>
            <table:table-cell table:style-name="ce19" table:formula="of:=IF(ISBLANK([.$N415])=TRUE();&quot;&quot;;MAX(0;[.N415]-[.W415]))" office:value-type="float" office:value="0" calcext:value-type="float">
              <text:p>0</text:p>
            </table:table-cell>
            <table:table-cell table:style-name="ce17" table:formula="of:=IF(ISBLANK([.$N415])=TRUE();&quot;&quot;;MAX(0;[.W415]-[.N41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416])=TRUE();&quot;&quot;;[.$O416]+[.$P416]+[.$Q416]+[.$R416]+[.$S416])" office:value-type="float" office:value="3" calcext:value-type="float">
              <text:p>3</text:p>
            </table:table-cell>
            <table:table-cell table:style-name="ce22" table:formula="of:=IF(ISBLANK([.$N416])=TRUE();&quot;&quot;;MAX(0;[.N416]-[.T416]))" office:value-type="float" office:value="0" calcext:value-type="float">
              <text:p>0</text:p>
            </table:table-cell>
            <table:table-cell table:style-name="ce17" table:formula="of:=IF(ISBLANK([.$N416])=TRUE();&quot;&quot;;MAX(0;[.T416]-[.N416]))" office:value-type="float" office:value="0" calcext:value-type="float">
              <text:p>0</text:p>
            </table:table-cell>
            <table:table-cell table:style-name="ce15" table:formula="of:=IF(ISBLANK([.$N416])=TRUE();&quot;&quot;;SUMPRODUCT([.L:.L]=[.L416];[.M:.M]=[.M416];[.T:.T]))" office:value-type="float" office:value="6" calcext:value-type="float">
              <text:p>6</text:p>
            </table:table-cell>
            <table:table-cell table:style-name="ce19" table:formula="of:=IF(ISBLANK([.$N416])=TRUE();&quot;&quot;;MAX(0;[.N416]-[.W416]))" office:value-type="float" office:value="0" calcext:value-type="float">
              <text:p>0</text:p>
            </table:table-cell>
            <table:table-cell table:style-name="ce17" table:formula="of:=IF(ISBLANK([.$N416])=TRUE();&quot;&quot;;MAX(0;[.W416]-[.N41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17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Warrior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Nature's Path Pilgrimag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417])=TRUE();&quot;&quot;;[.$O417]+[.$P417]+[.$Q417]+[.$R417]+[.$S417])" office:value-type="float" office:value="7" calcext:value-type="float">
              <text:p>7</text:p>
            </table:table-cell>
            <table:table-cell table:style-name="ce22" table:formula="of:=IF(ISBLANK([.$N417])=TRUE();&quot;&quot;;MAX(0;[.N417]-[.T417]))" office:value-type="float" office:value="0" calcext:value-type="float">
              <text:p>0</text:p>
            </table:table-cell>
            <table:table-cell table:style-name="ce17" table:formula="of:=IF(ISBLANK([.$N417])=TRUE();&quot;&quot;;MAX(0;[.T417]-[.N417]))" office:value-type="float" office:value="4" calcext:value-type="float">
              <text:p>4</text:p>
            </table:table-cell>
            <table:table-cell table:style-name="ce15" table:formula="of:=IF(ISBLANK([.$N417])=TRUE();&quot;&quot;;SUMPRODUCT([.L:.L]=[.L417];[.M:.M]=[.M417];[.T:.T]))" office:value-type="float" office:value="10" calcext:value-type="float">
              <text:p>10</text:p>
            </table:table-cell>
            <table:table-cell table:style-name="ce19" table:formula="of:=IF(ISBLANK([.$N417])=TRUE();&quot;&quot;;MAX(0;[.N417]-[.W417]))" office:value-type="float" office:value="0" calcext:value-type="float">
              <text:p>0</text:p>
            </table:table-cell>
            <table:table-cell table:style-name="ce17" table:formula="of:=IF(ISBLANK([.$N417])=TRUE();&quot;&quot;;MAX(0;[.W417]-[.N417]))" office:value-type="float" office:value="7" calcext:value-type="float">
              <text:p>7</text:p>
            </table:table-cell>
            <table:table-cell table:number-columns-repeated="16359"/>
          </table:table-row>
        </table:table-row-group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180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418])=TRUE();&quot;&quot;;[.$O418]+[.$P418]+[.$Q418]+[.$R418]+[.$S418])">
            <text:p/>
          </table:table-cell>
          <table:table-cell table:style-name="ce22" table:formula="of:=IF(ISBLANK([.$N418])=TRUE();&quot;&quot;;MAX(0;[.N418]-[.T418]))">
            <text:p/>
          </table:table-cell>
          <table:table-cell table:style-name="ce17" table:formula="of:=IF(ISBLANK([.$N418])=TRUE();&quot;&quot;;MAX(0;[.T418]-[.N418]))">
            <text:p/>
          </table:table-cell>
          <table:table-cell table:style-name="ce15" table:formula="of:=IF(ISBLANK([.$N418])=TRUE();&quot;&quot;;SUMPRODUCT([.L:.L]=[.L418];[.M:.M]=[.M418];[.T:.T]))">
            <text:p/>
          </table:table-cell>
          <table:table-cell table:style-name="ce19" table:formula="of:=IF(ISBLANK([.$N418])=TRUE();&quot;&quot;;MAX(0;[.N418]-[.W418]))">
            <text:p/>
          </table:table-cell>
          <table:table-cell table:style-name="ce17" table:formula="of:=IF(ISBLANK([.$N418])=TRUE();&quot;&quot;;MAX(0;[.W418]-[.N418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19])=TRUE();&quot;&quot;;[.$O419]+[.$P419]+[.$Q419]+[.$R419]+[.$S419])">
              <text:p/>
            </table:table-cell>
            <table:table-cell table:style-name="ce22" table:formula="of:=IF(ISBLANK([.$N419])=TRUE();&quot;&quot;;MAX(0;[.N419]-[.T419]))">
              <text:p/>
            </table:table-cell>
            <table:table-cell table:style-name="ce17" table:formula="of:=IF(ISBLANK([.$N419])=TRUE();&quot;&quot;;MAX(0;[.T419]-[.N419]))">
              <text:p/>
            </table:table-cell>
            <table:table-cell table:style-name="ce15" table:formula="of:=IF(ISBLANK([.$N419])=TRUE();&quot;&quot;;SUMPRODUCT([.L:.L]=[.L419];[.M:.M]=[.M419];[.T:.T]))">
              <text:p/>
            </table:table-cell>
            <table:table-cell table:style-name="ce19" table:formula="of:=IF(ISBLANK([.$N419])=TRUE();&quot;&quot;;MAX(0;[.N419]-[.W419]))">
              <text:p/>
            </table:table-cell>
            <table:table-cell table:style-name="ce17" table:formula="of:=IF(ISBLANK([.$N419])=TRUE();&quot;&quot;;MAX(0;[.W419]-[.N41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0])=TRUE();&quot;&quot;;[.$O420]+[.$P420]+[.$Q420]+[.$R420]+[.$S420])">
              <text:p/>
            </table:table-cell>
            <table:table-cell table:style-name="ce22" table:formula="of:=IF(ISBLANK([.$N420])=TRUE();&quot;&quot;;MAX(0;[.N420]-[.T420]))">
              <text:p/>
            </table:table-cell>
            <table:table-cell table:style-name="ce17" table:formula="of:=IF(ISBLANK([.$N420])=TRUE();&quot;&quot;;MAX(0;[.T420]-[.N420]))">
              <text:p/>
            </table:table-cell>
            <table:table-cell table:style-name="ce15" table:formula="of:=IF(ISBLANK([.$N420])=TRUE();&quot;&quot;;SUMPRODUCT([.L:.L]=[.L420];[.M:.M]=[.M420];[.T:.T]))">
              <text:p/>
            </table:table-cell>
            <table:table-cell table:style-name="ce19" table:formula="of:=IF(ISBLANK([.$N420])=TRUE();&quot;&quot;;MAX(0;[.N420]-[.W420]))">
              <text:p/>
            </table:table-cell>
            <table:table-cell table:style-name="ce17" table:formula="of:=IF(ISBLANK([.$N420])=TRUE();&quot;&quot;;MAX(0;[.W420]-[.N42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1])=TRUE();&quot;&quot;;[.$O421]+[.$P421]+[.$Q421]+[.$R421]+[.$S421])">
              <text:p/>
            </table:table-cell>
            <table:table-cell table:style-name="ce22" table:formula="of:=IF(ISBLANK([.$N421])=TRUE();&quot;&quot;;MAX(0;[.N421]-[.T421]))">
              <text:p/>
            </table:table-cell>
            <table:table-cell table:style-name="ce17" table:formula="of:=IF(ISBLANK([.$N421])=TRUE();&quot;&quot;;MAX(0;[.T421]-[.N421]))">
              <text:p/>
            </table:table-cell>
            <table:table-cell table:style-name="ce15" table:formula="of:=IF(ISBLANK([.$N421])=TRUE();&quot;&quot;;SUMPRODUCT([.L:.L]=[.L421];[.M:.M]=[.M421];[.T:.T]))">
              <text:p/>
            </table:table-cell>
            <table:table-cell table:style-name="ce19" table:formula="of:=IF(ISBLANK([.$N421])=TRUE();&quot;&quot;;MAX(0;[.N421]-[.W421]))">
              <text:p/>
            </table:table-cell>
            <table:table-cell table:style-name="ce17" table:formula="of:=IF(ISBLANK([.$N421])=TRUE();&quot;&quot;;MAX(0;[.W421]-[.N42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2])=TRUE();&quot;&quot;;[.$O422]+[.$P422]+[.$Q422]+[.$R422]+[.$S422])">
              <text:p/>
            </table:table-cell>
            <table:table-cell table:style-name="ce22" table:formula="of:=IF(ISBLANK([.$N422])=TRUE();&quot;&quot;;MAX(0;[.N422]-[.T422]))">
              <text:p/>
            </table:table-cell>
            <table:table-cell table:style-name="ce17" table:formula="of:=IF(ISBLANK([.$N422])=TRUE();&quot;&quot;;MAX(0;[.T422]-[.N422]))">
              <text:p/>
            </table:table-cell>
            <table:table-cell table:style-name="ce15" table:formula="of:=IF(ISBLANK([.$N422])=TRUE();&quot;&quot;;SUMPRODUCT([.L:.L]=[.L422];[.M:.M]=[.M422];[.T:.T]))">
              <text:p/>
            </table:table-cell>
            <table:table-cell table:style-name="ce19" table:formula="of:=IF(ISBLANK([.$N422])=TRUE();&quot;&quot;;MAX(0;[.N422]-[.W422]))">
              <text:p/>
            </table:table-cell>
            <table:table-cell table:style-name="ce17" table:formula="of:=IF(ISBLANK([.$N422])=TRUE();&quot;&quot;;MAX(0;[.W422]-[.N42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3])=TRUE();&quot;&quot;;[.$O423]+[.$P423]+[.$Q423]+[.$R423]+[.$S423])">
              <text:p/>
            </table:table-cell>
            <table:table-cell table:style-name="ce22" table:formula="of:=IF(ISBLANK([.$N423])=TRUE();&quot;&quot;;MAX(0;[.N423]-[.T423]))">
              <text:p/>
            </table:table-cell>
            <table:table-cell table:style-name="ce17" table:formula="of:=IF(ISBLANK([.$N423])=TRUE();&quot;&quot;;MAX(0;[.T423]-[.N423]))">
              <text:p/>
            </table:table-cell>
            <table:table-cell table:style-name="ce15" table:formula="of:=IF(ISBLANK([.$N423])=TRUE();&quot;&quot;;SUMPRODUCT([.L:.L]=[.L423];[.M:.M]=[.M423];[.T:.T]))">
              <text:p/>
            </table:table-cell>
            <table:table-cell table:style-name="ce19" table:formula="of:=IF(ISBLANK([.$N423])=TRUE();&quot;&quot;;MAX(0;[.N423]-[.W423]))">
              <text:p/>
            </table:table-cell>
            <table:table-cell table:style-name="ce17" table:formula="of:=IF(ISBLANK([.$N423])=TRUE();&quot;&quot;;MAX(0;[.W423]-[.N42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4])=TRUE();&quot;&quot;;[.$O424]+[.$P424]+[.$Q424]+[.$R424]+[.$S424])">
              <text:p/>
            </table:table-cell>
            <table:table-cell table:style-name="ce22" table:formula="of:=IF(ISBLANK([.$N424])=TRUE();&quot;&quot;;MAX(0;[.N424]-[.T424]))">
              <text:p/>
            </table:table-cell>
            <table:table-cell table:style-name="ce17" table:formula="of:=IF(ISBLANK([.$N424])=TRUE();&quot;&quot;;MAX(0;[.T424]-[.N424]))">
              <text:p/>
            </table:table-cell>
            <table:table-cell table:style-name="ce15" table:formula="of:=IF(ISBLANK([.$N424])=TRUE();&quot;&quot;;SUMPRODUCT([.L:.L]=[.L424];[.M:.M]=[.M424];[.T:.T]))">
              <text:p/>
            </table:table-cell>
            <table:table-cell table:style-name="ce19" table:formula="of:=IF(ISBLANK([.$N424])=TRUE();&quot;&quot;;MAX(0;[.N424]-[.W424]))">
              <text:p/>
            </table:table-cell>
            <table:table-cell table:style-name="ce17" table:formula="of:=IF(ISBLANK([.$N424])=TRUE();&quot;&quot;;MAX(0;[.W424]-[.N42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5])=TRUE();&quot;&quot;;[.$O425]+[.$P425]+[.$Q425]+[.$R425]+[.$S425])">
              <text:p/>
            </table:table-cell>
            <table:table-cell table:style-name="ce22" table:formula="of:=IF(ISBLANK([.$N425])=TRUE();&quot;&quot;;MAX(0;[.N425]-[.T425]))">
              <text:p/>
            </table:table-cell>
            <table:table-cell table:style-name="ce17" table:formula="of:=IF(ISBLANK([.$N425])=TRUE();&quot;&quot;;MAX(0;[.T425]-[.N425]))">
              <text:p/>
            </table:table-cell>
            <table:table-cell table:style-name="ce15" table:formula="of:=IF(ISBLANK([.$N425])=TRUE();&quot;&quot;;SUMPRODUCT([.L:.L]=[.L425];[.M:.M]=[.M425];[.T:.T]))">
              <text:p/>
            </table:table-cell>
            <table:table-cell table:style-name="ce19" table:formula="of:=IF(ISBLANK([.$N425])=TRUE();&quot;&quot;;MAX(0;[.N425]-[.W425]))">
              <text:p/>
            </table:table-cell>
            <table:table-cell table:style-name="ce17" table:formula="of:=IF(ISBLANK([.$N425])=TRUE();&quot;&quot;;MAX(0;[.W425]-[.N42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6])=TRUE();&quot;&quot;;[.$O426]+[.$P426]+[.$Q426]+[.$R426]+[.$S426])">
              <text:p/>
            </table:table-cell>
            <table:table-cell table:style-name="ce22" table:formula="of:=IF(ISBLANK([.$N426])=TRUE();&quot;&quot;;MAX(0;[.N426]-[.T426]))">
              <text:p/>
            </table:table-cell>
            <table:table-cell table:style-name="ce17" table:formula="of:=IF(ISBLANK([.$N426])=TRUE();&quot;&quot;;MAX(0;[.T426]-[.N426]))">
              <text:p/>
            </table:table-cell>
            <table:table-cell table:style-name="ce15" table:formula="of:=IF(ISBLANK([.$N426])=TRUE();&quot;&quot;;SUMPRODUCT([.L:.L]=[.L426];[.M:.M]=[.M426];[.T:.T]))">
              <text:p/>
            </table:table-cell>
            <table:table-cell table:style-name="ce19" table:formula="of:=IF(ISBLANK([.$N426])=TRUE();&quot;&quot;;MAX(0;[.N426]-[.W426]))">
              <text:p/>
            </table:table-cell>
            <table:table-cell table:style-name="ce17" table:formula="of:=IF(ISBLANK([.$N426])=TRUE();&quot;&quot;;MAX(0;[.W426]-[.N42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8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7])=TRUE();&quot;&quot;;[.$O427]+[.$P427]+[.$Q427]+[.$R427]+[.$S427])">
              <text:p/>
            </table:table-cell>
            <table:table-cell table:style-name="ce22" table:formula="of:=IF(ISBLANK([.$N427])=TRUE();&quot;&quot;;MAX(0;[.N427]-[.T427]))">
              <text:p/>
            </table:table-cell>
            <table:table-cell table:style-name="ce17" table:formula="of:=IF(ISBLANK([.$N427])=TRUE();&quot;&quot;;MAX(0;[.T427]-[.N427]))">
              <text:p/>
            </table:table-cell>
            <table:table-cell table:style-name="ce15" table:formula="of:=IF(ISBLANK([.$N427])=TRUE();&quot;&quot;;SUMPRODUCT([.L:.L]=[.L427];[.M:.M]=[.M427];[.T:.T]))">
              <text:p/>
            </table:table-cell>
            <table:table-cell table:style-name="ce19" table:formula="of:=IF(ISBLANK([.$N427])=TRUE();&quot;&quot;;MAX(0;[.N427]-[.W427]))">
              <text:p/>
            </table:table-cell>
            <table:table-cell table:style-name="ce17" table:formula="of:=IF(ISBLANK([.$N427])=TRUE();&quot;&quot;;MAX(0;[.W427]-[.N42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8])=TRUE();&quot;&quot;;[.$O428]+[.$P428]+[.$Q428]+[.$R428]+[.$S428])">
              <text:p/>
            </table:table-cell>
            <table:table-cell table:style-name="ce22" table:formula="of:=IF(ISBLANK([.$N428])=TRUE();&quot;&quot;;MAX(0;[.N428]-[.T428]))">
              <text:p/>
            </table:table-cell>
            <table:table-cell table:style-name="ce17" table:formula="of:=IF(ISBLANK([.$N428])=TRUE();&quot;&quot;;MAX(0;[.T428]-[.N428]))">
              <text:p/>
            </table:table-cell>
            <table:table-cell table:style-name="ce15" table:formula="of:=IF(ISBLANK([.$N428])=TRUE();&quot;&quot;;SUMPRODUCT([.L:.L]=[.L428];[.M:.M]=[.M428];[.T:.T]))">
              <text:p/>
            </table:table-cell>
            <table:table-cell table:style-name="ce19" table:formula="of:=IF(ISBLANK([.$N428])=TRUE();&quot;&quot;;MAX(0;[.N428]-[.W428]))">
              <text:p/>
            </table:table-cell>
            <table:table-cell table:style-name="ce17" table:formula="of:=IF(ISBLANK([.$N428])=TRUE();&quot;&quot;;MAX(0;[.W428]-[.N42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29])=TRUE();&quot;&quot;;[.$O429]+[.$P429]+[.$Q429]+[.$R429]+[.$S429])">
              <text:p/>
            </table:table-cell>
            <table:table-cell table:style-name="ce22" table:formula="of:=IF(ISBLANK([.$N429])=TRUE();&quot;&quot;;MAX(0;[.N429]-[.T429]))">
              <text:p/>
            </table:table-cell>
            <table:table-cell table:style-name="ce17" table:formula="of:=IF(ISBLANK([.$N429])=TRUE();&quot;&quot;;MAX(0;[.T429]-[.N429]))">
              <text:p/>
            </table:table-cell>
            <table:table-cell table:style-name="ce15" table:formula="of:=IF(ISBLANK([.$N429])=TRUE();&quot;&quot;;SUMPRODUCT([.L:.L]=[.L429];[.M:.M]=[.M429];[.T:.T]))">
              <text:p/>
            </table:table-cell>
            <table:table-cell table:style-name="ce19" table:formula="of:=IF(ISBLANK([.$N429])=TRUE();&quot;&quot;;MAX(0;[.N429]-[.W429]))">
              <text:p/>
            </table:table-cell>
            <table:table-cell table:style-name="ce17" table:formula="of:=IF(ISBLANK([.$N429])=TRUE();&quot;&quot;;MAX(0;[.W429]-[.N42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0])=TRUE();&quot;&quot;;[.$O430]+[.$P430]+[.$Q430]+[.$R430]+[.$S430])">
              <text:p/>
            </table:table-cell>
            <table:table-cell table:style-name="ce22" table:formula="of:=IF(ISBLANK([.$N430])=TRUE();&quot;&quot;;MAX(0;[.N430]-[.T430]))">
              <text:p/>
            </table:table-cell>
            <table:table-cell table:style-name="ce17" table:formula="of:=IF(ISBLANK([.$N430])=TRUE();&quot;&quot;;MAX(0;[.T430]-[.N430]))">
              <text:p/>
            </table:table-cell>
            <table:table-cell table:style-name="ce15" table:formula="of:=IF(ISBLANK([.$N430])=TRUE();&quot;&quot;;SUMPRODUCT([.L:.L]=[.L430];[.M:.M]=[.M430];[.T:.T]))">
              <text:p/>
            </table:table-cell>
            <table:table-cell table:style-name="ce19" table:formula="of:=IF(ISBLANK([.$N430])=TRUE();&quot;&quot;;MAX(0;[.N430]-[.W430]))">
              <text:p/>
            </table:table-cell>
            <table:table-cell table:style-name="ce17" table:formula="of:=IF(ISBLANK([.$N430])=TRUE();&quot;&quot;;MAX(0;[.W430]-[.N43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1])=TRUE();&quot;&quot;;[.$O431]+[.$P431]+[.$Q431]+[.$R431]+[.$S431])">
              <text:p/>
            </table:table-cell>
            <table:table-cell table:style-name="ce22" table:formula="of:=IF(ISBLANK([.$N431])=TRUE();&quot;&quot;;MAX(0;[.N431]-[.T431]))">
              <text:p/>
            </table:table-cell>
            <table:table-cell table:style-name="ce17" table:formula="of:=IF(ISBLANK([.$N431])=TRUE();&quot;&quot;;MAX(0;[.T431]-[.N431]))">
              <text:p/>
            </table:table-cell>
            <table:table-cell table:style-name="ce15" table:formula="of:=IF(ISBLANK([.$N431])=TRUE();&quot;&quot;;SUMPRODUCT([.L:.L]=[.L431];[.M:.M]=[.M431];[.T:.T]))">
              <text:p/>
            </table:table-cell>
            <table:table-cell table:style-name="ce19" table:formula="of:=IF(ISBLANK([.$N431])=TRUE();&quot;&quot;;MAX(0;[.N431]-[.W431]))">
              <text:p/>
            </table:table-cell>
            <table:table-cell table:style-name="ce17" table:formula="of:=IF(ISBLANK([.$N431])=TRUE();&quot;&quot;;MAX(0;[.W431]-[.N43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2])=TRUE();&quot;&quot;;[.$O432]+[.$P432]+[.$Q432]+[.$R432]+[.$S432])">
              <text:p/>
            </table:table-cell>
            <table:table-cell table:style-name="ce22" table:formula="of:=IF(ISBLANK([.$N432])=TRUE();&quot;&quot;;MAX(0;[.N432]-[.T432]))">
              <text:p/>
            </table:table-cell>
            <table:table-cell table:style-name="ce17" table:formula="of:=IF(ISBLANK([.$N432])=TRUE();&quot;&quot;;MAX(0;[.T432]-[.N432]))">
              <text:p/>
            </table:table-cell>
            <table:table-cell table:style-name="ce15" table:formula="of:=IF(ISBLANK([.$N432])=TRUE();&quot;&quot;;SUMPRODUCT([.L:.L]=[.L432];[.M:.M]=[.M432];[.T:.T]))">
              <text:p/>
            </table:table-cell>
            <table:table-cell table:style-name="ce19" table:formula="of:=IF(ISBLANK([.$N432])=TRUE();&quot;&quot;;MAX(0;[.N432]-[.W432]))">
              <text:p/>
            </table:table-cell>
            <table:table-cell table:style-name="ce17" table:formula="of:=IF(ISBLANK([.$N432])=TRUE();&quot;&quot;;MAX(0;[.W432]-[.N43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3])=TRUE();&quot;&quot;;[.$O433]+[.$P433]+[.$Q433]+[.$R433]+[.$S433])">
              <text:p/>
            </table:table-cell>
            <table:table-cell table:style-name="ce22" table:formula="of:=IF(ISBLANK([.$N433])=TRUE();&quot;&quot;;MAX(0;[.N433]-[.T433]))">
              <text:p/>
            </table:table-cell>
            <table:table-cell table:style-name="ce17" table:formula="of:=IF(ISBLANK([.$N433])=TRUE();&quot;&quot;;MAX(0;[.T433]-[.N433]))">
              <text:p/>
            </table:table-cell>
            <table:table-cell table:style-name="ce15" table:formula="of:=IF(ISBLANK([.$N433])=TRUE();&quot;&quot;;SUMPRODUCT([.L:.L]=[.L433];[.M:.M]=[.M433];[.T:.T]))">
              <text:p/>
            </table:table-cell>
            <table:table-cell table:style-name="ce19" table:formula="of:=IF(ISBLANK([.$N433])=TRUE();&quot;&quot;;MAX(0;[.N433]-[.W433]))">
              <text:p/>
            </table:table-cell>
            <table:table-cell table:style-name="ce17" table:formula="of:=IF(ISBLANK([.$N433])=TRUE();&quot;&quot;;MAX(0;[.W433]-[.N43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4])=TRUE();&quot;&quot;;[.$O434]+[.$P434]+[.$Q434]+[.$R434]+[.$S434])">
              <text:p/>
            </table:table-cell>
            <table:table-cell table:style-name="ce22" table:formula="of:=IF(ISBLANK([.$N434])=TRUE();&quot;&quot;;MAX(0;[.N434]-[.T434]))">
              <text:p/>
            </table:table-cell>
            <table:table-cell table:style-name="ce17" table:formula="of:=IF(ISBLANK([.$N434])=TRUE();&quot;&quot;;MAX(0;[.T434]-[.N434]))">
              <text:p/>
            </table:table-cell>
            <table:table-cell table:style-name="ce15" table:formula="of:=IF(ISBLANK([.$N434])=TRUE();&quot;&quot;;SUMPRODUCT([.L:.L]=[.L434];[.M:.M]=[.M434];[.T:.T]))">
              <text:p/>
            </table:table-cell>
            <table:table-cell table:style-name="ce19" table:formula="of:=IF(ISBLANK([.$N434])=TRUE();&quot;&quot;;MAX(0;[.N434]-[.W434]))">
              <text:p/>
            </table:table-cell>
            <table:table-cell table:style-name="ce17" table:formula="of:=IF(ISBLANK([.$N434])=TRUE();&quot;&quot;;MAX(0;[.W434]-[.N43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5])=TRUE();&quot;&quot;;[.$O435]+[.$P435]+[.$Q435]+[.$R435]+[.$S435])">
              <text:p/>
            </table:table-cell>
            <table:table-cell table:style-name="ce22" table:formula="of:=IF(ISBLANK([.$N435])=TRUE();&quot;&quot;;MAX(0;[.N435]-[.T435]))">
              <text:p/>
            </table:table-cell>
            <table:table-cell table:style-name="ce17" table:formula="of:=IF(ISBLANK([.$N435])=TRUE();&quot;&quot;;MAX(0;[.T435]-[.N435]))">
              <text:p/>
            </table:table-cell>
            <table:table-cell table:style-name="ce15" table:formula="of:=IF(ISBLANK([.$N435])=TRUE();&quot;&quot;;SUMPRODUCT([.L:.L]=[.L435];[.M:.M]=[.M435];[.T:.T]))">
              <text:p/>
            </table:table-cell>
            <table:table-cell table:style-name="ce19" table:formula="of:=IF(ISBLANK([.$N435])=TRUE();&quot;&quot;;MAX(0;[.N435]-[.W435]))">
              <text:p/>
            </table:table-cell>
            <table:table-cell table:style-name="ce17" table:formula="of:=IF(ISBLANK([.$N435])=TRUE();&quot;&quot;;MAX(0;[.W435]-[.N43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6])=TRUE();&quot;&quot;;[.$O436]+[.$P436]+[.$Q436]+[.$R436]+[.$S436])">
              <text:p/>
            </table:table-cell>
            <table:table-cell table:style-name="ce22" table:formula="of:=IF(ISBLANK([.$N436])=TRUE();&quot;&quot;;MAX(0;[.N436]-[.T436]))">
              <text:p/>
            </table:table-cell>
            <table:table-cell table:style-name="ce17" table:formula="of:=IF(ISBLANK([.$N436])=TRUE();&quot;&quot;;MAX(0;[.T436]-[.N436]))">
              <text:p/>
            </table:table-cell>
            <table:table-cell table:style-name="ce15" table:formula="of:=IF(ISBLANK([.$N436])=TRUE();&quot;&quot;;SUMPRODUCT([.L:.L]=[.L436];[.M:.M]=[.M436];[.T:.T]))">
              <text:p/>
            </table:table-cell>
            <table:table-cell table:style-name="ce19" table:formula="of:=IF(ISBLANK([.$N436])=TRUE();&quot;&quot;;MAX(0;[.N436]-[.W436]))">
              <text:p/>
            </table:table-cell>
            <table:table-cell table:style-name="ce17" table:formula="of:=IF(ISBLANK([.$N436])=TRUE();&quot;&quot;;MAX(0;[.W436]-[.N43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19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7])=TRUE();&quot;&quot;;[.$O437]+[.$P437]+[.$Q437]+[.$R437]+[.$S437])">
              <text:p/>
            </table:table-cell>
            <table:table-cell table:style-name="ce22" table:formula="of:=IF(ISBLANK([.$N437])=TRUE();&quot;&quot;;MAX(0;[.N437]-[.T437]))">
              <text:p/>
            </table:table-cell>
            <table:table-cell table:style-name="ce17" table:formula="of:=IF(ISBLANK([.$N437])=TRUE();&quot;&quot;;MAX(0;[.T437]-[.N437]))">
              <text:p/>
            </table:table-cell>
            <table:table-cell table:style-name="ce15" table:formula="of:=IF(ISBLANK([.$N437])=TRUE();&quot;&quot;;SUMPRODUCT([.L:.L]=[.L437];[.M:.M]=[.M437];[.T:.T]))">
              <text:p/>
            </table:table-cell>
            <table:table-cell table:style-name="ce19" table:formula="of:=IF(ISBLANK([.$N437])=TRUE();&quot;&quot;;MAX(0;[.N437]-[.W437]))">
              <text:p/>
            </table:table-cell>
            <table:table-cell table:style-name="ce17" table:formula="of:=IF(ISBLANK([.$N437])=TRUE();&quot;&quot;;MAX(0;[.W437]-[.N43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8])=TRUE();&quot;&quot;;[.$O438]+[.$P438]+[.$Q438]+[.$R438]+[.$S438])">
              <text:p/>
            </table:table-cell>
            <table:table-cell table:style-name="ce22" table:formula="of:=IF(ISBLANK([.$N438])=TRUE();&quot;&quot;;MAX(0;[.N438]-[.T438]))">
              <text:p/>
            </table:table-cell>
            <table:table-cell table:style-name="ce17" table:formula="of:=IF(ISBLANK([.$N438])=TRUE();&quot;&quot;;MAX(0;[.T438]-[.N438]))">
              <text:p/>
            </table:table-cell>
            <table:table-cell table:style-name="ce15" table:formula="of:=IF(ISBLANK([.$N438])=TRUE();&quot;&quot;;SUMPRODUCT([.L:.L]=[.L438];[.M:.M]=[.M438];[.T:.T]))">
              <text:p/>
            </table:table-cell>
            <table:table-cell table:style-name="ce19" table:formula="of:=IF(ISBLANK([.$N438])=TRUE();&quot;&quot;;MAX(0;[.N438]-[.W438]))">
              <text:p/>
            </table:table-cell>
            <table:table-cell table:style-name="ce17" table:formula="of:=IF(ISBLANK([.$N438])=TRUE();&quot;&quot;;MAX(0;[.W438]-[.N43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39])=TRUE();&quot;&quot;;[.$O439]+[.$P439]+[.$Q439]+[.$R439]+[.$S439])">
              <text:p/>
            </table:table-cell>
            <table:table-cell table:style-name="ce22" table:formula="of:=IF(ISBLANK([.$N439])=TRUE();&quot;&quot;;MAX(0;[.N439]-[.T439]))">
              <text:p/>
            </table:table-cell>
            <table:table-cell table:style-name="ce17" table:formula="of:=IF(ISBLANK([.$N439])=TRUE();&quot;&quot;;MAX(0;[.T439]-[.N439]))">
              <text:p/>
            </table:table-cell>
            <table:table-cell table:style-name="ce15" table:formula="of:=IF(ISBLANK([.$N439])=TRUE();&quot;&quot;;SUMPRODUCT([.L:.L]=[.L439];[.M:.M]=[.M439];[.T:.T]))">
              <text:p/>
            </table:table-cell>
            <table:table-cell table:style-name="ce19" table:formula="of:=IF(ISBLANK([.$N439])=TRUE();&quot;&quot;;MAX(0;[.N439]-[.W439]))">
              <text:p/>
            </table:table-cell>
            <table:table-cell table:style-name="ce17" table:formula="of:=IF(ISBLANK([.$N439])=TRUE();&quot;&quot;;MAX(0;[.W439]-[.N43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0])=TRUE();&quot;&quot;;[.$O440]+[.$P440]+[.$Q440]+[.$R440]+[.$S440])">
              <text:p/>
            </table:table-cell>
            <table:table-cell table:style-name="ce22" table:formula="of:=IF(ISBLANK([.$N440])=TRUE();&quot;&quot;;MAX(0;[.N440]-[.T440]))">
              <text:p/>
            </table:table-cell>
            <table:table-cell table:style-name="ce17" table:formula="of:=IF(ISBLANK([.$N440])=TRUE();&quot;&quot;;MAX(0;[.T440]-[.N440]))">
              <text:p/>
            </table:table-cell>
            <table:table-cell table:style-name="ce15" table:formula="of:=IF(ISBLANK([.$N440])=TRUE();&quot;&quot;;SUMPRODUCT([.L:.L]=[.L440];[.M:.M]=[.M440];[.T:.T]))">
              <text:p/>
            </table:table-cell>
            <table:table-cell table:style-name="ce19" table:formula="of:=IF(ISBLANK([.$N440])=TRUE();&quot;&quot;;MAX(0;[.N440]-[.W440]))">
              <text:p/>
            </table:table-cell>
            <table:table-cell table:style-name="ce17" table:formula="of:=IF(ISBLANK([.$N440])=TRUE();&quot;&quot;;MAX(0;[.W440]-[.N44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1])=TRUE();&quot;&quot;;[.$O441]+[.$P441]+[.$Q441]+[.$R441]+[.$S441])">
              <text:p/>
            </table:table-cell>
            <table:table-cell table:style-name="ce22" table:formula="of:=IF(ISBLANK([.$N441])=TRUE();&quot;&quot;;MAX(0;[.N441]-[.T441]))">
              <text:p/>
            </table:table-cell>
            <table:table-cell table:style-name="ce17" table:formula="of:=IF(ISBLANK([.$N441])=TRUE();&quot;&quot;;MAX(0;[.T441]-[.N441]))">
              <text:p/>
            </table:table-cell>
            <table:table-cell table:style-name="ce15" table:formula="of:=IF(ISBLANK([.$N441])=TRUE();&quot;&quot;;SUMPRODUCT([.L:.L]=[.L441];[.M:.M]=[.M441];[.T:.T]))">
              <text:p/>
            </table:table-cell>
            <table:table-cell table:style-name="ce19" table:formula="of:=IF(ISBLANK([.$N441])=TRUE();&quot;&quot;;MAX(0;[.N441]-[.W441]))">
              <text:p/>
            </table:table-cell>
            <table:table-cell table:style-name="ce17" table:formula="of:=IF(ISBLANK([.$N441])=TRUE();&quot;&quot;;MAX(0;[.W441]-[.N44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2])=TRUE();&quot;&quot;;[.$O442]+[.$P442]+[.$Q442]+[.$R442]+[.$S442])">
              <text:p/>
            </table:table-cell>
            <table:table-cell table:style-name="ce22" table:formula="of:=IF(ISBLANK([.$N442])=TRUE();&quot;&quot;;MAX(0;[.N442]-[.T442]))">
              <text:p/>
            </table:table-cell>
            <table:table-cell table:style-name="ce17" table:formula="of:=IF(ISBLANK([.$N442])=TRUE();&quot;&quot;;MAX(0;[.T442]-[.N442]))">
              <text:p/>
            </table:table-cell>
            <table:table-cell table:style-name="ce15" table:formula="of:=IF(ISBLANK([.$N442])=TRUE();&quot;&quot;;SUMPRODUCT([.L:.L]=[.L442];[.M:.M]=[.M442];[.T:.T]))">
              <text:p/>
            </table:table-cell>
            <table:table-cell table:style-name="ce19" table:formula="of:=IF(ISBLANK([.$N442])=TRUE();&quot;&quot;;MAX(0;[.N442]-[.W442]))">
              <text:p/>
            </table:table-cell>
            <table:table-cell table:style-name="ce17" table:formula="of:=IF(ISBLANK([.$N442])=TRUE();&quot;&quot;;MAX(0;[.W442]-[.N44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3])=TRUE();&quot;&quot;;[.$O443]+[.$P443]+[.$Q443]+[.$R443]+[.$S443])">
              <text:p/>
            </table:table-cell>
            <table:table-cell table:style-name="ce22" table:formula="of:=IF(ISBLANK([.$N443])=TRUE();&quot;&quot;;MAX(0;[.N443]-[.T443]))">
              <text:p/>
            </table:table-cell>
            <table:table-cell table:style-name="ce17" table:formula="of:=IF(ISBLANK([.$N443])=TRUE();&quot;&quot;;MAX(0;[.T443]-[.N443]))">
              <text:p/>
            </table:table-cell>
            <table:table-cell table:style-name="ce15" table:formula="of:=IF(ISBLANK([.$N443])=TRUE();&quot;&quot;;SUMPRODUCT([.L:.L]=[.L443];[.M:.M]=[.M443];[.T:.T]))">
              <text:p/>
            </table:table-cell>
            <table:table-cell table:style-name="ce19" table:formula="of:=IF(ISBLANK([.$N443])=TRUE();&quot;&quot;;MAX(0;[.N443]-[.W443]))">
              <text:p/>
            </table:table-cell>
            <table:table-cell table:style-name="ce17" table:formula="of:=IF(ISBLANK([.$N443])=TRUE();&quot;&quot;;MAX(0;[.W443]-[.N44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4])=TRUE();&quot;&quot;;[.$O444]+[.$P444]+[.$Q444]+[.$R444]+[.$S444])">
              <text:p/>
            </table:table-cell>
            <table:table-cell table:style-name="ce22" table:formula="of:=IF(ISBLANK([.$N444])=TRUE();&quot;&quot;;MAX(0;[.N444]-[.T444]))">
              <text:p/>
            </table:table-cell>
            <table:table-cell table:style-name="ce17" table:formula="of:=IF(ISBLANK([.$N444])=TRUE();&quot;&quot;;MAX(0;[.T444]-[.N444]))">
              <text:p/>
            </table:table-cell>
            <table:table-cell table:style-name="ce15" table:formula="of:=IF(ISBLANK([.$N444])=TRUE();&quot;&quot;;SUMPRODUCT([.L:.L]=[.L444];[.M:.M]=[.M444];[.T:.T]))">
              <text:p/>
            </table:table-cell>
            <table:table-cell table:style-name="ce19" table:formula="of:=IF(ISBLANK([.$N444])=TRUE();&quot;&quot;;MAX(0;[.N444]-[.W444]))">
              <text:p/>
            </table:table-cell>
            <table:table-cell table:style-name="ce17" table:formula="of:=IF(ISBLANK([.$N444])=TRUE();&quot;&quot;;MAX(0;[.W444]-[.N44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5])=TRUE();&quot;&quot;;[.$O445]+[.$P445]+[.$Q445]+[.$R445]+[.$S445])">
              <text:p/>
            </table:table-cell>
            <table:table-cell table:style-name="ce22" table:formula="of:=IF(ISBLANK([.$N445])=TRUE();&quot;&quot;;MAX(0;[.N445]-[.T445]))">
              <text:p/>
            </table:table-cell>
            <table:table-cell table:style-name="ce17" table:formula="of:=IF(ISBLANK([.$N445])=TRUE();&quot;&quot;;MAX(0;[.T445]-[.N445]))">
              <text:p/>
            </table:table-cell>
            <table:table-cell table:style-name="ce15" table:formula="of:=IF(ISBLANK([.$N445])=TRUE();&quot;&quot;;SUMPRODUCT([.L:.L]=[.L445];[.M:.M]=[.M445];[.T:.T]))">
              <text:p/>
            </table:table-cell>
            <table:table-cell table:style-name="ce19" table:formula="of:=IF(ISBLANK([.$N445])=TRUE();&quot;&quot;;MAX(0;[.N445]-[.W445]))">
              <text:p/>
            </table:table-cell>
            <table:table-cell table:style-name="ce17" table:formula="of:=IF(ISBLANK([.$N445])=TRUE();&quot;&quot;;MAX(0;[.W445]-[.N44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6])=TRUE();&quot;&quot;;[.$O446]+[.$P446]+[.$Q446]+[.$R446]+[.$S446])">
              <text:p/>
            </table:table-cell>
            <table:table-cell table:style-name="ce22" table:formula="of:=IF(ISBLANK([.$N446])=TRUE();&quot;&quot;;MAX(0;[.N446]-[.T446]))">
              <text:p/>
            </table:table-cell>
            <table:table-cell table:style-name="ce17" table:formula="of:=IF(ISBLANK([.$N446])=TRUE();&quot;&quot;;MAX(0;[.T446]-[.N446]))">
              <text:p/>
            </table:table-cell>
            <table:table-cell table:style-name="ce15" table:formula="of:=IF(ISBLANK([.$N446])=TRUE();&quot;&quot;;SUMPRODUCT([.L:.L]=[.L446];[.M:.M]=[.M446];[.T:.T]))">
              <text:p/>
            </table:table-cell>
            <table:table-cell table:style-name="ce19" table:formula="of:=IF(ISBLANK([.$N446])=TRUE();&quot;&quot;;MAX(0;[.N446]-[.W446]))">
              <text:p/>
            </table:table-cell>
            <table:table-cell table:style-name="ce17" table:formula="of:=IF(ISBLANK([.$N446])=TRUE();&quot;&quot;;MAX(0;[.W446]-[.N44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0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7])=TRUE();&quot;&quot;;[.$O447]+[.$P447]+[.$Q447]+[.$R447]+[.$S447])">
              <text:p/>
            </table:table-cell>
            <table:table-cell table:style-name="ce22" table:formula="of:=IF(ISBLANK([.$N447])=TRUE();&quot;&quot;;MAX(0;[.N447]-[.T447]))">
              <text:p/>
            </table:table-cell>
            <table:table-cell table:style-name="ce17" table:formula="of:=IF(ISBLANK([.$N447])=TRUE();&quot;&quot;;MAX(0;[.T447]-[.N447]))">
              <text:p/>
            </table:table-cell>
            <table:table-cell table:style-name="ce15" table:formula="of:=IF(ISBLANK([.$N447])=TRUE();&quot;&quot;;SUMPRODUCT([.L:.L]=[.L447];[.M:.M]=[.M447];[.T:.T]))">
              <text:p/>
            </table:table-cell>
            <table:table-cell table:style-name="ce19" table:formula="of:=IF(ISBLANK([.$N447])=TRUE();&quot;&quot;;MAX(0;[.N447]-[.W447]))">
              <text:p/>
            </table:table-cell>
            <table:table-cell table:style-name="ce17" table:formula="of:=IF(ISBLANK([.$N447])=TRUE();&quot;&quot;;MAX(0;[.W447]-[.N44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8])=TRUE();&quot;&quot;;[.$O448]+[.$P448]+[.$Q448]+[.$R448]+[.$S448])">
              <text:p/>
            </table:table-cell>
            <table:table-cell table:style-name="ce22" table:formula="of:=IF(ISBLANK([.$N448])=TRUE();&quot;&quot;;MAX(0;[.N448]-[.T448]))">
              <text:p/>
            </table:table-cell>
            <table:table-cell table:style-name="ce17" table:formula="of:=IF(ISBLANK([.$N448])=TRUE();&quot;&quot;;MAX(0;[.T448]-[.N448]))">
              <text:p/>
            </table:table-cell>
            <table:table-cell table:style-name="ce15" table:formula="of:=IF(ISBLANK([.$N448])=TRUE();&quot;&quot;;SUMPRODUCT([.L:.L]=[.L448];[.M:.M]=[.M448];[.T:.T]))">
              <text:p/>
            </table:table-cell>
            <table:table-cell table:style-name="ce19" table:formula="of:=IF(ISBLANK([.$N448])=TRUE();&quot;&quot;;MAX(0;[.N448]-[.W448]))">
              <text:p/>
            </table:table-cell>
            <table:table-cell table:style-name="ce17" table:formula="of:=IF(ISBLANK([.$N448])=TRUE();&quot;&quot;;MAX(0;[.W448]-[.N44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49])=TRUE();&quot;&quot;;[.$O449]+[.$P449]+[.$Q449]+[.$R449]+[.$S449])">
              <text:p/>
            </table:table-cell>
            <table:table-cell table:style-name="ce22" table:formula="of:=IF(ISBLANK([.$N449])=TRUE();&quot;&quot;;MAX(0;[.N449]-[.T449]))">
              <text:p/>
            </table:table-cell>
            <table:table-cell table:style-name="ce17" table:formula="of:=IF(ISBLANK([.$N449])=TRUE();&quot;&quot;;MAX(0;[.T449]-[.N449]))">
              <text:p/>
            </table:table-cell>
            <table:table-cell table:style-name="ce15" table:formula="of:=IF(ISBLANK([.$N449])=TRUE();&quot;&quot;;SUMPRODUCT([.L:.L]=[.L449];[.M:.M]=[.M449];[.T:.T]))">
              <text:p/>
            </table:table-cell>
            <table:table-cell table:style-name="ce19" table:formula="of:=IF(ISBLANK([.$N449])=TRUE();&quot;&quot;;MAX(0;[.N449]-[.W449]))">
              <text:p/>
            </table:table-cell>
            <table:table-cell table:style-name="ce17" table:formula="of:=IF(ISBLANK([.$N449])=TRUE();&quot;&quot;;MAX(0;[.W449]-[.N44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0])=TRUE();&quot;&quot;;[.$O450]+[.$P450]+[.$Q450]+[.$R450]+[.$S450])">
              <text:p/>
            </table:table-cell>
            <table:table-cell table:style-name="ce22" table:formula="of:=IF(ISBLANK([.$N450])=TRUE();&quot;&quot;;MAX(0;[.N450]-[.T450]))">
              <text:p/>
            </table:table-cell>
            <table:table-cell table:style-name="ce17" table:formula="of:=IF(ISBLANK([.$N450])=TRUE();&quot;&quot;;MAX(0;[.T450]-[.N450]))">
              <text:p/>
            </table:table-cell>
            <table:table-cell table:style-name="ce15" table:formula="of:=IF(ISBLANK([.$N450])=TRUE();&quot;&quot;;SUMPRODUCT([.L:.L]=[.L450];[.M:.M]=[.M450];[.T:.T]))">
              <text:p/>
            </table:table-cell>
            <table:table-cell table:style-name="ce19" table:formula="of:=IF(ISBLANK([.$N450])=TRUE();&quot;&quot;;MAX(0;[.N450]-[.W450]))">
              <text:p/>
            </table:table-cell>
            <table:table-cell table:style-name="ce17" table:formula="of:=IF(ISBLANK([.$N450])=TRUE();&quot;&quot;;MAX(0;[.W450]-[.N45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1])=TRUE();&quot;&quot;;[.$O451]+[.$P451]+[.$Q451]+[.$R451]+[.$S451])">
              <text:p/>
            </table:table-cell>
            <table:table-cell table:style-name="ce22" table:formula="of:=IF(ISBLANK([.$N451])=TRUE();&quot;&quot;;MAX(0;[.N451]-[.T451]))">
              <text:p/>
            </table:table-cell>
            <table:table-cell table:style-name="ce17" table:formula="of:=IF(ISBLANK([.$N451])=TRUE();&quot;&quot;;MAX(0;[.T451]-[.N451]))">
              <text:p/>
            </table:table-cell>
            <table:table-cell table:style-name="ce15" table:formula="of:=IF(ISBLANK([.$N451])=TRUE();&quot;&quot;;SUMPRODUCT([.L:.L]=[.L451];[.M:.M]=[.M451];[.T:.T]))">
              <text:p/>
            </table:table-cell>
            <table:table-cell table:style-name="ce19" table:formula="of:=IF(ISBLANK([.$N451])=TRUE();&quot;&quot;;MAX(0;[.N451]-[.W451]))">
              <text:p/>
            </table:table-cell>
            <table:table-cell table:style-name="ce17" table:formula="of:=IF(ISBLANK([.$N451])=TRUE();&quot;&quot;;MAX(0;[.W451]-[.N45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2])=TRUE();&quot;&quot;;[.$O452]+[.$P452]+[.$Q452]+[.$R452]+[.$S452])">
              <text:p/>
            </table:table-cell>
            <table:table-cell table:style-name="ce22" table:formula="of:=IF(ISBLANK([.$N452])=TRUE();&quot;&quot;;MAX(0;[.N452]-[.T452]))">
              <text:p/>
            </table:table-cell>
            <table:table-cell table:style-name="ce17" table:formula="of:=IF(ISBLANK([.$N452])=TRUE();&quot;&quot;;MAX(0;[.T452]-[.N452]))">
              <text:p/>
            </table:table-cell>
            <table:table-cell table:style-name="ce15" table:formula="of:=IF(ISBLANK([.$N452])=TRUE();&quot;&quot;;SUMPRODUCT([.L:.L]=[.L452];[.M:.M]=[.M452];[.T:.T]))">
              <text:p/>
            </table:table-cell>
            <table:table-cell table:style-name="ce19" table:formula="of:=IF(ISBLANK([.$N452])=TRUE();&quot;&quot;;MAX(0;[.N452]-[.W452]))">
              <text:p/>
            </table:table-cell>
            <table:table-cell table:style-name="ce17" table:formula="of:=IF(ISBLANK([.$N452])=TRUE();&quot;&quot;;MAX(0;[.W452]-[.N45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3])=TRUE();&quot;&quot;;[.$O453]+[.$P453]+[.$Q453]+[.$R453]+[.$S453])">
              <text:p/>
            </table:table-cell>
            <table:table-cell table:style-name="ce22" table:formula="of:=IF(ISBLANK([.$N453])=TRUE();&quot;&quot;;MAX(0;[.N453]-[.T453]))">
              <text:p/>
            </table:table-cell>
            <table:table-cell table:style-name="ce17" table:formula="of:=IF(ISBLANK([.$N453])=TRUE();&quot;&quot;;MAX(0;[.T453]-[.N453]))">
              <text:p/>
            </table:table-cell>
            <table:table-cell table:style-name="ce15" table:formula="of:=IF(ISBLANK([.$N453])=TRUE();&quot;&quot;;SUMPRODUCT([.L:.L]=[.L453];[.M:.M]=[.M453];[.T:.T]))">
              <text:p/>
            </table:table-cell>
            <table:table-cell table:style-name="ce19" table:formula="of:=IF(ISBLANK([.$N453])=TRUE();&quot;&quot;;MAX(0;[.N453]-[.W453]))">
              <text:p/>
            </table:table-cell>
            <table:table-cell table:style-name="ce17" table:formula="of:=IF(ISBLANK([.$N453])=TRUE();&quot;&quot;;MAX(0;[.W453]-[.N45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4])=TRUE();&quot;&quot;;[.$O454]+[.$P454]+[.$Q454]+[.$R454]+[.$S454])">
              <text:p/>
            </table:table-cell>
            <table:table-cell table:style-name="ce22" table:formula="of:=IF(ISBLANK([.$N454])=TRUE();&quot;&quot;;MAX(0;[.N454]-[.T454]))">
              <text:p/>
            </table:table-cell>
            <table:table-cell table:style-name="ce17" table:formula="of:=IF(ISBLANK([.$N454])=TRUE();&quot;&quot;;MAX(0;[.T454]-[.N454]))">
              <text:p/>
            </table:table-cell>
            <table:table-cell table:style-name="ce15" table:formula="of:=IF(ISBLANK([.$N454])=TRUE();&quot;&quot;;SUMPRODUCT([.L:.L]=[.L454];[.M:.M]=[.M454];[.T:.T]))">
              <text:p/>
            </table:table-cell>
            <table:table-cell table:style-name="ce19" table:formula="of:=IF(ISBLANK([.$N454])=TRUE();&quot;&quot;;MAX(0;[.N454]-[.W454]))">
              <text:p/>
            </table:table-cell>
            <table:table-cell table:style-name="ce17" table:formula="of:=IF(ISBLANK([.$N454])=TRUE();&quot;&quot;;MAX(0;[.W454]-[.N45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5])=TRUE();&quot;&quot;;[.$O455]+[.$P455]+[.$Q455]+[.$R455]+[.$S455])">
              <text:p/>
            </table:table-cell>
            <table:table-cell table:style-name="ce22" table:formula="of:=IF(ISBLANK([.$N455])=TRUE();&quot;&quot;;MAX(0;[.N455]-[.T455]))">
              <text:p/>
            </table:table-cell>
            <table:table-cell table:style-name="ce17" table:formula="of:=IF(ISBLANK([.$N455])=TRUE();&quot;&quot;;MAX(0;[.T455]-[.N455]))">
              <text:p/>
            </table:table-cell>
            <table:table-cell table:style-name="ce15" table:formula="of:=IF(ISBLANK([.$N455])=TRUE();&quot;&quot;;SUMPRODUCT([.L:.L]=[.L455];[.M:.M]=[.M455];[.T:.T]))">
              <text:p/>
            </table:table-cell>
            <table:table-cell table:style-name="ce19" table:formula="of:=IF(ISBLANK([.$N455])=TRUE();&quot;&quot;;MAX(0;[.N455]-[.W455]))">
              <text:p/>
            </table:table-cell>
            <table:table-cell table:style-name="ce17" table:formula="of:=IF(ISBLANK([.$N455])=TRUE();&quot;&quot;;MAX(0;[.W455]-[.N45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6])=TRUE();&quot;&quot;;[.$O456]+[.$P456]+[.$Q456]+[.$R456]+[.$S456])">
              <text:p/>
            </table:table-cell>
            <table:table-cell table:style-name="ce22" table:formula="of:=IF(ISBLANK([.$N456])=TRUE();&quot;&quot;;MAX(0;[.N456]-[.T456]))">
              <text:p/>
            </table:table-cell>
            <table:table-cell table:style-name="ce17" table:formula="of:=IF(ISBLANK([.$N456])=TRUE();&quot;&quot;;MAX(0;[.T456]-[.N456]))">
              <text:p/>
            </table:table-cell>
            <table:table-cell table:style-name="ce15" table:formula="of:=IF(ISBLANK([.$N456])=TRUE();&quot;&quot;;SUMPRODUCT([.L:.L]=[.L456];[.M:.M]=[.M456];[.T:.T]))">
              <text:p/>
            </table:table-cell>
            <table:table-cell table:style-name="ce19" table:formula="of:=IF(ISBLANK([.$N456])=TRUE();&quot;&quot;;MAX(0;[.N456]-[.W456]))">
              <text:p/>
            </table:table-cell>
            <table:table-cell table:style-name="ce17" table:formula="of:=IF(ISBLANK([.$N456])=TRUE();&quot;&quot;;MAX(0;[.W456]-[.N45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1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7])=TRUE();&quot;&quot;;[.$O457]+[.$P457]+[.$Q457]+[.$R457]+[.$S457])">
              <text:p/>
            </table:table-cell>
            <table:table-cell table:style-name="ce22" table:formula="of:=IF(ISBLANK([.$N457])=TRUE();&quot;&quot;;MAX(0;[.N457]-[.T457]))">
              <text:p/>
            </table:table-cell>
            <table:table-cell table:style-name="ce17" table:formula="of:=IF(ISBLANK([.$N457])=TRUE();&quot;&quot;;MAX(0;[.T457]-[.N457]))">
              <text:p/>
            </table:table-cell>
            <table:table-cell table:style-name="ce15" table:formula="of:=IF(ISBLANK([.$N457])=TRUE();&quot;&quot;;SUMPRODUCT([.L:.L]=[.L457];[.M:.M]=[.M457];[.T:.T]))">
              <text:p/>
            </table:table-cell>
            <table:table-cell table:style-name="ce19" table:formula="of:=IF(ISBLANK([.$N457])=TRUE();&quot;&quot;;MAX(0;[.N457]-[.W457]))">
              <text:p/>
            </table:table-cell>
            <table:table-cell table:style-name="ce17" table:formula="of:=IF(ISBLANK([.$N457])=TRUE();&quot;&quot;;MAX(0;[.W457]-[.N45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8])=TRUE();&quot;&quot;;[.$O458]+[.$P458]+[.$Q458]+[.$R458]+[.$S458])">
              <text:p/>
            </table:table-cell>
            <table:table-cell table:style-name="ce22" table:formula="of:=IF(ISBLANK([.$N458])=TRUE();&quot;&quot;;MAX(0;[.N458]-[.T458]))">
              <text:p/>
            </table:table-cell>
            <table:table-cell table:style-name="ce17" table:formula="of:=IF(ISBLANK([.$N458])=TRUE();&quot;&quot;;MAX(0;[.T458]-[.N458]))">
              <text:p/>
            </table:table-cell>
            <table:table-cell table:style-name="ce15" table:formula="of:=IF(ISBLANK([.$N458])=TRUE();&quot;&quot;;SUMPRODUCT([.L:.L]=[.L458];[.M:.M]=[.M458];[.T:.T]))">
              <text:p/>
            </table:table-cell>
            <table:table-cell table:style-name="ce19" table:formula="of:=IF(ISBLANK([.$N458])=TRUE();&quot;&quot;;MAX(0;[.N458]-[.W458]))">
              <text:p/>
            </table:table-cell>
            <table:table-cell table:style-name="ce17" table:formula="of:=IF(ISBLANK([.$N458])=TRUE();&quot;&quot;;MAX(0;[.W458]-[.N45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59])=TRUE();&quot;&quot;;[.$O459]+[.$P459]+[.$Q459]+[.$R459]+[.$S459])">
              <text:p/>
            </table:table-cell>
            <table:table-cell table:style-name="ce22" table:formula="of:=IF(ISBLANK([.$N459])=TRUE();&quot;&quot;;MAX(0;[.N459]-[.T459]))">
              <text:p/>
            </table:table-cell>
            <table:table-cell table:style-name="ce17" table:formula="of:=IF(ISBLANK([.$N459])=TRUE();&quot;&quot;;MAX(0;[.T459]-[.N459]))">
              <text:p/>
            </table:table-cell>
            <table:table-cell table:style-name="ce15" table:formula="of:=IF(ISBLANK([.$N459])=TRUE();&quot;&quot;;SUMPRODUCT([.L:.L]=[.L459];[.M:.M]=[.M459];[.T:.T]))">
              <text:p/>
            </table:table-cell>
            <table:table-cell table:style-name="ce19" table:formula="of:=IF(ISBLANK([.$N459])=TRUE();&quot;&quot;;MAX(0;[.N459]-[.W459]))">
              <text:p/>
            </table:table-cell>
            <table:table-cell table:style-name="ce17" table:formula="of:=IF(ISBLANK([.$N459])=TRUE();&quot;&quot;;MAX(0;[.W459]-[.N45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0])=TRUE();&quot;&quot;;[.$O460]+[.$P460]+[.$Q460]+[.$R460]+[.$S460])">
              <text:p/>
            </table:table-cell>
            <table:table-cell table:style-name="ce22" table:formula="of:=IF(ISBLANK([.$N460])=TRUE();&quot;&quot;;MAX(0;[.N460]-[.T460]))">
              <text:p/>
            </table:table-cell>
            <table:table-cell table:style-name="ce17" table:formula="of:=IF(ISBLANK([.$N460])=TRUE();&quot;&quot;;MAX(0;[.T460]-[.N460]))">
              <text:p/>
            </table:table-cell>
            <table:table-cell table:style-name="ce15" table:formula="of:=IF(ISBLANK([.$N460])=TRUE();&quot;&quot;;SUMPRODUCT([.L:.L]=[.L460];[.M:.M]=[.M460];[.T:.T]))">
              <text:p/>
            </table:table-cell>
            <table:table-cell table:style-name="ce19" table:formula="of:=IF(ISBLANK([.$N460])=TRUE();&quot;&quot;;MAX(0;[.N460]-[.W460]))">
              <text:p/>
            </table:table-cell>
            <table:table-cell table:style-name="ce17" table:formula="of:=IF(ISBLANK([.$N460])=TRUE();&quot;&quot;;MAX(0;[.W460]-[.N46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1])=TRUE();&quot;&quot;;[.$O461]+[.$P461]+[.$Q461]+[.$R461]+[.$S461])">
              <text:p/>
            </table:table-cell>
            <table:table-cell table:style-name="ce22" table:formula="of:=IF(ISBLANK([.$N461])=TRUE();&quot;&quot;;MAX(0;[.N461]-[.T461]))">
              <text:p/>
            </table:table-cell>
            <table:table-cell table:style-name="ce17" table:formula="of:=IF(ISBLANK([.$N461])=TRUE();&quot;&quot;;MAX(0;[.T461]-[.N461]))">
              <text:p/>
            </table:table-cell>
            <table:table-cell table:style-name="ce15" table:formula="of:=IF(ISBLANK([.$N461])=TRUE();&quot;&quot;;SUMPRODUCT([.L:.L]=[.L461];[.M:.M]=[.M461];[.T:.T]))">
              <text:p/>
            </table:table-cell>
            <table:table-cell table:style-name="ce19" table:formula="of:=IF(ISBLANK([.$N461])=TRUE();&quot;&quot;;MAX(0;[.N461]-[.W461]))">
              <text:p/>
            </table:table-cell>
            <table:table-cell table:style-name="ce17" table:formula="of:=IF(ISBLANK([.$N461])=TRUE();&quot;&quot;;MAX(0;[.W461]-[.N46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2])=TRUE();&quot;&quot;;[.$O462]+[.$P462]+[.$Q462]+[.$R462]+[.$S462])">
              <text:p/>
            </table:table-cell>
            <table:table-cell table:style-name="ce22" table:formula="of:=IF(ISBLANK([.$N462])=TRUE();&quot;&quot;;MAX(0;[.N462]-[.T462]))">
              <text:p/>
            </table:table-cell>
            <table:table-cell table:style-name="ce17" table:formula="of:=IF(ISBLANK([.$N462])=TRUE();&quot;&quot;;MAX(0;[.T462]-[.N462]))">
              <text:p/>
            </table:table-cell>
            <table:table-cell table:style-name="ce15" table:formula="of:=IF(ISBLANK([.$N462])=TRUE();&quot;&quot;;SUMPRODUCT([.L:.L]=[.L462];[.M:.M]=[.M462];[.T:.T]))">
              <text:p/>
            </table:table-cell>
            <table:table-cell table:style-name="ce19" table:formula="of:=IF(ISBLANK([.$N462])=TRUE();&quot;&quot;;MAX(0;[.N462]-[.W462]))">
              <text:p/>
            </table:table-cell>
            <table:table-cell table:style-name="ce17" table:formula="of:=IF(ISBLANK([.$N462])=TRUE();&quot;&quot;;MAX(0;[.W462]-[.N46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3])=TRUE();&quot;&quot;;[.$O463]+[.$P463]+[.$Q463]+[.$R463]+[.$S463])">
              <text:p/>
            </table:table-cell>
            <table:table-cell table:style-name="ce22" table:formula="of:=IF(ISBLANK([.$N463])=TRUE();&quot;&quot;;MAX(0;[.N463]-[.T463]))">
              <text:p/>
            </table:table-cell>
            <table:table-cell table:style-name="ce17" table:formula="of:=IF(ISBLANK([.$N463])=TRUE();&quot;&quot;;MAX(0;[.T463]-[.N463]))">
              <text:p/>
            </table:table-cell>
            <table:table-cell table:style-name="ce15" table:formula="of:=IF(ISBLANK([.$N463])=TRUE();&quot;&quot;;SUMPRODUCT([.L:.L]=[.L463];[.M:.M]=[.M463];[.T:.T]))">
              <text:p/>
            </table:table-cell>
            <table:table-cell table:style-name="ce19" table:formula="of:=IF(ISBLANK([.$N463])=TRUE();&quot;&quot;;MAX(0;[.N463]-[.W463]))">
              <text:p/>
            </table:table-cell>
            <table:table-cell table:style-name="ce17" table:formula="of:=IF(ISBLANK([.$N463])=TRUE();&quot;&quot;;MAX(0;[.W463]-[.N46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4])=TRUE();&quot;&quot;;[.$O464]+[.$P464]+[.$Q464]+[.$R464]+[.$S464])">
              <text:p/>
            </table:table-cell>
            <table:table-cell table:style-name="ce22" table:formula="of:=IF(ISBLANK([.$N464])=TRUE();&quot;&quot;;MAX(0;[.N464]-[.T464]))">
              <text:p/>
            </table:table-cell>
            <table:table-cell table:style-name="ce17" table:formula="of:=IF(ISBLANK([.$N464])=TRUE();&quot;&quot;;MAX(0;[.T464]-[.N464]))">
              <text:p/>
            </table:table-cell>
            <table:table-cell table:style-name="ce15" table:formula="of:=IF(ISBLANK([.$N464])=TRUE();&quot;&quot;;SUMPRODUCT([.L:.L]=[.L464];[.M:.M]=[.M464];[.T:.T]))">
              <text:p/>
            </table:table-cell>
            <table:table-cell table:style-name="ce19" table:formula="of:=IF(ISBLANK([.$N464])=TRUE();&quot;&quot;;MAX(0;[.N464]-[.W464]))">
              <text:p/>
            </table:table-cell>
            <table:table-cell table:style-name="ce17" table:formula="of:=IF(ISBLANK([.$N464])=TRUE();&quot;&quot;;MAX(0;[.W464]-[.N46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5])=TRUE();&quot;&quot;;[.$O465]+[.$P465]+[.$Q465]+[.$R465]+[.$S465])">
              <text:p/>
            </table:table-cell>
            <table:table-cell table:style-name="ce22" table:formula="of:=IF(ISBLANK([.$N465])=TRUE();&quot;&quot;;MAX(0;[.N465]-[.T465]))">
              <text:p/>
            </table:table-cell>
            <table:table-cell table:style-name="ce17" table:formula="of:=IF(ISBLANK([.$N465])=TRUE();&quot;&quot;;MAX(0;[.T465]-[.N465]))">
              <text:p/>
            </table:table-cell>
            <table:table-cell table:style-name="ce15" table:formula="of:=IF(ISBLANK([.$N465])=TRUE();&quot;&quot;;SUMPRODUCT([.L:.L]=[.L465];[.M:.M]=[.M465];[.T:.T]))">
              <text:p/>
            </table:table-cell>
            <table:table-cell table:style-name="ce19" table:formula="of:=IF(ISBLANK([.$N465])=TRUE();&quot;&quot;;MAX(0;[.N465]-[.W465]))">
              <text:p/>
            </table:table-cell>
            <table:table-cell table:style-name="ce17" table:formula="of:=IF(ISBLANK([.$N465])=TRUE();&quot;&quot;;MAX(0;[.W465]-[.N46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6])=TRUE();&quot;&quot;;[.$O466]+[.$P466]+[.$Q466]+[.$R466]+[.$S466])">
              <text:p/>
            </table:table-cell>
            <table:table-cell table:style-name="ce22" table:formula="of:=IF(ISBLANK([.$N466])=TRUE();&quot;&quot;;MAX(0;[.N466]-[.T466]))">
              <text:p/>
            </table:table-cell>
            <table:table-cell table:style-name="ce17" table:formula="of:=IF(ISBLANK([.$N466])=TRUE();&quot;&quot;;MAX(0;[.T466]-[.N466]))">
              <text:p/>
            </table:table-cell>
            <table:table-cell table:style-name="ce15" table:formula="of:=IF(ISBLANK([.$N466])=TRUE();&quot;&quot;;SUMPRODUCT([.L:.L]=[.L466];[.M:.M]=[.M466];[.T:.T]))">
              <text:p/>
            </table:table-cell>
            <table:table-cell table:style-name="ce19" table:formula="of:=IF(ISBLANK([.$N466])=TRUE();&quot;&quot;;MAX(0;[.N466]-[.W466]))">
              <text:p/>
            </table:table-cell>
            <table:table-cell table:style-name="ce17" table:formula="of:=IF(ISBLANK([.$N466])=TRUE();&quot;&quot;;MAX(0;[.W466]-[.N46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2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7])=TRUE();&quot;&quot;;[.$O467]+[.$P467]+[.$Q467]+[.$R467]+[.$S467])">
              <text:p/>
            </table:table-cell>
            <table:table-cell table:style-name="ce22" table:formula="of:=IF(ISBLANK([.$N467])=TRUE();&quot;&quot;;MAX(0;[.N467]-[.T467]))">
              <text:p/>
            </table:table-cell>
            <table:table-cell table:style-name="ce17" table:formula="of:=IF(ISBLANK([.$N467])=TRUE();&quot;&quot;;MAX(0;[.T467]-[.N467]))">
              <text:p/>
            </table:table-cell>
            <table:table-cell table:style-name="ce15" table:formula="of:=IF(ISBLANK([.$N467])=TRUE();&quot;&quot;;SUMPRODUCT([.L:.L]=[.L467];[.M:.M]=[.M467];[.T:.T]))">
              <text:p/>
            </table:table-cell>
            <table:table-cell table:style-name="ce19" table:formula="of:=IF(ISBLANK([.$N467])=TRUE();&quot;&quot;;MAX(0;[.N467]-[.W467]))">
              <text:p/>
            </table:table-cell>
            <table:table-cell table:style-name="ce17" table:formula="of:=IF(ISBLANK([.$N467])=TRUE();&quot;&quot;;MAX(0;[.W467]-[.N46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8])=TRUE();&quot;&quot;;[.$O468]+[.$P468]+[.$Q468]+[.$R468]+[.$S468])">
              <text:p/>
            </table:table-cell>
            <table:table-cell table:style-name="ce22" table:formula="of:=IF(ISBLANK([.$N468])=TRUE();&quot;&quot;;MAX(0;[.N468]-[.T468]))">
              <text:p/>
            </table:table-cell>
            <table:table-cell table:style-name="ce17" table:formula="of:=IF(ISBLANK([.$N468])=TRUE();&quot;&quot;;MAX(0;[.T468]-[.N468]))">
              <text:p/>
            </table:table-cell>
            <table:table-cell table:style-name="ce15" table:formula="of:=IF(ISBLANK([.$N468])=TRUE();&quot;&quot;;SUMPRODUCT([.L:.L]=[.L468];[.M:.M]=[.M468];[.T:.T]))">
              <text:p/>
            </table:table-cell>
            <table:table-cell table:style-name="ce19" table:formula="of:=IF(ISBLANK([.$N468])=TRUE();&quot;&quot;;MAX(0;[.N468]-[.W468]))">
              <text:p/>
            </table:table-cell>
            <table:table-cell table:style-name="ce17" table:formula="of:=IF(ISBLANK([.$N468])=TRUE();&quot;&quot;;MAX(0;[.W468]-[.N46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69])=TRUE();&quot;&quot;;[.$O469]+[.$P469]+[.$Q469]+[.$R469]+[.$S469])">
              <text:p/>
            </table:table-cell>
            <table:table-cell table:style-name="ce22" table:formula="of:=IF(ISBLANK([.$N469])=TRUE();&quot;&quot;;MAX(0;[.N469]-[.T469]))">
              <text:p/>
            </table:table-cell>
            <table:table-cell table:style-name="ce17" table:formula="of:=IF(ISBLANK([.$N469])=TRUE();&quot;&quot;;MAX(0;[.T469]-[.N469]))">
              <text:p/>
            </table:table-cell>
            <table:table-cell table:style-name="ce15" table:formula="of:=IF(ISBLANK([.$N469])=TRUE();&quot;&quot;;SUMPRODUCT([.L:.L]=[.L469];[.M:.M]=[.M469];[.T:.T]))">
              <text:p/>
            </table:table-cell>
            <table:table-cell table:style-name="ce19" table:formula="of:=IF(ISBLANK([.$N469])=TRUE();&quot;&quot;;MAX(0;[.N469]-[.W469]))">
              <text:p/>
            </table:table-cell>
            <table:table-cell table:style-name="ce17" table:formula="of:=IF(ISBLANK([.$N469])=TRUE();&quot;&quot;;MAX(0;[.W469]-[.N46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0])=TRUE();&quot;&quot;;[.$O470]+[.$P470]+[.$Q470]+[.$R470]+[.$S470])">
              <text:p/>
            </table:table-cell>
            <table:table-cell table:style-name="ce22" table:formula="of:=IF(ISBLANK([.$N470])=TRUE();&quot;&quot;;MAX(0;[.N470]-[.T470]))">
              <text:p/>
            </table:table-cell>
            <table:table-cell table:style-name="ce17" table:formula="of:=IF(ISBLANK([.$N470])=TRUE();&quot;&quot;;MAX(0;[.T470]-[.N470]))">
              <text:p/>
            </table:table-cell>
            <table:table-cell table:style-name="ce15" table:formula="of:=IF(ISBLANK([.$N470])=TRUE();&quot;&quot;;SUMPRODUCT([.L:.L]=[.L470];[.M:.M]=[.M470];[.T:.T]))">
              <text:p/>
            </table:table-cell>
            <table:table-cell table:style-name="ce19" table:formula="of:=IF(ISBLANK([.$N470])=TRUE();&quot;&quot;;MAX(0;[.N470]-[.W470]))">
              <text:p/>
            </table:table-cell>
            <table:table-cell table:style-name="ce17" table:formula="of:=IF(ISBLANK([.$N470])=TRUE();&quot;&quot;;MAX(0;[.W470]-[.N47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1])=TRUE();&quot;&quot;;[.$O471]+[.$P471]+[.$Q471]+[.$R471]+[.$S471])">
              <text:p/>
            </table:table-cell>
            <table:table-cell table:style-name="ce22" table:formula="of:=IF(ISBLANK([.$N471])=TRUE();&quot;&quot;;MAX(0;[.N471]-[.T471]))">
              <text:p/>
            </table:table-cell>
            <table:table-cell table:style-name="ce17" table:formula="of:=IF(ISBLANK([.$N471])=TRUE();&quot;&quot;;MAX(0;[.T471]-[.N471]))">
              <text:p/>
            </table:table-cell>
            <table:table-cell table:style-name="ce15" table:formula="of:=IF(ISBLANK([.$N471])=TRUE();&quot;&quot;;SUMPRODUCT([.L:.L]=[.L471];[.M:.M]=[.M471];[.T:.T]))">
              <text:p/>
            </table:table-cell>
            <table:table-cell table:style-name="ce19" table:formula="of:=IF(ISBLANK([.$N471])=TRUE();&quot;&quot;;MAX(0;[.N471]-[.W471]))">
              <text:p/>
            </table:table-cell>
            <table:table-cell table:style-name="ce17" table:formula="of:=IF(ISBLANK([.$N471])=TRUE();&quot;&quot;;MAX(0;[.W471]-[.N47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2])=TRUE();&quot;&quot;;[.$O472]+[.$P472]+[.$Q472]+[.$R472]+[.$S472])">
              <text:p/>
            </table:table-cell>
            <table:table-cell table:style-name="ce22" table:formula="of:=IF(ISBLANK([.$N472])=TRUE();&quot;&quot;;MAX(0;[.N472]-[.T472]))">
              <text:p/>
            </table:table-cell>
            <table:table-cell table:style-name="ce17" table:formula="of:=IF(ISBLANK([.$N472])=TRUE();&quot;&quot;;MAX(0;[.T472]-[.N472]))">
              <text:p/>
            </table:table-cell>
            <table:table-cell table:style-name="ce15" table:formula="of:=IF(ISBLANK([.$N472])=TRUE();&quot;&quot;;SUMPRODUCT([.L:.L]=[.L472];[.M:.M]=[.M472];[.T:.T]))">
              <text:p/>
            </table:table-cell>
            <table:table-cell table:style-name="ce19" table:formula="of:=IF(ISBLANK([.$N472])=TRUE();&quot;&quot;;MAX(0;[.N472]-[.W472]))">
              <text:p/>
            </table:table-cell>
            <table:table-cell table:style-name="ce17" table:formula="of:=IF(ISBLANK([.$N472])=TRUE();&quot;&quot;;MAX(0;[.W472]-[.N47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3])=TRUE();&quot;&quot;;[.$O473]+[.$P473]+[.$Q473]+[.$R473]+[.$S473])">
              <text:p/>
            </table:table-cell>
            <table:table-cell table:style-name="ce22" table:formula="of:=IF(ISBLANK([.$N473])=TRUE();&quot;&quot;;MAX(0;[.N473]-[.T473]))">
              <text:p/>
            </table:table-cell>
            <table:table-cell table:style-name="ce17" table:formula="of:=IF(ISBLANK([.$N473])=TRUE();&quot;&quot;;MAX(0;[.T473]-[.N473]))">
              <text:p/>
            </table:table-cell>
            <table:table-cell table:style-name="ce15" table:formula="of:=IF(ISBLANK([.$N473])=TRUE();&quot;&quot;;SUMPRODUCT([.L:.L]=[.L473];[.M:.M]=[.M473];[.T:.T]))">
              <text:p/>
            </table:table-cell>
            <table:table-cell table:style-name="ce19" table:formula="of:=IF(ISBLANK([.$N473])=TRUE();&quot;&quot;;MAX(0;[.N473]-[.W473]))">
              <text:p/>
            </table:table-cell>
            <table:table-cell table:style-name="ce17" table:formula="of:=IF(ISBLANK([.$N473])=TRUE();&quot;&quot;;MAX(0;[.W473]-[.N47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4])=TRUE();&quot;&quot;;[.$O474]+[.$P474]+[.$Q474]+[.$R474]+[.$S474])">
              <text:p/>
            </table:table-cell>
            <table:table-cell table:style-name="ce22" table:formula="of:=IF(ISBLANK([.$N474])=TRUE();&quot;&quot;;MAX(0;[.N474]-[.T474]))">
              <text:p/>
            </table:table-cell>
            <table:table-cell table:style-name="ce17" table:formula="of:=IF(ISBLANK([.$N474])=TRUE();&quot;&quot;;MAX(0;[.T474]-[.N474]))">
              <text:p/>
            </table:table-cell>
            <table:table-cell table:style-name="ce15" table:formula="of:=IF(ISBLANK([.$N474])=TRUE();&quot;&quot;;SUMPRODUCT([.L:.L]=[.L474];[.M:.M]=[.M474];[.T:.T]))">
              <text:p/>
            </table:table-cell>
            <table:table-cell table:style-name="ce19" table:formula="of:=IF(ISBLANK([.$N474])=TRUE();&quot;&quot;;MAX(0;[.N474]-[.W474]))">
              <text:p/>
            </table:table-cell>
            <table:table-cell table:style-name="ce17" table:formula="of:=IF(ISBLANK([.$N474])=TRUE();&quot;&quot;;MAX(0;[.W474]-[.N47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5])=TRUE();&quot;&quot;;[.$O475]+[.$P475]+[.$Q475]+[.$R475]+[.$S475])">
              <text:p/>
            </table:table-cell>
            <table:table-cell table:style-name="ce22" table:formula="of:=IF(ISBLANK([.$N475])=TRUE();&quot;&quot;;MAX(0;[.N475]-[.T475]))">
              <text:p/>
            </table:table-cell>
            <table:table-cell table:style-name="ce17" table:formula="of:=IF(ISBLANK([.$N475])=TRUE();&quot;&quot;;MAX(0;[.T475]-[.N475]))">
              <text:p/>
            </table:table-cell>
            <table:table-cell table:style-name="ce15" table:formula="of:=IF(ISBLANK([.$N475])=TRUE();&quot;&quot;;SUMPRODUCT([.L:.L]=[.L475];[.M:.M]=[.M475];[.T:.T]))">
              <text:p/>
            </table:table-cell>
            <table:table-cell table:style-name="ce19" table:formula="of:=IF(ISBLANK([.$N475])=TRUE();&quot;&quot;;MAX(0;[.N475]-[.W475]))">
              <text:p/>
            </table:table-cell>
            <table:table-cell table:style-name="ce17" table:formula="of:=IF(ISBLANK([.$N475])=TRUE();&quot;&quot;;MAX(0;[.W475]-[.N47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6])=TRUE();&quot;&quot;;[.$O476]+[.$P476]+[.$Q476]+[.$R476]+[.$S476])">
              <text:p/>
            </table:table-cell>
            <table:table-cell table:style-name="ce22" table:formula="of:=IF(ISBLANK([.$N476])=TRUE();&quot;&quot;;MAX(0;[.N476]-[.T476]))">
              <text:p/>
            </table:table-cell>
            <table:table-cell table:style-name="ce17" table:formula="of:=IF(ISBLANK([.$N476])=TRUE();&quot;&quot;;MAX(0;[.T476]-[.N476]))">
              <text:p/>
            </table:table-cell>
            <table:table-cell table:style-name="ce15" table:formula="of:=IF(ISBLANK([.$N476])=TRUE();&quot;&quot;;SUMPRODUCT([.L:.L]=[.L476];[.M:.M]=[.M476];[.T:.T]))">
              <text:p/>
            </table:table-cell>
            <table:table-cell table:style-name="ce19" table:formula="of:=IF(ISBLANK([.$N476])=TRUE();&quot;&quot;;MAX(0;[.N476]-[.W476]))">
              <text:p/>
            </table:table-cell>
            <table:table-cell table:style-name="ce17" table:formula="of:=IF(ISBLANK([.$N476])=TRUE();&quot;&quot;;MAX(0;[.W476]-[.N47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3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7])=TRUE();&quot;&quot;;[.$O477]+[.$P477]+[.$Q477]+[.$R477]+[.$S477])">
              <text:p/>
            </table:table-cell>
            <table:table-cell table:style-name="ce22" table:formula="of:=IF(ISBLANK([.$N477])=TRUE();&quot;&quot;;MAX(0;[.N477]-[.T477]))">
              <text:p/>
            </table:table-cell>
            <table:table-cell table:style-name="ce17" table:formula="of:=IF(ISBLANK([.$N477])=TRUE();&quot;&quot;;MAX(0;[.T477]-[.N477]))">
              <text:p/>
            </table:table-cell>
            <table:table-cell table:style-name="ce15" table:formula="of:=IF(ISBLANK([.$N477])=TRUE();&quot;&quot;;SUMPRODUCT([.L:.L]=[.L477];[.M:.M]=[.M477];[.T:.T]))">
              <text:p/>
            </table:table-cell>
            <table:table-cell table:style-name="ce19" table:formula="of:=IF(ISBLANK([.$N477])=TRUE();&quot;&quot;;MAX(0;[.N477]-[.W477]))">
              <text:p/>
            </table:table-cell>
            <table:table-cell table:style-name="ce17" table:formula="of:=IF(ISBLANK([.$N477])=TRUE();&quot;&quot;;MAX(0;[.W477]-[.N47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8])=TRUE();&quot;&quot;;[.$O478]+[.$P478]+[.$Q478]+[.$R478]+[.$S478])">
              <text:p/>
            </table:table-cell>
            <table:table-cell table:style-name="ce22" table:formula="of:=IF(ISBLANK([.$N478])=TRUE();&quot;&quot;;MAX(0;[.N478]-[.T478]))">
              <text:p/>
            </table:table-cell>
            <table:table-cell table:style-name="ce17" table:formula="of:=IF(ISBLANK([.$N478])=TRUE();&quot;&quot;;MAX(0;[.T478]-[.N478]))">
              <text:p/>
            </table:table-cell>
            <table:table-cell table:style-name="ce15" table:formula="of:=IF(ISBLANK([.$N478])=TRUE();&quot;&quot;;SUMPRODUCT([.L:.L]=[.L478];[.M:.M]=[.M478];[.T:.T]))">
              <text:p/>
            </table:table-cell>
            <table:table-cell table:style-name="ce19" table:formula="of:=IF(ISBLANK([.$N478])=TRUE();&quot;&quot;;MAX(0;[.N478]-[.W478]))">
              <text:p/>
            </table:table-cell>
            <table:table-cell table:style-name="ce17" table:formula="of:=IF(ISBLANK([.$N478])=TRUE();&quot;&quot;;MAX(0;[.W478]-[.N47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79])=TRUE();&quot;&quot;;[.$O479]+[.$P479]+[.$Q479]+[.$R479]+[.$S479])">
              <text:p/>
            </table:table-cell>
            <table:table-cell table:style-name="ce22" table:formula="of:=IF(ISBLANK([.$N479])=TRUE();&quot;&quot;;MAX(0;[.N479]-[.T479]))">
              <text:p/>
            </table:table-cell>
            <table:table-cell table:style-name="ce17" table:formula="of:=IF(ISBLANK([.$N479])=TRUE();&quot;&quot;;MAX(0;[.T479]-[.N479]))">
              <text:p/>
            </table:table-cell>
            <table:table-cell table:style-name="ce15" table:formula="of:=IF(ISBLANK([.$N479])=TRUE();&quot;&quot;;SUMPRODUCT([.L:.L]=[.L479];[.M:.M]=[.M479];[.T:.T]))">
              <text:p/>
            </table:table-cell>
            <table:table-cell table:style-name="ce19" table:formula="of:=IF(ISBLANK([.$N479])=TRUE();&quot;&quot;;MAX(0;[.N479]-[.W479]))">
              <text:p/>
            </table:table-cell>
            <table:table-cell table:style-name="ce17" table:formula="of:=IF(ISBLANK([.$N479])=TRUE();&quot;&quot;;MAX(0;[.W479]-[.N47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0])=TRUE();&quot;&quot;;[.$O480]+[.$P480]+[.$Q480]+[.$R480]+[.$S480])">
              <text:p/>
            </table:table-cell>
            <table:table-cell table:style-name="ce22" table:formula="of:=IF(ISBLANK([.$N480])=TRUE();&quot;&quot;;MAX(0;[.N480]-[.T480]))">
              <text:p/>
            </table:table-cell>
            <table:table-cell table:style-name="ce17" table:formula="of:=IF(ISBLANK([.$N480])=TRUE();&quot;&quot;;MAX(0;[.T480]-[.N480]))">
              <text:p/>
            </table:table-cell>
            <table:table-cell table:style-name="ce15" table:formula="of:=IF(ISBLANK([.$N480])=TRUE();&quot;&quot;;SUMPRODUCT([.L:.L]=[.L480];[.M:.M]=[.M480];[.T:.T]))">
              <text:p/>
            </table:table-cell>
            <table:table-cell table:style-name="ce19" table:formula="of:=IF(ISBLANK([.$N480])=TRUE();&quot;&quot;;MAX(0;[.N480]-[.W480]))">
              <text:p/>
            </table:table-cell>
            <table:table-cell table:style-name="ce17" table:formula="of:=IF(ISBLANK([.$N480])=TRUE();&quot;&quot;;MAX(0;[.W480]-[.N48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1])=TRUE();&quot;&quot;;[.$O481]+[.$P481]+[.$Q481]+[.$R481]+[.$S481])">
              <text:p/>
            </table:table-cell>
            <table:table-cell table:style-name="ce22" table:formula="of:=IF(ISBLANK([.$N481])=TRUE();&quot;&quot;;MAX(0;[.N481]-[.T481]))">
              <text:p/>
            </table:table-cell>
            <table:table-cell table:style-name="ce17" table:formula="of:=IF(ISBLANK([.$N481])=TRUE();&quot;&quot;;MAX(0;[.T481]-[.N481]))">
              <text:p/>
            </table:table-cell>
            <table:table-cell table:style-name="ce15" table:formula="of:=IF(ISBLANK([.$N481])=TRUE();&quot;&quot;;SUMPRODUCT([.L:.L]=[.L481];[.M:.M]=[.M481];[.T:.T]))">
              <text:p/>
            </table:table-cell>
            <table:table-cell table:style-name="ce19" table:formula="of:=IF(ISBLANK([.$N481])=TRUE();&quot;&quot;;MAX(0;[.N481]-[.W481]))">
              <text:p/>
            </table:table-cell>
            <table:table-cell table:style-name="ce17" table:formula="of:=IF(ISBLANK([.$N481])=TRUE();&quot;&quot;;MAX(0;[.W481]-[.N48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2])=TRUE();&quot;&quot;;[.$O482]+[.$P482]+[.$Q482]+[.$R482]+[.$S482])">
              <text:p/>
            </table:table-cell>
            <table:table-cell table:style-name="ce22" table:formula="of:=IF(ISBLANK([.$N482])=TRUE();&quot;&quot;;MAX(0;[.N482]-[.T482]))">
              <text:p/>
            </table:table-cell>
            <table:table-cell table:style-name="ce17" table:formula="of:=IF(ISBLANK([.$N482])=TRUE();&quot;&quot;;MAX(0;[.T482]-[.N482]))">
              <text:p/>
            </table:table-cell>
            <table:table-cell table:style-name="ce15" table:formula="of:=IF(ISBLANK([.$N482])=TRUE();&quot;&quot;;SUMPRODUCT([.L:.L]=[.L482];[.M:.M]=[.M482];[.T:.T]))">
              <text:p/>
            </table:table-cell>
            <table:table-cell table:style-name="ce19" table:formula="of:=IF(ISBLANK([.$N482])=TRUE();&quot;&quot;;MAX(0;[.N482]-[.W482]))">
              <text:p/>
            </table:table-cell>
            <table:table-cell table:style-name="ce17" table:formula="of:=IF(ISBLANK([.$N482])=TRUE();&quot;&quot;;MAX(0;[.W482]-[.N48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3])=TRUE();&quot;&quot;;[.$O483]+[.$P483]+[.$Q483]+[.$R483]+[.$S483])">
              <text:p/>
            </table:table-cell>
            <table:table-cell table:style-name="ce22" table:formula="of:=IF(ISBLANK([.$N483])=TRUE();&quot;&quot;;MAX(0;[.N483]-[.T483]))">
              <text:p/>
            </table:table-cell>
            <table:table-cell table:style-name="ce17" table:formula="of:=IF(ISBLANK([.$N483])=TRUE();&quot;&quot;;MAX(0;[.T483]-[.N483]))">
              <text:p/>
            </table:table-cell>
            <table:table-cell table:style-name="ce15" table:formula="of:=IF(ISBLANK([.$N483])=TRUE();&quot;&quot;;SUMPRODUCT([.L:.L]=[.L483];[.M:.M]=[.M483];[.T:.T]))">
              <text:p/>
            </table:table-cell>
            <table:table-cell table:style-name="ce19" table:formula="of:=IF(ISBLANK([.$N483])=TRUE();&quot;&quot;;MAX(0;[.N483]-[.W483]))">
              <text:p/>
            </table:table-cell>
            <table:table-cell table:style-name="ce17" table:formula="of:=IF(ISBLANK([.$N483])=TRUE();&quot;&quot;;MAX(0;[.W483]-[.N48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4])=TRUE();&quot;&quot;;[.$O484]+[.$P484]+[.$Q484]+[.$R484]+[.$S484])">
              <text:p/>
            </table:table-cell>
            <table:table-cell table:style-name="ce22" table:formula="of:=IF(ISBLANK([.$N484])=TRUE();&quot;&quot;;MAX(0;[.N484]-[.T484]))">
              <text:p/>
            </table:table-cell>
            <table:table-cell table:style-name="ce17" table:formula="of:=IF(ISBLANK([.$N484])=TRUE();&quot;&quot;;MAX(0;[.T484]-[.N484]))">
              <text:p/>
            </table:table-cell>
            <table:table-cell table:style-name="ce15" table:formula="of:=IF(ISBLANK([.$N484])=TRUE();&quot;&quot;;SUMPRODUCT([.L:.L]=[.L484];[.M:.M]=[.M484];[.T:.T]))">
              <text:p/>
            </table:table-cell>
            <table:table-cell table:style-name="ce19" table:formula="of:=IF(ISBLANK([.$N484])=TRUE();&quot;&quot;;MAX(0;[.N484]-[.W484]))">
              <text:p/>
            </table:table-cell>
            <table:table-cell table:style-name="ce17" table:formula="of:=IF(ISBLANK([.$N484])=TRUE();&quot;&quot;;MAX(0;[.W484]-[.N48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5])=TRUE();&quot;&quot;;[.$O485]+[.$P485]+[.$Q485]+[.$R485]+[.$S485])">
              <text:p/>
            </table:table-cell>
            <table:table-cell table:style-name="ce22" table:formula="of:=IF(ISBLANK([.$N485])=TRUE();&quot;&quot;;MAX(0;[.N485]-[.T485]))">
              <text:p/>
            </table:table-cell>
            <table:table-cell table:style-name="ce17" table:formula="of:=IF(ISBLANK([.$N485])=TRUE();&quot;&quot;;MAX(0;[.T485]-[.N485]))">
              <text:p/>
            </table:table-cell>
            <table:table-cell table:style-name="ce15" table:formula="of:=IF(ISBLANK([.$N485])=TRUE();&quot;&quot;;SUMPRODUCT([.L:.L]=[.L485];[.M:.M]=[.M485];[.T:.T]))">
              <text:p/>
            </table:table-cell>
            <table:table-cell table:style-name="ce19" table:formula="of:=IF(ISBLANK([.$N485])=TRUE();&quot;&quot;;MAX(0;[.N485]-[.W485]))">
              <text:p/>
            </table:table-cell>
            <table:table-cell table:style-name="ce17" table:formula="of:=IF(ISBLANK([.$N485])=TRUE();&quot;&quot;;MAX(0;[.W485]-[.N48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6])=TRUE();&quot;&quot;;[.$O486]+[.$P486]+[.$Q486]+[.$R486]+[.$S486])">
              <text:p/>
            </table:table-cell>
            <table:table-cell table:style-name="ce22" table:formula="of:=IF(ISBLANK([.$N486])=TRUE();&quot;&quot;;MAX(0;[.N486]-[.T486]))">
              <text:p/>
            </table:table-cell>
            <table:table-cell table:style-name="ce17" table:formula="of:=IF(ISBLANK([.$N486])=TRUE();&quot;&quot;;MAX(0;[.T486]-[.N486]))">
              <text:p/>
            </table:table-cell>
            <table:table-cell table:style-name="ce15" table:formula="of:=IF(ISBLANK([.$N486])=TRUE();&quot;&quot;;SUMPRODUCT([.L:.L]=[.L486];[.M:.M]=[.M486];[.T:.T]))">
              <text:p/>
            </table:table-cell>
            <table:table-cell table:style-name="ce19" table:formula="of:=IF(ISBLANK([.$N486])=TRUE();&quot;&quot;;MAX(0;[.N486]-[.W486]))">
              <text:p/>
            </table:table-cell>
            <table:table-cell table:style-name="ce17" table:formula="of:=IF(ISBLANK([.$N486])=TRUE();&quot;&quot;;MAX(0;[.W486]-[.N48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4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7])=TRUE();&quot;&quot;;[.$O487]+[.$P487]+[.$Q487]+[.$R487]+[.$S487])">
              <text:p/>
            </table:table-cell>
            <table:table-cell table:style-name="ce22" table:formula="of:=IF(ISBLANK([.$N487])=TRUE();&quot;&quot;;MAX(0;[.N487]-[.T487]))">
              <text:p/>
            </table:table-cell>
            <table:table-cell table:style-name="ce17" table:formula="of:=IF(ISBLANK([.$N487])=TRUE();&quot;&quot;;MAX(0;[.T487]-[.N487]))">
              <text:p/>
            </table:table-cell>
            <table:table-cell table:style-name="ce15" table:formula="of:=IF(ISBLANK([.$N487])=TRUE();&quot;&quot;;SUMPRODUCT([.L:.L]=[.L487];[.M:.M]=[.M487];[.T:.T]))">
              <text:p/>
            </table:table-cell>
            <table:table-cell table:style-name="ce19" table:formula="of:=IF(ISBLANK([.$N487])=TRUE();&quot;&quot;;MAX(0;[.N487]-[.W487]))">
              <text:p/>
            </table:table-cell>
            <table:table-cell table:style-name="ce17" table:formula="of:=IF(ISBLANK([.$N487])=TRUE();&quot;&quot;;MAX(0;[.W487]-[.N48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8])=TRUE();&quot;&quot;;[.$O488]+[.$P488]+[.$Q488]+[.$R488]+[.$S488])">
              <text:p/>
            </table:table-cell>
            <table:table-cell table:style-name="ce22" table:formula="of:=IF(ISBLANK([.$N488])=TRUE();&quot;&quot;;MAX(0;[.N488]-[.T488]))">
              <text:p/>
            </table:table-cell>
            <table:table-cell table:style-name="ce17" table:formula="of:=IF(ISBLANK([.$N488])=TRUE();&quot;&quot;;MAX(0;[.T488]-[.N488]))">
              <text:p/>
            </table:table-cell>
            <table:table-cell table:style-name="ce15" table:formula="of:=IF(ISBLANK([.$N488])=TRUE();&quot;&quot;;SUMPRODUCT([.L:.L]=[.L488];[.M:.M]=[.M488];[.T:.T]))">
              <text:p/>
            </table:table-cell>
            <table:table-cell table:style-name="ce19" table:formula="of:=IF(ISBLANK([.$N488])=TRUE();&quot;&quot;;MAX(0;[.N488]-[.W488]))">
              <text:p/>
            </table:table-cell>
            <table:table-cell table:style-name="ce17" table:formula="of:=IF(ISBLANK([.$N488])=TRUE();&quot;&quot;;MAX(0;[.W488]-[.N48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89])=TRUE();&quot;&quot;;[.$O489]+[.$P489]+[.$Q489]+[.$R489]+[.$S489])">
              <text:p/>
            </table:table-cell>
            <table:table-cell table:style-name="ce22" table:formula="of:=IF(ISBLANK([.$N489])=TRUE();&quot;&quot;;MAX(0;[.N489]-[.T489]))">
              <text:p/>
            </table:table-cell>
            <table:table-cell table:style-name="ce17" table:formula="of:=IF(ISBLANK([.$N489])=TRUE();&quot;&quot;;MAX(0;[.T489]-[.N489]))">
              <text:p/>
            </table:table-cell>
            <table:table-cell table:style-name="ce15" table:formula="of:=IF(ISBLANK([.$N489])=TRUE();&quot;&quot;;SUMPRODUCT([.L:.L]=[.L489];[.M:.M]=[.M489];[.T:.T]))">
              <text:p/>
            </table:table-cell>
            <table:table-cell table:style-name="ce19" table:formula="of:=IF(ISBLANK([.$N489])=TRUE();&quot;&quot;;MAX(0;[.N489]-[.W489]))">
              <text:p/>
            </table:table-cell>
            <table:table-cell table:style-name="ce17" table:formula="of:=IF(ISBLANK([.$N489])=TRUE();&quot;&quot;;MAX(0;[.W489]-[.N48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0])=TRUE();&quot;&quot;;[.$O490]+[.$P490]+[.$Q490]+[.$R490]+[.$S490])">
              <text:p/>
            </table:table-cell>
            <table:table-cell table:style-name="ce22" table:formula="of:=IF(ISBLANK([.$N490])=TRUE();&quot;&quot;;MAX(0;[.N490]-[.T490]))">
              <text:p/>
            </table:table-cell>
            <table:table-cell table:style-name="ce17" table:formula="of:=IF(ISBLANK([.$N490])=TRUE();&quot;&quot;;MAX(0;[.T490]-[.N490]))">
              <text:p/>
            </table:table-cell>
            <table:table-cell table:style-name="ce15" table:formula="of:=IF(ISBLANK([.$N490])=TRUE();&quot;&quot;;SUMPRODUCT([.L:.L]=[.L490];[.M:.M]=[.M490];[.T:.T]))">
              <text:p/>
            </table:table-cell>
            <table:table-cell table:style-name="ce19" table:formula="of:=IF(ISBLANK([.$N490])=TRUE();&quot;&quot;;MAX(0;[.N490]-[.W490]))">
              <text:p/>
            </table:table-cell>
            <table:table-cell table:style-name="ce17" table:formula="of:=IF(ISBLANK([.$N490])=TRUE();&quot;&quot;;MAX(0;[.W490]-[.N49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1])=TRUE();&quot;&quot;;[.$O491]+[.$P491]+[.$Q491]+[.$R491]+[.$S491])">
              <text:p/>
            </table:table-cell>
            <table:table-cell table:style-name="ce22" table:formula="of:=IF(ISBLANK([.$N491])=TRUE();&quot;&quot;;MAX(0;[.N491]-[.T491]))">
              <text:p/>
            </table:table-cell>
            <table:table-cell table:style-name="ce17" table:formula="of:=IF(ISBLANK([.$N491])=TRUE();&quot;&quot;;MAX(0;[.T491]-[.N491]))">
              <text:p/>
            </table:table-cell>
            <table:table-cell table:style-name="ce15" table:formula="of:=IF(ISBLANK([.$N491])=TRUE();&quot;&quot;;SUMPRODUCT([.L:.L]=[.L491];[.M:.M]=[.M491];[.T:.T]))">
              <text:p/>
            </table:table-cell>
            <table:table-cell table:style-name="ce19" table:formula="of:=IF(ISBLANK([.$N491])=TRUE();&quot;&quot;;MAX(0;[.N491]-[.W491]))">
              <text:p/>
            </table:table-cell>
            <table:table-cell table:style-name="ce17" table:formula="of:=IF(ISBLANK([.$N491])=TRUE();&quot;&quot;;MAX(0;[.W491]-[.N49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2])=TRUE();&quot;&quot;;[.$O492]+[.$P492]+[.$Q492]+[.$R492]+[.$S492])">
              <text:p/>
            </table:table-cell>
            <table:table-cell table:style-name="ce22" table:formula="of:=IF(ISBLANK([.$N492])=TRUE();&quot;&quot;;MAX(0;[.N492]-[.T492]))">
              <text:p/>
            </table:table-cell>
            <table:table-cell table:style-name="ce17" table:formula="of:=IF(ISBLANK([.$N492])=TRUE();&quot;&quot;;MAX(0;[.T492]-[.N492]))">
              <text:p/>
            </table:table-cell>
            <table:table-cell table:style-name="ce15" table:formula="of:=IF(ISBLANK([.$N492])=TRUE();&quot;&quot;;SUMPRODUCT([.L:.L]=[.L492];[.M:.M]=[.M492];[.T:.T]))">
              <text:p/>
            </table:table-cell>
            <table:table-cell table:style-name="ce19" table:formula="of:=IF(ISBLANK([.$N492])=TRUE();&quot;&quot;;MAX(0;[.N492]-[.W492]))">
              <text:p/>
            </table:table-cell>
            <table:table-cell table:style-name="ce17" table:formula="of:=IF(ISBLANK([.$N492])=TRUE();&quot;&quot;;MAX(0;[.W492]-[.N49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3])=TRUE();&quot;&quot;;[.$O493]+[.$P493]+[.$Q493]+[.$R493]+[.$S493])">
              <text:p/>
            </table:table-cell>
            <table:table-cell table:style-name="ce22" table:formula="of:=IF(ISBLANK([.$N493])=TRUE();&quot;&quot;;MAX(0;[.N493]-[.T493]))">
              <text:p/>
            </table:table-cell>
            <table:table-cell table:style-name="ce17" table:formula="of:=IF(ISBLANK([.$N493])=TRUE();&quot;&quot;;MAX(0;[.T493]-[.N493]))">
              <text:p/>
            </table:table-cell>
            <table:table-cell table:style-name="ce15" table:formula="of:=IF(ISBLANK([.$N493])=TRUE();&quot;&quot;;SUMPRODUCT([.L:.L]=[.L493];[.M:.M]=[.M493];[.T:.T]))">
              <text:p/>
            </table:table-cell>
            <table:table-cell table:style-name="ce19" table:formula="of:=IF(ISBLANK([.$N493])=TRUE();&quot;&quot;;MAX(0;[.N493]-[.W493]))">
              <text:p/>
            </table:table-cell>
            <table:table-cell table:style-name="ce17" table:formula="of:=IF(ISBLANK([.$N493])=TRUE();&quot;&quot;;MAX(0;[.W493]-[.N49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4])=TRUE();&quot;&quot;;[.$O494]+[.$P494]+[.$Q494]+[.$R494]+[.$S494])">
              <text:p/>
            </table:table-cell>
            <table:table-cell table:style-name="ce22" table:formula="of:=IF(ISBLANK([.$N494])=TRUE();&quot;&quot;;MAX(0;[.N494]-[.T494]))">
              <text:p/>
            </table:table-cell>
            <table:table-cell table:style-name="ce17" table:formula="of:=IF(ISBLANK([.$N494])=TRUE();&quot;&quot;;MAX(0;[.T494]-[.N494]))">
              <text:p/>
            </table:table-cell>
            <table:table-cell table:style-name="ce15" table:formula="of:=IF(ISBLANK([.$N494])=TRUE();&quot;&quot;;SUMPRODUCT([.L:.L]=[.L494];[.M:.M]=[.M494];[.T:.T]))">
              <text:p/>
            </table:table-cell>
            <table:table-cell table:style-name="ce19" table:formula="of:=IF(ISBLANK([.$N494])=TRUE();&quot;&quot;;MAX(0;[.N494]-[.W494]))">
              <text:p/>
            </table:table-cell>
            <table:table-cell table:style-name="ce17" table:formula="of:=IF(ISBLANK([.$N494])=TRUE();&quot;&quot;;MAX(0;[.W494]-[.N49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5])=TRUE();&quot;&quot;;[.$O495]+[.$P495]+[.$Q495]+[.$R495]+[.$S495])">
              <text:p/>
            </table:table-cell>
            <table:table-cell table:style-name="ce22" table:formula="of:=IF(ISBLANK([.$N495])=TRUE();&quot;&quot;;MAX(0;[.N495]-[.T495]))">
              <text:p/>
            </table:table-cell>
            <table:table-cell table:style-name="ce17" table:formula="of:=IF(ISBLANK([.$N495])=TRUE();&quot;&quot;;MAX(0;[.T495]-[.N495]))">
              <text:p/>
            </table:table-cell>
            <table:table-cell table:style-name="ce15" table:formula="of:=IF(ISBLANK([.$N495])=TRUE();&quot;&quot;;SUMPRODUCT([.L:.L]=[.L495];[.M:.M]=[.M495];[.T:.T]))">
              <text:p/>
            </table:table-cell>
            <table:table-cell table:style-name="ce19" table:formula="of:=IF(ISBLANK([.$N495])=TRUE();&quot;&quot;;MAX(0;[.N495]-[.W495]))">
              <text:p/>
            </table:table-cell>
            <table:table-cell table:style-name="ce17" table:formula="of:=IF(ISBLANK([.$N495])=TRUE();&quot;&quot;;MAX(0;[.W495]-[.N49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6])=TRUE();&quot;&quot;;[.$O496]+[.$P496]+[.$Q496]+[.$R496]+[.$S496])">
              <text:p/>
            </table:table-cell>
            <table:table-cell table:style-name="ce22" table:formula="of:=IF(ISBLANK([.$N496])=TRUE();&quot;&quot;;MAX(0;[.N496]-[.T496]))">
              <text:p/>
            </table:table-cell>
            <table:table-cell table:style-name="ce17" table:formula="of:=IF(ISBLANK([.$N496])=TRUE();&quot;&quot;;MAX(0;[.T496]-[.N496]))">
              <text:p/>
            </table:table-cell>
            <table:table-cell table:style-name="ce15" table:formula="of:=IF(ISBLANK([.$N496])=TRUE();&quot;&quot;;SUMPRODUCT([.L:.L]=[.L496];[.M:.M]=[.M496];[.T:.T]))">
              <text:p/>
            </table:table-cell>
            <table:table-cell table:style-name="ce19" table:formula="of:=IF(ISBLANK([.$N496])=TRUE();&quot;&quot;;MAX(0;[.N496]-[.W496]))">
              <text:p/>
            </table:table-cell>
            <table:table-cell table:style-name="ce17" table:formula="of:=IF(ISBLANK([.$N496])=TRUE();&quot;&quot;;MAX(0;[.W496]-[.N49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5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7])=TRUE();&quot;&quot;;[.$O497]+[.$P497]+[.$Q497]+[.$R497]+[.$S497])">
              <text:p/>
            </table:table-cell>
            <table:table-cell table:style-name="ce22" table:formula="of:=IF(ISBLANK([.$N497])=TRUE();&quot;&quot;;MAX(0;[.N497]-[.T497]))">
              <text:p/>
            </table:table-cell>
            <table:table-cell table:style-name="ce17" table:formula="of:=IF(ISBLANK([.$N497])=TRUE();&quot;&quot;;MAX(0;[.T497]-[.N497]))">
              <text:p/>
            </table:table-cell>
            <table:table-cell table:style-name="ce15" table:formula="of:=IF(ISBLANK([.$N497])=TRUE();&quot;&quot;;SUMPRODUCT([.L:.L]=[.L497];[.M:.M]=[.M497];[.T:.T]))">
              <text:p/>
            </table:table-cell>
            <table:table-cell table:style-name="ce19" table:formula="of:=IF(ISBLANK([.$N497])=TRUE();&quot;&quot;;MAX(0;[.N497]-[.W497]))">
              <text:p/>
            </table:table-cell>
            <table:table-cell table:style-name="ce17" table:formula="of:=IF(ISBLANK([.$N497])=TRUE();&quot;&quot;;MAX(0;[.W497]-[.N49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8])=TRUE();&quot;&quot;;[.$O498]+[.$P498]+[.$Q498]+[.$R498]+[.$S498])">
              <text:p/>
            </table:table-cell>
            <table:table-cell table:style-name="ce22" table:formula="of:=IF(ISBLANK([.$N498])=TRUE();&quot;&quot;;MAX(0;[.N498]-[.T498]))">
              <text:p/>
            </table:table-cell>
            <table:table-cell table:style-name="ce17" table:formula="of:=IF(ISBLANK([.$N498])=TRUE();&quot;&quot;;MAX(0;[.T498]-[.N498]))">
              <text:p/>
            </table:table-cell>
            <table:table-cell table:style-name="ce15" table:formula="of:=IF(ISBLANK([.$N498])=TRUE();&quot;&quot;;SUMPRODUCT([.L:.L]=[.L498];[.M:.M]=[.M498];[.T:.T]))">
              <text:p/>
            </table:table-cell>
            <table:table-cell table:style-name="ce19" table:formula="of:=IF(ISBLANK([.$N498])=TRUE();&quot;&quot;;MAX(0;[.N498]-[.W498]))">
              <text:p/>
            </table:table-cell>
            <table:table-cell table:style-name="ce17" table:formula="of:=IF(ISBLANK([.$N498])=TRUE();&quot;&quot;;MAX(0;[.W498]-[.N49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499])=TRUE();&quot;&quot;;[.$O499]+[.$P499]+[.$Q499]+[.$R499]+[.$S499])">
              <text:p/>
            </table:table-cell>
            <table:table-cell table:style-name="ce22" table:formula="of:=IF(ISBLANK([.$N499])=TRUE();&quot;&quot;;MAX(0;[.N499]-[.T499]))">
              <text:p/>
            </table:table-cell>
            <table:table-cell table:style-name="ce17" table:formula="of:=IF(ISBLANK([.$N499])=TRUE();&quot;&quot;;MAX(0;[.T499]-[.N499]))">
              <text:p/>
            </table:table-cell>
            <table:table-cell table:style-name="ce15" table:formula="of:=IF(ISBLANK([.$N499])=TRUE();&quot;&quot;;SUMPRODUCT([.L:.L]=[.L499];[.M:.M]=[.M499];[.T:.T]))">
              <text:p/>
            </table:table-cell>
            <table:table-cell table:style-name="ce19" table:formula="of:=IF(ISBLANK([.$N499])=TRUE();&quot;&quot;;MAX(0;[.N499]-[.W499]))">
              <text:p/>
            </table:table-cell>
            <table:table-cell table:style-name="ce17" table:formula="of:=IF(ISBLANK([.$N499])=TRUE();&quot;&quot;;MAX(0;[.W499]-[.N49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0])=TRUE();&quot;&quot;;[.$O500]+[.$P500]+[.$Q500]+[.$R500]+[.$S500])">
              <text:p/>
            </table:table-cell>
            <table:table-cell table:style-name="ce22" table:formula="of:=IF(ISBLANK([.$N500])=TRUE();&quot;&quot;;MAX(0;[.N500]-[.T500]))">
              <text:p/>
            </table:table-cell>
            <table:table-cell table:style-name="ce17" table:formula="of:=IF(ISBLANK([.$N500])=TRUE();&quot;&quot;;MAX(0;[.T500]-[.N500]))">
              <text:p/>
            </table:table-cell>
            <table:table-cell table:style-name="ce15" table:formula="of:=IF(ISBLANK([.$N500])=TRUE();&quot;&quot;;SUMPRODUCT([.L:.L]=[.L500];[.M:.M]=[.M500];[.T:.T]))">
              <text:p/>
            </table:table-cell>
            <table:table-cell table:style-name="ce19" table:formula="of:=IF(ISBLANK([.$N500])=TRUE();&quot;&quot;;MAX(0;[.N500]-[.W500]))">
              <text:p/>
            </table:table-cell>
            <table:table-cell table:style-name="ce17" table:formula="of:=IF(ISBLANK([.$N500])=TRUE();&quot;&quot;;MAX(0;[.W500]-[.N50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1])=TRUE();&quot;&quot;;[.$O501]+[.$P501]+[.$Q501]+[.$R501]+[.$S501])">
              <text:p/>
            </table:table-cell>
            <table:table-cell table:style-name="ce22" table:formula="of:=IF(ISBLANK([.$N501])=TRUE();&quot;&quot;;MAX(0;[.N501]-[.T501]))">
              <text:p/>
            </table:table-cell>
            <table:table-cell table:style-name="ce17" table:formula="of:=IF(ISBLANK([.$N501])=TRUE();&quot;&quot;;MAX(0;[.T501]-[.N501]))">
              <text:p/>
            </table:table-cell>
            <table:table-cell table:style-name="ce15" table:formula="of:=IF(ISBLANK([.$N501])=TRUE();&quot;&quot;;SUMPRODUCT([.L:.L]=[.L501];[.M:.M]=[.M501];[.T:.T]))">
              <text:p/>
            </table:table-cell>
            <table:table-cell table:style-name="ce19" table:formula="of:=IF(ISBLANK([.$N501])=TRUE();&quot;&quot;;MAX(0;[.N501]-[.W501]))">
              <text:p/>
            </table:table-cell>
            <table:table-cell table:style-name="ce17" table:formula="of:=IF(ISBLANK([.$N501])=TRUE();&quot;&quot;;MAX(0;[.W501]-[.N50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2])=TRUE();&quot;&quot;;[.$O502]+[.$P502]+[.$Q502]+[.$R502]+[.$S502])">
              <text:p/>
            </table:table-cell>
            <table:table-cell table:style-name="ce22" table:formula="of:=IF(ISBLANK([.$N502])=TRUE();&quot;&quot;;MAX(0;[.N502]-[.T502]))">
              <text:p/>
            </table:table-cell>
            <table:table-cell table:style-name="ce17" table:formula="of:=IF(ISBLANK([.$N502])=TRUE();&quot;&quot;;MAX(0;[.T502]-[.N502]))">
              <text:p/>
            </table:table-cell>
            <table:table-cell table:style-name="ce15" table:formula="of:=IF(ISBLANK([.$N502])=TRUE();&quot;&quot;;SUMPRODUCT([.L:.L]=[.L502];[.M:.M]=[.M502];[.T:.T]))">
              <text:p/>
            </table:table-cell>
            <table:table-cell table:style-name="ce19" table:formula="of:=IF(ISBLANK([.$N502])=TRUE();&quot;&quot;;MAX(0;[.N502]-[.W502]))">
              <text:p/>
            </table:table-cell>
            <table:table-cell table:style-name="ce17" table:formula="of:=IF(ISBLANK([.$N502])=TRUE();&quot;&quot;;MAX(0;[.W502]-[.N50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3])=TRUE();&quot;&quot;;[.$O503]+[.$P503]+[.$Q503]+[.$R503]+[.$S503])">
              <text:p/>
            </table:table-cell>
            <table:table-cell table:style-name="ce22" table:formula="of:=IF(ISBLANK([.$N503])=TRUE();&quot;&quot;;MAX(0;[.N503]-[.T503]))">
              <text:p/>
            </table:table-cell>
            <table:table-cell table:style-name="ce17" table:formula="of:=IF(ISBLANK([.$N503])=TRUE();&quot;&quot;;MAX(0;[.T503]-[.N503]))">
              <text:p/>
            </table:table-cell>
            <table:table-cell table:style-name="ce15" table:formula="of:=IF(ISBLANK([.$N503])=TRUE();&quot;&quot;;SUMPRODUCT([.L:.L]=[.L503];[.M:.M]=[.M503];[.T:.T]))">
              <text:p/>
            </table:table-cell>
            <table:table-cell table:style-name="ce19" table:formula="of:=IF(ISBLANK([.$N503])=TRUE();&quot;&quot;;MAX(0;[.N503]-[.W503]))">
              <text:p/>
            </table:table-cell>
            <table:table-cell table:style-name="ce17" table:formula="of:=IF(ISBLANK([.$N503])=TRUE();&quot;&quot;;MAX(0;[.W503]-[.N50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4])=TRUE();&quot;&quot;;[.$O504]+[.$P504]+[.$Q504]+[.$R504]+[.$S504])">
              <text:p/>
            </table:table-cell>
            <table:table-cell table:style-name="ce22" table:formula="of:=IF(ISBLANK([.$N504])=TRUE();&quot;&quot;;MAX(0;[.N504]-[.T504]))">
              <text:p/>
            </table:table-cell>
            <table:table-cell table:style-name="ce17" table:formula="of:=IF(ISBLANK([.$N504])=TRUE();&quot;&quot;;MAX(0;[.T504]-[.N504]))">
              <text:p/>
            </table:table-cell>
            <table:table-cell table:style-name="ce15" table:formula="of:=IF(ISBLANK([.$N504])=TRUE();&quot;&quot;;SUMPRODUCT([.L:.L]=[.L504];[.M:.M]=[.M504];[.T:.T]))">
              <text:p/>
            </table:table-cell>
            <table:table-cell table:style-name="ce19" table:formula="of:=IF(ISBLANK([.$N504])=TRUE();&quot;&quot;;MAX(0;[.N504]-[.W504]))">
              <text:p/>
            </table:table-cell>
            <table:table-cell table:style-name="ce17" table:formula="of:=IF(ISBLANK([.$N504])=TRUE();&quot;&quot;;MAX(0;[.W504]-[.N50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5])=TRUE();&quot;&quot;;[.$O505]+[.$P505]+[.$Q505]+[.$R505]+[.$S505])">
              <text:p/>
            </table:table-cell>
            <table:table-cell table:style-name="ce22" table:formula="of:=IF(ISBLANK([.$N505])=TRUE();&quot;&quot;;MAX(0;[.N505]-[.T505]))">
              <text:p/>
            </table:table-cell>
            <table:table-cell table:style-name="ce17" table:formula="of:=IF(ISBLANK([.$N505])=TRUE();&quot;&quot;;MAX(0;[.T505]-[.N505]))">
              <text:p/>
            </table:table-cell>
            <table:table-cell table:style-name="ce15" table:formula="of:=IF(ISBLANK([.$N505])=TRUE();&quot;&quot;;SUMPRODUCT([.L:.L]=[.L505];[.M:.M]=[.M505];[.T:.T]))">
              <text:p/>
            </table:table-cell>
            <table:table-cell table:style-name="ce19" table:formula="of:=IF(ISBLANK([.$N505])=TRUE();&quot;&quot;;MAX(0;[.N505]-[.W505]))">
              <text:p/>
            </table:table-cell>
            <table:table-cell table:style-name="ce17" table:formula="of:=IF(ISBLANK([.$N505])=TRUE();&quot;&quot;;MAX(0;[.W505]-[.N50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6])=TRUE();&quot;&quot;;[.$O506]+[.$P506]+[.$Q506]+[.$R506]+[.$S506])">
              <text:p/>
            </table:table-cell>
            <table:table-cell table:style-name="ce22" table:formula="of:=IF(ISBLANK([.$N506])=TRUE();&quot;&quot;;MAX(0;[.N506]-[.T506]))">
              <text:p/>
            </table:table-cell>
            <table:table-cell table:style-name="ce17" table:formula="of:=IF(ISBLANK([.$N506])=TRUE();&quot;&quot;;MAX(0;[.T506]-[.N506]))">
              <text:p/>
            </table:table-cell>
            <table:table-cell table:style-name="ce15" table:formula="of:=IF(ISBLANK([.$N506])=TRUE();&quot;&quot;;SUMPRODUCT([.L:.L]=[.L506];[.M:.M]=[.M506];[.T:.T]))">
              <text:p/>
            </table:table-cell>
            <table:table-cell table:style-name="ce19" table:formula="of:=IF(ISBLANK([.$N506])=TRUE();&quot;&quot;;MAX(0;[.N506]-[.W506]))">
              <text:p/>
            </table:table-cell>
            <table:table-cell table:style-name="ce17" table:formula="of:=IF(ISBLANK([.$N506])=TRUE();&quot;&quot;;MAX(0;[.W506]-[.N50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6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7])=TRUE();&quot;&quot;;[.$O507]+[.$P507]+[.$Q507]+[.$R507]+[.$S507])">
              <text:p/>
            </table:table-cell>
            <table:table-cell table:style-name="ce22" table:formula="of:=IF(ISBLANK([.$N507])=TRUE();&quot;&quot;;MAX(0;[.N507]-[.T507]))">
              <text:p/>
            </table:table-cell>
            <table:table-cell table:style-name="ce17" table:formula="of:=IF(ISBLANK([.$N507])=TRUE();&quot;&quot;;MAX(0;[.T507]-[.N507]))">
              <text:p/>
            </table:table-cell>
            <table:table-cell table:style-name="ce15" table:formula="of:=IF(ISBLANK([.$N507])=TRUE();&quot;&quot;;SUMPRODUCT([.L:.L]=[.L507];[.M:.M]=[.M507];[.T:.T]))">
              <text:p/>
            </table:table-cell>
            <table:table-cell table:style-name="ce19" table:formula="of:=IF(ISBLANK([.$N507])=TRUE();&quot;&quot;;MAX(0;[.N507]-[.W507]))">
              <text:p/>
            </table:table-cell>
            <table:table-cell table:style-name="ce17" table:formula="of:=IF(ISBLANK([.$N507])=TRUE();&quot;&quot;;MAX(0;[.W507]-[.N50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8])=TRUE();&quot;&quot;;[.$O508]+[.$P508]+[.$Q508]+[.$R508]+[.$S508])">
              <text:p/>
            </table:table-cell>
            <table:table-cell table:style-name="ce22" table:formula="of:=IF(ISBLANK([.$N508])=TRUE();&quot;&quot;;MAX(0;[.N508]-[.T508]))">
              <text:p/>
            </table:table-cell>
            <table:table-cell table:style-name="ce17" table:formula="of:=IF(ISBLANK([.$N508])=TRUE();&quot;&quot;;MAX(0;[.T508]-[.N508]))">
              <text:p/>
            </table:table-cell>
            <table:table-cell table:style-name="ce15" table:formula="of:=IF(ISBLANK([.$N508])=TRUE();&quot;&quot;;SUMPRODUCT([.L:.L]=[.L508];[.M:.M]=[.M508];[.T:.T]))">
              <text:p/>
            </table:table-cell>
            <table:table-cell table:style-name="ce19" table:formula="of:=IF(ISBLANK([.$N508])=TRUE();&quot;&quot;;MAX(0;[.N508]-[.W508]))">
              <text:p/>
            </table:table-cell>
            <table:table-cell table:style-name="ce17" table:formula="of:=IF(ISBLANK([.$N508])=TRUE();&quot;&quot;;MAX(0;[.W508]-[.N50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09])=TRUE();&quot;&quot;;[.$O509]+[.$P509]+[.$Q509]+[.$R509]+[.$S509])">
              <text:p/>
            </table:table-cell>
            <table:table-cell table:style-name="ce22" table:formula="of:=IF(ISBLANK([.$N509])=TRUE();&quot;&quot;;MAX(0;[.N509]-[.T509]))">
              <text:p/>
            </table:table-cell>
            <table:table-cell table:style-name="ce17" table:formula="of:=IF(ISBLANK([.$N509])=TRUE();&quot;&quot;;MAX(0;[.T509]-[.N509]))">
              <text:p/>
            </table:table-cell>
            <table:table-cell table:style-name="ce15" table:formula="of:=IF(ISBLANK([.$N509])=TRUE();&quot;&quot;;SUMPRODUCT([.L:.L]=[.L509];[.M:.M]=[.M509];[.T:.T]))">
              <text:p/>
            </table:table-cell>
            <table:table-cell table:style-name="ce19" table:formula="of:=IF(ISBLANK([.$N509])=TRUE();&quot;&quot;;MAX(0;[.N509]-[.W509]))">
              <text:p/>
            </table:table-cell>
            <table:table-cell table:style-name="ce17" table:formula="of:=IF(ISBLANK([.$N509])=TRUE();&quot;&quot;;MAX(0;[.W509]-[.N50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0])=TRUE();&quot;&quot;;[.$O510]+[.$P510]+[.$Q510]+[.$R510]+[.$S510])">
              <text:p/>
            </table:table-cell>
            <table:table-cell table:style-name="ce22" table:formula="of:=IF(ISBLANK([.$N510])=TRUE();&quot;&quot;;MAX(0;[.N510]-[.T510]))">
              <text:p/>
            </table:table-cell>
            <table:table-cell table:style-name="ce17" table:formula="of:=IF(ISBLANK([.$N510])=TRUE();&quot;&quot;;MAX(0;[.T510]-[.N510]))">
              <text:p/>
            </table:table-cell>
            <table:table-cell table:style-name="ce15" table:formula="of:=IF(ISBLANK([.$N510])=TRUE();&quot;&quot;;SUMPRODUCT([.L:.L]=[.L510];[.M:.M]=[.M510];[.T:.T]))">
              <text:p/>
            </table:table-cell>
            <table:table-cell table:style-name="ce19" table:formula="of:=IF(ISBLANK([.$N510])=TRUE();&quot;&quot;;MAX(0;[.N510]-[.W510]))">
              <text:p/>
            </table:table-cell>
            <table:table-cell table:style-name="ce17" table:formula="of:=IF(ISBLANK([.$N510])=TRUE();&quot;&quot;;MAX(0;[.W510]-[.N51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1])=TRUE();&quot;&quot;;[.$O511]+[.$P511]+[.$Q511]+[.$R511]+[.$S511])">
              <text:p/>
            </table:table-cell>
            <table:table-cell table:style-name="ce22" table:formula="of:=IF(ISBLANK([.$N511])=TRUE();&quot;&quot;;MAX(0;[.N511]-[.T511]))">
              <text:p/>
            </table:table-cell>
            <table:table-cell table:style-name="ce17" table:formula="of:=IF(ISBLANK([.$N511])=TRUE();&quot;&quot;;MAX(0;[.T511]-[.N511]))">
              <text:p/>
            </table:table-cell>
            <table:table-cell table:style-name="ce15" table:formula="of:=IF(ISBLANK([.$N511])=TRUE();&quot;&quot;;SUMPRODUCT([.L:.L]=[.L511];[.M:.M]=[.M511];[.T:.T]))">
              <text:p/>
            </table:table-cell>
            <table:table-cell table:style-name="ce19" table:formula="of:=IF(ISBLANK([.$N511])=TRUE();&quot;&quot;;MAX(0;[.N511]-[.W511]))">
              <text:p/>
            </table:table-cell>
            <table:table-cell table:style-name="ce17" table:formula="of:=IF(ISBLANK([.$N511])=TRUE();&quot;&quot;;MAX(0;[.W511]-[.N51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2])=TRUE();&quot;&quot;;[.$O512]+[.$P512]+[.$Q512]+[.$R512]+[.$S512])">
              <text:p/>
            </table:table-cell>
            <table:table-cell table:style-name="ce22" table:formula="of:=IF(ISBLANK([.$N512])=TRUE();&quot;&quot;;MAX(0;[.N512]-[.T512]))">
              <text:p/>
            </table:table-cell>
            <table:table-cell table:style-name="ce17" table:formula="of:=IF(ISBLANK([.$N512])=TRUE();&quot;&quot;;MAX(0;[.T512]-[.N512]))">
              <text:p/>
            </table:table-cell>
            <table:table-cell table:style-name="ce15" table:formula="of:=IF(ISBLANK([.$N512])=TRUE();&quot;&quot;;SUMPRODUCT([.L:.L]=[.L512];[.M:.M]=[.M512];[.T:.T]))">
              <text:p/>
            </table:table-cell>
            <table:table-cell table:style-name="ce19" table:formula="of:=IF(ISBLANK([.$N512])=TRUE();&quot;&quot;;MAX(0;[.N512]-[.W512]))">
              <text:p/>
            </table:table-cell>
            <table:table-cell table:style-name="ce17" table:formula="of:=IF(ISBLANK([.$N512])=TRUE();&quot;&quot;;MAX(0;[.W512]-[.N51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3])=TRUE();&quot;&quot;;[.$O513]+[.$P513]+[.$Q513]+[.$R513]+[.$S513])">
              <text:p/>
            </table:table-cell>
            <table:table-cell table:style-name="ce22" table:formula="of:=IF(ISBLANK([.$N513])=TRUE();&quot;&quot;;MAX(0;[.N513]-[.T513]))">
              <text:p/>
            </table:table-cell>
            <table:table-cell table:style-name="ce17" table:formula="of:=IF(ISBLANK([.$N513])=TRUE();&quot;&quot;;MAX(0;[.T513]-[.N513]))">
              <text:p/>
            </table:table-cell>
            <table:table-cell table:style-name="ce15" table:formula="of:=IF(ISBLANK([.$N513])=TRUE();&quot;&quot;;SUMPRODUCT([.L:.L]=[.L513];[.M:.M]=[.M513];[.T:.T]))">
              <text:p/>
            </table:table-cell>
            <table:table-cell table:style-name="ce19" table:formula="of:=IF(ISBLANK([.$N513])=TRUE();&quot;&quot;;MAX(0;[.N513]-[.W513]))">
              <text:p/>
            </table:table-cell>
            <table:table-cell table:style-name="ce17" table:formula="of:=IF(ISBLANK([.$N513])=TRUE();&quot;&quot;;MAX(0;[.W513]-[.N51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4])=TRUE();&quot;&quot;;[.$O514]+[.$P514]+[.$Q514]+[.$R514]+[.$S514])">
              <text:p/>
            </table:table-cell>
            <table:table-cell table:style-name="ce22" table:formula="of:=IF(ISBLANK([.$N514])=TRUE();&quot;&quot;;MAX(0;[.N514]-[.T514]))">
              <text:p/>
            </table:table-cell>
            <table:table-cell table:style-name="ce17" table:formula="of:=IF(ISBLANK([.$N514])=TRUE();&quot;&quot;;MAX(0;[.T514]-[.N514]))">
              <text:p/>
            </table:table-cell>
            <table:table-cell table:style-name="ce15" table:formula="of:=IF(ISBLANK([.$N514])=TRUE();&quot;&quot;;SUMPRODUCT([.L:.L]=[.L514];[.M:.M]=[.M514];[.T:.T]))">
              <text:p/>
            </table:table-cell>
            <table:table-cell table:style-name="ce19" table:formula="of:=IF(ISBLANK([.$N514])=TRUE();&quot;&quot;;MAX(0;[.N514]-[.W514]))">
              <text:p/>
            </table:table-cell>
            <table:table-cell table:style-name="ce17" table:formula="of:=IF(ISBLANK([.$N514])=TRUE();&quot;&quot;;MAX(0;[.W514]-[.N51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5])=TRUE();&quot;&quot;;[.$O515]+[.$P515]+[.$Q515]+[.$R515]+[.$S515])">
              <text:p/>
            </table:table-cell>
            <table:table-cell table:style-name="ce22" table:formula="of:=IF(ISBLANK([.$N515])=TRUE();&quot;&quot;;MAX(0;[.N515]-[.T515]))">
              <text:p/>
            </table:table-cell>
            <table:table-cell table:style-name="ce17" table:formula="of:=IF(ISBLANK([.$N515])=TRUE();&quot;&quot;;MAX(0;[.T515]-[.N515]))">
              <text:p/>
            </table:table-cell>
            <table:table-cell table:style-name="ce15" table:formula="of:=IF(ISBLANK([.$N515])=TRUE();&quot;&quot;;SUMPRODUCT([.L:.L]=[.L515];[.M:.M]=[.M515];[.T:.T]))">
              <text:p/>
            </table:table-cell>
            <table:table-cell table:style-name="ce19" table:formula="of:=IF(ISBLANK([.$N515])=TRUE();&quot;&quot;;MAX(0;[.N515]-[.W515]))">
              <text:p/>
            </table:table-cell>
            <table:table-cell table:style-name="ce17" table:formula="of:=IF(ISBLANK([.$N515])=TRUE();&quot;&quot;;MAX(0;[.W515]-[.N51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6])=TRUE();&quot;&quot;;[.$O516]+[.$P516]+[.$Q516]+[.$R516]+[.$S516])">
              <text:p/>
            </table:table-cell>
            <table:table-cell table:style-name="ce22" table:formula="of:=IF(ISBLANK([.$N516])=TRUE();&quot;&quot;;MAX(0;[.N516]-[.T516]))">
              <text:p/>
            </table:table-cell>
            <table:table-cell table:style-name="ce17" table:formula="of:=IF(ISBLANK([.$N516])=TRUE();&quot;&quot;;MAX(0;[.T516]-[.N516]))">
              <text:p/>
            </table:table-cell>
            <table:table-cell table:style-name="ce15" table:formula="of:=IF(ISBLANK([.$N516])=TRUE();&quot;&quot;;SUMPRODUCT([.L:.L]=[.L516];[.M:.M]=[.M516];[.T:.T]))">
              <text:p/>
            </table:table-cell>
            <table:table-cell table:style-name="ce19" table:formula="of:=IF(ISBLANK([.$N516])=TRUE();&quot;&quot;;MAX(0;[.N516]-[.W516]))">
              <text:p/>
            </table:table-cell>
            <table:table-cell table:style-name="ce17" table:formula="of:=IF(ISBLANK([.$N516])=TRUE();&quot;&quot;;MAX(0;[.W516]-[.N51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7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7])=TRUE();&quot;&quot;;[.$O517]+[.$P517]+[.$Q517]+[.$R517]+[.$S517])">
              <text:p/>
            </table:table-cell>
            <table:table-cell table:style-name="ce22" table:formula="of:=IF(ISBLANK([.$N517])=TRUE();&quot;&quot;;MAX(0;[.N517]-[.T517]))">
              <text:p/>
            </table:table-cell>
            <table:table-cell table:style-name="ce17" table:formula="of:=IF(ISBLANK([.$N517])=TRUE();&quot;&quot;;MAX(0;[.T517]-[.N517]))">
              <text:p/>
            </table:table-cell>
            <table:table-cell table:style-name="ce15" table:formula="of:=IF(ISBLANK([.$N517])=TRUE();&quot;&quot;;SUMPRODUCT([.L:.L]=[.L517];[.M:.M]=[.M517];[.T:.T]))">
              <text:p/>
            </table:table-cell>
            <table:table-cell table:style-name="ce19" table:formula="of:=IF(ISBLANK([.$N517])=TRUE();&quot;&quot;;MAX(0;[.N517]-[.W517]))">
              <text:p/>
            </table:table-cell>
            <table:table-cell table:style-name="ce17" table:formula="of:=IF(ISBLANK([.$N517])=TRUE();&quot;&quot;;MAX(0;[.W517]-[.N51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8])=TRUE();&quot;&quot;;[.$O518]+[.$P518]+[.$Q518]+[.$R518]+[.$S518])">
              <text:p/>
            </table:table-cell>
            <table:table-cell table:style-name="ce22" table:formula="of:=IF(ISBLANK([.$N518])=TRUE();&quot;&quot;;MAX(0;[.N518]-[.T518]))">
              <text:p/>
            </table:table-cell>
            <table:table-cell table:style-name="ce17" table:formula="of:=IF(ISBLANK([.$N518])=TRUE();&quot;&quot;;MAX(0;[.T518]-[.N518]))">
              <text:p/>
            </table:table-cell>
            <table:table-cell table:style-name="ce15" table:formula="of:=IF(ISBLANK([.$N518])=TRUE();&quot;&quot;;SUMPRODUCT([.L:.L]=[.L518];[.M:.M]=[.M518];[.T:.T]))">
              <text:p/>
            </table:table-cell>
            <table:table-cell table:style-name="ce19" table:formula="of:=IF(ISBLANK([.$N518])=TRUE();&quot;&quot;;MAX(0;[.N518]-[.W518]))">
              <text:p/>
            </table:table-cell>
            <table:table-cell table:style-name="ce17" table:formula="of:=IF(ISBLANK([.$N518])=TRUE();&quot;&quot;;MAX(0;[.W518]-[.N51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19])=TRUE();&quot;&quot;;[.$O519]+[.$P519]+[.$Q519]+[.$R519]+[.$S519])">
              <text:p/>
            </table:table-cell>
            <table:table-cell table:style-name="ce22" table:formula="of:=IF(ISBLANK([.$N519])=TRUE();&quot;&quot;;MAX(0;[.N519]-[.T519]))">
              <text:p/>
            </table:table-cell>
            <table:table-cell table:style-name="ce17" table:formula="of:=IF(ISBLANK([.$N519])=TRUE();&quot;&quot;;MAX(0;[.T519]-[.N519]))">
              <text:p/>
            </table:table-cell>
            <table:table-cell table:style-name="ce15" table:formula="of:=IF(ISBLANK([.$N519])=TRUE();&quot;&quot;;SUMPRODUCT([.L:.L]=[.L519];[.M:.M]=[.M519];[.T:.T]))">
              <text:p/>
            </table:table-cell>
            <table:table-cell table:style-name="ce19" table:formula="of:=IF(ISBLANK([.$N519])=TRUE();&quot;&quot;;MAX(0;[.N519]-[.W519]))">
              <text:p/>
            </table:table-cell>
            <table:table-cell table:style-name="ce17" table:formula="of:=IF(ISBLANK([.$N519])=TRUE();&quot;&quot;;MAX(0;[.W519]-[.N51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0])=TRUE();&quot;&quot;;[.$O520]+[.$P520]+[.$Q520]+[.$R520]+[.$S520])">
              <text:p/>
            </table:table-cell>
            <table:table-cell table:style-name="ce22" table:formula="of:=IF(ISBLANK([.$N520])=TRUE();&quot;&quot;;MAX(0;[.N520]-[.T520]))">
              <text:p/>
            </table:table-cell>
            <table:table-cell table:style-name="ce17" table:formula="of:=IF(ISBLANK([.$N520])=TRUE();&quot;&quot;;MAX(0;[.T520]-[.N520]))">
              <text:p/>
            </table:table-cell>
            <table:table-cell table:style-name="ce15" table:formula="of:=IF(ISBLANK([.$N520])=TRUE();&quot;&quot;;SUMPRODUCT([.L:.L]=[.L520];[.M:.M]=[.M520];[.T:.T]))">
              <text:p/>
            </table:table-cell>
            <table:table-cell table:style-name="ce19" table:formula="of:=IF(ISBLANK([.$N520])=TRUE();&quot;&quot;;MAX(0;[.N520]-[.W520]))">
              <text:p/>
            </table:table-cell>
            <table:table-cell table:style-name="ce17" table:formula="of:=IF(ISBLANK([.$N520])=TRUE();&quot;&quot;;MAX(0;[.W520]-[.N52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1])=TRUE();&quot;&quot;;[.$O521]+[.$P521]+[.$Q521]+[.$R521]+[.$S521])">
              <text:p/>
            </table:table-cell>
            <table:table-cell table:style-name="ce22" table:formula="of:=IF(ISBLANK([.$N521])=TRUE();&quot;&quot;;MAX(0;[.N521]-[.T521]))">
              <text:p/>
            </table:table-cell>
            <table:table-cell table:style-name="ce17" table:formula="of:=IF(ISBLANK([.$N521])=TRUE();&quot;&quot;;MAX(0;[.T521]-[.N521]))">
              <text:p/>
            </table:table-cell>
            <table:table-cell table:style-name="ce15" table:formula="of:=IF(ISBLANK([.$N521])=TRUE();&quot;&quot;;SUMPRODUCT([.L:.L]=[.L521];[.M:.M]=[.M521];[.T:.T]))">
              <text:p/>
            </table:table-cell>
            <table:table-cell table:style-name="ce19" table:formula="of:=IF(ISBLANK([.$N521])=TRUE();&quot;&quot;;MAX(0;[.N521]-[.W521]))">
              <text:p/>
            </table:table-cell>
            <table:table-cell table:style-name="ce17" table:formula="of:=IF(ISBLANK([.$N521])=TRUE();&quot;&quot;;MAX(0;[.W521]-[.N52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2])=TRUE();&quot;&quot;;[.$O522]+[.$P522]+[.$Q522]+[.$R522]+[.$S522])">
              <text:p/>
            </table:table-cell>
            <table:table-cell table:style-name="ce22" table:formula="of:=IF(ISBLANK([.$N522])=TRUE();&quot;&quot;;MAX(0;[.N522]-[.T522]))">
              <text:p/>
            </table:table-cell>
            <table:table-cell table:style-name="ce17" table:formula="of:=IF(ISBLANK([.$N522])=TRUE();&quot;&quot;;MAX(0;[.T522]-[.N522]))">
              <text:p/>
            </table:table-cell>
            <table:table-cell table:style-name="ce15" table:formula="of:=IF(ISBLANK([.$N522])=TRUE();&quot;&quot;;SUMPRODUCT([.L:.L]=[.L522];[.M:.M]=[.M522];[.T:.T]))">
              <text:p/>
            </table:table-cell>
            <table:table-cell table:style-name="ce19" table:formula="of:=IF(ISBLANK([.$N522])=TRUE();&quot;&quot;;MAX(0;[.N522]-[.W522]))">
              <text:p/>
            </table:table-cell>
            <table:table-cell table:style-name="ce17" table:formula="of:=IF(ISBLANK([.$N522])=TRUE();&quot;&quot;;MAX(0;[.W522]-[.N52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3])=TRUE();&quot;&quot;;[.$O523]+[.$P523]+[.$Q523]+[.$R523]+[.$S523])">
              <text:p/>
            </table:table-cell>
            <table:table-cell table:style-name="ce22" table:formula="of:=IF(ISBLANK([.$N523])=TRUE();&quot;&quot;;MAX(0;[.N523]-[.T523]))">
              <text:p/>
            </table:table-cell>
            <table:table-cell table:style-name="ce17" table:formula="of:=IF(ISBLANK([.$N523])=TRUE();&quot;&quot;;MAX(0;[.T523]-[.N523]))">
              <text:p/>
            </table:table-cell>
            <table:table-cell table:style-name="ce15" table:formula="of:=IF(ISBLANK([.$N523])=TRUE();&quot;&quot;;SUMPRODUCT([.L:.L]=[.L523];[.M:.M]=[.M523];[.T:.T]))">
              <text:p/>
            </table:table-cell>
            <table:table-cell table:style-name="ce19" table:formula="of:=IF(ISBLANK([.$N523])=TRUE();&quot;&quot;;MAX(0;[.N523]-[.W523]))">
              <text:p/>
            </table:table-cell>
            <table:table-cell table:style-name="ce17" table:formula="of:=IF(ISBLANK([.$N523])=TRUE();&quot;&quot;;MAX(0;[.W523]-[.N52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4])=TRUE();&quot;&quot;;[.$O524]+[.$P524]+[.$Q524]+[.$R524]+[.$S524])">
              <text:p/>
            </table:table-cell>
            <table:table-cell table:style-name="ce22" table:formula="of:=IF(ISBLANK([.$N524])=TRUE();&quot;&quot;;MAX(0;[.N524]-[.T524]))">
              <text:p/>
            </table:table-cell>
            <table:table-cell table:style-name="ce17" table:formula="of:=IF(ISBLANK([.$N524])=TRUE();&quot;&quot;;MAX(0;[.T524]-[.N524]))">
              <text:p/>
            </table:table-cell>
            <table:table-cell table:style-name="ce15" table:formula="of:=IF(ISBLANK([.$N524])=TRUE();&quot;&quot;;SUMPRODUCT([.L:.L]=[.L524];[.M:.M]=[.M524];[.T:.T]))">
              <text:p/>
            </table:table-cell>
            <table:table-cell table:style-name="ce19" table:formula="of:=IF(ISBLANK([.$N524])=TRUE();&quot;&quot;;MAX(0;[.N524]-[.W524]))">
              <text:p/>
            </table:table-cell>
            <table:table-cell table:style-name="ce17" table:formula="of:=IF(ISBLANK([.$N524])=TRUE();&quot;&quot;;MAX(0;[.W524]-[.N52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5])=TRUE();&quot;&quot;;[.$O525]+[.$P525]+[.$Q525]+[.$R525]+[.$S525])">
              <text:p/>
            </table:table-cell>
            <table:table-cell table:style-name="ce22" table:formula="of:=IF(ISBLANK([.$N525])=TRUE();&quot;&quot;;MAX(0;[.N525]-[.T525]))">
              <text:p/>
            </table:table-cell>
            <table:table-cell table:style-name="ce17" table:formula="of:=IF(ISBLANK([.$N525])=TRUE();&quot;&quot;;MAX(0;[.T525]-[.N525]))">
              <text:p/>
            </table:table-cell>
            <table:table-cell table:style-name="ce15" table:formula="of:=IF(ISBLANK([.$N525])=TRUE();&quot;&quot;;SUMPRODUCT([.L:.L]=[.L525];[.M:.M]=[.M525];[.T:.T]))">
              <text:p/>
            </table:table-cell>
            <table:table-cell table:style-name="ce19" table:formula="of:=IF(ISBLANK([.$N525])=TRUE();&quot;&quot;;MAX(0;[.N525]-[.W525]))">
              <text:p/>
            </table:table-cell>
            <table:table-cell table:style-name="ce17" table:formula="of:=IF(ISBLANK([.$N525])=TRUE();&quot;&quot;;MAX(0;[.W525]-[.N52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6])=TRUE();&quot;&quot;;[.$O526]+[.$P526]+[.$Q526]+[.$R526]+[.$S526])">
              <text:p/>
            </table:table-cell>
            <table:table-cell table:style-name="ce22" table:formula="of:=IF(ISBLANK([.$N526])=TRUE();&quot;&quot;;MAX(0;[.N526]-[.T526]))">
              <text:p/>
            </table:table-cell>
            <table:table-cell table:style-name="ce17" table:formula="of:=IF(ISBLANK([.$N526])=TRUE();&quot;&quot;;MAX(0;[.T526]-[.N526]))">
              <text:p/>
            </table:table-cell>
            <table:table-cell table:style-name="ce15" table:formula="of:=IF(ISBLANK([.$N526])=TRUE();&quot;&quot;;SUMPRODUCT([.L:.L]=[.L526];[.M:.M]=[.M526];[.T:.T]))">
              <text:p/>
            </table:table-cell>
            <table:table-cell table:style-name="ce19" table:formula="of:=IF(ISBLANK([.$N526])=TRUE();&quot;&quot;;MAX(0;[.N526]-[.W526]))">
              <text:p/>
            </table:table-cell>
            <table:table-cell table:style-name="ce17" table:formula="of:=IF(ISBLANK([.$N526])=TRUE();&quot;&quot;;MAX(0;[.W526]-[.N52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8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7])=TRUE();&quot;&quot;;[.$O527]+[.$P527]+[.$Q527]+[.$R527]+[.$S527])">
              <text:p/>
            </table:table-cell>
            <table:table-cell table:style-name="ce22" table:formula="of:=IF(ISBLANK([.$N527])=TRUE();&quot;&quot;;MAX(0;[.N527]-[.T527]))">
              <text:p/>
            </table:table-cell>
            <table:table-cell table:style-name="ce17" table:formula="of:=IF(ISBLANK([.$N527])=TRUE();&quot;&quot;;MAX(0;[.T527]-[.N527]))">
              <text:p/>
            </table:table-cell>
            <table:table-cell table:style-name="ce15" table:formula="of:=IF(ISBLANK([.$N527])=TRUE();&quot;&quot;;SUMPRODUCT([.L:.L]=[.L527];[.M:.M]=[.M527];[.T:.T]))">
              <text:p/>
            </table:table-cell>
            <table:table-cell table:style-name="ce19" table:formula="of:=IF(ISBLANK([.$N527])=TRUE();&quot;&quot;;MAX(0;[.N527]-[.W527]))">
              <text:p/>
            </table:table-cell>
            <table:table-cell table:style-name="ce17" table:formula="of:=IF(ISBLANK([.$N527])=TRUE();&quot;&quot;;MAX(0;[.W527]-[.N52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8])=TRUE();&quot;&quot;;[.$O528]+[.$P528]+[.$Q528]+[.$R528]+[.$S528])">
              <text:p/>
            </table:table-cell>
            <table:table-cell table:style-name="ce22" table:formula="of:=IF(ISBLANK([.$N528])=TRUE();&quot;&quot;;MAX(0;[.N528]-[.T528]))">
              <text:p/>
            </table:table-cell>
            <table:table-cell table:style-name="ce17" table:formula="of:=IF(ISBLANK([.$N528])=TRUE();&quot;&quot;;MAX(0;[.T528]-[.N528]))">
              <text:p/>
            </table:table-cell>
            <table:table-cell table:style-name="ce15" table:formula="of:=IF(ISBLANK([.$N528])=TRUE();&quot;&quot;;SUMPRODUCT([.L:.L]=[.L528];[.M:.M]=[.M528];[.T:.T]))">
              <text:p/>
            </table:table-cell>
            <table:table-cell table:style-name="ce19" table:formula="of:=IF(ISBLANK([.$N528])=TRUE();&quot;&quot;;MAX(0;[.N528]-[.W528]))">
              <text:p/>
            </table:table-cell>
            <table:table-cell table:style-name="ce17" table:formula="of:=IF(ISBLANK([.$N528])=TRUE();&quot;&quot;;MAX(0;[.W528]-[.N52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29])=TRUE();&quot;&quot;;[.$O529]+[.$P529]+[.$Q529]+[.$R529]+[.$S529])">
              <text:p/>
            </table:table-cell>
            <table:table-cell table:style-name="ce22" table:formula="of:=IF(ISBLANK([.$N529])=TRUE();&quot;&quot;;MAX(0;[.N529]-[.T529]))">
              <text:p/>
            </table:table-cell>
            <table:table-cell table:style-name="ce17" table:formula="of:=IF(ISBLANK([.$N529])=TRUE();&quot;&quot;;MAX(0;[.T529]-[.N529]))">
              <text:p/>
            </table:table-cell>
            <table:table-cell table:style-name="ce15" table:formula="of:=IF(ISBLANK([.$N529])=TRUE();&quot;&quot;;SUMPRODUCT([.L:.L]=[.L529];[.M:.M]=[.M529];[.T:.T]))">
              <text:p/>
            </table:table-cell>
            <table:table-cell table:style-name="ce19" table:formula="of:=IF(ISBLANK([.$N529])=TRUE();&quot;&quot;;MAX(0;[.N529]-[.W529]))">
              <text:p/>
            </table:table-cell>
            <table:table-cell table:style-name="ce17" table:formula="of:=IF(ISBLANK([.$N529])=TRUE();&quot;&quot;;MAX(0;[.W529]-[.N52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0])=TRUE();&quot;&quot;;[.$O530]+[.$P530]+[.$Q530]+[.$R530]+[.$S530])">
              <text:p/>
            </table:table-cell>
            <table:table-cell table:style-name="ce22" table:formula="of:=IF(ISBLANK([.$N530])=TRUE();&quot;&quot;;MAX(0;[.N530]-[.T530]))">
              <text:p/>
            </table:table-cell>
            <table:table-cell table:style-name="ce17" table:formula="of:=IF(ISBLANK([.$N530])=TRUE();&quot;&quot;;MAX(0;[.T530]-[.N530]))">
              <text:p/>
            </table:table-cell>
            <table:table-cell table:style-name="ce15" table:formula="of:=IF(ISBLANK([.$N530])=TRUE();&quot;&quot;;SUMPRODUCT([.L:.L]=[.L530];[.M:.M]=[.M530];[.T:.T]))">
              <text:p/>
            </table:table-cell>
            <table:table-cell table:style-name="ce19" table:formula="of:=IF(ISBLANK([.$N530])=TRUE();&quot;&quot;;MAX(0;[.N530]-[.W530]))">
              <text:p/>
            </table:table-cell>
            <table:table-cell table:style-name="ce17" table:formula="of:=IF(ISBLANK([.$N530])=TRUE();&quot;&quot;;MAX(0;[.W530]-[.N53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1])=TRUE();&quot;&quot;;[.$O531]+[.$P531]+[.$Q531]+[.$R531]+[.$S531])">
              <text:p/>
            </table:table-cell>
            <table:table-cell table:style-name="ce22" table:formula="of:=IF(ISBLANK([.$N531])=TRUE();&quot;&quot;;MAX(0;[.N531]-[.T531]))">
              <text:p/>
            </table:table-cell>
            <table:table-cell table:style-name="ce17" table:formula="of:=IF(ISBLANK([.$N531])=TRUE();&quot;&quot;;MAX(0;[.T531]-[.N531]))">
              <text:p/>
            </table:table-cell>
            <table:table-cell table:style-name="ce15" table:formula="of:=IF(ISBLANK([.$N531])=TRUE();&quot;&quot;;SUMPRODUCT([.L:.L]=[.L531];[.M:.M]=[.M531];[.T:.T]))">
              <text:p/>
            </table:table-cell>
            <table:table-cell table:style-name="ce19" table:formula="of:=IF(ISBLANK([.$N531])=TRUE();&quot;&quot;;MAX(0;[.N531]-[.W531]))">
              <text:p/>
            </table:table-cell>
            <table:table-cell table:style-name="ce17" table:formula="of:=IF(ISBLANK([.$N531])=TRUE();&quot;&quot;;MAX(0;[.W531]-[.N53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2])=TRUE();&quot;&quot;;[.$O532]+[.$P532]+[.$Q532]+[.$R532]+[.$S532])">
              <text:p/>
            </table:table-cell>
            <table:table-cell table:style-name="ce22" table:formula="of:=IF(ISBLANK([.$N532])=TRUE();&quot;&quot;;MAX(0;[.N532]-[.T532]))">
              <text:p/>
            </table:table-cell>
            <table:table-cell table:style-name="ce17" table:formula="of:=IF(ISBLANK([.$N532])=TRUE();&quot;&quot;;MAX(0;[.T532]-[.N532]))">
              <text:p/>
            </table:table-cell>
            <table:table-cell table:style-name="ce15" table:formula="of:=IF(ISBLANK([.$N532])=TRUE();&quot;&quot;;SUMPRODUCT([.L:.L]=[.L532];[.M:.M]=[.M532];[.T:.T]))">
              <text:p/>
            </table:table-cell>
            <table:table-cell table:style-name="ce19" table:formula="of:=IF(ISBLANK([.$N532])=TRUE();&quot;&quot;;MAX(0;[.N532]-[.W532]))">
              <text:p/>
            </table:table-cell>
            <table:table-cell table:style-name="ce17" table:formula="of:=IF(ISBLANK([.$N532])=TRUE();&quot;&quot;;MAX(0;[.W532]-[.N53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3])=TRUE();&quot;&quot;;[.$O533]+[.$P533]+[.$Q533]+[.$R533]+[.$S533])">
              <text:p/>
            </table:table-cell>
            <table:table-cell table:style-name="ce22" table:formula="of:=IF(ISBLANK([.$N533])=TRUE();&quot;&quot;;MAX(0;[.N533]-[.T533]))">
              <text:p/>
            </table:table-cell>
            <table:table-cell table:style-name="ce17" table:formula="of:=IF(ISBLANK([.$N533])=TRUE();&quot;&quot;;MAX(0;[.T533]-[.N533]))">
              <text:p/>
            </table:table-cell>
            <table:table-cell table:style-name="ce15" table:formula="of:=IF(ISBLANK([.$N533])=TRUE();&quot;&quot;;SUMPRODUCT([.L:.L]=[.L533];[.M:.M]=[.M533];[.T:.T]))">
              <text:p/>
            </table:table-cell>
            <table:table-cell table:style-name="ce19" table:formula="of:=IF(ISBLANK([.$N533])=TRUE();&quot;&quot;;MAX(0;[.N533]-[.W533]))">
              <text:p/>
            </table:table-cell>
            <table:table-cell table:style-name="ce17" table:formula="of:=IF(ISBLANK([.$N533])=TRUE();&quot;&quot;;MAX(0;[.W533]-[.N53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4])=TRUE();&quot;&quot;;[.$O534]+[.$P534]+[.$Q534]+[.$R534]+[.$S534])">
              <text:p/>
            </table:table-cell>
            <table:table-cell table:style-name="ce22" table:formula="of:=IF(ISBLANK([.$N534])=TRUE();&quot;&quot;;MAX(0;[.N534]-[.T534]))">
              <text:p/>
            </table:table-cell>
            <table:table-cell table:style-name="ce17" table:formula="of:=IF(ISBLANK([.$N534])=TRUE();&quot;&quot;;MAX(0;[.T534]-[.N534]))">
              <text:p/>
            </table:table-cell>
            <table:table-cell table:style-name="ce15" table:formula="of:=IF(ISBLANK([.$N534])=TRUE();&quot;&quot;;SUMPRODUCT([.L:.L]=[.L534];[.M:.M]=[.M534];[.T:.T]))">
              <text:p/>
            </table:table-cell>
            <table:table-cell table:style-name="ce19" table:formula="of:=IF(ISBLANK([.$N534])=TRUE();&quot;&quot;;MAX(0;[.N534]-[.W534]))">
              <text:p/>
            </table:table-cell>
            <table:table-cell table:style-name="ce17" table:formula="of:=IF(ISBLANK([.$N534])=TRUE();&quot;&quot;;MAX(0;[.W534]-[.N53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5])=TRUE();&quot;&quot;;[.$O535]+[.$P535]+[.$Q535]+[.$R535]+[.$S535])">
              <text:p/>
            </table:table-cell>
            <table:table-cell table:style-name="ce22" table:formula="of:=IF(ISBLANK([.$N535])=TRUE();&quot;&quot;;MAX(0;[.N535]-[.T535]))">
              <text:p/>
            </table:table-cell>
            <table:table-cell table:style-name="ce17" table:formula="of:=IF(ISBLANK([.$N535])=TRUE();&quot;&quot;;MAX(0;[.T535]-[.N535]))">
              <text:p/>
            </table:table-cell>
            <table:table-cell table:style-name="ce15" table:formula="of:=IF(ISBLANK([.$N535])=TRUE();&quot;&quot;;SUMPRODUCT([.L:.L]=[.L535];[.M:.M]=[.M535];[.T:.T]))">
              <text:p/>
            </table:table-cell>
            <table:table-cell table:style-name="ce19" table:formula="of:=IF(ISBLANK([.$N535])=TRUE();&quot;&quot;;MAX(0;[.N535]-[.W535]))">
              <text:p/>
            </table:table-cell>
            <table:table-cell table:style-name="ce17" table:formula="of:=IF(ISBLANK([.$N535])=TRUE();&quot;&quot;;MAX(0;[.W535]-[.N53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6])=TRUE();&quot;&quot;;[.$O536]+[.$P536]+[.$Q536]+[.$R536]+[.$S536])">
              <text:p/>
            </table:table-cell>
            <table:table-cell table:style-name="ce22" table:formula="of:=IF(ISBLANK([.$N536])=TRUE();&quot;&quot;;MAX(0;[.N536]-[.T536]))">
              <text:p/>
            </table:table-cell>
            <table:table-cell table:style-name="ce17" table:formula="of:=IF(ISBLANK([.$N536])=TRUE();&quot;&quot;;MAX(0;[.T536]-[.N536]))">
              <text:p/>
            </table:table-cell>
            <table:table-cell table:style-name="ce15" table:formula="of:=IF(ISBLANK([.$N536])=TRUE();&quot;&quot;;SUMPRODUCT([.L:.L]=[.L536];[.M:.M]=[.M536];[.T:.T]))">
              <text:p/>
            </table:table-cell>
            <table:table-cell table:style-name="ce19" table:formula="of:=IF(ISBLANK([.$N536])=TRUE();&quot;&quot;;MAX(0;[.N536]-[.W536]))">
              <text:p/>
            </table:table-cell>
            <table:table-cell table:style-name="ce17" table:formula="of:=IF(ISBLANK([.$N536])=TRUE();&quot;&quot;;MAX(0;[.W536]-[.N53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29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7])=TRUE();&quot;&quot;;[.$O537]+[.$P537]+[.$Q537]+[.$R537]+[.$S537])">
              <text:p/>
            </table:table-cell>
            <table:table-cell table:style-name="ce22" table:formula="of:=IF(ISBLANK([.$N537])=TRUE();&quot;&quot;;MAX(0;[.N537]-[.T537]))">
              <text:p/>
            </table:table-cell>
            <table:table-cell table:style-name="ce17" table:formula="of:=IF(ISBLANK([.$N537])=TRUE();&quot;&quot;;MAX(0;[.T537]-[.N537]))">
              <text:p/>
            </table:table-cell>
            <table:table-cell table:style-name="ce15" table:formula="of:=IF(ISBLANK([.$N537])=TRUE();&quot;&quot;;SUMPRODUCT([.L:.L]=[.L537];[.M:.M]=[.M537];[.T:.T]))">
              <text:p/>
            </table:table-cell>
            <table:table-cell table:style-name="ce19" table:formula="of:=IF(ISBLANK([.$N537])=TRUE();&quot;&quot;;MAX(0;[.N537]-[.W537]))">
              <text:p/>
            </table:table-cell>
            <table:table-cell table:style-name="ce17" table:formula="of:=IF(ISBLANK([.$N537])=TRUE();&quot;&quot;;MAX(0;[.W537]-[.N53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8])=TRUE();&quot;&quot;;[.$O538]+[.$P538]+[.$Q538]+[.$R538]+[.$S538])">
              <text:p/>
            </table:table-cell>
            <table:table-cell table:style-name="ce22" table:formula="of:=IF(ISBLANK([.$N538])=TRUE();&quot;&quot;;MAX(0;[.N538]-[.T538]))">
              <text:p/>
            </table:table-cell>
            <table:table-cell table:style-name="ce17" table:formula="of:=IF(ISBLANK([.$N538])=TRUE();&quot;&quot;;MAX(0;[.T538]-[.N538]))">
              <text:p/>
            </table:table-cell>
            <table:table-cell table:style-name="ce15" table:formula="of:=IF(ISBLANK([.$N538])=TRUE();&quot;&quot;;SUMPRODUCT([.L:.L]=[.L538];[.M:.M]=[.M538];[.T:.T]))">
              <text:p/>
            </table:table-cell>
            <table:table-cell table:style-name="ce19" table:formula="of:=IF(ISBLANK([.$N538])=TRUE();&quot;&quot;;MAX(0;[.N538]-[.W538]))">
              <text:p/>
            </table:table-cell>
            <table:table-cell table:style-name="ce17" table:formula="of:=IF(ISBLANK([.$N538])=TRUE();&quot;&quot;;MAX(0;[.W538]-[.N53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39])=TRUE();&quot;&quot;;[.$O539]+[.$P539]+[.$Q539]+[.$R539]+[.$S539])">
              <text:p/>
            </table:table-cell>
            <table:table-cell table:style-name="ce22" table:formula="of:=IF(ISBLANK([.$N539])=TRUE();&quot;&quot;;MAX(0;[.N539]-[.T539]))">
              <text:p/>
            </table:table-cell>
            <table:table-cell table:style-name="ce17" table:formula="of:=IF(ISBLANK([.$N539])=TRUE();&quot;&quot;;MAX(0;[.T539]-[.N539]))">
              <text:p/>
            </table:table-cell>
            <table:table-cell table:style-name="ce15" table:formula="of:=IF(ISBLANK([.$N539])=TRUE();&quot;&quot;;SUMPRODUCT([.L:.L]=[.L539];[.M:.M]=[.M539];[.T:.T]))">
              <text:p/>
            </table:table-cell>
            <table:table-cell table:style-name="ce19" table:formula="of:=IF(ISBLANK([.$N539])=TRUE();&quot;&quot;;MAX(0;[.N539]-[.W539]))">
              <text:p/>
            </table:table-cell>
            <table:table-cell table:style-name="ce17" table:formula="of:=IF(ISBLANK([.$N539])=TRUE();&quot;&quot;;MAX(0;[.W539]-[.N53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0])=TRUE();&quot;&quot;;[.$O540]+[.$P540]+[.$Q540]+[.$R540]+[.$S540])">
              <text:p/>
            </table:table-cell>
            <table:table-cell table:style-name="ce22" table:formula="of:=IF(ISBLANK([.$N540])=TRUE();&quot;&quot;;MAX(0;[.N540]-[.T540]))">
              <text:p/>
            </table:table-cell>
            <table:table-cell table:style-name="ce17" table:formula="of:=IF(ISBLANK([.$N540])=TRUE();&quot;&quot;;MAX(0;[.T540]-[.N540]))">
              <text:p/>
            </table:table-cell>
            <table:table-cell table:style-name="ce15" table:formula="of:=IF(ISBLANK([.$N540])=TRUE();&quot;&quot;;SUMPRODUCT([.L:.L]=[.L540];[.M:.M]=[.M540];[.T:.T]))">
              <text:p/>
            </table:table-cell>
            <table:table-cell table:style-name="ce19" table:formula="of:=IF(ISBLANK([.$N540])=TRUE();&quot;&quot;;MAX(0;[.N540]-[.W540]))">
              <text:p/>
            </table:table-cell>
            <table:table-cell table:style-name="ce17" table:formula="of:=IF(ISBLANK([.$N540])=TRUE();&quot;&quot;;MAX(0;[.W540]-[.N54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1])=TRUE();&quot;&quot;;[.$O541]+[.$P541]+[.$Q541]+[.$R541]+[.$S541])">
              <text:p/>
            </table:table-cell>
            <table:table-cell table:style-name="ce22" table:formula="of:=IF(ISBLANK([.$N541])=TRUE();&quot;&quot;;MAX(0;[.N541]-[.T541]))">
              <text:p/>
            </table:table-cell>
            <table:table-cell table:style-name="ce17" table:formula="of:=IF(ISBLANK([.$N541])=TRUE();&quot;&quot;;MAX(0;[.T541]-[.N541]))">
              <text:p/>
            </table:table-cell>
            <table:table-cell table:style-name="ce15" table:formula="of:=IF(ISBLANK([.$N541])=TRUE();&quot;&quot;;SUMPRODUCT([.L:.L]=[.L541];[.M:.M]=[.M541];[.T:.T]))">
              <text:p/>
            </table:table-cell>
            <table:table-cell table:style-name="ce19" table:formula="of:=IF(ISBLANK([.$N541])=TRUE();&quot;&quot;;MAX(0;[.N541]-[.W541]))">
              <text:p/>
            </table:table-cell>
            <table:table-cell table:style-name="ce17" table:formula="of:=IF(ISBLANK([.$N541])=TRUE();&quot;&quot;;MAX(0;[.W541]-[.N54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2])=TRUE();&quot;&quot;;[.$O542]+[.$P542]+[.$Q542]+[.$R542]+[.$S542])">
              <text:p/>
            </table:table-cell>
            <table:table-cell table:style-name="ce22" table:formula="of:=IF(ISBLANK([.$N542])=TRUE();&quot;&quot;;MAX(0;[.N542]-[.T542]))">
              <text:p/>
            </table:table-cell>
            <table:table-cell table:style-name="ce17" table:formula="of:=IF(ISBLANK([.$N542])=TRUE();&quot;&quot;;MAX(0;[.T542]-[.N542]))">
              <text:p/>
            </table:table-cell>
            <table:table-cell table:style-name="ce15" table:formula="of:=IF(ISBLANK([.$N542])=TRUE();&quot;&quot;;SUMPRODUCT([.L:.L]=[.L542];[.M:.M]=[.M542];[.T:.T]))">
              <text:p/>
            </table:table-cell>
            <table:table-cell table:style-name="ce19" table:formula="of:=IF(ISBLANK([.$N542])=TRUE();&quot;&quot;;MAX(0;[.N542]-[.W542]))">
              <text:p/>
            </table:table-cell>
            <table:table-cell table:style-name="ce17" table:formula="of:=IF(ISBLANK([.$N542])=TRUE();&quot;&quot;;MAX(0;[.W542]-[.N54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3])=TRUE();&quot;&quot;;[.$O543]+[.$P543]+[.$Q543]+[.$R543]+[.$S543])">
              <text:p/>
            </table:table-cell>
            <table:table-cell table:style-name="ce22" table:formula="of:=IF(ISBLANK([.$N543])=TRUE();&quot;&quot;;MAX(0;[.N543]-[.T543]))">
              <text:p/>
            </table:table-cell>
            <table:table-cell table:style-name="ce17" table:formula="of:=IF(ISBLANK([.$N543])=TRUE();&quot;&quot;;MAX(0;[.T543]-[.N543]))">
              <text:p/>
            </table:table-cell>
            <table:table-cell table:style-name="ce15" table:formula="of:=IF(ISBLANK([.$N543])=TRUE();&quot;&quot;;SUMPRODUCT([.L:.L]=[.L543];[.M:.M]=[.M543];[.T:.T]))">
              <text:p/>
            </table:table-cell>
            <table:table-cell table:style-name="ce19" table:formula="of:=IF(ISBLANK([.$N543])=TRUE();&quot;&quot;;MAX(0;[.N543]-[.W543]))">
              <text:p/>
            </table:table-cell>
            <table:table-cell table:style-name="ce17" table:formula="of:=IF(ISBLANK([.$N543])=TRUE();&quot;&quot;;MAX(0;[.W543]-[.N54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4])=TRUE();&quot;&quot;;[.$O544]+[.$P544]+[.$Q544]+[.$R544]+[.$S544])">
              <text:p/>
            </table:table-cell>
            <table:table-cell table:style-name="ce22" table:formula="of:=IF(ISBLANK([.$N544])=TRUE();&quot;&quot;;MAX(0;[.N544]-[.T544]))">
              <text:p/>
            </table:table-cell>
            <table:table-cell table:style-name="ce17" table:formula="of:=IF(ISBLANK([.$N544])=TRUE();&quot;&quot;;MAX(0;[.T544]-[.N544]))">
              <text:p/>
            </table:table-cell>
            <table:table-cell table:style-name="ce15" table:formula="of:=IF(ISBLANK([.$N544])=TRUE();&quot;&quot;;SUMPRODUCT([.L:.L]=[.L544];[.M:.M]=[.M544];[.T:.T]))">
              <text:p/>
            </table:table-cell>
            <table:table-cell table:style-name="ce19" table:formula="of:=IF(ISBLANK([.$N544])=TRUE();&quot;&quot;;MAX(0;[.N544]-[.W544]))">
              <text:p/>
            </table:table-cell>
            <table:table-cell table:style-name="ce17" table:formula="of:=IF(ISBLANK([.$N544])=TRUE();&quot;&quot;;MAX(0;[.W544]-[.N54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5])=TRUE();&quot;&quot;;[.$O545]+[.$P545]+[.$Q545]+[.$R545]+[.$S545])">
              <text:p/>
            </table:table-cell>
            <table:table-cell table:style-name="ce22" table:formula="of:=IF(ISBLANK([.$N545])=TRUE();&quot;&quot;;MAX(0;[.N545]-[.T545]))">
              <text:p/>
            </table:table-cell>
            <table:table-cell table:style-name="ce17" table:formula="of:=IF(ISBLANK([.$N545])=TRUE();&quot;&quot;;MAX(0;[.T545]-[.N545]))">
              <text:p/>
            </table:table-cell>
            <table:table-cell table:style-name="ce15" table:formula="of:=IF(ISBLANK([.$N545])=TRUE();&quot;&quot;;SUMPRODUCT([.L:.L]=[.L545];[.M:.M]=[.M545];[.T:.T]))">
              <text:p/>
            </table:table-cell>
            <table:table-cell table:style-name="ce19" table:formula="of:=IF(ISBLANK([.$N545])=TRUE();&quot;&quot;;MAX(0;[.N545]-[.W545]))">
              <text:p/>
            </table:table-cell>
            <table:table-cell table:style-name="ce17" table:formula="of:=IF(ISBLANK([.$N545])=TRUE();&quot;&quot;;MAX(0;[.W545]-[.N54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6])=TRUE();&quot;&quot;;[.$O546]+[.$P546]+[.$Q546]+[.$R546]+[.$S546])">
              <text:p/>
            </table:table-cell>
            <table:table-cell table:style-name="ce22" table:formula="of:=IF(ISBLANK([.$N546])=TRUE();&quot;&quot;;MAX(0;[.N546]-[.T546]))">
              <text:p/>
            </table:table-cell>
            <table:table-cell table:style-name="ce17" table:formula="of:=IF(ISBLANK([.$N546])=TRUE();&quot;&quot;;MAX(0;[.T546]-[.N546]))">
              <text:p/>
            </table:table-cell>
            <table:table-cell table:style-name="ce15" table:formula="of:=IF(ISBLANK([.$N546])=TRUE();&quot;&quot;;SUMPRODUCT([.L:.L]=[.L546];[.M:.M]=[.M546];[.T:.T]))">
              <text:p/>
            </table:table-cell>
            <table:table-cell table:style-name="ce19" table:formula="of:=IF(ISBLANK([.$N546])=TRUE();&quot;&quot;;MAX(0;[.N546]-[.W546]))">
              <text:p/>
            </table:table-cell>
            <table:table-cell table:style-name="ce17" table:formula="of:=IF(ISBLANK([.$N546])=TRUE();&quot;&quot;;MAX(0;[.W546]-[.N54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0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7])=TRUE();&quot;&quot;;[.$O547]+[.$P547]+[.$Q547]+[.$R547]+[.$S547])">
              <text:p/>
            </table:table-cell>
            <table:table-cell table:style-name="ce22" table:formula="of:=IF(ISBLANK([.$N547])=TRUE();&quot;&quot;;MAX(0;[.N547]-[.T547]))">
              <text:p/>
            </table:table-cell>
            <table:table-cell table:style-name="ce17" table:formula="of:=IF(ISBLANK([.$N547])=TRUE();&quot;&quot;;MAX(0;[.T547]-[.N547]))">
              <text:p/>
            </table:table-cell>
            <table:table-cell table:style-name="ce15" table:formula="of:=IF(ISBLANK([.$N547])=TRUE();&quot;&quot;;SUMPRODUCT([.L:.L]=[.L547];[.M:.M]=[.M547];[.T:.T]))">
              <text:p/>
            </table:table-cell>
            <table:table-cell table:style-name="ce19" table:formula="of:=IF(ISBLANK([.$N547])=TRUE();&quot;&quot;;MAX(0;[.N547]-[.W547]))">
              <text:p/>
            </table:table-cell>
            <table:table-cell table:style-name="ce17" table:formula="of:=IF(ISBLANK([.$N547])=TRUE();&quot;&quot;;MAX(0;[.W547]-[.N54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8])=TRUE();&quot;&quot;;[.$O548]+[.$P548]+[.$Q548]+[.$R548]+[.$S548])">
              <text:p/>
            </table:table-cell>
            <table:table-cell table:style-name="ce22" table:formula="of:=IF(ISBLANK([.$N548])=TRUE();&quot;&quot;;MAX(0;[.N548]-[.T548]))">
              <text:p/>
            </table:table-cell>
            <table:table-cell table:style-name="ce17" table:formula="of:=IF(ISBLANK([.$N548])=TRUE();&quot;&quot;;MAX(0;[.T548]-[.N548]))">
              <text:p/>
            </table:table-cell>
            <table:table-cell table:style-name="ce15" table:formula="of:=IF(ISBLANK([.$N548])=TRUE();&quot;&quot;;SUMPRODUCT([.L:.L]=[.L548];[.M:.M]=[.M548];[.T:.T]))">
              <text:p/>
            </table:table-cell>
            <table:table-cell table:style-name="ce19" table:formula="of:=IF(ISBLANK([.$N548])=TRUE();&quot;&quot;;MAX(0;[.N548]-[.W548]))">
              <text:p/>
            </table:table-cell>
            <table:table-cell table:style-name="ce17" table:formula="of:=IF(ISBLANK([.$N548])=TRUE();&quot;&quot;;MAX(0;[.W548]-[.N54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49])=TRUE();&quot;&quot;;[.$O549]+[.$P549]+[.$Q549]+[.$R549]+[.$S549])">
              <text:p/>
            </table:table-cell>
            <table:table-cell table:style-name="ce22" table:formula="of:=IF(ISBLANK([.$N549])=TRUE();&quot;&quot;;MAX(0;[.N549]-[.T549]))">
              <text:p/>
            </table:table-cell>
            <table:table-cell table:style-name="ce17" table:formula="of:=IF(ISBLANK([.$N549])=TRUE();&quot;&quot;;MAX(0;[.T549]-[.N549]))">
              <text:p/>
            </table:table-cell>
            <table:table-cell table:style-name="ce15" table:formula="of:=IF(ISBLANK([.$N549])=TRUE();&quot;&quot;;SUMPRODUCT([.L:.L]=[.L549];[.M:.M]=[.M549];[.T:.T]))">
              <text:p/>
            </table:table-cell>
            <table:table-cell table:style-name="ce19" table:formula="of:=IF(ISBLANK([.$N549])=TRUE();&quot;&quot;;MAX(0;[.N549]-[.W549]))">
              <text:p/>
            </table:table-cell>
            <table:table-cell table:style-name="ce17" table:formula="of:=IF(ISBLANK([.$N549])=TRUE();&quot;&quot;;MAX(0;[.W549]-[.N54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0])=TRUE();&quot;&quot;;[.$O550]+[.$P550]+[.$Q550]+[.$R550]+[.$S550])">
              <text:p/>
            </table:table-cell>
            <table:table-cell table:style-name="ce22" table:formula="of:=IF(ISBLANK([.$N550])=TRUE();&quot;&quot;;MAX(0;[.N550]-[.T550]))">
              <text:p/>
            </table:table-cell>
            <table:table-cell table:style-name="ce17" table:formula="of:=IF(ISBLANK([.$N550])=TRUE();&quot;&quot;;MAX(0;[.T550]-[.N550]))">
              <text:p/>
            </table:table-cell>
            <table:table-cell table:style-name="ce15" table:formula="of:=IF(ISBLANK([.$N550])=TRUE();&quot;&quot;;SUMPRODUCT([.L:.L]=[.L550];[.M:.M]=[.M550];[.T:.T]))">
              <text:p/>
            </table:table-cell>
            <table:table-cell table:style-name="ce19" table:formula="of:=IF(ISBLANK([.$N550])=TRUE();&quot;&quot;;MAX(0;[.N550]-[.W550]))">
              <text:p/>
            </table:table-cell>
            <table:table-cell table:style-name="ce17" table:formula="of:=IF(ISBLANK([.$N550])=TRUE();&quot;&quot;;MAX(0;[.W550]-[.N55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1])=TRUE();&quot;&quot;;[.$O551]+[.$P551]+[.$Q551]+[.$R551]+[.$S551])">
              <text:p/>
            </table:table-cell>
            <table:table-cell table:style-name="ce22" table:formula="of:=IF(ISBLANK([.$N551])=TRUE();&quot;&quot;;MAX(0;[.N551]-[.T551]))">
              <text:p/>
            </table:table-cell>
            <table:table-cell table:style-name="ce17" table:formula="of:=IF(ISBLANK([.$N551])=TRUE();&quot;&quot;;MAX(0;[.T551]-[.N551]))">
              <text:p/>
            </table:table-cell>
            <table:table-cell table:style-name="ce15" table:formula="of:=IF(ISBLANK([.$N551])=TRUE();&quot;&quot;;SUMPRODUCT([.L:.L]=[.L551];[.M:.M]=[.M551];[.T:.T]))">
              <text:p/>
            </table:table-cell>
            <table:table-cell table:style-name="ce19" table:formula="of:=IF(ISBLANK([.$N551])=TRUE();&quot;&quot;;MAX(0;[.N551]-[.W551]))">
              <text:p/>
            </table:table-cell>
            <table:table-cell table:style-name="ce17" table:formula="of:=IF(ISBLANK([.$N551])=TRUE();&quot;&quot;;MAX(0;[.W551]-[.N55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2])=TRUE();&quot;&quot;;[.$O552]+[.$P552]+[.$Q552]+[.$R552]+[.$S552])">
              <text:p/>
            </table:table-cell>
            <table:table-cell table:style-name="ce22" table:formula="of:=IF(ISBLANK([.$N552])=TRUE();&quot;&quot;;MAX(0;[.N552]-[.T552]))">
              <text:p/>
            </table:table-cell>
            <table:table-cell table:style-name="ce17" table:formula="of:=IF(ISBLANK([.$N552])=TRUE();&quot;&quot;;MAX(0;[.T552]-[.N552]))">
              <text:p/>
            </table:table-cell>
            <table:table-cell table:style-name="ce15" table:formula="of:=IF(ISBLANK([.$N552])=TRUE();&quot;&quot;;SUMPRODUCT([.L:.L]=[.L552];[.M:.M]=[.M552];[.T:.T]))">
              <text:p/>
            </table:table-cell>
            <table:table-cell table:style-name="ce19" table:formula="of:=IF(ISBLANK([.$N552])=TRUE();&quot;&quot;;MAX(0;[.N552]-[.W552]))">
              <text:p/>
            </table:table-cell>
            <table:table-cell table:style-name="ce17" table:formula="of:=IF(ISBLANK([.$N552])=TRUE();&quot;&quot;;MAX(0;[.W552]-[.N55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3])=TRUE();&quot;&quot;;[.$O553]+[.$P553]+[.$Q553]+[.$R553]+[.$S553])">
              <text:p/>
            </table:table-cell>
            <table:table-cell table:style-name="ce22" table:formula="of:=IF(ISBLANK([.$N553])=TRUE();&quot;&quot;;MAX(0;[.N553]-[.T553]))">
              <text:p/>
            </table:table-cell>
            <table:table-cell table:style-name="ce17" table:formula="of:=IF(ISBLANK([.$N553])=TRUE();&quot;&quot;;MAX(0;[.T553]-[.N553]))">
              <text:p/>
            </table:table-cell>
            <table:table-cell table:style-name="ce15" table:formula="of:=IF(ISBLANK([.$N553])=TRUE();&quot;&quot;;SUMPRODUCT([.L:.L]=[.L553];[.M:.M]=[.M553];[.T:.T]))">
              <text:p/>
            </table:table-cell>
            <table:table-cell table:style-name="ce19" table:formula="of:=IF(ISBLANK([.$N553])=TRUE();&quot;&quot;;MAX(0;[.N553]-[.W553]))">
              <text:p/>
            </table:table-cell>
            <table:table-cell table:style-name="ce17" table:formula="of:=IF(ISBLANK([.$N553])=TRUE();&quot;&quot;;MAX(0;[.W553]-[.N55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4])=TRUE();&quot;&quot;;[.$O554]+[.$P554]+[.$Q554]+[.$R554]+[.$S554])">
              <text:p/>
            </table:table-cell>
            <table:table-cell table:style-name="ce22" table:formula="of:=IF(ISBLANK([.$N554])=TRUE();&quot;&quot;;MAX(0;[.N554]-[.T554]))">
              <text:p/>
            </table:table-cell>
            <table:table-cell table:style-name="ce17" table:formula="of:=IF(ISBLANK([.$N554])=TRUE();&quot;&quot;;MAX(0;[.T554]-[.N554]))">
              <text:p/>
            </table:table-cell>
            <table:table-cell table:style-name="ce15" table:formula="of:=IF(ISBLANK([.$N554])=TRUE();&quot;&quot;;SUMPRODUCT([.L:.L]=[.L554];[.M:.M]=[.M554];[.T:.T]))">
              <text:p/>
            </table:table-cell>
            <table:table-cell table:style-name="ce19" table:formula="of:=IF(ISBLANK([.$N554])=TRUE();&quot;&quot;;MAX(0;[.N554]-[.W554]))">
              <text:p/>
            </table:table-cell>
            <table:table-cell table:style-name="ce17" table:formula="of:=IF(ISBLANK([.$N554])=TRUE();&quot;&quot;;MAX(0;[.W554]-[.N55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5])=TRUE();&quot;&quot;;[.$O555]+[.$P555]+[.$Q555]+[.$R555]+[.$S555])">
              <text:p/>
            </table:table-cell>
            <table:table-cell table:style-name="ce22" table:formula="of:=IF(ISBLANK([.$N555])=TRUE();&quot;&quot;;MAX(0;[.N555]-[.T555]))">
              <text:p/>
            </table:table-cell>
            <table:table-cell table:style-name="ce17" table:formula="of:=IF(ISBLANK([.$N555])=TRUE();&quot;&quot;;MAX(0;[.T555]-[.N555]))">
              <text:p/>
            </table:table-cell>
            <table:table-cell table:style-name="ce15" table:formula="of:=IF(ISBLANK([.$N555])=TRUE();&quot;&quot;;SUMPRODUCT([.L:.L]=[.L555];[.M:.M]=[.M555];[.T:.T]))">
              <text:p/>
            </table:table-cell>
            <table:table-cell table:style-name="ce19" table:formula="of:=IF(ISBLANK([.$N555])=TRUE();&quot;&quot;;MAX(0;[.N555]-[.W555]))">
              <text:p/>
            </table:table-cell>
            <table:table-cell table:style-name="ce17" table:formula="of:=IF(ISBLANK([.$N555])=TRUE();&quot;&quot;;MAX(0;[.W555]-[.N55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6])=TRUE();&quot;&quot;;[.$O556]+[.$P556]+[.$Q556]+[.$R556]+[.$S556])">
              <text:p/>
            </table:table-cell>
            <table:table-cell table:style-name="ce22" table:formula="of:=IF(ISBLANK([.$N556])=TRUE();&quot;&quot;;MAX(0;[.N556]-[.T556]))">
              <text:p/>
            </table:table-cell>
            <table:table-cell table:style-name="ce17" table:formula="of:=IF(ISBLANK([.$N556])=TRUE();&quot;&quot;;MAX(0;[.T556]-[.N556]))">
              <text:p/>
            </table:table-cell>
            <table:table-cell table:style-name="ce15" table:formula="of:=IF(ISBLANK([.$N556])=TRUE();&quot;&quot;;SUMPRODUCT([.L:.L]=[.L556];[.M:.M]=[.M556];[.T:.T]))">
              <text:p/>
            </table:table-cell>
            <table:table-cell table:style-name="ce19" table:formula="of:=IF(ISBLANK([.$N556])=TRUE();&quot;&quot;;MAX(0;[.N556]-[.W556]))">
              <text:p/>
            </table:table-cell>
            <table:table-cell table:style-name="ce17" table:formula="of:=IF(ISBLANK([.$N556])=TRUE();&quot;&quot;;MAX(0;[.W556]-[.N55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1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7])=TRUE();&quot;&quot;;[.$O557]+[.$P557]+[.$Q557]+[.$R557]+[.$S557])">
              <text:p/>
            </table:table-cell>
            <table:table-cell table:style-name="ce22" table:formula="of:=IF(ISBLANK([.$N557])=TRUE();&quot;&quot;;MAX(0;[.N557]-[.T557]))">
              <text:p/>
            </table:table-cell>
            <table:table-cell table:style-name="ce17" table:formula="of:=IF(ISBLANK([.$N557])=TRUE();&quot;&quot;;MAX(0;[.T557]-[.N557]))">
              <text:p/>
            </table:table-cell>
            <table:table-cell table:style-name="ce15" table:formula="of:=IF(ISBLANK([.$N557])=TRUE();&quot;&quot;;SUMPRODUCT([.L:.L]=[.L557];[.M:.M]=[.M557];[.T:.T]))">
              <text:p/>
            </table:table-cell>
            <table:table-cell table:style-name="ce19" table:formula="of:=IF(ISBLANK([.$N557])=TRUE();&quot;&quot;;MAX(0;[.N557]-[.W557]))">
              <text:p/>
            </table:table-cell>
            <table:table-cell table:style-name="ce17" table:formula="of:=IF(ISBLANK([.$N557])=TRUE();&quot;&quot;;MAX(0;[.W557]-[.N55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8])=TRUE();&quot;&quot;;[.$O558]+[.$P558]+[.$Q558]+[.$R558]+[.$S558])">
              <text:p/>
            </table:table-cell>
            <table:table-cell table:style-name="ce22" table:formula="of:=IF(ISBLANK([.$N558])=TRUE();&quot;&quot;;MAX(0;[.N558]-[.T558]))">
              <text:p/>
            </table:table-cell>
            <table:table-cell table:style-name="ce17" table:formula="of:=IF(ISBLANK([.$N558])=TRUE();&quot;&quot;;MAX(0;[.T558]-[.N558]))">
              <text:p/>
            </table:table-cell>
            <table:table-cell table:style-name="ce15" table:formula="of:=IF(ISBLANK([.$N558])=TRUE();&quot;&quot;;SUMPRODUCT([.L:.L]=[.L558];[.M:.M]=[.M558];[.T:.T]))">
              <text:p/>
            </table:table-cell>
            <table:table-cell table:style-name="ce19" table:formula="of:=IF(ISBLANK([.$N558])=TRUE();&quot;&quot;;MAX(0;[.N558]-[.W558]))">
              <text:p/>
            </table:table-cell>
            <table:table-cell table:style-name="ce17" table:formula="of:=IF(ISBLANK([.$N558])=TRUE();&quot;&quot;;MAX(0;[.W558]-[.N55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59])=TRUE();&quot;&quot;;[.$O559]+[.$P559]+[.$Q559]+[.$R559]+[.$S559])">
              <text:p/>
            </table:table-cell>
            <table:table-cell table:style-name="ce22" table:formula="of:=IF(ISBLANK([.$N559])=TRUE();&quot;&quot;;MAX(0;[.N559]-[.T559]))">
              <text:p/>
            </table:table-cell>
            <table:table-cell table:style-name="ce17" table:formula="of:=IF(ISBLANK([.$N559])=TRUE();&quot;&quot;;MAX(0;[.T559]-[.N559]))">
              <text:p/>
            </table:table-cell>
            <table:table-cell table:style-name="ce15" table:formula="of:=IF(ISBLANK([.$N559])=TRUE();&quot;&quot;;SUMPRODUCT([.L:.L]=[.L559];[.M:.M]=[.M559];[.T:.T]))">
              <text:p/>
            </table:table-cell>
            <table:table-cell table:style-name="ce19" table:formula="of:=IF(ISBLANK([.$N559])=TRUE();&quot;&quot;;MAX(0;[.N559]-[.W559]))">
              <text:p/>
            </table:table-cell>
            <table:table-cell table:style-name="ce17" table:formula="of:=IF(ISBLANK([.$N559])=TRUE();&quot;&quot;;MAX(0;[.W559]-[.N55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0])=TRUE();&quot;&quot;;[.$O560]+[.$P560]+[.$Q560]+[.$R560]+[.$S560])">
              <text:p/>
            </table:table-cell>
            <table:table-cell table:style-name="ce22" table:formula="of:=IF(ISBLANK([.$N560])=TRUE();&quot;&quot;;MAX(0;[.N560]-[.T560]))">
              <text:p/>
            </table:table-cell>
            <table:table-cell table:style-name="ce17" table:formula="of:=IF(ISBLANK([.$N560])=TRUE();&quot;&quot;;MAX(0;[.T560]-[.N560]))">
              <text:p/>
            </table:table-cell>
            <table:table-cell table:style-name="ce15" table:formula="of:=IF(ISBLANK([.$N560])=TRUE();&quot;&quot;;SUMPRODUCT([.L:.L]=[.L560];[.M:.M]=[.M560];[.T:.T]))">
              <text:p/>
            </table:table-cell>
            <table:table-cell table:style-name="ce19" table:formula="of:=IF(ISBLANK([.$N560])=TRUE();&quot;&quot;;MAX(0;[.N560]-[.W560]))">
              <text:p/>
            </table:table-cell>
            <table:table-cell table:style-name="ce17" table:formula="of:=IF(ISBLANK([.$N560])=TRUE();&quot;&quot;;MAX(0;[.W560]-[.N56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1])=TRUE();&quot;&quot;;[.$O561]+[.$P561]+[.$Q561]+[.$R561]+[.$S561])">
              <text:p/>
            </table:table-cell>
            <table:table-cell table:style-name="ce22" table:formula="of:=IF(ISBLANK([.$N561])=TRUE();&quot;&quot;;MAX(0;[.N561]-[.T561]))">
              <text:p/>
            </table:table-cell>
            <table:table-cell table:style-name="ce17" table:formula="of:=IF(ISBLANK([.$N561])=TRUE();&quot;&quot;;MAX(0;[.T561]-[.N561]))">
              <text:p/>
            </table:table-cell>
            <table:table-cell table:style-name="ce15" table:formula="of:=IF(ISBLANK([.$N561])=TRUE();&quot;&quot;;SUMPRODUCT([.L:.L]=[.L561];[.M:.M]=[.M561];[.T:.T]))">
              <text:p/>
            </table:table-cell>
            <table:table-cell table:style-name="ce19" table:formula="of:=IF(ISBLANK([.$N561])=TRUE();&quot;&quot;;MAX(0;[.N561]-[.W561]))">
              <text:p/>
            </table:table-cell>
            <table:table-cell table:style-name="ce17" table:formula="of:=IF(ISBLANK([.$N561])=TRUE();&quot;&quot;;MAX(0;[.W561]-[.N56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2])=TRUE();&quot;&quot;;[.$O562]+[.$P562]+[.$Q562]+[.$R562]+[.$S562])">
              <text:p/>
            </table:table-cell>
            <table:table-cell table:style-name="ce22" table:formula="of:=IF(ISBLANK([.$N562])=TRUE();&quot;&quot;;MAX(0;[.N562]-[.T562]))">
              <text:p/>
            </table:table-cell>
            <table:table-cell table:style-name="ce17" table:formula="of:=IF(ISBLANK([.$N562])=TRUE();&quot;&quot;;MAX(0;[.T562]-[.N562]))">
              <text:p/>
            </table:table-cell>
            <table:table-cell table:style-name="ce15" table:formula="of:=IF(ISBLANK([.$N562])=TRUE();&quot;&quot;;SUMPRODUCT([.L:.L]=[.L562];[.M:.M]=[.M562];[.T:.T]))">
              <text:p/>
            </table:table-cell>
            <table:table-cell table:style-name="ce19" table:formula="of:=IF(ISBLANK([.$N562])=TRUE();&quot;&quot;;MAX(0;[.N562]-[.W562]))">
              <text:p/>
            </table:table-cell>
            <table:table-cell table:style-name="ce17" table:formula="of:=IF(ISBLANK([.$N562])=TRUE();&quot;&quot;;MAX(0;[.W562]-[.N56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3])=TRUE();&quot;&quot;;[.$O563]+[.$P563]+[.$Q563]+[.$R563]+[.$S563])">
              <text:p/>
            </table:table-cell>
            <table:table-cell table:style-name="ce22" table:formula="of:=IF(ISBLANK([.$N563])=TRUE();&quot;&quot;;MAX(0;[.N563]-[.T563]))">
              <text:p/>
            </table:table-cell>
            <table:table-cell table:style-name="ce17" table:formula="of:=IF(ISBLANK([.$N563])=TRUE();&quot;&quot;;MAX(0;[.T563]-[.N563]))">
              <text:p/>
            </table:table-cell>
            <table:table-cell table:style-name="ce15" table:formula="of:=IF(ISBLANK([.$N563])=TRUE();&quot;&quot;;SUMPRODUCT([.L:.L]=[.L563];[.M:.M]=[.M563];[.T:.T]))">
              <text:p/>
            </table:table-cell>
            <table:table-cell table:style-name="ce19" table:formula="of:=IF(ISBLANK([.$N563])=TRUE();&quot;&quot;;MAX(0;[.N563]-[.W563]))">
              <text:p/>
            </table:table-cell>
            <table:table-cell table:style-name="ce17" table:formula="of:=IF(ISBLANK([.$N563])=TRUE();&quot;&quot;;MAX(0;[.W563]-[.N56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4])=TRUE();&quot;&quot;;[.$O564]+[.$P564]+[.$Q564]+[.$R564]+[.$S564])">
              <text:p/>
            </table:table-cell>
            <table:table-cell table:style-name="ce22" table:formula="of:=IF(ISBLANK([.$N564])=TRUE();&quot;&quot;;MAX(0;[.N564]-[.T564]))">
              <text:p/>
            </table:table-cell>
            <table:table-cell table:style-name="ce17" table:formula="of:=IF(ISBLANK([.$N564])=TRUE();&quot;&quot;;MAX(0;[.T564]-[.N564]))">
              <text:p/>
            </table:table-cell>
            <table:table-cell table:style-name="ce15" table:formula="of:=IF(ISBLANK([.$N564])=TRUE();&quot;&quot;;SUMPRODUCT([.L:.L]=[.L564];[.M:.M]=[.M564];[.T:.T]))">
              <text:p/>
            </table:table-cell>
            <table:table-cell table:style-name="ce19" table:formula="of:=IF(ISBLANK([.$N564])=TRUE();&quot;&quot;;MAX(0;[.N564]-[.W564]))">
              <text:p/>
            </table:table-cell>
            <table:table-cell table:style-name="ce17" table:formula="of:=IF(ISBLANK([.$N564])=TRUE();&quot;&quot;;MAX(0;[.W564]-[.N56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5])=TRUE();&quot;&quot;;[.$O565]+[.$P565]+[.$Q565]+[.$R565]+[.$S565])">
              <text:p/>
            </table:table-cell>
            <table:table-cell table:style-name="ce22" table:formula="of:=IF(ISBLANK([.$N565])=TRUE();&quot;&quot;;MAX(0;[.N565]-[.T565]))">
              <text:p/>
            </table:table-cell>
            <table:table-cell table:style-name="ce17" table:formula="of:=IF(ISBLANK([.$N565])=TRUE();&quot;&quot;;MAX(0;[.T565]-[.N565]))">
              <text:p/>
            </table:table-cell>
            <table:table-cell table:style-name="ce15" table:formula="of:=IF(ISBLANK([.$N565])=TRUE();&quot;&quot;;SUMPRODUCT([.L:.L]=[.L565];[.M:.M]=[.M565];[.T:.T]))">
              <text:p/>
            </table:table-cell>
            <table:table-cell table:style-name="ce19" table:formula="of:=IF(ISBLANK([.$N565])=TRUE();&quot;&quot;;MAX(0;[.N565]-[.W565]))">
              <text:p/>
            </table:table-cell>
            <table:table-cell table:style-name="ce17" table:formula="of:=IF(ISBLANK([.$N565])=TRUE();&quot;&quot;;MAX(0;[.W565]-[.N56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6])=TRUE();&quot;&quot;;[.$O566]+[.$P566]+[.$Q566]+[.$R566]+[.$S566])">
              <text:p/>
            </table:table-cell>
            <table:table-cell table:style-name="ce22" table:formula="of:=IF(ISBLANK([.$N566])=TRUE();&quot;&quot;;MAX(0;[.N566]-[.T566]))">
              <text:p/>
            </table:table-cell>
            <table:table-cell table:style-name="ce17" table:formula="of:=IF(ISBLANK([.$N566])=TRUE();&quot;&quot;;MAX(0;[.T566]-[.N566]))">
              <text:p/>
            </table:table-cell>
            <table:table-cell table:style-name="ce15" table:formula="of:=IF(ISBLANK([.$N566])=TRUE();&quot;&quot;;SUMPRODUCT([.L:.L]=[.L566];[.M:.M]=[.M566];[.T:.T]))">
              <text:p/>
            </table:table-cell>
            <table:table-cell table:style-name="ce19" table:formula="of:=IF(ISBLANK([.$N566])=TRUE();&quot;&quot;;MAX(0;[.N566]-[.W566]))">
              <text:p/>
            </table:table-cell>
            <table:table-cell table:style-name="ce17" table:formula="of:=IF(ISBLANK([.$N566])=TRUE();&quot;&quot;;MAX(0;[.W566]-[.N56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2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7])=TRUE();&quot;&quot;;[.$O567]+[.$P567]+[.$Q567]+[.$R567]+[.$S567])">
              <text:p/>
            </table:table-cell>
            <table:table-cell table:style-name="ce22" table:formula="of:=IF(ISBLANK([.$N567])=TRUE();&quot;&quot;;MAX(0;[.N567]-[.T567]))">
              <text:p/>
            </table:table-cell>
            <table:table-cell table:style-name="ce17" table:formula="of:=IF(ISBLANK([.$N567])=TRUE();&quot;&quot;;MAX(0;[.T567]-[.N567]))">
              <text:p/>
            </table:table-cell>
            <table:table-cell table:style-name="ce15" table:formula="of:=IF(ISBLANK([.$N567])=TRUE();&quot;&quot;;SUMPRODUCT([.L:.L]=[.L567];[.M:.M]=[.M567];[.T:.T]))">
              <text:p/>
            </table:table-cell>
            <table:table-cell table:style-name="ce19" table:formula="of:=IF(ISBLANK([.$N567])=TRUE();&quot;&quot;;MAX(0;[.N567]-[.W567]))">
              <text:p/>
            </table:table-cell>
            <table:table-cell table:style-name="ce17" table:formula="of:=IF(ISBLANK([.$N567])=TRUE();&quot;&quot;;MAX(0;[.W567]-[.N56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8])=TRUE();&quot;&quot;;[.$O568]+[.$P568]+[.$Q568]+[.$R568]+[.$S568])">
              <text:p/>
            </table:table-cell>
            <table:table-cell table:style-name="ce22" table:formula="of:=IF(ISBLANK([.$N568])=TRUE();&quot;&quot;;MAX(0;[.N568]-[.T568]))">
              <text:p/>
            </table:table-cell>
            <table:table-cell table:style-name="ce17" table:formula="of:=IF(ISBLANK([.$N568])=TRUE();&quot;&quot;;MAX(0;[.T568]-[.N568]))">
              <text:p/>
            </table:table-cell>
            <table:table-cell table:style-name="ce15" table:formula="of:=IF(ISBLANK([.$N568])=TRUE();&quot;&quot;;SUMPRODUCT([.L:.L]=[.L568];[.M:.M]=[.M568];[.T:.T]))">
              <text:p/>
            </table:table-cell>
            <table:table-cell table:style-name="ce19" table:formula="of:=IF(ISBLANK([.$N568])=TRUE();&quot;&quot;;MAX(0;[.N568]-[.W568]))">
              <text:p/>
            </table:table-cell>
            <table:table-cell table:style-name="ce17" table:formula="of:=IF(ISBLANK([.$N568])=TRUE();&quot;&quot;;MAX(0;[.W568]-[.N56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1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69])=TRUE();&quot;&quot;;[.$O569]+[.$P569]+[.$Q569]+[.$R569]+[.$S569])">
              <text:p/>
            </table:table-cell>
            <table:table-cell table:style-name="ce22" table:formula="of:=IF(ISBLANK([.$N569])=TRUE();&quot;&quot;;MAX(0;[.N569]-[.T569]))">
              <text:p/>
            </table:table-cell>
            <table:table-cell table:style-name="ce17" table:formula="of:=IF(ISBLANK([.$N569])=TRUE();&quot;&quot;;MAX(0;[.T569]-[.N569]))">
              <text:p/>
            </table:table-cell>
            <table:table-cell table:style-name="ce15" table:formula="of:=IF(ISBLANK([.$N569])=TRUE();&quot;&quot;;SUMPRODUCT([.L:.L]=[.L569];[.M:.M]=[.M569];[.T:.T]))">
              <text:p/>
            </table:table-cell>
            <table:table-cell table:style-name="ce19" table:formula="of:=IF(ISBLANK([.$N569])=TRUE();&quot;&quot;;MAX(0;[.N569]-[.W569]))">
              <text:p/>
            </table:table-cell>
            <table:table-cell table:style-name="ce17" table:formula="of:=IF(ISBLANK([.$N569])=TRUE();&quot;&quot;;MAX(0;[.W569]-[.N569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2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0])=TRUE();&quot;&quot;;[.$O570]+[.$P570]+[.$Q570]+[.$R570]+[.$S570])">
              <text:p/>
            </table:table-cell>
            <table:table-cell table:style-name="ce22" table:formula="of:=IF(ISBLANK([.$N570])=TRUE();&quot;&quot;;MAX(0;[.N570]-[.T570]))">
              <text:p/>
            </table:table-cell>
            <table:table-cell table:style-name="ce17" table:formula="of:=IF(ISBLANK([.$N570])=TRUE();&quot;&quot;;MAX(0;[.T570]-[.N570]))">
              <text:p/>
            </table:table-cell>
            <table:table-cell table:style-name="ce15" table:formula="of:=IF(ISBLANK([.$N570])=TRUE();&quot;&quot;;SUMPRODUCT([.L:.L]=[.L570];[.M:.M]=[.M570];[.T:.T]))">
              <text:p/>
            </table:table-cell>
            <table:table-cell table:style-name="ce19" table:formula="of:=IF(ISBLANK([.$N570])=TRUE();&quot;&quot;;MAX(0;[.N570]-[.W570]))">
              <text:p/>
            </table:table-cell>
            <table:table-cell table:style-name="ce17" table:formula="of:=IF(ISBLANK([.$N570])=TRUE();&quot;&quot;;MAX(0;[.W570]-[.N570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1])=TRUE();&quot;&quot;;[.$O571]+[.$P571]+[.$Q571]+[.$R571]+[.$S571])">
              <text:p/>
            </table:table-cell>
            <table:table-cell table:style-name="ce22" table:formula="of:=IF(ISBLANK([.$N571])=TRUE();&quot;&quot;;MAX(0;[.N571]-[.T571]))">
              <text:p/>
            </table:table-cell>
            <table:table-cell table:style-name="ce17" table:formula="of:=IF(ISBLANK([.$N571])=TRUE();&quot;&quot;;MAX(0;[.T571]-[.N571]))">
              <text:p/>
            </table:table-cell>
            <table:table-cell table:style-name="ce15" table:formula="of:=IF(ISBLANK([.$N571])=TRUE();&quot;&quot;;SUMPRODUCT([.L:.L]=[.L571];[.M:.M]=[.M571];[.T:.T]))">
              <text:p/>
            </table:table-cell>
            <table:table-cell table:style-name="ce19" table:formula="of:=IF(ISBLANK([.$N571])=TRUE();&quot;&quot;;MAX(0;[.N571]-[.W571]))">
              <text:p/>
            </table:table-cell>
            <table:table-cell table:style-name="ce17" table:formula="of:=IF(ISBLANK([.$N571])=TRUE();&quot;&quot;;MAX(0;[.W571]-[.N57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2])=TRUE();&quot;&quot;;[.$O572]+[.$P572]+[.$Q572]+[.$R572]+[.$S572])">
              <text:p/>
            </table:table-cell>
            <table:table-cell table:style-name="ce22" table:formula="of:=IF(ISBLANK([.$N572])=TRUE();&quot;&quot;;MAX(0;[.N572]-[.T572]))">
              <text:p/>
            </table:table-cell>
            <table:table-cell table:style-name="ce17" table:formula="of:=IF(ISBLANK([.$N572])=TRUE();&quot;&quot;;MAX(0;[.T572]-[.N572]))">
              <text:p/>
            </table:table-cell>
            <table:table-cell table:style-name="ce15" table:formula="of:=IF(ISBLANK([.$N572])=TRUE();&quot;&quot;;SUMPRODUCT([.L:.L]=[.L572];[.M:.M]=[.M572];[.T:.T]))">
              <text:p/>
            </table:table-cell>
            <table:table-cell table:style-name="ce19" table:formula="of:=IF(ISBLANK([.$N572])=TRUE();&quot;&quot;;MAX(0;[.N572]-[.W572]))">
              <text:p/>
            </table:table-cell>
            <table:table-cell table:style-name="ce17" table:formula="of:=IF(ISBLANK([.$N572])=TRUE();&quot;&quot;;MAX(0;[.W572]-[.N57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3])=TRUE();&quot;&quot;;[.$O573]+[.$P573]+[.$Q573]+[.$R573]+[.$S573])">
              <text:p/>
            </table:table-cell>
            <table:table-cell table:style-name="ce22" table:formula="of:=IF(ISBLANK([.$N573])=TRUE();&quot;&quot;;MAX(0;[.N573]-[.T573]))">
              <text:p/>
            </table:table-cell>
            <table:table-cell table:style-name="ce17" table:formula="of:=IF(ISBLANK([.$N573])=TRUE();&quot;&quot;;MAX(0;[.T573]-[.N573]))">
              <text:p/>
            </table:table-cell>
            <table:table-cell table:style-name="ce15" table:formula="of:=IF(ISBLANK([.$N573])=TRUE();&quot;&quot;;SUMPRODUCT([.L:.L]=[.L573];[.M:.M]=[.M573];[.T:.T]))">
              <text:p/>
            </table:table-cell>
            <table:table-cell table:style-name="ce19" table:formula="of:=IF(ISBLANK([.$N573])=TRUE();&quot;&quot;;MAX(0;[.N573]-[.W573]))">
              <text:p/>
            </table:table-cell>
            <table:table-cell table:style-name="ce17" table:formula="of:=IF(ISBLANK([.$N573])=TRUE();&quot;&quot;;MAX(0;[.W573]-[.N57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4])=TRUE();&quot;&quot;;[.$O574]+[.$P574]+[.$Q574]+[.$R574]+[.$S574])">
              <text:p/>
            </table:table-cell>
            <table:table-cell table:style-name="ce22" table:formula="of:=IF(ISBLANK([.$N574])=TRUE();&quot;&quot;;MAX(0;[.N574]-[.T574]))">
              <text:p/>
            </table:table-cell>
            <table:table-cell table:style-name="ce17" table:formula="of:=IF(ISBLANK([.$N574])=TRUE();&quot;&quot;;MAX(0;[.T574]-[.N574]))">
              <text:p/>
            </table:table-cell>
            <table:table-cell table:style-name="ce15" table:formula="of:=IF(ISBLANK([.$N574])=TRUE();&quot;&quot;;SUMPRODUCT([.L:.L]=[.L574];[.M:.M]=[.M574];[.T:.T]))">
              <text:p/>
            </table:table-cell>
            <table:table-cell table:style-name="ce19" table:formula="of:=IF(ISBLANK([.$N574])=TRUE();&quot;&quot;;MAX(0;[.N574]-[.W574]))">
              <text:p/>
            </table:table-cell>
            <table:table-cell table:style-name="ce17" table:formula="of:=IF(ISBLANK([.$N574])=TRUE();&quot;&quot;;MAX(0;[.W574]-[.N57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5])=TRUE();&quot;&quot;;[.$O575]+[.$P575]+[.$Q575]+[.$R575]+[.$S575])">
              <text:p/>
            </table:table-cell>
            <table:table-cell table:style-name="ce22" table:formula="of:=IF(ISBLANK([.$N575])=TRUE();&quot;&quot;;MAX(0;[.N575]-[.T575]))">
              <text:p/>
            </table:table-cell>
            <table:table-cell table:style-name="ce17" table:formula="of:=IF(ISBLANK([.$N575])=TRUE();&quot;&quot;;MAX(0;[.T575]-[.N575]))">
              <text:p/>
            </table:table-cell>
            <table:table-cell table:style-name="ce15" table:formula="of:=IF(ISBLANK([.$N575])=TRUE();&quot;&quot;;SUMPRODUCT([.L:.L]=[.L575];[.M:.M]=[.M575];[.T:.T]))">
              <text:p/>
            </table:table-cell>
            <table:table-cell table:style-name="ce19" table:formula="of:=IF(ISBLANK([.$N575])=TRUE();&quot;&quot;;MAX(0;[.N575]-[.W575]))">
              <text:p/>
            </table:table-cell>
            <table:table-cell table:style-name="ce17" table:formula="of:=IF(ISBLANK([.$N575])=TRUE();&quot;&quot;;MAX(0;[.W575]-[.N57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6])=TRUE();&quot;&quot;;[.$O576]+[.$P576]+[.$Q576]+[.$R576]+[.$S576])">
              <text:p/>
            </table:table-cell>
            <table:table-cell table:style-name="ce22" table:formula="of:=IF(ISBLANK([.$N576])=TRUE();&quot;&quot;;MAX(0;[.N576]-[.T576]))">
              <text:p/>
            </table:table-cell>
            <table:table-cell table:style-name="ce17" table:formula="of:=IF(ISBLANK([.$N576])=TRUE();&quot;&quot;;MAX(0;[.T576]-[.N576]))">
              <text:p/>
            </table:table-cell>
            <table:table-cell table:style-name="ce15" table:formula="of:=IF(ISBLANK([.$N576])=TRUE();&quot;&quot;;SUMPRODUCT([.L:.L]=[.L576];[.M:.M]=[.M576];[.T:.T]))">
              <text:p/>
            </table:table-cell>
            <table:table-cell table:style-name="ce19" table:formula="of:=IF(ISBLANK([.$N576])=TRUE();&quot;&quot;;MAX(0;[.N576]-[.W576]))">
              <text:p/>
            </table:table-cell>
            <table:table-cell table:style-name="ce17" table:formula="of:=IF(ISBLANK([.$N576])=TRUE();&quot;&quot;;MAX(0;[.W576]-[.N57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3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77])=TRUE();&quot;&quot;;[.$O577]+[.$P577]+[.$Q577]+[.$R577]+[.$S577])">
              <text:p/>
            </table:table-cell>
            <table:table-cell table:style-name="ce22" table:formula="of:=IF(ISBLANK([.$N577])=TRUE();&quot;&quot;;MAX(0;[.N577]-[.T577]))">
              <text:p/>
            </table:table-cell>
            <table:table-cell table:style-name="ce17" table:formula="of:=IF(ISBLANK([.$N577])=TRUE();&quot;&quot;;MAX(0;[.T577]-[.N577]))">
              <text:p/>
            </table:table-cell>
            <table:table-cell table:style-name="ce15" table:formula="of:=IF(ISBLANK([.$N577])=TRUE();&quot;&quot;;SUMPRODUCT([.L:.L]=[.L577];[.M:.M]=[.M577];[.T:.T]))">
              <text:p/>
            </table:table-cell>
            <table:table-cell table:style-name="ce19" table:formula="of:=IF(ISBLANK([.$N577])=TRUE();&quot;&quot;;MAX(0;[.N577]-[.W577]))">
              <text:p/>
            </table:table-cell>
            <table:table-cell table:style-name="ce17" table:formula="of:=IF(ISBLANK([.$N577])=TRUE();&quot;&quot;;MAX(0;[.W577]-[.N577]))">
              <text:p/>
            </table:table-cell>
            <table:table-cell table:number-columns-repeated="16359"/>
          </table:table-row>
        </table:table-row-group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340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578])=TRUE();&quot;&quot;;[.$O578]+[.$P578]+[.$Q578]+[.$R578]+[.$S578])">
            <text:p/>
          </table:table-cell>
          <table:table-cell table:style-name="ce22" table:formula="of:=IF(ISBLANK([.$N578])=TRUE();&quot;&quot;;MAX(0;[.N578]-[.T578]))">
            <text:p/>
          </table:table-cell>
          <table:table-cell table:style-name="ce17" table:formula="of:=IF(ISBLANK([.$N578])=TRUE();&quot;&quot;;MAX(0;[.T578]-[.N578]))">
            <text:p/>
          </table:table-cell>
          <table:table-cell table:style-name="ce15" table:formula="of:=IF(ISBLANK([.$N578])=TRUE();&quot;&quot;;SUMPRODUCT([.L:.L]=[.L578];[.M:.M]=[.M578];[.T:.T]))">
            <text:p/>
          </table:table-cell>
          <table:table-cell table:style-name="ce19" table:formula="of:=IF(ISBLANK([.$N578])=TRUE();&quot;&quot;;MAX(0;[.N578]-[.W578]))">
            <text:p/>
          </table:table-cell>
          <table:table-cell table:style-name="ce17" table:formula="of:=IF(ISBLANK([.$N578])=TRUE();&quot;&quot;;MAX(0;[.W578]-[.N578]))">
            <text:p/>
          </table:table-cell>
          <table:table-cell table:number-columns-repeated="16359"/>
        </table:table-row>
        <table:table-row-group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41</text:p>
            </table:table-cell>
            <table:table-cell table:style-name="ce2" table:content-validation-name="val5" office:value-type="string" calcext:value-type="string">
              <text:p>Legendary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yendal's Spring Tunic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579])=TRUE();&quot;&quot;;[.$O579]+[.$P579]+[.$Q579]+[.$R579]+[.$S579])" office:value-type="float" office:value="1" calcext:value-type="float">
              <text:p>1</text:p>
            </table:table-cell>
            <table:table-cell table:style-name="ce22" table:formula="of:=IF(ISBLANK([.$N579])=TRUE();&quot;&quot;;MAX(0;[.N579]-[.T579]))" office:value-type="float" office:value="0" calcext:value-type="float">
              <text:p>0</text:p>
            </table:table-cell>
            <table:table-cell table:style-name="ce17" table:formula="of:=IF(ISBLANK([.$N579])=TRUE();&quot;&quot;;MAX(0;[.T579]-[.N579]))" office:value-type="float" office:value="0" calcext:value-type="float">
              <text:p>0</text:p>
            </table:table-cell>
            <table:table-cell table:style-name="ce15" table:formula="of:=IF(ISBLANK([.$N579])=TRUE();&quot;&quot;;SUMPRODUCT([.L:.L]=[.L579];[.M:.M]=[.M579];[.T:.T]))" office:value-type="float" office:value="1" calcext:value-type="float">
              <text:p>1</text:p>
            </table:table-cell>
            <table:table-cell table:style-name="ce19" table:formula="of:=IF(ISBLANK([.$N579])=TRUE();&quot;&quot;;MAX(0;[.N579]-[.W579]))" office:value-type="float" office:value="0" calcext:value-type="float">
              <text:p>0</text:p>
            </table:table-cell>
            <table:table-cell table:style-name="ce17" table:formula="of:=IF(ISBLANK([.$N579])=TRUE();&quot;&quot;;MAX(0;[.W579]-[.N57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4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Helm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580])=TRUE();&quot;&quot;;[.$O580]+[.$P580]+[.$Q580]+[.$R580]+[.$S580])" office:value-type="float" office:value="2" calcext:value-type="float">
              <text:p>2</text:p>
            </table:table-cell>
            <table:table-cell table:style-name="ce22" table:formula="of:=IF(ISBLANK([.$N580])=TRUE();&quot;&quot;;MAX(0;[.N580]-[.T580]))" office:value-type="float" office:value="0" calcext:value-type="float">
              <text:p>0</text:p>
            </table:table-cell>
            <table:table-cell table:style-name="ce17" table:formula="of:=IF(ISBLANK([.$N580])=TRUE();&quot;&quot;;MAX(0;[.T580]-[.N580]))" office:value-type="float" office:value="1" calcext:value-type="float">
              <text:p>1</text:p>
            </table:table-cell>
            <table:table-cell table:style-name="ce15" table:formula="of:=IF(ISBLANK([.$N580])=TRUE();&quot;&quot;;SUMPRODUCT([.L:.L]=[.L580];[.M:.M]=[.M580];[.T:.T]))" office:value-type="float" office:value="3" calcext:value-type="float">
              <text:p>3</text:p>
            </table:table-cell>
            <table:table-cell table:style-name="ce19" table:formula="of:=IF(ISBLANK([.$N580])=TRUE();&quot;&quot;;MAX(0;[.N580]-[.W580]))" office:value-type="float" office:value="0" calcext:value-type="float">
              <text:p>0</text:p>
            </table:table-cell>
            <table:table-cell table:style-name="ce17" table:formula="of:=IF(ISBLANK([.$N580])=TRUE();&quot;&quot;;MAX(0;[.W580]-[.N58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4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Plate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581])=TRUE();&quot;&quot;;[.$O581]+[.$P581]+[.$Q581]+[.$R581]+[.$S581])" office:value-type="float" office:value="2" calcext:value-type="float">
              <text:p>2</text:p>
            </table:table-cell>
            <table:table-cell table:style-name="ce22" table:formula="of:=IF(ISBLANK([.$N581])=TRUE();&quot;&quot;;MAX(0;[.N581]-[.T581]))" office:value-type="float" office:value="0" calcext:value-type="float">
              <text:p>0</text:p>
            </table:table-cell>
            <table:table-cell table:style-name="ce17" table:formula="of:=IF(ISBLANK([.$N581])=TRUE();&quot;&quot;;MAX(0;[.T581]-[.N581]))" office:value-type="float" office:value="1" calcext:value-type="float">
              <text:p>1</text:p>
            </table:table-cell>
            <table:table-cell table:style-name="ce15" table:formula="of:=IF(ISBLANK([.$N581])=TRUE();&quot;&quot;;SUMPRODUCT([.L:.L]=[.L581];[.M:.M]=[.M581];[.T:.T]))" office:value-type="float" office:value="4" calcext:value-type="float">
              <text:p>4</text:p>
            </table:table-cell>
            <table:table-cell table:style-name="ce19" table:formula="of:=IF(ISBLANK([.$N581])=TRUE();&quot;&quot;;MAX(0;[.N581]-[.W581]))" office:value-type="float" office:value="0" calcext:value-type="float">
              <text:p>0</text:p>
            </table:table-cell>
            <table:table-cell table:style-name="ce17" table:formula="of:=IF(ISBLANK([.$N581])=TRUE();&quot;&quot;;MAX(0;[.W581]-[.N58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4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Gauntlet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82])=TRUE();&quot;&quot;;[.$O582]+[.$P582]+[.$Q582]+[.$R582]+[.$S582])" office:value-type="float" office:value="3" calcext:value-type="float">
              <text:p>3</text:p>
            </table:table-cell>
            <table:table-cell table:style-name="ce22" table:formula="of:=IF(ISBLANK([.$N582])=TRUE();&quot;&quot;;MAX(0;[.N582]-[.T582]))" office:value-type="float" office:value="0" calcext:value-type="float">
              <text:p>0</text:p>
            </table:table-cell>
            <table:table-cell table:style-name="ce17" table:formula="of:=IF(ISBLANK([.$N582])=TRUE();&quot;&quot;;MAX(0;[.T582]-[.N582]))" office:value-type="float" office:value="2" calcext:value-type="float">
              <text:p>2</text:p>
            </table:table-cell>
            <table:table-cell table:style-name="ce15" table:formula="of:=IF(ISBLANK([.$N582])=TRUE();&quot;&quot;;SUMPRODUCT([.L:.L]=[.L582];[.M:.M]=[.M582];[.T:.T]))" office:value-type="float" office:value="5" calcext:value-type="float">
              <text:p>5</text:p>
            </table:table-cell>
            <table:table-cell table:style-name="ce19" table:formula="of:=IF(ISBLANK([.$N582])=TRUE();&quot;&quot;;MAX(0;[.N582]-[.W582]))" office:value-type="float" office:value="0" calcext:value-type="float">
              <text:p>0</text:p>
            </table:table-cell>
            <table:table-cell table:style-name="ce17" table:formula="of:=IF(ISBLANK([.$N582])=TRUE();&quot;&quot;;MAX(0;[.W582]-[.N582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45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Ironrot Leg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83])=TRUE();&quot;&quot;;[.$O583]+[.$P583]+[.$Q583]+[.$R583]+[.$S583])" office:value-type="float" office:value="3" calcext:value-type="float">
              <text:p>3</text:p>
            </table:table-cell>
            <table:table-cell table:style-name="ce22" table:formula="of:=IF(ISBLANK([.$N583])=TRUE();&quot;&quot;;MAX(0;[.N583]-[.T583]))" office:value-type="float" office:value="0" calcext:value-type="float">
              <text:p>0</text:p>
            </table:table-cell>
            <table:table-cell table:style-name="ce17" table:formula="of:=IF(ISBLANK([.$N583])=TRUE();&quot;&quot;;MAX(0;[.T583]-[.N583]))" office:value-type="float" office:value="2" calcext:value-type="float">
              <text:p>2</text:p>
            </table:table-cell>
            <table:table-cell table:style-name="ce15" table:formula="of:=IF(ISBLANK([.$N583])=TRUE();&quot;&quot;;SUMPRODUCT([.L:.L]=[.L583];[.M:.M]=[.M583];[.T:.T]))" office:value-type="float" office:value="5" calcext:value-type="float">
              <text:p>5</text:p>
            </table:table-cell>
            <table:table-cell table:style-name="ce19" table:formula="of:=IF(ISBLANK([.$N583])=TRUE();&quot;&quot;;MAX(0;[.N583]-[.W583]))" office:value-type="float" office:value="0" calcext:value-type="float">
              <text:p>0</text:p>
            </table:table-cell>
            <table:table-cell table:style-name="ce17" table:formula="of:=IF(ISBLANK([.$N583])=TRUE();&quot;&quot;;MAX(0;[.W583]-[.N58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4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84])=TRUE();&quot;&quot;;[.$O584]+[.$P584]+[.$Q584]+[.$R584]+[.$S584])">
              <text:p/>
            </table:table-cell>
            <table:table-cell table:style-name="ce22" table:formula="of:=IF(ISBLANK([.$N584])=TRUE();&quot;&quot;;MAX(0;[.N584]-[.T584]))">
              <text:p/>
            </table:table-cell>
            <table:table-cell table:style-name="ce17" table:formula="of:=IF(ISBLANK([.$N584])=TRUE();&quot;&quot;;MAX(0;[.T584]-[.N584]))">
              <text:p/>
            </table:table-cell>
            <table:table-cell table:style-name="ce15" table:formula="of:=IF(ISBLANK([.$N584])=TRUE();&quot;&quot;;SUMPRODUCT([.L:.L]=[.L584];[.M:.M]=[.M584];[.T:.T]))">
              <text:p/>
            </table:table-cell>
            <table:table-cell table:style-name="ce19" table:formula="of:=IF(ISBLANK([.$N584])=TRUE();&quot;&quot;;MAX(0;[.N584]-[.W584]))">
              <text:p/>
            </table:table-cell>
            <table:table-cell table:style-name="ce17" table:formula="of:=IF(ISBLANK([.$N584])=TRUE();&quot;&quot;;MAX(0;[.W584]-[.N58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4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85])=TRUE();&quot;&quot;;[.$O585]+[.$P585]+[.$Q585]+[.$R585]+[.$S585])">
              <text:p/>
            </table:table-cell>
            <table:table-cell table:style-name="ce22" table:formula="of:=IF(ISBLANK([.$N585])=TRUE();&quot;&quot;;MAX(0;[.N585]-[.T585]))">
              <text:p/>
            </table:table-cell>
            <table:table-cell table:style-name="ce17" table:formula="of:=IF(ISBLANK([.$N585])=TRUE();&quot;&quot;;MAX(0;[.T585]-[.N585]))">
              <text:p/>
            </table:table-cell>
            <table:table-cell table:style-name="ce15" table:formula="of:=IF(ISBLANK([.$N585])=TRUE();&quot;&quot;;SUMPRODUCT([.L:.L]=[.L585];[.M:.M]=[.M585];[.T:.T]))">
              <text:p/>
            </table:table-cell>
            <table:table-cell table:style-name="ce19" table:formula="of:=IF(ISBLANK([.$N585])=TRUE();&quot;&quot;;MAX(0;[.N585]-[.W585]))">
              <text:p/>
            </table:table-cell>
            <table:table-cell table:style-name="ce17" table:formula="of:=IF(ISBLANK([.$N585])=TRUE();&quot;&quot;;MAX(0;[.W585]-[.N58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4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86])=TRUE();&quot;&quot;;[.$O586]+[.$P586]+[.$Q586]+[.$R586]+[.$S586])">
              <text:p/>
            </table:table-cell>
            <table:table-cell table:style-name="ce22" table:formula="of:=IF(ISBLANK([.$N586])=TRUE();&quot;&quot;;MAX(0;[.N586]-[.T586]))">
              <text:p/>
            </table:table-cell>
            <table:table-cell table:style-name="ce17" table:formula="of:=IF(ISBLANK([.$N586])=TRUE();&quot;&quot;;MAX(0;[.T586]-[.N586]))">
              <text:p/>
            </table:table-cell>
            <table:table-cell table:style-name="ce15" table:formula="of:=IF(ISBLANK([.$N586])=TRUE();&quot;&quot;;SUMPRODUCT([.L:.L]=[.L586];[.M:.M]=[.M586];[.T:.T]))">
              <text:p/>
            </table:table-cell>
            <table:table-cell table:style-name="ce19" table:formula="of:=IF(ISBLANK([.$N586])=TRUE();&quot;&quot;;MAX(0;[.N586]-[.W586]))">
              <text:p/>
            </table:table-cell>
            <table:table-cell table:style-name="ce17" table:formula="of:=IF(ISBLANK([.$N586])=TRUE();&quot;&quot;;MAX(0;[.W586]-[.N58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4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87])=TRUE();&quot;&quot;;[.$O587]+[.$P587]+[.$Q587]+[.$R587]+[.$S587])">
              <text:p/>
            </table:table-cell>
            <table:table-cell table:style-name="ce22" table:formula="of:=IF(ISBLANK([.$N587])=TRUE();&quot;&quot;;MAX(0;[.N587]-[.T587]))">
              <text:p/>
            </table:table-cell>
            <table:table-cell table:style-name="ce17" table:formula="of:=IF(ISBLANK([.$N587])=TRUE();&quot;&quot;;MAX(0;[.T587]-[.N587]))">
              <text:p/>
            </table:table-cell>
            <table:table-cell table:style-name="ce15" table:formula="of:=IF(ISBLANK([.$N587])=TRUE();&quot;&quot;;SUMPRODUCT([.L:.L]=[.L587];[.M:.M]=[.M587];[.T:.T]))">
              <text:p/>
            </table:table-cell>
            <table:table-cell table:style-name="ce19" table:formula="of:=IF(ISBLANK([.$N587])=TRUE();&quot;&quot;;MAX(0;[.N587]-[.W587]))">
              <text:p/>
            </table:table-cell>
            <table:table-cell table:style-name="ce17" table:formula="of:=IF(ISBLANK([.$N587])=TRUE();&quot;&quot;;MAX(0;[.W587]-[.N58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5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Head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ope Merchant's Hood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588])=TRUE();&quot;&quot;;[.$O588]+[.$P588]+[.$Q588]+[.$R588]+[.$S588])" office:value-type="float" office:value="2" calcext:value-type="float">
              <text:p>2</text:p>
            </table:table-cell>
            <table:table-cell table:style-name="ce22" table:formula="of:=IF(ISBLANK([.$N588])=TRUE();&quot;&quot;;MAX(0;[.N588]-[.T588]))" office:value-type="float" office:value="0" calcext:value-type="float">
              <text:p>0</text:p>
            </table:table-cell>
            <table:table-cell table:style-name="ce17" table:formula="of:=IF(ISBLANK([.$N588])=TRUE();&quot;&quot;;MAX(0;[.T588]-[.N588]))" office:value-type="float" office:value="1" calcext:value-type="float">
              <text:p>1</text:p>
            </table:table-cell>
            <table:table-cell table:style-name="ce15" table:formula="of:=IF(ISBLANK([.$N588])=TRUE();&quot;&quot;;SUMPRODUCT([.L:.L]=[.L588];[.M:.M]=[.M588];[.T:.T]))" office:value-type="float" office:value="5" calcext:value-type="float">
              <text:p>5</text:p>
            </table:table-cell>
            <table:table-cell table:style-name="ce19" table:formula="of:=IF(ISBLANK([.$N588])=TRUE();&quot;&quot;;MAX(0;[.N588]-[.W588]))" office:value-type="float" office:value="0" calcext:value-type="float">
              <text:p>0</text:p>
            </table:table-cell>
            <table:table-cell table:style-name="ce17" table:formula="of:=IF(ISBLANK([.$N588])=TRUE();&quot;&quot;;MAX(0;[.W588]-[.N58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5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Chest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Heartened Cross Strap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 table:number-columns-repeated="5"/>
            <table:table-cell table:style-name="ce15" table:formula="of:=IF(ISBLANK([.$N589])=TRUE();&quot;&quot;;[.$O589]+[.$P589]+[.$Q589]+[.$R589]+[.$S589])" office:value-type="float" office:value="0" calcext:value-type="float">
              <text:p>0</text:p>
            </table:table-cell>
            <table:table-cell table:style-name="ce22" table:formula="of:=IF(ISBLANK([.$N589])=TRUE();&quot;&quot;;MAX(0;[.N589]-[.T589]))" office:value-type="float" office:value="1" calcext:value-type="float">
              <text:p>1</text:p>
            </table:table-cell>
            <table:table-cell table:style-name="ce17" table:formula="of:=IF(ISBLANK([.$N589])=TRUE();&quot;&quot;;MAX(0;[.T589]-[.N589]))" office:value-type="float" office:value="0" calcext:value-type="float">
              <text:p>0</text:p>
            </table:table-cell>
            <table:table-cell table:style-name="ce15" table:formula="of:=IF(ISBLANK([.$N589])=TRUE();&quot;&quot;;SUMPRODUCT([.L:.L]=[.L589];[.M:.M]=[.M589];[.T:.T]))" office:value-type="float" office:value="2" calcext:value-type="float">
              <text:p>2</text:p>
            </table:table-cell>
            <table:table-cell table:style-name="ce19" table:formula="of:=IF(ISBLANK([.$N589])=TRUE();&quot;&quot;;MAX(0;[.N589]-[.W589]))" office:value-type="float" office:value="0" calcext:value-type="float">
              <text:p>0</text:p>
            </table:table-cell>
            <table:table-cell table:style-name="ce17" table:formula="of:=IF(ISBLANK([.$N589])=TRUE();&quot;&quot;;MAX(0;[.W589]-[.N58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5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Arm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Goliath Gauntlet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590])=TRUE();&quot;&quot;;[.$O590]+[.$P590]+[.$Q590]+[.$R590]+[.$S590])" office:value-type="float" office:value="3" calcext:value-type="float">
              <text:p>3</text:p>
            </table:table-cell>
            <table:table-cell table:style-name="ce22" table:formula="of:=IF(ISBLANK([.$N590])=TRUE();&quot;&quot;;MAX(0;[.N590]-[.T590]))" office:value-type="float" office:value="0" calcext:value-type="float">
              <text:p>0</text:p>
            </table:table-cell>
            <table:table-cell table:style-name="ce17" table:formula="of:=IF(ISBLANK([.$N590])=TRUE();&quot;&quot;;MAX(0;[.T590]-[.N590]))" office:value-type="float" office:value="2" calcext:value-type="float">
              <text:p>2</text:p>
            </table:table-cell>
            <table:table-cell table:style-name="ce15" table:formula="of:=IF(ISBLANK([.$N590])=TRUE();&quot;&quot;;SUMPRODUCT([.L:.L]=[.L590];[.M:.M]=[.M590];[.T:.T]))" office:value-type="float" office:value="7" calcext:value-type="float">
              <text:p>7</text:p>
            </table:table-cell>
            <table:table-cell table:style-name="ce19" table:formula="of:=IF(ISBLANK([.$N590])=TRUE();&quot;&quot;;MAX(0;[.N590]-[.W590]))" office:value-type="float" office:value="0" calcext:value-type="float">
              <text:p>0</text:p>
            </table:table-cell>
            <table:table-cell table:style-name="ce17" table:formula="of:=IF(ISBLANK([.$N590])=TRUE();&quot;&quot;;MAX(0;[.W590]-[.N59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5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Equipment</text:p>
            </table:table-cell>
            <table:table-cell table:style-name="ce2" table:content-validation-name="val9" office:value-type="string" calcext:value-type="string">
              <text:p>Legs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pdragon Scalers</text:p>
            </table:table-cell>
            <table:table-cell table:style-name="ce2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591])=TRUE();&quot;&quot;;[.$O591]+[.$P591]+[.$Q591]+[.$R591]+[.$S591])" office:value-type="float" office:value="2" calcext:value-type="float">
              <text:p>2</text:p>
            </table:table-cell>
            <table:table-cell table:style-name="ce22" table:formula="of:=IF(ISBLANK([.$N591])=TRUE();&quot;&quot;;MAX(0;[.N591]-[.T591]))" office:value-type="float" office:value="0" calcext:value-type="float">
              <text:p>0</text:p>
            </table:table-cell>
            <table:table-cell table:style-name="ce17" table:formula="of:=IF(ISBLANK([.$N591])=TRUE();&quot;&quot;;MAX(0;[.T591]-[.N591]))" office:value-type="float" office:value="1" calcext:value-type="float">
              <text:p>1</text:p>
            </table:table-cell>
            <table:table-cell table:style-name="ce15" table:formula="of:=IF(ISBLANK([.$N591])=TRUE();&quot;&quot;;SUMPRODUCT([.L:.L]=[.L591];[.M:.M]=[.M591];[.T:.T]))" office:value-type="float" office:value="4" calcext:value-type="float">
              <text:p>4</text:p>
            </table:table-cell>
            <table:table-cell table:style-name="ce19" table:formula="of:=IF(ISBLANK([.$N591])=TRUE();&quot;&quot;;MAX(0;[.N591]-[.W591]))" office:value-type="float" office:value="0" calcext:value-type="float">
              <text:p>0</text:p>
            </table:table-cell>
            <table:table-cell table:style-name="ce17" table:formula="of:=IF(ISBLANK([.$N591])=TRUE();&quot;&quot;;MAX(0;[.W591]-[.N59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2])=TRUE();&quot;&quot;;[.$O592]+[.$P592]+[.$Q592]+[.$R592]+[.$S592])">
              <text:p/>
            </table:table-cell>
            <table:table-cell table:style-name="ce22" table:formula="of:=IF(ISBLANK([.$N592])=TRUE();&quot;&quot;;MAX(0;[.N592]-[.T592]))">
              <text:p/>
            </table:table-cell>
            <table:table-cell table:style-name="ce17" table:formula="of:=IF(ISBLANK([.$N592])=TRUE();&quot;&quot;;MAX(0;[.T592]-[.N592]))">
              <text:p/>
            </table:table-cell>
            <table:table-cell table:style-name="ce15" table:formula="of:=IF(ISBLANK([.$N592])=TRUE();&quot;&quot;;SUMPRODUCT([.L:.L]=[.L592];[.M:.M]=[.M592];[.T:.T]))">
              <text:p/>
            </table:table-cell>
            <table:table-cell table:style-name="ce19" table:formula="of:=IF(ISBLANK([.$N592])=TRUE();&quot;&quot;;MAX(0;[.N592]-[.W592]))">
              <text:p/>
            </table:table-cell>
            <table:table-cell table:style-name="ce17" table:formula="of:=IF(ISBLANK([.$N592])=TRUE();&quot;&quot;;MAX(0;[.W592]-[.N59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3])=TRUE();&quot;&quot;;[.$O593]+[.$P593]+[.$Q593]+[.$R593]+[.$S593])">
              <text:p/>
            </table:table-cell>
            <table:table-cell table:style-name="ce22" table:formula="of:=IF(ISBLANK([.$N593])=TRUE();&quot;&quot;;MAX(0;[.N593]-[.T593]))">
              <text:p/>
            </table:table-cell>
            <table:table-cell table:style-name="ce17" table:formula="of:=IF(ISBLANK([.$N593])=TRUE();&quot;&quot;;MAX(0;[.T593]-[.N593]))">
              <text:p/>
            </table:table-cell>
            <table:table-cell table:style-name="ce15" table:formula="of:=IF(ISBLANK([.$N593])=TRUE();&quot;&quot;;SUMPRODUCT([.L:.L]=[.L593];[.M:.M]=[.M593];[.T:.T]))">
              <text:p/>
            </table:table-cell>
            <table:table-cell table:style-name="ce19" table:formula="of:=IF(ISBLANK([.$N593])=TRUE();&quot;&quot;;MAX(0;[.N593]-[.W593]))">
              <text:p/>
            </table:table-cell>
            <table:table-cell table:style-name="ce17" table:formula="of:=IF(ISBLANK([.$N593])=TRUE();&quot;&quot;;MAX(0;[.W593]-[.N59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4])=TRUE();&quot;&quot;;[.$O594]+[.$P594]+[.$Q594]+[.$R594]+[.$S594])">
              <text:p/>
            </table:table-cell>
            <table:table-cell table:style-name="ce22" table:formula="of:=IF(ISBLANK([.$N594])=TRUE();&quot;&quot;;MAX(0;[.N594]-[.T594]))">
              <text:p/>
            </table:table-cell>
            <table:table-cell table:style-name="ce17" table:formula="of:=IF(ISBLANK([.$N594])=TRUE();&quot;&quot;;MAX(0;[.T594]-[.N594]))">
              <text:p/>
            </table:table-cell>
            <table:table-cell table:style-name="ce15" table:formula="of:=IF(ISBLANK([.$N594])=TRUE();&quot;&quot;;SUMPRODUCT([.L:.L]=[.L594];[.M:.M]=[.M594];[.T:.T]))">
              <text:p/>
            </table:table-cell>
            <table:table-cell table:style-name="ce19" table:formula="of:=IF(ISBLANK([.$N594])=TRUE();&quot;&quot;;MAX(0;[.N594]-[.W594]))">
              <text:p/>
            </table:table-cell>
            <table:table-cell table:style-name="ce17" table:formula="of:=IF(ISBLANK([.$N594])=TRUE();&quot;&quot;;MAX(0;[.W594]-[.N59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5])=TRUE();&quot;&quot;;[.$O595]+[.$P595]+[.$Q595]+[.$R595]+[.$S595])">
              <text:p/>
            </table:table-cell>
            <table:table-cell table:style-name="ce22" table:formula="of:=IF(ISBLANK([.$N595])=TRUE();&quot;&quot;;MAX(0;[.N595]-[.T595]))">
              <text:p/>
            </table:table-cell>
            <table:table-cell table:style-name="ce17" table:formula="of:=IF(ISBLANK([.$N595])=TRUE();&quot;&quot;;MAX(0;[.T595]-[.N595]))">
              <text:p/>
            </table:table-cell>
            <table:table-cell table:style-name="ce15" table:formula="of:=IF(ISBLANK([.$N595])=TRUE();&quot;&quot;;SUMPRODUCT([.L:.L]=[.L595];[.M:.M]=[.M595];[.T:.T]))">
              <text:p/>
            </table:table-cell>
            <table:table-cell table:style-name="ce19" table:formula="of:=IF(ISBLANK([.$N595])=TRUE();&quot;&quot;;MAX(0;[.N595]-[.W595]))">
              <text:p/>
            </table:table-cell>
            <table:table-cell table:style-name="ce17" table:formula="of:=IF(ISBLANK([.$N595])=TRUE();&quot;&quot;;MAX(0;[.W595]-[.N59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6])=TRUE();&quot;&quot;;[.$O596]+[.$P596]+[.$Q596]+[.$R596]+[.$S596])">
              <text:p/>
            </table:table-cell>
            <table:table-cell table:style-name="ce22" table:formula="of:=IF(ISBLANK([.$N596])=TRUE();&quot;&quot;;MAX(0;[.N596]-[.T596]))">
              <text:p/>
            </table:table-cell>
            <table:table-cell table:style-name="ce17" table:formula="of:=IF(ISBLANK([.$N596])=TRUE();&quot;&quot;;MAX(0;[.T596]-[.N596]))">
              <text:p/>
            </table:table-cell>
            <table:table-cell table:style-name="ce15" table:formula="of:=IF(ISBLANK([.$N596])=TRUE();&quot;&quot;;SUMPRODUCT([.L:.L]=[.L596];[.M:.M]=[.M596];[.T:.T]))">
              <text:p/>
            </table:table-cell>
            <table:table-cell table:style-name="ce19" table:formula="of:=IF(ISBLANK([.$N596])=TRUE();&quot;&quot;;MAX(0;[.N596]-[.W596]))">
              <text:p/>
            </table:table-cell>
            <table:table-cell table:style-name="ce17" table:formula="of:=IF(ISBLANK([.$N596])=TRUE();&quot;&quot;;MAX(0;[.W596]-[.N59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5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7])=TRUE();&quot;&quot;;[.$O597]+[.$P597]+[.$Q597]+[.$R597]+[.$S597])">
              <text:p/>
            </table:table-cell>
            <table:table-cell table:style-name="ce22" table:formula="of:=IF(ISBLANK([.$N597])=TRUE();&quot;&quot;;MAX(0;[.N597]-[.T597]))">
              <text:p/>
            </table:table-cell>
            <table:table-cell table:style-name="ce17" table:formula="of:=IF(ISBLANK([.$N597])=TRUE();&quot;&quot;;MAX(0;[.T597]-[.N597]))">
              <text:p/>
            </table:table-cell>
            <table:table-cell table:style-name="ce15" table:formula="of:=IF(ISBLANK([.$N597])=TRUE();&quot;&quot;;SUMPRODUCT([.L:.L]=[.L597];[.M:.M]=[.M597];[.T:.T]))">
              <text:p/>
            </table:table-cell>
            <table:table-cell table:style-name="ce19" table:formula="of:=IF(ISBLANK([.$N597])=TRUE();&quot;&quot;;MAX(0;[.N597]-[.W597]))">
              <text:p/>
            </table:table-cell>
            <table:table-cell table:style-name="ce17" table:formula="of:=IF(ISBLANK([.$N597])=TRUE();&quot;&quot;;MAX(0;[.W597]-[.N59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598])=TRUE();&quot;&quot;;[.$O598]+[.$P598]+[.$Q598]+[.$R598]+[.$S598])">
              <text:p/>
            </table:table-cell>
            <table:table-cell table:style-name="ce22" table:formula="of:=IF(ISBLANK([.$N598])=TRUE();&quot;&quot;;MAX(0;[.N598]-[.T598]))">
              <text:p/>
            </table:table-cell>
            <table:table-cell table:style-name="ce17" table:formula="of:=IF(ISBLANK([.$N598])=TRUE();&quot;&quot;;MAX(0;[.T598]-[.N598]))">
              <text:p/>
            </table:table-cell>
            <table:table-cell table:style-name="ce15" table:formula="of:=IF(ISBLANK([.$N598])=TRUE();&quot;&quot;;SUMPRODUCT([.L:.L]=[.L598];[.M:.M]=[.M598];[.T:.T]))">
              <text:p/>
            </table:table-cell>
            <table:table-cell table:style-name="ce19" table:formula="of:=IF(ISBLANK([.$N598])=TRUE();&quot;&quot;;MAX(0;[.N598]-[.W598]))">
              <text:p/>
            </table:table-cell>
            <table:table-cell table:style-name="ce17" table:formula="of:=IF(ISBLANK([.$N598])=TRUE();&quot;&quot;;MAX(0;[.W598]-[.N59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61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nlightened Strik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599])=TRUE();&quot;&quot;;[.$O599]+[.$P599]+[.$Q599]+[.$R599]+[.$S599])" office:value-type="float" office:value="1" calcext:value-type="float">
              <text:p>1</text:p>
            </table:table-cell>
            <table:table-cell table:style-name="ce22" table:formula="of:=IF(ISBLANK([.$N599])=TRUE();&quot;&quot;;MAX(0;[.N599]-[.T599]))" office:value-type="float" office:value="2" calcext:value-type="float">
              <text:p>2</text:p>
            </table:table-cell>
            <table:table-cell table:style-name="ce17" table:formula="of:=IF(ISBLANK([.$N599])=TRUE();&quot;&quot;;MAX(0;[.T599]-[.N599]))" office:value-type="float" office:value="0" calcext:value-type="float">
              <text:p>0</text:p>
            </table:table-cell>
            <table:table-cell table:style-name="ce15" table:formula="of:=IF(ISBLANK([.$N599])=TRUE();&quot;&quot;;SUMPRODUCT([.L:.L]=[.L599];[.M:.M]=[.M599];[.T:.T]))" office:value-type="float" office:value="1" calcext:value-type="float">
              <text:p>1</text:p>
            </table:table-cell>
            <table:table-cell table:style-name="ce19" table:formula="of:=IF(ISBLANK([.$N599])=TRUE();&quot;&quot;;MAX(0;[.N599]-[.W599]))" office:value-type="float" office:value="2" calcext:value-type="float">
              <text:p>2</text:p>
            </table:table-cell>
            <table:table-cell table:style-name="ce17" table:formula="of:=IF(ISBLANK([.$N599])=TRUE();&quot;&quot;;MAX(0;[.W599]-[.N5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62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Last Ditch Effort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600])=TRUE();&quot;&quot;;[.$O600]+[.$P600]+[.$Q600]+[.$R600]+[.$S600])" office:value-type="float" office:value="1" calcext:value-type="float">
              <text:p>1</text:p>
            </table:table-cell>
            <table:table-cell table:style-name="ce22" table:formula="of:=IF(ISBLANK([.$N600])=TRUE();&quot;&quot;;MAX(0;[.N600]-[.T600]))" office:value-type="float" office:value="2" calcext:value-type="float">
              <text:p>2</text:p>
            </table:table-cell>
            <table:table-cell table:style-name="ce17" table:formula="of:=IF(ISBLANK([.$N600])=TRUE();&quot;&quot;;MAX(0;[.T600]-[.N600]))" office:value-type="float" office:value="0" calcext:value-type="float">
              <text:p>0</text:p>
            </table:table-cell>
            <table:table-cell table:style-name="ce15" table:formula="of:=IF(ISBLANK([.$N600])=TRUE();&quot;&quot;;SUMPRODUCT([.L:.L]=[.L600];[.M:.M]=[.M600];[.T:.T]))" office:value-type="float" office:value="4" calcext:value-type="float">
              <text:p>4</text:p>
            </table:table-cell>
            <table:table-cell table:style-name="ce19" table:formula="of:=IF(ISBLANK([.$N600])=TRUE();&quot;&quot;;MAX(0;[.N600]-[.W600]))" office:value-type="float" office:value="0" calcext:value-type="float">
              <text:p>0</text:p>
            </table:table-cell>
            <table:table-cell table:style-name="ce17" table:formula="of:=IF(ISBLANK([.$N600])=TRUE();&quot;&quot;;MAX(0;[.W600]-[.N60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63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Crazy Brew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601])=TRUE();&quot;&quot;;[.$O601]+[.$P601]+[.$Q601]+[.$R601]+[.$S601])" office:value-type="float" office:value="1" calcext:value-type="float">
              <text:p>1</text:p>
            </table:table-cell>
            <table:table-cell table:style-name="ce22" table:formula="of:=IF(ISBLANK([.$N601])=TRUE();&quot;&quot;;MAX(0;[.N601]-[.T601]))" office:value-type="float" office:value="2" calcext:value-type="float">
              <text:p>2</text:p>
            </table:table-cell>
            <table:table-cell table:style-name="ce17" table:formula="of:=IF(ISBLANK([.$N601])=TRUE();&quot;&quot;;MAX(0;[.T601]-[.N601]))" office:value-type="float" office:value="0" calcext:value-type="float">
              <text:p>0</text:p>
            </table:table-cell>
            <table:table-cell table:style-name="ce15" table:formula="of:=IF(ISBLANK([.$N601])=TRUE();&quot;&quot;;SUMPRODUCT([.L:.L]=[.L601];[.M:.M]=[.M601];[.T:.T]))" office:value-type="float" office:value="4" calcext:value-type="float">
              <text:p>4</text:p>
            </table:table-cell>
            <table:table-cell table:style-name="ce19" table:formula="of:=IF(ISBLANK([.$N601])=TRUE();&quot;&quot;;MAX(0;[.N601]-[.W601]))" office:value-type="float" office:value="0" calcext:value-type="float">
              <text:p>0</text:p>
            </table:table-cell>
            <table:table-cell table:style-name="ce17" table:formula="of:=IF(ISBLANK([.$N601])=TRUE();&quot;&quot;;MAX(0;[.W601]-[.N60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2])=TRUE();&quot;&quot;;[.$O602]+[.$P602]+[.$Q602]+[.$R602]+[.$S602])">
              <text:p/>
            </table:table-cell>
            <table:table-cell table:style-name="ce22" table:formula="of:=IF(ISBLANK([.$N602])=TRUE();&quot;&quot;;MAX(0;[.N602]-[.T602]))">
              <text:p/>
            </table:table-cell>
            <table:table-cell table:style-name="ce17" table:formula="of:=IF(ISBLANK([.$N602])=TRUE();&quot;&quot;;MAX(0;[.T602]-[.N602]))">
              <text:p/>
            </table:table-cell>
            <table:table-cell table:style-name="ce15" table:formula="of:=IF(ISBLANK([.$N602])=TRUE();&quot;&quot;;SUMPRODUCT([.L:.L]=[.L602];[.M:.M]=[.M602];[.T:.T]))">
              <text:p/>
            </table:table-cell>
            <table:table-cell table:style-name="ce19" table:formula="of:=IF(ISBLANK([.$N602])=TRUE();&quot;&quot;;MAX(0;[.N602]-[.W602]))">
              <text:p/>
            </table:table-cell>
            <table:table-cell table:style-name="ce17" table:formula="of:=IF(ISBLANK([.$N602])=TRUE();&quot;&quot;;MAX(0;[.W602]-[.N60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65</text:p>
            </table:table-cell>
            <table:table-cell table:style-name="ce2" table:content-validation-name="val5" office:value-type="string" calcext:value-type="string">
              <text:p>Majestic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Tome of Fyenda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03])=TRUE();&quot;&quot;;[.$O603]+[.$P603]+[.$Q603]+[.$R603]+[.$S603])" office:value-type="float" office:value="2" calcext:value-type="float">
              <text:p>2</text:p>
            </table:table-cell>
            <table:table-cell table:style-name="ce22" table:formula="of:=IF(ISBLANK([.$N603])=TRUE();&quot;&quot;;MAX(0;[.N603]-[.T603]))" office:value-type="float" office:value="1" calcext:value-type="float">
              <text:p>1</text:p>
            </table:table-cell>
            <table:table-cell table:style-name="ce17" table:formula="of:=IF(ISBLANK([.$N603])=TRUE();&quot;&quot;;MAX(0;[.T603]-[.N603]))" office:value-type="float" office:value="0" calcext:value-type="float">
              <text:p>0</text:p>
            </table:table-cell>
            <table:table-cell table:style-name="ce15" table:formula="of:=IF(ISBLANK([.$N603])=TRUE();&quot;&quot;;SUMPRODUCT([.L:.L]=[.L603];[.M:.M]=[.M603];[.T:.T]))" office:value-type="float" office:value="3" calcext:value-type="float">
              <text:p>3</text:p>
            </table:table-cell>
            <table:table-cell table:style-name="ce19" table:formula="of:=IF(ISBLANK([.$N603])=TRUE();&quot;&quot;;MAX(0;[.N603]-[.W603]))" office:value-type="float" office:value="0" calcext:value-type="float">
              <text:p>0</text:p>
            </table:table-cell>
            <table:table-cell table:style-name="ce17" table:formula="of:=IF(ISBLANK([.$N603])=TRUE();&quot;&quot;;MAX(0;[.W603]-[.N6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4])=TRUE();&quot;&quot;;[.$O604]+[.$P604]+[.$Q604]+[.$R604]+[.$S604])">
              <text:p/>
            </table:table-cell>
            <table:table-cell table:style-name="ce22" table:formula="of:=IF(ISBLANK([.$N604])=TRUE();&quot;&quot;;MAX(0;[.N604]-[.T604]))">
              <text:p/>
            </table:table-cell>
            <table:table-cell table:style-name="ce17" table:formula="of:=IF(ISBLANK([.$N604])=TRUE();&quot;&quot;;MAX(0;[.T604]-[.N604]))">
              <text:p/>
            </table:table-cell>
            <table:table-cell table:style-name="ce15" table:formula="of:=IF(ISBLANK([.$N604])=TRUE();&quot;&quot;;SUMPRODUCT([.L:.L]=[.L604];[.M:.M]=[.M604];[.T:.T]))">
              <text:p/>
            </table:table-cell>
            <table:table-cell table:style-name="ce19" table:formula="of:=IF(ISBLANK([.$N604])=TRUE();&quot;&quot;;MAX(0;[.N604]-[.W604]))">
              <text:p/>
            </table:table-cell>
            <table:table-cell table:style-name="ce17" table:formula="of:=IF(ISBLANK([.$N604])=TRUE();&quot;&quot;;MAX(0;[.W604]-[.N60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5])=TRUE();&quot;&quot;;[.$O605]+[.$P605]+[.$Q605]+[.$R605]+[.$S605])">
              <text:p/>
            </table:table-cell>
            <table:table-cell table:style-name="ce22" table:formula="of:=IF(ISBLANK([.$N605])=TRUE();&quot;&quot;;MAX(0;[.N605]-[.T605]))">
              <text:p/>
            </table:table-cell>
            <table:table-cell table:style-name="ce17" table:formula="of:=IF(ISBLANK([.$N605])=TRUE();&quot;&quot;;MAX(0;[.T605]-[.N605]))">
              <text:p/>
            </table:table-cell>
            <table:table-cell table:style-name="ce15" table:formula="of:=IF(ISBLANK([.$N605])=TRUE();&quot;&quot;;SUMPRODUCT([.L:.L]=[.L605];[.M:.M]=[.M605];[.T:.T]))">
              <text:p/>
            </table:table-cell>
            <table:table-cell table:style-name="ce19" table:formula="of:=IF(ISBLANK([.$N605])=TRUE();&quot;&quot;;MAX(0;[.N605]-[.W605]))">
              <text:p/>
            </table:table-cell>
            <table:table-cell table:style-name="ce17" table:formula="of:=IF(ISBLANK([.$N605])=TRUE();&quot;&quot;;MAX(0;[.W605]-[.N60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6])=TRUE();&quot;&quot;;[.$O606]+[.$P606]+[.$Q606]+[.$R606]+[.$S606])">
              <text:p/>
            </table:table-cell>
            <table:table-cell table:style-name="ce22" table:formula="of:=IF(ISBLANK([.$N606])=TRUE();&quot;&quot;;MAX(0;[.N606]-[.T606]))">
              <text:p/>
            </table:table-cell>
            <table:table-cell table:style-name="ce17" table:formula="of:=IF(ISBLANK([.$N606])=TRUE();&quot;&quot;;MAX(0;[.T606]-[.N606]))">
              <text:p/>
            </table:table-cell>
            <table:table-cell table:style-name="ce15" table:formula="of:=IF(ISBLANK([.$N606])=TRUE();&quot;&quot;;SUMPRODUCT([.L:.L]=[.L606];[.M:.M]=[.M606];[.T:.T]))">
              <text:p/>
            </table:table-cell>
            <table:table-cell table:style-name="ce19" table:formula="of:=IF(ISBLANK([.$N606])=TRUE();&quot;&quot;;MAX(0;[.N606]-[.W606]))">
              <text:p/>
            </table:table-cell>
            <table:table-cell table:style-name="ce17" table:formula="of:=IF(ISBLANK([.$N606])=TRUE();&quot;&quot;;MAX(0;[.W606]-[.N60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6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7])=TRUE();&quot;&quot;;[.$O607]+[.$P607]+[.$Q607]+[.$R607]+[.$S607])">
              <text:p/>
            </table:table-cell>
            <table:table-cell table:style-name="ce22" table:formula="of:=IF(ISBLANK([.$N607])=TRUE();&quot;&quot;;MAX(0;[.N607]-[.T607]))">
              <text:p/>
            </table:table-cell>
            <table:table-cell table:style-name="ce17" table:formula="of:=IF(ISBLANK([.$N607])=TRUE();&quot;&quot;;MAX(0;[.T607]-[.N607]))">
              <text:p/>
            </table:table-cell>
            <table:table-cell table:style-name="ce15" table:formula="of:=IF(ISBLANK([.$N607])=TRUE();&quot;&quot;;SUMPRODUCT([.L:.L]=[.L607];[.M:.M]=[.M607];[.T:.T]))">
              <text:p/>
            </table:table-cell>
            <table:table-cell table:style-name="ce19" table:formula="of:=IF(ISBLANK([.$N607])=TRUE();&quot;&quot;;MAX(0;[.N607]-[.W607]))">
              <text:p/>
            </table:table-cell>
            <table:table-cell table:style-name="ce17" table:formula="of:=IF(ISBLANK([.$N607])=TRUE();&quot;&quot;;MAX(0;[.W607]-[.N60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08])=TRUE();&quot;&quot;;[.$O608]+[.$P608]+[.$Q608]+[.$R608]+[.$S608])">
              <text:p/>
            </table:table-cell>
            <table:table-cell table:style-name="ce22" table:formula="of:=IF(ISBLANK([.$N608])=TRUE();&quot;&quot;;MAX(0;[.N608]-[.T608]))">
              <text:p/>
            </table:table-cell>
            <table:table-cell table:style-name="ce17" table:formula="of:=IF(ISBLANK([.$N608])=TRUE();&quot;&quot;;MAX(0;[.T608]-[.N608]))">
              <text:p/>
            </table:table-cell>
            <table:table-cell table:style-name="ce15" table:formula="of:=IF(ISBLANK([.$N608])=TRUE();&quot;&quot;;SUMPRODUCT([.L:.L]=[.L608];[.M:.M]=[.M608];[.T:.T]))">
              <text:p/>
            </table:table-cell>
            <table:table-cell table:style-name="ce19" table:formula="of:=IF(ISBLANK([.$N608])=TRUE();&quot;&quot;;MAX(0;[.N608]-[.W608]))">
              <text:p/>
            </table:table-cell>
            <table:table-cell table:style-name="ce17" table:formula="of:=IF(ISBLANK([.$N608])=TRUE();&quot;&quot;;MAX(0;[.W608]-[.N60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7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09])=TRUE();&quot;&quot;;[.$O609]+[.$P609]+[.$Q609]+[.$R609]+[.$S609])" office:value-type="float" office:value="2" calcext:value-type="float">
              <text:p>2</text:p>
            </table:table-cell>
            <table:table-cell table:style-name="ce22" table:formula="of:=IF(ISBLANK([.$N609])=TRUE();&quot;&quot;;MAX(0;[.N609]-[.T609]))" office:value-type="float" office:value="1" calcext:value-type="float">
              <text:p>1</text:p>
            </table:table-cell>
            <table:table-cell table:style-name="ce17" table:formula="of:=IF(ISBLANK([.$N609])=TRUE();&quot;&quot;;MAX(0;[.T609]-[.N609]))" office:value-type="float" office:value="0" calcext:value-type="float">
              <text:p>0</text:p>
            </table:table-cell>
            <table:table-cell table:style-name="ce15" table:formula="of:=IF(ISBLANK([.$N609])=TRUE();&quot;&quot;;SUMPRODUCT([.L:.L]=[.L609];[.M:.M]=[.M609];[.T:.T]))" office:value-type="float" office:value="5" calcext:value-type="float">
              <text:p>5</text:p>
            </table:table-cell>
            <table:table-cell table:style-name="ce19" table:formula="of:=IF(ISBLANK([.$N609])=TRUE();&quot;&quot;;MAX(0;[.N609]-[.W609]))" office:value-type="float" office:value="0" calcext:value-type="float">
              <text:p>0</text:p>
            </table:table-cell>
            <table:table-cell table:style-name="ce17" table:formula="of:=IF(ISBLANK([.$N609])=TRUE();&quot;&quot;;MAX(0;[.W609]-[.N60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7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10])=TRUE();&quot;&quot;;[.$O610]+[.$P610]+[.$Q610]+[.$R610]+[.$S610])" office:value-type="float" office:value="2" calcext:value-type="float">
              <text:p>2</text:p>
            </table:table-cell>
            <table:table-cell table:style-name="ce22" table:formula="of:=IF(ISBLANK([.$N610])=TRUE();&quot;&quot;;MAX(0;[.N610]-[.T610]))" office:value-type="float" office:value="1" calcext:value-type="float">
              <text:p>1</text:p>
            </table:table-cell>
            <table:table-cell table:style-name="ce17" table:formula="of:=IF(ISBLANK([.$N610])=TRUE();&quot;&quot;;MAX(0;[.T610]-[.N610]))" office:value-type="float" office:value="0" calcext:value-type="float">
              <text:p>0</text:p>
            </table:table-cell>
            <table:table-cell table:style-name="ce15" table:formula="of:=IF(ISBLANK([.$N610])=TRUE();&quot;&quot;;SUMPRODUCT([.L:.L]=[.L610];[.M:.M]=[.M610];[.T:.T]))" office:value-type="float" office:value="5" calcext:value-type="float">
              <text:p>5</text:p>
            </table:table-cell>
            <table:table-cell table:style-name="ce19" table:formula="of:=IF(ISBLANK([.$N610])=TRUE();&quot;&quot;;MAX(0;[.N610]-[.W610]))" office:value-type="float" office:value="0" calcext:value-type="float">
              <text:p>0</text:p>
            </table:table-cell>
            <table:table-cell table:style-name="ce17" table:formula="of:=IF(ISBLANK([.$N610])=TRUE();&quot;&quot;;MAX(0;[.W610]-[.N61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7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Snatc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 table:number-columns-repeated="5"/>
            <table:table-cell table:style-name="ce15" table:formula="of:=IF(ISBLANK([.$N611])=TRUE();&quot;&quot;;[.$O611]+[.$P611]+[.$Q611]+[.$R611]+[.$S611])" office:value-type="float" office:value="0" calcext:value-type="float">
              <text:p>0</text:p>
            </table:table-cell>
            <table:table-cell table:style-name="ce22" table:formula="of:=IF(ISBLANK([.$N611])=TRUE();&quot;&quot;;MAX(0;[.N611]-[.T611]))" office:value-type="float" office:value="3" calcext:value-type="float">
              <text:p>3</text:p>
            </table:table-cell>
            <table:table-cell table:style-name="ce17" table:formula="of:=IF(ISBLANK([.$N611])=TRUE();&quot;&quot;;MAX(0;[.T611]-[.N611]))" office:value-type="float" office:value="0" calcext:value-type="float">
              <text:p>0</text:p>
            </table:table-cell>
            <table:table-cell table:style-name="ce15" table:formula="of:=IF(ISBLANK([.$N611])=TRUE();&quot;&quot;;SUMPRODUCT([.L:.L]=[.L611];[.M:.M]=[.M611];[.T:.T]))" office:value-type="float" office:value="3" calcext:value-type="float">
              <text:p>3</text:p>
            </table:table-cell>
            <table:table-cell table:style-name="ce19" table:formula="of:=IF(ISBLANK([.$N611])=TRUE();&quot;&quot;;MAX(0;[.N611]-[.W611]))" office:value-type="float" office:value="0" calcext:value-type="float">
              <text:p>0</text:p>
            </table:table-cell>
            <table:table-cell table:style-name="ce17" table:formula="of:=IF(ISBLANK([.$N611])=TRUE();&quot;&quot;;MAX(0;[.W611]-[.N61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2])=TRUE();&quot;&quot;;[.$O612]+[.$P612]+[.$Q612]+[.$R612]+[.$S612])">
              <text:p/>
            </table:table-cell>
            <table:table-cell table:style-name="ce22" table:formula="of:=IF(ISBLANK([.$N612])=TRUE();&quot;&quot;;MAX(0;[.N612]-[.T612]))">
              <text:p/>
            </table:table-cell>
            <table:table-cell table:style-name="ce17" table:formula="of:=IF(ISBLANK([.$N612])=TRUE();&quot;&quot;;MAX(0;[.T612]-[.N612]))">
              <text:p/>
            </table:table-cell>
            <table:table-cell table:style-name="ce15" table:formula="of:=IF(ISBLANK([.$N612])=TRUE();&quot;&quot;;SUMPRODUCT([.L:.L]=[.L612];[.M:.M]=[.M612];[.T:.T]))">
              <text:p/>
            </table:table-cell>
            <table:table-cell table:style-name="ce19" table:formula="of:=IF(ISBLANK([.$N612])=TRUE();&quot;&quot;;MAX(0;[.N612]-[.W612]))">
              <text:p/>
            </table:table-cell>
            <table:table-cell table:style-name="ce17" table:formula="of:=IF(ISBLANK([.$N612])=TRUE();&quot;&quot;;MAX(0;[.W612]-[.N61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3])=TRUE();&quot;&quot;;[.$O613]+[.$P613]+[.$Q613]+[.$R613]+[.$S613])">
              <text:p/>
            </table:table-cell>
            <table:table-cell table:style-name="ce22" table:formula="of:=IF(ISBLANK([.$N613])=TRUE();&quot;&quot;;MAX(0;[.N613]-[.T613]))">
              <text:p/>
            </table:table-cell>
            <table:table-cell table:style-name="ce17" table:formula="of:=IF(ISBLANK([.$N613])=TRUE();&quot;&quot;;MAX(0;[.T613]-[.N613]))">
              <text:p/>
            </table:table-cell>
            <table:table-cell table:style-name="ce15" table:formula="of:=IF(ISBLANK([.$N613])=TRUE();&quot;&quot;;SUMPRODUCT([.L:.L]=[.L613];[.M:.M]=[.M613];[.T:.T]))">
              <text:p/>
            </table:table-cell>
            <table:table-cell table:style-name="ce19" table:formula="of:=IF(ISBLANK([.$N613])=TRUE();&quot;&quot;;MAX(0;[.N613]-[.W613]))">
              <text:p/>
            </table:table-cell>
            <table:table-cell table:style-name="ce17" table:formula="of:=IF(ISBLANK([.$N613])=TRUE();&quot;&quot;;MAX(0;[.W613]-[.N61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4])=TRUE();&quot;&quot;;[.$O614]+[.$P614]+[.$Q614]+[.$R614]+[.$S614])">
              <text:p/>
            </table:table-cell>
            <table:table-cell table:style-name="ce22" table:formula="of:=IF(ISBLANK([.$N614])=TRUE();&quot;&quot;;MAX(0;[.N614]-[.T614]))">
              <text:p/>
            </table:table-cell>
            <table:table-cell table:style-name="ce17" table:formula="of:=IF(ISBLANK([.$N614])=TRUE();&quot;&quot;;MAX(0;[.T614]-[.N614]))">
              <text:p/>
            </table:table-cell>
            <table:table-cell table:style-name="ce15" table:formula="of:=IF(ISBLANK([.$N614])=TRUE();&quot;&quot;;SUMPRODUCT([.L:.L]=[.L614];[.M:.M]=[.M614];[.T:.T]))">
              <text:p/>
            </table:table-cell>
            <table:table-cell table:style-name="ce19" table:formula="of:=IF(ISBLANK([.$N614])=TRUE();&quot;&quot;;MAX(0;[.N614]-[.W614]))">
              <text:p/>
            </table:table-cell>
            <table:table-cell table:style-name="ce17" table:formula="of:=IF(ISBLANK([.$N614])=TRUE();&quot;&quot;;MAX(0;[.W614]-[.N61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7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5])=TRUE();&quot;&quot;;[.$O615]+[.$P615]+[.$Q615]+[.$R615]+[.$S615])">
              <text:p/>
            </table:table-cell>
            <table:table-cell table:style-name="ce22" table:formula="of:=IF(ISBLANK([.$N615])=TRUE();&quot;&quot;;MAX(0;[.N615]-[.T615]))">
              <text:p/>
            </table:table-cell>
            <table:table-cell table:style-name="ce17" table:formula="of:=IF(ISBLANK([.$N615])=TRUE();&quot;&quot;;MAX(0;[.T615]-[.N615]))">
              <text:p/>
            </table:table-cell>
            <table:table-cell table:style-name="ce15" table:formula="of:=IF(ISBLANK([.$N615])=TRUE();&quot;&quot;;SUMPRODUCT([.L:.L]=[.L615];[.M:.M]=[.M615];[.T:.T]))">
              <text:p/>
            </table:table-cell>
            <table:table-cell table:style-name="ce19" table:formula="of:=IF(ISBLANK([.$N615])=TRUE();&quot;&quot;;MAX(0;[.N615]-[.W615]))">
              <text:p/>
            </table:table-cell>
            <table:table-cell table:style-name="ce17" table:formula="of:=IF(ISBLANK([.$N615])=TRUE();&quot;&quot;;MAX(0;[.W615]-[.N615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8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6])=TRUE();&quot;&quot;;[.$O616]+[.$P616]+[.$Q616]+[.$R616]+[.$S616])">
              <text:p/>
            </table:table-cell>
            <table:table-cell table:style-name="ce22" table:formula="of:=IF(ISBLANK([.$N616])=TRUE();&quot;&quot;;MAX(0;[.N616]-[.T616]))">
              <text:p/>
            </table:table-cell>
            <table:table-cell table:style-name="ce17" table:formula="of:=IF(ISBLANK([.$N616])=TRUE();&quot;&quot;;MAX(0;[.T616]-[.N616]))">
              <text:p/>
            </table:table-cell>
            <table:table-cell table:style-name="ce15" table:formula="of:=IF(ISBLANK([.$N616])=TRUE();&quot;&quot;;SUMPRODUCT([.L:.L]=[.L616];[.M:.M]=[.M616];[.T:.T]))">
              <text:p/>
            </table:table-cell>
            <table:table-cell table:style-name="ce19" table:formula="of:=IF(ISBLANK([.$N616])=TRUE();&quot;&quot;;MAX(0;[.N616]-[.W616]))">
              <text:p/>
            </table:table-cell>
            <table:table-cell table:style-name="ce17" table:formula="of:=IF(ISBLANK([.$N616])=TRUE();&quot;&quot;;MAX(0;[.W616]-[.N616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79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7])=TRUE();&quot;&quot;;[.$O617]+[.$P617]+[.$Q617]+[.$R617]+[.$S617])">
              <text:p/>
            </table:table-cell>
            <table:table-cell table:style-name="ce22" table:formula="of:=IF(ISBLANK([.$N617])=TRUE();&quot;&quot;;MAX(0;[.N617]-[.T617]))">
              <text:p/>
            </table:table-cell>
            <table:table-cell table:style-name="ce17" table:formula="of:=IF(ISBLANK([.$N617])=TRUE();&quot;&quot;;MAX(0;[.T617]-[.N617]))">
              <text:p/>
            </table:table-cell>
            <table:table-cell table:style-name="ce15" table:formula="of:=IF(ISBLANK([.$N617])=TRUE();&quot;&quot;;SUMPRODUCT([.L:.L]=[.L617];[.M:.M]=[.M617];[.T:.T]))">
              <text:p/>
            </table:table-cell>
            <table:table-cell table:style-name="ce19" table:formula="of:=IF(ISBLANK([.$N617])=TRUE();&quot;&quot;;MAX(0;[.N617]-[.W617]))">
              <text:p/>
            </table:table-cell>
            <table:table-cell table:style-name="ce17" table:formula="of:=IF(ISBLANK([.$N617])=TRUE();&quot;&quot;;MAX(0;[.W617]-[.N617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80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18])=TRUE();&quot;&quot;;[.$O618]+[.$P618]+[.$Q618]+[.$R618]+[.$S618])">
              <text:p/>
            </table:table-cell>
            <table:table-cell table:style-name="ce22" table:formula="of:=IF(ISBLANK([.$N618])=TRUE();&quot;&quot;;MAX(0;[.N618]-[.T618]))">
              <text:p/>
            </table:table-cell>
            <table:table-cell table:style-name="ce17" table:formula="of:=IF(ISBLANK([.$N618])=TRUE();&quot;&quot;;MAX(0;[.T618]-[.N618]))">
              <text:p/>
            </table:table-cell>
            <table:table-cell table:style-name="ce15" table:formula="of:=IF(ISBLANK([.$N618])=TRUE();&quot;&quot;;SUMPRODUCT([.L:.L]=[.L618];[.M:.M]=[.M618];[.T:.T]))">
              <text:p/>
            </table:table-cell>
            <table:table-cell table:style-name="ce19" table:formula="of:=IF(ISBLANK([.$N618])=TRUE();&quot;&quot;;MAX(0;[.N618]-[.W618]))">
              <text:p/>
            </table:table-cell>
            <table:table-cell table:style-name="ce17" table:formula="of:=IF(ISBLANK([.$N618])=TRUE();&quot;&quot;;MAX(0;[.W618]-[.N618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1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Energy Potio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19])=TRUE();&quot;&quot;;[.$O619]+[.$P619]+[.$Q619]+[.$R619]+[.$S619])" office:value-type="float" office:value="2" calcext:value-type="float">
              <text:p>2</text:p>
            </table:table-cell>
            <table:table-cell table:style-name="ce22" table:formula="of:=IF(ISBLANK([.$N619])=TRUE();&quot;&quot;;MAX(0;[.N619]-[.T619]))" office:value-type="float" office:value="1" calcext:value-type="float">
              <text:p>1</text:p>
            </table:table-cell>
            <table:table-cell table:style-name="ce17" table:formula="of:=IF(ISBLANK([.$N619])=TRUE();&quot;&quot;;MAX(0;[.T619]-[.N619]))" office:value-type="float" office:value="0" calcext:value-type="float">
              <text:p>0</text:p>
            </table:table-cell>
            <table:table-cell table:style-name="ce15" table:formula="of:=IF(ISBLANK([.$N619])=TRUE();&quot;&quot;;SUMPRODUCT([.L:.L]=[.L619];[.M:.M]=[.M619];[.T:.T]))" office:value-type="float" office:value="5" calcext:value-type="float">
              <text:p>5</text:p>
            </table:table-cell>
            <table:table-cell table:style-name="ce19" table:formula="of:=IF(ISBLANK([.$N619])=TRUE();&quot;&quot;;MAX(0;[.N619]-[.W619]))" office:value-type="float" office:value="0" calcext:value-type="float">
              <text:p>0</text:p>
            </table:table-cell>
            <table:table-cell table:style-name="ce17" table:formula="of:=IF(ISBLANK([.$N619])=TRUE();&quot;&quot;;MAX(0;[.W619]-[.N61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2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Potion of Strength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20])=TRUE();&quot;&quot;;[.$O620]+[.$P620]+[.$Q620]+[.$R620]+[.$S620])" office:value-type="float" office:value="2" calcext:value-type="float">
              <text:p>2</text:p>
            </table:table-cell>
            <table:table-cell table:style-name="ce22" table:formula="of:=IF(ISBLANK([.$N620])=TRUE();&quot;&quot;;MAX(0;[.N620]-[.T620]))" office:value-type="float" office:value="1" calcext:value-type="float">
              <text:p>1</text:p>
            </table:table-cell>
            <table:table-cell table:style-name="ce17" table:formula="of:=IF(ISBLANK([.$N620])=TRUE();&quot;&quot;;MAX(0;[.T620]-[.N620]))" office:value-type="float" office:value="0" calcext:value-type="float">
              <text:p>0</text:p>
            </table:table-cell>
            <table:table-cell table:style-name="ce15" table:formula="of:=IF(ISBLANK([.$N620])=TRUE();&quot;&quot;;SUMPRODUCT([.L:.L]=[.L620];[.M:.M]=[.M620];[.T:.T]))" office:value-type="float" office:value="5" calcext:value-type="float">
              <text:p>5</text:p>
            </table:table-cell>
            <table:table-cell table:style-name="ce19" table:formula="of:=IF(ISBLANK([.$N620])=TRUE();&quot;&quot;;MAX(0;[.N620]-[.W620]))" office:value-type="float" office:value="0" calcext:value-type="float">
              <text:p>0</text:p>
            </table:table-cell>
            <table:table-cell table:style-name="ce17" table:formula="of:=IF(ISBLANK([.$N620])=TRUE();&quot;&quot;;MAX(0;[.W620]-[.N62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3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Item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Timesnap Potion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21])=TRUE();&quot;&quot;;[.$O621]+[.$P621]+[.$Q621]+[.$R621]+[.$S621])" office:value-type="float" office:value="2" calcext:value-type="float">
              <text:p>2</text:p>
            </table:table-cell>
            <table:table-cell table:style-name="ce22" table:formula="of:=IF(ISBLANK([.$N621])=TRUE();&quot;&quot;;MAX(0;[.N621]-[.T621]))" office:value-type="float" office:value="1" calcext:value-type="float">
              <text:p>1</text:p>
            </table:table-cell>
            <table:table-cell table:style-name="ce17" table:formula="of:=IF(ISBLANK([.$N621])=TRUE();&quot;&quot;;MAX(0;[.T621]-[.N621]))" office:value-type="float" office:value="0" calcext:value-type="float">
              <text:p>0</text:p>
            </table:table-cell>
            <table:table-cell table:style-name="ce15" table:formula="of:=IF(ISBLANK([.$N621])=TRUE();&quot;&quot;;SUMPRODUCT([.L:.L]=[.L621];[.M:.M]=[.M621];[.T:.T]))" office:value-type="float" office:value="5" calcext:value-type="float">
              <text:p>5</text:p>
            </table:table-cell>
            <table:table-cell table:style-name="ce19" table:formula="of:=IF(ISBLANK([.$N621])=TRUE();&quot;&quot;;MAX(0;[.N621]-[.W621]))" office:value-type="float" office:value="0" calcext:value-type="float">
              <text:p>0</text:p>
            </table:table-cell>
            <table:table-cell table:style-name="ce17" table:formula="of:=IF(ISBLANK([.$N621])=TRUE();&quot;&quot;;MAX(0;[.W621]-[.N621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8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22])=TRUE();&quot;&quot;;[.$O622]+[.$P622]+[.$Q622]+[.$R622]+[.$S622])">
              <text:p/>
            </table:table-cell>
            <table:table-cell table:style-name="ce22" table:formula="of:=IF(ISBLANK([.$N622])=TRUE();&quot;&quot;;MAX(0;[.N622]-[.T622]))">
              <text:p/>
            </table:table-cell>
            <table:table-cell table:style-name="ce17" table:formula="of:=IF(ISBLANK([.$N622])=TRUE();&quot;&quot;;MAX(0;[.T622]-[.N622]))">
              <text:p/>
            </table:table-cell>
            <table:table-cell table:style-name="ce15" table:formula="of:=IF(ISBLANK([.$N622])=TRUE();&quot;&quot;;SUMPRODUCT([.L:.L]=[.L622];[.M:.M]=[.M622];[.T:.T]))">
              <text:p/>
            </table:table-cell>
            <table:table-cell table:style-name="ce19" table:formula="of:=IF(ISBLANK([.$N622])=TRUE();&quot;&quot;;MAX(0;[.N622]-[.W622]))">
              <text:p/>
            </table:table-cell>
            <table:table-cell table:style-name="ce17" table:formula="of:=IF(ISBLANK([.$N622])=TRUE();&quot;&quot;;MAX(0;[.W622]-[.N62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8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23])=TRUE();&quot;&quot;;[.$O623]+[.$P623]+[.$Q623]+[.$R623]+[.$S623])">
              <text:p/>
            </table:table-cell>
            <table:table-cell table:style-name="ce22" table:formula="of:=IF(ISBLANK([.$N623])=TRUE();&quot;&quot;;MAX(0;[.N623]-[.T623]))">
              <text:p/>
            </table:table-cell>
            <table:table-cell table:style-name="ce17" table:formula="of:=IF(ISBLANK([.$N623])=TRUE();&quot;&quot;;MAX(0;[.T623]-[.N623]))">
              <text:p/>
            </table:table-cell>
            <table:table-cell table:style-name="ce15" table:formula="of:=IF(ISBLANK([.$N623])=TRUE();&quot;&quot;;SUMPRODUCT([.L:.L]=[.L623];[.M:.M]=[.M623];[.T:.T]))">
              <text:p/>
            </table:table-cell>
            <table:table-cell table:style-name="ce19" table:formula="of:=IF(ISBLANK([.$N623])=TRUE();&quot;&quot;;MAX(0;[.N623]-[.W623]))">
              <text:p/>
            </table:table-cell>
            <table:table-cell table:style-name="ce17" table:formula="of:=IF(ISBLANK([.$N623])=TRUE();&quot;&quot;;MAX(0;[.W623]-[.N62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86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24])=TRUE();&quot;&quot;;[.$O624]+[.$P624]+[.$Q624]+[.$R624]+[.$S624])">
              <text:p/>
            </table:table-cell>
            <table:table-cell table:style-name="ce22" table:formula="of:=IF(ISBLANK([.$N624])=TRUE();&quot;&quot;;MAX(0;[.N624]-[.T624]))">
              <text:p/>
            </table:table-cell>
            <table:table-cell table:style-name="ce17" table:formula="of:=IF(ISBLANK([.$N624])=TRUE();&quot;&quot;;MAX(0;[.T624]-[.N624]))">
              <text:p/>
            </table:table-cell>
            <table:table-cell table:style-name="ce15" table:formula="of:=IF(ISBLANK([.$N624])=TRUE();&quot;&quot;;SUMPRODUCT([.L:.L]=[.L624];[.M:.M]=[.M624];[.T:.T]))">
              <text:p/>
            </table:table-cell>
            <table:table-cell table:style-name="ce19" table:formula="of:=IF(ISBLANK([.$N624])=TRUE();&quot;&quot;;MAX(0;[.N624]-[.W624]))">
              <text:p/>
            </table:table-cell>
            <table:table-cell table:style-name="ce17" table:formula="of:=IF(ISBLANK([.$N624])=TRUE();&quot;&quot;;MAX(0;[.W624]-[.N624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7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25])=TRUE();&quot;&quot;;[.$O625]+[.$P625]+[.$Q625]+[.$R625]+[.$S625])" office:value-type="float" office:value="2" calcext:value-type="float">
              <text:p>2</text:p>
            </table:table-cell>
            <table:table-cell table:style-name="ce22" table:formula="of:=IF(ISBLANK([.$N625])=TRUE();&quot;&quot;;MAX(0;[.N625]-[.T625]))" office:value-type="float" office:value="1" calcext:value-type="float">
              <text:p>1</text:p>
            </table:table-cell>
            <table:table-cell table:style-name="ce17" table:formula="of:=IF(ISBLANK([.$N625])=TRUE();&quot;&quot;;MAX(0;[.T625]-[.N625]))" office:value-type="float" office:value="0" calcext:value-type="float">
              <text:p>0</text:p>
            </table:table-cell>
            <table:table-cell table:style-name="ce15" table:formula="of:=IF(ISBLANK([.$N625])=TRUE();&quot;&quot;;SUMPRODUCT([.L:.L]=[.L625];[.M:.M]=[.M625];[.T:.T]))" office:value-type="float" office:value="5" calcext:value-type="float">
              <text:p>5</text:p>
            </table:table-cell>
            <table:table-cell table:style-name="ce19" table:formula="of:=IF(ISBLANK([.$N625])=TRUE();&quot;&quot;;MAX(0;[.N625]-[.W625]))" office:value-type="float" office:value="0" calcext:value-type="float">
              <text:p>0</text:p>
            </table:table-cell>
            <table:table-cell table:style-name="ce17" table:formula="of:=IF(ISBLANK([.$N625])=TRUE();&quot;&quot;;MAX(0;[.W625]-[.N62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8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1</text:p>
            </table:table-cell>
            <table:table-cell table:style-name="ce23" table:content-validation-name="val2" table:number-columns-repeated="3"/>
            <table:table-cell table:style-name="ce15" table:formula="of:=IF(ISBLANK([.$N626])=TRUE();&quot;&quot;;[.$O626]+[.$P626]+[.$Q626]+[.$R626]+[.$S626])" office:value-type="float" office:value="1" calcext:value-type="float">
              <text:p>1</text:p>
            </table:table-cell>
            <table:table-cell table:style-name="ce22" table:formula="of:=IF(ISBLANK([.$N626])=TRUE();&quot;&quot;;MAX(0;[.N626]-[.T626]))" office:value-type="float" office:value="2" calcext:value-type="float">
              <text:p>2</text:p>
            </table:table-cell>
            <table:table-cell table:style-name="ce17" table:formula="of:=IF(ISBLANK([.$N626])=TRUE();&quot;&quot;;MAX(0;[.T626]-[.N626]))" office:value-type="float" office:value="0" calcext:value-type="float">
              <text:p>0</text:p>
            </table:table-cell>
            <table:table-cell table:style-name="ce15" table:formula="of:=IF(ISBLANK([.$N626])=TRUE();&quot;&quot;;SUMPRODUCT([.L:.L]=[.L626];[.M:.M]=[.M626];[.T:.T]))" office:value-type="float" office:value="4" calcext:value-type="float">
              <text:p>4</text:p>
            </table:table-cell>
            <table:table-cell table:style-name="ce19" table:formula="of:=IF(ISBLANK([.$N626])=TRUE();&quot;&quot;;MAX(0;[.N626]-[.W626]))" office:value-type="float" office:value="0" calcext:value-type="float">
              <text:p>0</text:p>
            </table:table-cell>
            <table:table-cell table:style-name="ce17" table:formula="of:=IF(ISBLANK([.$N626])=TRUE();&quot;&quot;;MAX(0;[.W626]-[.N62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89</text:p>
            </table:table-cell>
            <table:table-cell table:style-name="ce2" table:content-validation-name="val5" office:value-type="string" calcext:value-type="string">
              <text:p>Rare 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Instant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Sigil of Solac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2</text:p>
            </table:table-cell>
            <table:table-cell table:style-name="ce23" table:content-validation-name="val2" table:number-columns-repeated="3"/>
            <table:table-cell table:style-name="ce15" table:formula="of:=IF(ISBLANK([.$N627])=TRUE();&quot;&quot;;[.$O627]+[.$P627]+[.$Q627]+[.$R627]+[.$S627])" office:value-type="float" office:value="2" calcext:value-type="float">
              <text:p>2</text:p>
            </table:table-cell>
            <table:table-cell table:style-name="ce22" table:formula="of:=IF(ISBLANK([.$N627])=TRUE();&quot;&quot;;MAX(0;[.N627]-[.T627]))" office:value-type="float" office:value="1" calcext:value-type="float">
              <text:p>1</text:p>
            </table:table-cell>
            <table:table-cell table:style-name="ce17" table:formula="of:=IF(ISBLANK([.$N627])=TRUE();&quot;&quot;;MAX(0;[.T627]-[.N627]))" office:value-type="float" office:value="0" calcext:value-type="float">
              <text:p>0</text:p>
            </table:table-cell>
            <table:table-cell table:style-name="ce15" table:formula="of:=IF(ISBLANK([.$N627])=TRUE();&quot;&quot;;SUMPRODUCT([.L:.L]=[.L627];[.M:.M]=[.M627];[.T:.T]))" office:value-type="float" office:value="5" calcext:value-type="float">
              <text:p>5</text:p>
            </table:table-cell>
            <table:table-cell table:style-name="ce19" table:formula="of:=IF(ISBLANK([.$N627])=TRUE();&quot;&quot;;MAX(0;[.N627]-[.W627]))" office:value-type="float" office:value="0" calcext:value-type="float">
              <text:p>0</text:p>
            </table:table-cell>
            <table:table-cell table:style-name="ce17" table:formula="of:=IF(ISBLANK([.$N627])=TRUE();&quot;&quot;;MAX(0;[.W627]-[.N62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28])=TRUE();&quot;&quot;;[.$O628]+[.$P628]+[.$Q628]+[.$R628]+[.$S628])" office:value-type="float" office:value="3" calcext:value-type="float">
              <text:p>3</text:p>
            </table:table-cell>
            <table:table-cell table:style-name="ce22" table:formula="of:=IF(ISBLANK([.$N628])=TRUE();&quot;&quot;;MAX(0;[.N628]-[.T628]))" office:value-type="float" office:value="0" calcext:value-type="float">
              <text:p>0</text:p>
            </table:table-cell>
            <table:table-cell table:style-name="ce17" table:formula="of:=IF(ISBLANK([.$N628])=TRUE();&quot;&quot;;MAX(0;[.T628]-[.N628]))" office:value-type="float" office:value="0" calcext:value-type="float">
              <text:p>0</text:p>
            </table:table-cell>
            <table:table-cell table:style-name="ce15" table:formula="of:=IF(ISBLANK([.$N628])=TRUE();&quot;&quot;;SUMPRODUCT([.L:.L]=[.L628];[.M:.M]=[.M628];[.T:.T]))" office:value-type="float" office:value="6" calcext:value-type="float">
              <text:p>6</text:p>
            </table:table-cell>
            <table:table-cell table:style-name="ce19" table:formula="of:=IF(ISBLANK([.$N628])=TRUE();&quot;&quot;;MAX(0;[.N628]-[.W628]))" office:value-type="float" office:value="0" calcext:value-type="float">
              <text:p>0</text:p>
            </table:table-cell>
            <table:table-cell table:style-name="ce17" table:formula="of:=IF(ISBLANK([.$N628])=TRUE();&quot;&quot;;MAX(0;[.W628]-[.N62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629])=TRUE();&quot;&quot;;[.$O629]+[.$P629]+[.$Q629]+[.$R629]+[.$S629])" office:value-type="float" office:value="5" calcext:value-type="float">
              <text:p>5</text:p>
            </table:table-cell>
            <table:table-cell table:style-name="ce22" table:formula="of:=IF(ISBLANK([.$N629])=TRUE();&quot;&quot;;MAX(0;[.N629]-[.T629]))" office:value-type="float" office:value="0" calcext:value-type="float">
              <text:p>0</text:p>
            </table:table-cell>
            <table:table-cell table:style-name="ce17" table:formula="of:=IF(ISBLANK([.$N629])=TRUE();&quot;&quot;;MAX(0;[.T629]-[.N629]))" office:value-type="float" office:value="2" calcext:value-type="float">
              <text:p>2</text:p>
            </table:table-cell>
            <table:table-cell table:style-name="ce15" table:formula="of:=IF(ISBLANK([.$N629])=TRUE();&quot;&quot;;SUMPRODUCT([.L:.L]=[.L629];[.M:.M]=[.M629];[.T:.T]))" office:value-type="float" office:value="8" calcext:value-type="float">
              <text:p>8</text:p>
            </table:table-cell>
            <table:table-cell table:style-name="ce19" table:formula="of:=IF(ISBLANK([.$N629])=TRUE();&quot;&quot;;MAX(0;[.N629]-[.W629]))" office:value-type="float" office:value="0" calcext:value-type="float">
              <text:p>0</text:p>
            </table:table-cell>
            <table:table-cell table:style-name="ce17" table:formula="of:=IF(ISBLANK([.$N629])=TRUE();&quot;&quot;;MAX(0;[.W629]-[.N62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Flock of the Feather Walkers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630])=TRUE();&quot;&quot;;[.$O630]+[.$P630]+[.$Q630]+[.$R630]+[.$S630])" office:value-type="float" office:value="4" calcext:value-type="float">
              <text:p>4</text:p>
            </table:table-cell>
            <table:table-cell table:style-name="ce22" table:formula="of:=IF(ISBLANK([.$N630])=TRUE();&quot;&quot;;MAX(0;[.N630]-[.T630]))" office:value-type="float" office:value="0" calcext:value-type="float">
              <text:p>0</text:p>
            </table:table-cell>
            <table:table-cell table:style-name="ce17" table:formula="of:=IF(ISBLANK([.$N630])=TRUE();&quot;&quot;;MAX(0;[.T630]-[.N630]))" office:value-type="float" office:value="1" calcext:value-type="float">
              <text:p>1</text:p>
            </table:table-cell>
            <table:table-cell table:style-name="ce15" table:formula="of:=IF(ISBLANK([.$N630])=TRUE();&quot;&quot;;SUMPRODUCT([.L:.L]=[.L630];[.M:.M]=[.M630];[.T:.T]))" office:value-type="float" office:value="7" calcext:value-type="float">
              <text:p>7</text:p>
            </table:table-cell>
            <table:table-cell table:style-name="ce19" table:formula="of:=IF(ISBLANK([.$N630])=TRUE();&quot;&quot;;MAX(0;[.N630]-[.W630]))" office:value-type="float" office:value="0" calcext:value-type="float">
              <text:p>0</text:p>
            </table:table-cell>
            <table:table-cell table:style-name="ce17" table:formula="of:=IF(ISBLANK([.$N630])=TRUE();&quot;&quot;;MAX(0;[.W630]-[.N63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93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31])=TRUE();&quot;&quot;;[.$O631]+[.$P631]+[.$Q631]+[.$R631]+[.$S631])">
              <text:p/>
            </table:table-cell>
            <table:table-cell table:style-name="ce22" table:formula="of:=IF(ISBLANK([.$N631])=TRUE();&quot;&quot;;MAX(0;[.N631]-[.T631]))">
              <text:p/>
            </table:table-cell>
            <table:table-cell table:style-name="ce17" table:formula="of:=IF(ISBLANK([.$N631])=TRUE();&quot;&quot;;MAX(0;[.T631]-[.N631]))">
              <text:p/>
            </table:table-cell>
            <table:table-cell table:style-name="ce15" table:formula="of:=IF(ISBLANK([.$N631])=TRUE();&quot;&quot;;SUMPRODUCT([.L:.L]=[.L631];[.M:.M]=[.M631];[.T:.T]))">
              <text:p/>
            </table:table-cell>
            <table:table-cell table:style-name="ce19" table:formula="of:=IF(ISBLANK([.$N631])=TRUE();&quot;&quot;;MAX(0;[.N631]-[.W631]))">
              <text:p/>
            </table:table-cell>
            <table:table-cell table:style-name="ce17" table:formula="of:=IF(ISBLANK([.$N631])=TRUE();&quot;&quot;;MAX(0;[.W631]-[.N631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94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32])=TRUE();&quot;&quot;;[.$O632]+[.$P632]+[.$Q632]+[.$R632]+[.$S632])">
              <text:p/>
            </table:table-cell>
            <table:table-cell table:style-name="ce22" table:formula="of:=IF(ISBLANK([.$N632])=TRUE();&quot;&quot;;MAX(0;[.N632]-[.T632]))">
              <text:p/>
            </table:table-cell>
            <table:table-cell table:style-name="ce17" table:formula="of:=IF(ISBLANK([.$N632])=TRUE();&quot;&quot;;MAX(0;[.T632]-[.N632]))">
              <text:p/>
            </table:table-cell>
            <table:table-cell table:style-name="ce15" table:formula="of:=IF(ISBLANK([.$N632])=TRUE();&quot;&quot;;SUMPRODUCT([.L:.L]=[.L632];[.M:.M]=[.M632];[.T:.T]))">
              <text:p/>
            </table:table-cell>
            <table:table-cell table:style-name="ce19" table:formula="of:=IF(ISBLANK([.$N632])=TRUE();&quot;&quot;;MAX(0;[.N632]-[.W632]))">
              <text:p/>
            </table:table-cell>
            <table:table-cell table:style-name="ce17" table:formula="of:=IF(ISBLANK([.$N632])=TRUE();&quot;&quot;;MAX(0;[.W632]-[.N632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/>
            <table:table-cell table:style-name="ce2" office:value-type="string" calcext:value-type="string">
              <text:p>1HP395</text:p>
            </table:table-cell>
            <table:table-cell table:style-name="ce2" table:content-validation-name="val5"/>
            <table:table-cell table:style-name="ce2" table:content-validation-name="val6"/>
            <table:table-cell table:style-name="ce2" table:content-validation-name="val7"/>
            <table:table-cell table:style-name="ce2" table:content-validation-name="val8"/>
            <table:table-cell table:style-name="ce2" table:content-validation-name="val9" table:number-columns-repeated="2"/>
            <table:table-cell table:style-name="ce2" table:content-validation-name="val10"/>
            <table:table-cell table:style-name="ce2"/>
            <table:table-cell table:style-name="ce2" table:content-validation-name="val11"/>
            <table:table-cell table:style-name="ce11"/>
            <table:table-cell table:style-name="ce23" table:content-validation-name="val2" table:number-columns-repeated="5"/>
            <table:table-cell table:style-name="ce15" table:formula="of:=IF(ISBLANK([.$N633])=TRUE();&quot;&quot;;[.$O633]+[.$P633]+[.$Q633]+[.$R633]+[.$S633])">
              <text:p/>
            </table:table-cell>
            <table:table-cell table:style-name="ce22" table:formula="of:=IF(ISBLANK([.$N633])=TRUE();&quot;&quot;;MAX(0;[.N633]-[.T633]))">
              <text:p/>
            </table:table-cell>
            <table:table-cell table:style-name="ce17" table:formula="of:=IF(ISBLANK([.$N633])=TRUE();&quot;&quot;;MAX(0;[.T633]-[.N633]))">
              <text:p/>
            </table:table-cell>
            <table:table-cell table:style-name="ce15" table:formula="of:=IF(ISBLANK([.$N633])=TRUE();&quot;&quot;;SUMPRODUCT([.L:.L]=[.L633];[.M:.M]=[.M633];[.T:.T]))">
              <text:p/>
            </table:table-cell>
            <table:table-cell table:style-name="ce19" table:formula="of:=IF(ISBLANK([.$N633])=TRUE();&quot;&quot;;MAX(0;[.N633]-[.W633]))">
              <text:p/>
            </table:table-cell>
            <table:table-cell table:style-name="ce17" table:formula="of:=IF(ISBLANK([.$N633])=TRUE();&quot;&quot;;MAX(0;[.W633]-[.N633]))">
              <text:p/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6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634])=TRUE();&quot;&quot;;[.$O634]+[.$P634]+[.$Q634]+[.$R634]+[.$S634])" office:value-type="float" office:value="5" calcext:value-type="float">
              <text:p>5</text:p>
            </table:table-cell>
            <table:table-cell table:style-name="ce22" table:formula="of:=IF(ISBLANK([.$N634])=TRUE();&quot;&quot;;MAX(0;[.N634]-[.T634]))" office:value-type="float" office:value="0" calcext:value-type="float">
              <text:p>0</text:p>
            </table:table-cell>
            <table:table-cell table:style-name="ce17" table:formula="of:=IF(ISBLANK([.$N634])=TRUE();&quot;&quot;;MAX(0;[.T634]-[.N634]))" office:value-type="float" office:value="2" calcext:value-type="float">
              <text:p>2</text:p>
            </table:table-cell>
            <table:table-cell table:style-name="ce15" table:formula="of:=IF(ISBLANK([.$N634])=TRUE();&quot;&quot;;SUMPRODUCT([.L:.L]=[.L634];[.M:.M]=[.M634];[.T:.T]))" office:value-type="float" office:value="10" calcext:value-type="float">
              <text:p>10</text:p>
            </table:table-cell>
            <table:table-cell table:style-name="ce19" table:formula="of:=IF(ISBLANK([.$N634])=TRUE();&quot;&quot;;MAX(0;[.N634]-[.W634]))" office:value-type="float" office:value="0" calcext:value-type="float">
              <text:p>0</text:p>
            </table:table-cell>
            <table:table-cell table:style-name="ce17" table:formula="of:=IF(ISBLANK([.$N634])=TRUE();&quot;&quot;;MAX(0;[.W634]-[.N63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7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635])=TRUE();&quot;&quot;;[.$O635]+[.$P635]+[.$Q635]+[.$R635]+[.$S635])" office:value-type="float" office:value="4" calcext:value-type="float">
              <text:p>4</text:p>
            </table:table-cell>
            <table:table-cell table:style-name="ce22" table:formula="of:=IF(ISBLANK([.$N635])=TRUE();&quot;&quot;;MAX(0;[.N635]-[.T635]))" office:value-type="float" office:value="0" calcext:value-type="float">
              <text:p>0</text:p>
            </table:table-cell>
            <table:table-cell table:style-name="ce17" table:formula="of:=IF(ISBLANK([.$N635])=TRUE();&quot;&quot;;MAX(0;[.T635]-[.N635]))" office:value-type="float" office:value="1" calcext:value-type="float">
              <text:p>1</text:p>
            </table:table-cell>
            <table:table-cell table:style-name="ce15" table:formula="of:=IF(ISBLANK([.$N635])=TRUE();&quot;&quot;;SUMPRODUCT([.L:.L]=[.L635];[.M:.M]=[.M635];[.T:.T]))" office:value-type="float" office:value="7" calcext:value-type="float">
              <text:p>7</text:p>
            </table:table-cell>
            <table:table-cell table:style-name="ce19" table:formula="of:=IF(ISBLANK([.$N635])=TRUE();&quot;&quot;;MAX(0;[.N635]-[.W635]))" office:value-type="float" office:value="0" calcext:value-type="float">
              <text:p>0</text:p>
            </table:table-cell>
            <table:table-cell table:style-name="ce17" table:formula="of:=IF(ISBLANK([.$N635])=TRUE();&quot;&quot;;MAX(0;[.W635]-[.N63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8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ction</text:p>
            </table:table-cell>
            <table:table-cell table:style-name="ce2" table:content-validation-name="val9" office:value-type="string" calcext:value-type="string">
              <text:p>Attack</text:p>
            </table:table-cell>
            <table:table-cell table:style-name="ce2" table:content-validation-name="val9"/>
            <table:table-cell table:style-name="ce2" table:content-validation-name="val10"/>
            <table:table-cell table:style-name="ce2" office:value-type="string" calcext:value-type="string">
              <text:p>Welcome to Rathe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36])=TRUE();&quot;&quot;;[.$O636]+[.$P636]+[.$Q636]+[.$R636]+[.$S636])" office:value-type="float" office:value="3" calcext:value-type="float">
              <text:p>3</text:p>
            </table:table-cell>
            <table:table-cell table:style-name="ce22" table:formula="of:=IF(ISBLANK([.$N636])=TRUE();&quot;&quot;;MAX(0;[.N636]-[.T636]))" office:value-type="float" office:value="0" calcext:value-type="float">
              <text:p>0</text:p>
            </table:table-cell>
            <table:table-cell table:style-name="ce17" table:formula="of:=IF(ISBLANK([.$N636])=TRUE();&quot;&quot;;MAX(0;[.T636]-[.N636]))" office:value-type="float" office:value="0" calcext:value-type="float">
              <text:p>0</text:p>
            </table:table-cell>
            <table:table-cell table:style-name="ce15" table:formula="of:=IF(ISBLANK([.$N636])=TRUE();&quot;&quot;;SUMPRODUCT([.L:.L]=[.L636];[.M:.M]=[.M636];[.T:.T]))" office:value-type="float" office:value="6" calcext:value-type="float">
              <text:p>6</text:p>
            </table:table-cell>
            <table:table-cell table:style-name="ce19" table:formula="of:=IF(ISBLANK([.$N636])=TRUE();&quot;&quot;;MAX(0;[.N636]-[.W636]))" office:value-type="float" office:value="0" calcext:value-type="float">
              <text:p>0</text:p>
            </table:table-cell>
            <table:table-cell table:style-name="ce17" table:formula="of:=IF(ISBLANK([.$N636])=TRUE();&quot;&quot;;MAX(0;[.W636]-[.N63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399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7</text:p>
            </table:table-cell>
            <table:table-cell table:style-name="ce23" table:content-validation-name="val2" table:number-columns-repeated="3"/>
            <table:table-cell table:style-name="ce15" table:formula="of:=IF(ISBLANK([.$N637])=TRUE();&quot;&quot;;[.$O637]+[.$P637]+[.$Q637]+[.$R637]+[.$S637])" office:value-type="float" office:value="7" calcext:value-type="float">
              <text:p>7</text:p>
            </table:table-cell>
            <table:table-cell table:style-name="ce22" table:formula="of:=IF(ISBLANK([.$N637])=TRUE();&quot;&quot;;MAX(0;[.N637]-[.T637]))" office:value-type="float" office:value="0" calcext:value-type="float">
              <text:p>0</text:p>
            </table:table-cell>
            <table:table-cell table:style-name="ce17" table:formula="of:=IF(ISBLANK([.$N637])=TRUE();&quot;&quot;;MAX(0;[.T637]-[.N637]))" office:value-type="float" office:value="4" calcext:value-type="float">
              <text:p>4</text:p>
            </table:table-cell>
            <table:table-cell table:style-name="ce15" table:formula="of:=IF(ISBLANK([.$N637])=TRUE();&quot;&quot;;SUMPRODUCT([.L:.L]=[.L637];[.M:.M]=[.M637];[.T:.T]))" office:value-type="float" office:value="10" calcext:value-type="float">
              <text:p>10</text:p>
            </table:table-cell>
            <table:table-cell table:style-name="ce19" table:formula="of:=IF(ISBLANK([.$N637])=TRUE();&quot;&quot;;MAX(0;[.N637]-[.W637]))" office:value-type="float" office:value="0" calcext:value-type="float">
              <text:p>0</text:p>
            </table:table-cell>
            <table:table-cell table:style-name="ce17" table:formula="of:=IF(ISBLANK([.$N637])=TRUE();&quot;&quot;;MAX(0;[.W637]-[.N637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400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638])=TRUE();&quot;&quot;;[.$O638]+[.$P638]+[.$Q638]+[.$R638]+[.$S638])" office:value-type="float" office:value="4" calcext:value-type="float">
              <text:p>4</text:p>
            </table:table-cell>
            <table:table-cell table:style-name="ce22" table:formula="of:=IF(ISBLANK([.$N638])=TRUE();&quot;&quot;;MAX(0;[.N638]-[.T638]))" office:value-type="float" office:value="0" calcext:value-type="float">
              <text:p>0</text:p>
            </table:table-cell>
            <table:table-cell table:style-name="ce17" table:formula="of:=IF(ISBLANK([.$N638])=TRUE();&quot;&quot;;MAX(0;[.T638]-[.N638]))" office:value-type="float" office:value="1" calcext:value-type="float">
              <text:p>1</text:p>
            </table:table-cell>
            <table:table-cell table:style-name="ce15" table:formula="of:=IF(ISBLANK([.$N638])=TRUE();&quot;&quot;;SUMPRODUCT([.L:.L]=[.L638];[.M:.M]=[.M638];[.T:.T]))" office:value-type="float" office:value="8" calcext:value-type="float">
              <text:p>8</text:p>
            </table:table-cell>
            <table:table-cell table:style-name="ce19" table:formula="of:=IF(ISBLANK([.$N638])=TRUE();&quot;&quot;;MAX(0;[.N638]-[.W638]))" office:value-type="float" office:value="0" calcext:value-type="float">
              <text:p>0</text:p>
            </table:table-cell>
            <table:table-cell table:style-name="ce17" table:formula="of:=IF(ISBLANK([.$N638])=TRUE();&quot;&quot;;MAX(0;[.W638]-[.N63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401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Pummel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5</text:p>
            </table:table-cell>
            <table:table-cell table:style-name="ce23" table:content-validation-name="val2" table:number-columns-repeated="3"/>
            <table:table-cell table:style-name="ce15" table:formula="of:=IF(ISBLANK([.$N639])=TRUE();&quot;&quot;;[.$O639]+[.$P639]+[.$Q639]+[.$R639]+[.$S639])" office:value-type="float" office:value="5" calcext:value-type="float">
              <text:p>5</text:p>
            </table:table-cell>
            <table:table-cell table:style-name="ce22" table:formula="of:=IF(ISBLANK([.$N639])=TRUE();&quot;&quot;;MAX(0;[.N639]-[.T639]))" office:value-type="float" office:value="0" calcext:value-type="float">
              <text:p>0</text:p>
            </table:table-cell>
            <table:table-cell table:style-name="ce17" table:formula="of:=IF(ISBLANK([.$N639])=TRUE();&quot;&quot;;MAX(0;[.T639]-[.N639]))" office:value-type="float" office:value="2" calcext:value-type="float">
              <text:p>2</text:p>
            </table:table-cell>
            <table:table-cell table:style-name="ce15" table:formula="of:=IF(ISBLANK([.$N639])=TRUE();&quot;&quot;;SUMPRODUCT([.L:.L]=[.L639];[.M:.M]=[.M639];[.T:.T]))" office:value-type="float" office:value="8" calcext:value-type="float">
              <text:p>8</text:p>
            </table:table-cell>
            <table:table-cell table:style-name="ce19" table:formula="of:=IF(ISBLANK([.$N639])=TRUE();&quot;&quot;;MAX(0;[.N639]-[.W639]))" office:value-type="float" office:value="0" calcext:value-type="float">
              <text:p>0</text:p>
            </table:table-cell>
            <table:table-cell table:style-name="ce17" table:formula="of:=IF(ISBLANK([.$N639])=TRUE();&quot;&quot;;MAX(0;[.W639]-[.N63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402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640])=TRUE();&quot;&quot;;[.$O640]+[.$P640]+[.$Q640]+[.$R640]+[.$S640])" office:value-type="float" office:value="4" calcext:value-type="float">
              <text:p>4</text:p>
            </table:table-cell>
            <table:table-cell table:style-name="ce22" table:formula="of:=IF(ISBLANK([.$N640])=TRUE();&quot;&quot;;MAX(0;[.N640]-[.T640]))" office:value-type="float" office:value="0" calcext:value-type="float">
              <text:p>0</text:p>
            </table:table-cell>
            <table:table-cell table:style-name="ce17" table:formula="of:=IF(ISBLANK([.$N640])=TRUE();&quot;&quot;;MAX(0;[.T640]-[.N640]))" office:value-type="float" office:value="1" calcext:value-type="float">
              <text:p>1</text:p>
            </table:table-cell>
            <table:table-cell table:style-name="ce15" table:formula="of:=IF(ISBLANK([.$N640])=TRUE();&quot;&quot;;SUMPRODUCT([.L:.L]=[.L640];[.M:.M]=[.M640];[.T:.T]))" office:value-type="float" office:value="7" calcext:value-type="float">
              <text:p>7</text:p>
            </table:table-cell>
            <table:table-cell table:style-name="ce19" table:formula="of:=IF(ISBLANK([.$N640])=TRUE();&quot;&quot;;MAX(0;[.N640]-[.W640]))" office:value-type="float" office:value="0" calcext:value-type="float">
              <text:p>0</text:p>
            </table:table-cell>
            <table:table-cell table:style-name="ce17" table:formula="of:=IF(ISBLANK([.$N640])=TRUE();&quot;&quot;;MAX(0;[.W640]-[.N64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403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4</text:p>
            </table:table-cell>
            <table:table-cell table:style-name="ce23" table:content-validation-name="val2" table:number-columns-repeated="3"/>
            <table:table-cell table:style-name="ce15" table:formula="of:=IF(ISBLANK([.$N641])=TRUE();&quot;&quot;;[.$O641]+[.$P641]+[.$Q641]+[.$R641]+[.$S641])" office:value-type="float" office:value="4" calcext:value-type="float">
              <text:p>4</text:p>
            </table:table-cell>
            <table:table-cell table:style-name="ce22" table:formula="of:=IF(ISBLANK([.$N641])=TRUE();&quot;&quot;;MAX(0;[.N641]-[.T641]))" office:value-type="float" office:value="0" calcext:value-type="float">
              <text:p>0</text:p>
            </table:table-cell>
            <table:table-cell table:style-name="ce17" table:formula="of:=IF(ISBLANK([.$N641])=TRUE();&quot;&quot;;MAX(0;[.T641]-[.N641]))" office:value-type="float" office:value="1" calcext:value-type="float">
              <text:p>1</text:p>
            </table:table-cell>
            <table:table-cell table:style-name="ce15" table:formula="of:=IF(ISBLANK([.$N641])=TRUE();&quot;&quot;;SUMPRODUCT([.L:.L]=[.L641];[.M:.M]=[.M641];[.T:.T]))" office:value-type="float" office:value="7" calcext:value-type="float">
              <text:p>7</text:p>
            </table:table-cell>
            <table:table-cell table:style-name="ce19" table:formula="of:=IF(ISBLANK([.$N641])=TRUE();&quot;&quot;;MAX(0;[.N641]-[.W641]))" office:value-type="float" office:value="0" calcext:value-type="float">
              <text:p>0</text:p>
            </table:table-cell>
            <table:table-cell table:style-name="ce17" table:formula="of:=IF(ISBLANK([.$N641])=TRUE();&quot;&quot;;MAX(0;[.W641]-[.N64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1">
            <table:table-cell table:style-name="ce2" table:content-validation-name="val1" office:value-type="string" calcext:value-type="string">
              <text:p>History Pack 1</text:p>
            </table:table-cell>
            <table:table-cell table:style-name="ce2" table:content-validation-name="val3"/>
            <table:table-cell table:style-name="ce2" table:content-validation-name="val4" office:value-type="string" calcext:value-type="string">
              <text:p>WTR</text:p>
            </table:table-cell>
            <table:table-cell table:style-name="ce2" office:value-type="string" calcext:value-type="string">
              <text:p>1HP404</text:p>
            </table:table-cell>
            <table:table-cell table:style-name="ce2" table:content-validation-name="val5" office:value-type="string" calcext:value-type="string">
              <text:p>Common</text:p>
            </table:table-cell>
            <table:table-cell table:style-name="ce2" table:content-validation-name="val6"/>
            <table:table-cell table:style-name="ce2" table:content-validation-name="val7" office:value-type="string" calcext:value-type="string">
              <text:p>Generic</text:p>
            </table:table-cell>
            <table:table-cell table:style-name="ce2" table:content-validation-name="val8" office:value-type="string" calcext:value-type="string">
              <text:p>Attack Reaction</text:p>
            </table:table-cell>
            <table:table-cell table:style-name="ce2" table:content-validation-name="val9" table:number-columns-repeated="2"/>
            <table:table-cell table:style-name="ce2" table:content-validation-name="val10"/>
            <table:table-cell table:style-name="ce2" office:value-type="string" calcext:value-type="string">
              <text:p>Razor Reflex</text:p>
            </table:table-cell>
            <table:table-cell table:style-name="ce2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3" table:content-validation-name="val2"/>
            <table:table-cell table:style-name="ce23" table:content-validation-name="val2" office:value-type="string" calcext:value-type="string">
              <text:p>3</text:p>
            </table:table-cell>
            <table:table-cell table:style-name="ce23" table:content-validation-name="val2" table:number-columns-repeated="3"/>
            <table:table-cell table:style-name="ce15" table:formula="of:=IF(ISBLANK([.$N642])=TRUE();&quot;&quot;;[.$O642]+[.$P642]+[.$Q642]+[.$R642]+[.$S642])" office:value-type="float" office:value="3" calcext:value-type="float">
              <text:p>3</text:p>
            </table:table-cell>
            <table:table-cell table:style-name="ce22" table:formula="of:=IF(ISBLANK([.$N642])=TRUE();&quot;&quot;;MAX(0;[.N642]-[.T642]))" office:value-type="float" office:value="0" calcext:value-type="float">
              <text:p>0</text:p>
            </table:table-cell>
            <table:table-cell table:style-name="ce17" table:formula="of:=IF(ISBLANK([.$N642])=TRUE();&quot;&quot;;MAX(0;[.T642]-[.N642]))" office:value-type="float" office:value="0" calcext:value-type="float">
              <text:p>0</text:p>
            </table:table-cell>
            <table:table-cell table:style-name="ce15" table:formula="of:=IF(ISBLANK([.$N642])=TRUE();&quot;&quot;;SUMPRODUCT([.L:.L]=[.L642];[.M:.M]=[.M642];[.T:.T]))" office:value-type="float" office:value="6" calcext:value-type="float">
              <text:p>6</text:p>
            </table:table-cell>
            <table:table-cell table:style-name="ce19" table:formula="of:=IF(ISBLANK([.$N642])=TRUE();&quot;&quot;;MAX(0;[.N642]-[.W642]))" office:value-type="float" office:value="0" calcext:value-type="float">
              <text:p>0</text:p>
            </table:table-cell>
            <table:table-cell table:style-name="ce17" table:formula="of:=IF(ISBLANK([.$N642])=TRUE();&quot;&quot;;MAX(0;[.W642]-[.N642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05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3])=TRUE();&quot;&quot;;[.$O643]+[.$P643]+[.$Q643]+[.$R643]+[.$S643])">
            <text:p/>
          </table:table-cell>
          <table:table-cell table:style-name="ce22" table:formula="of:=IF(ISBLANK([.$N643])=TRUE();&quot;&quot;;MAX(0;[.N643]-[.T643]))">
            <text:p/>
          </table:table-cell>
          <table:table-cell table:style-name="ce17" table:formula="of:=IF(ISBLANK([.$N643])=TRUE();&quot;&quot;;MAX(0;[.T643]-[.N643]))">
            <text:p/>
          </table:table-cell>
          <table:table-cell table:style-name="ce15" table:formula="of:=IF(ISBLANK([.$N643])=TRUE();&quot;&quot;;SUMPRODUCT([.L:.L]=[.L643];[.M:.M]=[.M643];[.T:.T]))">
            <text:p/>
          </table:table-cell>
          <table:table-cell table:style-name="ce19" table:formula="of:=IF(ISBLANK([.$N643])=TRUE();&quot;&quot;;MAX(0;[.N643]-[.W643]))">
            <text:p/>
          </table:table-cell>
          <table:table-cell table:style-name="ce17" table:formula="of:=IF(ISBLANK([.$N643])=TRUE();&quot;&quot;;MAX(0;[.W643]-[.N643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06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4])=TRUE();&quot;&quot;;[.$O644]+[.$P644]+[.$Q644]+[.$R644]+[.$S644])">
            <text:p/>
          </table:table-cell>
          <table:table-cell table:style-name="ce22" table:formula="of:=IF(ISBLANK([.$N644])=TRUE();&quot;&quot;;MAX(0;[.N644]-[.T644]))">
            <text:p/>
          </table:table-cell>
          <table:table-cell table:style-name="ce17" table:formula="of:=IF(ISBLANK([.$N644])=TRUE();&quot;&quot;;MAX(0;[.T644]-[.N644]))">
            <text:p/>
          </table:table-cell>
          <table:table-cell table:style-name="ce15" table:formula="of:=IF(ISBLANK([.$N644])=TRUE();&quot;&quot;;SUMPRODUCT([.L:.L]=[.L644];[.M:.M]=[.M644];[.T:.T]))">
            <text:p/>
          </table:table-cell>
          <table:table-cell table:style-name="ce19" table:formula="of:=IF(ISBLANK([.$N644])=TRUE();&quot;&quot;;MAX(0;[.N644]-[.W644]))">
            <text:p/>
          </table:table-cell>
          <table:table-cell table:style-name="ce17" table:formula="of:=IF(ISBLANK([.$N644])=TRUE();&quot;&quot;;MAX(0;[.W644]-[.N644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07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5])=TRUE();&quot;&quot;;[.$O645]+[.$P645]+[.$Q645]+[.$R645]+[.$S645])">
            <text:p/>
          </table:table-cell>
          <table:table-cell table:style-name="ce22" table:formula="of:=IF(ISBLANK([.$N645])=TRUE();&quot;&quot;;MAX(0;[.N645]-[.T645]))">
            <text:p/>
          </table:table-cell>
          <table:table-cell table:style-name="ce17" table:formula="of:=IF(ISBLANK([.$N645])=TRUE();&quot;&quot;;MAX(0;[.T645]-[.N645]))">
            <text:p/>
          </table:table-cell>
          <table:table-cell table:style-name="ce15" table:formula="of:=IF(ISBLANK([.$N645])=TRUE();&quot;&quot;;SUMPRODUCT([.L:.L]=[.L645];[.M:.M]=[.M645];[.T:.T]))">
            <text:p/>
          </table:table-cell>
          <table:table-cell table:style-name="ce19" table:formula="of:=IF(ISBLANK([.$N645])=TRUE();&quot;&quot;;MAX(0;[.N645]-[.W645]))">
            <text:p/>
          </table:table-cell>
          <table:table-cell table:style-name="ce17" table:formula="of:=IF(ISBLANK([.$N645])=TRUE();&quot;&quot;;MAX(0;[.W645]-[.N645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08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6])=TRUE();&quot;&quot;;[.$O646]+[.$P646]+[.$Q646]+[.$R646]+[.$S646])">
            <text:p/>
          </table:table-cell>
          <table:table-cell table:style-name="ce22" table:formula="of:=IF(ISBLANK([.$N646])=TRUE();&quot;&quot;;MAX(0;[.N646]-[.T646]))">
            <text:p/>
          </table:table-cell>
          <table:table-cell table:style-name="ce17" table:formula="of:=IF(ISBLANK([.$N646])=TRUE();&quot;&quot;;MAX(0;[.T646]-[.N646]))">
            <text:p/>
          </table:table-cell>
          <table:table-cell table:style-name="ce15" table:formula="of:=IF(ISBLANK([.$N646])=TRUE();&quot;&quot;;SUMPRODUCT([.L:.L]=[.L646];[.M:.M]=[.M646];[.T:.T]))">
            <text:p/>
          </table:table-cell>
          <table:table-cell table:style-name="ce19" table:formula="of:=IF(ISBLANK([.$N646])=TRUE();&quot;&quot;;MAX(0;[.N646]-[.W646]))">
            <text:p/>
          </table:table-cell>
          <table:table-cell table:style-name="ce17" table:formula="of:=IF(ISBLANK([.$N646])=TRUE();&quot;&quot;;MAX(0;[.W646]-[.N646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09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7])=TRUE();&quot;&quot;;[.$O647]+[.$P647]+[.$Q647]+[.$R647]+[.$S647])">
            <text:p/>
          </table:table-cell>
          <table:table-cell table:style-name="ce22" table:formula="of:=IF(ISBLANK([.$N647])=TRUE();&quot;&quot;;MAX(0;[.N647]-[.T647]))">
            <text:p/>
          </table:table-cell>
          <table:table-cell table:style-name="ce17" table:formula="of:=IF(ISBLANK([.$N647])=TRUE();&quot;&quot;;MAX(0;[.T647]-[.N647]))">
            <text:p/>
          </table:table-cell>
          <table:table-cell table:style-name="ce15" table:formula="of:=IF(ISBLANK([.$N647])=TRUE();&quot;&quot;;SUMPRODUCT([.L:.L]=[.L647];[.M:.M]=[.M647];[.T:.T]))">
            <text:p/>
          </table:table-cell>
          <table:table-cell table:style-name="ce19" table:formula="of:=IF(ISBLANK([.$N647])=TRUE();&quot;&quot;;MAX(0;[.N647]-[.W647]))">
            <text:p/>
          </table:table-cell>
          <table:table-cell table:style-name="ce17" table:formula="of:=IF(ISBLANK([.$N647])=TRUE();&quot;&quot;;MAX(0;[.W647]-[.N647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10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48])=TRUE();&quot;&quot;;[.$O648]+[.$P648]+[.$Q648]+[.$R648]+[.$S648])">
            <text:p/>
          </table:table-cell>
          <table:table-cell table:style-name="ce22" table:formula="of:=IF(ISBLANK([.$N648])=TRUE();&quot;&quot;;MAX(0;[.N648]-[.T648]))">
            <text:p/>
          </table:table-cell>
          <table:table-cell table:style-name="ce17" table:formula="of:=IF(ISBLANK([.$N648])=TRUE();&quot;&quot;;MAX(0;[.T648]-[.N648]))">
            <text:p/>
          </table:table-cell>
          <table:table-cell table:style-name="ce15" table:formula="of:=IF(ISBLANK([.$N648])=TRUE();&quot;&quot;;SUMPRODUCT([.L:.L]=[.L648];[.M:.M]=[.M648];[.T:.T]))">
            <text:p/>
          </table:table-cell>
          <table:table-cell table:style-name="ce19" table:formula="of:=IF(ISBLANK([.$N648])=TRUE();&quot;&quot;;MAX(0;[.N648]-[.W648]))">
            <text:p/>
          </table:table-cell>
          <table:table-cell table:style-name="ce17" table:formula="of:=IF(ISBLANK([.$N648])=TRUE();&quot;&quot;;MAX(0;[.W648]-[.N648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1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Defense Re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Unmovable</text:p>
          </table:table-cell>
          <table:table-cell table:style-name="ce2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4</text:p>
          </table:table-cell>
          <table:table-cell table:style-name="ce23" table:content-validation-name="val2" table:number-columns-repeated="3"/>
          <table:table-cell table:style-name="ce15" table:formula="of:=IF(ISBLANK([.$N649])=TRUE();&quot;&quot;;[.$O649]+[.$P649]+[.$Q649]+[.$R649]+[.$S649])" office:value-type="float" office:value="4" calcext:value-type="float">
            <text:p>4</text:p>
          </table:table-cell>
          <table:table-cell table:style-name="ce22" table:formula="of:=IF(ISBLANK([.$N649])=TRUE();&quot;&quot;;MAX(0;[.N649]-[.T649]))" office:value-type="float" office:value="0" calcext:value-type="float">
            <text:p>0</text:p>
          </table:table-cell>
          <table:table-cell table:style-name="ce17" table:formula="of:=IF(ISBLANK([.$N649])=TRUE();&quot;&quot;;MAX(0;[.T649]-[.N649]))" office:value-type="float" office:value="1" calcext:value-type="float">
            <text:p>1</text:p>
          </table:table-cell>
          <table:table-cell table:style-name="ce15" table:formula="of:=IF(ISBLANK([.$N649])=TRUE();&quot;&quot;;SUMPRODUCT([.L:.L]=[.L649];[.M:.M]=[.M649];[.T:.T]))" office:value-type="float" office:value="7" calcext:value-type="float">
            <text:p>7</text:p>
          </table:table-cell>
          <table:table-cell table:style-name="ce19" table:formula="of:=IF(ISBLANK([.$N649])=TRUE();&quot;&quot;;MAX(0;[.N649]-[.W649]))" office:value-type="float" office:value="0" calcext:value-type="float">
            <text:p>0</text:p>
          </table:table-cell>
          <table:table-cell table:style-name="ce17" table:formula="of:=IF(ISBLANK([.$N649])=TRUE();&quot;&quot;;MAX(0;[.W649]-[.N649])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2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Defense Re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Unmovable</text:p>
          </table:table-cell>
          <table:table-cell table:style-name="ce2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3</text:p>
          </table:table-cell>
          <table:table-cell table:style-name="ce23" table:content-validation-name="val2" table:number-columns-repeated="3"/>
          <table:table-cell table:style-name="ce15" table:formula="of:=IF(ISBLANK([.$N650])=TRUE();&quot;&quot;;[.$O650]+[.$P650]+[.$Q650]+[.$R650]+[.$S650])" office:value-type="float" office:value="3" calcext:value-type="float">
            <text:p>3</text:p>
          </table:table-cell>
          <table:table-cell table:style-name="ce22" table:formula="of:=IF(ISBLANK([.$N650])=TRUE();&quot;&quot;;MAX(0;[.N650]-[.T650]))" office:value-type="float" office:value="0" calcext:value-type="float">
            <text:p>0</text:p>
          </table:table-cell>
          <table:table-cell table:style-name="ce17" table:formula="of:=IF(ISBLANK([.$N650])=TRUE();&quot;&quot;;MAX(0;[.T650]-[.N650]))" office:value-type="float" office:value="0" calcext:value-type="float">
            <text:p>0</text:p>
          </table:table-cell>
          <table:table-cell table:style-name="ce15" table:formula="of:=IF(ISBLANK([.$N650])=TRUE();&quot;&quot;;SUMPRODUCT([.L:.L]=[.L650];[.M:.M]=[.M650];[.T:.T]))" office:value-type="float" office:value="6" calcext:value-type="float">
            <text:p>6</text:p>
          </table:table-cell>
          <table:table-cell table:style-name="ce19" table:formula="of:=IF(ISBLANK([.$N650])=TRUE();&quot;&quot;;MAX(0;[.N650]-[.W650]))" office:value-type="float" office:value="0" calcext:value-type="float">
            <text:p>0</text:p>
          </table:table-cell>
          <table:table-cell table:style-name="ce17" table:formula="of:=IF(ISBLANK([.$N650])=TRUE();&quot;&quot;;MAX(0;[.W650]-[.N650])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3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Defense Re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Unmovable</text:p>
          </table:table-cell>
          <table:table-cell table:style-name="ce2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3</text:p>
          </table:table-cell>
          <table:table-cell table:style-name="ce23" table:content-validation-name="val2" table:number-columns-repeated="3"/>
          <table:table-cell table:style-name="ce15" table:formula="of:=IF(ISBLANK([.$N651])=TRUE();&quot;&quot;;[.$O651]+[.$P651]+[.$Q651]+[.$R651]+[.$S651])" office:value-type="float" office:value="3" calcext:value-type="float">
            <text:p>3</text:p>
          </table:table-cell>
          <table:table-cell table:style-name="ce22" table:formula="of:=IF(ISBLANK([.$N651])=TRUE();&quot;&quot;;MAX(0;[.N651]-[.T651]))" office:value-type="float" office:value="0" calcext:value-type="float">
            <text:p>0</text:p>
          </table:table-cell>
          <table:table-cell table:style-name="ce17" table:formula="of:=IF(ISBLANK([.$N651])=TRUE();&quot;&quot;;MAX(0;[.T651]-[.N651]))" office:value-type="float" office:value="0" calcext:value-type="float">
            <text:p>0</text:p>
          </table:table-cell>
          <table:table-cell table:style-name="ce15" table:formula="of:=IF(ISBLANK([.$N651])=TRUE();&quot;&quot;;SUMPRODUCT([.L:.L]=[.L651];[.M:.M]=[.M651];[.T:.T]))" office:value-type="float" office:value="6" calcext:value-type="float">
            <text:p>6</text:p>
          </table:table-cell>
          <table:table-cell table:style-name="ce19" table:formula="of:=IF(ISBLANK([.$N651])=TRUE();&quot;&quot;;MAX(0;[.N651]-[.W651]))" office:value-type="float" office:value="0" calcext:value-type="float">
            <text:p>0</text:p>
          </table:table-cell>
          <table:table-cell table:style-name="ce17" table:formula="of:=IF(ISBLANK([.$N651])=TRUE();&quot;&quot;;MAX(0;[.W651]-[.N651])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14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52])=TRUE();&quot;&quot;;[.$O652]+[.$P652]+[.$Q652]+[.$R652]+[.$S652])">
            <text:p/>
          </table:table-cell>
          <table:table-cell table:style-name="ce22" table:formula="of:=IF(ISBLANK([.$N652])=TRUE();&quot;&quot;;MAX(0;[.N652]-[.T652]))">
            <text:p/>
          </table:table-cell>
          <table:table-cell table:style-name="ce17" table:formula="of:=IF(ISBLANK([.$N652])=TRUE();&quot;&quot;;MAX(0;[.T652]-[.N652]))">
            <text:p/>
          </table:table-cell>
          <table:table-cell table:style-name="ce15" table:formula="of:=IF(ISBLANK([.$N652])=TRUE();&quot;&quot;;SUMPRODUCT([.L:.L]=[.L652];[.M:.M]=[.M652];[.T:.T]))">
            <text:p/>
          </table:table-cell>
          <table:table-cell table:style-name="ce19" table:formula="of:=IF(ISBLANK([.$N652])=TRUE();&quot;&quot;;MAX(0;[.N652]-[.W652]))">
            <text:p/>
          </table:table-cell>
          <table:table-cell table:style-name="ce17" table:formula="of:=IF(ISBLANK([.$N652])=TRUE();&quot;&quot;;MAX(0;[.W652]-[.N652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15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53])=TRUE();&quot;&quot;;[.$O653]+[.$P653]+[.$Q653]+[.$R653]+[.$S653])">
            <text:p/>
          </table:table-cell>
          <table:table-cell table:style-name="ce22" table:formula="of:=IF(ISBLANK([.$N653])=TRUE();&quot;&quot;;MAX(0;[.N653]-[.T653]))">
            <text:p/>
          </table:table-cell>
          <table:table-cell table:style-name="ce17" table:formula="of:=IF(ISBLANK([.$N653])=TRUE();&quot;&quot;;MAX(0;[.T653]-[.N653]))">
            <text:p/>
          </table:table-cell>
          <table:table-cell table:style-name="ce15" table:formula="of:=IF(ISBLANK([.$N653])=TRUE();&quot;&quot;;SUMPRODUCT([.L:.L]=[.L653];[.M:.M]=[.M653];[.T:.T]))">
            <text:p/>
          </table:table-cell>
          <table:table-cell table:style-name="ce19" table:formula="of:=IF(ISBLANK([.$N653])=TRUE();&quot;&quot;;MAX(0;[.N653]-[.W653]))">
            <text:p/>
          </table:table-cell>
          <table:table-cell table:style-name="ce17" table:formula="of:=IF(ISBLANK([.$N653])=TRUE();&quot;&quot;;MAX(0;[.W653]-[.N653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/>
          <table:table-cell table:style-name="ce2" office:value-type="string" calcext:value-type="string">
            <text:p>1HP416</text:p>
          </table:table-cell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54])=TRUE();&quot;&quot;;[.$O654]+[.$P654]+[.$Q654]+[.$R654]+[.$S654])">
            <text:p/>
          </table:table-cell>
          <table:table-cell table:style-name="ce22" table:formula="of:=IF(ISBLANK([.$N654])=TRUE();&quot;&quot;;MAX(0;[.N654]-[.T654]))">
            <text:p/>
          </table:table-cell>
          <table:table-cell table:style-name="ce17" table:formula="of:=IF(ISBLANK([.$N654])=TRUE();&quot;&quot;;MAX(0;[.T654]-[.N654]))">
            <text:p/>
          </table:table-cell>
          <table:table-cell table:style-name="ce15" table:formula="of:=IF(ISBLANK([.$N654])=TRUE();&quot;&quot;;SUMPRODUCT([.L:.L]=[.L654];[.M:.M]=[.M654];[.T:.T]))">
            <text:p/>
          </table:table-cell>
          <table:table-cell table:style-name="ce19" table:formula="of:=IF(ISBLANK([.$N654])=TRUE();&quot;&quot;;MAX(0;[.N654]-[.W654]))">
            <text:p/>
          </table:table-cell>
          <table:table-cell table:style-name="ce17" table:formula="of:=IF(ISBLANK([.$N654])=TRUE();&quot;&quot;;MAX(0;[.W654]-[.N654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7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Nimblism</text:p>
          </table:table-cell>
          <table:table-cell table:style-name="ce2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5</text:p>
          </table:table-cell>
          <table:table-cell table:style-name="ce23" table:content-validation-name="val2" table:number-columns-repeated="3"/>
          <table:table-cell table:style-name="ce15" table:formula="of:=IF(ISBLANK([.$N655])=TRUE();&quot;&quot;;[.$O655]+[.$P655]+[.$Q655]+[.$R655]+[.$S655])" office:value-type="float" office:value="5" calcext:value-type="float">
            <text:p>5</text:p>
          </table:table-cell>
          <table:table-cell table:style-name="ce22" table:formula="of:=IF(ISBLANK([.$N655])=TRUE();&quot;&quot;;MAX(0;[.N655]-[.T655]))" office:value-type="float" office:value="0" calcext:value-type="float">
            <text:p>0</text:p>
          </table:table-cell>
          <table:table-cell table:style-name="ce17" table:formula="of:=IF(ISBLANK([.$N655])=TRUE();&quot;&quot;;MAX(0;[.T655]-[.N655]))" office:value-type="float" office:value="2" calcext:value-type="float">
            <text:p>2</text:p>
          </table:table-cell>
          <table:table-cell table:style-name="ce15" table:formula="of:=IF(ISBLANK([.$N655])=TRUE();&quot;&quot;;SUMPRODUCT([.L:.L]=[.L655];[.M:.M]=[.M655];[.T:.T]))" office:value-type="float" office:value="8" calcext:value-type="float">
            <text:p>8</text:p>
          </table:table-cell>
          <table:table-cell table:style-name="ce19" table:formula="of:=IF(ISBLANK([.$N655])=TRUE();&quot;&quot;;MAX(0;[.N655]-[.W655]))" office:value-type="float" office:value="0" calcext:value-type="float">
            <text:p>0</text:p>
          </table:table-cell>
          <table:table-cell table:style-name="ce17" table:formula="of:=IF(ISBLANK([.$N655])=TRUE();&quot;&quot;;MAX(0;[.W655]-[.N655]))" office:value-type="float" office:value="5" calcext:value-type="float">
            <text:p>5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8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Nimblism</text:p>
          </table:table-cell>
          <table:table-cell table:style-name="ce2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3</text:p>
          </table:table-cell>
          <table:table-cell table:style-name="ce23" table:content-validation-name="val2" table:number-columns-repeated="3"/>
          <table:table-cell table:style-name="ce15" table:formula="of:=IF(ISBLANK([.$N656])=TRUE();&quot;&quot;;[.$O656]+[.$P656]+[.$Q656]+[.$R656]+[.$S656])" office:value-type="float" office:value="3" calcext:value-type="float">
            <text:p>3</text:p>
          </table:table-cell>
          <table:table-cell table:style-name="ce22" table:formula="of:=IF(ISBLANK([.$N656])=TRUE();&quot;&quot;;MAX(0;[.N656]-[.T656]))" office:value-type="float" office:value="0" calcext:value-type="float">
            <text:p>0</text:p>
          </table:table-cell>
          <table:table-cell table:style-name="ce17" table:formula="of:=IF(ISBLANK([.$N656])=TRUE();&quot;&quot;;MAX(0;[.T656]-[.N656]))" office:value-type="float" office:value="0" calcext:value-type="float">
            <text:p>0</text:p>
          </table:table-cell>
          <table:table-cell table:style-name="ce15" table:formula="of:=IF(ISBLANK([.$N656])=TRUE();&quot;&quot;;SUMPRODUCT([.L:.L]=[.L656];[.M:.M]=[.M656];[.T:.T]))" office:value-type="float" office:value="6" calcext:value-type="float">
            <text:p>6</text:p>
          </table:table-cell>
          <table:table-cell table:style-name="ce19" table:formula="of:=IF(ISBLANK([.$N656])=TRUE();&quot;&quot;;MAX(0;[.N656]-[.W656]))" office:value-type="float" office:value="0" calcext:value-type="float">
            <text:p>0</text:p>
          </table:table-cell>
          <table:table-cell table:style-name="ce17" table:formula="of:=IF(ISBLANK([.$N656])=TRUE();&quot;&quot;;MAX(0;[.W656]-[.N656])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19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Nimblism</text:p>
          </table:table-cell>
          <table:table-cell table:style-name="ce2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4</text:p>
          </table:table-cell>
          <table:table-cell table:style-name="ce23" table:content-validation-name="val2" table:number-columns-repeated="3"/>
          <table:table-cell table:style-name="ce15" table:formula="of:=IF(ISBLANK([.$N657])=TRUE();&quot;&quot;;[.$O657]+[.$P657]+[.$Q657]+[.$R657]+[.$S657])" office:value-type="float" office:value="4" calcext:value-type="float">
            <text:p>4</text:p>
          </table:table-cell>
          <table:table-cell table:style-name="ce22" table:formula="of:=IF(ISBLANK([.$N657])=TRUE();&quot;&quot;;MAX(0;[.N657]-[.T657]))" office:value-type="float" office:value="0" calcext:value-type="float">
            <text:p>0</text:p>
          </table:table-cell>
          <table:table-cell table:style-name="ce17" table:formula="of:=IF(ISBLANK([.$N657])=TRUE();&quot;&quot;;MAX(0;[.T657]-[.N657]))" office:value-type="float" office:value="1" calcext:value-type="float">
            <text:p>1</text:p>
          </table:table-cell>
          <table:table-cell table:style-name="ce15" table:formula="of:=IF(ISBLANK([.$N657])=TRUE();&quot;&quot;;SUMPRODUCT([.L:.L]=[.L657];[.M:.M]=[.M657];[.T:.T]))" office:value-type="float" office:value="7" calcext:value-type="float">
            <text:p>7</text:p>
          </table:table-cell>
          <table:table-cell table:style-name="ce19" table:formula="of:=IF(ISBLANK([.$N657])=TRUE();&quot;&quot;;MAX(0;[.N657]-[.W657]))" office:value-type="float" office:value="0" calcext:value-type="float">
            <text:p>0</text:p>
          </table:table-cell>
          <table:table-cell table:style-name="ce17" table:formula="of:=IF(ISBLANK([.$N657])=TRUE();&quot;&quot;;MAX(0;[.W657]-[.N657]))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20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Sloggism</text:p>
          </table:table-cell>
          <table:table-cell table:style-name="ce2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3</text:p>
          </table:table-cell>
          <table:table-cell table:style-name="ce23" table:content-validation-name="val2" table:number-columns-repeated="3"/>
          <table:table-cell table:style-name="ce15" table:formula="of:=IF(ISBLANK([.$N658])=TRUE();&quot;&quot;;[.$O658]+[.$P658]+[.$Q658]+[.$R658]+[.$S658])" office:value-type="float" office:value="3" calcext:value-type="float">
            <text:p>3</text:p>
          </table:table-cell>
          <table:table-cell table:style-name="ce22" table:formula="of:=IF(ISBLANK([.$N658])=TRUE();&quot;&quot;;MAX(0;[.N658]-[.T658]))" office:value-type="float" office:value="0" calcext:value-type="float">
            <text:p>0</text:p>
          </table:table-cell>
          <table:table-cell table:style-name="ce17" table:formula="of:=IF(ISBLANK([.$N658])=TRUE();&quot;&quot;;MAX(0;[.T658]-[.N658]))" office:value-type="float" office:value="0" calcext:value-type="float">
            <text:p>0</text:p>
          </table:table-cell>
          <table:table-cell table:style-name="ce15" table:formula="of:=IF(ISBLANK([.$N658])=TRUE();&quot;&quot;;SUMPRODUCT([.L:.L]=[.L658];[.M:.M]=[.M658];[.T:.T]))" office:value-type="float" office:value="6" calcext:value-type="float">
            <text:p>6</text:p>
          </table:table-cell>
          <table:table-cell table:style-name="ce19" table:formula="of:=IF(ISBLANK([.$N658])=TRUE();&quot;&quot;;MAX(0;[.N658]-[.W658]))" office:value-type="float" office:value="0" calcext:value-type="float">
            <text:p>0</text:p>
          </table:table-cell>
          <table:table-cell table:style-name="ce17" table:formula="of:=IF(ISBLANK([.$N658])=TRUE();&quot;&quot;;MAX(0;[.W658]-[.N658])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21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Sloggism</text:p>
          </table:table-cell>
          <table:table-cell table:style-name="ce2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6</text:p>
          </table:table-cell>
          <table:table-cell table:style-name="ce23" table:content-validation-name="val2" table:number-columns-repeated="3"/>
          <table:table-cell table:style-name="ce15" table:formula="of:=IF(ISBLANK([.$N659])=TRUE();&quot;&quot;;[.$O659]+[.$P659]+[.$Q659]+[.$R659]+[.$S659])" office:value-type="float" office:value="6" calcext:value-type="float">
            <text:p>6</text:p>
          </table:table-cell>
          <table:table-cell table:style-name="ce22" table:formula="of:=IF(ISBLANK([.$N659])=TRUE();&quot;&quot;;MAX(0;[.N659]-[.T659]))" office:value-type="float" office:value="0" calcext:value-type="float">
            <text:p>0</text:p>
          </table:table-cell>
          <table:table-cell table:style-name="ce17" table:formula="of:=IF(ISBLANK([.$N659])=TRUE();&quot;&quot;;MAX(0;[.T659]-[.N659]))" office:value-type="float" office:value="3" calcext:value-type="float">
            <text:p>3</text:p>
          </table:table-cell>
          <table:table-cell table:style-name="ce15" table:formula="of:=IF(ISBLANK([.$N659])=TRUE();&quot;&quot;;SUMPRODUCT([.L:.L]=[.L659];[.M:.M]=[.M659];[.T:.T]))" office:value-type="float" office:value="9" calcext:value-type="float">
            <text:p>9</text:p>
          </table:table-cell>
          <table:table-cell table:style-name="ce19" table:formula="of:=IF(ISBLANK([.$N659])=TRUE();&quot;&quot;;MAX(0;[.N659]-[.W659]))" office:value-type="float" office:value="0" calcext:value-type="float">
            <text:p>0</text:p>
          </table:table-cell>
          <table:table-cell table:style-name="ce17" table:formula="of:=IF(ISBLANK([.$N659])=TRUE();&quot;&quot;;MAX(0;[.W659]-[.N659]))" office:value-type="float" office:value="6" calcext:value-type="float">
            <text:p>6</text:p>
          </table:table-cell>
          <table:table-cell table:number-columns-repeated="16359"/>
        </table:table-row>
        <table:table-row table:style-name="ro1">
          <table:table-cell table:style-name="ce2" table:content-validation-name="val1" office:value-type="string" calcext:value-type="string">
            <text:p>History Pack 1</text:p>
          </table:table-cell>
          <table:table-cell table:style-name="ce2" table:content-validation-name="val3"/>
          <table:table-cell table:style-name="ce2" table:content-validation-name="val4" office:value-type="string" calcext:value-type="string">
            <text:p>WTR</text:p>
          </table:table-cell>
          <table:table-cell table:style-name="ce2" office:value-type="string" calcext:value-type="string">
            <text:p>1HP422</text:p>
          </table:table-cell>
          <table:table-cell table:style-name="ce2" table:content-validation-name="val5" office:value-type="string" calcext:value-type="string">
            <text:p>Common</text:p>
          </table:table-cell>
          <table:table-cell table:style-name="ce2" table:content-validation-name="val6"/>
          <table:table-cell table:style-name="ce2" table:content-validation-name="val7" office:value-type="string" calcext:value-type="string">
            <text:p>Generic</text:p>
          </table:table-cell>
          <table:table-cell table:style-name="ce2" table:content-validation-name="val8" office:value-type="string" calcext:value-type="string">
            <text:p>Action</text:p>
          </table:table-cell>
          <table:table-cell table:style-name="ce2" table:content-validation-name="val9" table:number-columns-repeated="2"/>
          <table:table-cell table:style-name="ce2" table:content-validation-name="val10"/>
          <table:table-cell table:style-name="ce2" office:value-type="string" calcext:value-type="string">
            <text:p>Sloggism</text:p>
          </table:table-cell>
          <table:table-cell table:style-name="ce2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3" table:content-validation-name="val2"/>
          <table:table-cell table:style-name="ce23" table:content-validation-name="val2" office:value-type="string" calcext:value-type="string">
            <text:p>3</text:p>
          </table:table-cell>
          <table:table-cell table:style-name="ce23" table:content-validation-name="val2" table:number-columns-repeated="3"/>
          <table:table-cell table:style-name="ce15" table:formula="of:=IF(ISBLANK([.$N660])=TRUE();&quot;&quot;;[.$O660]+[.$P660]+[.$Q660]+[.$R660]+[.$S660])" office:value-type="float" office:value="3" calcext:value-type="float">
            <text:p>3</text:p>
          </table:table-cell>
          <table:table-cell table:style-name="ce22" table:formula="of:=IF(ISBLANK([.$N660])=TRUE();&quot;&quot;;MAX(0;[.N660]-[.T660]))" office:value-type="float" office:value="0" calcext:value-type="float">
            <text:p>0</text:p>
          </table:table-cell>
          <table:table-cell table:style-name="ce17" table:formula="of:=IF(ISBLANK([.$N660])=TRUE();&quot;&quot;;MAX(0;[.T660]-[.N660]))" office:value-type="float" office:value="0" calcext:value-type="float">
            <text:p>0</text:p>
          </table:table-cell>
          <table:table-cell table:style-name="ce15" table:formula="of:=IF(ISBLANK([.$N660])=TRUE();&quot;&quot;;SUMPRODUCT([.L:.L]=[.L660];[.M:.M]=[.M660];[.T:.T]))" office:value-type="float" office:value="6" calcext:value-type="float">
            <text:p>6</text:p>
          </table:table-cell>
          <table:table-cell table:style-name="ce19" table:formula="of:=IF(ISBLANK([.$N660])=TRUE();&quot;&quot;;MAX(0;[.N660]-[.W660]))" office:value-type="float" office:value="0" calcext:value-type="float">
            <text:p>0</text:p>
          </table:table-cell>
          <table:table-cell table:style-name="ce17" table:formula="of:=IF(ISBLANK([.$N660])=TRUE();&quot;&quot;;MAX(0;[.W660]-[.N660]))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1])=TRUE();&quot;&quot;;[.$O661]+[.$P661]+[.$Q661]+[.$R661]+[.$S661])">
            <text:p/>
          </table:table-cell>
          <table:table-cell table:style-name="ce22" table:formula="of:=IF(ISBLANK([.$N661])=TRUE();&quot;&quot;;MAX(0;[.N661]-[.T661]))">
            <text:p/>
          </table:table-cell>
          <table:table-cell table:style-name="ce17" table:formula="of:=IF(ISBLANK([.$N661])=TRUE();&quot;&quot;;MAX(0;[.T661]-[.N661]))">
            <text:p/>
          </table:table-cell>
          <table:table-cell table:style-name="ce15" table:formula="of:=IF(ISBLANK([.$N661])=TRUE();&quot;&quot;;SUMPRODUCT([.L:.L]=[.L661];[.M:.M]=[.M661];[.T:.T]))">
            <text:p/>
          </table:table-cell>
          <table:table-cell table:style-name="ce19" table:formula="of:=IF(ISBLANK([.$N661])=TRUE();&quot;&quot;;MAX(0;[.N661]-[.W661]))">
            <text:p/>
          </table:table-cell>
          <table:table-cell table:style-name="ce17" table:formula="of:=IF(ISBLANK([.$N661])=TRUE();&quot;&quot;;MAX(0;[.W661]-[.N661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2])=TRUE();&quot;&quot;;[.$O662]+[.$P662]+[.$Q662]+[.$R662]+[.$S662])">
            <text:p/>
          </table:table-cell>
          <table:table-cell table:style-name="ce22" table:formula="of:=IF(ISBLANK([.$N662])=TRUE();&quot;&quot;;MAX(0;[.N662]-[.T662]))">
            <text:p/>
          </table:table-cell>
          <table:table-cell table:style-name="ce17" table:formula="of:=IF(ISBLANK([.$N662])=TRUE();&quot;&quot;;MAX(0;[.T662]-[.N662]))">
            <text:p/>
          </table:table-cell>
          <table:table-cell table:style-name="ce15" table:formula="of:=IF(ISBLANK([.$N662])=TRUE();&quot;&quot;;SUMPRODUCT([.L:.L]=[.L662];[.M:.M]=[.M662];[.T:.T]))">
            <text:p/>
          </table:table-cell>
          <table:table-cell table:style-name="ce19" table:formula="of:=IF(ISBLANK([.$N662])=TRUE();&quot;&quot;;MAX(0;[.N662]-[.W662]))">
            <text:p/>
          </table:table-cell>
          <table:table-cell table:style-name="ce17" table:formula="of:=IF(ISBLANK([.$N662])=TRUE();&quot;&quot;;MAX(0;[.W662]-[.N662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3])=TRUE();&quot;&quot;;[.$O663]+[.$P663]+[.$Q663]+[.$R663]+[.$S663])">
            <text:p/>
          </table:table-cell>
          <table:table-cell table:style-name="ce22" table:formula="of:=IF(ISBLANK([.$N663])=TRUE();&quot;&quot;;MAX(0;[.N663]-[.T663]))">
            <text:p/>
          </table:table-cell>
          <table:table-cell table:style-name="ce17" table:formula="of:=IF(ISBLANK([.$N663])=TRUE();&quot;&quot;;MAX(0;[.T663]-[.N663]))">
            <text:p/>
          </table:table-cell>
          <table:table-cell table:style-name="ce15" table:formula="of:=IF(ISBLANK([.$N663])=TRUE();&quot;&quot;;SUMPRODUCT([.L:.L]=[.L663];[.M:.M]=[.M663];[.T:.T]))">
            <text:p/>
          </table:table-cell>
          <table:table-cell table:style-name="ce19" table:formula="of:=IF(ISBLANK([.$N663])=TRUE();&quot;&quot;;MAX(0;[.N663]-[.W663]))">
            <text:p/>
          </table:table-cell>
          <table:table-cell table:style-name="ce17" table:formula="of:=IF(ISBLANK([.$N663])=TRUE();&quot;&quot;;MAX(0;[.W663]-[.N663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4])=TRUE();&quot;&quot;;[.$O664]+[.$P664]+[.$Q664]+[.$R664]+[.$S664])">
            <text:p/>
          </table:table-cell>
          <table:table-cell table:style-name="ce22" table:formula="of:=IF(ISBLANK([.$N664])=TRUE();&quot;&quot;;MAX(0;[.N664]-[.T664]))">
            <text:p/>
          </table:table-cell>
          <table:table-cell table:style-name="ce17" table:formula="of:=IF(ISBLANK([.$N664])=TRUE();&quot;&quot;;MAX(0;[.T664]-[.N664]))">
            <text:p/>
          </table:table-cell>
          <table:table-cell table:style-name="ce15" table:formula="of:=IF(ISBLANK([.$N664])=TRUE();&quot;&quot;;SUMPRODUCT([.L:.L]=[.L664];[.M:.M]=[.M664];[.T:.T]))">
            <text:p/>
          </table:table-cell>
          <table:table-cell table:style-name="ce19" table:formula="of:=IF(ISBLANK([.$N664])=TRUE();&quot;&quot;;MAX(0;[.N664]-[.W664]))">
            <text:p/>
          </table:table-cell>
          <table:table-cell table:style-name="ce17" table:formula="of:=IF(ISBLANK([.$N664])=TRUE();&quot;&quot;;MAX(0;[.W664]-[.N664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5])=TRUE();&quot;&quot;;[.$O665]+[.$P665]+[.$Q665]+[.$R665]+[.$S665])">
            <text:p/>
          </table:table-cell>
          <table:table-cell table:style-name="ce22" table:formula="of:=IF(ISBLANK([.$N665])=TRUE();&quot;&quot;;MAX(0;[.N665]-[.T665]))">
            <text:p/>
          </table:table-cell>
          <table:table-cell table:style-name="ce17" table:formula="of:=IF(ISBLANK([.$N665])=TRUE();&quot;&quot;;MAX(0;[.T665]-[.N665]))">
            <text:p/>
          </table:table-cell>
          <table:table-cell table:style-name="ce15" table:formula="of:=IF(ISBLANK([.$N665])=TRUE();&quot;&quot;;SUMPRODUCT([.L:.L]=[.L665];[.M:.M]=[.M665];[.T:.T]))">
            <text:p/>
          </table:table-cell>
          <table:table-cell table:style-name="ce19" table:formula="of:=IF(ISBLANK([.$N665])=TRUE();&quot;&quot;;MAX(0;[.N665]-[.W665]))">
            <text:p/>
          </table:table-cell>
          <table:table-cell table:style-name="ce17" table:formula="of:=IF(ISBLANK([.$N665])=TRUE();&quot;&quot;;MAX(0;[.W665]-[.N665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6])=TRUE();&quot;&quot;;[.$O666]+[.$P666]+[.$Q666]+[.$R666]+[.$S666])">
            <text:p/>
          </table:table-cell>
          <table:table-cell table:style-name="ce22" table:formula="of:=IF(ISBLANK([.$N666])=TRUE();&quot;&quot;;MAX(0;[.N666]-[.T666]))">
            <text:p/>
          </table:table-cell>
          <table:table-cell table:style-name="ce17" table:formula="of:=IF(ISBLANK([.$N666])=TRUE();&quot;&quot;;MAX(0;[.T666]-[.N666]))">
            <text:p/>
          </table:table-cell>
          <table:table-cell table:style-name="ce15" table:formula="of:=IF(ISBLANK([.$N666])=TRUE();&quot;&quot;;SUMPRODUCT([.L:.L]=[.L666];[.M:.M]=[.M666];[.T:.T]))">
            <text:p/>
          </table:table-cell>
          <table:table-cell table:style-name="ce19" table:formula="of:=IF(ISBLANK([.$N666])=TRUE();&quot;&quot;;MAX(0;[.N666]-[.W666]))">
            <text:p/>
          </table:table-cell>
          <table:table-cell table:style-name="ce17" table:formula="of:=IF(ISBLANK([.$N666])=TRUE();&quot;&quot;;MAX(0;[.W666]-[.N666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7])=TRUE();&quot;&quot;;[.$O667]+[.$P667]+[.$Q667]+[.$R667]+[.$S667])">
            <text:p/>
          </table:table-cell>
          <table:table-cell table:style-name="ce22" table:formula="of:=IF(ISBLANK([.$N667])=TRUE();&quot;&quot;;MAX(0;[.N667]-[.T667]))">
            <text:p/>
          </table:table-cell>
          <table:table-cell table:style-name="ce17" table:formula="of:=IF(ISBLANK([.$N667])=TRUE();&quot;&quot;;MAX(0;[.T667]-[.N667]))">
            <text:p/>
          </table:table-cell>
          <table:table-cell table:style-name="ce15" table:formula="of:=IF(ISBLANK([.$N667])=TRUE();&quot;&quot;;SUMPRODUCT([.L:.L]=[.L667];[.M:.M]=[.M667];[.T:.T]))">
            <text:p/>
          </table:table-cell>
          <table:table-cell table:style-name="ce19" table:formula="of:=IF(ISBLANK([.$N667])=TRUE();&quot;&quot;;MAX(0;[.N667]-[.W667]))">
            <text:p/>
          </table:table-cell>
          <table:table-cell table:style-name="ce17" table:formula="of:=IF(ISBLANK([.$N667])=TRUE();&quot;&quot;;MAX(0;[.W667]-[.N667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8])=TRUE();&quot;&quot;;[.$O668]+[.$P668]+[.$Q668]+[.$R668]+[.$S668])">
            <text:p/>
          </table:table-cell>
          <table:table-cell table:style-name="ce22" table:formula="of:=IF(ISBLANK([.$N668])=TRUE();&quot;&quot;;MAX(0;[.N668]-[.T668]))">
            <text:p/>
          </table:table-cell>
          <table:table-cell table:style-name="ce17" table:formula="of:=IF(ISBLANK([.$N668])=TRUE();&quot;&quot;;MAX(0;[.T668]-[.N668]))">
            <text:p/>
          </table:table-cell>
          <table:table-cell table:style-name="ce15" table:formula="of:=IF(ISBLANK([.$N668])=TRUE();&quot;&quot;;SUMPRODUCT([.L:.L]=[.L668];[.M:.M]=[.M668];[.T:.T]))">
            <text:p/>
          </table:table-cell>
          <table:table-cell table:style-name="ce19" table:formula="of:=IF(ISBLANK([.$N668])=TRUE();&quot;&quot;;MAX(0;[.N668]-[.W668]))">
            <text:p/>
          </table:table-cell>
          <table:table-cell table:style-name="ce17" table:formula="of:=IF(ISBLANK([.$N668])=TRUE();&quot;&quot;;MAX(0;[.W668]-[.N668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69])=TRUE();&quot;&quot;;[.$O669]+[.$P669]+[.$Q669]+[.$R669]+[.$S669])">
            <text:p/>
          </table:table-cell>
          <table:table-cell table:style-name="ce22" table:formula="of:=IF(ISBLANK([.$N669])=TRUE();&quot;&quot;;MAX(0;[.N669]-[.T669]))">
            <text:p/>
          </table:table-cell>
          <table:table-cell table:style-name="ce17" table:formula="of:=IF(ISBLANK([.$N669])=TRUE();&quot;&quot;;MAX(0;[.T669]-[.N669]))">
            <text:p/>
          </table:table-cell>
          <table:table-cell table:style-name="ce15" table:formula="of:=IF(ISBLANK([.$N669])=TRUE();&quot;&quot;;SUMPRODUCT([.L:.L]=[.L669];[.M:.M]=[.M669];[.T:.T]))">
            <text:p/>
          </table:table-cell>
          <table:table-cell table:style-name="ce19" table:formula="of:=IF(ISBLANK([.$N669])=TRUE();&quot;&quot;;MAX(0;[.N669]-[.W669]))">
            <text:p/>
          </table:table-cell>
          <table:table-cell table:style-name="ce17" table:formula="of:=IF(ISBLANK([.$N669])=TRUE();&quot;&quot;;MAX(0;[.W669]-[.N669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70])=TRUE();&quot;&quot;;[.$O670]+[.$P670]+[.$Q670]+[.$R670]+[.$S670])">
            <text:p/>
          </table:table-cell>
          <table:table-cell table:style-name="ce22" table:formula="of:=IF(ISBLANK([.$N670])=TRUE();&quot;&quot;;MAX(0;[.N670]-[.T670]))">
            <text:p/>
          </table:table-cell>
          <table:table-cell table:style-name="ce17" table:formula="of:=IF(ISBLANK([.$N670])=TRUE();&quot;&quot;;MAX(0;[.T670]-[.N670]))">
            <text:p/>
          </table:table-cell>
          <table:table-cell table:style-name="ce15" table:formula="of:=IF(ISBLANK([.$N670])=TRUE();&quot;&quot;;SUMPRODUCT([.L:.L]=[.L670];[.M:.M]=[.M670];[.T:.T]))">
            <text:p/>
          </table:table-cell>
          <table:table-cell table:style-name="ce19" table:formula="of:=IF(ISBLANK([.$N670])=TRUE();&quot;&quot;;MAX(0;[.N670]-[.W670]))">
            <text:p/>
          </table:table-cell>
          <table:table-cell table:style-name="ce17" table:formula="of:=IF(ISBLANK([.$N670])=TRUE();&quot;&quot;;MAX(0;[.W670]-[.N670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71])=TRUE();&quot;&quot;;[.$O671]+[.$P671]+[.$Q671]+[.$R671]+[.$S671])">
            <text:p/>
          </table:table-cell>
          <table:table-cell table:style-name="ce22" table:formula="of:=IF(ISBLANK([.$N671])=TRUE();&quot;&quot;;MAX(0;[.N671]-[.T671]))">
            <text:p/>
          </table:table-cell>
          <table:table-cell table:style-name="ce17" table:formula="of:=IF(ISBLANK([.$N671])=TRUE();&quot;&quot;;MAX(0;[.T671]-[.N671]))">
            <text:p/>
          </table:table-cell>
          <table:table-cell table:style-name="ce15" table:formula="of:=IF(ISBLANK([.$N671])=TRUE();&quot;&quot;;SUMPRODUCT([.L:.L]=[.L671];[.M:.M]=[.M671];[.T:.T]))">
            <text:p/>
          </table:table-cell>
          <table:table-cell table:style-name="ce19" table:formula="of:=IF(ISBLANK([.$N671])=TRUE();&quot;&quot;;MAX(0;[.N671]-[.W671]))">
            <text:p/>
          </table:table-cell>
          <table:table-cell table:style-name="ce17" table:formula="of:=IF(ISBLANK([.$N671])=TRUE();&quot;&quot;;MAX(0;[.W671]-[.N671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72])=TRUE();&quot;&quot;;[.$O672]+[.$P672]+[.$Q672]+[.$R672]+[.$S672])">
            <text:p/>
          </table:table-cell>
          <table:table-cell table:style-name="ce22" table:formula="of:=IF(ISBLANK([.$N672])=TRUE();&quot;&quot;;MAX(0;[.N672]-[.T672]))">
            <text:p/>
          </table:table-cell>
          <table:table-cell table:style-name="ce17" table:formula="of:=IF(ISBLANK([.$N672])=TRUE();&quot;&quot;;MAX(0;[.T672]-[.N672]))">
            <text:p/>
          </table:table-cell>
          <table:table-cell table:style-name="ce15" table:formula="of:=IF(ISBLANK([.$N672])=TRUE();&quot;&quot;;SUMPRODUCT([.L:.L]=[.L672];[.M:.M]=[.M672];[.T:.T]))">
            <text:p/>
          </table:table-cell>
          <table:table-cell table:style-name="ce19" table:formula="of:=IF(ISBLANK([.$N672])=TRUE();&quot;&quot;;MAX(0;[.N672]-[.W672]))">
            <text:p/>
          </table:table-cell>
          <table:table-cell table:style-name="ce17" table:formula="of:=IF(ISBLANK([.$N672])=TRUE();&quot;&quot;;MAX(0;[.W672]-[.N672]))">
            <text:p/>
          </table:table-cell>
          <table:table-cell table:number-columns-repeated="16359"/>
        </table:table-row>
        <table:table-row table:style-name="ro1">
          <table:table-cell table:style-name="ce2" table:content-validation-name="val1"/>
          <table:table-cell table:style-name="ce2" table:content-validation-name="val3"/>
          <table:table-cell table:style-name="ce2" table:content-validation-name="val4"/>
          <table:table-cell table:style-name="ce2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2" table:content-validation-name="val8"/>
          <table:table-cell table:style-name="ce2" table:content-validation-name="val9" table:number-columns-repeated="2"/>
          <table:table-cell table:style-name="ce2" table:content-validation-name="val10"/>
          <table:table-cell table:style-name="ce2"/>
          <table:table-cell table:style-name="ce2" table:content-validation-name="val11"/>
          <table:table-cell table:style-name="ce11"/>
          <table:table-cell table:style-name="ce23" table:content-validation-name="val2" table:number-columns-repeated="5"/>
          <table:table-cell table:style-name="ce15" table:formula="of:=IF(ISBLANK([.$N673])=TRUE();&quot;&quot;;[.$O673]+[.$P673]+[.$Q673]+[.$R673]+[.$S673])">
            <text:p/>
          </table:table-cell>
          <table:table-cell table:style-name="ce22" table:formula="of:=IF(ISBLANK([.$N673])=TRUE();&quot;&quot;;MAX(0;[.N673]-[.T673]))">
            <text:p/>
          </table:table-cell>
          <table:table-cell table:style-name="ce17" table:formula="of:=IF(ISBLANK([.$N673])=TRUE();&quot;&quot;;MAX(0;[.T673]-[.N673]))">
            <text:p/>
          </table:table-cell>
          <table:table-cell table:style-name="ce15" table:formula="of:=IF(ISBLANK([.$N673])=TRUE();&quot;&quot;;SUMPRODUCT([.L:.L]=[.L673];[.M:.M]=[.M673];[.T:.T]))">
            <text:p/>
          </table:table-cell>
          <table:table-cell table:style-name="ce19" table:formula="of:=IF(ISBLANK([.$N673])=TRUE();&quot;&quot;;MAX(0;[.N673]-[.W673]))">
            <text:p/>
          </table:table-cell>
          <table:table-cell table:style-name="ce17" table:formula="of:=IF(ISBLANK([.$N673])=TRUE();&quot;&quot;;MAX(0;[.W673]-[.N673]))">
            <text:p/>
          </table:table-cell>
          <table:table-cell table:number-columns-repeated="16359"/>
        </table:table-row>
        <table:table-row table:style-name="ro1" table:number-rows-repeated="104790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ardlist.V2:Cardlist.V673 Cardlist.Y2:Cardlist.Y673">
            <calcext:condition calcext:apply-style-name="Good" calcext:value="&gt;0" calcext:base-cell-address="Cardlist.V2"/>
          </calcext:conditional-format>
          <calcext:conditional-format calcext:target-range-address="Cardlist.U2:Cardlist.U673 Cardlist.X2:Cardlist.X673">
            <calcext:condition calcext:apply-style-name="Bad" calcext:value="=[.$N2]" calcext:base-cell-address="Cardlist.U2"/>
            <calcext:condition calcext:apply-style-name="Neutral" calcext:value="&gt;0" calcext:base-cell-address="Cardlist.U2"/>
          </calcext:conditional-format>
          <calcext:conditional-format calcext:target-range-address="Cardlist.T2:Cardlist.T673 Cardlist.W2:Cardlist.W673">
            <calcext:condition calcext:apply-style-name="Bad" calcext:value="=0" calcext:base-cell-address="Cardlist.T2"/>
            <calcext:condition calcext:apply-style-name="Neutral" calcext:value="&lt;[.$N2]" calcext:base-cell-address="Cardlist.T2"/>
            <calcext:condition calcext:apply-style-name="Good" calcext:value="&gt;=[.$N2]" calcext:base-cell-address="Cardlist.T2"/>
          </calcext:conditional-format>
        </calcext:conditional-formats>
      </table:table>
      <table:table table:name="Data" table:style-name="ta1">
        <office:forms form:automatic-focus="false" form:apply-design-mode="false"/>
        <table:table-column table:style-name="co17" table:number-columns-repeated="2" table:default-cell-style-name="ce34"/>
        <table:table-column table:style-name="co18" table:default-cell-style-name="ce34"/>
        <table:table-column table:style-name="co17" table:default-cell-style-name="ce34"/>
        <table:table-column table:style-name="co19" table:default-cell-style-name="ce34"/>
        <table:table-column table:style-name="co17" table:number-columns-repeated="5" table:default-cell-style-name="ce34"/>
        <table:table-column table:style-name="co20" table:default-cell-style-name="ce34"/>
        <table:table-column table:style-name="co17" table:default-cell-style-name="ce34"/>
        <table:table-column table:style-name="co21" table:default-cell-style-name="ce34"/>
        <table:table-column table:style-name="co17" table:number-columns-repeated="16371" table:default-cell-style-name="ce34"/>
        <table:table-row table:style-name="ro2">
          <table:table-cell table:style-name="ce33" office:value-type="string" calcext:value-type="string">
            <text:p>Card Rarities</text:p>
          </table:table-cell>
          <table:table-cell/>
          <table:table-cell table:style-name="ce33" office:value-type="string" calcext:value-type="string">
            <text:p>Card Variants</text:p>
          </table:table-cell>
          <table:table-cell/>
          <table:table-cell table:style-name="ce33" office:value-type="string" calcext:value-type="string">
            <text:p>Sets</text:p>
          </table:table-cell>
          <table:table-cell/>
          <table:table-cell table:style-name="ce33" office:value-type="string" calcext:value-type="string">
            <text:p>Editions</text:p>
          </table:table-cell>
          <table:table-cell/>
          <table:table-cell table:style-name="ce33" office:value-type="string" calcext:value-type="string">
            <text:p>Pitches</text:p>
          </table:table-cell>
          <table:table-cell/>
          <table:table-cell table:style-name="ce33" office:value-type="string" calcext:value-type="string">
            <text:p>TalentSupertypes</text:p>
          </table:table-cell>
          <table:table-cell/>
          <table:table-cell table:style-name="ce33" office:value-type="string" calcext:value-type="string">
            <text:p>Types</text:p>
          </table:table-cell>
          <table:table-cell/>
          <table:table-cell table:style-name="ce33" office:value-type="string" calcext:value-type="string">
            <text:p>Subtype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Fabled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ixed (all kinds)</text:p>
          </table:table-cell>
          <table:table-cell/>
          <table:table-cell office:value-type="string" calcext:value-type="string">
            <text:p>Welcome to Rathe</text:p>
          </table:table-cell>
          <table:table-cell/>
          <table:table-cell office:value-type="string" calcext:value-type="string">
            <text:p>Unlimited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Draconic</text:p>
          </table:table-cell>
          <table:table-cell/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(1H)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Legendary </text:p>
          </table:table-cell>
          <table:table-cell/>
          <table:table-cell office:value-type="string" calcext:value-type="string">
            <text:p>Double Sided</text:p>
          </table:table-cell>
          <table:table-cell/>
          <table:table-cell office:value-type="string" calcext:value-type="string">
            <text:p>Arcane Rising</text:p>
          </table:table-cell>
          <table:table-cell/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ttack Reaction</text:p>
          </table:table-cell>
          <table:table-cell/>
          <table:table-cell office:value-type="string" calcext:value-type="string">
            <text:p>(2H)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Majestic 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History Pack 1</text:p>
          </table:table-cell>
          <table:table-cell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lemental</text:p>
          </table:table-cell>
          <table:table-cell/>
          <table:table-cell office:value-type="string" calcext:value-type="string">
            <text:p>Defense Reaction</text:p>
          </table:table-cell>
          <table:table-cell/>
          <table:table-cell office:value-type="string" calcext:value-type="string">
            <text:p>Afflicti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Super Rare</text:p>
          </table:table-cell>
          <table:table-cell/>
          <table:table-cell office:value-type="string" calcext:value-type="string">
            <text:p>Rainbow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Demi-Hero</text:p>
          </table:table-cell>
          <table:table-cell/>
          <table:table-cell office:value-type="string" calcext:value-type="string">
            <text:p>Ally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Rare </text:p>
          </table:table-cell>
          <table:table-cell/>
          <table:table-cell office:value-type="string" calcext:value-type="string">
            <text:p>Cold Foil</text:p>
          </table:table-cell>
          <table:table-cell table:number-columns-repeated="7"/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Arro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Cold Foil Golden</text:p>
          </table:table-cell>
          <table:table-cell table:number-columns-repeated="7"/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Ash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Token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Instant</text:p>
          </table:table-cell>
          <table:table-cell/>
          <table:table-cell office:value-type="string" calcext:value-type="string">
            <text:p>Attac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2"/>
          <table:table-cell office:value-type="string" calcext:value-type="string">
            <text:p>Mentor</text:p>
          </table:table-cell>
          <table:table-cell/>
          <table:table-cell office:value-type="string" calcext:value-type="string">
            <text:p>Aura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Construc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table:style-name="ce33" office:value-type="string" calcext:value-type="string">
            <text:p>Class Supertypes</text:p>
          </table:table-cell>
          <table:table-cell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Figmen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table:style-name="Default" office:value-type="string" calcext:value-type="string">
            <text:p>Generic</text:p>
          </table:table-cell>
          <table:table-cell/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Invocati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Brute</text:p>
          </table:table-cell>
          <table:table-cell table:number-columns-repeated="3"/>
          <table:table-cell office:value-type="string" calcext:value-type="string">
            <text:p>Item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Guardian</text:p>
          </table:table-cell>
          <table:table-cell table:number-columns-repeated="3"/>
          <table:table-cell office:value-type="string" calcext:value-type="string">
            <text:p>Landmar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Ninja</text:p>
          </table:table-cell>
          <table:table-cell table:number-columns-repeated="3"/>
          <table:table-cell office:value-type="string" calcext:value-type="string">
            <text:p>Quiv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Arm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Ax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Boo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Bo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style-name="ce33" office:value-type="string" calcext:value-type="string">
            <text:p>Card Faces</text:p>
          </table:table-cell>
          <table:table-cell/>
          <table:table-cell table:style-name="ce33" office:value-type="string" calcext:value-type="string">
            <text:p>SetAbbreviations</text:p>
          </table:table-cell>
          <table:table-cell/>
          <table:table-cell table:style-name="ce33" office:value-type="string" calcext:value-type="string">
            <text:p>Peculiarites</text:p>
          </table:table-cell>
          <table:table-cell table:number-columns-repeated="9"/>
          <table:table-cell office:value-type="string" calcext:value-type="string">
            <text:p>Ches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WTR</text:p>
          </table:table-cell>
          <table:table-cell/>
          <table:table-cell office:value-type="string" calcext:value-type="string">
            <text:p>Marvel</text:p>
          </table:table-cell>
          <table:table-cell table:number-columns-repeated="9"/>
          <table:table-cell office:value-type="string" calcext:value-type="string">
            <text:p>Cla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Marvel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Extended Art</text:p>
          </table:table-cell>
          <table:table-cell table:number-columns-repeated="9"/>
          <table:table-cell office:value-type="string" calcext:value-type="string">
            <text:p>Club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CRU</text:p>
          </table:table-cell>
          <table:table-cell/>
          <table:table-cell office:value-type="string" calcext:value-type="string">
            <text:p>Left Hand</text:p>
          </table:table-cell>
          <table:table-cell table:number-columns-repeated="9"/>
          <table:table-cell office:value-type="string" calcext:value-type="string">
            <text:p>Dagg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Right Hand</text:p>
          </table:table-cell>
          <table:table-cell table:number-columns-repeated="9"/>
          <table:table-cell office:value-type="string" calcext:value-type="string">
            <text:p>Dem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HP1</text:p>
          </table:table-cell>
          <table:table-cell/>
          <table:table-cell table:style-name="ce35" office:value-type="string" calcext:value-type="string">
            <text:p>Full Art</text:p>
          </table:table-cell>
          <table:table-cell table:number-columns-repeated="9"/>
          <table:table-cell office:value-type="string" calcext:value-type="string">
            <text:p>Flail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Text</text:p>
          </table:table-cell>
          <table:table-cell table:number-columns-repeated="9"/>
          <table:table-cell office:value-type="string" calcext:value-type="string">
            <text:p>Gem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Art</text:p>
          </table:table-cell>
          <table:table-cell table:number-columns-repeated="9"/>
          <table:table-cell office:value-type="string" calcext:value-type="string">
            <text:p>Gu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Border</text:p>
          </table:table-cell>
          <table:table-cell table:number-columns-repeated="9"/>
          <table:table-cell office:value-type="string" calcext:value-type="string">
            <text:p>Hamm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Hea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Leg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Lut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Off-Han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Orb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Pistol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Roc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cept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cyth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hurike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taff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wor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Trap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Young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table:style-name="Default" table:number-columns-repeated="3"/>
          <table:table-cell table:number-columns-repeated="16367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ardFaces" table:base-cell-address="$Data.$A$21" table:cell-range-address="$Data.$A$21:.$A$22"/>
        <table:named-range table:name="CardRarities" table:base-cell-address="$Data.$A$2" table:cell-range-address="$Data.$A$2:.$A$8"/>
        <table:named-range table:name="CardVariants" table:base-cell-address="$Data.$C$3" table:cell-range-address="$Data.$C$2:.$C$7"/>
        <table:named-range table:name="ClassSupertypes" table:base-cell-address="$Data.$K$17" table:cell-range-address="$Data.$K$12:.$K$16"/>
        <table:named-range table:name="Editions" table:base-cell-address="$Data.$G$2" table:cell-range-address="$Data.$G$2:.$G$4"/>
        <table:named-range table:name="Peculiarites" table:base-cell-address="$Data.$E$32" table:cell-range-address="$Data.$E$21:.$E$28"/>
        <table:named-range table:name="Pitches" table:base-cell-address="$Data.$I$2" table:cell-range-address="$Data.$I$2:.$I$4"/>
        <table:named-range table:name="SetAbbreviations" table:base-cell-address="$Data.$C$21" table:cell-range-address="$Data.$C$21:.$C$25"/>
        <table:named-range table:name="Sets" table:base-cell-address="$Data.$E$2" table:cell-range-address="$Data.$E$2:.$E$4"/>
        <table:named-range table:name="Start_1HP_Brute" table:base-cell-address="$Cardlist.$A$168" table:cell-range-address="$Cardlist.$A$236:.$S$236"/>
        <table:named-range table:name="Start_1HP_Guardian" table:base-cell-address="$Cardlist.$A$168" table:cell-range-address="$Cardlist.$A$279:.$S$279"/>
        <table:named-range table:name="Start_1HP_Ninja" table:base-cell-address="$Cardlist.$A$168" table:cell-range-address="$Cardlist.$A$323:.$S$323"/>
        <table:named-range table:name="Subtypes" table:base-cell-address="$Data.$O$2" table:cell-range-address="$Data.$O$2:.$O$42"/>
        <table:named-range table:name="TalentSupertypes" table:base-cell-address="$Data.$M$2" table:cell-range-address="$Data.$K$2:.$K$8"/>
        <table:named-range table:name="Types" table:base-cell-address="$Data.$M$2" table:cell-range-address="$Data.$M$2:.$M$12"/>
      </table:named-expressions>
      <table:database-ranges>
        <table:database-range table:name="__Anonymous_Sheet_DB__0" table:target-range-address="Cardlist.A1:Cardlist.X6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_20_blue_20_classic" style:display-name="BG blue classic" style:family="table-cell" style:parent-style-name="Accent">
      <style:table-cell-properties fo:background-color="#cfe7f5" style:diagonal-bl-tr="none" style:diagonal-tl-br="none"/>
      <style:text-properties style:font-name="Arial" fo:font-family="Arial" style:font-style-name="Fett" style:font-family-generic="swiss" style:font-pitch="variable" fo:language="en" fo:country="US" fo:font-weight="normal"/>
    </style:style>
    <style:style style:name="Fabled" style:family="table-cell" style:parent-style-name="Text">
      <style:text-properties fo:color="#ffff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.00.0000</text:date>, <text:time style:data-style-name="N2" text:time-value="13:54:49.6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0:45:33.910000000</meta:creation-date>
    <dc:date>2023-08-26T14:03:08.215000000</dc:date>
    <meta:editing-duration>P1DT52M30S</meta:editing-duration>
    <meta:editing-cycles>272</meta:editing-cycles>
    <meta:generator>LibreOffice/7.6.0.3$Windows_X86_64 LibreOffice_project/69edd8b8ebc41d00b4de3915dc82f8f0fc3b6265</meta:generator>
    <meta:document-statistic meta:table-count="2" meta:cell-count="8978" meta:object-count="0"/>
  </office:meta>
</office:document-meta>
</file>